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4mm"/>
    </style:style>
    <style:style style:name="co2" style:family="table-column">
      <style:table-column-properties fo:break-before="auto" style:column-width="27.01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28.43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27.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hyphenate="true"/>
    </style:style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style:text-underline-mode="continuous" style:text-overline-mode="continuous" style:text-line-through-mode="continuous" style:font-size-asian="10pt" style:language-asian="none" style:country-asian="none" style:font-style-asian="normal" style:font-size-complex="10pt" style:language-complex="none" style:country-complex="none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number-columns-repeated="1011" table:default-cell-style-name="ce3"/>
        <table:table-row table:style-name="ro1">
          <table:table-cell table:style-name="ce1" office:value-type="string" calcext:value-type="string">
            <text:p>num_contrat_loc</text:p>
          </table:table-cell>
          <table:table-cell table:style-name="ce1" office:value-type="string" calcext:value-type="string">
            <text:p>date_contrat</text:p>
          </table:table-cell>
          <table:table-cell table:style-name="ce1"/>
          <table:table-cell table:style-name="ce1" office:value-type="string" calcext:value-type="string">
            <text:p>date_debut</text:p>
          </table:table-cell>
          <table:table-cell table:style-name="ce1"/>
          <table:table-cell table:style-name="ce1" office:value-type="string" calcext:value-type="string">
            <text:p>date_fin</text:p>
          </table:table-cell>
          <table:table-cell table:style-name="ce1"/>
          <table:table-cell table:style-name="ce1" office:value-type="string" calcext:value-type="string">
            <text:p>caution</text:p>
          </table:table-cell>
          <table:table-cell table:style-name="ce1" office:value-type="string" calcext:value-type="string">
            <text:p>id_contrat_loc_client</text:p>
          </table:table-cell>
          <table:table-cell table:style-name="ce1" office:value-type="string" calcext:value-type="string">
            <text:p>id_contrat_loc_vehicule</text:p>
          </table:table-cell>
          <table:table-cell table:style-name="ce1" office:value-type="string" calcext:value-type="string">
            <text:p>id_contrat_loc_agence</text:p>
          </table:table-cell>
          <table:table-cell table:style-name="ce1" office:value-type="string" calcext:value-type="string">
            <text:p>id_contrat_loc_accessoire</text:p>
          </table:table-cell>
          <table:table-cell table:style-name="ce1" office:value-type="string" calcext:value-type="string">
            <text:p>id_contrat_loc_penalite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5" table:formula="of:=TEXT([.B2];&quot;aaaa/mm/jj&quot;)" office:value-type="string" office:string-value="2017/01/01" calcext:value-type="string">
            <text:p>2017/01/01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5" table:formula="of:=TEXT([.D2];&quot;aaaa/mm/jj&quot;)" office:value-type="string" office:string-value="2017/01/01" calcext:value-type="string">
            <text:p>2017/01/01</text:p>
          </table:table-cell>
          <table:table-cell table:style-name="ce4" table:formula="of:=[.D2]+[.N4]" office:value-type="date" office:date-value="2017-01-14" calcext:value-type="date">
            <text:p>2017-01-14</text:p>
          </table:table-cell>
          <table:table-cell table:style-name="ce5" table:formula="of:=TEXT([.F2];&quot;aaaa/mm/jj&quot;)" office:value-type="string" office:string-value="2017/01/14" calcext:value-type="string">
            <text:p>2017/01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1" calcext:value-type="float">
            <text:p>221</text:p>
          </table:table-cell>
          <table:table-cell table:style-name="ce7" table:formula="of:=RANDBETWEEN(51;100)" office:value-type="float" office:value="93" calcext:value-type="float">
            <text:p>93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];&quot;', '&quot;;[.E2];&quot;', '&quot;;[.G2];&quot;', '&quot;;[.H2];&quot;', &quot;;[.I2];&quot;, &quot;;[.J2];&quot;, &quot;;[.K2];&quot;, &quot;;[.L2];&quot;, &quot;;[.M2];&quot;);&quot;)" office:value-type="string" office:string-value="insert into contrat_loc (date_contrat, date_debut, date_fin, caution, id_contrat_loc_client, id_contrat_loc_agence, id_contrat_loc_vehicule, id_contrat_loc_accessoire, id_contrat_loc_penalite) values ('2017/01/01', '2017/01/01', '2017/01/14', '1500.00', 221, 93, 2, 3, 1);" calcext:value-type="string">
            <text:p>insert into contrat_loc (date_contrat, date_debut, date_fin, caution, id_contrat_loc_client, id_contrat_loc_agence, id_contrat_loc_vehicule, id_contrat_loc_accessoire, id_contrat_loc_penalite) values ('2017/01/01', '2017/01/01', '2017/01/14', '1500.00', 221, 93, 2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5" table:formula="of:=TEXT([.B3];&quot;aaaa/mm/jj&quot;)" office:value-type="string" office:string-value="2017/01/01" calcext:value-type="string">
            <text:p>2017/01/01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5" table:formula="of:=TEXT([.D3];&quot;aaaa/mm/jj&quot;)" office:value-type="string" office:string-value="2017/01/01" calcext:value-type="string">
            <text:p>2017/01/01</text:p>
          </table:table-cell>
          <table:table-cell table:style-name="ce4" table:formula="of:=[.D3]+[.N9]" office:value-type="date" office:date-value="2017-01-09" calcext:value-type="date">
            <text:p>2017-01-09</text:p>
          </table:table-cell>
          <table:table-cell table:style-name="ce5" table:formula="of:=TEXT([.F3];&quot;aaaa/mm/jj&quot;)" office:value-type="string" office:string-value="2017/01/09" calcext:value-type="string">
            <text:p>2017/01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2" calcext:value-type="float">
            <text:p>62</text:p>
          </table:table-cell>
          <table:table-cell table:style-name="ce7" table:formula="of:=RANDBETWEEN(201;250)" office:value-type="float" office:value="223" calcext:value-type="float">
            <text:p>223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];&quot;', '&quot;;[.E3];&quot;', '&quot;;[.G3];&quot;', '&quot;;[.H3];&quot;', &quot;;[.I3];&quot;, &quot;;[.J3];&quot;, &quot;;[.K3];&quot;, &quot;;[.L3];&quot;, &quot;;[.M3];&quot;);&quot;)" office:value-type="string" office:string-value="insert into contrat_loc (date_contrat, date_debut, date_fin, caution, id_contrat_loc_client, id_contrat_loc_agence, id_contrat_loc_vehicule, id_contrat_loc_accessoire, id_contrat_loc_penalite) values ('2017/01/01', '2017/01/01', '2017/01/09', '1500.00', 62, 223, 5, 1, 1);" calcext:value-type="string">
            <text:p>insert into contrat_loc (date_contrat, date_debut, date_fin, caution, id_contrat_loc_client, id_contrat_loc_agence, id_contrat_loc_vehicule, id_contrat_loc_accessoire, id_contrat_loc_penalite) values ('2017/01/01', '2017/01/01', '2017/01/09', '1500.00', 62, 223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5" table:formula="of:=TEXT([.B4];&quot;aaaa/mm/jj&quot;)" office:value-type="string" office:string-value="2017/01/01" calcext:value-type="string">
            <text:p>2017/01/01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5" table:formula="of:=TEXT([.D4];&quot;aaaa/mm/jj&quot;)" office:value-type="string" office:string-value="2017/01/01" calcext:value-type="string">
            <text:p>2017/01/01</text:p>
          </table:table-cell>
          <table:table-cell table:style-name="ce4" table:formula="of:=[.D4]+[.N4]" office:value-type="date" office:date-value="2017-01-14" calcext:value-type="date">
            <text:p>2017-01-14</text:p>
          </table:table-cell>
          <table:table-cell table:style-name="ce5" table:formula="of:=TEXT([.F4];&quot;aaaa/mm/jj&quot;)" office:value-type="string" office:string-value="2017/01/14" calcext:value-type="string">
            <text:p>2017/01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2" calcext:value-type="float">
            <text:p>222</text:p>
          </table:table-cell>
          <table:table-cell table:style-name="ce7" table:formula="of:=RANDBETWEEN(51;100)" office:value-type="float" office:value="52" calcext:value-type="float">
            <text:p>52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];&quot;', '&quot;;[.E4];&quot;', '&quot;;[.G4];&quot;', '&quot;;[.H4];&quot;', &quot;;[.I4];&quot;, &quot;;[.J4];&quot;, &quot;;[.K4];&quot;, &quot;;[.L4];&quot;, &quot;;[.M4];&quot;);&quot;)" office:value-type="string" office:string-value="insert into contrat_loc (date_contrat, date_debut, date_fin, caution, id_contrat_loc_client, id_contrat_loc_agence, id_contrat_loc_vehicule, id_contrat_loc_accessoire, id_contrat_loc_penalite) values ('2017/01/01', '2017/01/01', '2017/01/14', '1500.00', 222, 52, 2, 1, 1);" calcext:value-type="string">
            <text:p>insert into contrat_loc (date_contrat, date_debut, date_fin, caution, id_contrat_loc_client, id_contrat_loc_agence, id_contrat_loc_vehicule, id_contrat_loc_accessoire, id_contrat_loc_penalite) values ('2017/01/01', '2017/01/01', '2017/01/14', '1500.00', 222, 52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date" office:date-value="2017-01-02" calcext:value-type="date">
            <text:p>2017-01-02</text:p>
          </table:table-cell>
          <table:table-cell table:style-name="ce5" table:formula="of:=TEXT([.B5];&quot;aaaa/mm/jj&quot;)" office:value-type="string" office:string-value="2017/01/02" calcext:value-type="string">
            <text:p>2017/01/02</text:p>
          </table:table-cell>
          <table:table-cell table:style-name="ce4" office:value-type="date" office:date-value="2017-01-02" calcext:value-type="date">
            <text:p>2017-01-02</text:p>
          </table:table-cell>
          <table:table-cell table:style-name="ce5" table:formula="of:=TEXT([.D5];&quot;aaaa/mm/jj&quot;)" office:value-type="string" office:string-value="2017/01/02" calcext:value-type="string">
            <text:p>2017/01/02</text:p>
          </table:table-cell>
          <table:table-cell table:style-name="ce4" table:formula="of:=[.D5]+[.N5]" office:value-type="date" office:date-value="2017-01-03" calcext:value-type="date">
            <text:p>2017-01-03</text:p>
          </table:table-cell>
          <table:table-cell table:style-name="ce5" table:formula="of:=TEXT([.F5];&quot;aaaa/mm/jj&quot;)" office:value-type="string" office:string-value="2017/01/03" calcext:value-type="string">
            <text:p>2017/01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1" calcext:value-type="float">
            <text:p>141</text:p>
          </table:table-cell>
          <table:table-cell table:style-name="ce7" table:formula="of:=RANDBETWEEN(51;100)" office:value-type="float" office:value="85" calcext:value-type="float">
            <text:p>85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5];&quot;', '&quot;;[.E5];&quot;', '&quot;;[.G5];&quot;', '&quot;;[.H5];&quot;', &quot;;[.I5];&quot;, &quot;;[.J5];&quot;, &quot;;[.K5];&quot;, &quot;;[.L5];&quot;, &quot;;[.M5];&quot;);&quot;)" office:value-type="string" office:string-value="insert into contrat_loc (date_contrat, date_debut, date_fin, caution, id_contrat_loc_client, id_contrat_loc_agence, id_contrat_loc_vehicule, id_contrat_loc_accessoire, id_contrat_loc_penalite) values ('2017/01/02', '2017/01/02', '2017/01/03', '1500.00', 141, 85, 2, 7, 1);" calcext:value-type="string">
            <text:p>insert into contrat_loc (date_contrat, date_debut, date_fin, caution, id_contrat_loc_client, id_contrat_loc_agence, id_contrat_loc_vehicule, id_contrat_loc_accessoire, id_contrat_loc_penalite) values ('2017/01/02', '2017/01/02', '2017/01/03', '1500.00', 141, 85, 2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date" office:date-value="2017-01-02" calcext:value-type="date">
            <text:p>2017-01-02</text:p>
          </table:table-cell>
          <table:table-cell table:style-name="ce5" table:formula="of:=TEXT([.B6];&quot;aaaa/mm/jj&quot;)" office:value-type="string" office:string-value="2017/01/02" calcext:value-type="string">
            <text:p>2017/01/02</text:p>
          </table:table-cell>
          <table:table-cell table:style-name="ce4" office:value-type="date" office:date-value="2017-01-02" calcext:value-type="date">
            <text:p>2017-01-02</text:p>
          </table:table-cell>
          <table:table-cell table:style-name="ce5" table:formula="of:=TEXT([.D6];&quot;aaaa/mm/jj&quot;)" office:value-type="string" office:string-value="2017/01/02" calcext:value-type="string">
            <text:p>2017/01/02</text:p>
          </table:table-cell>
          <table:table-cell table:style-name="ce4" table:formula="of:=[.D6]+[.N6]" office:value-type="date" office:date-value="2017-01-16" calcext:value-type="date">
            <text:p>2017-01-16</text:p>
          </table:table-cell>
          <table:table-cell table:style-name="ce5" table:formula="of:=TEXT([.F6];&quot;aaaa/mm/jj&quot;)" office:value-type="string" office:string-value="2017/01/16" calcext:value-type="string">
            <text:p>2017/01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6" calcext:value-type="float">
            <text:p>166</text:p>
          </table:table-cell>
          <table:table-cell table:style-name="ce7" table:formula="of:=RANDBETWEEN(151;200)" office:value-type="float" office:value="194" calcext:value-type="float">
            <text:p>194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6];&quot;', '&quot;;[.E6];&quot;', '&quot;;[.G6];&quot;', '&quot;;[.H6];&quot;', &quot;;[.I6];&quot;, &quot;;[.J6];&quot;, &quot;;[.K6];&quot;, &quot;;[.L6];&quot;, &quot;;[.M6];&quot;);&quot;)" office:value-type="string" office:string-value="insert into contrat_loc (date_contrat, date_debut, date_fin, caution, id_contrat_loc_client, id_contrat_loc_agence, id_contrat_loc_vehicule, id_contrat_loc_accessoire, id_contrat_loc_penalite) values ('2017/01/02', '2017/01/02', '2017/01/16', '1500.00', 166, 194, 4, 1, 1);" calcext:value-type="string">
            <text:p>insert into contrat_loc (date_contrat, date_debut, date_fin, caution, id_contrat_loc_client, id_contrat_loc_agence, id_contrat_loc_vehicule, id_contrat_loc_accessoire, id_contrat_loc_penalite) values ('2017/01/02', '2017/01/02', '2017/01/16', '1500.00', 166, 194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date" office:date-value="2017-01-03" calcext:value-type="date">
            <text:p>2017-01-03</text:p>
          </table:table-cell>
          <table:table-cell table:style-name="ce5" table:formula="of:=TEXT([.B7];&quot;aaaa/mm/jj&quot;)" office:value-type="string" office:string-value="2017/01/03" calcext:value-type="string">
            <text:p>2017/01/03</text:p>
          </table:table-cell>
          <table:table-cell table:style-name="ce4" office:value-type="date" office:date-value="2017-01-03" calcext:value-type="date">
            <text:p>2017-01-03</text:p>
          </table:table-cell>
          <table:table-cell table:style-name="ce5" table:formula="of:=TEXT([.D7];&quot;aaaa/mm/jj&quot;)" office:value-type="string" office:string-value="2017/01/03" calcext:value-type="string">
            <text:p>2017/01/03</text:p>
          </table:table-cell>
          <table:table-cell table:style-name="ce4" table:formula="of:=[.D7]+[.N7]" office:value-type="date" office:date-value="2017-01-10" calcext:value-type="date">
            <text:p>2017-01-10</text:p>
          </table:table-cell>
          <table:table-cell table:style-name="ce5" table:formula="of:=TEXT([.F7];&quot;aaaa/mm/jj&quot;)" office:value-type="string" office:string-value="2017/01/10" calcext:value-type="string">
            <text:p>2017/01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8" calcext:value-type="float">
            <text:p>138</text:p>
          </table:table-cell>
          <table:table-cell table:style-name="ce7" table:formula="of:=RANDBETWEEN(201;250)" office:value-type="float" office:value="248" calcext:value-type="float">
            <text:p>248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7];&quot;', '&quot;;[.E7];&quot;', '&quot;;[.G7];&quot;', '&quot;;[.H7];&quot;', &quot;;[.I7];&quot;, &quot;;[.J7];&quot;, &quot;;[.K7];&quot;, &quot;;[.L7];&quot;, &quot;;[.M7];&quot;);&quot;)" office:value-type="string" office:string-value="insert into contrat_loc (date_contrat, date_debut, date_fin, caution, id_contrat_loc_client, id_contrat_loc_agence, id_contrat_loc_vehicule, id_contrat_loc_accessoire, id_contrat_loc_penalite) values ('2017/01/03', '2017/01/03', '2017/01/10', '1500.00', 138, 248, 5, 6, 1);" calcext:value-type="string">
            <text:p>insert into contrat_loc (date_contrat, date_debut, date_fin, caution, id_contrat_loc_client, id_contrat_loc_agence, id_contrat_loc_vehicule, id_contrat_loc_accessoire, id_contrat_loc_penalite) values ('2017/01/03', '2017/01/03', '2017/01/10', '1500.00', 138, 248, 5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date" office:date-value="2017-01-03" calcext:value-type="date">
            <text:p>2017-01-03</text:p>
          </table:table-cell>
          <table:table-cell table:style-name="ce5" table:formula="of:=TEXT([.B8];&quot;aaaa/mm/jj&quot;)" office:value-type="string" office:string-value="2017/01/03" calcext:value-type="string">
            <text:p>2017/01/03</text:p>
          </table:table-cell>
          <table:table-cell table:style-name="ce4" office:value-type="date" office:date-value="2017-01-03" calcext:value-type="date">
            <text:p>2017-01-03</text:p>
          </table:table-cell>
          <table:table-cell table:style-name="ce5" table:formula="of:=TEXT([.D8];&quot;aaaa/mm/jj&quot;)" office:value-type="string" office:string-value="2017/01/03" calcext:value-type="string">
            <text:p>2017/01/03</text:p>
          </table:table-cell>
          <table:table-cell table:style-name="ce4" table:formula="of:=[.D8]+[.N8]" office:value-type="date" office:date-value="2017-01-15" calcext:value-type="date">
            <text:p>2017-01-15</text:p>
          </table:table-cell>
          <table:table-cell table:style-name="ce5" table:formula="of:=TEXT([.F8];&quot;aaaa/mm/jj&quot;)" office:value-type="string" office:string-value="2017/01/15" calcext:value-type="string">
            <text:p>2017/01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2" calcext:value-type="float">
            <text:p>142</text:p>
          </table:table-cell>
          <table:table-cell table:style-name="ce7" table:formula="of:=RANDBETWEEN(51;100)" office:value-type="float" office:value="73" calcext:value-type="float">
            <text:p>73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8];&quot;', '&quot;;[.E8];&quot;', '&quot;;[.G8];&quot;', '&quot;;[.H8];&quot;', &quot;;[.I8];&quot;, &quot;;[.J8];&quot;, &quot;;[.K8];&quot;, &quot;;[.L8];&quot;, &quot;;[.M8];&quot;);&quot;)" office:value-type="string" office:string-value="insert into contrat_loc (date_contrat, date_debut, date_fin, caution, id_contrat_loc_client, id_contrat_loc_agence, id_contrat_loc_vehicule, id_contrat_loc_accessoire, id_contrat_loc_penalite) values ('2017/01/03', '2017/01/03', '2017/01/15', '1500.00', 142, 73, 2, 1, 1);" calcext:value-type="string">
            <text:p>insert into contrat_loc (date_contrat, date_debut, date_fin, caution, id_contrat_loc_client, id_contrat_loc_agence, id_contrat_loc_vehicule, id_contrat_loc_accessoire, id_contrat_loc_penalite) values ('2017/01/03', '2017/01/03', '2017/01/15', '1500.00', 142, 73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date" office:date-value="2017-01-03" calcext:value-type="date">
            <text:p>2017-01-03</text:p>
          </table:table-cell>
          <table:table-cell table:style-name="ce5" table:formula="of:=TEXT([.B9];&quot;aaaa/mm/jj&quot;)" office:value-type="string" office:string-value="2017/01/03" calcext:value-type="string">
            <text:p>2017/01/03</text:p>
          </table:table-cell>
          <table:table-cell table:style-name="ce4" office:value-type="date" office:date-value="2017-01-03" calcext:value-type="date">
            <text:p>2017-01-03</text:p>
          </table:table-cell>
          <table:table-cell table:style-name="ce5" table:formula="of:=TEXT([.D9];&quot;aaaa/mm/jj&quot;)" office:value-type="string" office:string-value="2017/01/03" calcext:value-type="string">
            <text:p>2017/01/03</text:p>
          </table:table-cell>
          <table:table-cell table:style-name="ce4" table:formula="of:=[.D9]+[.N9]" office:value-type="date" office:date-value="2017-01-11" calcext:value-type="date">
            <text:p>2017-01-11</text:p>
          </table:table-cell>
          <table:table-cell table:style-name="ce5" table:formula="of:=TEXT([.F9];&quot;aaaa/mm/jj&quot;)" office:value-type="string" office:string-value="2017/01/11" calcext:value-type="string">
            <text:p>2017/01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" calcext:value-type="float">
            <text:p>5</text:p>
          </table:table-cell>
          <table:table-cell table:style-name="ce7" table:formula="of:=RANDBETWEEN(201;250)" office:value-type="float" office:value="217" calcext:value-type="float">
            <text:p>217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9];&quot;', '&quot;;[.E9];&quot;', '&quot;;[.G9];&quot;', '&quot;;[.H9];&quot;', &quot;;[.I9];&quot;, &quot;;[.J9];&quot;, &quot;;[.K9];&quot;, &quot;;[.L9];&quot;, &quot;;[.M9];&quot;);&quot;)" office:value-type="string" office:string-value="insert into contrat_loc (date_contrat, date_debut, date_fin, caution, id_contrat_loc_client, id_contrat_loc_agence, id_contrat_loc_vehicule, id_contrat_loc_accessoire, id_contrat_loc_penalite) values ('2017/01/03', '2017/01/03', '2017/01/11', '1500.00', 5, 217, 5, 7, 1);" calcext:value-type="string">
            <text:p>insert into contrat_loc (date_contrat, date_debut, date_fin, caution, id_contrat_loc_client, id_contrat_loc_agence, id_contrat_loc_vehicule, id_contrat_loc_accessoire, id_contrat_loc_penalite) values ('2017/01/03', '2017/01/03', '2017/01/11', '1500.00', 5, 217, 5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date" office:date-value="2017-01-04" calcext:value-type="date">
            <text:p>2017-01-04</text:p>
          </table:table-cell>
          <table:table-cell table:style-name="ce5" table:formula="of:=TEXT([.B10];&quot;aaaa/mm/jj&quot;)" office:value-type="string" office:string-value="2017/01/04" calcext:value-type="string">
            <text:p>2017/01/04</text:p>
          </table:table-cell>
          <table:table-cell table:style-name="ce4" office:value-type="date" office:date-value="2017-01-04" calcext:value-type="date">
            <text:p>2017-01-04</text:p>
          </table:table-cell>
          <table:table-cell table:style-name="ce5" table:formula="of:=TEXT([.D10];&quot;aaaa/mm/jj&quot;)" office:value-type="string" office:string-value="2017/01/04" calcext:value-type="string">
            <text:p>2017/01/04</text:p>
          </table:table-cell>
          <table:table-cell table:style-name="ce4" table:formula="of:=[.D10]+[.N10]" office:value-type="date" office:date-value="2017-01-12" calcext:value-type="date">
            <text:p>2017-01-12</text:p>
          </table:table-cell>
          <table:table-cell table:style-name="ce5" table:formula="of:=TEXT([.F10];&quot;aaaa/mm/jj&quot;)" office:value-type="string" office:string-value="2017/01/12" calcext:value-type="string">
            <text:p>2017/01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7" calcext:value-type="float">
            <text:p>87</text:p>
          </table:table-cell>
          <table:table-cell table:style-name="ce7" table:formula="of:=RANDBETWEEN(51;100)" office:value-type="float" office:value="62" calcext:value-type="float">
            <text:p>62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2;4)" office:value-type="float" office:value="2" calcext:value-type="float">
            <text:p>2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0];&quot;', '&quot;;[.E10];&quot;', '&quot;;[.G10];&quot;', '&quot;;[.H10];&quot;', &quot;;[.I10];&quot;, &quot;;[.J10];&quot;, &quot;;[.K10];&quot;, &quot;;[.L10];&quot;, &quot;;[.M10];&quot;);&quot;)" office:value-type="string" office:string-value="insert into contrat_loc (date_contrat, date_debut, date_fin, caution, id_contrat_loc_client, id_contrat_loc_agence, id_contrat_loc_vehicule, id_contrat_loc_accessoire, id_contrat_loc_penalite) values ('2017/01/04', '2017/01/04', '2017/01/12', '1500.00', 87, 62, 2, 1, 2);" calcext:value-type="string">
            <text:p>insert into contrat_loc (date_contrat, date_debut, date_fin, caution, id_contrat_loc_client, id_contrat_loc_agence, id_contrat_loc_vehicule, id_contrat_loc_accessoire, id_contrat_loc_penalite) values ('2017/01/04', '2017/01/04', '2017/01/12', '1500.00', 87, 62, 2, 1, 2);</text:p>
          </table:table-cell>
          <table:table-cell table:number-columns-repeated="100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date" office:date-value="2017-01-04" calcext:value-type="date">
            <text:p>2017-01-04</text:p>
          </table:table-cell>
          <table:table-cell table:style-name="ce5" table:formula="of:=TEXT([.B11];&quot;aaaa/mm/jj&quot;)" office:value-type="string" office:string-value="2017/01/04" calcext:value-type="string">
            <text:p>2017/01/04</text:p>
          </table:table-cell>
          <table:table-cell table:style-name="ce4" office:value-type="date" office:date-value="2017-01-04" calcext:value-type="date">
            <text:p>2017-01-04</text:p>
          </table:table-cell>
          <table:table-cell table:style-name="ce5" table:formula="of:=TEXT([.D11];&quot;aaaa/mm/jj&quot;)" office:value-type="string" office:string-value="2017/01/04" calcext:value-type="string">
            <text:p>2017/01/04</text:p>
          </table:table-cell>
          <table:table-cell table:style-name="ce4" table:formula="of:=[.D11]+[.N11]" office:value-type="date" office:date-value="2017-01-13" calcext:value-type="date">
            <text:p>2017-01-13</text:p>
          </table:table-cell>
          <table:table-cell table:style-name="ce5" table:formula="of:=TEXT([.F11];&quot;aaaa/mm/jj&quot;)" office:value-type="string" office:string-value="2017/01/13" calcext:value-type="string">
            <text:p>2017/01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6" calcext:value-type="float">
            <text:p>156</text:p>
          </table:table-cell>
          <table:table-cell table:style-name="ce7" table:formula="of:=RANDBETWEEN(201;250)" office:value-type="float" office:value="224" calcext:value-type="float">
            <text:p>224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1];&quot;', '&quot;;[.E11];&quot;', '&quot;;[.G11];&quot;', '&quot;;[.H11];&quot;', &quot;;[.I11];&quot;, &quot;;[.J11];&quot;, &quot;;[.K11];&quot;, &quot;;[.L11];&quot;, &quot;;[.M11];&quot;);&quot;)" office:value-type="string" office:string-value="insert into contrat_loc (date_contrat, date_debut, date_fin, caution, id_contrat_loc_client, id_contrat_loc_agence, id_contrat_loc_vehicule, id_contrat_loc_accessoire, id_contrat_loc_penalite) values ('2017/01/04', '2017/01/04', '2017/01/13', '1500.00', 156, 224, 5, 1, 1);" calcext:value-type="string">
            <text:p>insert into contrat_loc (date_contrat, date_debut, date_fin, caution, id_contrat_loc_client, id_contrat_loc_agence, id_contrat_loc_vehicule, id_contrat_loc_accessoire, id_contrat_loc_penalite) values ('2017/01/04', '2017/01/04', '2017/01/13', '1500.00', 156, 224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date" office:date-value="2017-01-05" calcext:value-type="date">
            <text:p>2017-01-05</text:p>
          </table:table-cell>
          <table:table-cell table:style-name="ce5" table:formula="of:=TEXT([.B12];&quot;aaaa/mm/jj&quot;)" office:value-type="string" office:string-value="2017/01/05" calcext:value-type="string">
            <text:p>2017/01/05</text:p>
          </table:table-cell>
          <table:table-cell table:style-name="ce4" office:value-type="date" office:date-value="2017-01-05" calcext:value-type="date">
            <text:p>2017-01-05</text:p>
          </table:table-cell>
          <table:table-cell table:style-name="ce5" table:formula="of:=TEXT([.D12];&quot;aaaa/mm/jj&quot;)" office:value-type="string" office:string-value="2017/01/05" calcext:value-type="string">
            <text:p>2017/01/05</text:p>
          </table:table-cell>
          <table:table-cell table:style-name="ce4" table:formula="of:=[.D12]+[.N12]" office:value-type="date" office:date-value="2017-01-15" calcext:value-type="date">
            <text:p>2017-01-15</text:p>
          </table:table-cell>
          <table:table-cell table:style-name="ce5" table:formula="of:=TEXT([.F12];&quot;aaaa/mm/jj&quot;)" office:value-type="string" office:string-value="2017/01/15" calcext:value-type="string">
            <text:p>2017/01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6" calcext:value-type="float">
            <text:p>56</text:p>
          </table:table-cell>
          <table:table-cell table:style-name="ce7" table:formula="of:=RANDBETWEEN(51;100)" office:value-type="float" office:value="56" calcext:value-type="float">
            <text:p>56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2];&quot;', '&quot;;[.E12];&quot;', '&quot;;[.G12];&quot;', '&quot;;[.H12];&quot;', &quot;;[.I12];&quot;, &quot;;[.J12];&quot;, &quot;;[.K12];&quot;, &quot;;[.L12];&quot;, &quot;;[.M12];&quot;);&quot;)" office:value-type="string" office:string-value="insert into contrat_loc (date_contrat, date_debut, date_fin, caution, id_contrat_loc_client, id_contrat_loc_agence, id_contrat_loc_vehicule, id_contrat_loc_accessoire, id_contrat_loc_penalite) values ('2017/01/05', '2017/01/05', '2017/01/15', '1500.00', 56, 56, 2, 1, 1);" calcext:value-type="string">
            <text:p>insert into contrat_loc (date_contrat, date_debut, date_fin, caution, id_contrat_loc_client, id_contrat_loc_agence, id_contrat_loc_vehicule, id_contrat_loc_accessoire, id_contrat_loc_penalite) values ('2017/01/05', '2017/01/05', '2017/01/15', '1500.00', 56, 56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date" office:date-value="2017-01-05" calcext:value-type="date">
            <text:p>2017-01-05</text:p>
          </table:table-cell>
          <table:table-cell table:style-name="ce5" table:formula="of:=TEXT([.B13];&quot;aaaa/mm/jj&quot;)" office:value-type="string" office:string-value="2017/01/05" calcext:value-type="string">
            <text:p>2017/01/05</text:p>
          </table:table-cell>
          <table:table-cell table:style-name="ce4" office:value-type="date" office:date-value="2017-01-05" calcext:value-type="date">
            <text:p>2017-01-05</text:p>
          </table:table-cell>
          <table:table-cell table:style-name="ce5" table:formula="of:=TEXT([.D13];&quot;aaaa/mm/jj&quot;)" office:value-type="string" office:string-value="2017/01/05" calcext:value-type="string">
            <text:p>2017/01/05</text:p>
          </table:table-cell>
          <table:table-cell table:style-name="ce4" table:formula="of:=[.D13]+[.N13]" office:value-type="date" office:date-value="2017-01-17" calcext:value-type="date">
            <text:p>2017-01-17</text:p>
          </table:table-cell>
          <table:table-cell table:style-name="ce5" table:formula="of:=TEXT([.F13];&quot;aaaa/mm/jj&quot;)" office:value-type="string" office:string-value="2017/01/17" calcext:value-type="string">
            <text:p>2017/01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8" calcext:value-type="float">
            <text:p>108</text:p>
          </table:table-cell>
          <table:table-cell table:style-name="ce7" table:formula="of:=RANDBETWEEN(1;50)" office:value-type="float" office:value="8" calcext:value-type="float">
            <text:p>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table:formula="of:=RANDBETWEEN(2;4)" office:value-type="float" office:value="2" calcext:value-type="float">
            <text:p>2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3];&quot;', '&quot;;[.E13];&quot;', '&quot;;[.G13];&quot;', '&quot;;[.H13];&quot;', &quot;;[.I13];&quot;, &quot;;[.J13];&quot;, &quot;;[.K13];&quot;, &quot;;[.L13];&quot;, &quot;;[.M13];&quot;);&quot;)" office:value-type="string" office:string-value="insert into contrat_loc (date_contrat, date_debut, date_fin, caution, id_contrat_loc_client, id_contrat_loc_agence, id_contrat_loc_vehicule, id_contrat_loc_accessoire, id_contrat_loc_penalite) values ('2017/01/05', '2017/01/05', '2017/01/17', '1500.00', 108, 8, 1, 4, 2);" calcext:value-type="string">
            <text:p>insert into contrat_loc (date_contrat, date_debut, date_fin, caution, id_contrat_loc_client, id_contrat_loc_agence, id_contrat_loc_vehicule, id_contrat_loc_accessoire, id_contrat_loc_penalite) values ('2017/01/05', '2017/01/05', '2017/01/17', '1500.00', 108, 8, 1, 4, 2);</text:p>
          </table:table-cell>
          <table:table-cell table:number-columns-repeated="100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date" office:date-value="2017-01-05" calcext:value-type="date">
            <text:p>2017-01-05</text:p>
          </table:table-cell>
          <table:table-cell table:style-name="ce5" table:formula="of:=TEXT([.B14];&quot;aaaa/mm/jj&quot;)" office:value-type="string" office:string-value="2017/01/05" calcext:value-type="string">
            <text:p>2017/01/05</text:p>
          </table:table-cell>
          <table:table-cell table:style-name="ce4" office:value-type="date" office:date-value="2017-01-05" calcext:value-type="date">
            <text:p>2017-01-05</text:p>
          </table:table-cell>
          <table:table-cell table:style-name="ce5" table:formula="of:=TEXT([.D14];&quot;aaaa/mm/jj&quot;)" office:value-type="string" office:string-value="2017/01/05" calcext:value-type="string">
            <text:p>2017/01/05</text:p>
          </table:table-cell>
          <table:table-cell table:style-name="ce4" table:formula="of:=[.D14]+[.N14]" office:value-type="date" office:date-value="2017-01-09" calcext:value-type="date">
            <text:p>2017-01-09</text:p>
          </table:table-cell>
          <table:table-cell table:style-name="ce5" table:formula="of:=TEXT([.F14];&quot;aaaa/mm/jj&quot;)" office:value-type="string" office:string-value="2017/01/09" calcext:value-type="string">
            <text:p>2017/01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4" calcext:value-type="float">
            <text:p>34</text:p>
          </table:table-cell>
          <table:table-cell table:style-name="ce7" table:formula="of:=RANDBETWEEN(151;200)" office:value-type="float" office:value="193" calcext:value-type="float">
            <text:p>193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4];&quot;', '&quot;;[.E14];&quot;', '&quot;;[.G14];&quot;', '&quot;;[.H14];&quot;', &quot;;[.I14];&quot;, &quot;;[.J14];&quot;, &quot;;[.K14];&quot;, &quot;;[.L14];&quot;, &quot;;[.M14];&quot;);&quot;)" office:value-type="string" office:string-value="insert into contrat_loc (date_contrat, date_debut, date_fin, caution, id_contrat_loc_client, id_contrat_loc_agence, id_contrat_loc_vehicule, id_contrat_loc_accessoire, id_contrat_loc_penalite) values ('2017/01/05', '2017/01/05', '2017/01/09', '1500.00', 34, 193, 4, 5, 1);" calcext:value-type="string">
            <text:p>insert into contrat_loc (date_contrat, date_debut, date_fin, caution, id_contrat_loc_client, id_contrat_loc_agence, id_contrat_loc_vehicule, id_contrat_loc_accessoire, id_contrat_loc_penalite) values ('2017/01/05', '2017/01/05', '2017/01/09', '1500.00', 34, 193, 4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date" office:date-value="2017-01-06" calcext:value-type="date">
            <text:p>2017-01-06</text:p>
          </table:table-cell>
          <table:table-cell table:style-name="ce5" table:formula="of:=TEXT([.B15];&quot;aaaa/mm/jj&quot;)" office:value-type="string" office:string-value="2017/01/06" calcext:value-type="string">
            <text:p>2017/01/06</text:p>
          </table:table-cell>
          <table:table-cell table:style-name="ce4" office:value-type="date" office:date-value="2017-01-06" calcext:value-type="date">
            <text:p>2017-01-06</text:p>
          </table:table-cell>
          <table:table-cell table:style-name="ce5" table:formula="of:=TEXT([.D15];&quot;aaaa/mm/jj&quot;)" office:value-type="string" office:string-value="2017/01/06" calcext:value-type="string">
            <text:p>2017/01/06</text:p>
          </table:table-cell>
          <table:table-cell table:style-name="ce4" table:formula="of:=[.D15]+[.N15]" office:value-type="date" office:date-value="2017-01-08" calcext:value-type="date">
            <text:p>2017-01-08</text:p>
          </table:table-cell>
          <table:table-cell table:style-name="ce5" table:formula="of:=TEXT([.F15];&quot;aaaa/mm/jj&quot;)" office:value-type="string" office:string-value="2017/01/08" calcext:value-type="string">
            <text:p>2017/01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1" calcext:value-type="float">
            <text:p>171</text:p>
          </table:table-cell>
          <table:table-cell table:style-name="ce7" table:formula="of:=RANDBETWEEN(1;50)" office:value-type="float" office:value="48" calcext:value-type="float">
            <text:p>4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5];&quot;', '&quot;;[.E15];&quot;', '&quot;;[.G15];&quot;', '&quot;;[.H15];&quot;', &quot;;[.I15];&quot;, &quot;;[.J15];&quot;, &quot;;[.K15];&quot;, &quot;;[.L15];&quot;, &quot;;[.M15];&quot;);&quot;)" office:value-type="string" office:string-value="insert into contrat_loc (date_contrat, date_debut, date_fin, caution, id_contrat_loc_client, id_contrat_loc_agence, id_contrat_loc_vehicule, id_contrat_loc_accessoire, id_contrat_loc_penalite) values ('2017/01/06', '2017/01/06', '2017/01/08', '1500.00', 171, 48, 1, 6, 1);" calcext:value-type="string">
            <text:p>insert into contrat_loc (date_contrat, date_debut, date_fin, caution, id_contrat_loc_client, id_contrat_loc_agence, id_contrat_loc_vehicule, id_contrat_loc_accessoire, id_contrat_loc_penalite) values ('2017/01/06', '2017/01/06', '2017/01/08', '1500.00', 171, 48, 1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date" office:date-value="2017-01-07" calcext:value-type="date">
            <text:p>2017-01-07</text:p>
          </table:table-cell>
          <table:table-cell table:style-name="ce5" table:formula="of:=TEXT([.B16];&quot;aaaa/mm/jj&quot;)" office:value-type="string" office:string-value="2017/01/07" calcext:value-type="string">
            <text:p>2017/01/07</text:p>
          </table:table-cell>
          <table:table-cell table:style-name="ce4" office:value-type="date" office:date-value="2017-01-07" calcext:value-type="date">
            <text:p>2017-01-07</text:p>
          </table:table-cell>
          <table:table-cell table:style-name="ce5" table:formula="of:=TEXT([.D16];&quot;aaaa/mm/jj&quot;)" office:value-type="string" office:string-value="2017/01/07" calcext:value-type="string">
            <text:p>2017/01/07</text:p>
          </table:table-cell>
          <table:table-cell table:style-name="ce4" table:formula="of:=[.D16]+[.N16]" office:value-type="date" office:date-value="2017-01-21" calcext:value-type="date">
            <text:p>2017-01-21</text:p>
          </table:table-cell>
          <table:table-cell table:style-name="ce5" table:formula="of:=TEXT([.F16];&quot;aaaa/mm/jj&quot;)" office:value-type="string" office:string-value="2017/01/21" calcext:value-type="string">
            <text:p>2017/01/2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8" calcext:value-type="float">
            <text:p>238</text:p>
          </table:table-cell>
          <table:table-cell table:style-name="ce7" table:formula="of:=RANDBETWEEN(51;100)" office:value-type="float" office:value="72" calcext:value-type="float">
            <text:p>72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6];&quot;', '&quot;;[.E16];&quot;', '&quot;;[.G16];&quot;', '&quot;;[.H16];&quot;', &quot;;[.I16];&quot;, &quot;;[.J16];&quot;, &quot;;[.K16];&quot;, &quot;;[.L16];&quot;, &quot;;[.M16];&quot;);&quot;)" office:value-type="string" office:string-value="insert into contrat_loc (date_contrat, date_debut, date_fin, caution, id_contrat_loc_client, id_contrat_loc_agence, id_contrat_loc_vehicule, id_contrat_loc_accessoire, id_contrat_loc_penalite) values ('2017/01/07', '2017/01/07', '2017/01/21', '1500.00', 238, 72, 2, 1, 1);" calcext:value-type="string">
            <text:p>insert into contrat_loc (date_contrat, date_debut, date_fin, caution, id_contrat_loc_client, id_contrat_loc_agence, id_contrat_loc_vehicule, id_contrat_loc_accessoire, id_contrat_loc_penalite) values ('2017/01/07', '2017/01/07', '2017/01/21', '1500.00', 238, 72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date" office:date-value="2017-01-07" calcext:value-type="date">
            <text:p>2017-01-07</text:p>
          </table:table-cell>
          <table:table-cell table:style-name="ce5" table:formula="of:=TEXT([.B17];&quot;aaaa/mm/jj&quot;)" office:value-type="string" office:string-value="2017/01/07" calcext:value-type="string">
            <text:p>2017/01/07</text:p>
          </table:table-cell>
          <table:table-cell table:style-name="ce4" office:value-type="date" office:date-value="2017-01-07" calcext:value-type="date">
            <text:p>2017-01-07</text:p>
          </table:table-cell>
          <table:table-cell table:style-name="ce5" table:formula="of:=TEXT([.D17];&quot;aaaa/mm/jj&quot;)" office:value-type="string" office:string-value="2017/01/07" calcext:value-type="string">
            <text:p>2017/01/07</text:p>
          </table:table-cell>
          <table:table-cell table:style-name="ce4" table:formula="of:=[.D17]+[.N17]" office:value-type="date" office:date-value="2017-01-15" calcext:value-type="date">
            <text:p>2017-01-15</text:p>
          </table:table-cell>
          <table:table-cell table:style-name="ce5" table:formula="of:=TEXT([.F17];&quot;aaaa/mm/jj&quot;)" office:value-type="string" office:string-value="2017/01/15" calcext:value-type="string">
            <text:p>2017/01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7" calcext:value-type="float">
            <text:p>207</text:p>
          </table:table-cell>
          <table:table-cell table:style-name="ce7" table:formula="of:=RANDBETWEEN(151;200)" office:value-type="float" office:value="170" calcext:value-type="float">
            <text:p>170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7];&quot;', '&quot;;[.E17];&quot;', '&quot;;[.G17];&quot;', '&quot;;[.H17];&quot;', &quot;;[.I17];&quot;, &quot;;[.J17];&quot;, &quot;;[.K17];&quot;, &quot;;[.L17];&quot;, &quot;;[.M17];&quot;);&quot;)" office:value-type="string" office:string-value="insert into contrat_loc (date_contrat, date_debut, date_fin, caution, id_contrat_loc_client, id_contrat_loc_agence, id_contrat_loc_vehicule, id_contrat_loc_accessoire, id_contrat_loc_penalite) values ('2017/01/07', '2017/01/07', '2017/01/15', '1500.00', 207, 170, 4, 5, 1);" calcext:value-type="string">
            <text:p>insert into contrat_loc (date_contrat, date_debut, date_fin, caution, id_contrat_loc_client, id_contrat_loc_agence, id_contrat_loc_vehicule, id_contrat_loc_accessoire, id_contrat_loc_penalite) values ('2017/01/07', '2017/01/07', '2017/01/15', '1500.00', 207, 170, 4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date" office:date-value="2017-01-07" calcext:value-type="date">
            <text:p>2017-01-07</text:p>
          </table:table-cell>
          <table:table-cell table:style-name="ce5" table:formula="of:=TEXT([.B18];&quot;aaaa/mm/jj&quot;)" office:value-type="string" office:string-value="2017/01/07" calcext:value-type="string">
            <text:p>2017/01/07</text:p>
          </table:table-cell>
          <table:table-cell table:style-name="ce4" office:value-type="date" office:date-value="2017-01-07" calcext:value-type="date">
            <text:p>2017-01-07</text:p>
          </table:table-cell>
          <table:table-cell table:style-name="ce5" table:formula="of:=TEXT([.D18];&quot;aaaa/mm/jj&quot;)" office:value-type="string" office:string-value="2017/01/07" calcext:value-type="string">
            <text:p>2017/01/07</text:p>
          </table:table-cell>
          <table:table-cell table:style-name="ce4" table:formula="of:=[.D18]+[.N18]" office:value-type="date" office:date-value="2017-01-22" calcext:value-type="date">
            <text:p>2017-01-22</text:p>
          </table:table-cell>
          <table:table-cell table:style-name="ce5" table:formula="of:=TEXT([.F18];&quot;aaaa/mm/jj&quot;)" office:value-type="string" office:string-value="2017/01/22" calcext:value-type="string">
            <text:p>2017/01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7" calcext:value-type="float">
            <text:p>27</text:p>
          </table:table-cell>
          <table:table-cell table:style-name="ce7" table:formula="of:=RANDBETWEEN(151;200)" office:value-type="float" office:value="167" calcext:value-type="float">
            <text:p>167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8];&quot;', '&quot;;[.E18];&quot;', '&quot;;[.G18];&quot;', '&quot;;[.H18];&quot;', &quot;;[.I18];&quot;, &quot;;[.J18];&quot;, &quot;;[.K18];&quot;, &quot;;[.L18];&quot;, &quot;;[.M18];&quot;);&quot;)" office:value-type="string" office:string-value="insert into contrat_loc (date_contrat, date_debut, date_fin, caution, id_contrat_loc_client, id_contrat_loc_agence, id_contrat_loc_vehicule, id_contrat_loc_accessoire, id_contrat_loc_penalite) values ('2017/01/07', '2017/01/07', '2017/01/22', '1500.00', 27, 167, 4, 1, 1);" calcext:value-type="string">
            <text:p>insert into contrat_loc (date_contrat, date_debut, date_fin, caution, id_contrat_loc_client, id_contrat_loc_agence, id_contrat_loc_vehicule, id_contrat_loc_accessoire, id_contrat_loc_penalite) values ('2017/01/07', '2017/01/07', '2017/01/22', '1500.00', 27, 167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date" office:date-value="2017-01-08" calcext:value-type="date">
            <text:p>2017-01-08</text:p>
          </table:table-cell>
          <table:table-cell table:style-name="ce5" table:formula="of:=TEXT([.B19];&quot;aaaa/mm/jj&quot;)" office:value-type="string" office:string-value="2017/01/08" calcext:value-type="string">
            <text:p>2017/01/08</text:p>
          </table:table-cell>
          <table:table-cell table:style-name="ce4" office:value-type="date" office:date-value="2017-01-08" calcext:value-type="date">
            <text:p>2017-01-08</text:p>
          </table:table-cell>
          <table:table-cell table:style-name="ce5" table:formula="of:=TEXT([.D19];&quot;aaaa/mm/jj&quot;)" office:value-type="string" office:string-value="2017/01/08" calcext:value-type="string">
            <text:p>2017/01/08</text:p>
          </table:table-cell>
          <table:table-cell table:style-name="ce4" table:formula="of:=[.D19]+[.N19]" office:value-type="date" office:date-value="2017-01-09" calcext:value-type="date">
            <text:p>2017-01-09</text:p>
          </table:table-cell>
          <table:table-cell table:style-name="ce5" table:formula="of:=TEXT([.F19];&quot;aaaa/mm/jj&quot;)" office:value-type="string" office:string-value="2017/01/09" calcext:value-type="string">
            <text:p>2017/01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" calcext:value-type="float">
            <text:p>24</text:p>
          </table:table-cell>
          <table:table-cell table:style-name="ce7" table:formula="of:=RANDBETWEEN(1;50)" office:value-type="float" office:value="34" calcext:value-type="float">
            <text:p>3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9];&quot;', '&quot;;[.E19];&quot;', '&quot;;[.G19];&quot;', '&quot;;[.H19];&quot;', &quot;;[.I19];&quot;, &quot;;[.J19];&quot;, &quot;;[.K19];&quot;, &quot;;[.L19];&quot;, &quot;;[.M19];&quot;);&quot;)" office:value-type="string" office:string-value="insert into contrat_loc (date_contrat, date_debut, date_fin, caution, id_contrat_loc_client, id_contrat_loc_agence, id_contrat_loc_vehicule, id_contrat_loc_accessoire, id_contrat_loc_penalite) values ('2017/01/08', '2017/01/08', '2017/01/09', '1500.00', 24, 34, 1, 7, 1);" calcext:value-type="string">
            <text:p>insert into contrat_loc (date_contrat, date_debut, date_fin, caution, id_contrat_loc_client, id_contrat_loc_agence, id_contrat_loc_vehicule, id_contrat_loc_accessoire, id_contrat_loc_penalite) values ('2017/01/08', '2017/01/08', '2017/01/09', '1500.00', 24, 34, 1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date" office:date-value="2017-01-09" calcext:value-type="date">
            <text:p>2017-01-09</text:p>
          </table:table-cell>
          <table:table-cell table:style-name="ce5" table:formula="of:=TEXT([.B20];&quot;aaaa/mm/jj&quot;)" office:value-type="string" office:string-value="2017/01/09" calcext:value-type="string">
            <text:p>2017/01/09</text:p>
          </table:table-cell>
          <table:table-cell table:style-name="ce4" office:value-type="date" office:date-value="2017-01-09" calcext:value-type="date">
            <text:p>2017-01-09</text:p>
          </table:table-cell>
          <table:table-cell table:style-name="ce5" table:formula="of:=TEXT([.D20];&quot;aaaa/mm/jj&quot;)" office:value-type="string" office:string-value="2017/01/09" calcext:value-type="string">
            <text:p>2017/01/09</text:p>
          </table:table-cell>
          <table:table-cell table:style-name="ce4" table:formula="of:=[.D20]+[.N20]" office:value-type="date" office:date-value="2017-01-22" calcext:value-type="date">
            <text:p>2017-01-22</text:p>
          </table:table-cell>
          <table:table-cell table:style-name="ce5" table:formula="of:=TEXT([.F20];&quot;aaaa/mm/jj&quot;)" office:value-type="string" office:string-value="2017/01/22" calcext:value-type="string">
            <text:p>2017/01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9" calcext:value-type="float">
            <text:p>99</text:p>
          </table:table-cell>
          <table:table-cell table:style-name="ce7" table:formula="of:=RANDBETWEEN(1;50)" office:value-type="float" office:value="37" calcext:value-type="float">
            <text:p>37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0];&quot;', '&quot;;[.E20];&quot;', '&quot;;[.G20];&quot;', '&quot;;[.H20];&quot;', &quot;;[.I20];&quot;, &quot;;[.J20];&quot;, &quot;;[.K20];&quot;, &quot;;[.L20];&quot;, &quot;;[.M20];&quot;);&quot;)" office:value-type="string" office:string-value="insert into contrat_loc (date_contrat, date_debut, date_fin, caution, id_contrat_loc_client, id_contrat_loc_agence, id_contrat_loc_vehicule, id_contrat_loc_accessoire, id_contrat_loc_penalite) values ('2017/01/09', '2017/01/09', '2017/01/22', '1500.00', 99, 37, 1, 1, 1);" calcext:value-type="string">
            <text:p>insert into contrat_loc (date_contrat, date_debut, date_fin, caution, id_contrat_loc_client, id_contrat_loc_agence, id_contrat_loc_vehicule, id_contrat_loc_accessoire, id_contrat_loc_penalite) values ('2017/01/09', '2017/01/09', '2017/01/22', '1500.00', 99, 37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date" office:date-value="2017-01-09" calcext:value-type="date">
            <text:p>2017-01-09</text:p>
          </table:table-cell>
          <table:table-cell table:style-name="ce5" table:formula="of:=TEXT([.B21];&quot;aaaa/mm/jj&quot;)" office:value-type="string" office:string-value="2017/01/09" calcext:value-type="string">
            <text:p>2017/01/09</text:p>
          </table:table-cell>
          <table:table-cell table:style-name="ce4" office:value-type="date" office:date-value="2017-01-09" calcext:value-type="date">
            <text:p>2017-01-09</text:p>
          </table:table-cell>
          <table:table-cell table:style-name="ce5" table:formula="of:=TEXT([.D21];&quot;aaaa/mm/jj&quot;)" office:value-type="string" office:string-value="2017/01/09" calcext:value-type="string">
            <text:p>2017/01/09</text:p>
          </table:table-cell>
          <table:table-cell table:style-name="ce4" table:formula="of:=[.D21]+[.N21]" office:value-type="date" office:date-value="2017-01-20" calcext:value-type="date">
            <text:p>2017-01-20</text:p>
          </table:table-cell>
          <table:table-cell table:style-name="ce5" table:formula="of:=TEXT([.F21];&quot;aaaa/mm/jj&quot;)" office:value-type="string" office:string-value="2017/01/20" calcext:value-type="string">
            <text:p>2017/01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8" calcext:value-type="float">
            <text:p>88</text:p>
          </table:table-cell>
          <table:table-cell table:style-name="ce7" table:formula="of:=RANDBETWEEN(101;150)" office:value-type="float" office:value="105" calcext:value-type="float">
            <text:p>105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table:formula="of:=RANDBETWEEN(2;4)" office:value-type="float" office:value="2" calcext:value-type="float">
            <text:p>2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1];&quot;', '&quot;;[.E21];&quot;', '&quot;;[.G21];&quot;', '&quot;;[.H21];&quot;', &quot;;[.I21];&quot;, &quot;;[.J21];&quot;, &quot;;[.K21];&quot;, &quot;;[.L21];&quot;, &quot;;[.M21];&quot;);&quot;)" office:value-type="string" office:string-value="insert into contrat_loc (date_contrat, date_debut, date_fin, caution, id_contrat_loc_client, id_contrat_loc_agence, id_contrat_loc_vehicule, id_contrat_loc_accessoire, id_contrat_loc_penalite) values ('2017/01/09', '2017/01/09', '2017/01/20', '1500.00', 88, 105, 3, 4, 2);" calcext:value-type="string">
            <text:p>insert into contrat_loc (date_contrat, date_debut, date_fin, caution, id_contrat_loc_client, id_contrat_loc_agence, id_contrat_loc_vehicule, id_contrat_loc_accessoire, id_contrat_loc_penalite) values ('2017/01/09', '2017/01/09', '2017/01/20', '1500.00', 88, 105, 3, 4, 2);</text:p>
          </table:table-cell>
          <table:table-cell table:number-columns-repeated="100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date" office:date-value="2017-01-10" calcext:value-type="date">
            <text:p>2017-01-10</text:p>
          </table:table-cell>
          <table:table-cell table:style-name="ce5" table:formula="of:=TEXT([.B22];&quot;aaaa/mm/jj&quot;)" office:value-type="string" office:string-value="2017/01/10" calcext:value-type="string">
            <text:p>2017/01/10</text:p>
          </table:table-cell>
          <table:table-cell table:style-name="ce4" office:value-type="date" office:date-value="2017-01-10" calcext:value-type="date">
            <text:p>2017-01-10</text:p>
          </table:table-cell>
          <table:table-cell table:style-name="ce5" table:formula="of:=TEXT([.D22];&quot;aaaa/mm/jj&quot;)" office:value-type="string" office:string-value="2017/01/10" calcext:value-type="string">
            <text:p>2017/01/10</text:p>
          </table:table-cell>
          <table:table-cell table:style-name="ce4" table:formula="of:=[.D22]+[.N22]" office:value-type="date" office:date-value="2017-01-20" calcext:value-type="date">
            <text:p>2017-01-20</text:p>
          </table:table-cell>
          <table:table-cell table:style-name="ce5" table:formula="of:=TEXT([.F22];&quot;aaaa/mm/jj&quot;)" office:value-type="string" office:string-value="2017/01/20" calcext:value-type="string">
            <text:p>2017/01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0" calcext:value-type="float">
            <text:p>190</text:p>
          </table:table-cell>
          <table:table-cell table:style-name="ce7" table:formula="of:=RANDBETWEEN(201;250)" office:value-type="float" office:value="236" calcext:value-type="float">
            <text:p>23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2];&quot;', '&quot;;[.E22];&quot;', '&quot;;[.G22];&quot;', '&quot;;[.H22];&quot;', &quot;;[.I22];&quot;, &quot;;[.J22];&quot;, &quot;;[.K22];&quot;, &quot;;[.L22];&quot;, &quot;;[.M22];&quot;);&quot;)" office:value-type="string" office:string-value="insert into contrat_loc (date_contrat, date_debut, date_fin, caution, id_contrat_loc_client, id_contrat_loc_agence, id_contrat_loc_vehicule, id_contrat_loc_accessoire, id_contrat_loc_penalite) values ('2017/01/10', '2017/01/10', '2017/01/20', '1500.00', 190, 236, 5, 1, 1);" calcext:value-type="string">
            <text:p>insert into contrat_loc (date_contrat, date_debut, date_fin, caution, id_contrat_loc_client, id_contrat_loc_agence, id_contrat_loc_vehicule, id_contrat_loc_accessoire, id_contrat_loc_penalite) values ('2017/01/10', '2017/01/10', '2017/01/20', '1500.00', 190, 236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date" office:date-value="2017-01-10" calcext:value-type="date">
            <text:p>2017-01-10</text:p>
          </table:table-cell>
          <table:table-cell table:style-name="ce5" table:formula="of:=TEXT([.B23];&quot;aaaa/mm/jj&quot;)" office:value-type="string" office:string-value="2017/01/10" calcext:value-type="string">
            <text:p>2017/01/10</text:p>
          </table:table-cell>
          <table:table-cell table:style-name="ce4" office:value-type="date" office:date-value="2017-01-10" calcext:value-type="date">
            <text:p>2017-01-10</text:p>
          </table:table-cell>
          <table:table-cell table:style-name="ce5" table:formula="of:=TEXT([.D23];&quot;aaaa/mm/jj&quot;)" office:value-type="string" office:string-value="2017/01/10" calcext:value-type="string">
            <text:p>2017/01/10</text:p>
          </table:table-cell>
          <table:table-cell table:style-name="ce4" table:formula="of:=[.D23]+[.N23]" office:value-type="date" office:date-value="2017-01-21" calcext:value-type="date">
            <text:p>2017-01-21</text:p>
          </table:table-cell>
          <table:table-cell table:style-name="ce5" table:formula="of:=TEXT([.F23];&quot;aaaa/mm/jj&quot;)" office:value-type="string" office:string-value="2017/01/21" calcext:value-type="string">
            <text:p>2017/01/2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5" calcext:value-type="float">
            <text:p>25</text:p>
          </table:table-cell>
          <table:table-cell table:style-name="ce7" table:formula="of:=RANDBETWEEN(201;250)" office:value-type="float" office:value="214" calcext:value-type="float">
            <text:p>214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3];&quot;', '&quot;;[.E23];&quot;', '&quot;;[.G23];&quot;', '&quot;;[.H23];&quot;', &quot;;[.I23];&quot;, &quot;;[.J23];&quot;, &quot;;[.K23];&quot;, &quot;;[.L23];&quot;, &quot;;[.M23];&quot;);&quot;)" office:value-type="string" office:string-value="insert into contrat_loc (date_contrat, date_debut, date_fin, caution, id_contrat_loc_client, id_contrat_loc_agence, id_contrat_loc_vehicule, id_contrat_loc_accessoire, id_contrat_loc_penalite) values ('2017/01/10', '2017/01/10', '2017/01/21', '1500.00', 25, 214, 5, 1, 1);" calcext:value-type="string">
            <text:p>insert into contrat_loc (date_contrat, date_debut, date_fin, caution, id_contrat_loc_client, id_contrat_loc_agence, id_contrat_loc_vehicule, id_contrat_loc_accessoire, id_contrat_loc_penalite) values ('2017/01/10', '2017/01/10', '2017/01/21', '1500.00', 25, 214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date" office:date-value="2017-01-12" calcext:value-type="date">
            <text:p>2017-01-12</text:p>
          </table:table-cell>
          <table:table-cell table:style-name="ce5" table:formula="of:=TEXT([.B24];&quot;aaaa/mm/jj&quot;)" office:value-type="string" office:string-value="2017/01/12" calcext:value-type="string">
            <text:p>2017/01/12</text:p>
          </table:table-cell>
          <table:table-cell table:style-name="ce4" office:value-type="date" office:date-value="2017-01-12" calcext:value-type="date">
            <text:p>2017-01-12</text:p>
          </table:table-cell>
          <table:table-cell table:style-name="ce5" table:formula="of:=TEXT([.D24];&quot;aaaa/mm/jj&quot;)" office:value-type="string" office:string-value="2017/01/12" calcext:value-type="string">
            <text:p>2017/01/12</text:p>
          </table:table-cell>
          <table:table-cell table:style-name="ce4" table:formula="of:=[.D24]+[.N24]" office:value-type="date" office:date-value="2017-01-16" calcext:value-type="date">
            <text:p>2017-01-16</text:p>
          </table:table-cell>
          <table:table-cell table:style-name="ce5" table:formula="of:=TEXT([.F24];&quot;aaaa/mm/jj&quot;)" office:value-type="string" office:string-value="2017/01/16" calcext:value-type="string">
            <text:p>2017/01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3" calcext:value-type="float">
            <text:p>133</text:p>
          </table:table-cell>
          <table:table-cell table:style-name="ce7" table:formula="of:=RANDBETWEEN(101;150)" office:value-type="float" office:value="108" calcext:value-type="float">
            <text:p>10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4];&quot;', '&quot;;[.E24];&quot;', '&quot;;[.G24];&quot;', '&quot;;[.H24];&quot;', &quot;;[.I24];&quot;, &quot;;[.J24];&quot;, &quot;;[.K24];&quot;, &quot;;[.L24];&quot;, &quot;;[.M24];&quot;);&quot;)" office:value-type="string" office:string-value="insert into contrat_loc (date_contrat, date_debut, date_fin, caution, id_contrat_loc_client, id_contrat_loc_agence, id_contrat_loc_vehicule, id_contrat_loc_accessoire, id_contrat_loc_penalite) values ('2017/01/12', '2017/01/12', '2017/01/16', '1500.00', 133, 108, 3, 1, 1);" calcext:value-type="string">
            <text:p>insert into contrat_loc (date_contrat, date_debut, date_fin, caution, id_contrat_loc_client, id_contrat_loc_agence, id_contrat_loc_vehicule, id_contrat_loc_accessoire, id_contrat_loc_penalite) values ('2017/01/12', '2017/01/12', '2017/01/16', '1500.00', 133, 108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date" office:date-value="2017-01-14" calcext:value-type="date">
            <text:p>2017-01-14</text:p>
          </table:table-cell>
          <table:table-cell table:style-name="ce5" table:formula="of:=TEXT([.B25];&quot;aaaa/mm/jj&quot;)" office:value-type="string" office:string-value="2017/01/14" calcext:value-type="string">
            <text:p>2017/01/14</text:p>
          </table:table-cell>
          <table:table-cell table:style-name="ce4" office:value-type="date" office:date-value="2017-01-14" calcext:value-type="date">
            <text:p>2017-01-14</text:p>
          </table:table-cell>
          <table:table-cell table:style-name="ce5" table:formula="of:=TEXT([.D25];&quot;aaaa/mm/jj&quot;)" office:value-type="string" office:string-value="2017/01/14" calcext:value-type="string">
            <text:p>2017/01/14</text:p>
          </table:table-cell>
          <table:table-cell table:style-name="ce4" table:formula="of:=[.D25]+[.N25]" office:value-type="date" office:date-value="2017-01-17" calcext:value-type="date">
            <text:p>2017-01-17</text:p>
          </table:table-cell>
          <table:table-cell table:style-name="ce5" table:formula="of:=TEXT([.F25];&quot;aaaa/mm/jj&quot;)" office:value-type="string" office:string-value="2017/01/17" calcext:value-type="string">
            <text:p>2017/01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9" calcext:value-type="float">
            <text:p>39</text:p>
          </table:table-cell>
          <table:table-cell table:style-name="ce7" table:formula="of:=RANDBETWEEN(51;100)" office:value-type="float" office:value="98" calcext:value-type="float">
            <text:p>98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5];&quot;', '&quot;;[.E25];&quot;', '&quot;;[.G25];&quot;', '&quot;;[.H25];&quot;', &quot;;[.I25];&quot;, &quot;;[.J25];&quot;, &quot;;[.K25];&quot;, &quot;;[.L25];&quot;, &quot;;[.M25];&quot;);&quot;)" office:value-type="string" office:string-value="insert into contrat_loc (date_contrat, date_debut, date_fin, caution, id_contrat_loc_client, id_contrat_loc_agence, id_contrat_loc_vehicule, id_contrat_loc_accessoire, id_contrat_loc_penalite) values ('2017/01/14', '2017/01/14', '2017/01/17', '1500.00', 39, 98, 2, 3, 1);" calcext:value-type="string">
            <text:p>insert into contrat_loc (date_contrat, date_debut, date_fin, caution, id_contrat_loc_client, id_contrat_loc_agence, id_contrat_loc_vehicule, id_contrat_loc_accessoire, id_contrat_loc_penalite) values ('2017/01/14', '2017/01/14', '2017/01/17', '1500.00', 39, 98, 2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date" office:date-value="2017-01-14" calcext:value-type="date">
            <text:p>2017-01-14</text:p>
          </table:table-cell>
          <table:table-cell table:style-name="ce5" table:formula="of:=TEXT([.B26];&quot;aaaa/mm/jj&quot;)" office:value-type="string" office:string-value="2017/01/14" calcext:value-type="string">
            <text:p>2017/01/14</text:p>
          </table:table-cell>
          <table:table-cell table:style-name="ce4" office:value-type="date" office:date-value="2017-01-14" calcext:value-type="date">
            <text:p>2017-01-14</text:p>
          </table:table-cell>
          <table:table-cell table:style-name="ce5" table:formula="of:=TEXT([.D26];&quot;aaaa/mm/jj&quot;)" office:value-type="string" office:string-value="2017/01/14" calcext:value-type="string">
            <text:p>2017/01/14</text:p>
          </table:table-cell>
          <table:table-cell table:style-name="ce4" table:formula="of:=[.D26]+[.N26]" office:value-type="date" office:date-value="2017-01-26" calcext:value-type="date">
            <text:p>2017-01-26</text:p>
          </table:table-cell>
          <table:table-cell table:style-name="ce5" table:formula="of:=TEXT([.F26];&quot;aaaa/mm/jj&quot;)" office:value-type="string" office:string-value="2017/01/26" calcext:value-type="string">
            <text:p>2017/01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4" calcext:value-type="float">
            <text:p>244</text:p>
          </table:table-cell>
          <table:table-cell table:style-name="ce7" table:formula="of:=RANDBETWEEN(51;100)" office:value-type="float" office:value="69" calcext:value-type="float">
            <text:p>69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2;4)" office:value-type="float" office:value="2" calcext:value-type="float">
            <text:p>2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6];&quot;', '&quot;;[.E26];&quot;', '&quot;;[.G26];&quot;', '&quot;;[.H26];&quot;', &quot;;[.I26];&quot;, &quot;;[.J26];&quot;, &quot;;[.K26];&quot;, &quot;;[.L26];&quot;, &quot;;[.M26];&quot;);&quot;)" office:value-type="string" office:string-value="insert into contrat_loc (date_contrat, date_debut, date_fin, caution, id_contrat_loc_client, id_contrat_loc_agence, id_contrat_loc_vehicule, id_contrat_loc_accessoire, id_contrat_loc_penalite) values ('2017/01/14', '2017/01/14', '2017/01/26', '1500.00', 244, 69, 2, 2, 2);" calcext:value-type="string">
            <text:p>insert into contrat_loc (date_contrat, date_debut, date_fin, caution, id_contrat_loc_client, id_contrat_loc_agence, id_contrat_loc_vehicule, id_contrat_loc_accessoire, id_contrat_loc_penalite) values ('2017/01/14', '2017/01/14', '2017/01/26', '1500.00', 244, 69, 2, 2, 2);</text:p>
          </table:table-cell>
          <table:table-cell table:number-columns-repeated="100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date" office:date-value="2017-01-14" calcext:value-type="date">
            <text:p>2017-01-14</text:p>
          </table:table-cell>
          <table:table-cell table:style-name="ce5" table:formula="of:=TEXT([.B27];&quot;aaaa/mm/jj&quot;)" office:value-type="string" office:string-value="2017/01/14" calcext:value-type="string">
            <text:p>2017/01/14</text:p>
          </table:table-cell>
          <table:table-cell table:style-name="ce4" office:value-type="date" office:date-value="2017-01-14" calcext:value-type="date">
            <text:p>2017-01-14</text:p>
          </table:table-cell>
          <table:table-cell table:style-name="ce5" table:formula="of:=TEXT([.D27];&quot;aaaa/mm/jj&quot;)" office:value-type="string" office:string-value="2017/01/14" calcext:value-type="string">
            <text:p>2017/01/14</text:p>
          </table:table-cell>
          <table:table-cell table:style-name="ce4" table:formula="of:=[.D27]+[.N27]" office:value-type="date" office:date-value="2017-01-16" calcext:value-type="date">
            <text:p>2017-01-16</text:p>
          </table:table-cell>
          <table:table-cell table:style-name="ce5" table:formula="of:=TEXT([.F27];&quot;aaaa/mm/jj&quot;)" office:value-type="string" office:string-value="2017/01/16" calcext:value-type="string">
            <text:p>2017/01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0" calcext:value-type="float">
            <text:p>120</text:p>
          </table:table-cell>
          <table:table-cell table:style-name="ce7" table:formula="of:=RANDBETWEEN(101;150)" office:value-type="float" office:value="122" calcext:value-type="float">
            <text:p>122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7];&quot;', '&quot;;[.E27];&quot;', '&quot;;[.G27];&quot;', '&quot;;[.H27];&quot;', &quot;;[.I27];&quot;, &quot;;[.J27];&quot;, &quot;;[.K27];&quot;, &quot;;[.L27];&quot;, &quot;;[.M27];&quot;);&quot;)" office:value-type="string" office:string-value="insert into contrat_loc (date_contrat, date_debut, date_fin, caution, id_contrat_loc_client, id_contrat_loc_agence, id_contrat_loc_vehicule, id_contrat_loc_accessoire, id_contrat_loc_penalite) values ('2017/01/14', '2017/01/14', '2017/01/16', '1500.00', 120, 122, 3, 1, 1);" calcext:value-type="string">
            <text:p>insert into contrat_loc (date_contrat, date_debut, date_fin, caution, id_contrat_loc_client, id_contrat_loc_agence, id_contrat_loc_vehicule, id_contrat_loc_accessoire, id_contrat_loc_penalite) values ('2017/01/14', '2017/01/14', '2017/01/16', '1500.00', 120, 122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date" office:date-value="2017-01-15" calcext:value-type="date">
            <text:p>2017-01-15</text:p>
          </table:table-cell>
          <table:table-cell table:style-name="ce5" table:formula="of:=TEXT([.B28];&quot;aaaa/mm/jj&quot;)" office:value-type="string" office:string-value="2017/01/15" calcext:value-type="string">
            <text:p>2017/01/15</text:p>
          </table:table-cell>
          <table:table-cell table:style-name="ce4" office:value-type="date" office:date-value="2017-01-15" calcext:value-type="date">
            <text:p>2017-01-15</text:p>
          </table:table-cell>
          <table:table-cell table:style-name="ce5" table:formula="of:=TEXT([.D28];&quot;aaaa/mm/jj&quot;)" office:value-type="string" office:string-value="2017/01/15" calcext:value-type="string">
            <text:p>2017/01/15</text:p>
          </table:table-cell>
          <table:table-cell table:style-name="ce4" table:formula="of:=[.D28]+[.N28]" office:value-type="date" office:date-value="2017-01-21" calcext:value-type="date">
            <text:p>2017-01-21</text:p>
          </table:table-cell>
          <table:table-cell table:style-name="ce5" table:formula="of:=TEXT([.F28];&quot;aaaa/mm/jj&quot;)" office:value-type="string" office:string-value="2017/01/21" calcext:value-type="string">
            <text:p>2017/01/2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0" calcext:value-type="float">
            <text:p>200</text:p>
          </table:table-cell>
          <table:table-cell table:style-name="ce7" table:formula="of:=RANDBETWEEN(51;100)" office:value-type="float" office:value="53" calcext:value-type="float">
            <text:p>53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8];&quot;', '&quot;;[.E28];&quot;', '&quot;;[.G28];&quot;', '&quot;;[.H28];&quot;', &quot;;[.I28];&quot;, &quot;;[.J28];&quot;, &quot;;[.K28];&quot;, &quot;;[.L28];&quot;, &quot;;[.M28];&quot;);&quot;)" office:value-type="string" office:string-value="insert into contrat_loc (date_contrat, date_debut, date_fin, caution, id_contrat_loc_client, id_contrat_loc_agence, id_contrat_loc_vehicule, id_contrat_loc_accessoire, id_contrat_loc_penalite) values ('2017/01/15', '2017/01/15', '2017/01/21', '1500.00', 200, 53, 2, 5, 1);" calcext:value-type="string">
            <text:p>insert into contrat_loc (date_contrat, date_debut, date_fin, caution, id_contrat_loc_client, id_contrat_loc_agence, id_contrat_loc_vehicule, id_contrat_loc_accessoire, id_contrat_loc_penalite) values ('2017/01/15', '2017/01/15', '2017/01/21', '1500.00', 200, 53, 2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date" office:date-value="2017-01-15" calcext:value-type="date">
            <text:p>2017-01-15</text:p>
          </table:table-cell>
          <table:table-cell table:style-name="ce5" table:formula="of:=TEXT([.B29];&quot;aaaa/mm/jj&quot;)" office:value-type="string" office:string-value="2017/01/15" calcext:value-type="string">
            <text:p>2017/01/15</text:p>
          </table:table-cell>
          <table:table-cell table:style-name="ce4" office:value-type="date" office:date-value="2017-01-15" calcext:value-type="date">
            <text:p>2017-01-15</text:p>
          </table:table-cell>
          <table:table-cell table:style-name="ce5" table:formula="of:=TEXT([.D29];&quot;aaaa/mm/jj&quot;)" office:value-type="string" office:string-value="2017/01/15" calcext:value-type="string">
            <text:p>2017/01/15</text:p>
          </table:table-cell>
          <table:table-cell table:style-name="ce4" table:formula="of:=[.D29]+[.N29]" office:value-type="date" office:date-value="2017-01-17" calcext:value-type="date">
            <text:p>2017-01-17</text:p>
          </table:table-cell>
          <table:table-cell table:style-name="ce5" table:formula="of:=TEXT([.F29];&quot;aaaa/mm/jj&quot;)" office:value-type="string" office:string-value="2017/01/17" calcext:value-type="string">
            <text:p>2017/01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9" calcext:value-type="float">
            <text:p>209</text:p>
          </table:table-cell>
          <table:table-cell table:style-name="ce7" table:formula="of:=RANDBETWEEN(201;250)" office:value-type="float" office:value="201" calcext:value-type="float">
            <text:p>20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9];&quot;', '&quot;;[.E29];&quot;', '&quot;;[.G29];&quot;', '&quot;;[.H29];&quot;', &quot;;[.I29];&quot;, &quot;;[.J29];&quot;, &quot;;[.K29];&quot;, &quot;;[.L29];&quot;, &quot;;[.M29];&quot;);&quot;)" office:value-type="string" office:string-value="insert into contrat_loc (date_contrat, date_debut, date_fin, caution, id_contrat_loc_client, id_contrat_loc_agence, id_contrat_loc_vehicule, id_contrat_loc_accessoire, id_contrat_loc_penalite) values ('2017/01/15', '2017/01/15', '2017/01/17', '1500.00', 209, 201, 5, 7, 1);" calcext:value-type="string">
            <text:p>insert into contrat_loc (date_contrat, date_debut, date_fin, caution, id_contrat_loc_client, id_contrat_loc_agence, id_contrat_loc_vehicule, id_contrat_loc_accessoire, id_contrat_loc_penalite) values ('2017/01/15', '2017/01/15', '2017/01/17', '1500.00', 209, 201, 5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date" office:date-value="2017-01-17" calcext:value-type="date">
            <text:p>2017-01-17</text:p>
          </table:table-cell>
          <table:table-cell table:style-name="ce5" table:formula="of:=TEXT([.B30];&quot;aaaa/mm/jj&quot;)" office:value-type="string" office:string-value="2017/01/17" calcext:value-type="string">
            <text:p>2017/01/17</text:p>
          </table:table-cell>
          <table:table-cell table:style-name="ce4" office:value-type="date" office:date-value="2017-01-17" calcext:value-type="date">
            <text:p>2017-01-17</text:p>
          </table:table-cell>
          <table:table-cell table:style-name="ce5" table:formula="of:=TEXT([.D30];&quot;aaaa/mm/jj&quot;)" office:value-type="string" office:string-value="2017/01/17" calcext:value-type="string">
            <text:p>2017/01/17</text:p>
          </table:table-cell>
          <table:table-cell table:style-name="ce4" table:formula="of:=[.D30]+[.N30]" office:value-type="date" office:date-value="2017-01-30" calcext:value-type="date">
            <text:p>2017-01-30</text:p>
          </table:table-cell>
          <table:table-cell table:style-name="ce5" table:formula="of:=TEXT([.F30];&quot;aaaa/mm/jj&quot;)" office:value-type="string" office:string-value="2017/01/30" calcext:value-type="string">
            <text:p>2017/01/3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6" calcext:value-type="float">
            <text:p>106</text:p>
          </table:table-cell>
          <table:table-cell table:style-name="ce7" table:formula="of:=RANDBETWEEN(1;50)" office:value-type="float" office:value="1" calcext:value-type="float">
            <text:p>1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2;4)" office:value-type="float" office:value="3" calcext:value-type="float">
            <text:p>3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0];&quot;', '&quot;;[.E30];&quot;', '&quot;;[.G30];&quot;', '&quot;;[.H30];&quot;', &quot;;[.I30];&quot;, &quot;;[.J30];&quot;, &quot;;[.K30];&quot;, &quot;;[.L30];&quot;, &quot;;[.M30];&quot;);&quot;)" office:value-type="string" office:string-value="insert into contrat_loc (date_contrat, date_debut, date_fin, caution, id_contrat_loc_client, id_contrat_loc_agence, id_contrat_loc_vehicule, id_contrat_loc_accessoire, id_contrat_loc_penalite) values ('2017/01/17', '2017/01/17', '2017/01/30', '1500.00', 106, 1, 1, 2, 3);" calcext:value-type="string">
            <text:p>insert into contrat_loc (date_contrat, date_debut, date_fin, caution, id_contrat_loc_client, id_contrat_loc_agence, id_contrat_loc_vehicule, id_contrat_loc_accessoire, id_contrat_loc_penalite) values ('2017/01/17', '2017/01/17', '2017/01/30', '1500.00', 106, 1, 1, 2, 3);</text:p>
          </table:table-cell>
          <table:table-cell table:number-columns-repeated="100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date" office:date-value="2017-01-17" calcext:value-type="date">
            <text:p>2017-01-17</text:p>
          </table:table-cell>
          <table:table-cell table:style-name="ce5" table:formula="of:=TEXT([.B31];&quot;aaaa/mm/jj&quot;)" office:value-type="string" office:string-value="2017/01/17" calcext:value-type="string">
            <text:p>2017/01/17</text:p>
          </table:table-cell>
          <table:table-cell table:style-name="ce4" office:value-type="date" office:date-value="2017-01-17" calcext:value-type="date">
            <text:p>2017-01-17</text:p>
          </table:table-cell>
          <table:table-cell table:style-name="ce5" table:formula="of:=TEXT([.D31];&quot;aaaa/mm/jj&quot;)" office:value-type="string" office:string-value="2017/01/17" calcext:value-type="string">
            <text:p>2017/01/17</text:p>
          </table:table-cell>
          <table:table-cell table:style-name="ce4" table:formula="of:=[.D31]+[.N31]" office:value-type="date" office:date-value="2017-01-20" calcext:value-type="date">
            <text:p>2017-01-20</text:p>
          </table:table-cell>
          <table:table-cell table:style-name="ce5" table:formula="of:=TEXT([.F31];&quot;aaaa/mm/jj&quot;)" office:value-type="string" office:string-value="2017/01/20" calcext:value-type="string">
            <text:p>2017/01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" calcext:value-type="float">
            <text:p>3</text:p>
          </table:table-cell>
          <table:table-cell table:style-name="ce7" table:formula="of:=RANDBETWEEN(51;100)" office:value-type="float" office:value="66" calcext:value-type="float">
            <text:p>66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1];&quot;', '&quot;;[.E31];&quot;', '&quot;;[.G31];&quot;', '&quot;;[.H31];&quot;', &quot;;[.I31];&quot;, &quot;;[.J31];&quot;, &quot;;[.K31];&quot;, &quot;;[.L31];&quot;, &quot;;[.M31];&quot;);&quot;)" office:value-type="string" office:string-value="insert into contrat_loc (date_contrat, date_debut, date_fin, caution, id_contrat_loc_client, id_contrat_loc_agence, id_contrat_loc_vehicule, id_contrat_loc_accessoire, id_contrat_loc_penalite) values ('2017/01/17', '2017/01/17', '2017/01/20', '1500.00', 3, 66, 2, 6, 1);" calcext:value-type="string">
            <text:p>insert into contrat_loc (date_contrat, date_debut, date_fin, caution, id_contrat_loc_client, id_contrat_loc_agence, id_contrat_loc_vehicule, id_contrat_loc_accessoire, id_contrat_loc_penalite) values ('2017/01/17', '2017/01/17', '2017/01/20', '1500.00', 3, 66, 2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date" office:date-value="2017-01-17" calcext:value-type="date">
            <text:p>2017-01-17</text:p>
          </table:table-cell>
          <table:table-cell table:style-name="ce5" table:formula="of:=TEXT([.B32];&quot;aaaa/mm/jj&quot;)" office:value-type="string" office:string-value="2017/01/17" calcext:value-type="string">
            <text:p>2017/01/17</text:p>
          </table:table-cell>
          <table:table-cell table:style-name="ce4" office:value-type="date" office:date-value="2017-01-17" calcext:value-type="date">
            <text:p>2017-01-17</text:p>
          </table:table-cell>
          <table:table-cell table:style-name="ce5" table:formula="of:=TEXT([.D32];&quot;aaaa/mm/jj&quot;)" office:value-type="string" office:string-value="2017/01/17" calcext:value-type="string">
            <text:p>2017/01/17</text:p>
          </table:table-cell>
          <table:table-cell table:style-name="ce4" table:formula="of:=[.D32]+[.N32]" office:value-type="date" office:date-value="2017-01-26" calcext:value-type="date">
            <text:p>2017-01-26</text:p>
          </table:table-cell>
          <table:table-cell table:style-name="ce5" table:formula="of:=TEXT([.F32];&quot;aaaa/mm/jj&quot;)" office:value-type="string" office:string-value="2017/01/26" calcext:value-type="string">
            <text:p>2017/01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6" calcext:value-type="float">
            <text:p>196</text:p>
          </table:table-cell>
          <table:table-cell table:style-name="ce7" table:formula="of:=RANDBETWEEN(51;100)" office:value-type="float" office:value="66" calcext:value-type="float">
            <text:p>66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2];&quot;', '&quot;;[.E32];&quot;', '&quot;;[.G32];&quot;', '&quot;;[.H32];&quot;', &quot;;[.I32];&quot;, &quot;;[.J32];&quot;, &quot;;[.K32];&quot;, &quot;;[.L32];&quot;, &quot;;[.M32];&quot;);&quot;)" office:value-type="string" office:string-value="insert into contrat_loc (date_contrat, date_debut, date_fin, caution, id_contrat_loc_client, id_contrat_loc_agence, id_contrat_loc_vehicule, id_contrat_loc_accessoire, id_contrat_loc_penalite) values ('2017/01/17', '2017/01/17', '2017/01/26', '1500.00', 196, 66, 2, 4, 1);" calcext:value-type="string">
            <text:p>insert into contrat_loc (date_contrat, date_debut, date_fin, caution, id_contrat_loc_client, id_contrat_loc_agence, id_contrat_loc_vehicule, id_contrat_loc_accessoire, id_contrat_loc_penalite) values ('2017/01/17', '2017/01/17', '2017/01/26', '1500.00', 196, 66, 2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date" office:date-value="2017-01-18" calcext:value-type="date">
            <text:p>2017-01-18</text:p>
          </table:table-cell>
          <table:table-cell table:style-name="ce5" table:formula="of:=TEXT([.B33];&quot;aaaa/mm/jj&quot;)" office:value-type="string" office:string-value="2017/01/18" calcext:value-type="string">
            <text:p>2017/01/18</text:p>
          </table:table-cell>
          <table:table-cell table:style-name="ce4" office:value-type="date" office:date-value="2017-01-18" calcext:value-type="date">
            <text:p>2017-01-18</text:p>
          </table:table-cell>
          <table:table-cell table:style-name="ce5" table:formula="of:=TEXT([.D33];&quot;aaaa/mm/jj&quot;)" office:value-type="string" office:string-value="2017/01/18" calcext:value-type="string">
            <text:p>2017/01/18</text:p>
          </table:table-cell>
          <table:table-cell table:style-name="ce4" table:formula="of:=[.D33]+[.N33]" office:value-type="date" office:date-value="2017-01-28" calcext:value-type="date">
            <text:p>2017-01-28</text:p>
          </table:table-cell>
          <table:table-cell table:style-name="ce5" table:formula="of:=TEXT([.F33];&quot;aaaa/mm/jj&quot;)" office:value-type="string" office:string-value="2017/01/28" calcext:value-type="string">
            <text:p>2017/01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8" calcext:value-type="float">
            <text:p>128</text:p>
          </table:table-cell>
          <table:table-cell table:style-name="ce7" table:formula="of:=RANDBETWEEN(151;200)" office:value-type="float" office:value="185" calcext:value-type="float">
            <text:p>185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2;4)" office:value-type="float" office:value="4" calcext:value-type="float">
            <text:p>4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3];&quot;', '&quot;;[.E33];&quot;', '&quot;;[.G33];&quot;', '&quot;;[.H33];&quot;', &quot;;[.I33];&quot;, &quot;;[.J33];&quot;, &quot;;[.K33];&quot;, &quot;;[.L33];&quot;, &quot;;[.M33];&quot;);&quot;)" office:value-type="string" office:string-value="insert into contrat_loc (date_contrat, date_debut, date_fin, caution, id_contrat_loc_client, id_contrat_loc_agence, id_contrat_loc_vehicule, id_contrat_loc_accessoire, id_contrat_loc_penalite) values ('2017/01/18', '2017/01/18', '2017/01/28', '1500.00', 128, 185, 4, 1, 4);" calcext:value-type="string">
            <text:p>insert into contrat_loc (date_contrat, date_debut, date_fin, caution, id_contrat_loc_client, id_contrat_loc_agence, id_contrat_loc_vehicule, id_contrat_loc_accessoire, id_contrat_loc_penalite) values ('2017/01/18', '2017/01/18', '2017/01/28', '1500.00', 128, 185, 4, 1, 4);</text:p>
          </table:table-cell>
          <table:table-cell table:number-columns-repeated="1009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date" office:date-value="2017-01-19" calcext:value-type="date">
            <text:p>2017-01-19</text:p>
          </table:table-cell>
          <table:table-cell table:style-name="ce5" table:formula="of:=TEXT([.B34];&quot;aaaa/mm/jj&quot;)" office:value-type="string" office:string-value="2017/01/19" calcext:value-type="string">
            <text:p>2017/01/19</text:p>
          </table:table-cell>
          <table:table-cell table:style-name="ce4" office:value-type="date" office:date-value="2017-01-19" calcext:value-type="date">
            <text:p>2017-01-19</text:p>
          </table:table-cell>
          <table:table-cell table:style-name="ce5" table:formula="of:=TEXT([.D34];&quot;aaaa/mm/jj&quot;)" office:value-type="string" office:string-value="2017/01/19" calcext:value-type="string">
            <text:p>2017/01/19</text:p>
          </table:table-cell>
          <table:table-cell table:style-name="ce4" table:formula="of:=[.D34]+[.N34]" office:value-type="date" office:date-value="2017-01-25" calcext:value-type="date">
            <text:p>2017-01-25</text:p>
          </table:table-cell>
          <table:table-cell table:style-name="ce5" table:formula="of:=TEXT([.F34];&quot;aaaa/mm/jj&quot;)" office:value-type="string" office:string-value="2017/01/25" calcext:value-type="string">
            <text:p>2017/01/25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4" calcext:value-type="float">
            <text:p>14</text:p>
          </table:table-cell>
          <table:table-cell table:style-name="ce7" table:formula="of:=RANDBETWEEN(201;250)" office:value-type="float" office:value="215" calcext:value-type="float">
            <text:p>215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4];&quot;', '&quot;;[.E34];&quot;', '&quot;;[.G34];&quot;', '&quot;;[.H34];&quot;', &quot;;[.I34];&quot;, &quot;;[.J34];&quot;, &quot;;[.K34];&quot;, &quot;;[.L34];&quot;, &quot;;[.M34];&quot;);&quot;)" office:value-type="string" office:string-value="insert into contrat_loc (date_contrat, date_debut, date_fin, caution, id_contrat_loc_client, id_contrat_loc_agence, id_contrat_loc_vehicule, id_contrat_loc_accessoire, id_contrat_loc_penalite) values ('2017/01/19', '2017/01/19', '2017/01/25', '1500.00', 14, 215, 5, 3, 1);" calcext:value-type="string">
            <text:p>insert into contrat_loc (date_contrat, date_debut, date_fin, caution, id_contrat_loc_client, id_contrat_loc_agence, id_contrat_loc_vehicule, id_contrat_loc_accessoire, id_contrat_loc_penalite) values ('2017/01/19', '2017/01/19', '2017/01/25', '1500.00', 14, 215, 5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date" office:date-value="2017-01-19" calcext:value-type="date">
            <text:p>2017-01-19</text:p>
          </table:table-cell>
          <table:table-cell table:style-name="ce5" table:formula="of:=TEXT([.B35];&quot;aaaa/mm/jj&quot;)" office:value-type="string" office:string-value="2017/01/19" calcext:value-type="string">
            <text:p>2017/01/19</text:p>
          </table:table-cell>
          <table:table-cell table:style-name="ce4" office:value-type="date" office:date-value="2017-01-19" calcext:value-type="date">
            <text:p>2017-01-19</text:p>
          </table:table-cell>
          <table:table-cell table:style-name="ce5" table:formula="of:=TEXT([.D35];&quot;aaaa/mm/jj&quot;)" office:value-type="string" office:string-value="2017/01/19" calcext:value-type="string">
            <text:p>2017/01/19</text:p>
          </table:table-cell>
          <table:table-cell table:style-name="ce4" table:formula="of:=[.D35]+[.N35]" office:value-type="date" office:date-value="2017-01-31" calcext:value-type="date">
            <text:p>2017-01-31</text:p>
          </table:table-cell>
          <table:table-cell table:style-name="ce5" table:formula="of:=TEXT([.F35];&quot;aaaa/mm/jj&quot;)" office:value-type="string" office:string-value="2017/01/31" calcext:value-type="string">
            <text:p>2017/01/3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8" calcext:value-type="float">
            <text:p>108</text:p>
          </table:table-cell>
          <table:table-cell table:style-name="ce7" table:formula="of:=RANDBETWEEN(51;100)" office:value-type="float" office:value="72" calcext:value-type="float">
            <text:p>72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table:formula="of:=RANDBETWEEN(2;4)" office:value-type="float" office:value="4" calcext:value-type="float">
            <text:p>4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5];&quot;', '&quot;;[.E35];&quot;', '&quot;;[.G35];&quot;', '&quot;;[.H35];&quot;', &quot;;[.I35];&quot;, &quot;;[.J35];&quot;, &quot;;[.K35];&quot;, &quot;;[.L35];&quot;, &quot;;[.M35];&quot;);&quot;)" office:value-type="string" office:string-value="insert into contrat_loc (date_contrat, date_debut, date_fin, caution, id_contrat_loc_client, id_contrat_loc_agence, id_contrat_loc_vehicule, id_contrat_loc_accessoire, id_contrat_loc_penalite) values ('2017/01/19', '2017/01/19', '2017/01/31', '1500.00', 108, 72, 2, 7, 4);" calcext:value-type="string">
            <text:p>insert into contrat_loc (date_contrat, date_debut, date_fin, caution, id_contrat_loc_client, id_contrat_loc_agence, id_contrat_loc_vehicule, id_contrat_loc_accessoire, id_contrat_loc_penalite) values ('2017/01/19', '2017/01/19', '2017/01/31', '1500.00', 108, 72, 2, 7, 4);</text:p>
          </table:table-cell>
          <table:table-cell table:number-columns-repeated="1009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date" office:date-value="2017-01-20" calcext:value-type="date">
            <text:p>2017-01-20</text:p>
          </table:table-cell>
          <table:table-cell table:style-name="ce5" table:formula="of:=TEXT([.B36];&quot;aaaa/mm/jj&quot;)" office:value-type="string" office:string-value="2017/01/20" calcext:value-type="string">
            <text:p>2017/01/20</text:p>
          </table:table-cell>
          <table:table-cell table:style-name="ce4" office:value-type="date" office:date-value="2017-01-20" calcext:value-type="date">
            <text:p>2017-01-20</text:p>
          </table:table-cell>
          <table:table-cell table:style-name="ce5" table:formula="of:=TEXT([.D36];&quot;aaaa/mm/jj&quot;)" office:value-type="string" office:string-value="2017/01/20" calcext:value-type="string">
            <text:p>2017/01/20</text:p>
          </table:table-cell>
          <table:table-cell table:style-name="ce4" table:formula="of:=[.D36]+[.N36]" office:value-type="date" office:date-value="2017-01-29" calcext:value-type="date">
            <text:p>2017-01-29</text:p>
          </table:table-cell>
          <table:table-cell table:style-name="ce5" table:formula="of:=TEXT([.F36];&quot;aaaa/mm/jj&quot;)" office:value-type="string" office:string-value="2017/01/29" calcext:value-type="string">
            <text:p>2017/01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1" calcext:value-type="float">
            <text:p>51</text:p>
          </table:table-cell>
          <table:table-cell table:style-name="ce7" table:formula="of:=RANDBETWEEN(151;200)" office:value-type="float" office:value="197" calcext:value-type="float">
            <text:p>197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2;4)" office:value-type="float" office:value="4" calcext:value-type="float">
            <text:p>4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6];&quot;', '&quot;;[.E36];&quot;', '&quot;;[.G36];&quot;', '&quot;;[.H36];&quot;', &quot;;[.I36];&quot;, &quot;;[.J36];&quot;, &quot;;[.K36];&quot;, &quot;;[.L36];&quot;, &quot;;[.M36];&quot;);&quot;)" office:value-type="string" office:string-value="insert into contrat_loc (date_contrat, date_debut, date_fin, caution, id_contrat_loc_client, id_contrat_loc_agence, id_contrat_loc_vehicule, id_contrat_loc_accessoire, id_contrat_loc_penalite) values ('2017/01/20', '2017/01/20', '2017/01/29', '1500.00', 51, 197, 4, 6, 4);" calcext:value-type="string">
            <text:p>insert into contrat_loc (date_contrat, date_debut, date_fin, caution, id_contrat_loc_client, id_contrat_loc_agence, id_contrat_loc_vehicule, id_contrat_loc_accessoire, id_contrat_loc_penalite) values ('2017/01/20', '2017/01/20', '2017/01/29', '1500.00', 51, 197, 4, 6, 4);</text:p>
          </table:table-cell>
          <table:table-cell table:number-columns-repeated="1009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date" office:date-value="2017-01-20" calcext:value-type="date">
            <text:p>2017-01-20</text:p>
          </table:table-cell>
          <table:table-cell table:style-name="ce5" table:formula="of:=TEXT([.B37];&quot;aaaa/mm/jj&quot;)" office:value-type="string" office:string-value="2017/01/20" calcext:value-type="string">
            <text:p>2017/01/20</text:p>
          </table:table-cell>
          <table:table-cell table:style-name="ce4" office:value-type="date" office:date-value="2017-01-20" calcext:value-type="date">
            <text:p>2017-01-20</text:p>
          </table:table-cell>
          <table:table-cell table:style-name="ce5" table:formula="of:=TEXT([.D37];&quot;aaaa/mm/jj&quot;)" office:value-type="string" office:string-value="2017/01/20" calcext:value-type="string">
            <text:p>2017/01/20</text:p>
          </table:table-cell>
          <table:table-cell table:style-name="ce4" table:formula="of:=[.D37]+[.N37]" office:value-type="date" office:date-value="2017-01-22" calcext:value-type="date">
            <text:p>2017-01-22</text:p>
          </table:table-cell>
          <table:table-cell table:style-name="ce5" table:formula="of:=TEXT([.F37];&quot;aaaa/mm/jj&quot;)" office:value-type="string" office:string-value="2017/01/22" calcext:value-type="string">
            <text:p>2017/01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50" calcext:value-type="float">
            <text:p>250</text:p>
          </table:table-cell>
          <table:table-cell table:style-name="ce7" table:formula="of:=RANDBETWEEN(201;250)" office:value-type="float" office:value="221" calcext:value-type="float">
            <text:p>22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7];&quot;', '&quot;;[.E37];&quot;', '&quot;;[.G37];&quot;', '&quot;;[.H37];&quot;', &quot;;[.I37];&quot;, &quot;;[.J37];&quot;, &quot;;[.K37];&quot;, &quot;;[.L37];&quot;, &quot;;[.M37];&quot;);&quot;)" office:value-type="string" office:string-value="insert into contrat_loc (date_contrat, date_debut, date_fin, caution, id_contrat_loc_client, id_contrat_loc_agence, id_contrat_loc_vehicule, id_contrat_loc_accessoire, id_contrat_loc_penalite) values ('2017/01/20', '2017/01/20', '2017/01/22', '1500.00', 250, 221, 5, 6, 1);" calcext:value-type="string">
            <text:p>insert into contrat_loc (date_contrat, date_debut, date_fin, caution, id_contrat_loc_client, id_contrat_loc_agence, id_contrat_loc_vehicule, id_contrat_loc_accessoire, id_contrat_loc_penalite) values ('2017/01/20', '2017/01/20', '2017/01/22', '1500.00', 250, 221, 5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date" office:date-value="2017-01-21" calcext:value-type="date">
            <text:p>2017-01-21</text:p>
          </table:table-cell>
          <table:table-cell table:style-name="ce5" table:formula="of:=TEXT([.B38];&quot;aaaa/mm/jj&quot;)" office:value-type="string" office:string-value="2017/01/21" calcext:value-type="string">
            <text:p>2017/01/21</text:p>
          </table:table-cell>
          <table:table-cell table:style-name="ce4" office:value-type="date" office:date-value="2017-01-21" calcext:value-type="date">
            <text:p>2017-01-21</text:p>
          </table:table-cell>
          <table:table-cell table:style-name="ce5" table:formula="of:=TEXT([.D38];&quot;aaaa/mm/jj&quot;)" office:value-type="string" office:string-value="2017/01/21" calcext:value-type="string">
            <text:p>2017/01/21</text:p>
          </table:table-cell>
          <table:table-cell table:style-name="ce4" table:formula="of:=[.D38]+[.N38]" office:value-type="date" office:date-value="2017-01-29" calcext:value-type="date">
            <text:p>2017-01-29</text:p>
          </table:table-cell>
          <table:table-cell table:style-name="ce5" table:formula="of:=TEXT([.F38];&quot;aaaa/mm/jj&quot;)" office:value-type="string" office:string-value="2017/01/29" calcext:value-type="string">
            <text:p>2017/01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8" calcext:value-type="float">
            <text:p>68</text:p>
          </table:table-cell>
          <table:table-cell table:style-name="ce7" table:formula="of:=RANDBETWEEN(151;200)" office:value-type="float" office:value="192" calcext:value-type="float">
            <text:p>192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8];&quot;', '&quot;;[.E38];&quot;', '&quot;;[.G38];&quot;', '&quot;;[.H38];&quot;', &quot;;[.I38];&quot;, &quot;;[.J38];&quot;, &quot;;[.K38];&quot;, &quot;;[.L38];&quot;, &quot;;[.M38];&quot;);&quot;)" office:value-type="string" office:string-value="insert into contrat_loc (date_contrat, date_debut, date_fin, caution, id_contrat_loc_client, id_contrat_loc_agence, id_contrat_loc_vehicule, id_contrat_loc_accessoire, id_contrat_loc_penalite) values ('2017/01/21', '2017/01/21', '2017/01/29', '1500.00', 68, 192, 4, 1, 1);" calcext:value-type="string">
            <text:p>insert into contrat_loc (date_contrat, date_debut, date_fin, caution, id_contrat_loc_client, id_contrat_loc_agence, id_contrat_loc_vehicule, id_contrat_loc_accessoire, id_contrat_loc_penalite) values ('2017/01/21', '2017/01/21', '2017/01/29', '1500.00', 68, 192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date" office:date-value="2017-01-22" calcext:value-type="date">
            <text:p>2017-01-22</text:p>
          </table:table-cell>
          <table:table-cell table:style-name="ce5" table:formula="of:=TEXT([.B39];&quot;aaaa/mm/jj&quot;)" office:value-type="string" office:string-value="2017/01/22" calcext:value-type="string">
            <text:p>2017/01/22</text:p>
          </table:table-cell>
          <table:table-cell table:style-name="ce4" office:value-type="date" office:date-value="2017-01-22" calcext:value-type="date">
            <text:p>2017-01-22</text:p>
          </table:table-cell>
          <table:table-cell table:style-name="ce5" table:formula="of:=TEXT([.D39];&quot;aaaa/mm/jj&quot;)" office:value-type="string" office:string-value="2017/01/22" calcext:value-type="string">
            <text:p>2017/01/22</text:p>
          </table:table-cell>
          <table:table-cell table:style-name="ce4" table:formula="of:=[.D39]+[.N39]" office:value-type="date" office:date-value="2017-02-01" calcext:value-type="date">
            <text:p>2017-02-01</text:p>
          </table:table-cell>
          <table:table-cell table:style-name="ce5" table:formula="of:=TEXT([.F39];&quot;aaaa/mm/jj&quot;)" office:value-type="string" office:string-value="2017/02/01" calcext:value-type="string">
            <text:p>2017/02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6" calcext:value-type="float">
            <text:p>196</text:p>
          </table:table-cell>
          <table:table-cell table:style-name="ce7" table:formula="of:=RANDBETWEEN(101;150)" office:value-type="float" office:value="119" calcext:value-type="float">
            <text:p>119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9];&quot;', '&quot;;[.E39];&quot;', '&quot;;[.G39];&quot;', '&quot;;[.H39];&quot;', &quot;;[.I39];&quot;, &quot;;[.J39];&quot;, &quot;;[.K39];&quot;, &quot;;[.L39];&quot;, &quot;;[.M39];&quot;);&quot;)" office:value-type="string" office:string-value="insert into contrat_loc (date_contrat, date_debut, date_fin, caution, id_contrat_loc_client, id_contrat_loc_agence, id_contrat_loc_vehicule, id_contrat_loc_accessoire, id_contrat_loc_penalite) values ('2017/01/22', '2017/01/22', '2017/02/01', '1500.00', 196, 119, 3, 3, 1);" calcext:value-type="string">
            <text:p>insert into contrat_loc (date_contrat, date_debut, date_fin, caution, id_contrat_loc_client, id_contrat_loc_agence, id_contrat_loc_vehicule, id_contrat_loc_accessoire, id_contrat_loc_penalite) values ('2017/01/22', '2017/01/22', '2017/02/01', '1500.00', 196, 119, 3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date" office:date-value="2017-01-22" calcext:value-type="date">
            <text:p>2017-01-22</text:p>
          </table:table-cell>
          <table:table-cell table:style-name="ce5" table:formula="of:=TEXT([.B40];&quot;aaaa/mm/jj&quot;)" office:value-type="string" office:string-value="2017/01/22" calcext:value-type="string">
            <text:p>2017/01/22</text:p>
          </table:table-cell>
          <table:table-cell table:style-name="ce4" office:value-type="date" office:date-value="2017-01-22" calcext:value-type="date">
            <text:p>2017-01-22</text:p>
          </table:table-cell>
          <table:table-cell table:style-name="ce5" table:formula="of:=TEXT([.D40];&quot;aaaa/mm/jj&quot;)" office:value-type="string" office:string-value="2017/01/22" calcext:value-type="string">
            <text:p>2017/01/22</text:p>
          </table:table-cell>
          <table:table-cell table:style-name="ce4" table:formula="of:=[.D40]+[.N40]" office:value-type="date" office:date-value="2017-01-25" calcext:value-type="date">
            <text:p>2017-01-25</text:p>
          </table:table-cell>
          <table:table-cell table:style-name="ce5" table:formula="of:=TEXT([.F40];&quot;aaaa/mm/jj&quot;)" office:value-type="string" office:string-value="2017/01/25" calcext:value-type="string">
            <text:p>2017/01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9" calcext:value-type="float">
            <text:p>219</text:p>
          </table:table-cell>
          <table:table-cell table:style-name="ce7" table:formula="of:=RANDBETWEEN(51;100)" office:value-type="float" office:value="90" calcext:value-type="float">
            <text:p>90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0];&quot;', '&quot;;[.E40];&quot;', '&quot;;[.G40];&quot;', '&quot;;[.H40];&quot;', &quot;;[.I40];&quot;, &quot;;[.J40];&quot;, &quot;;[.K40];&quot;, &quot;;[.L40];&quot;, &quot;;[.M40];&quot;);&quot;)" office:value-type="string" office:string-value="insert into contrat_loc (date_contrat, date_debut, date_fin, caution, id_contrat_loc_client, id_contrat_loc_agence, id_contrat_loc_vehicule, id_contrat_loc_accessoire, id_contrat_loc_penalite) values ('2017/01/22', '2017/01/22', '2017/01/25', '1500.00', 219, 90, 2, 7, 1);" calcext:value-type="string">
            <text:p>insert into contrat_loc (date_contrat, date_debut, date_fin, caution, id_contrat_loc_client, id_contrat_loc_agence, id_contrat_loc_vehicule, id_contrat_loc_accessoire, id_contrat_loc_penalite) values ('2017/01/22', '2017/01/22', '2017/01/25', '1500.00', 219, 90, 2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date" office:date-value="2017-01-22" calcext:value-type="date">
            <text:p>2017-01-22</text:p>
          </table:table-cell>
          <table:table-cell table:style-name="ce5" table:formula="of:=TEXT([.B41];&quot;aaaa/mm/jj&quot;)" office:value-type="string" office:string-value="2017/01/22" calcext:value-type="string">
            <text:p>2017/01/22</text:p>
          </table:table-cell>
          <table:table-cell table:style-name="ce4" office:value-type="date" office:date-value="2017-01-22" calcext:value-type="date">
            <text:p>2017-01-22</text:p>
          </table:table-cell>
          <table:table-cell table:style-name="ce5" table:formula="of:=TEXT([.D41];&quot;aaaa/mm/jj&quot;)" office:value-type="string" office:string-value="2017/01/22" calcext:value-type="string">
            <text:p>2017/01/22</text:p>
          </table:table-cell>
          <table:table-cell table:style-name="ce4" table:formula="of:=[.D41]+[.N41]" office:value-type="date" office:date-value="2017-01-27" calcext:value-type="date">
            <text:p>2017-01-27</text:p>
          </table:table-cell>
          <table:table-cell table:style-name="ce5" table:formula="of:=TEXT([.F41];&quot;aaaa/mm/jj&quot;)" office:value-type="string" office:string-value="2017/01/27" calcext:value-type="string">
            <text:p>2017/01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7" calcext:value-type="float">
            <text:p>187</text:p>
          </table:table-cell>
          <table:table-cell table:style-name="ce7" table:formula="of:=RANDBETWEEN(151;200)" office:value-type="float" office:value="166" calcext:value-type="float">
            <text:p>166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1];&quot;', '&quot;;[.E41];&quot;', '&quot;;[.G41];&quot;', '&quot;;[.H41];&quot;', &quot;;[.I41];&quot;, &quot;;[.J41];&quot;, &quot;;[.K41];&quot;, &quot;;[.L41];&quot;, &quot;;[.M41];&quot;);&quot;)" office:value-type="string" office:string-value="insert into contrat_loc (date_contrat, date_debut, date_fin, caution, id_contrat_loc_client, id_contrat_loc_agence, id_contrat_loc_vehicule, id_contrat_loc_accessoire, id_contrat_loc_penalite) values ('2017/01/22', '2017/01/22', '2017/01/27', '1500.00', 187, 166, 4, 1, 1);" calcext:value-type="string">
            <text:p>insert into contrat_loc (date_contrat, date_debut, date_fin, caution, id_contrat_loc_client, id_contrat_loc_agence, id_contrat_loc_vehicule, id_contrat_loc_accessoire, id_contrat_loc_penalite) values ('2017/01/22', '2017/01/22', '2017/01/27', '1500.00', 187, 166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date" office:date-value="2017-01-22" calcext:value-type="date">
            <text:p>2017-01-22</text:p>
          </table:table-cell>
          <table:table-cell table:style-name="ce5" table:formula="of:=TEXT([.B42];&quot;aaaa/mm/jj&quot;)" office:value-type="string" office:string-value="2017/01/22" calcext:value-type="string">
            <text:p>2017/01/22</text:p>
          </table:table-cell>
          <table:table-cell table:style-name="ce4" office:value-type="date" office:date-value="2017-01-22" calcext:value-type="date">
            <text:p>2017-01-22</text:p>
          </table:table-cell>
          <table:table-cell table:style-name="ce5" table:formula="of:=TEXT([.D42];&quot;aaaa/mm/jj&quot;)" office:value-type="string" office:string-value="2017/01/22" calcext:value-type="string">
            <text:p>2017/01/22</text:p>
          </table:table-cell>
          <table:table-cell table:style-name="ce4" table:formula="of:=[.D42]+[.N42]" office:value-type="date" office:date-value="2017-01-24" calcext:value-type="date">
            <text:p>2017-01-24</text:p>
          </table:table-cell>
          <table:table-cell table:style-name="ce5" table:formula="of:=TEXT([.F42];&quot;aaaa/mm/jj&quot;)" office:value-type="string" office:string-value="2017/01/24" calcext:value-type="string">
            <text:p>2017/01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9" calcext:value-type="float">
            <text:p>99</text:p>
          </table:table-cell>
          <table:table-cell table:style-name="ce7" table:formula="of:=RANDBETWEEN(201;250)" office:value-type="float" office:value="201" calcext:value-type="float">
            <text:p>20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2];&quot;', '&quot;;[.E42];&quot;', '&quot;;[.G42];&quot;', '&quot;;[.H42];&quot;', &quot;;[.I42];&quot;, &quot;;[.J42];&quot;, &quot;;[.K42];&quot;, &quot;;[.L42];&quot;, &quot;;[.M42];&quot;);&quot;)" office:value-type="string" office:string-value="insert into contrat_loc (date_contrat, date_debut, date_fin, caution, id_contrat_loc_client, id_contrat_loc_agence, id_contrat_loc_vehicule, id_contrat_loc_accessoire, id_contrat_loc_penalite) values ('2017/01/22', '2017/01/22', '2017/01/24', '1500.00', 99, 201, 5, 1, 1);" calcext:value-type="string">
            <text:p>insert into contrat_loc (date_contrat, date_debut, date_fin, caution, id_contrat_loc_client, id_contrat_loc_agence, id_contrat_loc_vehicule, id_contrat_loc_accessoire, id_contrat_loc_penalite) values ('2017/01/22', '2017/01/22', '2017/01/24', '1500.00', 99, 201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date" office:date-value="2017-01-22" calcext:value-type="date">
            <text:p>2017-01-22</text:p>
          </table:table-cell>
          <table:table-cell table:style-name="ce5" table:formula="of:=TEXT([.B43];&quot;aaaa/mm/jj&quot;)" office:value-type="string" office:string-value="2017/01/22" calcext:value-type="string">
            <text:p>2017/01/22</text:p>
          </table:table-cell>
          <table:table-cell table:style-name="ce4" office:value-type="date" office:date-value="2017-01-22" calcext:value-type="date">
            <text:p>2017-01-22</text:p>
          </table:table-cell>
          <table:table-cell table:style-name="ce5" table:formula="of:=TEXT([.D43];&quot;aaaa/mm/jj&quot;)" office:value-type="string" office:string-value="2017/01/22" calcext:value-type="string">
            <text:p>2017/01/22</text:p>
          </table:table-cell>
          <table:table-cell table:style-name="ce4" table:formula="of:=[.D43]+[.N43]" office:value-type="date" office:date-value="2017-02-06" calcext:value-type="date">
            <text:p>2017-02-06</text:p>
          </table:table-cell>
          <table:table-cell table:style-name="ce5" table:formula="of:=TEXT([.F43];&quot;aaaa/mm/jj&quot;)" office:value-type="string" office:string-value="2017/02/06" calcext:value-type="string">
            <text:p>2017/02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" calcext:value-type="float">
            <text:p>17</text:p>
          </table:table-cell>
          <table:table-cell table:style-name="ce7" table:formula="of:=RANDBETWEEN(151;200)" office:value-type="float" office:value="187" calcext:value-type="float">
            <text:p>187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3];&quot;', '&quot;;[.E43];&quot;', '&quot;;[.G43];&quot;', '&quot;;[.H43];&quot;', &quot;;[.I43];&quot;, &quot;;[.J43];&quot;, &quot;;[.K43];&quot;, &quot;;[.L43];&quot;, &quot;;[.M43];&quot;);&quot;)" office:value-type="string" office:string-value="insert into contrat_loc (date_contrat, date_debut, date_fin, caution, id_contrat_loc_client, id_contrat_loc_agence, id_contrat_loc_vehicule, id_contrat_loc_accessoire, id_contrat_loc_penalite) values ('2017/01/22', '2017/01/22', '2017/02/06', '1500.00', 17, 187, 4, 2, 1);" calcext:value-type="string">
            <text:p>insert into contrat_loc (date_contrat, date_debut, date_fin, caution, id_contrat_loc_client, id_contrat_loc_agence, id_contrat_loc_vehicule, id_contrat_loc_accessoire, id_contrat_loc_penalite) values ('2017/01/22', '2017/01/22', '2017/02/06', '1500.00', 17, 187, 4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date" office:date-value="2017-01-24" calcext:value-type="date">
            <text:p>2017-01-24</text:p>
          </table:table-cell>
          <table:table-cell table:style-name="ce5" table:formula="of:=TEXT([.B44];&quot;aaaa/mm/jj&quot;)" office:value-type="string" office:string-value="2017/01/24" calcext:value-type="string">
            <text:p>2017/01/24</text:p>
          </table:table-cell>
          <table:table-cell table:style-name="ce4" office:value-type="date" office:date-value="2017-01-24" calcext:value-type="date">
            <text:p>2017-01-24</text:p>
          </table:table-cell>
          <table:table-cell table:style-name="ce5" table:formula="of:=TEXT([.D44];&quot;aaaa/mm/jj&quot;)" office:value-type="string" office:string-value="2017/01/24" calcext:value-type="string">
            <text:p>2017/01/24</text:p>
          </table:table-cell>
          <table:table-cell table:style-name="ce4" table:formula="of:=[.D44]+[.N44]" office:value-type="date" office:date-value="2017-02-02" calcext:value-type="date">
            <text:p>2017-02-02</text:p>
          </table:table-cell>
          <table:table-cell table:style-name="ce5" table:formula="of:=TEXT([.F44];&quot;aaaa/mm/jj&quot;)" office:value-type="string" office:string-value="2017/02/02" calcext:value-type="string">
            <text:p>2017/02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3" calcext:value-type="float">
            <text:p>33</text:p>
          </table:table-cell>
          <table:table-cell table:style-name="ce7" table:formula="of:=RANDBETWEEN(151;200)" office:value-type="float" office:value="153" calcext:value-type="float">
            <text:p>153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4];&quot;', '&quot;;[.E44];&quot;', '&quot;;[.G44];&quot;', '&quot;;[.H44];&quot;', &quot;;[.I44];&quot;, &quot;;[.J44];&quot;, &quot;;[.K44];&quot;, &quot;;[.L44];&quot;, &quot;;[.M44];&quot;);&quot;)" office:value-type="string" office:string-value="insert into contrat_loc (date_contrat, date_debut, date_fin, caution, id_contrat_loc_client, id_contrat_loc_agence, id_contrat_loc_vehicule, id_contrat_loc_accessoire, id_contrat_loc_penalite) values ('2017/01/24', '2017/01/24', '2017/02/02', '1500.00', 33, 153, 4, 7, 1);" calcext:value-type="string">
            <text:p>insert into contrat_loc (date_contrat, date_debut, date_fin, caution, id_contrat_loc_client, id_contrat_loc_agence, id_contrat_loc_vehicule, id_contrat_loc_accessoire, id_contrat_loc_penalite) values ('2017/01/24', '2017/01/24', '2017/02/02', '1500.00', 33, 153, 4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date" office:date-value="2017-01-26" calcext:value-type="date">
            <text:p>2017-01-26</text:p>
          </table:table-cell>
          <table:table-cell table:style-name="ce5" table:formula="of:=TEXT([.B45];&quot;aaaa/mm/jj&quot;)" office:value-type="string" office:string-value="2017/01/26" calcext:value-type="string">
            <text:p>2017/01/26</text:p>
          </table:table-cell>
          <table:table-cell table:style-name="ce4" office:value-type="date" office:date-value="2017-01-26" calcext:value-type="date">
            <text:p>2017-01-26</text:p>
          </table:table-cell>
          <table:table-cell table:style-name="ce5" table:formula="of:=TEXT([.D45];&quot;aaaa/mm/jj&quot;)" office:value-type="string" office:string-value="2017/01/26" calcext:value-type="string">
            <text:p>2017/01/26</text:p>
          </table:table-cell>
          <table:table-cell table:style-name="ce4" table:formula="of:=[.D45]+[.N45]" office:value-type="date" office:date-value="2017-02-10" calcext:value-type="date">
            <text:p>2017-02-10</text:p>
          </table:table-cell>
          <table:table-cell table:style-name="ce5" table:formula="of:=TEXT([.F45];&quot;aaaa/mm/jj&quot;)" office:value-type="string" office:string-value="2017/02/10" calcext:value-type="string">
            <text:p>2017/02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4" calcext:value-type="float">
            <text:p>94</text:p>
          </table:table-cell>
          <table:table-cell table:style-name="ce7" table:formula="of:=RANDBETWEEN(101;150)" office:value-type="float" office:value="134" calcext:value-type="float">
            <text:p>134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5];&quot;', '&quot;;[.E45];&quot;', '&quot;;[.G45];&quot;', '&quot;;[.H45];&quot;', &quot;;[.I45];&quot;, &quot;;[.J45];&quot;, &quot;;[.K45];&quot;, &quot;;[.L45];&quot;, &quot;;[.M45];&quot;);&quot;)" office:value-type="string" office:string-value="insert into contrat_loc (date_contrat, date_debut, date_fin, caution, id_contrat_loc_client, id_contrat_loc_agence, id_contrat_loc_vehicule, id_contrat_loc_accessoire, id_contrat_loc_penalite) values ('2017/01/26', '2017/01/26', '2017/02/10', '1500.00', 94, 134, 3, 1, 1);" calcext:value-type="string">
            <text:p>insert into contrat_loc (date_contrat, date_debut, date_fin, caution, id_contrat_loc_client, id_contrat_loc_agence, id_contrat_loc_vehicule, id_contrat_loc_accessoire, id_contrat_loc_penalite) values ('2017/01/26', '2017/01/26', '2017/02/10', '1500.00', 94, 134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date" office:date-value="2017-01-27" calcext:value-type="date">
            <text:p>2017-01-27</text:p>
          </table:table-cell>
          <table:table-cell table:style-name="ce5" table:formula="of:=TEXT([.B46];&quot;aaaa/mm/jj&quot;)" office:value-type="string" office:string-value="2017/01/27" calcext:value-type="string">
            <text:p>2017/01/27</text:p>
          </table:table-cell>
          <table:table-cell table:style-name="ce4" office:value-type="date" office:date-value="2017-01-27" calcext:value-type="date">
            <text:p>2017-01-27</text:p>
          </table:table-cell>
          <table:table-cell table:style-name="ce5" table:formula="of:=TEXT([.D46];&quot;aaaa/mm/jj&quot;)" office:value-type="string" office:string-value="2017/01/27" calcext:value-type="string">
            <text:p>2017/01/27</text:p>
          </table:table-cell>
          <table:table-cell table:style-name="ce4" table:formula="of:=[.D46]+[.N46]" office:value-type="date" office:date-value="2017-02-04" calcext:value-type="date">
            <text:p>2017-02-04</text:p>
          </table:table-cell>
          <table:table-cell table:style-name="ce5" table:formula="of:=TEXT([.F46];&quot;aaaa/mm/jj&quot;)" office:value-type="string" office:string-value="2017/02/04" calcext:value-type="string">
            <text:p>2017/02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0" calcext:value-type="float">
            <text:p>90</text:p>
          </table:table-cell>
          <table:table-cell table:style-name="ce7" table:formula="of:=RANDBETWEEN(201;250)" office:value-type="float" office:value="213" calcext:value-type="float">
            <text:p>213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table:formula="of:=RANDBETWEEN(2;4)" office:value-type="float" office:value="3" calcext:value-type="float">
            <text:p>3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6];&quot;', '&quot;;[.E46];&quot;', '&quot;;[.G46];&quot;', '&quot;;[.H46];&quot;', &quot;;[.I46];&quot;, &quot;;[.J46];&quot;, &quot;;[.K46];&quot;, &quot;;[.L46];&quot;, &quot;;[.M46];&quot;);&quot;)" office:value-type="string" office:string-value="insert into contrat_loc (date_contrat, date_debut, date_fin, caution, id_contrat_loc_client, id_contrat_loc_agence, id_contrat_loc_vehicule, id_contrat_loc_accessoire, id_contrat_loc_penalite) values ('2017/01/27', '2017/01/27', '2017/02/04', '1500.00', 90, 213, 5, 5, 3);" calcext:value-type="string">
            <text:p>insert into contrat_loc (date_contrat, date_debut, date_fin, caution, id_contrat_loc_client, id_contrat_loc_agence, id_contrat_loc_vehicule, id_contrat_loc_accessoire, id_contrat_loc_penalite) values ('2017/01/27', '2017/01/27', '2017/02/04', '1500.00', 90, 213, 5, 5, 3);</text:p>
          </table:table-cell>
          <table:table-cell table:number-columns-repeated="1009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date" office:date-value="2017-01-27" calcext:value-type="date">
            <text:p>2017-01-27</text:p>
          </table:table-cell>
          <table:table-cell table:style-name="ce5" table:formula="of:=TEXT([.B47];&quot;aaaa/mm/jj&quot;)" office:value-type="string" office:string-value="2017/01/27" calcext:value-type="string">
            <text:p>2017/01/27</text:p>
          </table:table-cell>
          <table:table-cell table:style-name="ce4" office:value-type="date" office:date-value="2017-01-27" calcext:value-type="date">
            <text:p>2017-01-27</text:p>
          </table:table-cell>
          <table:table-cell table:style-name="ce5" table:formula="of:=TEXT([.D47];&quot;aaaa/mm/jj&quot;)" office:value-type="string" office:string-value="2017/01/27" calcext:value-type="string">
            <text:p>2017/01/27</text:p>
          </table:table-cell>
          <table:table-cell table:style-name="ce4" table:formula="of:=[.D47]+[.N47]" office:value-type="date" office:date-value="2017-02-08" calcext:value-type="date">
            <text:p>2017-02-08</text:p>
          </table:table-cell>
          <table:table-cell table:style-name="ce5" table:formula="of:=TEXT([.F47];&quot;aaaa/mm/jj&quot;)" office:value-type="string" office:string-value="2017/02/08" calcext:value-type="string">
            <text:p>2017/02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8" calcext:value-type="float">
            <text:p>138</text:p>
          </table:table-cell>
          <table:table-cell table:style-name="ce7" table:formula="of:=RANDBETWEEN(201;250)" office:value-type="float" office:value="209" calcext:value-type="float">
            <text:p>209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table:formula="of:=RANDBETWEEN(2;4)" office:value-type="float" office:value="4" calcext:value-type="float">
            <text:p>4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7];&quot;', '&quot;;[.E47];&quot;', '&quot;;[.G47];&quot;', '&quot;;[.H47];&quot;', &quot;;[.I47];&quot;, &quot;;[.J47];&quot;, &quot;;[.K47];&quot;, &quot;;[.L47];&quot;, &quot;;[.M47];&quot;);&quot;)" office:value-type="string" office:string-value="insert into contrat_loc (date_contrat, date_debut, date_fin, caution, id_contrat_loc_client, id_contrat_loc_agence, id_contrat_loc_vehicule, id_contrat_loc_accessoire, id_contrat_loc_penalite) values ('2017/01/27', '2017/01/27', '2017/02/08', '1500.00', 138, 209, 5, 3, 4);" calcext:value-type="string">
            <text:p>insert into contrat_loc (date_contrat, date_debut, date_fin, caution, id_contrat_loc_client, id_contrat_loc_agence, id_contrat_loc_vehicule, id_contrat_loc_accessoire, id_contrat_loc_penalite) values ('2017/01/27', '2017/01/27', '2017/02/08', '1500.00', 138, 209, 5, 3, 4);</text:p>
          </table:table-cell>
          <table:table-cell table:number-columns-repeated="1009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date" office:date-value="2017-01-27" calcext:value-type="date">
            <text:p>2017-01-27</text:p>
          </table:table-cell>
          <table:table-cell table:style-name="ce5" table:formula="of:=TEXT([.B48];&quot;aaaa/mm/jj&quot;)" office:value-type="string" office:string-value="2017/01/27" calcext:value-type="string">
            <text:p>2017/01/27</text:p>
          </table:table-cell>
          <table:table-cell table:style-name="ce4" office:value-type="date" office:date-value="2017-01-27" calcext:value-type="date">
            <text:p>2017-01-27</text:p>
          </table:table-cell>
          <table:table-cell table:style-name="ce5" table:formula="of:=TEXT([.D48];&quot;aaaa/mm/jj&quot;)" office:value-type="string" office:string-value="2017/01/27" calcext:value-type="string">
            <text:p>2017/01/27</text:p>
          </table:table-cell>
          <table:table-cell table:style-name="ce4" table:formula="of:=[.D48]+[.N48]" office:value-type="date" office:date-value="2017-01-29" calcext:value-type="date">
            <text:p>2017-01-29</text:p>
          </table:table-cell>
          <table:table-cell table:style-name="ce5" table:formula="of:=TEXT([.F48];&quot;aaaa/mm/jj&quot;)" office:value-type="string" office:string-value="2017/01/29" calcext:value-type="string">
            <text:p>2017/01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6" calcext:value-type="float">
            <text:p>226</text:p>
          </table:table-cell>
          <table:table-cell table:style-name="ce7" table:formula="of:=RANDBETWEEN(201;250)" office:value-type="float" office:value="222" calcext:value-type="float">
            <text:p>222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8];&quot;', '&quot;;[.E48];&quot;', '&quot;;[.G48];&quot;', '&quot;;[.H48];&quot;', &quot;;[.I48];&quot;, &quot;;[.J48];&quot;, &quot;;[.K48];&quot;, &quot;;[.L48];&quot;, &quot;;[.M48];&quot;);&quot;)" office:value-type="string" office:string-value="insert into contrat_loc (date_contrat, date_debut, date_fin, caution, id_contrat_loc_client, id_contrat_loc_agence, id_contrat_loc_vehicule, id_contrat_loc_accessoire, id_contrat_loc_penalite) values ('2017/01/27', '2017/01/27', '2017/01/29', '1500.00', 226, 222, 5, 4, 1);" calcext:value-type="string">
            <text:p>insert into contrat_loc (date_contrat, date_debut, date_fin, caution, id_contrat_loc_client, id_contrat_loc_agence, id_contrat_loc_vehicule, id_contrat_loc_accessoire, id_contrat_loc_penalite) values ('2017/01/27', '2017/01/27', '2017/01/29', '1500.00', 226, 222, 5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date" office:date-value="2017-01-28" calcext:value-type="date">
            <text:p>2017-01-28</text:p>
          </table:table-cell>
          <table:table-cell table:style-name="ce5" table:formula="of:=TEXT([.B49];&quot;aaaa/mm/jj&quot;)" office:value-type="string" office:string-value="2017/01/28" calcext:value-type="string">
            <text:p>2017/01/28</text:p>
          </table:table-cell>
          <table:table-cell table:style-name="ce4" office:value-type="date" office:date-value="2017-01-28" calcext:value-type="date">
            <text:p>2017-01-28</text:p>
          </table:table-cell>
          <table:table-cell table:style-name="ce5" table:formula="of:=TEXT([.D49];&quot;aaaa/mm/jj&quot;)" office:value-type="string" office:string-value="2017/01/28" calcext:value-type="string">
            <text:p>2017/01/28</text:p>
          </table:table-cell>
          <table:table-cell table:style-name="ce4" table:formula="of:=[.D49]+[.N49]" office:value-type="date" office:date-value="2017-02-10" calcext:value-type="date">
            <text:p>2017-02-10</text:p>
          </table:table-cell>
          <table:table-cell table:style-name="ce5" table:formula="of:=TEXT([.F49];&quot;aaaa/mm/jj&quot;)" office:value-type="string" office:string-value="2017/02/10" calcext:value-type="string">
            <text:p>2017/02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4" calcext:value-type="float">
            <text:p>214</text:p>
          </table:table-cell>
          <table:table-cell table:style-name="ce7" table:formula="of:=RANDBETWEEN(1;50)" office:value-type="float" office:value="32" calcext:value-type="float">
            <text:p>32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9];&quot;', '&quot;;[.E49];&quot;', '&quot;;[.G49];&quot;', '&quot;;[.H49];&quot;', &quot;;[.I49];&quot;, &quot;;[.J49];&quot;, &quot;;[.K49];&quot;, &quot;;[.L49];&quot;, &quot;;[.M49];&quot;);&quot;)" office:value-type="string" office:string-value="insert into contrat_loc (date_contrat, date_debut, date_fin, caution, id_contrat_loc_client, id_contrat_loc_agence, id_contrat_loc_vehicule, id_contrat_loc_accessoire, id_contrat_loc_penalite) values ('2017/01/28', '2017/01/28', '2017/02/10', '1500.00', 214, 32, 1, 1, 1);" calcext:value-type="string">
            <text:p>insert into contrat_loc (date_contrat, date_debut, date_fin, caution, id_contrat_loc_client, id_contrat_loc_agence, id_contrat_loc_vehicule, id_contrat_loc_accessoire, id_contrat_loc_penalite) values ('2017/01/28', '2017/01/28', '2017/02/10', '1500.00', 214, 32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date" office:date-value="2017-01-29" calcext:value-type="date">
            <text:p>2017-01-29</text:p>
          </table:table-cell>
          <table:table-cell table:style-name="ce5" table:formula="of:=TEXT([.B50];&quot;aaaa/mm/jj&quot;)" office:value-type="string" office:string-value="2017/01/29" calcext:value-type="string">
            <text:p>2017/01/29</text:p>
          </table:table-cell>
          <table:table-cell table:style-name="ce4" office:value-type="date" office:date-value="2017-01-29" calcext:value-type="date">
            <text:p>2017-01-29</text:p>
          </table:table-cell>
          <table:table-cell table:style-name="ce5" table:formula="of:=TEXT([.D50];&quot;aaaa/mm/jj&quot;)" office:value-type="string" office:string-value="2017/01/29" calcext:value-type="string">
            <text:p>2017/01/29</text:p>
          </table:table-cell>
          <table:table-cell table:style-name="ce4" table:formula="of:=[.D50]+[.N50]" office:value-type="date" office:date-value="2017-02-07" calcext:value-type="date">
            <text:p>2017-02-07</text:p>
          </table:table-cell>
          <table:table-cell table:style-name="ce5" table:formula="of:=TEXT([.F50];&quot;aaaa/mm/jj&quot;)" office:value-type="string" office:string-value="2017/02/07" calcext:value-type="string">
            <text:p>2017/02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0" calcext:value-type="float">
            <text:p>200</text:p>
          </table:table-cell>
          <table:table-cell table:style-name="ce7" table:formula="of:=RANDBETWEEN(1;50)" office:value-type="float" office:value="43" calcext:value-type="float">
            <text:p>43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50];&quot;', '&quot;;[.E50];&quot;', '&quot;;[.G50];&quot;', '&quot;;[.H50];&quot;', &quot;;[.I50];&quot;, &quot;;[.J50];&quot;, &quot;;[.K50];&quot;, &quot;;[.L50];&quot;, &quot;;[.M50];&quot;);&quot;)" office:value-type="string" office:string-value="insert into contrat_loc (date_contrat, date_debut, date_fin, caution, id_contrat_loc_client, id_contrat_loc_agence, id_contrat_loc_vehicule, id_contrat_loc_accessoire, id_contrat_loc_penalite) values ('2017/01/29', '2017/01/29', '2017/02/07', '1500.00', 200, 43, 1, 1, 1);" calcext:value-type="string">
            <text:p>insert into contrat_loc (date_contrat, date_debut, date_fin, caution, id_contrat_loc_client, id_contrat_loc_agence, id_contrat_loc_vehicule, id_contrat_loc_accessoire, id_contrat_loc_penalite) values ('2017/01/29', '2017/01/29', '2017/02/07', '1500.00', 200, 43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date" office:date-value="2017-01-29" calcext:value-type="date">
            <text:p>2017-01-29</text:p>
          </table:table-cell>
          <table:table-cell table:style-name="ce5" table:formula="of:=TEXT([.B51];&quot;aaaa/mm/jj&quot;)" office:value-type="string" office:string-value="2017/01/29" calcext:value-type="string">
            <text:p>2017/01/29</text:p>
          </table:table-cell>
          <table:table-cell table:style-name="ce4" office:value-type="date" office:date-value="2017-01-29" calcext:value-type="date">
            <text:p>2017-01-29</text:p>
          </table:table-cell>
          <table:table-cell table:style-name="ce5" table:formula="of:=TEXT([.D51];&quot;aaaa/mm/jj&quot;)" office:value-type="string" office:string-value="2017/01/29" calcext:value-type="string">
            <text:p>2017/01/29</text:p>
          </table:table-cell>
          <table:table-cell table:style-name="ce4" table:formula="of:=[.D51]+[.N51]" office:value-type="date" office:date-value="2017-02-13" calcext:value-type="date">
            <text:p>2017-02-13</text:p>
          </table:table-cell>
          <table:table-cell table:style-name="ce5" table:formula="of:=TEXT([.F51];&quot;aaaa/mm/jj&quot;)" office:value-type="string" office:string-value="2017/02/13" calcext:value-type="string">
            <text:p>2017/02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8" calcext:value-type="float">
            <text:p>128</text:p>
          </table:table-cell>
          <table:table-cell table:style-name="ce7" table:formula="of:=RANDBETWEEN(201;250)" office:value-type="float" office:value="238" calcext:value-type="float">
            <text:p>238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51];&quot;', '&quot;;[.E51];&quot;', '&quot;;[.G51];&quot;', '&quot;;[.H51];&quot;', &quot;;[.I51];&quot;, &quot;;[.J51];&quot;, &quot;;[.K51];&quot;, &quot;;[.L51];&quot;, &quot;;[.M51];&quot;);&quot;)" office:value-type="string" office:string-value="insert into contrat_loc (date_contrat, date_debut, date_fin, caution, id_contrat_loc_client, id_contrat_loc_agence, id_contrat_loc_vehicule, id_contrat_loc_accessoire, id_contrat_loc_penalite) values ('2017/01/29', '2017/01/29', '2017/02/13', '1500.00', 128, 238, 5, 1, 1);" calcext:value-type="string">
            <text:p>insert into contrat_loc (date_contrat, date_debut, date_fin, caution, id_contrat_loc_client, id_contrat_loc_agence, id_contrat_loc_vehicule, id_contrat_loc_accessoire, id_contrat_loc_penalite) values ('2017/01/29', '2017/01/29', '2017/02/13', '1500.00', 128, 238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date" office:date-value="2017-01-30" calcext:value-type="date">
            <text:p>2017-01-30</text:p>
          </table:table-cell>
          <table:table-cell table:style-name="ce5" table:formula="of:=TEXT([.B52];&quot;aaaa/mm/jj&quot;)" office:value-type="string" office:string-value="2017/01/30" calcext:value-type="string">
            <text:p>2017/01/30</text:p>
          </table:table-cell>
          <table:table-cell table:style-name="ce4" office:value-type="date" office:date-value="2017-01-30" calcext:value-type="date">
            <text:p>2017-01-30</text:p>
          </table:table-cell>
          <table:table-cell table:style-name="ce5" table:formula="of:=TEXT([.D52];&quot;aaaa/mm/jj&quot;)" office:value-type="string" office:string-value="2017/01/30" calcext:value-type="string">
            <text:p>2017/01/30</text:p>
          </table:table-cell>
          <table:table-cell table:style-name="ce4" table:formula="of:=[.D52]+[.N52]" office:value-type="date" office:date-value="2017-02-06" calcext:value-type="date">
            <text:p>2017-02-06</text:p>
          </table:table-cell>
          <table:table-cell table:style-name="ce5" table:formula="of:=TEXT([.F52];&quot;aaaa/mm/jj&quot;)" office:value-type="string" office:string-value="2017/02/06" calcext:value-type="string">
            <text:p>2017/02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8" calcext:value-type="float">
            <text:p>178</text:p>
          </table:table-cell>
          <table:table-cell table:style-name="ce7" table:formula="of:=RANDBETWEEN(1;50)" office:value-type="float" office:value="9" calcext:value-type="float">
            <text:p>9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52];&quot;', '&quot;;[.E52];&quot;', '&quot;;[.G52];&quot;', '&quot;;[.H52];&quot;', &quot;;[.I52];&quot;, &quot;;[.J52];&quot;, &quot;;[.K52];&quot;, &quot;;[.L52];&quot;, &quot;;[.M52];&quot;);&quot;)" office:value-type="string" office:string-value="insert into contrat_loc (date_contrat, date_debut, date_fin, caution, id_contrat_loc_client, id_contrat_loc_agence, id_contrat_loc_vehicule, id_contrat_loc_accessoire, id_contrat_loc_penalite) values ('2017/01/30', '2017/01/30', '2017/02/06', '1500.00', 178, 9, 1, 3, 1);" calcext:value-type="string">
            <text:p>insert into contrat_loc (date_contrat, date_debut, date_fin, caution, id_contrat_loc_client, id_contrat_loc_agence, id_contrat_loc_vehicule, id_contrat_loc_accessoire, id_contrat_loc_penalite) values ('2017/01/30', '2017/01/30', '2017/02/06', '1500.00', 178, 9, 1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date" office:date-value="2017-01-30" calcext:value-type="date">
            <text:p>2017-01-30</text:p>
          </table:table-cell>
          <table:table-cell table:style-name="ce5" table:formula="of:=TEXT([.B53];&quot;aaaa/mm/jj&quot;)" office:value-type="string" office:string-value="2017/01/30" calcext:value-type="string">
            <text:p>2017/01/30</text:p>
          </table:table-cell>
          <table:table-cell table:style-name="ce4" office:value-type="date" office:date-value="2017-01-30" calcext:value-type="date">
            <text:p>2017-01-30</text:p>
          </table:table-cell>
          <table:table-cell table:style-name="ce5" table:formula="of:=TEXT([.D53];&quot;aaaa/mm/jj&quot;)" office:value-type="string" office:string-value="2017/01/30" calcext:value-type="string">
            <text:p>2017/01/30</text:p>
          </table:table-cell>
          <table:table-cell table:style-name="ce4" table:formula="of:=[.D53]+[.N53]" office:value-type="date" office:date-value="2017-02-14" calcext:value-type="date">
            <text:p>2017-02-14</text:p>
          </table:table-cell>
          <table:table-cell table:style-name="ce5" table:formula="of:=TEXT([.F53];&quot;aaaa/mm/jj&quot;)" office:value-type="string" office:string-value="2017/02/14" calcext:value-type="string">
            <text:p>2017/02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1" calcext:value-type="float">
            <text:p>91</text:p>
          </table:table-cell>
          <table:table-cell table:style-name="ce7" table:formula="of:=RANDBETWEEN(151;200)" office:value-type="float" office:value="157" calcext:value-type="float">
            <text:p>157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53];&quot;', '&quot;;[.E53];&quot;', '&quot;;[.G53];&quot;', '&quot;;[.H53];&quot;', &quot;;[.I53];&quot;, &quot;;[.J53];&quot;, &quot;;[.K53];&quot;, &quot;;[.L53];&quot;, &quot;;[.M53];&quot;);&quot;)" office:value-type="string" office:string-value="insert into contrat_loc (date_contrat, date_debut, date_fin, caution, id_contrat_loc_client, id_contrat_loc_agence, id_contrat_loc_vehicule, id_contrat_loc_accessoire, id_contrat_loc_penalite) values ('2017/01/30', '2017/01/30', '2017/02/14', '1500.00', 91, 157, 4, 5, 1);" calcext:value-type="string">
            <text:p>insert into contrat_loc (date_contrat, date_debut, date_fin, caution, id_contrat_loc_client, id_contrat_loc_agence, id_contrat_loc_vehicule, id_contrat_loc_accessoire, id_contrat_loc_penalite) values ('2017/01/30', '2017/01/30', '2017/02/14', '1500.00', 91, 157, 4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date" office:date-value="2017-01-31" calcext:value-type="date">
            <text:p>2017-01-31</text:p>
          </table:table-cell>
          <table:table-cell table:style-name="ce5" table:formula="of:=TEXT([.B54];&quot;aaaa/mm/jj&quot;)" office:value-type="string" office:string-value="2017/01/31" calcext:value-type="string">
            <text:p>2017/01/31</text:p>
          </table:table-cell>
          <table:table-cell table:style-name="ce4" office:value-type="date" office:date-value="2017-01-31" calcext:value-type="date">
            <text:p>2017-01-31</text:p>
          </table:table-cell>
          <table:table-cell table:style-name="ce5" table:formula="of:=TEXT([.D54];&quot;aaaa/mm/jj&quot;)" office:value-type="string" office:string-value="2017/01/31" calcext:value-type="string">
            <text:p>2017/01/31</text:p>
          </table:table-cell>
          <table:table-cell table:style-name="ce4" table:formula="of:=[.D54]+[.N54]" office:value-type="date" office:date-value="2017-02-05" calcext:value-type="date">
            <text:p>2017-02-05</text:p>
          </table:table-cell>
          <table:table-cell table:style-name="ce5" table:formula="of:=TEXT([.F54];&quot;aaaa/mm/jj&quot;)" office:value-type="string" office:string-value="2017/02/05" calcext:value-type="string">
            <text:p>2017/02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9" calcext:value-type="float">
            <text:p>29</text:p>
          </table:table-cell>
          <table:table-cell table:style-name="ce7" table:formula="of:=RANDBETWEEN(151;200)" office:value-type="float" office:value="159" calcext:value-type="float">
            <text:p>159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54];&quot;', '&quot;;[.E54];&quot;', '&quot;;[.G54];&quot;', '&quot;;[.H54];&quot;', &quot;;[.I54];&quot;, &quot;;[.J54];&quot;, &quot;;[.K54];&quot;, &quot;;[.L54];&quot;, &quot;;[.M54];&quot;);&quot;)" office:value-type="string" office:string-value="insert into contrat_loc (date_contrat, date_debut, date_fin, caution, id_contrat_loc_client, id_contrat_loc_agence, id_contrat_loc_vehicule, id_contrat_loc_accessoire, id_contrat_loc_penalite) values ('2017/01/31', '2017/01/31', '2017/02/05', '1500.00', 29, 159, 4, 2, 1);" calcext:value-type="string">
            <text:p>insert into contrat_loc (date_contrat, date_debut, date_fin, caution, id_contrat_loc_client, id_contrat_loc_agence, id_contrat_loc_vehicule, id_contrat_loc_accessoire, id_contrat_loc_penalite) values ('2017/01/31', '2017/01/31', '2017/02/05', '1500.00', 29, 159, 4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date" office:date-value="2017-01-31" calcext:value-type="date">
            <text:p>2017-01-31</text:p>
          </table:table-cell>
          <table:table-cell table:style-name="ce5" table:formula="of:=TEXT([.B55];&quot;aaaa/mm/jj&quot;)" office:value-type="string" office:string-value="2017/01/31" calcext:value-type="string">
            <text:p>2017/01/31</text:p>
          </table:table-cell>
          <table:table-cell table:style-name="ce4" office:value-type="date" office:date-value="2017-01-31" calcext:value-type="date">
            <text:p>2017-01-31</text:p>
          </table:table-cell>
          <table:table-cell table:style-name="ce5" table:formula="of:=TEXT([.D55];&quot;aaaa/mm/jj&quot;)" office:value-type="string" office:string-value="2017/01/31" calcext:value-type="string">
            <text:p>2017/01/31</text:p>
          </table:table-cell>
          <table:table-cell table:style-name="ce4" table:formula="of:=[.D55]+[.N55]" office:value-type="date" office:date-value="2017-02-01" calcext:value-type="date">
            <text:p>2017-02-01</text:p>
          </table:table-cell>
          <table:table-cell table:style-name="ce5" table:formula="of:=TEXT([.F55];&quot;aaaa/mm/jj&quot;)" office:value-type="string" office:string-value="2017/02/01" calcext:value-type="string">
            <text:p>2017/02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5" calcext:value-type="float">
            <text:p>175</text:p>
          </table:table-cell>
          <table:table-cell table:style-name="ce7" table:formula="of:=RANDBETWEEN(201;250)" office:value-type="float" office:value="244" calcext:value-type="float">
            <text:p>244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2;4)" office:value-type="float" office:value="4" calcext:value-type="float">
            <text:p>4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55];&quot;', '&quot;;[.E55];&quot;', '&quot;;[.G55];&quot;', '&quot;;[.H55];&quot;', &quot;;[.I55];&quot;, &quot;;[.J55];&quot;, &quot;;[.K55];&quot;, &quot;;[.L55];&quot;, &quot;;[.M55];&quot;);&quot;)" office:value-type="string" office:string-value="insert into contrat_loc (date_contrat, date_debut, date_fin, caution, id_contrat_loc_client, id_contrat_loc_agence, id_contrat_loc_vehicule, id_contrat_loc_accessoire, id_contrat_loc_penalite) values ('2017/01/31', '2017/01/31', '2017/02/01', '1500.00', 175, 244, 5, 2, 4);" calcext:value-type="string">
            <text:p>insert into contrat_loc (date_contrat, date_debut, date_fin, caution, id_contrat_loc_client, id_contrat_loc_agence, id_contrat_loc_vehicule, id_contrat_loc_accessoire, id_contrat_loc_penalite) values ('2017/01/31', '2017/01/31', '2017/02/01', '1500.00', 175, 244, 5, 2, 4);</text:p>
          </table:table-cell>
          <table:table-cell table:number-columns-repeated="1009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date" office:date-value="2017-02-01" calcext:value-type="date">
            <text:p>2017-02-01</text:p>
          </table:table-cell>
          <table:table-cell table:style-name="ce5" table:formula="of:=TEXT([.B56];&quot;aaaa/mm/jj&quot;)" office:value-type="string" office:string-value="2017/02/01" calcext:value-type="string">
            <text:p>2017/02/01</text:p>
          </table:table-cell>
          <table:table-cell table:style-name="ce4" office:value-type="date" office:date-value="2017-02-01" calcext:value-type="date">
            <text:p>2017-02-01</text:p>
          </table:table-cell>
          <table:table-cell table:style-name="ce5" table:formula="of:=TEXT([.D56];&quot;aaaa/mm/jj&quot;)" office:value-type="string" office:string-value="2017/02/01" calcext:value-type="string">
            <text:p>2017/02/01</text:p>
          </table:table-cell>
          <table:table-cell table:style-name="ce4" table:formula="of:=[.D56]+[.N56]" office:value-type="date" office:date-value="2017-02-13" calcext:value-type="date">
            <text:p>2017-02-13</text:p>
          </table:table-cell>
          <table:table-cell table:style-name="ce5" table:formula="of:=TEXT([.F56];&quot;aaaa/mm/jj&quot;)" office:value-type="string" office:string-value="2017/02/13" calcext:value-type="string">
            <text:p>2017/02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1" calcext:value-type="float">
            <text:p>71</text:p>
          </table:table-cell>
          <table:table-cell table:style-name="ce7" table:formula="of:=RANDBETWEEN(201;250)" office:value-type="float" office:value="217" calcext:value-type="float">
            <text:p>217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56];&quot;', '&quot;;[.E56];&quot;', '&quot;;[.G56];&quot;', '&quot;;[.H56];&quot;', &quot;;[.I56];&quot;, &quot;;[.J56];&quot;, &quot;;[.K56];&quot;, &quot;;[.L56];&quot;, &quot;;[.M56];&quot;);&quot;)" office:value-type="string" office:string-value="insert into contrat_loc (date_contrat, date_debut, date_fin, caution, id_contrat_loc_client, id_contrat_loc_agence, id_contrat_loc_vehicule, id_contrat_loc_accessoire, id_contrat_loc_penalite) values ('2017/02/01', '2017/02/01', '2017/02/13', '1500.00', 71, 217, 5, 2, 1);" calcext:value-type="string">
            <text:p>insert into contrat_loc (date_contrat, date_debut, date_fin, caution, id_contrat_loc_client, id_contrat_loc_agence, id_contrat_loc_vehicule, id_contrat_loc_accessoire, id_contrat_loc_penalite) values ('2017/02/01', '2017/02/01', '2017/02/13', '1500.00', 71, 217, 5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date" office:date-value="2017-02-02" calcext:value-type="date">
            <text:p>2017-02-02</text:p>
          </table:table-cell>
          <table:table-cell table:style-name="ce5" table:formula="of:=TEXT([.B57];&quot;aaaa/mm/jj&quot;)" office:value-type="string" office:string-value="2017/02/02" calcext:value-type="string">
            <text:p>2017/02/02</text:p>
          </table:table-cell>
          <table:table-cell table:style-name="ce4" office:value-type="date" office:date-value="2017-02-02" calcext:value-type="date">
            <text:p>2017-02-02</text:p>
          </table:table-cell>
          <table:table-cell table:style-name="ce5" table:formula="of:=TEXT([.D57];&quot;aaaa/mm/jj&quot;)" office:value-type="string" office:string-value="2017/02/02" calcext:value-type="string">
            <text:p>2017/02/02</text:p>
          </table:table-cell>
          <table:table-cell table:style-name="ce4" table:formula="of:=[.D57]+[.N57]" office:value-type="date" office:date-value="2017-02-15" calcext:value-type="date">
            <text:p>2017-02-15</text:p>
          </table:table-cell>
          <table:table-cell table:style-name="ce5" table:formula="of:=TEXT([.F57];&quot;aaaa/mm/jj&quot;)" office:value-type="string" office:string-value="2017/02/15" calcext:value-type="string">
            <text:p>2017/02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" calcext:value-type="float">
            <text:p>15</text:p>
          </table:table-cell>
          <table:table-cell table:style-name="ce7" table:formula="of:=RANDBETWEEN(201;250)" office:value-type="float" office:value="204" calcext:value-type="float">
            <text:p>204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57];&quot;', '&quot;;[.E57];&quot;', '&quot;;[.G57];&quot;', '&quot;;[.H57];&quot;', &quot;;[.I57];&quot;, &quot;;[.J57];&quot;, &quot;;[.K57];&quot;, &quot;;[.L57];&quot;, &quot;;[.M57];&quot;);&quot;)" office:value-type="string" office:string-value="insert into contrat_loc (date_contrat, date_debut, date_fin, caution, id_contrat_loc_client, id_contrat_loc_agence, id_contrat_loc_vehicule, id_contrat_loc_accessoire, id_contrat_loc_penalite) values ('2017/02/02', '2017/02/02', '2017/02/15', '1500.00', 15, 204, 5, 1, 1);" calcext:value-type="string">
            <text:p>insert into contrat_loc (date_contrat, date_debut, date_fin, caution, id_contrat_loc_client, id_contrat_loc_agence, id_contrat_loc_vehicule, id_contrat_loc_accessoire, id_contrat_loc_penalite) values ('2017/02/02', '2017/02/02', '2017/02/15', '1500.00', 15, 204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date" office:date-value="2017-02-02" calcext:value-type="date">
            <text:p>2017-02-02</text:p>
          </table:table-cell>
          <table:table-cell table:style-name="ce5" table:formula="of:=TEXT([.B58];&quot;aaaa/mm/jj&quot;)" office:value-type="string" office:string-value="2017/02/02" calcext:value-type="string">
            <text:p>2017/02/02</text:p>
          </table:table-cell>
          <table:table-cell table:style-name="ce4" office:value-type="date" office:date-value="2017-02-02" calcext:value-type="date">
            <text:p>2017-02-02</text:p>
          </table:table-cell>
          <table:table-cell table:style-name="ce5" table:formula="of:=TEXT([.D58];&quot;aaaa/mm/jj&quot;)" office:value-type="string" office:string-value="2017/02/02" calcext:value-type="string">
            <text:p>2017/02/02</text:p>
          </table:table-cell>
          <table:table-cell table:style-name="ce4" table:formula="of:=[.D58]+[.N58]" office:value-type="date" office:date-value="2017-02-07" calcext:value-type="date">
            <text:p>2017-02-07</text:p>
          </table:table-cell>
          <table:table-cell table:style-name="ce5" table:formula="of:=TEXT([.F58];&quot;aaaa/mm/jj&quot;)" office:value-type="string" office:string-value="2017/02/07" calcext:value-type="string">
            <text:p>2017/02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7" calcext:value-type="float">
            <text:p>247</text:p>
          </table:table-cell>
          <table:table-cell table:style-name="ce7" table:formula="of:=RANDBETWEEN(51;100)" office:value-type="float" office:value="53" calcext:value-type="float">
            <text:p>53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58];&quot;', '&quot;;[.E58];&quot;', '&quot;;[.G58];&quot;', '&quot;;[.H58];&quot;', &quot;;[.I58];&quot;, &quot;;[.J58];&quot;, &quot;;[.K58];&quot;, &quot;;[.L58];&quot;, &quot;;[.M58];&quot;);&quot;)" office:value-type="string" office:string-value="insert into contrat_loc (date_contrat, date_debut, date_fin, caution, id_contrat_loc_client, id_contrat_loc_agence, id_contrat_loc_vehicule, id_contrat_loc_accessoire, id_contrat_loc_penalite) values ('2017/02/02', '2017/02/02', '2017/02/07', '1500.00', 247, 53, 2, 2, 1);" calcext:value-type="string">
            <text:p>insert into contrat_loc (date_contrat, date_debut, date_fin, caution, id_contrat_loc_client, id_contrat_loc_agence, id_contrat_loc_vehicule, id_contrat_loc_accessoire, id_contrat_loc_penalite) values ('2017/02/02', '2017/02/02', '2017/02/07', '1500.00', 247, 53, 2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date" office:date-value="2017-02-02" calcext:value-type="date">
            <text:p>2017-02-02</text:p>
          </table:table-cell>
          <table:table-cell table:style-name="ce5" table:formula="of:=TEXT([.B59];&quot;aaaa/mm/jj&quot;)" office:value-type="string" office:string-value="2017/02/02" calcext:value-type="string">
            <text:p>2017/02/02</text:p>
          </table:table-cell>
          <table:table-cell table:style-name="ce4" office:value-type="date" office:date-value="2017-02-02" calcext:value-type="date">
            <text:p>2017-02-02</text:p>
          </table:table-cell>
          <table:table-cell table:style-name="ce5" table:formula="of:=TEXT([.D59];&quot;aaaa/mm/jj&quot;)" office:value-type="string" office:string-value="2017/02/02" calcext:value-type="string">
            <text:p>2017/02/02</text:p>
          </table:table-cell>
          <table:table-cell table:style-name="ce4" table:formula="of:=[.D59]+[.N59]" office:value-type="date" office:date-value="2017-02-07" calcext:value-type="date">
            <text:p>2017-02-07</text:p>
          </table:table-cell>
          <table:table-cell table:style-name="ce5" table:formula="of:=TEXT([.F59];&quot;aaaa/mm/jj&quot;)" office:value-type="string" office:string-value="2017/02/07" calcext:value-type="string">
            <text:p>2017/02/07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246" calcext:value-type="float">
            <text:p>246</text:p>
          </table:table-cell>
          <table:table-cell table:style-name="ce7" table:formula="of:=RANDBETWEEN(151;200)" office:value-type="float" office:value="153" calcext:value-type="float">
            <text:p>153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59];&quot;', '&quot;;[.E59];&quot;', '&quot;;[.G59];&quot;', '&quot;;[.H59];&quot;', &quot;;[.I59];&quot;, &quot;;[.J59];&quot;, &quot;;[.K59];&quot;, &quot;;[.L59];&quot;, &quot;;[.M59];&quot;);&quot;)" office:value-type="string" office:string-value="insert into contrat_loc (date_contrat, date_debut, date_fin, caution, id_contrat_loc_client, id_contrat_loc_agence, id_contrat_loc_vehicule, id_contrat_loc_accessoire, id_contrat_loc_penalite) values ('2017/02/02', '2017/02/02', '2017/02/07', '1500.00', 246, 153, 4, 4, 1);" calcext:value-type="string">
            <text:p>insert into contrat_loc (date_contrat, date_debut, date_fin, caution, id_contrat_loc_client, id_contrat_loc_agence, id_contrat_loc_vehicule, id_contrat_loc_accessoire, id_contrat_loc_penalite) values ('2017/02/02', '2017/02/02', '2017/02/07', '1500.00', 246, 153, 4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date" office:date-value="2017-02-02" calcext:value-type="date">
            <text:p>2017-02-02</text:p>
          </table:table-cell>
          <table:table-cell table:style-name="ce5" table:formula="of:=TEXT([.B60];&quot;aaaa/mm/jj&quot;)" office:value-type="string" office:string-value="2017/02/02" calcext:value-type="string">
            <text:p>2017/02/02</text:p>
          </table:table-cell>
          <table:table-cell table:style-name="ce4" office:value-type="date" office:date-value="2017-02-02" calcext:value-type="date">
            <text:p>2017-02-02</text:p>
          </table:table-cell>
          <table:table-cell table:style-name="ce5" table:formula="of:=TEXT([.D60];&quot;aaaa/mm/jj&quot;)" office:value-type="string" office:string-value="2017/02/02" calcext:value-type="string">
            <text:p>2017/02/02</text:p>
          </table:table-cell>
          <table:table-cell table:style-name="ce4" table:formula="of:=[.D60]+[.N60]" office:value-type="date" office:date-value="2017-02-05" calcext:value-type="date">
            <text:p>2017-02-05</text:p>
          </table:table-cell>
          <table:table-cell table:style-name="ce5" table:formula="of:=TEXT([.F60];&quot;aaaa/mm/jj&quot;)" office:value-type="string" office:string-value="2017/02/05" calcext:value-type="string">
            <text:p>2017/02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4" calcext:value-type="float">
            <text:p>64</text:p>
          </table:table-cell>
          <table:table-cell table:style-name="ce7" table:formula="of:=RANDBETWEEN(101;150)" office:value-type="float" office:value="138" calcext:value-type="float">
            <text:p>13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60];&quot;', '&quot;;[.E60];&quot;', '&quot;;[.G60];&quot;', '&quot;;[.H60];&quot;', &quot;;[.I60];&quot;, &quot;;[.J60];&quot;, &quot;;[.K60];&quot;, &quot;;[.L60];&quot;, &quot;;[.M60];&quot;);&quot;)" office:value-type="string" office:string-value="insert into contrat_loc (date_contrat, date_debut, date_fin, caution, id_contrat_loc_client, id_contrat_loc_agence, id_contrat_loc_vehicule, id_contrat_loc_accessoire, id_contrat_loc_penalite) values ('2017/02/02', '2017/02/02', '2017/02/05', '1500.00', 64, 138, 3, 1, 1);" calcext:value-type="string">
            <text:p>insert into contrat_loc (date_contrat, date_debut, date_fin, caution, id_contrat_loc_client, id_contrat_loc_agence, id_contrat_loc_vehicule, id_contrat_loc_accessoire, id_contrat_loc_penalite) values ('2017/02/02', '2017/02/02', '2017/02/05', '1500.00', 64, 138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date" office:date-value="2017-02-03" calcext:value-type="date">
            <text:p>2017-02-03</text:p>
          </table:table-cell>
          <table:table-cell table:style-name="ce5" table:formula="of:=TEXT([.B61];&quot;aaaa/mm/jj&quot;)" office:value-type="string" office:string-value="2017/02/03" calcext:value-type="string">
            <text:p>2017/02/03</text:p>
          </table:table-cell>
          <table:table-cell table:style-name="ce4" office:value-type="date" office:date-value="2017-02-03" calcext:value-type="date">
            <text:p>2017-02-03</text:p>
          </table:table-cell>
          <table:table-cell table:style-name="ce5" table:formula="of:=TEXT([.D61];&quot;aaaa/mm/jj&quot;)" office:value-type="string" office:string-value="2017/02/03" calcext:value-type="string">
            <text:p>2017/02/03</text:p>
          </table:table-cell>
          <table:table-cell table:style-name="ce4" table:formula="of:=[.D61]+[.N61]" office:value-type="date" office:date-value="2017-02-14" calcext:value-type="date">
            <text:p>2017-02-14</text:p>
          </table:table-cell>
          <table:table-cell table:style-name="ce5" table:formula="of:=TEXT([.F61];&quot;aaaa/mm/jj&quot;)" office:value-type="string" office:string-value="2017/02/14" calcext:value-type="string">
            <text:p>2017/02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0" calcext:value-type="float">
            <text:p>80</text:p>
          </table:table-cell>
          <table:table-cell table:style-name="ce7" table:formula="of:=RANDBETWEEN(201;250)" office:value-type="float" office:value="212" calcext:value-type="float">
            <text:p>212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2;4)" office:value-type="float" office:value="4" calcext:value-type="float">
            <text:p>4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61];&quot;', '&quot;;[.E61];&quot;', '&quot;;[.G61];&quot;', '&quot;;[.H61];&quot;', &quot;;[.I61];&quot;, &quot;;[.J61];&quot;, &quot;;[.K61];&quot;, &quot;;[.L61];&quot;, &quot;;[.M61];&quot;);&quot;)" office:value-type="string" office:string-value="insert into contrat_loc (date_contrat, date_debut, date_fin, caution, id_contrat_loc_client, id_contrat_loc_agence, id_contrat_loc_vehicule, id_contrat_loc_accessoire, id_contrat_loc_penalite) values ('2017/02/03', '2017/02/03', '2017/02/14', '1500.00', 80, 212, 5, 1, 4);" calcext:value-type="string">
            <text:p>insert into contrat_loc (date_contrat, date_debut, date_fin, caution, id_contrat_loc_client, id_contrat_loc_agence, id_contrat_loc_vehicule, id_contrat_loc_accessoire, id_contrat_loc_penalite) values ('2017/02/03', '2017/02/03', '2017/02/14', '1500.00', 80, 212, 5, 1, 4);</text:p>
          </table:table-cell>
          <table:table-cell table:number-columns-repeated="1009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date" office:date-value="2017-02-03" calcext:value-type="date">
            <text:p>2017-02-03</text:p>
          </table:table-cell>
          <table:table-cell table:style-name="ce5" table:formula="of:=TEXT([.B62];&quot;aaaa/mm/jj&quot;)" office:value-type="string" office:string-value="2017/02/03" calcext:value-type="string">
            <text:p>2017/02/03</text:p>
          </table:table-cell>
          <table:table-cell table:style-name="ce4" office:value-type="date" office:date-value="2017-02-03" calcext:value-type="date">
            <text:p>2017-02-03</text:p>
          </table:table-cell>
          <table:table-cell table:style-name="ce5" table:formula="of:=TEXT([.D62];&quot;aaaa/mm/jj&quot;)" office:value-type="string" office:string-value="2017/02/03" calcext:value-type="string">
            <text:p>2017/02/03</text:p>
          </table:table-cell>
          <table:table-cell table:style-name="ce4" table:formula="of:=[.D62]+[.N62]" office:value-type="date" office:date-value="2017-02-09" calcext:value-type="date">
            <text:p>2017-02-09</text:p>
          </table:table-cell>
          <table:table-cell table:style-name="ce5" table:formula="of:=TEXT([.F62];&quot;aaaa/mm/jj&quot;)" office:value-type="string" office:string-value="2017/02/09" calcext:value-type="string">
            <text:p>2017/02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4" calcext:value-type="float">
            <text:p>74</text:p>
          </table:table-cell>
          <table:table-cell table:style-name="ce7" table:formula="of:=RANDBETWEEN(1;50)" office:value-type="float" office:value="43" calcext:value-type="float">
            <text:p>43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62];&quot;', '&quot;;[.E62];&quot;', '&quot;;[.G62];&quot;', '&quot;;[.H62];&quot;', &quot;;[.I62];&quot;, &quot;;[.J62];&quot;, &quot;;[.K62];&quot;, &quot;;[.L62];&quot;, &quot;;[.M62];&quot;);&quot;)" office:value-type="string" office:string-value="insert into contrat_loc (date_contrat, date_debut, date_fin, caution, id_contrat_loc_client, id_contrat_loc_agence, id_contrat_loc_vehicule, id_contrat_loc_accessoire, id_contrat_loc_penalite) values ('2017/02/03', '2017/02/03', '2017/02/09', '1500.00', 74, 43, 1, 5, 1);" calcext:value-type="string">
            <text:p>insert into contrat_loc (date_contrat, date_debut, date_fin, caution, id_contrat_loc_client, id_contrat_loc_agence, id_contrat_loc_vehicule, id_contrat_loc_accessoire, id_contrat_loc_penalite) values ('2017/02/03', '2017/02/03', '2017/02/09', '1500.00', 74, 43, 1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date" office:date-value="2017-02-03" calcext:value-type="date">
            <text:p>2017-02-03</text:p>
          </table:table-cell>
          <table:table-cell table:style-name="ce5" table:formula="of:=TEXT([.B63];&quot;aaaa/mm/jj&quot;)" office:value-type="string" office:string-value="2017/02/03" calcext:value-type="string">
            <text:p>2017/02/03</text:p>
          </table:table-cell>
          <table:table-cell table:style-name="ce4" office:value-type="date" office:date-value="2017-02-03" calcext:value-type="date">
            <text:p>2017-02-03</text:p>
          </table:table-cell>
          <table:table-cell table:style-name="ce5" table:formula="of:=TEXT([.D63];&quot;aaaa/mm/jj&quot;)" office:value-type="string" office:string-value="2017/02/03" calcext:value-type="string">
            <text:p>2017/02/03</text:p>
          </table:table-cell>
          <table:table-cell table:style-name="ce4" table:formula="of:=[.D63]+[.N63]" office:value-type="date" office:date-value="2017-02-08" calcext:value-type="date">
            <text:p>2017-02-08</text:p>
          </table:table-cell>
          <table:table-cell table:style-name="ce5" table:formula="of:=TEXT([.F63];&quot;aaaa/mm/jj&quot;)" office:value-type="string" office:string-value="2017/02/08" calcext:value-type="string">
            <text:p>2017/02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9" calcext:value-type="float">
            <text:p>89</text:p>
          </table:table-cell>
          <table:table-cell table:style-name="ce7" table:formula="of:=RANDBETWEEN(101;150)" office:value-type="float" office:value="111" calcext:value-type="float">
            <text:p>11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63];&quot;', '&quot;;[.E63];&quot;', '&quot;;[.G63];&quot;', '&quot;;[.H63];&quot;', &quot;;[.I63];&quot;, &quot;;[.J63];&quot;, &quot;;[.K63];&quot;, &quot;;[.L63];&quot;, &quot;;[.M63];&quot;);&quot;)" office:value-type="string" office:string-value="insert into contrat_loc (date_contrat, date_debut, date_fin, caution, id_contrat_loc_client, id_contrat_loc_agence, id_contrat_loc_vehicule, id_contrat_loc_accessoire, id_contrat_loc_penalite) values ('2017/02/03', '2017/02/03', '2017/02/08', '1500.00', 89, 111, 3, 1, 1);" calcext:value-type="string">
            <text:p>insert into contrat_loc (date_contrat, date_debut, date_fin, caution, id_contrat_loc_client, id_contrat_loc_agence, id_contrat_loc_vehicule, id_contrat_loc_accessoire, id_contrat_loc_penalite) values ('2017/02/03', '2017/02/03', '2017/02/08', '1500.00', 89, 111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date" office:date-value="2017-02-03" calcext:value-type="date">
            <text:p>2017-02-03</text:p>
          </table:table-cell>
          <table:table-cell table:style-name="ce5" table:formula="of:=TEXT([.B64];&quot;aaaa/mm/jj&quot;)" office:value-type="string" office:string-value="2017/02/03" calcext:value-type="string">
            <text:p>2017/02/03</text:p>
          </table:table-cell>
          <table:table-cell table:style-name="ce4" office:value-type="date" office:date-value="2017-02-03" calcext:value-type="date">
            <text:p>2017-02-03</text:p>
          </table:table-cell>
          <table:table-cell table:style-name="ce5" table:formula="of:=TEXT([.D64];&quot;aaaa/mm/jj&quot;)" office:value-type="string" office:string-value="2017/02/03" calcext:value-type="string">
            <text:p>2017/02/03</text:p>
          </table:table-cell>
          <table:table-cell table:style-name="ce4" table:formula="of:=[.D64]+[.N64]" office:value-type="date" office:date-value="2017-02-07" calcext:value-type="date">
            <text:p>2017-02-07</text:p>
          </table:table-cell>
          <table:table-cell table:style-name="ce5" table:formula="of:=TEXT([.F64];&quot;aaaa/mm/jj&quot;)" office:value-type="string" office:string-value="2017/02/07" calcext:value-type="string">
            <text:p>2017/02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6" calcext:value-type="float">
            <text:p>196</text:p>
          </table:table-cell>
          <table:table-cell table:style-name="ce7" table:formula="of:=RANDBETWEEN(1;50)" office:value-type="float" office:value="36" calcext:value-type="float">
            <text:p>3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64];&quot;', '&quot;;[.E64];&quot;', '&quot;;[.G64];&quot;', '&quot;;[.H64];&quot;', &quot;;[.I64];&quot;, &quot;;[.J64];&quot;, &quot;;[.K64];&quot;, &quot;;[.L64];&quot;, &quot;;[.M64];&quot;);&quot;)" office:value-type="string" office:string-value="insert into contrat_loc (date_contrat, date_debut, date_fin, caution, id_contrat_loc_client, id_contrat_loc_agence, id_contrat_loc_vehicule, id_contrat_loc_accessoire, id_contrat_loc_penalite) values ('2017/02/03', '2017/02/03', '2017/02/07', '1500.00', 196, 36, 1, 1, 1);" calcext:value-type="string">
            <text:p>insert into contrat_loc (date_contrat, date_debut, date_fin, caution, id_contrat_loc_client, id_contrat_loc_agence, id_contrat_loc_vehicule, id_contrat_loc_accessoire, id_contrat_loc_penalite) values ('2017/02/03', '2017/02/03', '2017/02/07', '1500.00', 196, 36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date" office:date-value="2017-02-03" calcext:value-type="date">
            <text:p>2017-02-03</text:p>
          </table:table-cell>
          <table:table-cell table:style-name="ce5" table:formula="of:=TEXT([.B65];&quot;aaaa/mm/jj&quot;)" office:value-type="string" office:string-value="2017/02/03" calcext:value-type="string">
            <text:p>2017/02/03</text:p>
          </table:table-cell>
          <table:table-cell table:style-name="ce4" office:value-type="date" office:date-value="2017-02-03" calcext:value-type="date">
            <text:p>2017-02-03</text:p>
          </table:table-cell>
          <table:table-cell table:style-name="ce5" table:formula="of:=TEXT([.D65];&quot;aaaa/mm/jj&quot;)" office:value-type="string" office:string-value="2017/02/03" calcext:value-type="string">
            <text:p>2017/02/03</text:p>
          </table:table-cell>
          <table:table-cell table:style-name="ce4" table:formula="of:=[.D65]+[.N65]" office:value-type="date" office:date-value="2017-02-09" calcext:value-type="date">
            <text:p>2017-02-09</text:p>
          </table:table-cell>
          <table:table-cell table:style-name="ce5" table:formula="of:=TEXT([.F65];&quot;aaaa/mm/jj&quot;)" office:value-type="string" office:string-value="2017/02/09" calcext:value-type="string">
            <text:p>2017/02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9" calcext:value-type="float">
            <text:p>59</text:p>
          </table:table-cell>
          <table:table-cell table:style-name="ce7" table:formula="of:=RANDBETWEEN(1;50)" office:value-type="float" office:value="22" calcext:value-type="float">
            <text:p>22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65];&quot;', '&quot;;[.E65];&quot;', '&quot;;[.G65];&quot;', '&quot;;[.H65];&quot;', &quot;;[.I65];&quot;, &quot;;[.J65];&quot;, &quot;;[.K65];&quot;, &quot;;[.L65];&quot;, &quot;;[.M65];&quot;);&quot;)" office:value-type="string" office:string-value="insert into contrat_loc (date_contrat, date_debut, date_fin, caution, id_contrat_loc_client, id_contrat_loc_agence, id_contrat_loc_vehicule, id_contrat_loc_accessoire, id_contrat_loc_penalite) values ('2017/02/03', '2017/02/03', '2017/02/09', '1500.00', 59, 22, 1, 1, 1);" calcext:value-type="string">
            <text:p>insert into contrat_loc (date_contrat, date_debut, date_fin, caution, id_contrat_loc_client, id_contrat_loc_agence, id_contrat_loc_vehicule, id_contrat_loc_accessoire, id_contrat_loc_penalite) values ('2017/02/03', '2017/02/03', '2017/02/09', '1500.00', 59, 22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date" office:date-value="2017-02-04" calcext:value-type="date">
            <text:p>2017-02-04</text:p>
          </table:table-cell>
          <table:table-cell table:style-name="ce5" table:formula="of:=TEXT([.B66];&quot;aaaa/mm/jj&quot;)" office:value-type="string" office:string-value="2017/02/04" calcext:value-type="string">
            <text:p>2017/02/04</text:p>
          </table:table-cell>
          <table:table-cell table:style-name="ce4" office:value-type="date" office:date-value="2017-02-04" calcext:value-type="date">
            <text:p>2017-02-04</text:p>
          </table:table-cell>
          <table:table-cell table:style-name="ce5" table:formula="of:=TEXT([.D66];&quot;aaaa/mm/jj&quot;)" office:value-type="string" office:string-value="2017/02/04" calcext:value-type="string">
            <text:p>2017/02/04</text:p>
          </table:table-cell>
          <table:table-cell table:style-name="ce4" table:formula="of:=[.D66]+[.N66]" office:value-type="date" office:date-value="2017-02-15" calcext:value-type="date">
            <text:p>2017-02-15</text:p>
          </table:table-cell>
          <table:table-cell table:style-name="ce5" table:formula="of:=TEXT([.F66];&quot;aaaa/mm/jj&quot;)" office:value-type="string" office:string-value="2017/02/15" calcext:value-type="string">
            <text:p>2017/02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" calcext:value-type="float">
            <text:p>22</text:p>
          </table:table-cell>
          <table:table-cell table:style-name="ce7" table:formula="of:=RANDBETWEEN(201;250)" office:value-type="float" office:value="227" calcext:value-type="float">
            <text:p>227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66];&quot;', '&quot;;[.E66];&quot;', '&quot;;[.G66];&quot;', '&quot;;[.H66];&quot;', &quot;;[.I66];&quot;, &quot;;[.J66];&quot;, &quot;;[.K66];&quot;, &quot;;[.L66];&quot;, &quot;;[.M66];&quot;);&quot;)" office:value-type="string" office:string-value="insert into contrat_loc (date_contrat, date_debut, date_fin, caution, id_contrat_loc_client, id_contrat_loc_agence, id_contrat_loc_vehicule, id_contrat_loc_accessoire, id_contrat_loc_penalite) values ('2017/02/04', '2017/02/04', '2017/02/15', '1500.00', 22, 227, 5, 1, 1);" calcext:value-type="string">
            <text:p>insert into contrat_loc (date_contrat, date_debut, date_fin, caution, id_contrat_loc_client, id_contrat_loc_agence, id_contrat_loc_vehicule, id_contrat_loc_accessoire, id_contrat_loc_penalite) values ('2017/02/04', '2017/02/04', '2017/02/15', '1500.00', 22, 227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date" office:date-value="2017-02-04" calcext:value-type="date">
            <text:p>2017-02-04</text:p>
          </table:table-cell>
          <table:table-cell table:style-name="ce5" table:formula="of:=TEXT([.B67];&quot;aaaa/mm/jj&quot;)" office:value-type="string" office:string-value="2017/02/04" calcext:value-type="string">
            <text:p>2017/02/04</text:p>
          </table:table-cell>
          <table:table-cell table:style-name="ce4" office:value-type="date" office:date-value="2017-02-04" calcext:value-type="date">
            <text:p>2017-02-04</text:p>
          </table:table-cell>
          <table:table-cell table:style-name="ce5" table:formula="of:=TEXT([.D67];&quot;aaaa/mm/jj&quot;)" office:value-type="string" office:string-value="2017/02/04" calcext:value-type="string">
            <text:p>2017/02/04</text:p>
          </table:table-cell>
          <table:table-cell table:style-name="ce4" table:formula="of:=[.D67]+[.N67]" office:value-type="date" office:date-value="2017-02-06" calcext:value-type="date">
            <text:p>2017-02-06</text:p>
          </table:table-cell>
          <table:table-cell table:style-name="ce5" table:formula="of:=TEXT([.F67];&quot;aaaa/mm/jj&quot;)" office:value-type="string" office:string-value="2017/02/06" calcext:value-type="string">
            <text:p>2017/02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0" calcext:value-type="float">
            <text:p>200</text:p>
          </table:table-cell>
          <table:table-cell table:style-name="ce7" table:formula="of:=RANDBETWEEN(101;150)" office:value-type="float" office:value="146" calcext:value-type="float">
            <text:p>146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table:formula="of:=RANDBETWEEN(2;4)" office:value-type="float" office:value="3" calcext:value-type="float">
            <text:p>3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67];&quot;', '&quot;;[.E67];&quot;', '&quot;;[.G67];&quot;', '&quot;;[.H67];&quot;', &quot;;[.I67];&quot;, &quot;;[.J67];&quot;, &quot;;[.K67];&quot;, &quot;;[.L67];&quot;, &quot;;[.M67];&quot;);&quot;)" office:value-type="string" office:string-value="insert into contrat_loc (date_contrat, date_debut, date_fin, caution, id_contrat_loc_client, id_contrat_loc_agence, id_contrat_loc_vehicule, id_contrat_loc_accessoire, id_contrat_loc_penalite) values ('2017/02/04', '2017/02/04', '2017/02/06', '1500.00', 200, 146, 3, 5, 3);" calcext:value-type="string">
            <text:p>insert into contrat_loc (date_contrat, date_debut, date_fin, caution, id_contrat_loc_client, id_contrat_loc_agence, id_contrat_loc_vehicule, id_contrat_loc_accessoire, id_contrat_loc_penalite) values ('2017/02/04', '2017/02/04', '2017/02/06', '1500.00', 200, 146, 3, 5, 3);</text:p>
          </table:table-cell>
          <table:table-cell table:number-columns-repeated="1009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date" office:date-value="2017-02-05" calcext:value-type="date">
            <text:p>2017-02-05</text:p>
          </table:table-cell>
          <table:table-cell table:style-name="ce5" table:formula="of:=TEXT([.B68];&quot;aaaa/mm/jj&quot;)" office:value-type="string" office:string-value="2017/02/05" calcext:value-type="string">
            <text:p>2017/02/05</text:p>
          </table:table-cell>
          <table:table-cell table:style-name="ce4" office:value-type="date" office:date-value="2017-02-05" calcext:value-type="date">
            <text:p>2017-02-05</text:p>
          </table:table-cell>
          <table:table-cell table:style-name="ce5" table:formula="of:=TEXT([.D68];&quot;aaaa/mm/jj&quot;)" office:value-type="string" office:string-value="2017/02/05" calcext:value-type="string">
            <text:p>2017/02/05</text:p>
          </table:table-cell>
          <table:table-cell table:style-name="ce4" table:formula="of:=[.D68]+[.N68]" office:value-type="date" office:date-value="2017-02-19" calcext:value-type="date">
            <text:p>2017-02-19</text:p>
          </table:table-cell>
          <table:table-cell table:style-name="ce5" table:formula="of:=TEXT([.F68];&quot;aaaa/mm/jj&quot;)" office:value-type="string" office:string-value="2017/02/19" calcext:value-type="string">
            <text:p>2017/02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2" calcext:value-type="float">
            <text:p>222</text:p>
          </table:table-cell>
          <table:table-cell table:style-name="ce7" table:formula="of:=RANDBETWEEN(201;250)" office:value-type="float" office:value="243" calcext:value-type="float">
            <text:p>243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68];&quot;', '&quot;;[.E68];&quot;', '&quot;;[.G68];&quot;', '&quot;;[.H68];&quot;', &quot;;[.I68];&quot;, &quot;;[.J68];&quot;, &quot;;[.K68];&quot;, &quot;;[.L68];&quot;, &quot;;[.M68];&quot;);&quot;)" office:value-type="string" office:string-value="insert into contrat_loc (date_contrat, date_debut, date_fin, caution, id_contrat_loc_client, id_contrat_loc_agence, id_contrat_loc_vehicule, id_contrat_loc_accessoire, id_contrat_loc_penalite) values ('2017/02/05', '2017/02/05', '2017/02/19', '1500.00', 222, 243, 5, 1, 1);" calcext:value-type="string">
            <text:p>insert into contrat_loc (date_contrat, date_debut, date_fin, caution, id_contrat_loc_client, id_contrat_loc_agence, id_contrat_loc_vehicule, id_contrat_loc_accessoire, id_contrat_loc_penalite) values ('2017/02/05', '2017/02/05', '2017/02/19', '1500.00', 222, 243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date" office:date-value="2017-02-08" calcext:value-type="date">
            <text:p>2017-02-08</text:p>
          </table:table-cell>
          <table:table-cell table:style-name="ce5" table:formula="of:=TEXT([.B69];&quot;aaaa/mm/jj&quot;)" office:value-type="string" office:string-value="2017/02/08" calcext:value-type="string">
            <text:p>2017/02/08</text:p>
          </table:table-cell>
          <table:table-cell table:style-name="ce4" office:value-type="date" office:date-value="2017-02-08" calcext:value-type="date">
            <text:p>2017-02-08</text:p>
          </table:table-cell>
          <table:table-cell table:style-name="ce5" table:formula="of:=TEXT([.D69];&quot;aaaa/mm/jj&quot;)" office:value-type="string" office:string-value="2017/02/08" calcext:value-type="string">
            <text:p>2017/02/08</text:p>
          </table:table-cell>
          <table:table-cell table:style-name="ce4" table:formula="of:=[.D69]+[.N69]" office:value-type="date" office:date-value="2017-02-13" calcext:value-type="date">
            <text:p>2017-02-13</text:p>
          </table:table-cell>
          <table:table-cell table:style-name="ce5" table:formula="of:=TEXT([.F69];&quot;aaaa/mm/jj&quot;)" office:value-type="string" office:string-value="2017/02/13" calcext:value-type="string">
            <text:p>2017/02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5" calcext:value-type="float">
            <text:p>35</text:p>
          </table:table-cell>
          <table:table-cell table:style-name="ce7" table:formula="of:=RANDBETWEEN(151;200)" office:value-type="float" office:value="185" calcext:value-type="float">
            <text:p>185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69];&quot;', '&quot;;[.E69];&quot;', '&quot;;[.G69];&quot;', '&quot;;[.H69];&quot;', &quot;;[.I69];&quot;, &quot;;[.J69];&quot;, &quot;;[.K69];&quot;, &quot;;[.L69];&quot;, &quot;;[.M69];&quot;);&quot;)" office:value-type="string" office:string-value="insert into contrat_loc (date_contrat, date_debut, date_fin, caution, id_contrat_loc_client, id_contrat_loc_agence, id_contrat_loc_vehicule, id_contrat_loc_accessoire, id_contrat_loc_penalite) values ('2017/02/08', '2017/02/08', '2017/02/13', '1500.00', 35, 185, 4, 1, 1);" calcext:value-type="string">
            <text:p>insert into contrat_loc (date_contrat, date_debut, date_fin, caution, id_contrat_loc_client, id_contrat_loc_agence, id_contrat_loc_vehicule, id_contrat_loc_accessoire, id_contrat_loc_penalite) values ('2017/02/08', '2017/02/08', '2017/02/13', '1500.00', 35, 185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date" office:date-value="2017-02-08" calcext:value-type="date">
            <text:p>2017-02-08</text:p>
          </table:table-cell>
          <table:table-cell table:style-name="ce5" table:formula="of:=TEXT([.B70];&quot;aaaa/mm/jj&quot;)" office:value-type="string" office:string-value="2017/02/08" calcext:value-type="string">
            <text:p>2017/02/08</text:p>
          </table:table-cell>
          <table:table-cell table:style-name="ce4" office:value-type="date" office:date-value="2017-02-08" calcext:value-type="date">
            <text:p>2017-02-08</text:p>
          </table:table-cell>
          <table:table-cell table:style-name="ce5" table:formula="of:=TEXT([.D70];&quot;aaaa/mm/jj&quot;)" office:value-type="string" office:string-value="2017/02/08" calcext:value-type="string">
            <text:p>2017/02/08</text:p>
          </table:table-cell>
          <table:table-cell table:style-name="ce4" table:formula="of:=[.D70]+[.N70]" office:value-type="date" office:date-value="2017-02-17" calcext:value-type="date">
            <text:p>2017-02-17</text:p>
          </table:table-cell>
          <table:table-cell table:style-name="ce5" table:formula="of:=TEXT([.F70];&quot;aaaa/mm/jj&quot;)" office:value-type="string" office:string-value="2017/02/17" calcext:value-type="string">
            <text:p>2017/02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5" calcext:value-type="float">
            <text:p>165</text:p>
          </table:table-cell>
          <table:table-cell table:style-name="ce7" table:formula="of:=RANDBETWEEN(151;200)" office:value-type="float" office:value="158" calcext:value-type="float">
            <text:p>158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70];&quot;', '&quot;;[.E70];&quot;', '&quot;;[.G70];&quot;', '&quot;;[.H70];&quot;', &quot;;[.I70];&quot;, &quot;;[.J70];&quot;, &quot;;[.K70];&quot;, &quot;;[.L70];&quot;, &quot;;[.M70];&quot;);&quot;)" office:value-type="string" office:string-value="insert into contrat_loc (date_contrat, date_debut, date_fin, caution, id_contrat_loc_client, id_contrat_loc_agence, id_contrat_loc_vehicule, id_contrat_loc_accessoire, id_contrat_loc_penalite) values ('2017/02/08', '2017/02/08', '2017/02/17', '1500.00', 165, 158, 4, 1, 1);" calcext:value-type="string">
            <text:p>insert into contrat_loc (date_contrat, date_debut, date_fin, caution, id_contrat_loc_client, id_contrat_loc_agence, id_contrat_loc_vehicule, id_contrat_loc_accessoire, id_contrat_loc_penalite) values ('2017/02/08', '2017/02/08', '2017/02/17', '1500.00', 165, 158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date" office:date-value="2017-02-09" calcext:value-type="date">
            <text:p>2017-02-09</text:p>
          </table:table-cell>
          <table:table-cell table:style-name="ce5" table:formula="of:=TEXT([.B71];&quot;aaaa/mm/jj&quot;)" office:value-type="string" office:string-value="2017/02/09" calcext:value-type="string">
            <text:p>2017/02/09</text:p>
          </table:table-cell>
          <table:table-cell table:style-name="ce4" office:value-type="date" office:date-value="2017-02-09" calcext:value-type="date">
            <text:p>2017-02-09</text:p>
          </table:table-cell>
          <table:table-cell table:style-name="ce5" table:formula="of:=TEXT([.D71];&quot;aaaa/mm/jj&quot;)" office:value-type="string" office:string-value="2017/02/09" calcext:value-type="string">
            <text:p>2017/02/09</text:p>
          </table:table-cell>
          <table:table-cell table:style-name="ce4" table:formula="of:=[.D71]+[.N71]" office:value-type="date" office:date-value="2017-02-13" calcext:value-type="date">
            <text:p>2017-02-13</text:p>
          </table:table-cell>
          <table:table-cell table:style-name="ce5" table:formula="of:=TEXT([.F71];&quot;aaaa/mm/jj&quot;)" office:value-type="string" office:string-value="2017/02/13" calcext:value-type="string">
            <text:p>2017/02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0" calcext:value-type="float">
            <text:p>120</text:p>
          </table:table-cell>
          <table:table-cell table:style-name="ce7" table:formula="of:=RANDBETWEEN(1;50)" office:value-type="float" office:value="41" calcext:value-type="float">
            <text:p>41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71];&quot;', '&quot;;[.E71];&quot;', '&quot;;[.G71];&quot;', '&quot;;[.H71];&quot;', &quot;;[.I71];&quot;, &quot;;[.J71];&quot;, &quot;;[.K71];&quot;, &quot;;[.L71];&quot;, &quot;;[.M71];&quot;);&quot;)" office:value-type="string" office:string-value="insert into contrat_loc (date_contrat, date_debut, date_fin, caution, id_contrat_loc_client, id_contrat_loc_agence, id_contrat_loc_vehicule, id_contrat_loc_accessoire, id_contrat_loc_penalite) values ('2017/02/09', '2017/02/09', '2017/02/13', '1500.00', 120, 41, 1, 1, 1);" calcext:value-type="string">
            <text:p>insert into contrat_loc (date_contrat, date_debut, date_fin, caution, id_contrat_loc_client, id_contrat_loc_agence, id_contrat_loc_vehicule, id_contrat_loc_accessoire, id_contrat_loc_penalite) values ('2017/02/09', '2017/02/09', '2017/02/13', '1500.00', 120, 41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date" office:date-value="2017-02-10" calcext:value-type="date">
            <text:p>2017-02-10</text:p>
          </table:table-cell>
          <table:table-cell table:style-name="ce5" table:formula="of:=TEXT([.B72];&quot;aaaa/mm/jj&quot;)" office:value-type="string" office:string-value="2017/02/10" calcext:value-type="string">
            <text:p>2017/02/10</text:p>
          </table:table-cell>
          <table:table-cell table:style-name="ce4" office:value-type="date" office:date-value="2017-02-10" calcext:value-type="date">
            <text:p>2017-02-10</text:p>
          </table:table-cell>
          <table:table-cell table:style-name="ce5" table:formula="of:=TEXT([.D72];&quot;aaaa/mm/jj&quot;)" office:value-type="string" office:string-value="2017/02/10" calcext:value-type="string">
            <text:p>2017/02/10</text:p>
          </table:table-cell>
          <table:table-cell table:style-name="ce4" table:formula="of:=[.D72]+[.N72]" office:value-type="date" office:date-value="2017-02-23" calcext:value-type="date">
            <text:p>2017-02-23</text:p>
          </table:table-cell>
          <table:table-cell table:style-name="ce5" table:formula="of:=TEXT([.F72];&quot;aaaa/mm/jj&quot;)" office:value-type="string" office:string-value="2017/02/23" calcext:value-type="string">
            <text:p>2017/02/2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7" calcext:value-type="float">
            <text:p>117</text:p>
          </table:table-cell>
          <table:table-cell table:style-name="ce7" table:formula="of:=RANDBETWEEN(1;50)" office:value-type="float" office:value="18" calcext:value-type="float">
            <text:p>1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72];&quot;', '&quot;;[.E72];&quot;', '&quot;;[.G72];&quot;', '&quot;;[.H72];&quot;', &quot;;[.I72];&quot;, &quot;;[.J72];&quot;, &quot;;[.K72];&quot;, &quot;;[.L72];&quot;, &quot;;[.M72];&quot;);&quot;)" office:value-type="string" office:string-value="insert into contrat_loc (date_contrat, date_debut, date_fin, caution, id_contrat_loc_client, id_contrat_loc_agence, id_contrat_loc_vehicule, id_contrat_loc_accessoire, id_contrat_loc_penalite) values ('2017/02/10', '2017/02/10', '2017/02/23', '1500.00', 117, 18, 1, 1, 1);" calcext:value-type="string">
            <text:p>insert into contrat_loc (date_contrat, date_debut, date_fin, caution, id_contrat_loc_client, id_contrat_loc_agence, id_contrat_loc_vehicule, id_contrat_loc_accessoire, id_contrat_loc_penalite) values ('2017/02/10', '2017/02/10', '2017/02/23', '1500.00', 117, 18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 office:value-type="date" office:date-value="2017-02-10" calcext:value-type="date">
            <text:p>2017-02-10</text:p>
          </table:table-cell>
          <table:table-cell table:style-name="ce5" table:formula="of:=TEXT([.B73];&quot;aaaa/mm/jj&quot;)" office:value-type="string" office:string-value="2017/02/10" calcext:value-type="string">
            <text:p>2017/02/10</text:p>
          </table:table-cell>
          <table:table-cell table:style-name="ce4" office:value-type="date" office:date-value="2017-02-10" calcext:value-type="date">
            <text:p>2017-02-10</text:p>
          </table:table-cell>
          <table:table-cell table:style-name="ce5" table:formula="of:=TEXT([.D73];&quot;aaaa/mm/jj&quot;)" office:value-type="string" office:string-value="2017/02/10" calcext:value-type="string">
            <text:p>2017/02/10</text:p>
          </table:table-cell>
          <table:table-cell table:style-name="ce4" table:formula="of:=[.D73]+[.N73]" office:value-type="date" office:date-value="2017-02-25" calcext:value-type="date">
            <text:p>2017-02-25</text:p>
          </table:table-cell>
          <table:table-cell table:style-name="ce5" table:formula="of:=TEXT([.F73];&quot;aaaa/mm/jj&quot;)" office:value-type="string" office:string-value="2017/02/25" calcext:value-type="string">
            <text:p>2017/02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4" calcext:value-type="float">
            <text:p>144</text:p>
          </table:table-cell>
          <table:table-cell table:style-name="ce7" table:formula="of:=RANDBETWEEN(1;50)" office:value-type="float" office:value="7" calcext:value-type="float">
            <text:p>7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2;4)" office:value-type="float" office:value="4" calcext:value-type="float">
            <text:p>4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73];&quot;', '&quot;;[.E73];&quot;', '&quot;;[.G73];&quot;', '&quot;;[.H73];&quot;', &quot;;[.I73];&quot;, &quot;;[.J73];&quot;, &quot;;[.K73];&quot;, &quot;;[.L73];&quot;, &quot;;[.M73];&quot;);&quot;)" office:value-type="string" office:string-value="insert into contrat_loc (date_contrat, date_debut, date_fin, caution, id_contrat_loc_client, id_contrat_loc_agence, id_contrat_loc_vehicule, id_contrat_loc_accessoire, id_contrat_loc_penalite) values ('2017/02/10', '2017/02/10', '2017/02/25', '1500.00', 144, 7, 1, 2, 4);" calcext:value-type="string">
            <text:p>insert into contrat_loc (date_contrat, date_debut, date_fin, caution, id_contrat_loc_client, id_contrat_loc_agence, id_contrat_loc_vehicule, id_contrat_loc_accessoire, id_contrat_loc_penalite) values ('2017/02/10', '2017/02/10', '2017/02/25', '1500.00', 144, 7, 1, 2, 4);</text:p>
          </table:table-cell>
          <table:table-cell table:number-columns-repeated="1009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date" office:date-value="2017-02-10" calcext:value-type="date">
            <text:p>2017-02-10</text:p>
          </table:table-cell>
          <table:table-cell table:style-name="ce5" table:formula="of:=TEXT([.B74];&quot;aaaa/mm/jj&quot;)" office:value-type="string" office:string-value="2017/02/10" calcext:value-type="string">
            <text:p>2017/02/10</text:p>
          </table:table-cell>
          <table:table-cell table:style-name="ce4" office:value-type="date" office:date-value="2017-02-10" calcext:value-type="date">
            <text:p>2017-02-10</text:p>
          </table:table-cell>
          <table:table-cell table:style-name="ce5" table:formula="of:=TEXT([.D74];&quot;aaaa/mm/jj&quot;)" office:value-type="string" office:string-value="2017/02/10" calcext:value-type="string">
            <text:p>2017/02/10</text:p>
          </table:table-cell>
          <table:table-cell table:style-name="ce4" table:formula="of:=[.D74]+[.N74]" office:value-type="date" office:date-value="2017-02-18" calcext:value-type="date">
            <text:p>2017-02-18</text:p>
          </table:table-cell>
          <table:table-cell table:style-name="ce5" table:formula="of:=TEXT([.F74];&quot;aaaa/mm/jj&quot;)" office:value-type="string" office:string-value="2017/02/18" calcext:value-type="string">
            <text:p>2017/02/1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1" calcext:value-type="float">
            <text:p>161</text:p>
          </table:table-cell>
          <table:table-cell table:style-name="ce7" table:formula="of:=RANDBETWEEN(201;250)" office:value-type="float" office:value="245" calcext:value-type="float">
            <text:p>245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74];&quot;', '&quot;;[.E74];&quot;', '&quot;;[.G74];&quot;', '&quot;;[.H74];&quot;', &quot;;[.I74];&quot;, &quot;;[.J74];&quot;, &quot;;[.K74];&quot;, &quot;;[.L74];&quot;, &quot;;[.M74];&quot;);&quot;)" office:value-type="string" office:string-value="insert into contrat_loc (date_contrat, date_debut, date_fin, caution, id_contrat_loc_client, id_contrat_loc_agence, id_contrat_loc_vehicule, id_contrat_loc_accessoire, id_contrat_loc_penalite) values ('2017/02/10', '2017/02/10', '2017/02/18', '1500.00', 161, 245, 5, 1, 1);" calcext:value-type="string">
            <text:p>insert into contrat_loc (date_contrat, date_debut, date_fin, caution, id_contrat_loc_client, id_contrat_loc_agence, id_contrat_loc_vehicule, id_contrat_loc_accessoire, id_contrat_loc_penalite) values ('2017/02/10', '2017/02/10', '2017/02/18', '1500.00', 161, 245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date" office:date-value="2017-02-10" calcext:value-type="date">
            <text:p>2017-02-10</text:p>
          </table:table-cell>
          <table:table-cell table:style-name="ce5" table:formula="of:=TEXT([.B75];&quot;aaaa/mm/jj&quot;)" office:value-type="string" office:string-value="2017/02/10" calcext:value-type="string">
            <text:p>2017/02/10</text:p>
          </table:table-cell>
          <table:table-cell table:style-name="ce4" office:value-type="date" office:date-value="2017-02-10" calcext:value-type="date">
            <text:p>2017-02-10</text:p>
          </table:table-cell>
          <table:table-cell table:style-name="ce5" table:formula="of:=TEXT([.D75];&quot;aaaa/mm/jj&quot;)" office:value-type="string" office:string-value="2017/02/10" calcext:value-type="string">
            <text:p>2017/02/10</text:p>
          </table:table-cell>
          <table:table-cell table:style-name="ce4" table:formula="of:=[.D75]+[.N75]" office:value-type="date" office:date-value="2017-02-16" calcext:value-type="date">
            <text:p>2017-02-16</text:p>
          </table:table-cell>
          <table:table-cell table:style-name="ce5" table:formula="of:=TEXT([.F75];&quot;aaaa/mm/jj&quot;)" office:value-type="string" office:string-value="2017/02/16" calcext:value-type="string">
            <text:p>2017/02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1" calcext:value-type="float">
            <text:p>231</text:p>
          </table:table-cell>
          <table:table-cell table:style-name="ce7" table:formula="of:=RANDBETWEEN(101;150)" office:value-type="float" office:value="111" calcext:value-type="float">
            <text:p>11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75];&quot;', '&quot;;[.E75];&quot;', '&quot;;[.G75];&quot;', '&quot;;[.H75];&quot;', &quot;;[.I75];&quot;, &quot;;[.J75];&quot;, &quot;;[.K75];&quot;, &quot;;[.L75];&quot;, &quot;;[.M75];&quot;);&quot;)" office:value-type="string" office:string-value="insert into contrat_loc (date_contrat, date_debut, date_fin, caution, id_contrat_loc_client, id_contrat_loc_agence, id_contrat_loc_vehicule, id_contrat_loc_accessoire, id_contrat_loc_penalite) values ('2017/02/10', '2017/02/10', '2017/02/16', '1500.00', 231, 111, 3, 1, 1);" calcext:value-type="string">
            <text:p>insert into contrat_loc (date_contrat, date_debut, date_fin, caution, id_contrat_loc_client, id_contrat_loc_agence, id_contrat_loc_vehicule, id_contrat_loc_accessoire, id_contrat_loc_penalite) values ('2017/02/10', '2017/02/10', '2017/02/16', '1500.00', 231, 111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date" office:date-value="2017-02-11" calcext:value-type="date">
            <text:p>2017-02-11</text:p>
          </table:table-cell>
          <table:table-cell table:style-name="ce5" table:formula="of:=TEXT([.B76];&quot;aaaa/mm/jj&quot;)" office:value-type="string" office:string-value="2017/02/11" calcext:value-type="string">
            <text:p>2017/02/11</text:p>
          </table:table-cell>
          <table:table-cell table:style-name="ce4" office:value-type="date" office:date-value="2017-02-11" calcext:value-type="date">
            <text:p>2017-02-11</text:p>
          </table:table-cell>
          <table:table-cell table:style-name="ce5" table:formula="of:=TEXT([.D76];&quot;aaaa/mm/jj&quot;)" office:value-type="string" office:string-value="2017/02/11" calcext:value-type="string">
            <text:p>2017/02/11</text:p>
          </table:table-cell>
          <table:table-cell table:style-name="ce4" table:formula="of:=[.D76]+[.N76]" office:value-type="date" office:date-value="2017-02-15" calcext:value-type="date">
            <text:p>2017-02-15</text:p>
          </table:table-cell>
          <table:table-cell table:style-name="ce5" table:formula="of:=TEXT([.F76];&quot;aaaa/mm/jj&quot;)" office:value-type="string" office:string-value="2017/02/15" calcext:value-type="string">
            <text:p>2017/02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6" calcext:value-type="float">
            <text:p>166</text:p>
          </table:table-cell>
          <table:table-cell table:style-name="ce7" table:formula="of:=RANDBETWEEN(151;200)" office:value-type="float" office:value="199" calcext:value-type="float">
            <text:p>199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76];&quot;', '&quot;;[.E76];&quot;', '&quot;;[.G76];&quot;', '&quot;;[.H76];&quot;', &quot;;[.I76];&quot;, &quot;;[.J76];&quot;, &quot;;[.K76];&quot;, &quot;;[.L76];&quot;, &quot;;[.M76];&quot;);&quot;)" office:value-type="string" office:string-value="insert into contrat_loc (date_contrat, date_debut, date_fin, caution, id_contrat_loc_client, id_contrat_loc_agence, id_contrat_loc_vehicule, id_contrat_loc_accessoire, id_contrat_loc_penalite) values ('2017/02/11', '2017/02/11', '2017/02/15', '1500.00', 166, 199, 4, 4, 1);" calcext:value-type="string">
            <text:p>insert into contrat_loc (date_contrat, date_debut, date_fin, caution, id_contrat_loc_client, id_contrat_loc_agence, id_contrat_loc_vehicule, id_contrat_loc_accessoire, id_contrat_loc_penalite) values ('2017/02/11', '2017/02/11', '2017/02/15', '1500.00', 166, 199, 4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date" office:date-value="2017-02-11" calcext:value-type="date">
            <text:p>2017-02-11</text:p>
          </table:table-cell>
          <table:table-cell table:style-name="ce5" table:formula="of:=TEXT([.B77];&quot;aaaa/mm/jj&quot;)" office:value-type="string" office:string-value="2017/02/11" calcext:value-type="string">
            <text:p>2017/02/11</text:p>
          </table:table-cell>
          <table:table-cell table:style-name="ce4" office:value-type="date" office:date-value="2017-02-11" calcext:value-type="date">
            <text:p>2017-02-11</text:p>
          </table:table-cell>
          <table:table-cell table:style-name="ce5" table:formula="of:=TEXT([.D77];&quot;aaaa/mm/jj&quot;)" office:value-type="string" office:string-value="2017/02/11" calcext:value-type="string">
            <text:p>2017/02/11</text:p>
          </table:table-cell>
          <table:table-cell table:style-name="ce4" table:formula="of:=[.D77]+[.N77]" office:value-type="date" office:date-value="2017-02-23" calcext:value-type="date">
            <text:p>2017-02-23</text:p>
          </table:table-cell>
          <table:table-cell table:style-name="ce5" table:formula="of:=TEXT([.F77];&quot;aaaa/mm/jj&quot;)" office:value-type="string" office:string-value="2017/02/23" calcext:value-type="string">
            <text:p>2017/02/2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" calcext:value-type="float">
            <text:p>11</text:p>
          </table:table-cell>
          <table:table-cell table:style-name="ce7" table:formula="of:=RANDBETWEEN(201;250)" office:value-type="float" office:value="239" calcext:value-type="float">
            <text:p>239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77];&quot;', '&quot;;[.E77];&quot;', '&quot;;[.G77];&quot;', '&quot;;[.H77];&quot;', &quot;;[.I77];&quot;, &quot;;[.J77];&quot;, &quot;;[.K77];&quot;, &quot;;[.L77];&quot;, &quot;;[.M77];&quot;);&quot;)" office:value-type="string" office:string-value="insert into contrat_loc (date_contrat, date_debut, date_fin, caution, id_contrat_loc_client, id_contrat_loc_agence, id_contrat_loc_vehicule, id_contrat_loc_accessoire, id_contrat_loc_penalite) values ('2017/02/11', '2017/02/11', '2017/02/23', '1500.00', 11, 239, 5, 1, 1);" calcext:value-type="string">
            <text:p>insert into contrat_loc (date_contrat, date_debut, date_fin, caution, id_contrat_loc_client, id_contrat_loc_agence, id_contrat_loc_vehicule, id_contrat_loc_accessoire, id_contrat_loc_penalite) values ('2017/02/11', '2017/02/11', '2017/02/23', '1500.00', 11, 239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date" office:date-value="2017-02-11" calcext:value-type="date">
            <text:p>2017-02-11</text:p>
          </table:table-cell>
          <table:table-cell table:style-name="ce5" table:formula="of:=TEXT([.B78];&quot;aaaa/mm/jj&quot;)" office:value-type="string" office:string-value="2017/02/11" calcext:value-type="string">
            <text:p>2017/02/11</text:p>
          </table:table-cell>
          <table:table-cell table:style-name="ce4" office:value-type="date" office:date-value="2017-02-11" calcext:value-type="date">
            <text:p>2017-02-11</text:p>
          </table:table-cell>
          <table:table-cell table:style-name="ce5" table:formula="of:=TEXT([.D78];&quot;aaaa/mm/jj&quot;)" office:value-type="string" office:string-value="2017/02/11" calcext:value-type="string">
            <text:p>2017/02/11</text:p>
          </table:table-cell>
          <table:table-cell table:style-name="ce4" table:formula="of:=[.D78]+[.N78]" office:value-type="date" office:date-value="2017-02-20" calcext:value-type="date">
            <text:p>2017-02-20</text:p>
          </table:table-cell>
          <table:table-cell table:style-name="ce5" table:formula="of:=TEXT([.F78];&quot;aaaa/mm/jj&quot;)" office:value-type="string" office:string-value="2017/02/20" calcext:value-type="string">
            <text:p>2017/02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7" calcext:value-type="float">
            <text:p>47</text:p>
          </table:table-cell>
          <table:table-cell table:style-name="ce7" table:formula="of:=RANDBETWEEN(101;150)" office:value-type="float" office:value="140" calcext:value-type="float">
            <text:p>140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78];&quot;', '&quot;;[.E78];&quot;', '&quot;;[.G78];&quot;', '&quot;;[.H78];&quot;', &quot;;[.I78];&quot;, &quot;;[.J78];&quot;, &quot;;[.K78];&quot;, &quot;;[.L78];&quot;, &quot;;[.M78];&quot;);&quot;)" office:value-type="string" office:string-value="insert into contrat_loc (date_contrat, date_debut, date_fin, caution, id_contrat_loc_client, id_contrat_loc_agence, id_contrat_loc_vehicule, id_contrat_loc_accessoire, id_contrat_loc_penalite) values ('2017/02/11', '2017/02/11', '2017/02/20', '1500.00', 47, 140, 3, 1, 1);" calcext:value-type="string">
            <text:p>insert into contrat_loc (date_contrat, date_debut, date_fin, caution, id_contrat_loc_client, id_contrat_loc_agence, id_contrat_loc_vehicule, id_contrat_loc_accessoire, id_contrat_loc_penalite) values ('2017/02/11', '2017/02/11', '2017/02/20', '1500.00', 47, 140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date" office:date-value="2017-02-12" calcext:value-type="date">
            <text:p>2017-02-12</text:p>
          </table:table-cell>
          <table:table-cell table:style-name="ce5" table:formula="of:=TEXT([.B79];&quot;aaaa/mm/jj&quot;)" office:value-type="string" office:string-value="2017/02/12" calcext:value-type="string">
            <text:p>2017/02/12</text:p>
          </table:table-cell>
          <table:table-cell table:style-name="ce4" office:value-type="date" office:date-value="2017-02-12" calcext:value-type="date">
            <text:p>2017-02-12</text:p>
          </table:table-cell>
          <table:table-cell table:style-name="ce5" table:formula="of:=TEXT([.D79];&quot;aaaa/mm/jj&quot;)" office:value-type="string" office:string-value="2017/02/12" calcext:value-type="string">
            <text:p>2017/02/12</text:p>
          </table:table-cell>
          <table:table-cell table:style-name="ce4" table:formula="of:=[.D79]+[.N79]" office:value-type="date" office:date-value="2017-02-19" calcext:value-type="date">
            <text:p>2017-02-19</text:p>
          </table:table-cell>
          <table:table-cell table:style-name="ce5" table:formula="of:=TEXT([.F79];&quot;aaaa/mm/jj&quot;)" office:value-type="string" office:string-value="2017/02/19" calcext:value-type="string">
            <text:p>2017/02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0" calcext:value-type="float">
            <text:p>140</text:p>
          </table:table-cell>
          <table:table-cell table:style-name="ce7" table:formula="of:=RANDBETWEEN(1;50)" office:value-type="float" office:value="30" calcext:value-type="float">
            <text:p>30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79];&quot;', '&quot;;[.E79];&quot;', '&quot;;[.G79];&quot;', '&quot;;[.H79];&quot;', &quot;;[.I79];&quot;, &quot;;[.J79];&quot;, &quot;;[.K79];&quot;, &quot;;[.L79];&quot;, &quot;;[.M79];&quot;);&quot;)" office:value-type="string" office:string-value="insert into contrat_loc (date_contrat, date_debut, date_fin, caution, id_contrat_loc_client, id_contrat_loc_agence, id_contrat_loc_vehicule, id_contrat_loc_accessoire, id_contrat_loc_penalite) values ('2017/02/12', '2017/02/12', '2017/02/19', '1500.00', 140, 30, 1, 7, 1);" calcext:value-type="string">
            <text:p>insert into contrat_loc (date_contrat, date_debut, date_fin, caution, id_contrat_loc_client, id_contrat_loc_agence, id_contrat_loc_vehicule, id_contrat_loc_accessoire, id_contrat_loc_penalite) values ('2017/02/12', '2017/02/12', '2017/02/19', '1500.00', 140, 30, 1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date" office:date-value="2017-02-12" calcext:value-type="date">
            <text:p>2017-02-12</text:p>
          </table:table-cell>
          <table:table-cell table:style-name="ce5" table:formula="of:=TEXT([.B80];&quot;aaaa/mm/jj&quot;)" office:value-type="string" office:string-value="2017/02/12" calcext:value-type="string">
            <text:p>2017/02/12</text:p>
          </table:table-cell>
          <table:table-cell table:style-name="ce4" office:value-type="date" office:date-value="2017-02-12" calcext:value-type="date">
            <text:p>2017-02-12</text:p>
          </table:table-cell>
          <table:table-cell table:style-name="ce5" table:formula="of:=TEXT([.D80];&quot;aaaa/mm/jj&quot;)" office:value-type="string" office:string-value="2017/02/12" calcext:value-type="string">
            <text:p>2017/02/12</text:p>
          </table:table-cell>
          <table:table-cell table:style-name="ce4" table:formula="of:=[.D80]+[.N80]" office:value-type="date" office:date-value="2017-02-26" calcext:value-type="date">
            <text:p>2017-02-26</text:p>
          </table:table-cell>
          <table:table-cell table:style-name="ce5" table:formula="of:=TEXT([.F80];&quot;aaaa/mm/jj&quot;)" office:value-type="string" office:string-value="2017/02/26" calcext:value-type="string">
            <text:p>2017/02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" calcext:value-type="float">
            <text:p>6</text:p>
          </table:table-cell>
          <table:table-cell table:style-name="ce7" table:formula="of:=RANDBETWEEN(201;250)" office:value-type="float" office:value="212" calcext:value-type="float">
            <text:p>212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80];&quot;', '&quot;;[.E80];&quot;', '&quot;;[.G80];&quot;', '&quot;;[.H80];&quot;', &quot;;[.I80];&quot;, &quot;;[.J80];&quot;, &quot;;[.K80];&quot;, &quot;;[.L80];&quot;, &quot;;[.M80];&quot;);&quot;)" office:value-type="string" office:string-value="insert into contrat_loc (date_contrat, date_debut, date_fin, caution, id_contrat_loc_client, id_contrat_loc_agence, id_contrat_loc_vehicule, id_contrat_loc_accessoire, id_contrat_loc_penalite) values ('2017/02/12', '2017/02/12', '2017/02/26', '1500.00', 6, 212, 5, 7, 1);" calcext:value-type="string">
            <text:p>insert into contrat_loc (date_contrat, date_debut, date_fin, caution, id_contrat_loc_client, id_contrat_loc_agence, id_contrat_loc_vehicule, id_contrat_loc_accessoire, id_contrat_loc_penalite) values ('2017/02/12', '2017/02/12', '2017/02/26', '1500.00', 6, 212, 5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date" office:date-value="2017-02-13" calcext:value-type="date">
            <text:p>2017-02-13</text:p>
          </table:table-cell>
          <table:table-cell table:style-name="ce5" table:formula="of:=TEXT([.B81];&quot;aaaa/mm/jj&quot;)" office:value-type="string" office:string-value="2017/02/13" calcext:value-type="string">
            <text:p>2017/02/13</text:p>
          </table:table-cell>
          <table:table-cell table:style-name="ce4" office:value-type="date" office:date-value="2017-02-13" calcext:value-type="date">
            <text:p>2017-02-13</text:p>
          </table:table-cell>
          <table:table-cell table:style-name="ce5" table:formula="of:=TEXT([.D81];&quot;aaaa/mm/jj&quot;)" office:value-type="string" office:string-value="2017/02/13" calcext:value-type="string">
            <text:p>2017/02/13</text:p>
          </table:table-cell>
          <table:table-cell table:style-name="ce4" table:formula="of:=[.D81]+[.N81]" office:value-type="date" office:date-value="2017-02-28" calcext:value-type="date">
            <text:p>2017-02-28</text:p>
          </table:table-cell>
          <table:table-cell table:style-name="ce5" table:formula="of:=TEXT([.F81];&quot;aaaa/mm/jj&quot;)" office:value-type="string" office:string-value="2017/02/28" calcext:value-type="string">
            <text:p>2017/02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3" calcext:value-type="float">
            <text:p>173</text:p>
          </table:table-cell>
          <table:table-cell table:style-name="ce7" table:formula="of:=RANDBETWEEN(101;150)" office:value-type="float" office:value="131" calcext:value-type="float">
            <text:p>13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81];&quot;', '&quot;;[.E81];&quot;', '&quot;;[.G81];&quot;', '&quot;;[.H81];&quot;', &quot;;[.I81];&quot;, &quot;;[.J81];&quot;, &quot;;[.K81];&quot;, &quot;;[.L81];&quot;, &quot;;[.M81];&quot;);&quot;)" office:value-type="string" office:string-value="insert into contrat_loc (date_contrat, date_debut, date_fin, caution, id_contrat_loc_client, id_contrat_loc_agence, id_contrat_loc_vehicule, id_contrat_loc_accessoire, id_contrat_loc_penalite) values ('2017/02/13', '2017/02/13', '2017/02/28', '1500.00', 173, 131, 3, 7, 1);" calcext:value-type="string">
            <text:p>insert into contrat_loc (date_contrat, date_debut, date_fin, caution, id_contrat_loc_client, id_contrat_loc_agence, id_contrat_loc_vehicule, id_contrat_loc_accessoire, id_contrat_loc_penalite) values ('2017/02/13', '2017/02/13', '2017/02/28', '1500.00', 173, 131, 3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date" office:date-value="2017-02-14" calcext:value-type="date">
            <text:p>2017-02-14</text:p>
          </table:table-cell>
          <table:table-cell table:style-name="ce5" table:formula="of:=TEXT([.B82];&quot;aaaa/mm/jj&quot;)" office:value-type="string" office:string-value="2017/02/14" calcext:value-type="string">
            <text:p>2017/02/14</text:p>
          </table:table-cell>
          <table:table-cell table:style-name="ce4" office:value-type="date" office:date-value="2017-02-14" calcext:value-type="date">
            <text:p>2017-02-14</text:p>
          </table:table-cell>
          <table:table-cell table:style-name="ce5" table:formula="of:=TEXT([.D82];&quot;aaaa/mm/jj&quot;)" office:value-type="string" office:string-value="2017/02/14" calcext:value-type="string">
            <text:p>2017/02/14</text:p>
          </table:table-cell>
          <table:table-cell table:style-name="ce4" table:formula="of:=[.D82]+[.N82]" office:value-type="date" office:date-value="2017-02-28" calcext:value-type="date">
            <text:p>2017-02-28</text:p>
          </table:table-cell>
          <table:table-cell table:style-name="ce5" table:formula="of:=TEXT([.F82];&quot;aaaa/mm/jj&quot;)" office:value-type="string" office:string-value="2017/02/28" calcext:value-type="string">
            <text:p>2017/02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6" calcext:value-type="float">
            <text:p>146</text:p>
          </table:table-cell>
          <table:table-cell table:style-name="ce7" table:formula="of:=RANDBETWEEN(1;50)" office:value-type="float" office:value="36" calcext:value-type="float">
            <text:p>3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82];&quot;', '&quot;;[.E82];&quot;', '&quot;;[.G82];&quot;', '&quot;;[.H82];&quot;', &quot;;[.I82];&quot;, &quot;;[.J82];&quot;, &quot;;[.K82];&quot;, &quot;;[.L82];&quot;, &quot;;[.M82];&quot;);&quot;)" office:value-type="string" office:string-value="insert into contrat_loc (date_contrat, date_debut, date_fin, caution, id_contrat_loc_client, id_contrat_loc_agence, id_contrat_loc_vehicule, id_contrat_loc_accessoire, id_contrat_loc_penalite) values ('2017/02/14', '2017/02/14', '2017/02/28', '1500.00', 146, 36, 1, 1, 1);" calcext:value-type="string">
            <text:p>insert into contrat_loc (date_contrat, date_debut, date_fin, caution, id_contrat_loc_client, id_contrat_loc_agence, id_contrat_loc_vehicule, id_contrat_loc_accessoire, id_contrat_loc_penalite) values ('2017/02/14', '2017/02/14', '2017/02/28', '1500.00', 146, 36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date" office:date-value="2017-02-15" calcext:value-type="date">
            <text:p>2017-02-15</text:p>
          </table:table-cell>
          <table:table-cell table:style-name="ce5" table:formula="of:=TEXT([.B83];&quot;aaaa/mm/jj&quot;)" office:value-type="string" office:string-value="2017/02/15" calcext:value-type="string">
            <text:p>2017/02/15</text:p>
          </table:table-cell>
          <table:table-cell table:style-name="ce4" office:value-type="date" office:date-value="2017-02-15" calcext:value-type="date">
            <text:p>2017-02-15</text:p>
          </table:table-cell>
          <table:table-cell table:style-name="ce5" table:formula="of:=TEXT([.D83];&quot;aaaa/mm/jj&quot;)" office:value-type="string" office:string-value="2017/02/15" calcext:value-type="string">
            <text:p>2017/02/15</text:p>
          </table:table-cell>
          <table:table-cell table:style-name="ce4" table:formula="of:=[.D83]+[.N83]" office:value-type="date" office:date-value="2017-02-22" calcext:value-type="date">
            <text:p>2017-02-22</text:p>
          </table:table-cell>
          <table:table-cell table:style-name="ce5" table:formula="of:=TEXT([.F83];&quot;aaaa/mm/jj&quot;)" office:value-type="string" office:string-value="2017/02/22" calcext:value-type="string">
            <text:p>2017/02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8" calcext:value-type="float">
            <text:p>198</text:p>
          </table:table-cell>
          <table:table-cell table:style-name="ce7" table:formula="of:=RANDBETWEEN(201;250)" office:value-type="float" office:value="209" calcext:value-type="float">
            <text:p>209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83];&quot;', '&quot;;[.E83];&quot;', '&quot;;[.G83];&quot;', '&quot;;[.H83];&quot;', &quot;;[.I83];&quot;, &quot;;[.J83];&quot;, &quot;;[.K83];&quot;, &quot;;[.L83];&quot;, &quot;;[.M83];&quot;);&quot;)" office:value-type="string" office:string-value="insert into contrat_loc (date_contrat, date_debut, date_fin, caution, id_contrat_loc_client, id_contrat_loc_agence, id_contrat_loc_vehicule, id_contrat_loc_accessoire, id_contrat_loc_penalite) values ('2017/02/15', '2017/02/15', '2017/02/22', '1500.00', 198, 209, 5, 6, 1);" calcext:value-type="string">
            <text:p>insert into contrat_loc (date_contrat, date_debut, date_fin, caution, id_contrat_loc_client, id_contrat_loc_agence, id_contrat_loc_vehicule, id_contrat_loc_accessoire, id_contrat_loc_penalite) values ('2017/02/15', '2017/02/15', '2017/02/22', '1500.00', 198, 209, 5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date" office:date-value="2017-02-15" calcext:value-type="date">
            <text:p>2017-02-15</text:p>
          </table:table-cell>
          <table:table-cell table:style-name="ce5" table:formula="of:=TEXT([.B84];&quot;aaaa/mm/jj&quot;)" office:value-type="string" office:string-value="2017/02/15" calcext:value-type="string">
            <text:p>2017/02/15</text:p>
          </table:table-cell>
          <table:table-cell table:style-name="ce4" office:value-type="date" office:date-value="2017-02-15" calcext:value-type="date">
            <text:p>2017-02-15</text:p>
          </table:table-cell>
          <table:table-cell table:style-name="ce5" table:formula="of:=TEXT([.D84];&quot;aaaa/mm/jj&quot;)" office:value-type="string" office:string-value="2017/02/15" calcext:value-type="string">
            <text:p>2017/02/15</text:p>
          </table:table-cell>
          <table:table-cell table:style-name="ce4" table:formula="of:=[.D84]+[.N84]" office:value-type="date" office:date-value="2017-02-25" calcext:value-type="date">
            <text:p>2017-02-25</text:p>
          </table:table-cell>
          <table:table-cell table:style-name="ce5" table:formula="of:=TEXT([.F84];&quot;aaaa/mm/jj&quot;)" office:value-type="string" office:string-value="2017/02/25" calcext:value-type="string">
            <text:p>2017/02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7" calcext:value-type="float">
            <text:p>87</text:p>
          </table:table-cell>
          <table:table-cell table:style-name="ce7" table:formula="of:=RANDBETWEEN(1;50)" office:value-type="float" office:value="6" calcext:value-type="float">
            <text:p>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84];&quot;', '&quot;;[.E84];&quot;', '&quot;;[.G84];&quot;', '&quot;;[.H84];&quot;', &quot;;[.I84];&quot;, &quot;;[.J84];&quot;, &quot;;[.K84];&quot;, &quot;;[.L84];&quot;, &quot;;[.M84];&quot;);&quot;)" office:value-type="string" office:string-value="insert into contrat_loc (date_contrat, date_debut, date_fin, caution, id_contrat_loc_client, id_contrat_loc_agence, id_contrat_loc_vehicule, id_contrat_loc_accessoire, id_contrat_loc_penalite) values ('2017/02/15', '2017/02/15', '2017/02/25', '1500.00', 87, 6, 1, 4, 1);" calcext:value-type="string">
            <text:p>insert into contrat_loc (date_contrat, date_debut, date_fin, caution, id_contrat_loc_client, id_contrat_loc_agence, id_contrat_loc_vehicule, id_contrat_loc_accessoire, id_contrat_loc_penalite) values ('2017/02/15', '2017/02/15', '2017/02/25', '1500.00', 87, 6, 1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date" office:date-value="2017-02-15" calcext:value-type="date">
            <text:p>2017-02-15</text:p>
          </table:table-cell>
          <table:table-cell table:style-name="ce5" table:formula="of:=TEXT([.B85];&quot;aaaa/mm/jj&quot;)" office:value-type="string" office:string-value="2017/02/15" calcext:value-type="string">
            <text:p>2017/02/15</text:p>
          </table:table-cell>
          <table:table-cell table:style-name="ce4" office:value-type="date" office:date-value="2017-02-15" calcext:value-type="date">
            <text:p>2017-02-15</text:p>
          </table:table-cell>
          <table:table-cell table:style-name="ce5" table:formula="of:=TEXT([.D85];&quot;aaaa/mm/jj&quot;)" office:value-type="string" office:string-value="2017/02/15" calcext:value-type="string">
            <text:p>2017/02/15</text:p>
          </table:table-cell>
          <table:table-cell table:style-name="ce4" table:formula="of:=[.D85]+[.N85]" office:value-type="date" office:date-value="2017-02-26" calcext:value-type="date">
            <text:p>2017-02-26</text:p>
          </table:table-cell>
          <table:table-cell table:style-name="ce5" table:formula="of:=TEXT([.F85];&quot;aaaa/mm/jj&quot;)" office:value-type="string" office:string-value="2017/02/26" calcext:value-type="string">
            <text:p>2017/02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5" calcext:value-type="float">
            <text:p>235</text:p>
          </table:table-cell>
          <table:table-cell table:style-name="ce7" table:formula="of:=RANDBETWEEN(1;50)" office:value-type="float" office:value="13" calcext:value-type="float">
            <text:p>13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table:formula="of:=RANDBETWEEN(2;4)" office:value-type="float" office:value="2" calcext:value-type="float">
            <text:p>2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85];&quot;', '&quot;;[.E85];&quot;', '&quot;;[.G85];&quot;', '&quot;;[.H85];&quot;', &quot;;[.I85];&quot;, &quot;;[.J85];&quot;, &quot;;[.K85];&quot;, &quot;;[.L85];&quot;, &quot;;[.M85];&quot;);&quot;)" office:value-type="string" office:string-value="insert into contrat_loc (date_contrat, date_debut, date_fin, caution, id_contrat_loc_client, id_contrat_loc_agence, id_contrat_loc_vehicule, id_contrat_loc_accessoire, id_contrat_loc_penalite) values ('2017/02/15', '2017/02/15', '2017/02/26', '1500.00', 235, 13, 1, 4, 2);" calcext:value-type="string">
            <text:p>insert into contrat_loc (date_contrat, date_debut, date_fin, caution, id_contrat_loc_client, id_contrat_loc_agence, id_contrat_loc_vehicule, id_contrat_loc_accessoire, id_contrat_loc_penalite) values ('2017/02/15', '2017/02/15', '2017/02/26', '1500.00', 235, 13, 1, 4, 2);</text:p>
          </table:table-cell>
          <table:table-cell table:number-columns-repeated="1009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date" office:date-value="2017-02-17" calcext:value-type="date">
            <text:p>2017-02-17</text:p>
          </table:table-cell>
          <table:table-cell table:style-name="ce5" table:formula="of:=TEXT([.B86];&quot;aaaa/mm/jj&quot;)" office:value-type="string" office:string-value="2017/02/17" calcext:value-type="string">
            <text:p>2017/02/17</text:p>
          </table:table-cell>
          <table:table-cell table:style-name="ce4" office:value-type="date" office:date-value="2017-02-17" calcext:value-type="date">
            <text:p>2017-02-17</text:p>
          </table:table-cell>
          <table:table-cell table:style-name="ce5" table:formula="of:=TEXT([.D86];&quot;aaaa/mm/jj&quot;)" office:value-type="string" office:string-value="2017/02/17" calcext:value-type="string">
            <text:p>2017/02/17</text:p>
          </table:table-cell>
          <table:table-cell table:style-name="ce4" table:formula="of:=[.D86]+[.N86]" office:value-type="date" office:date-value="2017-02-20" calcext:value-type="date">
            <text:p>2017-02-20</text:p>
          </table:table-cell>
          <table:table-cell table:style-name="ce5" table:formula="of:=TEXT([.F86];&quot;aaaa/mm/jj&quot;)" office:value-type="string" office:string-value="2017/02/20" calcext:value-type="string">
            <text:p>2017/02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1" calcext:value-type="float">
            <text:p>81</text:p>
          </table:table-cell>
          <table:table-cell table:style-name="ce7" table:formula="of:=RANDBETWEEN(51;100)" office:value-type="float" office:value="68" calcext:value-type="float">
            <text:p>68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86];&quot;', '&quot;;[.E86];&quot;', '&quot;;[.G86];&quot;', '&quot;;[.H86];&quot;', &quot;;[.I86];&quot;, &quot;;[.J86];&quot;, &quot;;[.K86];&quot;, &quot;;[.L86];&quot;, &quot;;[.M86];&quot;);&quot;)" office:value-type="string" office:string-value="insert into contrat_loc (date_contrat, date_debut, date_fin, caution, id_contrat_loc_client, id_contrat_loc_agence, id_contrat_loc_vehicule, id_contrat_loc_accessoire, id_contrat_loc_penalite) values ('2017/02/17', '2017/02/17', '2017/02/20', '1500.00', 81, 68, 2, 1, 1);" calcext:value-type="string">
            <text:p>insert into contrat_loc (date_contrat, date_debut, date_fin, caution, id_contrat_loc_client, id_contrat_loc_agence, id_contrat_loc_vehicule, id_contrat_loc_accessoire, id_contrat_loc_penalite) values ('2017/02/17', '2017/02/17', '2017/02/20', '1500.00', 81, 68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date" office:date-value="2017-02-17" calcext:value-type="date">
            <text:p>2017-02-17</text:p>
          </table:table-cell>
          <table:table-cell table:style-name="ce5" table:formula="of:=TEXT([.B87];&quot;aaaa/mm/jj&quot;)" office:value-type="string" office:string-value="2017/02/17" calcext:value-type="string">
            <text:p>2017/02/17</text:p>
          </table:table-cell>
          <table:table-cell table:style-name="ce4" office:value-type="date" office:date-value="2017-02-17" calcext:value-type="date">
            <text:p>2017-02-17</text:p>
          </table:table-cell>
          <table:table-cell table:style-name="ce5" table:formula="of:=TEXT([.D87];&quot;aaaa/mm/jj&quot;)" office:value-type="string" office:string-value="2017/02/17" calcext:value-type="string">
            <text:p>2017/02/17</text:p>
          </table:table-cell>
          <table:table-cell table:style-name="ce4" table:formula="of:=[.D87]+[.N87]" office:value-type="date" office:date-value="2017-02-21" calcext:value-type="date">
            <text:p>2017-02-21</text:p>
          </table:table-cell>
          <table:table-cell table:style-name="ce5" table:formula="of:=TEXT([.F87];&quot;aaaa/mm/jj&quot;)" office:value-type="string" office:string-value="2017/02/21" calcext:value-type="string">
            <text:p>2017/02/2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9" calcext:value-type="float">
            <text:p>169</text:p>
          </table:table-cell>
          <table:table-cell table:style-name="ce7" table:formula="of:=RANDBETWEEN(101;150)" office:value-type="float" office:value="132" calcext:value-type="float">
            <text:p>132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87];&quot;', '&quot;;[.E87];&quot;', '&quot;;[.G87];&quot;', '&quot;;[.H87];&quot;', &quot;;[.I87];&quot;, &quot;;[.J87];&quot;, &quot;;[.K87];&quot;, &quot;;[.L87];&quot;, &quot;;[.M87];&quot;);&quot;)" office:value-type="string" office:string-value="insert into contrat_loc (date_contrat, date_debut, date_fin, caution, id_contrat_loc_client, id_contrat_loc_agence, id_contrat_loc_vehicule, id_contrat_loc_accessoire, id_contrat_loc_penalite) values ('2017/02/17', '2017/02/17', '2017/02/21', '1500.00', 169, 132, 3, 1, 1);" calcext:value-type="string">
            <text:p>insert into contrat_loc (date_contrat, date_debut, date_fin, caution, id_contrat_loc_client, id_contrat_loc_agence, id_contrat_loc_vehicule, id_contrat_loc_accessoire, id_contrat_loc_penalite) values ('2017/02/17', '2017/02/17', '2017/02/21', '1500.00', 169, 132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date" office:date-value="2017-02-18" calcext:value-type="date">
            <text:p>2017-02-18</text:p>
          </table:table-cell>
          <table:table-cell table:style-name="ce5" table:formula="of:=TEXT([.B88];&quot;aaaa/mm/jj&quot;)" office:value-type="string" office:string-value="2017/02/18" calcext:value-type="string">
            <text:p>2017/02/18</text:p>
          </table:table-cell>
          <table:table-cell table:style-name="ce4" office:value-type="date" office:date-value="2017-02-18" calcext:value-type="date">
            <text:p>2017-02-18</text:p>
          </table:table-cell>
          <table:table-cell table:style-name="ce5" table:formula="of:=TEXT([.D88];&quot;aaaa/mm/jj&quot;)" office:value-type="string" office:string-value="2017/02/18" calcext:value-type="string">
            <text:p>2017/02/18</text:p>
          </table:table-cell>
          <table:table-cell table:style-name="ce4" table:formula="of:=[.D88]+[.N88]" office:value-type="date" office:date-value="2017-02-22" calcext:value-type="date">
            <text:p>2017-02-22</text:p>
          </table:table-cell>
          <table:table-cell table:style-name="ce5" table:formula="of:=TEXT([.F88];&quot;aaaa/mm/jj&quot;)" office:value-type="string" office:string-value="2017/02/22" calcext:value-type="string">
            <text:p>2017/02/22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80" calcext:value-type="float">
            <text:p>180</text:p>
          </table:table-cell>
          <table:table-cell table:style-name="ce7" table:formula="of:=RANDBETWEEN(151;200)" office:value-type="float" office:value="176" calcext:value-type="float">
            <text:p>176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88];&quot;', '&quot;;[.E88];&quot;', '&quot;;[.G88];&quot;', '&quot;;[.H88];&quot;', &quot;;[.I88];&quot;, &quot;;[.J88];&quot;, &quot;;[.K88];&quot;, &quot;;[.L88];&quot;, &quot;;[.M88];&quot;);&quot;)" office:value-type="string" office:string-value="insert into contrat_loc (date_contrat, date_debut, date_fin, caution, id_contrat_loc_client, id_contrat_loc_agence, id_contrat_loc_vehicule, id_contrat_loc_accessoire, id_contrat_loc_penalite) values ('2017/02/18', '2017/02/18', '2017/02/22', '1500.00', 180, 176, 4, 6, 1);" calcext:value-type="string">
            <text:p>insert into contrat_loc (date_contrat, date_debut, date_fin, caution, id_contrat_loc_client, id_contrat_loc_agence, id_contrat_loc_vehicule, id_contrat_loc_accessoire, id_contrat_loc_penalite) values ('2017/02/18', '2017/02/18', '2017/02/22', '1500.00', 180, 176, 4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date" office:date-value="2017-02-19" calcext:value-type="date">
            <text:p>2017-02-19</text:p>
          </table:table-cell>
          <table:table-cell table:style-name="ce5" table:formula="of:=TEXT([.B89];&quot;aaaa/mm/jj&quot;)" office:value-type="string" office:string-value="2017/02/19" calcext:value-type="string">
            <text:p>2017/02/19</text:p>
          </table:table-cell>
          <table:table-cell table:style-name="ce4" office:value-type="date" office:date-value="2017-02-19" calcext:value-type="date">
            <text:p>2017-02-19</text:p>
          </table:table-cell>
          <table:table-cell table:style-name="ce5" table:formula="of:=TEXT([.D89];&quot;aaaa/mm/jj&quot;)" office:value-type="string" office:string-value="2017/02/19" calcext:value-type="string">
            <text:p>2017/02/19</text:p>
          </table:table-cell>
          <table:table-cell table:style-name="ce4" table:formula="of:=[.D89]+[.N89]" office:value-type="date" office:date-value="2017-02-26" calcext:value-type="date">
            <text:p>2017-02-26</text:p>
          </table:table-cell>
          <table:table-cell table:style-name="ce5" table:formula="of:=TEXT([.F89];&quot;aaaa/mm/jj&quot;)" office:value-type="string" office:string-value="2017/02/26" calcext:value-type="string">
            <text:p>2017/02/26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63" calcext:value-type="float">
            <text:p>163</text:p>
          </table:table-cell>
          <table:table-cell table:style-name="ce7" table:formula="of:=RANDBETWEEN(1;50)" office:value-type="float" office:value="26" calcext:value-type="float">
            <text:p>2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89];&quot;', '&quot;;[.E89];&quot;', '&quot;;[.G89];&quot;', '&quot;;[.H89];&quot;', &quot;;[.I89];&quot;, &quot;;[.J89];&quot;, &quot;;[.K89];&quot;, &quot;;[.L89];&quot;, &quot;;[.M89];&quot;);&quot;)" office:value-type="string" office:string-value="insert into contrat_loc (date_contrat, date_debut, date_fin, caution, id_contrat_loc_client, id_contrat_loc_agence, id_contrat_loc_vehicule, id_contrat_loc_accessoire, id_contrat_loc_penalite) values ('2017/02/19', '2017/02/19', '2017/02/26', '1500.00', 163, 26, 1, 1, 1);" calcext:value-type="string">
            <text:p>insert into contrat_loc (date_contrat, date_debut, date_fin, caution, id_contrat_loc_client, id_contrat_loc_agence, id_contrat_loc_vehicule, id_contrat_loc_accessoire, id_contrat_loc_penalite) values ('2017/02/19', '2017/02/19', '2017/02/26', '1500.00', 163, 26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date" office:date-value="2017-02-19" calcext:value-type="date">
            <text:p>2017-02-19</text:p>
          </table:table-cell>
          <table:table-cell table:style-name="ce5" table:formula="of:=TEXT([.B90];&quot;aaaa/mm/jj&quot;)" office:value-type="string" office:string-value="2017/02/19" calcext:value-type="string">
            <text:p>2017/02/19</text:p>
          </table:table-cell>
          <table:table-cell table:style-name="ce4" office:value-type="date" office:date-value="2017-02-19" calcext:value-type="date">
            <text:p>2017-02-19</text:p>
          </table:table-cell>
          <table:table-cell table:style-name="ce5" table:formula="of:=TEXT([.D90];&quot;aaaa/mm/jj&quot;)" office:value-type="string" office:string-value="2017/02/19" calcext:value-type="string">
            <text:p>2017/02/19</text:p>
          </table:table-cell>
          <table:table-cell table:style-name="ce4" table:formula="of:=[.D90]+[.N90]" office:value-type="date" office:date-value="2017-02-24" calcext:value-type="date">
            <text:p>2017-02-24</text:p>
          </table:table-cell>
          <table:table-cell table:style-name="ce5" table:formula="of:=TEXT([.F90];&quot;aaaa/mm/jj&quot;)" office:value-type="string" office:string-value="2017/02/24" calcext:value-type="string">
            <text:p>2017/02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4" calcext:value-type="float">
            <text:p>194</text:p>
          </table:table-cell>
          <table:table-cell table:style-name="ce7" table:formula="of:=RANDBETWEEN(51;100)" office:value-type="float" office:value="51" calcext:value-type="float">
            <text:p>51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90];&quot;', '&quot;;[.E90];&quot;', '&quot;;[.G90];&quot;', '&quot;;[.H90];&quot;', &quot;;[.I90];&quot;, &quot;;[.J90];&quot;, &quot;;[.K90];&quot;, &quot;;[.L90];&quot;, &quot;;[.M90];&quot;);&quot;)" office:value-type="string" office:string-value="insert into contrat_loc (date_contrat, date_debut, date_fin, caution, id_contrat_loc_client, id_contrat_loc_agence, id_contrat_loc_vehicule, id_contrat_loc_accessoire, id_contrat_loc_penalite) values ('2017/02/19', '2017/02/19', '2017/02/24', '1500.00', 194, 51, 2, 2, 1);" calcext:value-type="string">
            <text:p>insert into contrat_loc (date_contrat, date_debut, date_fin, caution, id_contrat_loc_client, id_contrat_loc_agence, id_contrat_loc_vehicule, id_contrat_loc_accessoire, id_contrat_loc_penalite) values ('2017/02/19', '2017/02/19', '2017/02/24', '1500.00', 194, 51, 2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date" office:date-value="2017-02-21" calcext:value-type="date">
            <text:p>2017-02-21</text:p>
          </table:table-cell>
          <table:table-cell table:style-name="ce5" table:formula="of:=TEXT([.B91];&quot;aaaa/mm/jj&quot;)" office:value-type="string" office:string-value="2017/02/21" calcext:value-type="string">
            <text:p>2017/02/21</text:p>
          </table:table-cell>
          <table:table-cell table:style-name="ce4" office:value-type="date" office:date-value="2017-02-21" calcext:value-type="date">
            <text:p>2017-02-21</text:p>
          </table:table-cell>
          <table:table-cell table:style-name="ce5" table:formula="of:=TEXT([.D91];&quot;aaaa/mm/jj&quot;)" office:value-type="string" office:string-value="2017/02/21" calcext:value-type="string">
            <text:p>2017/02/21</text:p>
          </table:table-cell>
          <table:table-cell table:style-name="ce4" table:formula="of:=[.D91]+[.N91]" office:value-type="date" office:date-value="2017-03-03" calcext:value-type="date">
            <text:p>2017-03-03</text:p>
          </table:table-cell>
          <table:table-cell table:style-name="ce5" table:formula="of:=TEXT([.F91];&quot;aaaa/mm/jj&quot;)" office:value-type="string" office:string-value="2017/03/03" calcext:value-type="string">
            <text:p>2017/03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4" calcext:value-type="float">
            <text:p>224</text:p>
          </table:table-cell>
          <table:table-cell table:style-name="ce7" table:formula="of:=RANDBETWEEN(151;200)" office:value-type="float" office:value="195" calcext:value-type="float">
            <text:p>195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91];&quot;', '&quot;;[.E91];&quot;', '&quot;;[.G91];&quot;', '&quot;;[.H91];&quot;', &quot;;[.I91];&quot;, &quot;;[.J91];&quot;, &quot;;[.K91];&quot;, &quot;;[.L91];&quot;, &quot;;[.M91];&quot;);&quot;)" office:value-type="string" office:string-value="insert into contrat_loc (date_contrat, date_debut, date_fin, caution, id_contrat_loc_client, id_contrat_loc_agence, id_contrat_loc_vehicule, id_contrat_loc_accessoire, id_contrat_loc_penalite) values ('2017/02/21', '2017/02/21', '2017/03/03', '1500.00', 224, 195, 4, 1, 1);" calcext:value-type="string">
            <text:p>insert into contrat_loc (date_contrat, date_debut, date_fin, caution, id_contrat_loc_client, id_contrat_loc_agence, id_contrat_loc_vehicule, id_contrat_loc_accessoire, id_contrat_loc_penalite) values ('2017/02/21', '2017/02/21', '2017/03/03', '1500.00', 224, 195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date" office:date-value="2017-02-21" calcext:value-type="date">
            <text:p>2017-02-21</text:p>
          </table:table-cell>
          <table:table-cell table:style-name="ce5" table:formula="of:=TEXT([.B92];&quot;aaaa/mm/jj&quot;)" office:value-type="string" office:string-value="2017/02/21" calcext:value-type="string">
            <text:p>2017/02/21</text:p>
          </table:table-cell>
          <table:table-cell table:style-name="ce4" office:value-type="date" office:date-value="2017-02-21" calcext:value-type="date">
            <text:p>2017-02-21</text:p>
          </table:table-cell>
          <table:table-cell table:style-name="ce5" table:formula="of:=TEXT([.D92];&quot;aaaa/mm/jj&quot;)" office:value-type="string" office:string-value="2017/02/21" calcext:value-type="string">
            <text:p>2017/02/21</text:p>
          </table:table-cell>
          <table:table-cell table:style-name="ce4" table:formula="of:=[.D92]+[.N92]" office:value-type="date" office:date-value="2017-02-24" calcext:value-type="date">
            <text:p>2017-02-24</text:p>
          </table:table-cell>
          <table:table-cell table:style-name="ce5" table:formula="of:=TEXT([.F92];&quot;aaaa/mm/jj&quot;)" office:value-type="string" office:string-value="2017/02/24" calcext:value-type="string">
            <text:p>2017/02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0" calcext:value-type="float">
            <text:p>200</text:p>
          </table:table-cell>
          <table:table-cell table:style-name="ce7" table:formula="of:=RANDBETWEEN(201;250)" office:value-type="float" office:value="230" calcext:value-type="float">
            <text:p>230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92];&quot;', '&quot;;[.E92];&quot;', '&quot;;[.G92];&quot;', '&quot;;[.H92];&quot;', &quot;;[.I92];&quot;, &quot;;[.J92];&quot;, &quot;;[.K92];&quot;, &quot;;[.L92];&quot;, &quot;;[.M92];&quot;);&quot;)" office:value-type="string" office:string-value="insert into contrat_loc (date_contrat, date_debut, date_fin, caution, id_contrat_loc_client, id_contrat_loc_agence, id_contrat_loc_vehicule, id_contrat_loc_accessoire, id_contrat_loc_penalite) values ('2017/02/21', '2017/02/21', '2017/02/24', '1500.00', 200, 230, 5, 2, 1);" calcext:value-type="string">
            <text:p>insert into contrat_loc (date_contrat, date_debut, date_fin, caution, id_contrat_loc_client, id_contrat_loc_agence, id_contrat_loc_vehicule, id_contrat_loc_accessoire, id_contrat_loc_penalite) values ('2017/02/21', '2017/02/21', '2017/02/24', '1500.00', 200, 230, 5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date" office:date-value="2017-02-22" calcext:value-type="date">
            <text:p>2017-02-22</text:p>
          </table:table-cell>
          <table:table-cell table:style-name="ce5" table:formula="of:=TEXT([.B93];&quot;aaaa/mm/jj&quot;)" office:value-type="string" office:string-value="2017/02/22" calcext:value-type="string">
            <text:p>2017/02/22</text:p>
          </table:table-cell>
          <table:table-cell table:style-name="ce4" office:value-type="date" office:date-value="2017-02-22" calcext:value-type="date">
            <text:p>2017-02-22</text:p>
          </table:table-cell>
          <table:table-cell table:style-name="ce5" table:formula="of:=TEXT([.D93];&quot;aaaa/mm/jj&quot;)" office:value-type="string" office:string-value="2017/02/22" calcext:value-type="string">
            <text:p>2017/02/22</text:p>
          </table:table-cell>
          <table:table-cell table:style-name="ce4" table:formula="of:=[.D93]+[.N93]" office:value-type="date" office:date-value="2017-03-09" calcext:value-type="date">
            <text:p>2017-03-09</text:p>
          </table:table-cell>
          <table:table-cell table:style-name="ce5" table:formula="of:=TEXT([.F93];&quot;aaaa/mm/jj&quot;)" office:value-type="string" office:string-value="2017/03/09" calcext:value-type="string">
            <text:p>2017/03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9" calcext:value-type="float">
            <text:p>219</text:p>
          </table:table-cell>
          <table:table-cell table:style-name="ce7" table:formula="of:=RANDBETWEEN(1;50)" office:value-type="float" office:value="5" calcext:value-type="float">
            <text:p>5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2;4)" office:value-type="float" office:value="4" calcext:value-type="float">
            <text:p>4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93];&quot;', '&quot;;[.E93];&quot;', '&quot;;[.G93];&quot;', '&quot;;[.H93];&quot;', &quot;;[.I93];&quot;, &quot;;[.J93];&quot;, &quot;;[.K93];&quot;, &quot;;[.L93];&quot;, &quot;;[.M93];&quot;);&quot;)" office:value-type="string" office:string-value="insert into contrat_loc (date_contrat, date_debut, date_fin, caution, id_contrat_loc_client, id_contrat_loc_agence, id_contrat_loc_vehicule, id_contrat_loc_accessoire, id_contrat_loc_penalite) values ('2017/02/22', '2017/02/22', '2017/03/09', '1500.00', 219, 5, 1, 1, 4);" calcext:value-type="string">
            <text:p>insert into contrat_loc (date_contrat, date_debut, date_fin, caution, id_contrat_loc_client, id_contrat_loc_agence, id_contrat_loc_vehicule, id_contrat_loc_accessoire, id_contrat_loc_penalite) values ('2017/02/22', '2017/02/22', '2017/03/09', '1500.00', 219, 5, 1, 1, 4);</text:p>
          </table:table-cell>
          <table:table-cell table:number-columns-repeated="1009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date" office:date-value="2017-02-23" calcext:value-type="date">
            <text:p>2017-02-23</text:p>
          </table:table-cell>
          <table:table-cell table:style-name="ce5" table:formula="of:=TEXT([.B94];&quot;aaaa/mm/jj&quot;)" office:value-type="string" office:string-value="2017/02/23" calcext:value-type="string">
            <text:p>2017/02/23</text:p>
          </table:table-cell>
          <table:table-cell table:style-name="ce4" office:value-type="date" office:date-value="2017-02-23" calcext:value-type="date">
            <text:p>2017-02-23</text:p>
          </table:table-cell>
          <table:table-cell table:style-name="ce5" table:formula="of:=TEXT([.D94];&quot;aaaa/mm/jj&quot;)" office:value-type="string" office:string-value="2017/02/23" calcext:value-type="string">
            <text:p>2017/02/23</text:p>
          </table:table-cell>
          <table:table-cell table:style-name="ce4" table:formula="of:=[.D94]+[.N94]" office:value-type="date" office:date-value="2017-02-27" calcext:value-type="date">
            <text:p>2017-02-27</text:p>
          </table:table-cell>
          <table:table-cell table:style-name="ce5" table:formula="of:=TEXT([.F94];&quot;aaaa/mm/jj&quot;)" office:value-type="string" office:string-value="2017/02/27" calcext:value-type="string">
            <text:p>2017/02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4" calcext:value-type="float">
            <text:p>154</text:p>
          </table:table-cell>
          <table:table-cell table:style-name="ce7" table:formula="of:=RANDBETWEEN(101;150)" office:value-type="float" office:value="121" calcext:value-type="float">
            <text:p>12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94];&quot;', '&quot;;[.E94];&quot;', '&quot;;[.G94];&quot;', '&quot;;[.H94];&quot;', &quot;;[.I94];&quot;, &quot;;[.J94];&quot;, &quot;;[.K94];&quot;, &quot;;[.L94];&quot;, &quot;;[.M94];&quot;);&quot;)" office:value-type="string" office:string-value="insert into contrat_loc (date_contrat, date_debut, date_fin, caution, id_contrat_loc_client, id_contrat_loc_agence, id_contrat_loc_vehicule, id_contrat_loc_accessoire, id_contrat_loc_penalite) values ('2017/02/23', '2017/02/23', '2017/02/27', '1500.00', 154, 121, 3, 1, 1);" calcext:value-type="string">
            <text:p>insert into contrat_loc (date_contrat, date_debut, date_fin, caution, id_contrat_loc_client, id_contrat_loc_agence, id_contrat_loc_vehicule, id_contrat_loc_accessoire, id_contrat_loc_penalite) values ('2017/02/23', '2017/02/23', '2017/02/27', '1500.00', 154, 121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date" office:date-value="2017-02-23" calcext:value-type="date">
            <text:p>2017-02-23</text:p>
          </table:table-cell>
          <table:table-cell table:style-name="ce5" table:formula="of:=TEXT([.B95];&quot;aaaa/mm/jj&quot;)" office:value-type="string" office:string-value="2017/02/23" calcext:value-type="string">
            <text:p>2017/02/23</text:p>
          </table:table-cell>
          <table:table-cell table:style-name="ce4" office:value-type="date" office:date-value="2017-02-23" calcext:value-type="date">
            <text:p>2017-02-23</text:p>
          </table:table-cell>
          <table:table-cell table:style-name="ce5" table:formula="of:=TEXT([.D95];&quot;aaaa/mm/jj&quot;)" office:value-type="string" office:string-value="2017/02/23" calcext:value-type="string">
            <text:p>2017/02/23</text:p>
          </table:table-cell>
          <table:table-cell table:style-name="ce4" table:formula="of:=[.D95]+[.N95]" office:value-type="date" office:date-value="2017-03-01" calcext:value-type="date">
            <text:p>2017-03-01</text:p>
          </table:table-cell>
          <table:table-cell table:style-name="ce5" table:formula="of:=TEXT([.F95];&quot;aaaa/mm/jj&quot;)" office:value-type="string" office:string-value="2017/03/01" calcext:value-type="string">
            <text:p>2017/03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" calcext:value-type="float">
            <text:p>4</text:p>
          </table:table-cell>
          <table:table-cell table:style-name="ce7" table:formula="of:=RANDBETWEEN(151;200)" office:value-type="float" office:value="192" calcext:value-type="float">
            <text:p>192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95];&quot;', '&quot;;[.E95];&quot;', '&quot;;[.G95];&quot;', '&quot;;[.H95];&quot;', &quot;;[.I95];&quot;, &quot;;[.J95];&quot;, &quot;;[.K95];&quot;, &quot;;[.L95];&quot;, &quot;;[.M95];&quot;);&quot;)" office:value-type="string" office:string-value="insert into contrat_loc (date_contrat, date_debut, date_fin, caution, id_contrat_loc_client, id_contrat_loc_agence, id_contrat_loc_vehicule, id_contrat_loc_accessoire, id_contrat_loc_penalite) values ('2017/02/23', '2017/02/23', '2017/03/01', '1500.00', 4, 192, 4, 5, 1);" calcext:value-type="string">
            <text:p>insert into contrat_loc (date_contrat, date_debut, date_fin, caution, id_contrat_loc_client, id_contrat_loc_agence, id_contrat_loc_vehicule, id_contrat_loc_accessoire, id_contrat_loc_penalite) values ('2017/02/23', '2017/02/23', '2017/03/01', '1500.00', 4, 192, 4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date" office:date-value="2017-02-23" calcext:value-type="date">
            <text:p>2017-02-23</text:p>
          </table:table-cell>
          <table:table-cell table:style-name="ce5" table:formula="of:=TEXT([.B96];&quot;aaaa/mm/jj&quot;)" office:value-type="string" office:string-value="2017/02/23" calcext:value-type="string">
            <text:p>2017/02/23</text:p>
          </table:table-cell>
          <table:table-cell table:style-name="ce4" office:value-type="date" office:date-value="2017-02-23" calcext:value-type="date">
            <text:p>2017-02-23</text:p>
          </table:table-cell>
          <table:table-cell table:style-name="ce5" table:formula="of:=TEXT([.D96];&quot;aaaa/mm/jj&quot;)" office:value-type="string" office:string-value="2017/02/23" calcext:value-type="string">
            <text:p>2017/02/23</text:p>
          </table:table-cell>
          <table:table-cell table:style-name="ce4" table:formula="of:=[.D96]+[.N96]" office:value-type="date" office:date-value="2017-03-01" calcext:value-type="date">
            <text:p>2017-03-01</text:p>
          </table:table-cell>
          <table:table-cell table:style-name="ce5" table:formula="of:=TEXT([.F96];&quot;aaaa/mm/jj&quot;)" office:value-type="string" office:string-value="2017/03/01" calcext:value-type="string">
            <text:p>2017/03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1" calcext:value-type="float">
            <text:p>221</text:p>
          </table:table-cell>
          <table:table-cell table:style-name="ce7" table:formula="of:=RANDBETWEEN(201;250)" office:value-type="float" office:value="225" calcext:value-type="float">
            <text:p>225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96];&quot;', '&quot;;[.E96];&quot;', '&quot;;[.G96];&quot;', '&quot;;[.H96];&quot;', &quot;;[.I96];&quot;, &quot;;[.J96];&quot;, &quot;;[.K96];&quot;, &quot;;[.L96];&quot;, &quot;;[.M96];&quot;);&quot;)" office:value-type="string" office:string-value="insert into contrat_loc (date_contrat, date_debut, date_fin, caution, id_contrat_loc_client, id_contrat_loc_agence, id_contrat_loc_vehicule, id_contrat_loc_accessoire, id_contrat_loc_penalite) values ('2017/02/23', '2017/02/23', '2017/03/01', '1500.00', 221, 225, 5, 6, 1);" calcext:value-type="string">
            <text:p>insert into contrat_loc (date_contrat, date_debut, date_fin, caution, id_contrat_loc_client, id_contrat_loc_agence, id_contrat_loc_vehicule, id_contrat_loc_accessoire, id_contrat_loc_penalite) values ('2017/02/23', '2017/02/23', '2017/03/01', '1500.00', 221, 225, 5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date" office:date-value="2017-02-24" calcext:value-type="date">
            <text:p>2017-02-24</text:p>
          </table:table-cell>
          <table:table-cell table:style-name="ce5" table:formula="of:=TEXT([.B97];&quot;aaaa/mm/jj&quot;)" office:value-type="string" office:string-value="2017/02/24" calcext:value-type="string">
            <text:p>2017/02/24</text:p>
          </table:table-cell>
          <table:table-cell table:style-name="ce4" office:value-type="date" office:date-value="2017-02-24" calcext:value-type="date">
            <text:p>2017-02-24</text:p>
          </table:table-cell>
          <table:table-cell table:style-name="ce5" table:formula="of:=TEXT([.D97];&quot;aaaa/mm/jj&quot;)" office:value-type="string" office:string-value="2017/02/24" calcext:value-type="string">
            <text:p>2017/02/24</text:p>
          </table:table-cell>
          <table:table-cell table:style-name="ce4" table:formula="of:=[.D97]+[.N97]" office:value-type="date" office:date-value="2017-03-01" calcext:value-type="date">
            <text:p>2017-03-01</text:p>
          </table:table-cell>
          <table:table-cell table:style-name="ce5" table:formula="of:=TEXT([.F97];&quot;aaaa/mm/jj&quot;)" office:value-type="string" office:string-value="2017/03/01" calcext:value-type="string">
            <text:p>2017/03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8" calcext:value-type="float">
            <text:p>238</text:p>
          </table:table-cell>
          <table:table-cell table:style-name="ce7" table:formula="of:=RANDBETWEEN(1;50)" office:value-type="float" office:value="10" calcext:value-type="float">
            <text:p>10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97];&quot;', '&quot;;[.E97];&quot;', '&quot;;[.G97];&quot;', '&quot;;[.H97];&quot;', &quot;;[.I97];&quot;, &quot;;[.J97];&quot;, &quot;;[.K97];&quot;, &quot;;[.L97];&quot;, &quot;;[.M97];&quot;);&quot;)" office:value-type="string" office:string-value="insert into contrat_loc (date_contrat, date_debut, date_fin, caution, id_contrat_loc_client, id_contrat_loc_agence, id_contrat_loc_vehicule, id_contrat_loc_accessoire, id_contrat_loc_penalite) values ('2017/02/24', '2017/02/24', '2017/03/01', '1500.00', 238, 10, 1, 1, 1);" calcext:value-type="string">
            <text:p>insert into contrat_loc (date_contrat, date_debut, date_fin, caution, id_contrat_loc_client, id_contrat_loc_agence, id_contrat_loc_vehicule, id_contrat_loc_accessoire, id_contrat_loc_penalite) values ('2017/02/24', '2017/02/24', '2017/03/01', '1500.00', 238, 10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date" office:date-value="2017-02-24" calcext:value-type="date">
            <text:p>2017-02-24</text:p>
          </table:table-cell>
          <table:table-cell table:style-name="ce5" table:formula="of:=TEXT([.B98];&quot;aaaa/mm/jj&quot;)" office:value-type="string" office:string-value="2017/02/24" calcext:value-type="string">
            <text:p>2017/02/24</text:p>
          </table:table-cell>
          <table:table-cell table:style-name="ce4" office:value-type="date" office:date-value="2017-02-24" calcext:value-type="date">
            <text:p>2017-02-24</text:p>
          </table:table-cell>
          <table:table-cell table:style-name="ce5" table:formula="of:=TEXT([.D98];&quot;aaaa/mm/jj&quot;)" office:value-type="string" office:string-value="2017/02/24" calcext:value-type="string">
            <text:p>2017/02/24</text:p>
          </table:table-cell>
          <table:table-cell table:style-name="ce4" table:formula="of:=[.D98]+[.N98]" office:value-type="date" office:date-value="2017-03-07" calcext:value-type="date">
            <text:p>2017-03-07</text:p>
          </table:table-cell>
          <table:table-cell table:style-name="ce5" table:formula="of:=TEXT([.F98];&quot;aaaa/mm/jj&quot;)" office:value-type="string" office:string-value="2017/03/07" calcext:value-type="string">
            <text:p>2017/03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3" calcext:value-type="float">
            <text:p>133</text:p>
          </table:table-cell>
          <table:table-cell table:style-name="ce7" table:formula="of:=RANDBETWEEN(1;50)" office:value-type="float" office:value="34" calcext:value-type="float">
            <text:p>3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98];&quot;', '&quot;;[.E98];&quot;', '&quot;;[.G98];&quot;', '&quot;;[.H98];&quot;', &quot;;[.I98];&quot;, &quot;;[.J98];&quot;, &quot;;[.K98];&quot;, &quot;;[.L98];&quot;, &quot;;[.M98];&quot;);&quot;)" office:value-type="string" office:string-value="insert into contrat_loc (date_contrat, date_debut, date_fin, caution, id_contrat_loc_client, id_contrat_loc_agence, id_contrat_loc_vehicule, id_contrat_loc_accessoire, id_contrat_loc_penalite) values ('2017/02/24', '2017/02/24', '2017/03/07', '1500.00', 133, 34, 1, 1, 1);" calcext:value-type="string">
            <text:p>insert into contrat_loc (date_contrat, date_debut, date_fin, caution, id_contrat_loc_client, id_contrat_loc_agence, id_contrat_loc_vehicule, id_contrat_loc_accessoire, id_contrat_loc_penalite) values ('2017/02/24', '2017/02/24', '2017/03/07', '1500.00', 133, 34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date" office:date-value="2017-02-24" calcext:value-type="date">
            <text:p>2017-02-24</text:p>
          </table:table-cell>
          <table:table-cell table:style-name="ce5" table:formula="of:=TEXT([.B99];&quot;aaaa/mm/jj&quot;)" office:value-type="string" office:string-value="2017/02/24" calcext:value-type="string">
            <text:p>2017/02/24</text:p>
          </table:table-cell>
          <table:table-cell table:style-name="ce4" office:value-type="date" office:date-value="2017-02-24" calcext:value-type="date">
            <text:p>2017-02-24</text:p>
          </table:table-cell>
          <table:table-cell table:style-name="ce5" table:formula="of:=TEXT([.D99];&quot;aaaa/mm/jj&quot;)" office:value-type="string" office:string-value="2017/02/24" calcext:value-type="string">
            <text:p>2017/02/24</text:p>
          </table:table-cell>
          <table:table-cell table:style-name="ce4" table:formula="of:=[.D99]+[.N99]" office:value-type="date" office:date-value="2017-03-01" calcext:value-type="date">
            <text:p>2017-03-01</text:p>
          </table:table-cell>
          <table:table-cell table:style-name="ce5" table:formula="of:=TEXT([.F99];&quot;aaaa/mm/jj&quot;)" office:value-type="string" office:string-value="2017/03/01" calcext:value-type="string">
            <text:p>2017/03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5" calcext:value-type="float">
            <text:p>165</text:p>
          </table:table-cell>
          <table:table-cell table:style-name="ce7" table:formula="of:=RANDBETWEEN(201;250)" office:value-type="float" office:value="238" calcext:value-type="float">
            <text:p>238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99];&quot;', '&quot;;[.E99];&quot;', '&quot;;[.G99];&quot;', '&quot;;[.H99];&quot;', &quot;;[.I99];&quot;, &quot;;[.J99];&quot;, &quot;;[.K99];&quot;, &quot;;[.L99];&quot;, &quot;;[.M99];&quot;);&quot;)" office:value-type="string" office:string-value="insert into contrat_loc (date_contrat, date_debut, date_fin, caution, id_contrat_loc_client, id_contrat_loc_agence, id_contrat_loc_vehicule, id_contrat_loc_accessoire, id_contrat_loc_penalite) values ('2017/02/24', '2017/02/24', '2017/03/01', '1500.00', 165, 238, 5, 6, 1);" calcext:value-type="string">
            <text:p>insert into contrat_loc (date_contrat, date_debut, date_fin, caution, id_contrat_loc_client, id_contrat_loc_agence, id_contrat_loc_vehicule, id_contrat_loc_accessoire, id_contrat_loc_penalite) values ('2017/02/24', '2017/02/24', '2017/03/01', '1500.00', 165, 238, 5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date" office:date-value="2017-02-24" calcext:value-type="date">
            <text:p>2017-02-24</text:p>
          </table:table-cell>
          <table:table-cell table:style-name="ce5" table:formula="of:=TEXT([.B100];&quot;aaaa/mm/jj&quot;)" office:value-type="string" office:string-value="2017/02/24" calcext:value-type="string">
            <text:p>2017/02/24</text:p>
          </table:table-cell>
          <table:table-cell table:style-name="ce4" office:value-type="date" office:date-value="2017-02-24" calcext:value-type="date">
            <text:p>2017-02-24</text:p>
          </table:table-cell>
          <table:table-cell table:style-name="ce5" table:formula="of:=TEXT([.D100];&quot;aaaa/mm/jj&quot;)" office:value-type="string" office:string-value="2017/02/24" calcext:value-type="string">
            <text:p>2017/02/24</text:p>
          </table:table-cell>
          <table:table-cell table:style-name="ce4" table:formula="of:=[.D100]+[.N100]" office:value-type="date" office:date-value="2017-03-07" calcext:value-type="date">
            <text:p>2017-03-07</text:p>
          </table:table-cell>
          <table:table-cell table:style-name="ce5" table:formula="of:=TEXT([.F100];&quot;aaaa/mm/jj&quot;)" office:value-type="string" office:string-value="2017/03/07" calcext:value-type="string">
            <text:p>2017/03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4" calcext:value-type="float">
            <text:p>124</text:p>
          </table:table-cell>
          <table:table-cell table:style-name="ce7" table:formula="of:=RANDBETWEEN(101;150)" office:value-type="float" office:value="108" calcext:value-type="float">
            <text:p>10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00];&quot;', '&quot;;[.E100];&quot;', '&quot;;[.G100];&quot;', '&quot;;[.H100];&quot;', &quot;;[.I100];&quot;, &quot;;[.J100];&quot;, &quot;;[.K100];&quot;, &quot;;[.L100];&quot;, &quot;;[.M100];&quot;);&quot;)" office:value-type="string" office:string-value="insert into contrat_loc (date_contrat, date_debut, date_fin, caution, id_contrat_loc_client, id_contrat_loc_agence, id_contrat_loc_vehicule, id_contrat_loc_accessoire, id_contrat_loc_penalite) values ('2017/02/24', '2017/02/24', '2017/03/07', '1500.00', 124, 108, 3, 2, 1);" calcext:value-type="string">
            <text:p>insert into contrat_loc (date_contrat, date_debut, date_fin, caution, id_contrat_loc_client, id_contrat_loc_agence, id_contrat_loc_vehicule, id_contrat_loc_accessoire, id_contrat_loc_penalite) values ('2017/02/24', '2017/02/24', '2017/03/07', '1500.00', 124, 108, 3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date" office:date-value="2017-02-25" calcext:value-type="date">
            <text:p>2017-02-25</text:p>
          </table:table-cell>
          <table:table-cell table:style-name="ce5" table:formula="of:=TEXT([.B101];&quot;aaaa/mm/jj&quot;)" office:value-type="string" office:string-value="2017/02/25" calcext:value-type="string">
            <text:p>2017/02/25</text:p>
          </table:table-cell>
          <table:table-cell table:style-name="ce4" office:value-type="date" office:date-value="2017-02-25" calcext:value-type="date">
            <text:p>2017-02-25</text:p>
          </table:table-cell>
          <table:table-cell table:style-name="ce5" table:formula="of:=TEXT([.D101];&quot;aaaa/mm/jj&quot;)" office:value-type="string" office:string-value="2017/02/25" calcext:value-type="string">
            <text:p>2017/02/25</text:p>
          </table:table-cell>
          <table:table-cell table:style-name="ce4" table:formula="of:=[.D101]+[.N101]" office:value-type="date" office:date-value="2017-03-05" calcext:value-type="date">
            <text:p>2017-03-05</text:p>
          </table:table-cell>
          <table:table-cell table:style-name="ce5" table:formula="of:=TEXT([.F101];&quot;aaaa/mm/jj&quot;)" office:value-type="string" office:string-value="2017/03/05" calcext:value-type="string">
            <text:p>2017/03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5" calcext:value-type="float">
            <text:p>25</text:p>
          </table:table-cell>
          <table:table-cell table:style-name="ce7" table:formula="of:=RANDBETWEEN(201;250)" office:value-type="float" office:value="207" calcext:value-type="float">
            <text:p>207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01];&quot;', '&quot;;[.E101];&quot;', '&quot;;[.G101];&quot;', '&quot;;[.H101];&quot;', &quot;;[.I101];&quot;, &quot;;[.J101];&quot;, &quot;;[.K101];&quot;, &quot;;[.L101];&quot;, &quot;;[.M101];&quot;);&quot;)" office:value-type="string" office:string-value="insert into contrat_loc (date_contrat, date_debut, date_fin, caution, id_contrat_loc_client, id_contrat_loc_agence, id_contrat_loc_vehicule, id_contrat_loc_accessoire, id_contrat_loc_penalite) values ('2017/02/25', '2017/02/25', '2017/03/05', '1500.00', 25, 207, 5, 6, 1);" calcext:value-type="string">
            <text:p>insert into contrat_loc (date_contrat, date_debut, date_fin, caution, id_contrat_loc_client, id_contrat_loc_agence, id_contrat_loc_vehicule, id_contrat_loc_accessoire, id_contrat_loc_penalite) values ('2017/02/25', '2017/02/25', '2017/03/05', '1500.00', 25, 207, 5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date" office:date-value="2017-02-25" calcext:value-type="date">
            <text:p>2017-02-25</text:p>
          </table:table-cell>
          <table:table-cell table:style-name="ce5" table:formula="of:=TEXT([.B102];&quot;aaaa/mm/jj&quot;)" office:value-type="string" office:string-value="2017/02/25" calcext:value-type="string">
            <text:p>2017/02/25</text:p>
          </table:table-cell>
          <table:table-cell table:style-name="ce4" office:value-type="date" office:date-value="2017-02-25" calcext:value-type="date">
            <text:p>2017-02-25</text:p>
          </table:table-cell>
          <table:table-cell table:style-name="ce5" table:formula="of:=TEXT([.D102];&quot;aaaa/mm/jj&quot;)" office:value-type="string" office:string-value="2017/02/25" calcext:value-type="string">
            <text:p>2017/02/25</text:p>
          </table:table-cell>
          <table:table-cell table:style-name="ce4" table:formula="of:=[.D102]+[.N102]" office:value-type="date" office:date-value="2017-02-28" calcext:value-type="date">
            <text:p>2017-02-28</text:p>
          </table:table-cell>
          <table:table-cell table:style-name="ce5" table:formula="of:=TEXT([.F102];&quot;aaaa/mm/jj&quot;)" office:value-type="string" office:string-value="2017/02/28" calcext:value-type="string">
            <text:p>2017/02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9" calcext:value-type="float">
            <text:p>139</text:p>
          </table:table-cell>
          <table:table-cell table:style-name="ce7" table:formula="of:=RANDBETWEEN(201;250)" office:value-type="float" office:value="222" calcext:value-type="float">
            <text:p>222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02];&quot;', '&quot;;[.E102];&quot;', '&quot;;[.G102];&quot;', '&quot;;[.H102];&quot;', &quot;;[.I102];&quot;, &quot;;[.J102];&quot;, &quot;;[.K102];&quot;, &quot;;[.L102];&quot;, &quot;;[.M102];&quot;);&quot;)" office:value-type="string" office:string-value="insert into contrat_loc (date_contrat, date_debut, date_fin, caution, id_contrat_loc_client, id_contrat_loc_agence, id_contrat_loc_vehicule, id_contrat_loc_accessoire, id_contrat_loc_penalite) values ('2017/02/25', '2017/02/25', '2017/02/28', '1500.00', 139, 222, 5, 1, 1);" calcext:value-type="string">
            <text:p>insert into contrat_loc (date_contrat, date_debut, date_fin, caution, id_contrat_loc_client, id_contrat_loc_agence, id_contrat_loc_vehicule, id_contrat_loc_accessoire, id_contrat_loc_penalite) values ('2017/02/25', '2017/02/25', '2017/02/28', '1500.00', 139, 222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date" office:date-value="2017-02-26" calcext:value-type="date">
            <text:p>2017-02-26</text:p>
          </table:table-cell>
          <table:table-cell table:style-name="ce5" table:formula="of:=TEXT([.B103];&quot;aaaa/mm/jj&quot;)" office:value-type="string" office:string-value="2017/02/26" calcext:value-type="string">
            <text:p>2017/02/26</text:p>
          </table:table-cell>
          <table:table-cell table:style-name="ce4" office:value-type="date" office:date-value="2017-02-26" calcext:value-type="date">
            <text:p>2017-02-26</text:p>
          </table:table-cell>
          <table:table-cell table:style-name="ce5" table:formula="of:=TEXT([.D103];&quot;aaaa/mm/jj&quot;)" office:value-type="string" office:string-value="2017/02/26" calcext:value-type="string">
            <text:p>2017/02/26</text:p>
          </table:table-cell>
          <table:table-cell table:style-name="ce4" table:formula="of:=[.D103]+[.N103]" office:value-type="date" office:date-value="2017-03-10" calcext:value-type="date">
            <text:p>2017-03-10</text:p>
          </table:table-cell>
          <table:table-cell table:style-name="ce5" table:formula="of:=TEXT([.F103];&quot;aaaa/mm/jj&quot;)" office:value-type="string" office:string-value="2017/03/10" calcext:value-type="string">
            <text:p>2017/03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9" calcext:value-type="float">
            <text:p>49</text:p>
          </table:table-cell>
          <table:table-cell table:style-name="ce7" table:formula="of:=RANDBETWEEN(201;250)" office:value-type="float" office:value="206" calcext:value-type="float">
            <text:p>20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03];&quot;', '&quot;;[.E103];&quot;', '&quot;;[.G103];&quot;', '&quot;;[.H103];&quot;', &quot;;[.I103];&quot;, &quot;;[.J103];&quot;, &quot;;[.K103];&quot;, &quot;;[.L103];&quot;, &quot;;[.M103];&quot;);&quot;)" office:value-type="string" office:string-value="insert into contrat_loc (date_contrat, date_debut, date_fin, caution, id_contrat_loc_client, id_contrat_loc_agence, id_contrat_loc_vehicule, id_contrat_loc_accessoire, id_contrat_loc_penalite) values ('2017/02/26', '2017/02/26', '2017/03/10', '1500.00', 49, 206, 5, 1, 1);" calcext:value-type="string">
            <text:p>insert into contrat_loc (date_contrat, date_debut, date_fin, caution, id_contrat_loc_client, id_contrat_loc_agence, id_contrat_loc_vehicule, id_contrat_loc_accessoire, id_contrat_loc_penalite) values ('2017/02/26', '2017/02/26', '2017/03/10', '1500.00', 49, 206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date" office:date-value="2017-02-26" calcext:value-type="date">
            <text:p>2017-02-26</text:p>
          </table:table-cell>
          <table:table-cell table:style-name="ce5" table:formula="of:=TEXT([.B104];&quot;aaaa/mm/jj&quot;)" office:value-type="string" office:string-value="2017/02/26" calcext:value-type="string">
            <text:p>2017/02/26</text:p>
          </table:table-cell>
          <table:table-cell table:style-name="ce4" office:value-type="date" office:date-value="2017-02-26" calcext:value-type="date">
            <text:p>2017-02-26</text:p>
          </table:table-cell>
          <table:table-cell table:style-name="ce5" table:formula="of:=TEXT([.D104];&quot;aaaa/mm/jj&quot;)" office:value-type="string" office:string-value="2017/02/26" calcext:value-type="string">
            <text:p>2017/02/26</text:p>
          </table:table-cell>
          <table:table-cell table:style-name="ce4" table:formula="of:=[.D104]+[.N104]" office:value-type="date" office:date-value="2017-03-08" calcext:value-type="date">
            <text:p>2017-03-08</text:p>
          </table:table-cell>
          <table:table-cell table:style-name="ce5" table:formula="of:=TEXT([.F104];&quot;aaaa/mm/jj&quot;)" office:value-type="string" office:string-value="2017/03/08" calcext:value-type="string">
            <text:p>2017/03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6" calcext:value-type="float">
            <text:p>36</text:p>
          </table:table-cell>
          <table:table-cell table:style-name="ce7" table:formula="of:=RANDBETWEEN(101;150)" office:value-type="float" office:value="140" calcext:value-type="float">
            <text:p>140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04];&quot;', '&quot;;[.E104];&quot;', '&quot;;[.G104];&quot;', '&quot;;[.H104];&quot;', &quot;;[.I104];&quot;, &quot;;[.J104];&quot;, &quot;;[.K104];&quot;, &quot;;[.L104];&quot;, &quot;;[.M104];&quot;);&quot;)" office:value-type="string" office:string-value="insert into contrat_loc (date_contrat, date_debut, date_fin, caution, id_contrat_loc_client, id_contrat_loc_agence, id_contrat_loc_vehicule, id_contrat_loc_accessoire, id_contrat_loc_penalite) values ('2017/02/26', '2017/02/26', '2017/03/08', '1500.00', 36, 140, 3, 1, 1);" calcext:value-type="string">
            <text:p>insert into contrat_loc (date_contrat, date_debut, date_fin, caution, id_contrat_loc_client, id_contrat_loc_agence, id_contrat_loc_vehicule, id_contrat_loc_accessoire, id_contrat_loc_penalite) values ('2017/02/26', '2017/02/26', '2017/03/08', '1500.00', 36, 140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date" office:date-value="2017-02-27" calcext:value-type="date">
            <text:p>2017-02-27</text:p>
          </table:table-cell>
          <table:table-cell table:style-name="ce5" table:formula="of:=TEXT([.B105];&quot;aaaa/mm/jj&quot;)" office:value-type="string" office:string-value="2017/02/27" calcext:value-type="string">
            <text:p>2017/02/27</text:p>
          </table:table-cell>
          <table:table-cell table:style-name="ce4" office:value-type="date" office:date-value="2017-02-27" calcext:value-type="date">
            <text:p>2017-02-27</text:p>
          </table:table-cell>
          <table:table-cell table:style-name="ce5" table:formula="of:=TEXT([.D105];&quot;aaaa/mm/jj&quot;)" office:value-type="string" office:string-value="2017/02/27" calcext:value-type="string">
            <text:p>2017/02/27</text:p>
          </table:table-cell>
          <table:table-cell table:style-name="ce4" table:formula="of:=[.D105]+[.N105]" office:value-type="date" office:date-value="2017-03-03" calcext:value-type="date">
            <text:p>2017-03-03</text:p>
          </table:table-cell>
          <table:table-cell table:style-name="ce5" table:formula="of:=TEXT([.F105];&quot;aaaa/mm/jj&quot;)" office:value-type="string" office:string-value="2017/03/03" calcext:value-type="string">
            <text:p>2017/03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3" calcext:value-type="float">
            <text:p>123</text:p>
          </table:table-cell>
          <table:table-cell table:style-name="ce7" table:formula="of:=RANDBETWEEN(51;100)" office:value-type="float" office:value="98" calcext:value-type="float">
            <text:p>98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05];&quot;', '&quot;;[.E105];&quot;', '&quot;;[.G105];&quot;', '&quot;;[.H105];&quot;', &quot;;[.I105];&quot;, &quot;;[.J105];&quot;, &quot;;[.K105];&quot;, &quot;;[.L105];&quot;, &quot;;[.M105];&quot;);&quot;)" office:value-type="string" office:string-value="insert into contrat_loc (date_contrat, date_debut, date_fin, caution, id_contrat_loc_client, id_contrat_loc_agence, id_contrat_loc_vehicule, id_contrat_loc_accessoire, id_contrat_loc_penalite) values ('2017/02/27', '2017/02/27', '2017/03/03', '1500.00', 123, 98, 2, 1, 1);" calcext:value-type="string">
            <text:p>insert into contrat_loc (date_contrat, date_debut, date_fin, caution, id_contrat_loc_client, id_contrat_loc_agence, id_contrat_loc_vehicule, id_contrat_loc_accessoire, id_contrat_loc_penalite) values ('2017/02/27', '2017/02/27', '2017/03/03', '1500.00', 123, 98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date" office:date-value="2017-02-28" calcext:value-type="date">
            <text:p>2017-02-28</text:p>
          </table:table-cell>
          <table:table-cell table:style-name="ce5" table:formula="of:=TEXT([.B106];&quot;aaaa/mm/jj&quot;)" office:value-type="string" office:string-value="2017/02/28" calcext:value-type="string">
            <text:p>2017/02/28</text:p>
          </table:table-cell>
          <table:table-cell table:style-name="ce4" office:value-type="date" office:date-value="2017-02-28" calcext:value-type="date">
            <text:p>2017-02-28</text:p>
          </table:table-cell>
          <table:table-cell table:style-name="ce5" table:formula="of:=TEXT([.D106];&quot;aaaa/mm/jj&quot;)" office:value-type="string" office:string-value="2017/02/28" calcext:value-type="string">
            <text:p>2017/02/28</text:p>
          </table:table-cell>
          <table:table-cell table:style-name="ce4" table:formula="of:=[.D106]+[.N106]" office:value-type="date" office:date-value="2017-03-02" calcext:value-type="date">
            <text:p>2017-03-02</text:p>
          </table:table-cell>
          <table:table-cell table:style-name="ce5" table:formula="of:=TEXT([.F106];&quot;aaaa/mm/jj&quot;)" office:value-type="string" office:string-value="2017/03/02" calcext:value-type="string">
            <text:p>2017/03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6" calcext:value-type="float">
            <text:p>186</text:p>
          </table:table-cell>
          <table:table-cell table:style-name="ce7" table:formula="of:=RANDBETWEEN(151;200)" office:value-type="float" office:value="179" calcext:value-type="float">
            <text:p>179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06];&quot;', '&quot;;[.E106];&quot;', '&quot;;[.G106];&quot;', '&quot;;[.H106];&quot;', &quot;;[.I106];&quot;, &quot;;[.J106];&quot;, &quot;;[.K106];&quot;, &quot;;[.L106];&quot;, &quot;;[.M106];&quot;);&quot;)" office:value-type="string" office:string-value="insert into contrat_loc (date_contrat, date_debut, date_fin, caution, id_contrat_loc_client, id_contrat_loc_agence, id_contrat_loc_vehicule, id_contrat_loc_accessoire, id_contrat_loc_penalite) values ('2017/02/28', '2017/02/28', '2017/03/02', '1500.00', 186, 179, 4, 2, 1);" calcext:value-type="string">
            <text:p>insert into contrat_loc (date_contrat, date_debut, date_fin, caution, id_contrat_loc_client, id_contrat_loc_agence, id_contrat_loc_vehicule, id_contrat_loc_accessoire, id_contrat_loc_penalite) values ('2017/02/28', '2017/02/28', '2017/03/02', '1500.00', 186, 179, 4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date" office:date-value="2017-02-28" calcext:value-type="date">
            <text:p>2017-02-28</text:p>
          </table:table-cell>
          <table:table-cell table:style-name="ce5" table:formula="of:=TEXT([.B107];&quot;aaaa/mm/jj&quot;)" office:value-type="string" office:string-value="2017/02/28" calcext:value-type="string">
            <text:p>2017/02/28</text:p>
          </table:table-cell>
          <table:table-cell table:style-name="ce4" office:value-type="date" office:date-value="2017-02-28" calcext:value-type="date">
            <text:p>2017-02-28</text:p>
          </table:table-cell>
          <table:table-cell table:style-name="ce5" table:formula="of:=TEXT([.D107];&quot;aaaa/mm/jj&quot;)" office:value-type="string" office:string-value="2017/02/28" calcext:value-type="string">
            <text:p>2017/02/28</text:p>
          </table:table-cell>
          <table:table-cell table:style-name="ce4" table:formula="of:=[.D107]+[.N107]" office:value-type="date" office:date-value="2017-03-06" calcext:value-type="date">
            <text:p>2017-03-06</text:p>
          </table:table-cell>
          <table:table-cell table:style-name="ce5" table:formula="of:=TEXT([.F107];&quot;aaaa/mm/jj&quot;)" office:value-type="string" office:string-value="2017/03/06" calcext:value-type="string">
            <text:p>2017/03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6" calcext:value-type="float">
            <text:p>126</text:p>
          </table:table-cell>
          <table:table-cell table:style-name="ce7" table:formula="of:=RANDBETWEEN(201;250)" office:value-type="float" office:value="229" calcext:value-type="float">
            <text:p>229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07];&quot;', '&quot;;[.E107];&quot;', '&quot;;[.G107];&quot;', '&quot;;[.H107];&quot;', &quot;;[.I107];&quot;, &quot;;[.J107];&quot;, &quot;;[.K107];&quot;, &quot;;[.L107];&quot;, &quot;;[.M107];&quot;);&quot;)" office:value-type="string" office:string-value="insert into contrat_loc (date_contrat, date_debut, date_fin, caution, id_contrat_loc_client, id_contrat_loc_agence, id_contrat_loc_vehicule, id_contrat_loc_accessoire, id_contrat_loc_penalite) values ('2017/02/28', '2017/02/28', '2017/03/06', '1500.00', 126, 229, 5, 1, 1);" calcext:value-type="string">
            <text:p>insert into contrat_loc (date_contrat, date_debut, date_fin, caution, id_contrat_loc_client, id_contrat_loc_agence, id_contrat_loc_vehicule, id_contrat_loc_accessoire, id_contrat_loc_penalite) values ('2017/02/28', '2017/02/28', '2017/03/06', '1500.00', 126, 229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date" office:date-value="2017-02-28" calcext:value-type="date">
            <text:p>2017-02-28</text:p>
          </table:table-cell>
          <table:table-cell table:style-name="ce5" table:formula="of:=TEXT([.B108];&quot;aaaa/mm/jj&quot;)" office:value-type="string" office:string-value="2017/02/28" calcext:value-type="string">
            <text:p>2017/02/28</text:p>
          </table:table-cell>
          <table:table-cell table:style-name="ce4" office:value-type="date" office:date-value="2017-02-28" calcext:value-type="date">
            <text:p>2017-02-28</text:p>
          </table:table-cell>
          <table:table-cell table:style-name="ce5" table:formula="of:=TEXT([.D108];&quot;aaaa/mm/jj&quot;)" office:value-type="string" office:string-value="2017/02/28" calcext:value-type="string">
            <text:p>2017/02/28</text:p>
          </table:table-cell>
          <table:table-cell table:style-name="ce4" table:formula="of:=[.D108]+[.N108]" office:value-type="date" office:date-value="2017-03-12" calcext:value-type="date">
            <text:p>2017-03-12</text:p>
          </table:table-cell>
          <table:table-cell table:style-name="ce5" table:formula="of:=TEXT([.F108];&quot;aaaa/mm/jj&quot;)" office:value-type="string" office:string-value="2017/03/12" calcext:value-type="string">
            <text:p>2017/03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7" calcext:value-type="float">
            <text:p>197</text:p>
          </table:table-cell>
          <table:table-cell table:style-name="ce7" table:formula="of:=RANDBETWEEN(1;50)" office:value-type="float" office:value="16" calcext:value-type="float">
            <text:p>1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08];&quot;', '&quot;;[.E108];&quot;', '&quot;;[.G108];&quot;', '&quot;;[.H108];&quot;', &quot;;[.I108];&quot;, &quot;;[.J108];&quot;, &quot;;[.K108];&quot;, &quot;;[.L108];&quot;, &quot;;[.M108];&quot;);&quot;)" office:value-type="string" office:string-value="insert into contrat_loc (date_contrat, date_debut, date_fin, caution, id_contrat_loc_client, id_contrat_loc_agence, id_contrat_loc_vehicule, id_contrat_loc_accessoire, id_contrat_loc_penalite) values ('2017/02/28', '2017/02/28', '2017/03/12', '1500.00', 197, 16, 1, 7, 1);" calcext:value-type="string">
            <text:p>insert into contrat_loc (date_contrat, date_debut, date_fin, caution, id_contrat_loc_client, id_contrat_loc_agence, id_contrat_loc_vehicule, id_contrat_loc_accessoire, id_contrat_loc_penalite) values ('2017/02/28', '2017/02/28', '2017/03/12', '1500.00', 197, 16, 1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date" office:date-value="2017-03-01" calcext:value-type="date">
            <text:p>2017-03-01</text:p>
          </table:table-cell>
          <table:table-cell table:style-name="ce5" table:formula="of:=TEXT([.B109];&quot;aaaa/mm/jj&quot;)" office:value-type="string" office:string-value="2017/03/01" calcext:value-type="string">
            <text:p>2017/03/01</text:p>
          </table:table-cell>
          <table:table-cell table:style-name="ce4" office:value-type="date" office:date-value="2017-03-01" calcext:value-type="date">
            <text:p>2017-03-01</text:p>
          </table:table-cell>
          <table:table-cell table:style-name="ce5" table:formula="of:=TEXT([.D109];&quot;aaaa/mm/jj&quot;)" office:value-type="string" office:string-value="2017/03/01" calcext:value-type="string">
            <text:p>2017/03/01</text:p>
          </table:table-cell>
          <table:table-cell table:style-name="ce4" table:formula="of:=[.D109]+[.N109]" office:value-type="date" office:date-value="2017-03-16" calcext:value-type="date">
            <text:p>2017-03-16</text:p>
          </table:table-cell>
          <table:table-cell table:style-name="ce5" table:formula="of:=TEXT([.F109];&quot;aaaa/mm/jj&quot;)" office:value-type="string" office:string-value="2017/03/16" calcext:value-type="string">
            <text:p>2017/03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7" calcext:value-type="float">
            <text:p>147</text:p>
          </table:table-cell>
          <table:table-cell table:style-name="ce7" table:formula="of:=RANDBETWEEN(151;200)" office:value-type="float" office:value="167" calcext:value-type="float">
            <text:p>167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09];&quot;', '&quot;;[.E109];&quot;', '&quot;;[.G109];&quot;', '&quot;;[.H109];&quot;', &quot;;[.I109];&quot;, &quot;;[.J109];&quot;, &quot;;[.K109];&quot;, &quot;;[.L109];&quot;, &quot;;[.M109];&quot;);&quot;)" office:value-type="string" office:string-value="insert into contrat_loc (date_contrat, date_debut, date_fin, caution, id_contrat_loc_client, id_contrat_loc_agence, id_contrat_loc_vehicule, id_contrat_loc_accessoire, id_contrat_loc_penalite) values ('2017/03/01', '2017/03/01', '2017/03/16', '1500.00', 147, 167, 4, 6, 1);" calcext:value-type="string">
            <text:p>insert into contrat_loc (date_contrat, date_debut, date_fin, caution, id_contrat_loc_client, id_contrat_loc_agence, id_contrat_loc_vehicule, id_contrat_loc_accessoire, id_contrat_loc_penalite) values ('2017/03/01', '2017/03/01', '2017/03/16', '1500.00', 147, 167, 4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 office:value-type="date" office:date-value="2017-03-01" calcext:value-type="date">
            <text:p>2017-03-01</text:p>
          </table:table-cell>
          <table:table-cell table:style-name="ce5" table:formula="of:=TEXT([.B110];&quot;aaaa/mm/jj&quot;)" office:value-type="string" office:string-value="2017/03/01" calcext:value-type="string">
            <text:p>2017/03/01</text:p>
          </table:table-cell>
          <table:table-cell table:style-name="ce4" office:value-type="date" office:date-value="2017-03-01" calcext:value-type="date">
            <text:p>2017-03-01</text:p>
          </table:table-cell>
          <table:table-cell table:style-name="ce5" table:formula="of:=TEXT([.D110];&quot;aaaa/mm/jj&quot;)" office:value-type="string" office:string-value="2017/03/01" calcext:value-type="string">
            <text:p>2017/03/01</text:p>
          </table:table-cell>
          <table:table-cell table:style-name="ce4" table:formula="of:=[.D110]+[.N110]" office:value-type="date" office:date-value="2017-03-04" calcext:value-type="date">
            <text:p>2017-03-04</text:p>
          </table:table-cell>
          <table:table-cell table:style-name="ce5" table:formula="of:=TEXT([.F110];&quot;aaaa/mm/jj&quot;)" office:value-type="string" office:string-value="2017/03/04" calcext:value-type="string">
            <text:p>2017/03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0" calcext:value-type="float">
            <text:p>220</text:p>
          </table:table-cell>
          <table:table-cell table:style-name="ce7" table:formula="of:=RANDBETWEEN(1;50)" office:value-type="float" office:value="28" calcext:value-type="float">
            <text:p>2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2;4)" office:value-type="float" office:value="2" calcext:value-type="float">
            <text:p>2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10];&quot;', '&quot;;[.E110];&quot;', '&quot;;[.G110];&quot;', '&quot;;[.H110];&quot;', &quot;;[.I110];&quot;, &quot;;[.J110];&quot;, &quot;;[.K110];&quot;, &quot;;[.L110];&quot;, &quot;;[.M110];&quot;);&quot;)" office:value-type="string" office:string-value="insert into contrat_loc (date_contrat, date_debut, date_fin, caution, id_contrat_loc_client, id_contrat_loc_agence, id_contrat_loc_vehicule, id_contrat_loc_accessoire, id_contrat_loc_penalite) values ('2017/03/01', '2017/03/01', '2017/03/04', '1500.00', 220, 28, 1, 1, 2);" calcext:value-type="string">
            <text:p>insert into contrat_loc (date_contrat, date_debut, date_fin, caution, id_contrat_loc_client, id_contrat_loc_agence, id_contrat_loc_vehicule, id_contrat_loc_accessoire, id_contrat_loc_penalite) values ('2017/03/01', '2017/03/01', '2017/03/04', '1500.00', 220, 28, 1, 1, 2);</text:p>
          </table:table-cell>
          <table:table-cell table:number-columns-repeated="1009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 office:value-type="date" office:date-value="2017-03-01" calcext:value-type="date">
            <text:p>2017-03-01</text:p>
          </table:table-cell>
          <table:table-cell table:style-name="ce5" table:formula="of:=TEXT([.B111];&quot;aaaa/mm/jj&quot;)" office:value-type="string" office:string-value="2017/03/01" calcext:value-type="string">
            <text:p>2017/03/01</text:p>
          </table:table-cell>
          <table:table-cell table:style-name="ce4" office:value-type="date" office:date-value="2017-03-01" calcext:value-type="date">
            <text:p>2017-03-01</text:p>
          </table:table-cell>
          <table:table-cell table:style-name="ce5" table:formula="of:=TEXT([.D111];&quot;aaaa/mm/jj&quot;)" office:value-type="string" office:string-value="2017/03/01" calcext:value-type="string">
            <text:p>2017/03/01</text:p>
          </table:table-cell>
          <table:table-cell table:style-name="ce4" table:formula="of:=[.D111]+[.N111]" office:value-type="date" office:date-value="2017-03-14" calcext:value-type="date">
            <text:p>2017-03-14</text:p>
          </table:table-cell>
          <table:table-cell table:style-name="ce5" table:formula="of:=TEXT([.F111];&quot;aaaa/mm/jj&quot;)" office:value-type="string" office:string-value="2017/03/14" calcext:value-type="string">
            <text:p>2017/03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3" calcext:value-type="float">
            <text:p>213</text:p>
          </table:table-cell>
          <table:table-cell table:style-name="ce7" table:formula="of:=RANDBETWEEN(101;150)" office:value-type="float" office:value="118" calcext:value-type="float">
            <text:p>11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11];&quot;', '&quot;;[.E111];&quot;', '&quot;;[.G111];&quot;', '&quot;;[.H111];&quot;', &quot;;[.I111];&quot;, &quot;;[.J111];&quot;, &quot;;[.K111];&quot;, &quot;;[.L111];&quot;, &quot;;[.M111];&quot;);&quot;)" office:value-type="string" office:string-value="insert into contrat_loc (date_contrat, date_debut, date_fin, caution, id_contrat_loc_client, id_contrat_loc_agence, id_contrat_loc_vehicule, id_contrat_loc_accessoire, id_contrat_loc_penalite) values ('2017/03/01', '2017/03/01', '2017/03/14', '1500.00', 213, 118, 3, 1, 1);" calcext:value-type="string">
            <text:p>insert into contrat_loc (date_contrat, date_debut, date_fin, caution, id_contrat_loc_client, id_contrat_loc_agence, id_contrat_loc_vehicule, id_contrat_loc_accessoire, id_contrat_loc_penalite) values ('2017/03/01', '2017/03/01', '2017/03/14', '1500.00', 213, 118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 office:value-type="date" office:date-value="2017-03-02" calcext:value-type="date">
            <text:p>2017-03-02</text:p>
          </table:table-cell>
          <table:table-cell table:style-name="ce5" table:formula="of:=TEXT([.B112];&quot;aaaa/mm/jj&quot;)" office:value-type="string" office:string-value="2017/03/02" calcext:value-type="string">
            <text:p>2017/03/02</text:p>
          </table:table-cell>
          <table:table-cell table:style-name="ce4" office:value-type="date" office:date-value="2017-03-02" calcext:value-type="date">
            <text:p>2017-03-02</text:p>
          </table:table-cell>
          <table:table-cell table:style-name="ce5" table:formula="of:=TEXT([.D112];&quot;aaaa/mm/jj&quot;)" office:value-type="string" office:string-value="2017/03/02" calcext:value-type="string">
            <text:p>2017/03/02</text:p>
          </table:table-cell>
          <table:table-cell table:style-name="ce4" table:formula="of:=[.D112]+[.N112]" office:value-type="date" office:date-value="2017-03-05" calcext:value-type="date">
            <text:p>2017-03-05</text:p>
          </table:table-cell>
          <table:table-cell table:style-name="ce5" table:formula="of:=TEXT([.F112];&quot;aaaa/mm/jj&quot;)" office:value-type="string" office:string-value="2017/03/05" calcext:value-type="string">
            <text:p>2017/03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1" calcext:value-type="float">
            <text:p>101</text:p>
          </table:table-cell>
          <table:table-cell table:style-name="ce7" table:formula="of:=RANDBETWEEN(201;250)" office:value-type="float" office:value="223" calcext:value-type="float">
            <text:p>223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12];&quot;', '&quot;;[.E112];&quot;', '&quot;;[.G112];&quot;', '&quot;;[.H112];&quot;', &quot;;[.I112];&quot;, &quot;;[.J112];&quot;, &quot;;[.K112];&quot;, &quot;;[.L112];&quot;, &quot;;[.M112];&quot;);&quot;)" office:value-type="string" office:string-value="insert into contrat_loc (date_contrat, date_debut, date_fin, caution, id_contrat_loc_client, id_contrat_loc_agence, id_contrat_loc_vehicule, id_contrat_loc_accessoire, id_contrat_loc_penalite) values ('2017/03/02', '2017/03/02', '2017/03/05', '1500.00', 101, 223, 5, 5, 1);" calcext:value-type="string">
            <text:p>insert into contrat_loc (date_contrat, date_debut, date_fin, caution, id_contrat_loc_client, id_contrat_loc_agence, id_contrat_loc_vehicule, id_contrat_loc_accessoire, id_contrat_loc_penalite) values ('2017/03/02', '2017/03/02', '2017/03/05', '1500.00', 101, 223, 5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 office:value-type="date" office:date-value="2017-03-03" calcext:value-type="date">
            <text:p>2017-03-03</text:p>
          </table:table-cell>
          <table:table-cell table:style-name="ce5" table:formula="of:=TEXT([.B113];&quot;aaaa/mm/jj&quot;)" office:value-type="string" office:string-value="2017/03/03" calcext:value-type="string">
            <text:p>2017/03/03</text:p>
          </table:table-cell>
          <table:table-cell table:style-name="ce4" office:value-type="date" office:date-value="2017-03-03" calcext:value-type="date">
            <text:p>2017-03-03</text:p>
          </table:table-cell>
          <table:table-cell table:style-name="ce5" table:formula="of:=TEXT([.D113];&quot;aaaa/mm/jj&quot;)" office:value-type="string" office:string-value="2017/03/03" calcext:value-type="string">
            <text:p>2017/03/03</text:p>
          </table:table-cell>
          <table:table-cell table:style-name="ce4" table:formula="of:=[.D113]+[.N113]" office:value-type="date" office:date-value="2017-03-05" calcext:value-type="date">
            <text:p>2017-03-05</text:p>
          </table:table-cell>
          <table:table-cell table:style-name="ce5" table:formula="of:=TEXT([.F113];&quot;aaaa/mm/jj&quot;)" office:value-type="string" office:string-value="2017/03/05" calcext:value-type="string">
            <text:p>2017/03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1" calcext:value-type="float">
            <text:p>101</text:p>
          </table:table-cell>
          <table:table-cell table:style-name="ce7" table:formula="of:=RANDBETWEEN(201;250)" office:value-type="float" office:value="202" calcext:value-type="float">
            <text:p>202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13];&quot;', '&quot;;[.E113];&quot;', '&quot;;[.G113];&quot;', '&quot;;[.H113];&quot;', &quot;;[.I113];&quot;, &quot;;[.J113];&quot;, &quot;;[.K113];&quot;, &quot;;[.L113];&quot;, &quot;;[.M113];&quot;);&quot;)" office:value-type="string" office:string-value="insert into contrat_loc (date_contrat, date_debut, date_fin, caution, id_contrat_loc_client, id_contrat_loc_agence, id_contrat_loc_vehicule, id_contrat_loc_accessoire, id_contrat_loc_penalite) values ('2017/03/03', '2017/03/03', '2017/03/05', '1500.00', 101, 202, 5, 3, 1);" calcext:value-type="string">
            <text:p>insert into contrat_loc (date_contrat, date_debut, date_fin, caution, id_contrat_loc_client, id_contrat_loc_agence, id_contrat_loc_vehicule, id_contrat_loc_accessoire, id_contrat_loc_penalite) values ('2017/03/03', '2017/03/03', '2017/03/05', '1500.00', 101, 202, 5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 office:value-type="date" office:date-value="2017-03-04" calcext:value-type="date">
            <text:p>2017-03-04</text:p>
          </table:table-cell>
          <table:table-cell table:style-name="ce5" table:formula="of:=TEXT([.B114];&quot;aaaa/mm/jj&quot;)" office:value-type="string" office:string-value="2017/03/04" calcext:value-type="string">
            <text:p>2017/03/04</text:p>
          </table:table-cell>
          <table:table-cell table:style-name="ce4" office:value-type="date" office:date-value="2017-03-04" calcext:value-type="date">
            <text:p>2017-03-04</text:p>
          </table:table-cell>
          <table:table-cell table:style-name="ce5" table:formula="of:=TEXT([.D114];&quot;aaaa/mm/jj&quot;)" office:value-type="string" office:string-value="2017/03/04" calcext:value-type="string">
            <text:p>2017/03/04</text:p>
          </table:table-cell>
          <table:table-cell table:style-name="ce4" table:formula="of:=[.D114]+[.N114]" office:value-type="date" office:date-value="2017-03-16" calcext:value-type="date">
            <text:p>2017-03-16</text:p>
          </table:table-cell>
          <table:table-cell table:style-name="ce5" table:formula="of:=TEXT([.F114];&quot;aaaa/mm/jj&quot;)" office:value-type="string" office:string-value="2017/03/16" calcext:value-type="string">
            <text:p>2017/03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5" calcext:value-type="float">
            <text:p>195</text:p>
          </table:table-cell>
          <table:table-cell table:style-name="ce7" table:formula="of:=RANDBETWEEN(1;50)" office:value-type="float" office:value="31" calcext:value-type="float">
            <text:p>31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14];&quot;', '&quot;;[.E114];&quot;', '&quot;;[.G114];&quot;', '&quot;;[.H114];&quot;', &quot;;[.I114];&quot;, &quot;;[.J114];&quot;, &quot;;[.K114];&quot;, &quot;;[.L114];&quot;, &quot;;[.M114];&quot;);&quot;)" office:value-type="string" office:string-value="insert into contrat_loc (date_contrat, date_debut, date_fin, caution, id_contrat_loc_client, id_contrat_loc_agence, id_contrat_loc_vehicule, id_contrat_loc_accessoire, id_contrat_loc_penalite) values ('2017/03/04', '2017/03/04', '2017/03/16', '1500.00', 195, 31, 1, 1, 1);" calcext:value-type="string">
            <text:p>insert into contrat_loc (date_contrat, date_debut, date_fin, caution, id_contrat_loc_client, id_contrat_loc_agence, id_contrat_loc_vehicule, id_contrat_loc_accessoire, id_contrat_loc_penalite) values ('2017/03/04', '2017/03/04', '2017/03/16', '1500.00', 195, 31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 office:value-type="date" office:date-value="2017-03-04" calcext:value-type="date">
            <text:p>2017-03-04</text:p>
          </table:table-cell>
          <table:table-cell table:style-name="ce5" table:formula="of:=TEXT([.B115];&quot;aaaa/mm/jj&quot;)" office:value-type="string" office:string-value="2017/03/04" calcext:value-type="string">
            <text:p>2017/03/04</text:p>
          </table:table-cell>
          <table:table-cell table:style-name="ce4" office:value-type="date" office:date-value="2017-03-04" calcext:value-type="date">
            <text:p>2017-03-04</text:p>
          </table:table-cell>
          <table:table-cell table:style-name="ce5" table:formula="of:=TEXT([.D115];&quot;aaaa/mm/jj&quot;)" office:value-type="string" office:string-value="2017/03/04" calcext:value-type="string">
            <text:p>2017/03/04</text:p>
          </table:table-cell>
          <table:table-cell table:style-name="ce4" table:formula="of:=[.D115]+[.N115]" office:value-type="date" office:date-value="2017-03-05" calcext:value-type="date">
            <text:p>2017-03-05</text:p>
          </table:table-cell>
          <table:table-cell table:style-name="ce5" table:formula="of:=TEXT([.F115];&quot;aaaa/mm/jj&quot;)" office:value-type="string" office:string-value="2017/03/05" calcext:value-type="string">
            <text:p>2017/03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0" calcext:value-type="float">
            <text:p>80</text:p>
          </table:table-cell>
          <table:table-cell table:style-name="ce7" table:formula="of:=RANDBETWEEN(101;150)" office:value-type="float" office:value="122" calcext:value-type="float">
            <text:p>122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15];&quot;', '&quot;;[.E115];&quot;', '&quot;;[.G115];&quot;', '&quot;;[.H115];&quot;', &quot;;[.I115];&quot;, &quot;;[.J115];&quot;, &quot;;[.K115];&quot;, &quot;;[.L115];&quot;, &quot;;[.M115];&quot;);&quot;)" office:value-type="string" office:string-value="insert into contrat_loc (date_contrat, date_debut, date_fin, caution, id_contrat_loc_client, id_contrat_loc_agence, id_contrat_loc_vehicule, id_contrat_loc_accessoire, id_contrat_loc_penalite) values ('2017/03/04', '2017/03/04', '2017/03/05', '1500.00', 80, 122, 3, 2, 1);" calcext:value-type="string">
            <text:p>insert into contrat_loc (date_contrat, date_debut, date_fin, caution, id_contrat_loc_client, id_contrat_loc_agence, id_contrat_loc_vehicule, id_contrat_loc_accessoire, id_contrat_loc_penalite) values ('2017/03/04', '2017/03/04', '2017/03/05', '1500.00', 80, 122, 3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 office:value-type="date" office:date-value="2017-03-05" calcext:value-type="date">
            <text:p>2017-03-05</text:p>
          </table:table-cell>
          <table:table-cell table:style-name="ce5" table:formula="of:=TEXT([.B116];&quot;aaaa/mm/jj&quot;)" office:value-type="string" office:string-value="2017/03/05" calcext:value-type="string">
            <text:p>2017/03/05</text:p>
          </table:table-cell>
          <table:table-cell table:style-name="ce4" office:value-type="date" office:date-value="2017-03-05" calcext:value-type="date">
            <text:p>2017-03-05</text:p>
          </table:table-cell>
          <table:table-cell table:style-name="ce5" table:formula="of:=TEXT([.D116];&quot;aaaa/mm/jj&quot;)" office:value-type="string" office:string-value="2017/03/05" calcext:value-type="string">
            <text:p>2017/03/05</text:p>
          </table:table-cell>
          <table:table-cell table:style-name="ce4" table:formula="of:=[.D116]+[.N116]" office:value-type="date" office:date-value="2017-03-13" calcext:value-type="date">
            <text:p>2017-03-13</text:p>
          </table:table-cell>
          <table:table-cell table:style-name="ce5" table:formula="of:=TEXT([.F116];&quot;aaaa/mm/jj&quot;)" office:value-type="string" office:string-value="2017/03/13" calcext:value-type="string">
            <text:p>2017/03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5" calcext:value-type="float">
            <text:p>155</text:p>
          </table:table-cell>
          <table:table-cell table:style-name="ce7" table:formula="of:=RANDBETWEEN(1;50)" office:value-type="float" office:value="27" calcext:value-type="float">
            <text:p>27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16];&quot;', '&quot;;[.E116];&quot;', '&quot;;[.G116];&quot;', '&quot;;[.H116];&quot;', &quot;;[.I116];&quot;, &quot;;[.J116];&quot;, &quot;;[.K116];&quot;, &quot;;[.L116];&quot;, &quot;;[.M116];&quot;);&quot;)" office:value-type="string" office:string-value="insert into contrat_loc (date_contrat, date_debut, date_fin, caution, id_contrat_loc_client, id_contrat_loc_agence, id_contrat_loc_vehicule, id_contrat_loc_accessoire, id_contrat_loc_penalite) values ('2017/03/05', '2017/03/05', '2017/03/13', '1500.00', 155, 27, 1, 1, 1);" calcext:value-type="string">
            <text:p>insert into contrat_loc (date_contrat, date_debut, date_fin, caution, id_contrat_loc_client, id_contrat_loc_agence, id_contrat_loc_vehicule, id_contrat_loc_accessoire, id_contrat_loc_penalite) values ('2017/03/05', '2017/03/05', '2017/03/13', '1500.00', 155, 27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 office:value-type="date" office:date-value="2017-03-05" calcext:value-type="date">
            <text:p>2017-03-05</text:p>
          </table:table-cell>
          <table:table-cell table:style-name="ce5" table:formula="of:=TEXT([.B117];&quot;aaaa/mm/jj&quot;)" office:value-type="string" office:string-value="2017/03/05" calcext:value-type="string">
            <text:p>2017/03/05</text:p>
          </table:table-cell>
          <table:table-cell table:style-name="ce4" office:value-type="date" office:date-value="2017-03-05" calcext:value-type="date">
            <text:p>2017-03-05</text:p>
          </table:table-cell>
          <table:table-cell table:style-name="ce5" table:formula="of:=TEXT([.D117];&quot;aaaa/mm/jj&quot;)" office:value-type="string" office:string-value="2017/03/05" calcext:value-type="string">
            <text:p>2017/03/05</text:p>
          </table:table-cell>
          <table:table-cell table:style-name="ce4" table:formula="of:=[.D117]+[.N117]" office:value-type="date" office:date-value="2017-03-11" calcext:value-type="date">
            <text:p>2017-03-11</text:p>
          </table:table-cell>
          <table:table-cell table:style-name="ce5" table:formula="of:=TEXT([.F117];&quot;aaaa/mm/jj&quot;)" office:value-type="string" office:string-value="2017/03/11" calcext:value-type="string">
            <text:p>2017/03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1" calcext:value-type="float">
            <text:p>41</text:p>
          </table:table-cell>
          <table:table-cell table:style-name="ce7" table:formula="of:=RANDBETWEEN(51;100)" office:value-type="float" office:value="87" calcext:value-type="float">
            <text:p>87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17];&quot;', '&quot;;[.E117];&quot;', '&quot;;[.G117];&quot;', '&quot;;[.H117];&quot;', &quot;;[.I117];&quot;, &quot;;[.J117];&quot;, &quot;;[.K117];&quot;, &quot;;[.L117];&quot;, &quot;;[.M117];&quot;);&quot;)" office:value-type="string" office:string-value="insert into contrat_loc (date_contrat, date_debut, date_fin, caution, id_contrat_loc_client, id_contrat_loc_agence, id_contrat_loc_vehicule, id_contrat_loc_accessoire, id_contrat_loc_penalite) values ('2017/03/05', '2017/03/05', '2017/03/11', '1500.00', 41, 87, 2, 5, 1);" calcext:value-type="string">
            <text:p>insert into contrat_loc (date_contrat, date_debut, date_fin, caution, id_contrat_loc_client, id_contrat_loc_agence, id_contrat_loc_vehicule, id_contrat_loc_accessoire, id_contrat_loc_penalite) values ('2017/03/05', '2017/03/05', '2017/03/11', '1500.00', 41, 87, 2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 office:value-type="date" office:date-value="2017-03-07" calcext:value-type="date">
            <text:p>2017-03-07</text:p>
          </table:table-cell>
          <table:table-cell table:style-name="ce5" table:formula="of:=TEXT([.B118];&quot;aaaa/mm/jj&quot;)" office:value-type="string" office:string-value="2017/03/07" calcext:value-type="string">
            <text:p>2017/03/07</text:p>
          </table:table-cell>
          <table:table-cell table:style-name="ce4" office:value-type="date" office:date-value="2017-03-07" calcext:value-type="date">
            <text:p>2017-03-07</text:p>
          </table:table-cell>
          <table:table-cell table:style-name="ce5" table:formula="of:=TEXT([.D118];&quot;aaaa/mm/jj&quot;)" office:value-type="string" office:string-value="2017/03/07" calcext:value-type="string">
            <text:p>2017/03/07</text:p>
          </table:table-cell>
          <table:table-cell table:style-name="ce4" table:formula="of:=[.D118]+[.N118]" office:value-type="date" office:date-value="2017-03-17" calcext:value-type="date">
            <text:p>2017-03-17</text:p>
          </table:table-cell>
          <table:table-cell table:style-name="ce5" table:formula="of:=TEXT([.F118];&quot;aaaa/mm/jj&quot;)" office:value-type="string" office:string-value="2017/03/17" calcext:value-type="string">
            <text:p>2017/03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3" calcext:value-type="float">
            <text:p>113</text:p>
          </table:table-cell>
          <table:table-cell table:style-name="ce7" table:formula="of:=RANDBETWEEN(201;250)" office:value-type="float" office:value="211" calcext:value-type="float">
            <text:p>21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18];&quot;', '&quot;;[.E118];&quot;', '&quot;;[.G118];&quot;', '&quot;;[.H118];&quot;', &quot;;[.I118];&quot;, &quot;;[.J118];&quot;, &quot;;[.K118];&quot;, &quot;;[.L118];&quot;, &quot;;[.M118];&quot;);&quot;)" office:value-type="string" office:string-value="insert into contrat_loc (date_contrat, date_debut, date_fin, caution, id_contrat_loc_client, id_contrat_loc_agence, id_contrat_loc_vehicule, id_contrat_loc_accessoire, id_contrat_loc_penalite) values ('2017/03/07', '2017/03/07', '2017/03/17', '1500.00', 113, 211, 5, 6, 1);" calcext:value-type="string">
            <text:p>insert into contrat_loc (date_contrat, date_debut, date_fin, caution, id_contrat_loc_client, id_contrat_loc_agence, id_contrat_loc_vehicule, id_contrat_loc_accessoire, id_contrat_loc_penalite) values ('2017/03/07', '2017/03/07', '2017/03/17', '1500.00', 113, 211, 5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 office:value-type="date" office:date-value="2017-03-09" calcext:value-type="date">
            <text:p>2017-03-09</text:p>
          </table:table-cell>
          <table:table-cell table:style-name="ce5" table:formula="of:=TEXT([.B119];&quot;aaaa/mm/jj&quot;)" office:value-type="string" office:string-value="2017/03/09" calcext:value-type="string">
            <text:p>2017/03/09</text:p>
          </table:table-cell>
          <table:table-cell table:style-name="ce4" office:value-type="date" office:date-value="2017-03-09" calcext:value-type="date">
            <text:p>2017-03-09</text:p>
          </table:table-cell>
          <table:table-cell table:style-name="ce5" table:formula="of:=TEXT([.D119];&quot;aaaa/mm/jj&quot;)" office:value-type="string" office:string-value="2017/03/09" calcext:value-type="string">
            <text:p>2017/03/09</text:p>
          </table:table-cell>
          <table:table-cell table:style-name="ce4" table:formula="of:=[.D119]+[.N119]" office:value-type="date" office:date-value="2017-03-23" calcext:value-type="date">
            <text:p>2017-03-23</text:p>
          </table:table-cell>
          <table:table-cell table:style-name="ce5" table:formula="of:=TEXT([.F119];&quot;aaaa/mm/jj&quot;)" office:value-type="string" office:string-value="2017/03/23" calcext:value-type="string">
            <text:p>2017/03/2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6" calcext:value-type="float">
            <text:p>86</text:p>
          </table:table-cell>
          <table:table-cell table:style-name="ce7" table:formula="of:=RANDBETWEEN(101;150)" office:value-type="float" office:value="137" calcext:value-type="float">
            <text:p>137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19];&quot;', '&quot;;[.E119];&quot;', '&quot;;[.G119];&quot;', '&quot;;[.H119];&quot;', &quot;;[.I119];&quot;, &quot;;[.J119];&quot;, &quot;;[.K119];&quot;, &quot;;[.L119];&quot;, &quot;;[.M119];&quot;);&quot;)" office:value-type="string" office:string-value="insert into contrat_loc (date_contrat, date_debut, date_fin, caution, id_contrat_loc_client, id_contrat_loc_agence, id_contrat_loc_vehicule, id_contrat_loc_accessoire, id_contrat_loc_penalite) values ('2017/03/09', '2017/03/09', '2017/03/23', '1500.00', 86, 137, 3, 6, 1);" calcext:value-type="string">
            <text:p>insert into contrat_loc (date_contrat, date_debut, date_fin, caution, id_contrat_loc_client, id_contrat_loc_agence, id_contrat_loc_vehicule, id_contrat_loc_accessoire, id_contrat_loc_penalite) values ('2017/03/09', '2017/03/09', '2017/03/23', '1500.00', 86, 137, 3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 office:value-type="date" office:date-value="2017-03-10" calcext:value-type="date">
            <text:p>2017-03-10</text:p>
          </table:table-cell>
          <table:table-cell table:style-name="ce5" table:formula="of:=TEXT([.B120];&quot;aaaa/mm/jj&quot;)" office:value-type="string" office:string-value="2017/03/10" calcext:value-type="string">
            <text:p>2017/03/10</text:p>
          </table:table-cell>
          <table:table-cell table:style-name="ce4" office:value-type="date" office:date-value="2017-03-10" calcext:value-type="date">
            <text:p>2017-03-10</text:p>
          </table:table-cell>
          <table:table-cell table:style-name="ce5" table:formula="of:=TEXT([.D120];&quot;aaaa/mm/jj&quot;)" office:value-type="string" office:string-value="2017/03/10" calcext:value-type="string">
            <text:p>2017/03/10</text:p>
          </table:table-cell>
          <table:table-cell table:style-name="ce4" table:formula="of:=[.D120]+[.N120]" office:value-type="date" office:date-value="2017-03-15" calcext:value-type="date">
            <text:p>2017-03-15</text:p>
          </table:table-cell>
          <table:table-cell table:style-name="ce5" table:formula="of:=TEXT([.F120];&quot;aaaa/mm/jj&quot;)" office:value-type="string" office:string-value="2017/03/15" calcext:value-type="string">
            <text:p>2017/03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8" calcext:value-type="float">
            <text:p>68</text:p>
          </table:table-cell>
          <table:table-cell table:style-name="ce7" table:formula="of:=RANDBETWEEN(1;50)" office:value-type="float" office:value="21" calcext:value-type="float">
            <text:p>21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20];&quot;', '&quot;;[.E120];&quot;', '&quot;;[.G120];&quot;', '&quot;;[.H120];&quot;', &quot;;[.I120];&quot;, &quot;;[.J120];&quot;, &quot;;[.K120];&quot;, &quot;;[.L120];&quot;, &quot;;[.M120];&quot;);&quot;)" office:value-type="string" office:string-value="insert into contrat_loc (date_contrat, date_debut, date_fin, caution, id_contrat_loc_client, id_contrat_loc_agence, id_contrat_loc_vehicule, id_contrat_loc_accessoire, id_contrat_loc_penalite) values ('2017/03/10', '2017/03/10', '2017/03/15', '1500.00', 68, 21, 1, 1, 1);" calcext:value-type="string">
            <text:p>insert into contrat_loc (date_contrat, date_debut, date_fin, caution, id_contrat_loc_client, id_contrat_loc_agence, id_contrat_loc_vehicule, id_contrat_loc_accessoire, id_contrat_loc_penalite) values ('2017/03/10', '2017/03/10', '2017/03/15', '1500.00', 68, 21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 office:value-type="date" office:date-value="2017-03-11" calcext:value-type="date">
            <text:p>2017-03-11</text:p>
          </table:table-cell>
          <table:table-cell table:style-name="ce5" table:formula="of:=TEXT([.B121];&quot;aaaa/mm/jj&quot;)" office:value-type="string" office:string-value="2017/03/11" calcext:value-type="string">
            <text:p>2017/03/11</text:p>
          </table:table-cell>
          <table:table-cell table:style-name="ce4" office:value-type="date" office:date-value="2017-03-11" calcext:value-type="date">
            <text:p>2017-03-11</text:p>
          </table:table-cell>
          <table:table-cell table:style-name="ce5" table:formula="of:=TEXT([.D121];&quot;aaaa/mm/jj&quot;)" office:value-type="string" office:string-value="2017/03/11" calcext:value-type="string">
            <text:p>2017/03/11</text:p>
          </table:table-cell>
          <table:table-cell table:style-name="ce4" table:formula="of:=[.D121]+[.N121]" office:value-type="date" office:date-value="2017-03-17" calcext:value-type="date">
            <text:p>2017-03-17</text:p>
          </table:table-cell>
          <table:table-cell table:style-name="ce5" table:formula="of:=TEXT([.F121];&quot;aaaa/mm/jj&quot;)" office:value-type="string" office:string-value="2017/03/17" calcext:value-type="string">
            <text:p>2017/03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8" calcext:value-type="float">
            <text:p>68</text:p>
          </table:table-cell>
          <table:table-cell table:style-name="ce7" table:formula="of:=RANDBETWEEN(1;50)" office:value-type="float" office:value="15" calcext:value-type="float">
            <text:p>15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21];&quot;', '&quot;;[.E121];&quot;', '&quot;;[.G121];&quot;', '&quot;;[.H121];&quot;', &quot;;[.I121];&quot;, &quot;;[.J121];&quot;, &quot;;[.K121];&quot;, &quot;;[.L121];&quot;, &quot;;[.M121];&quot;);&quot;)" office:value-type="string" office:string-value="insert into contrat_loc (date_contrat, date_debut, date_fin, caution, id_contrat_loc_client, id_contrat_loc_agence, id_contrat_loc_vehicule, id_contrat_loc_accessoire, id_contrat_loc_penalite) values ('2017/03/11', '2017/03/11', '2017/03/17', '1500.00', 68, 15, 1, 1, 1);" calcext:value-type="string">
            <text:p>insert into contrat_loc (date_contrat, date_debut, date_fin, caution, id_contrat_loc_client, id_contrat_loc_agence, id_contrat_loc_vehicule, id_contrat_loc_accessoire, id_contrat_loc_penalite) values ('2017/03/11', '2017/03/11', '2017/03/17', '1500.00', 68, 15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date" office:date-value="2017-03-11" calcext:value-type="date">
            <text:p>2017-03-11</text:p>
          </table:table-cell>
          <table:table-cell table:style-name="ce5" table:formula="of:=TEXT([.B122];&quot;aaaa/mm/jj&quot;)" office:value-type="string" office:string-value="2017/03/11" calcext:value-type="string">
            <text:p>2017/03/11</text:p>
          </table:table-cell>
          <table:table-cell table:style-name="ce4" office:value-type="date" office:date-value="2017-03-11" calcext:value-type="date">
            <text:p>2017-03-11</text:p>
          </table:table-cell>
          <table:table-cell table:style-name="ce5" table:formula="of:=TEXT([.D122];&quot;aaaa/mm/jj&quot;)" office:value-type="string" office:string-value="2017/03/11" calcext:value-type="string">
            <text:p>2017/03/11</text:p>
          </table:table-cell>
          <table:table-cell table:style-name="ce4" table:formula="of:=[.D122]+[.N122]" office:value-type="date" office:date-value="2017-03-25" calcext:value-type="date">
            <text:p>2017-03-25</text:p>
          </table:table-cell>
          <table:table-cell table:style-name="ce5" table:formula="of:=TEXT([.F122];&quot;aaaa/mm/jj&quot;)" office:value-type="string" office:string-value="2017/03/25" calcext:value-type="string">
            <text:p>2017/03/25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70" calcext:value-type="float">
            <text:p>70</text:p>
          </table:table-cell>
          <table:table-cell table:style-name="ce7" table:formula="of:=RANDBETWEEN(51;100)" office:value-type="float" office:value="82" calcext:value-type="float">
            <text:p>82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22];&quot;', '&quot;;[.E122];&quot;', '&quot;;[.G122];&quot;', '&quot;;[.H122];&quot;', &quot;;[.I122];&quot;, &quot;;[.J122];&quot;, &quot;;[.K122];&quot;, &quot;;[.L122];&quot;, &quot;;[.M122];&quot;);&quot;)" office:value-type="string" office:string-value="insert into contrat_loc (date_contrat, date_debut, date_fin, caution, id_contrat_loc_client, id_contrat_loc_agence, id_contrat_loc_vehicule, id_contrat_loc_accessoire, id_contrat_loc_penalite) values ('2017/03/11', '2017/03/11', '2017/03/25', '1500.00', 70, 82, 2, 3, 1);" calcext:value-type="string">
            <text:p>insert into contrat_loc (date_contrat, date_debut, date_fin, caution, id_contrat_loc_client, id_contrat_loc_agence, id_contrat_loc_vehicule, id_contrat_loc_accessoire, id_contrat_loc_penalite) values ('2017/03/11', '2017/03/11', '2017/03/25', '1500.00', 70, 82, 2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date" office:date-value="2017-03-12" calcext:value-type="date">
            <text:p>2017-03-12</text:p>
          </table:table-cell>
          <table:table-cell table:style-name="ce5" table:formula="of:=TEXT([.B123];&quot;aaaa/mm/jj&quot;)" office:value-type="string" office:string-value="2017/03/12" calcext:value-type="string">
            <text:p>2017/03/12</text:p>
          </table:table-cell>
          <table:table-cell table:style-name="ce4" office:value-type="date" office:date-value="2017-03-12" calcext:value-type="date">
            <text:p>2017-03-12</text:p>
          </table:table-cell>
          <table:table-cell table:style-name="ce5" table:formula="of:=TEXT([.D123];&quot;aaaa/mm/jj&quot;)" office:value-type="string" office:string-value="2017/03/12" calcext:value-type="string">
            <text:p>2017/03/12</text:p>
          </table:table-cell>
          <table:table-cell table:style-name="ce4" table:formula="of:=[.D123]+[.N123]" office:value-type="date" office:date-value="2017-03-23" calcext:value-type="date">
            <text:p>2017-03-23</text:p>
          </table:table-cell>
          <table:table-cell table:style-name="ce5" table:formula="of:=TEXT([.F123];&quot;aaaa/mm/jj&quot;)" office:value-type="string" office:string-value="2017/03/23" calcext:value-type="string">
            <text:p>2017/03/2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" calcext:value-type="float">
            <text:p>15</text:p>
          </table:table-cell>
          <table:table-cell table:style-name="ce7" table:formula="of:=RANDBETWEEN(51;100)" office:value-type="float" office:value="84" calcext:value-type="float">
            <text:p>84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23];&quot;', '&quot;;[.E123];&quot;', '&quot;;[.G123];&quot;', '&quot;;[.H123];&quot;', &quot;;[.I123];&quot;, &quot;;[.J123];&quot;, &quot;;[.K123];&quot;, &quot;;[.L123];&quot;, &quot;;[.M123];&quot;);&quot;)" office:value-type="string" office:string-value="insert into contrat_loc (date_contrat, date_debut, date_fin, caution, id_contrat_loc_client, id_contrat_loc_agence, id_contrat_loc_vehicule, id_contrat_loc_accessoire, id_contrat_loc_penalite) values ('2017/03/12', '2017/03/12', '2017/03/23', '1500.00', 15, 84, 2, 2, 1);" calcext:value-type="string">
            <text:p>insert into contrat_loc (date_contrat, date_debut, date_fin, caution, id_contrat_loc_client, id_contrat_loc_agence, id_contrat_loc_vehicule, id_contrat_loc_accessoire, id_contrat_loc_penalite) values ('2017/03/12', '2017/03/12', '2017/03/23', '1500.00', 15, 84, 2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date" office:date-value="2017-03-14" calcext:value-type="date">
            <text:p>2017-03-14</text:p>
          </table:table-cell>
          <table:table-cell table:style-name="ce5" table:formula="of:=TEXT([.B124];&quot;aaaa/mm/jj&quot;)" office:value-type="string" office:string-value="2017/03/14" calcext:value-type="string">
            <text:p>2017/03/14</text:p>
          </table:table-cell>
          <table:table-cell table:style-name="ce4" office:value-type="date" office:date-value="2017-03-14" calcext:value-type="date">
            <text:p>2017-03-14</text:p>
          </table:table-cell>
          <table:table-cell table:style-name="ce5" table:formula="of:=TEXT([.D124];&quot;aaaa/mm/jj&quot;)" office:value-type="string" office:string-value="2017/03/14" calcext:value-type="string">
            <text:p>2017/03/14</text:p>
          </table:table-cell>
          <table:table-cell table:style-name="ce4" table:formula="of:=[.D124]+[.N124]" office:value-type="date" office:date-value="2017-03-23" calcext:value-type="date">
            <text:p>2017-03-23</text:p>
          </table:table-cell>
          <table:table-cell table:style-name="ce5" table:formula="of:=TEXT([.F124];&quot;aaaa/mm/jj&quot;)" office:value-type="string" office:string-value="2017/03/23" calcext:value-type="string">
            <text:p>2017/03/2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4" calcext:value-type="float">
            <text:p>114</text:p>
          </table:table-cell>
          <table:table-cell table:style-name="ce7" table:formula="of:=RANDBETWEEN(201;250)" office:value-type="float" office:value="222" calcext:value-type="float">
            <text:p>222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24];&quot;', '&quot;;[.E124];&quot;', '&quot;;[.G124];&quot;', '&quot;;[.H124];&quot;', &quot;;[.I124];&quot;, &quot;;[.J124];&quot;, &quot;;[.K124];&quot;, &quot;;[.L124];&quot;, &quot;;[.M124];&quot;);&quot;)" office:value-type="string" office:string-value="insert into contrat_loc (date_contrat, date_debut, date_fin, caution, id_contrat_loc_client, id_contrat_loc_agence, id_contrat_loc_vehicule, id_contrat_loc_accessoire, id_contrat_loc_penalite) values ('2017/03/14', '2017/03/14', '2017/03/23', '1500.00', 114, 222, 5, 5, 1);" calcext:value-type="string">
            <text:p>insert into contrat_loc (date_contrat, date_debut, date_fin, caution, id_contrat_loc_client, id_contrat_loc_agence, id_contrat_loc_vehicule, id_contrat_loc_accessoire, id_contrat_loc_penalite) values ('2017/03/14', '2017/03/14', '2017/03/23', '1500.00', 114, 222, 5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date" office:date-value="2017-03-15" calcext:value-type="date">
            <text:p>2017-03-15</text:p>
          </table:table-cell>
          <table:table-cell table:style-name="ce5" table:formula="of:=TEXT([.B125];&quot;aaaa/mm/jj&quot;)" office:value-type="string" office:string-value="2017/03/15" calcext:value-type="string">
            <text:p>2017/03/15</text:p>
          </table:table-cell>
          <table:table-cell table:style-name="ce4" office:value-type="date" office:date-value="2017-03-15" calcext:value-type="date">
            <text:p>2017-03-15</text:p>
          </table:table-cell>
          <table:table-cell table:style-name="ce5" table:formula="of:=TEXT([.D125];&quot;aaaa/mm/jj&quot;)" office:value-type="string" office:string-value="2017/03/15" calcext:value-type="string">
            <text:p>2017/03/15</text:p>
          </table:table-cell>
          <table:table-cell table:style-name="ce4" table:formula="of:=[.D125]+[.N125]" office:value-type="date" office:date-value="2017-03-24" calcext:value-type="date">
            <text:p>2017-03-24</text:p>
          </table:table-cell>
          <table:table-cell table:style-name="ce5" table:formula="of:=TEXT([.F125];&quot;aaaa/mm/jj&quot;)" office:value-type="string" office:string-value="2017/03/24" calcext:value-type="string">
            <text:p>2017/03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4" calcext:value-type="float">
            <text:p>154</text:p>
          </table:table-cell>
          <table:table-cell table:style-name="ce7" table:formula="of:=RANDBETWEEN(201;250)" office:value-type="float" office:value="220" calcext:value-type="float">
            <text:p>220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25];&quot;', '&quot;;[.E125];&quot;', '&quot;;[.G125];&quot;', '&quot;;[.H125];&quot;', &quot;;[.I125];&quot;, &quot;;[.J125];&quot;, &quot;;[.K125];&quot;, &quot;;[.L125];&quot;, &quot;;[.M125];&quot;);&quot;)" office:value-type="string" office:string-value="insert into contrat_loc (date_contrat, date_debut, date_fin, caution, id_contrat_loc_client, id_contrat_loc_agence, id_contrat_loc_vehicule, id_contrat_loc_accessoire, id_contrat_loc_penalite) values ('2017/03/15', '2017/03/15', '2017/03/24', '1500.00', 154, 220, 5, 1, 1);" calcext:value-type="string">
            <text:p>insert into contrat_loc (date_contrat, date_debut, date_fin, caution, id_contrat_loc_client, id_contrat_loc_agence, id_contrat_loc_vehicule, id_contrat_loc_accessoire, id_contrat_loc_penalite) values ('2017/03/15', '2017/03/15', '2017/03/24', '1500.00', 154, 220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date" office:date-value="2017-03-17" calcext:value-type="date">
            <text:p>2017-03-17</text:p>
          </table:table-cell>
          <table:table-cell table:style-name="ce5" table:formula="of:=TEXT([.B126];&quot;aaaa/mm/jj&quot;)" office:value-type="string" office:string-value="2017/03/17" calcext:value-type="string">
            <text:p>2017/03/17</text:p>
          </table:table-cell>
          <table:table-cell table:style-name="ce4" office:value-type="date" office:date-value="2017-03-17" calcext:value-type="date">
            <text:p>2017-03-17</text:p>
          </table:table-cell>
          <table:table-cell table:style-name="ce5" table:formula="of:=TEXT([.D126];&quot;aaaa/mm/jj&quot;)" office:value-type="string" office:string-value="2017/03/17" calcext:value-type="string">
            <text:p>2017/03/17</text:p>
          </table:table-cell>
          <table:table-cell table:style-name="ce4" table:formula="of:=[.D126]+[.N126]" office:value-type="date" office:date-value="2017-03-30" calcext:value-type="date">
            <text:p>2017-03-30</text:p>
          </table:table-cell>
          <table:table-cell table:style-name="ce5" table:formula="of:=TEXT([.F126];&quot;aaaa/mm/jj&quot;)" office:value-type="string" office:string-value="2017/03/30" calcext:value-type="string">
            <text:p>2017/03/3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4" calcext:value-type="float">
            <text:p>164</text:p>
          </table:table-cell>
          <table:table-cell table:style-name="ce7" table:formula="of:=RANDBETWEEN(201;250)" office:value-type="float" office:value="227" calcext:value-type="float">
            <text:p>227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26];&quot;', '&quot;;[.E126];&quot;', '&quot;;[.G126];&quot;', '&quot;;[.H126];&quot;', &quot;;[.I126];&quot;, &quot;;[.J126];&quot;, &quot;;[.K126];&quot;, &quot;;[.L126];&quot;, &quot;;[.M126];&quot;);&quot;)" office:value-type="string" office:string-value="insert into contrat_loc (date_contrat, date_debut, date_fin, caution, id_contrat_loc_client, id_contrat_loc_agence, id_contrat_loc_vehicule, id_contrat_loc_accessoire, id_contrat_loc_penalite) values ('2017/03/17', '2017/03/17', '2017/03/30', '1500.00', 164, 227, 5, 1, 1);" calcext:value-type="string">
            <text:p>insert into contrat_loc (date_contrat, date_debut, date_fin, caution, id_contrat_loc_client, id_contrat_loc_agence, id_contrat_loc_vehicule, id_contrat_loc_accessoire, id_contrat_loc_penalite) values ('2017/03/17', '2017/03/17', '2017/03/30', '1500.00', 164, 227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date" office:date-value="2017-03-18" calcext:value-type="date">
            <text:p>2017-03-18</text:p>
          </table:table-cell>
          <table:table-cell table:style-name="ce5" table:formula="of:=TEXT([.B127];&quot;aaaa/mm/jj&quot;)" office:value-type="string" office:string-value="2017/03/18" calcext:value-type="string">
            <text:p>2017/03/18</text:p>
          </table:table-cell>
          <table:table-cell table:style-name="ce4" office:value-type="date" office:date-value="2017-03-18" calcext:value-type="date">
            <text:p>2017-03-18</text:p>
          </table:table-cell>
          <table:table-cell table:style-name="ce5" table:formula="of:=TEXT([.D127];&quot;aaaa/mm/jj&quot;)" office:value-type="string" office:string-value="2017/03/18" calcext:value-type="string">
            <text:p>2017/03/18</text:p>
          </table:table-cell>
          <table:table-cell table:style-name="ce4" table:formula="of:=[.D127]+[.N127]" office:value-type="date" office:date-value="2017-03-22" calcext:value-type="date">
            <text:p>2017-03-22</text:p>
          </table:table-cell>
          <table:table-cell table:style-name="ce5" table:formula="of:=TEXT([.F127];&quot;aaaa/mm/jj&quot;)" office:value-type="string" office:string-value="2017/03/22" calcext:value-type="string">
            <text:p>2017/03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2" calcext:value-type="float">
            <text:p>232</text:p>
          </table:table-cell>
          <table:table-cell table:style-name="ce7" table:formula="of:=RANDBETWEEN(201;250)" office:value-type="float" office:value="242" calcext:value-type="float">
            <text:p>242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27];&quot;', '&quot;;[.E127];&quot;', '&quot;;[.G127];&quot;', '&quot;;[.H127];&quot;', &quot;;[.I127];&quot;, &quot;;[.J127];&quot;, &quot;;[.K127];&quot;, &quot;;[.L127];&quot;, &quot;;[.M127];&quot;);&quot;)" office:value-type="string" office:string-value="insert into contrat_loc (date_contrat, date_debut, date_fin, caution, id_contrat_loc_client, id_contrat_loc_agence, id_contrat_loc_vehicule, id_contrat_loc_accessoire, id_contrat_loc_penalite) values ('2017/03/18', '2017/03/18', '2017/03/22', '1500.00', 232, 242, 5, 1, 1);" calcext:value-type="string">
            <text:p>insert into contrat_loc (date_contrat, date_debut, date_fin, caution, id_contrat_loc_client, id_contrat_loc_agence, id_contrat_loc_vehicule, id_contrat_loc_accessoire, id_contrat_loc_penalite) values ('2017/03/18', '2017/03/18', '2017/03/22', '1500.00', 232, 242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date" office:date-value="2017-03-19" calcext:value-type="date">
            <text:p>2017-03-19</text:p>
          </table:table-cell>
          <table:table-cell table:style-name="ce5" table:formula="of:=TEXT([.B128];&quot;aaaa/mm/jj&quot;)" office:value-type="string" office:string-value="2017/03/19" calcext:value-type="string">
            <text:p>2017/03/19</text:p>
          </table:table-cell>
          <table:table-cell table:style-name="ce4" office:value-type="date" office:date-value="2017-03-19" calcext:value-type="date">
            <text:p>2017-03-19</text:p>
          </table:table-cell>
          <table:table-cell table:style-name="ce5" table:formula="of:=TEXT([.D128];&quot;aaaa/mm/jj&quot;)" office:value-type="string" office:string-value="2017/03/19" calcext:value-type="string">
            <text:p>2017/03/19</text:p>
          </table:table-cell>
          <table:table-cell table:style-name="ce4" table:formula="of:=[.D128]+[.N128]" office:value-type="date" office:date-value="2017-03-29" calcext:value-type="date">
            <text:p>2017-03-29</text:p>
          </table:table-cell>
          <table:table-cell table:style-name="ce5" table:formula="of:=TEXT([.F128];&quot;aaaa/mm/jj&quot;)" office:value-type="string" office:string-value="2017/03/29" calcext:value-type="string">
            <text:p>2017/03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0" calcext:value-type="float">
            <text:p>30</text:p>
          </table:table-cell>
          <table:table-cell table:style-name="ce7" table:formula="of:=RANDBETWEEN(101;150)" office:value-type="float" office:value="133" calcext:value-type="float">
            <text:p>133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28];&quot;', '&quot;;[.E128];&quot;', '&quot;;[.G128];&quot;', '&quot;;[.H128];&quot;', &quot;;[.I128];&quot;, &quot;;[.J128];&quot;, &quot;;[.K128];&quot;, &quot;;[.L128];&quot;, &quot;;[.M128];&quot;);&quot;)" office:value-type="string" office:string-value="insert into contrat_loc (date_contrat, date_debut, date_fin, caution, id_contrat_loc_client, id_contrat_loc_agence, id_contrat_loc_vehicule, id_contrat_loc_accessoire, id_contrat_loc_penalite) values ('2017/03/19', '2017/03/19', '2017/03/29', '1500.00', 30, 133, 3, 1, 1);" calcext:value-type="string">
            <text:p>insert into contrat_loc (date_contrat, date_debut, date_fin, caution, id_contrat_loc_client, id_contrat_loc_agence, id_contrat_loc_vehicule, id_contrat_loc_accessoire, id_contrat_loc_penalite) values ('2017/03/19', '2017/03/19', '2017/03/29', '1500.00', 30, 133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date" office:date-value="2017-03-19" calcext:value-type="date">
            <text:p>2017-03-19</text:p>
          </table:table-cell>
          <table:table-cell table:style-name="ce5" table:formula="of:=TEXT([.B129];&quot;aaaa/mm/jj&quot;)" office:value-type="string" office:string-value="2017/03/19" calcext:value-type="string">
            <text:p>2017/03/19</text:p>
          </table:table-cell>
          <table:table-cell table:style-name="ce4" office:value-type="date" office:date-value="2017-03-19" calcext:value-type="date">
            <text:p>2017-03-19</text:p>
          </table:table-cell>
          <table:table-cell table:style-name="ce5" table:formula="of:=TEXT([.D129];&quot;aaaa/mm/jj&quot;)" office:value-type="string" office:string-value="2017/03/19" calcext:value-type="string">
            <text:p>2017/03/19</text:p>
          </table:table-cell>
          <table:table-cell table:style-name="ce4" table:formula="of:=[.D129]+[.N129]" office:value-type="date" office:date-value="2017-03-29" calcext:value-type="date">
            <text:p>2017-03-29</text:p>
          </table:table-cell>
          <table:table-cell table:style-name="ce5" table:formula="of:=TEXT([.F129];&quot;aaaa/mm/jj&quot;)" office:value-type="string" office:string-value="2017/03/29" calcext:value-type="string">
            <text:p>2017/03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7" calcext:value-type="float">
            <text:p>37</text:p>
          </table:table-cell>
          <table:table-cell table:style-name="ce7" table:formula="of:=RANDBETWEEN(51;100)" office:value-type="float" office:value="90" calcext:value-type="float">
            <text:p>90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29];&quot;', '&quot;;[.E129];&quot;', '&quot;;[.G129];&quot;', '&quot;;[.H129];&quot;', &quot;;[.I129];&quot;, &quot;;[.J129];&quot;, &quot;;[.K129];&quot;, &quot;;[.L129];&quot;, &quot;;[.M129];&quot;);&quot;)" office:value-type="string" office:string-value="insert into contrat_loc (date_contrat, date_debut, date_fin, caution, id_contrat_loc_client, id_contrat_loc_agence, id_contrat_loc_vehicule, id_contrat_loc_accessoire, id_contrat_loc_penalite) values ('2017/03/19', '2017/03/19', '2017/03/29', '1500.00', 37, 90, 2, 2, 1);" calcext:value-type="string">
            <text:p>insert into contrat_loc (date_contrat, date_debut, date_fin, caution, id_contrat_loc_client, id_contrat_loc_agence, id_contrat_loc_vehicule, id_contrat_loc_accessoire, id_contrat_loc_penalite) values ('2017/03/19', '2017/03/19', '2017/03/29', '1500.00', 37, 90, 2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4" office:value-type="date" office:date-value="2017-03-19" calcext:value-type="date">
            <text:p>2017-03-19</text:p>
          </table:table-cell>
          <table:table-cell table:style-name="ce5" table:formula="of:=TEXT([.B130];&quot;aaaa/mm/jj&quot;)" office:value-type="string" office:string-value="2017/03/19" calcext:value-type="string">
            <text:p>2017/03/19</text:p>
          </table:table-cell>
          <table:table-cell table:style-name="ce4" office:value-type="date" office:date-value="2017-03-19" calcext:value-type="date">
            <text:p>2017-03-19</text:p>
          </table:table-cell>
          <table:table-cell table:style-name="ce5" table:formula="of:=TEXT([.D130];&quot;aaaa/mm/jj&quot;)" office:value-type="string" office:string-value="2017/03/19" calcext:value-type="string">
            <text:p>2017/03/19</text:p>
          </table:table-cell>
          <table:table-cell table:style-name="ce4" table:formula="of:=[.D130]+[.N130]" office:value-type="date" office:date-value="2017-03-22" calcext:value-type="date">
            <text:p>2017-03-22</text:p>
          </table:table-cell>
          <table:table-cell table:style-name="ce5" table:formula="of:=TEXT([.F130];&quot;aaaa/mm/jj&quot;)" office:value-type="string" office:string-value="2017/03/22" calcext:value-type="string">
            <text:p>2017/03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" calcext:value-type="float">
            <text:p>9</text:p>
          </table:table-cell>
          <table:table-cell table:style-name="ce7" table:formula="of:=RANDBETWEEN(51;100)" office:value-type="float" office:value="81" calcext:value-type="float">
            <text:p>81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30];&quot;', '&quot;;[.E130];&quot;', '&quot;;[.G130];&quot;', '&quot;;[.H130];&quot;', &quot;;[.I130];&quot;, &quot;;[.J130];&quot;, &quot;;[.K130];&quot;, &quot;;[.L130];&quot;, &quot;;[.M130];&quot;);&quot;)" office:value-type="string" office:string-value="insert into contrat_loc (date_contrat, date_debut, date_fin, caution, id_contrat_loc_client, id_contrat_loc_agence, id_contrat_loc_vehicule, id_contrat_loc_accessoire, id_contrat_loc_penalite) values ('2017/03/19', '2017/03/19', '2017/03/22', '1500.00', 9, 81, 2, 5, 1);" calcext:value-type="string">
            <text:p>insert into contrat_loc (date_contrat, date_debut, date_fin, caution, id_contrat_loc_client, id_contrat_loc_agence, id_contrat_loc_vehicule, id_contrat_loc_accessoire, id_contrat_loc_penalite) values ('2017/03/19', '2017/03/19', '2017/03/22', '1500.00', 9, 81, 2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4" office:value-type="date" office:date-value="2017-03-19" calcext:value-type="date">
            <text:p>2017-03-19</text:p>
          </table:table-cell>
          <table:table-cell table:style-name="ce5" table:formula="of:=TEXT([.B131];&quot;aaaa/mm/jj&quot;)" office:value-type="string" office:string-value="2017/03/19" calcext:value-type="string">
            <text:p>2017/03/19</text:p>
          </table:table-cell>
          <table:table-cell table:style-name="ce4" office:value-type="date" office:date-value="2017-03-19" calcext:value-type="date">
            <text:p>2017-03-19</text:p>
          </table:table-cell>
          <table:table-cell table:style-name="ce5" table:formula="of:=TEXT([.D131];&quot;aaaa/mm/jj&quot;)" office:value-type="string" office:string-value="2017/03/19" calcext:value-type="string">
            <text:p>2017/03/19</text:p>
          </table:table-cell>
          <table:table-cell table:style-name="ce4" table:formula="of:=[.D131]+[.N131]" office:value-type="date" office:date-value="2017-03-31" calcext:value-type="date">
            <text:p>2017-03-31</text:p>
          </table:table-cell>
          <table:table-cell table:style-name="ce5" table:formula="of:=TEXT([.F131];&quot;aaaa/mm/jj&quot;)" office:value-type="string" office:string-value="2017/03/31" calcext:value-type="string">
            <text:p>2017/03/3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4" calcext:value-type="float">
            <text:p>154</text:p>
          </table:table-cell>
          <table:table-cell table:style-name="ce7" table:formula="of:=RANDBETWEEN(101;150)" office:value-type="float" office:value="111" calcext:value-type="float">
            <text:p>11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31];&quot;', '&quot;;[.E131];&quot;', '&quot;;[.G131];&quot;', '&quot;;[.H131];&quot;', &quot;;[.I131];&quot;, &quot;;[.J131];&quot;, &quot;;[.K131];&quot;, &quot;;[.L131];&quot;, &quot;;[.M131];&quot;);&quot;)" office:value-type="string" office:string-value="insert into contrat_loc (date_contrat, date_debut, date_fin, caution, id_contrat_loc_client, id_contrat_loc_agence, id_contrat_loc_vehicule, id_contrat_loc_accessoire, id_contrat_loc_penalite) values ('2017/03/19', '2017/03/19', '2017/03/31', '1500.00', 154, 111, 3, 1, 1);" calcext:value-type="string">
            <text:p>insert into contrat_loc (date_contrat, date_debut, date_fin, caution, id_contrat_loc_client, id_contrat_loc_agence, id_contrat_loc_vehicule, id_contrat_loc_accessoire, id_contrat_loc_penalite) values ('2017/03/19', '2017/03/19', '2017/03/31', '1500.00', 154, 111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4" office:value-type="date" office:date-value="2017-03-20" calcext:value-type="date">
            <text:p>2017-03-20</text:p>
          </table:table-cell>
          <table:table-cell table:style-name="ce5" table:formula="of:=TEXT([.B132];&quot;aaaa/mm/jj&quot;)" office:value-type="string" office:string-value="2017/03/20" calcext:value-type="string">
            <text:p>2017/03/20</text:p>
          </table:table-cell>
          <table:table-cell table:style-name="ce4" office:value-type="date" office:date-value="2017-03-20" calcext:value-type="date">
            <text:p>2017-03-20</text:p>
          </table:table-cell>
          <table:table-cell table:style-name="ce5" table:formula="of:=TEXT([.D132];&quot;aaaa/mm/jj&quot;)" office:value-type="string" office:string-value="2017/03/20" calcext:value-type="string">
            <text:p>2017/03/20</text:p>
          </table:table-cell>
          <table:table-cell table:style-name="ce4" table:formula="of:=[.D132]+[.N132]" office:value-type="date" office:date-value="2017-03-30" calcext:value-type="date">
            <text:p>2017-03-30</text:p>
          </table:table-cell>
          <table:table-cell table:style-name="ce5" table:formula="of:=TEXT([.F132];&quot;aaaa/mm/jj&quot;)" office:value-type="string" office:string-value="2017/03/30" calcext:value-type="string">
            <text:p>2017/03/3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" calcext:value-type="float">
            <text:p>6</text:p>
          </table:table-cell>
          <table:table-cell table:style-name="ce7" table:formula="of:=RANDBETWEEN(201;250)" office:value-type="float" office:value="206" calcext:value-type="float">
            <text:p>20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32];&quot;', '&quot;;[.E132];&quot;', '&quot;;[.G132];&quot;', '&quot;;[.H132];&quot;', &quot;;[.I132];&quot;, &quot;;[.J132];&quot;, &quot;;[.K132];&quot;, &quot;;[.L132];&quot;, &quot;;[.M132];&quot;);&quot;)" office:value-type="string" office:string-value="insert into contrat_loc (date_contrat, date_debut, date_fin, caution, id_contrat_loc_client, id_contrat_loc_agence, id_contrat_loc_vehicule, id_contrat_loc_accessoire, id_contrat_loc_penalite) values ('2017/03/20', '2017/03/20', '2017/03/30', '1500.00', 6, 206, 5, 7, 1);" calcext:value-type="string">
            <text:p>insert into contrat_loc (date_contrat, date_debut, date_fin, caution, id_contrat_loc_client, id_contrat_loc_agence, id_contrat_loc_vehicule, id_contrat_loc_accessoire, id_contrat_loc_penalite) values ('2017/03/20', '2017/03/20', '2017/03/30', '1500.00', 6, 206, 5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4" office:value-type="date" office:date-value="2017-03-20" calcext:value-type="date">
            <text:p>2017-03-20</text:p>
          </table:table-cell>
          <table:table-cell table:style-name="ce5" table:formula="of:=TEXT([.B133];&quot;aaaa/mm/jj&quot;)" office:value-type="string" office:string-value="2017/03/20" calcext:value-type="string">
            <text:p>2017/03/20</text:p>
          </table:table-cell>
          <table:table-cell table:style-name="ce4" office:value-type="date" office:date-value="2017-03-20" calcext:value-type="date">
            <text:p>2017-03-20</text:p>
          </table:table-cell>
          <table:table-cell table:style-name="ce5" table:formula="of:=TEXT([.D133];&quot;aaaa/mm/jj&quot;)" office:value-type="string" office:string-value="2017/03/20" calcext:value-type="string">
            <text:p>2017/03/20</text:p>
          </table:table-cell>
          <table:table-cell table:style-name="ce4" table:formula="of:=[.D133]+[.N133]" office:value-type="date" office:date-value="2017-03-25" calcext:value-type="date">
            <text:p>2017-03-25</text:p>
          </table:table-cell>
          <table:table-cell table:style-name="ce5" table:formula="of:=TEXT([.F133];&quot;aaaa/mm/jj&quot;)" office:value-type="string" office:string-value="2017/03/25" calcext:value-type="string">
            <text:p>2017/03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4" calcext:value-type="float">
            <text:p>114</text:p>
          </table:table-cell>
          <table:table-cell table:style-name="ce7" table:formula="of:=RANDBETWEEN(51;100)" office:value-type="float" office:value="66" calcext:value-type="float">
            <text:p>66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33];&quot;', '&quot;;[.E133];&quot;', '&quot;;[.G133];&quot;', '&quot;;[.H133];&quot;', &quot;;[.I133];&quot;, &quot;;[.J133];&quot;, &quot;;[.K133];&quot;, &quot;;[.L133];&quot;, &quot;;[.M133];&quot;);&quot;)" office:value-type="string" office:string-value="insert into contrat_loc (date_contrat, date_debut, date_fin, caution, id_contrat_loc_client, id_contrat_loc_agence, id_contrat_loc_vehicule, id_contrat_loc_accessoire, id_contrat_loc_penalite) values ('2017/03/20', '2017/03/20', '2017/03/25', '1500.00', 114, 66, 2, 7, 1);" calcext:value-type="string">
            <text:p>insert into contrat_loc (date_contrat, date_debut, date_fin, caution, id_contrat_loc_client, id_contrat_loc_agence, id_contrat_loc_vehicule, id_contrat_loc_accessoire, id_contrat_loc_penalite) values ('2017/03/20', '2017/03/20', '2017/03/25', '1500.00', 114, 66, 2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4" office:value-type="date" office:date-value="2017-03-21" calcext:value-type="date">
            <text:p>2017-03-21</text:p>
          </table:table-cell>
          <table:table-cell table:style-name="ce5" table:formula="of:=TEXT([.B134];&quot;aaaa/mm/jj&quot;)" office:value-type="string" office:string-value="2017/03/21" calcext:value-type="string">
            <text:p>2017/03/21</text:p>
          </table:table-cell>
          <table:table-cell table:style-name="ce4" office:value-type="date" office:date-value="2017-03-21" calcext:value-type="date">
            <text:p>2017-03-21</text:p>
          </table:table-cell>
          <table:table-cell table:style-name="ce5" table:formula="of:=TEXT([.D134];&quot;aaaa/mm/jj&quot;)" office:value-type="string" office:string-value="2017/03/21" calcext:value-type="string">
            <text:p>2017/03/21</text:p>
          </table:table-cell>
          <table:table-cell table:style-name="ce4" table:formula="of:=[.D134]+[.N134]" office:value-type="date" office:date-value="2017-04-01" calcext:value-type="date">
            <text:p>2017-04-01</text:p>
          </table:table-cell>
          <table:table-cell table:style-name="ce5" table:formula="of:=TEXT([.F134];&quot;aaaa/mm/jj&quot;)" office:value-type="string" office:string-value="2017/04/01" calcext:value-type="string">
            <text:p>2017/04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7" calcext:value-type="float">
            <text:p>177</text:p>
          </table:table-cell>
          <table:table-cell table:style-name="ce7" table:formula="of:=RANDBETWEEN(51;100)" office:value-type="float" office:value="86" calcext:value-type="float">
            <text:p>86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34];&quot;', '&quot;;[.E134];&quot;', '&quot;;[.G134];&quot;', '&quot;;[.H134];&quot;', &quot;;[.I134];&quot;, &quot;;[.J134];&quot;, &quot;;[.K134];&quot;, &quot;;[.L134];&quot;, &quot;;[.M134];&quot;);&quot;)" office:value-type="string" office:string-value="insert into contrat_loc (date_contrat, date_debut, date_fin, caution, id_contrat_loc_client, id_contrat_loc_agence, id_contrat_loc_vehicule, id_contrat_loc_accessoire, id_contrat_loc_penalite) values ('2017/03/21', '2017/03/21', '2017/04/01', '1500.00', 177, 86, 2, 1, 1);" calcext:value-type="string">
            <text:p>insert into contrat_loc (date_contrat, date_debut, date_fin, caution, id_contrat_loc_client, id_contrat_loc_agence, id_contrat_loc_vehicule, id_contrat_loc_accessoire, id_contrat_loc_penalite) values ('2017/03/21', '2017/03/21', '2017/04/01', '1500.00', 177, 86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4" office:value-type="date" office:date-value="2017-03-21" calcext:value-type="date">
            <text:p>2017-03-21</text:p>
          </table:table-cell>
          <table:table-cell table:style-name="ce5" table:formula="of:=TEXT([.B135];&quot;aaaa/mm/jj&quot;)" office:value-type="string" office:string-value="2017/03/21" calcext:value-type="string">
            <text:p>2017/03/21</text:p>
          </table:table-cell>
          <table:table-cell table:style-name="ce4" office:value-type="date" office:date-value="2017-03-21" calcext:value-type="date">
            <text:p>2017-03-21</text:p>
          </table:table-cell>
          <table:table-cell table:style-name="ce5" table:formula="of:=TEXT([.D135];&quot;aaaa/mm/jj&quot;)" office:value-type="string" office:string-value="2017/03/21" calcext:value-type="string">
            <text:p>2017/03/21</text:p>
          </table:table-cell>
          <table:table-cell table:style-name="ce4" table:formula="of:=[.D135]+[.N135]" office:value-type="date" office:date-value="2017-04-04" calcext:value-type="date">
            <text:p>2017-04-04</text:p>
          </table:table-cell>
          <table:table-cell table:style-name="ce5" table:formula="of:=TEXT([.F135];&quot;aaaa/mm/jj&quot;)" office:value-type="string" office:string-value="2017/04/04" calcext:value-type="string">
            <text:p>2017/04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9" calcext:value-type="float">
            <text:p>149</text:p>
          </table:table-cell>
          <table:table-cell table:style-name="ce7" table:formula="of:=RANDBETWEEN(151;200)" office:value-type="float" office:value="185" calcext:value-type="float">
            <text:p>185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35];&quot;', '&quot;;[.E135];&quot;', '&quot;;[.G135];&quot;', '&quot;;[.H135];&quot;', &quot;;[.I135];&quot;, &quot;;[.J135];&quot;, &quot;;[.K135];&quot;, &quot;;[.L135];&quot;, &quot;;[.M135];&quot;);&quot;)" office:value-type="string" office:string-value="insert into contrat_loc (date_contrat, date_debut, date_fin, caution, id_contrat_loc_client, id_contrat_loc_agence, id_contrat_loc_vehicule, id_contrat_loc_accessoire, id_contrat_loc_penalite) values ('2017/03/21', '2017/03/21', '2017/04/04', '1500.00', 149, 185, 4, 7, 1);" calcext:value-type="string">
            <text:p>insert into contrat_loc (date_contrat, date_debut, date_fin, caution, id_contrat_loc_client, id_contrat_loc_agence, id_contrat_loc_vehicule, id_contrat_loc_accessoire, id_contrat_loc_penalite) values ('2017/03/21', '2017/03/21', '2017/04/04', '1500.00', 149, 185, 4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4" office:value-type="date" office:date-value="2017-03-21" calcext:value-type="date">
            <text:p>2017-03-21</text:p>
          </table:table-cell>
          <table:table-cell table:style-name="ce5" table:formula="of:=TEXT([.B136];&quot;aaaa/mm/jj&quot;)" office:value-type="string" office:string-value="2017/03/21" calcext:value-type="string">
            <text:p>2017/03/21</text:p>
          </table:table-cell>
          <table:table-cell table:style-name="ce4" office:value-type="date" office:date-value="2017-03-21" calcext:value-type="date">
            <text:p>2017-03-21</text:p>
          </table:table-cell>
          <table:table-cell table:style-name="ce5" table:formula="of:=TEXT([.D136];&quot;aaaa/mm/jj&quot;)" office:value-type="string" office:string-value="2017/03/21" calcext:value-type="string">
            <text:p>2017/03/21</text:p>
          </table:table-cell>
          <table:table-cell table:style-name="ce4" table:formula="of:=[.D136]+[.N136]" office:value-type="date" office:date-value="2017-03-28" calcext:value-type="date">
            <text:p>2017-03-28</text:p>
          </table:table-cell>
          <table:table-cell table:style-name="ce5" table:formula="of:=TEXT([.F136];&quot;aaaa/mm/jj&quot;)" office:value-type="string" office:string-value="2017/03/28" calcext:value-type="string">
            <text:p>2017/03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5" calcext:value-type="float">
            <text:p>95</text:p>
          </table:table-cell>
          <table:table-cell table:style-name="ce7" table:formula="of:=RANDBETWEEN(51;100)" office:value-type="float" office:value="62" calcext:value-type="float">
            <text:p>62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2;4)" office:value-type="float" office:value="3" calcext:value-type="float">
            <text:p>3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36];&quot;', '&quot;;[.E136];&quot;', '&quot;;[.G136];&quot;', '&quot;;[.H136];&quot;', &quot;;[.I136];&quot;, &quot;;[.J136];&quot;, &quot;;[.K136];&quot;, &quot;;[.L136];&quot;, &quot;;[.M136];&quot;);&quot;)" office:value-type="string" office:string-value="insert into contrat_loc (date_contrat, date_debut, date_fin, caution, id_contrat_loc_client, id_contrat_loc_agence, id_contrat_loc_vehicule, id_contrat_loc_accessoire, id_contrat_loc_penalite) values ('2017/03/21', '2017/03/21', '2017/03/28', '1500.00', 95, 62, 2, 2, 3);" calcext:value-type="string">
            <text:p>insert into contrat_loc (date_contrat, date_debut, date_fin, caution, id_contrat_loc_client, id_contrat_loc_agence, id_contrat_loc_vehicule, id_contrat_loc_accessoire, id_contrat_loc_penalite) values ('2017/03/21', '2017/03/21', '2017/03/28', '1500.00', 95, 62, 2, 2, 3);</text:p>
          </table:table-cell>
          <table:table-cell table:number-columns-repeated="1009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4" office:value-type="date" office:date-value="2017-03-21" calcext:value-type="date">
            <text:p>2017-03-21</text:p>
          </table:table-cell>
          <table:table-cell table:style-name="ce5" table:formula="of:=TEXT([.B137];&quot;aaaa/mm/jj&quot;)" office:value-type="string" office:string-value="2017/03/21" calcext:value-type="string">
            <text:p>2017/03/21</text:p>
          </table:table-cell>
          <table:table-cell table:style-name="ce4" office:value-type="date" office:date-value="2017-03-21" calcext:value-type="date">
            <text:p>2017-03-21</text:p>
          </table:table-cell>
          <table:table-cell table:style-name="ce5" table:formula="of:=TEXT([.D137];&quot;aaaa/mm/jj&quot;)" office:value-type="string" office:string-value="2017/03/21" calcext:value-type="string">
            <text:p>2017/03/21</text:p>
          </table:table-cell>
          <table:table-cell table:style-name="ce4" table:formula="of:=[.D137]+[.N137]" office:value-type="date" office:date-value="2017-03-27" calcext:value-type="date">
            <text:p>2017-03-27</text:p>
          </table:table-cell>
          <table:table-cell table:style-name="ce5" table:formula="of:=TEXT([.F137];&quot;aaaa/mm/jj&quot;)" office:value-type="string" office:string-value="2017/03/27" calcext:value-type="string">
            <text:p>2017/03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7" calcext:value-type="float">
            <text:p>157</text:p>
          </table:table-cell>
          <table:table-cell table:style-name="ce7" table:formula="of:=RANDBETWEEN(1;50)" office:value-type="float" office:value="17" calcext:value-type="float">
            <text:p>17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37];&quot;', '&quot;;[.E137];&quot;', '&quot;;[.G137];&quot;', '&quot;;[.H137];&quot;', &quot;;[.I137];&quot;, &quot;;[.J137];&quot;, &quot;;[.K137];&quot;, &quot;;[.L137];&quot;, &quot;;[.M137];&quot;);&quot;)" office:value-type="string" office:string-value="insert into contrat_loc (date_contrat, date_debut, date_fin, caution, id_contrat_loc_client, id_contrat_loc_agence, id_contrat_loc_vehicule, id_contrat_loc_accessoire, id_contrat_loc_penalite) values ('2017/03/21', '2017/03/21', '2017/03/27', '1500.00', 157, 17, 1, 1, 1);" calcext:value-type="string">
            <text:p>insert into contrat_loc (date_contrat, date_debut, date_fin, caution, id_contrat_loc_client, id_contrat_loc_agence, id_contrat_loc_vehicule, id_contrat_loc_accessoire, id_contrat_loc_penalite) values ('2017/03/21', '2017/03/21', '2017/03/27', '1500.00', 157, 17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4" office:value-type="date" office:date-value="2017-03-21" calcext:value-type="date">
            <text:p>2017-03-21</text:p>
          </table:table-cell>
          <table:table-cell table:style-name="ce5" table:formula="of:=TEXT([.B138];&quot;aaaa/mm/jj&quot;)" office:value-type="string" office:string-value="2017/03/21" calcext:value-type="string">
            <text:p>2017/03/21</text:p>
          </table:table-cell>
          <table:table-cell table:style-name="ce4" office:value-type="date" office:date-value="2017-03-21" calcext:value-type="date">
            <text:p>2017-03-21</text:p>
          </table:table-cell>
          <table:table-cell table:style-name="ce5" table:formula="of:=TEXT([.D138];&quot;aaaa/mm/jj&quot;)" office:value-type="string" office:string-value="2017/03/21" calcext:value-type="string">
            <text:p>2017/03/21</text:p>
          </table:table-cell>
          <table:table-cell table:style-name="ce4" table:formula="of:=[.D138]+[.N138]" office:value-type="date" office:date-value="2017-03-26" calcext:value-type="date">
            <text:p>2017-03-26</text:p>
          </table:table-cell>
          <table:table-cell table:style-name="ce5" table:formula="of:=TEXT([.F138];&quot;aaaa/mm/jj&quot;)" office:value-type="string" office:string-value="2017/03/26" calcext:value-type="string">
            <text:p>2017/03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8" calcext:value-type="float">
            <text:p>178</text:p>
          </table:table-cell>
          <table:table-cell table:style-name="ce7" table:formula="of:=RANDBETWEEN(151;200)" office:value-type="float" office:value="181" calcext:value-type="float">
            <text:p>181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table:formula="of:=RANDBETWEEN(2;4)" office:value-type="float" office:value="2" calcext:value-type="float">
            <text:p>2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38];&quot;', '&quot;;[.E138];&quot;', '&quot;;[.G138];&quot;', '&quot;;[.H138];&quot;', &quot;;[.I138];&quot;, &quot;;[.J138];&quot;, &quot;;[.K138];&quot;, &quot;;[.L138];&quot;, &quot;;[.M138];&quot;);&quot;)" office:value-type="string" office:string-value="insert into contrat_loc (date_contrat, date_debut, date_fin, caution, id_contrat_loc_client, id_contrat_loc_agence, id_contrat_loc_vehicule, id_contrat_loc_accessoire, id_contrat_loc_penalite) values ('2017/03/21', '2017/03/21', '2017/03/26', '1500.00', 178, 181, 4, 3, 2);" calcext:value-type="string">
            <text:p>insert into contrat_loc (date_contrat, date_debut, date_fin, caution, id_contrat_loc_client, id_contrat_loc_agence, id_contrat_loc_vehicule, id_contrat_loc_accessoire, id_contrat_loc_penalite) values ('2017/03/21', '2017/03/21', '2017/03/26', '1500.00', 178, 181, 4, 3, 2);</text:p>
          </table:table-cell>
          <table:table-cell table:number-columns-repeated="1009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4" office:value-type="date" office:date-value="2017-03-21" calcext:value-type="date">
            <text:p>2017-03-21</text:p>
          </table:table-cell>
          <table:table-cell table:style-name="ce5" table:formula="of:=TEXT([.B139];&quot;aaaa/mm/jj&quot;)" office:value-type="string" office:string-value="2017/03/21" calcext:value-type="string">
            <text:p>2017/03/21</text:p>
          </table:table-cell>
          <table:table-cell table:style-name="ce4" office:value-type="date" office:date-value="2017-03-21" calcext:value-type="date">
            <text:p>2017-03-21</text:p>
          </table:table-cell>
          <table:table-cell table:style-name="ce5" table:formula="of:=TEXT([.D139];&quot;aaaa/mm/jj&quot;)" office:value-type="string" office:string-value="2017/03/21" calcext:value-type="string">
            <text:p>2017/03/21</text:p>
          </table:table-cell>
          <table:table-cell table:style-name="ce4" table:formula="of:=[.D139]+[.N139]" office:value-type="date" office:date-value="2017-03-27" calcext:value-type="date">
            <text:p>2017-03-27</text:p>
          </table:table-cell>
          <table:table-cell table:style-name="ce5" table:formula="of:=TEXT([.F139];&quot;aaaa/mm/jj&quot;)" office:value-type="string" office:string-value="2017/03/27" calcext:value-type="string">
            <text:p>2017/03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" calcext:value-type="float">
            <text:p>22</text:p>
          </table:table-cell>
          <table:table-cell table:style-name="ce7" table:formula="of:=RANDBETWEEN(201;250)" office:value-type="float" office:value="231" calcext:value-type="float">
            <text:p>23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39];&quot;', '&quot;;[.E139];&quot;', '&quot;;[.G139];&quot;', '&quot;;[.H139];&quot;', &quot;;[.I139];&quot;, &quot;;[.J139];&quot;, &quot;;[.K139];&quot;, &quot;;[.L139];&quot;, &quot;;[.M139];&quot;);&quot;)" office:value-type="string" office:string-value="insert into contrat_loc (date_contrat, date_debut, date_fin, caution, id_contrat_loc_client, id_contrat_loc_agence, id_contrat_loc_vehicule, id_contrat_loc_accessoire, id_contrat_loc_penalite) values ('2017/03/21', '2017/03/21', '2017/03/27', '1500.00', 22, 231, 5, 1, 1);" calcext:value-type="string">
            <text:p>insert into contrat_loc (date_contrat, date_debut, date_fin, caution, id_contrat_loc_client, id_contrat_loc_agence, id_contrat_loc_vehicule, id_contrat_loc_accessoire, id_contrat_loc_penalite) values ('2017/03/21', '2017/03/21', '2017/03/27', '1500.00', 22, 231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4" office:value-type="date" office:date-value="2017-03-22" calcext:value-type="date">
            <text:p>2017-03-22</text:p>
          </table:table-cell>
          <table:table-cell table:style-name="ce5" table:formula="of:=TEXT([.B140];&quot;aaaa/mm/jj&quot;)" office:value-type="string" office:string-value="2017/03/22" calcext:value-type="string">
            <text:p>2017/03/22</text:p>
          </table:table-cell>
          <table:table-cell table:style-name="ce4" office:value-type="date" office:date-value="2017-03-22" calcext:value-type="date">
            <text:p>2017-03-22</text:p>
          </table:table-cell>
          <table:table-cell table:style-name="ce5" table:formula="of:=TEXT([.D140];&quot;aaaa/mm/jj&quot;)" office:value-type="string" office:string-value="2017/03/22" calcext:value-type="string">
            <text:p>2017/03/22</text:p>
          </table:table-cell>
          <table:table-cell table:style-name="ce4" table:formula="of:=[.D140]+[.N140]" office:value-type="date" office:date-value="2017-04-03" calcext:value-type="date">
            <text:p>2017-04-03</text:p>
          </table:table-cell>
          <table:table-cell table:style-name="ce5" table:formula="of:=TEXT([.F140];&quot;aaaa/mm/jj&quot;)" office:value-type="string" office:string-value="2017/04/03" calcext:value-type="string">
            <text:p>2017/04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8" calcext:value-type="float">
            <text:p>238</text:p>
          </table:table-cell>
          <table:table-cell table:style-name="ce7" table:formula="of:=RANDBETWEEN(201;250)" office:value-type="float" office:value="230" calcext:value-type="float">
            <text:p>230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40];&quot;', '&quot;;[.E140];&quot;', '&quot;;[.G140];&quot;', '&quot;;[.H140];&quot;', &quot;;[.I140];&quot;, &quot;;[.J140];&quot;, &quot;;[.K140];&quot;, &quot;;[.L140];&quot;, &quot;;[.M140];&quot;);&quot;)" office:value-type="string" office:string-value="insert into contrat_loc (date_contrat, date_debut, date_fin, caution, id_contrat_loc_client, id_contrat_loc_agence, id_contrat_loc_vehicule, id_contrat_loc_accessoire, id_contrat_loc_penalite) values ('2017/03/22', '2017/03/22', '2017/04/03', '1500.00', 238, 230, 5, 1, 1);" calcext:value-type="string">
            <text:p>insert into contrat_loc (date_contrat, date_debut, date_fin, caution, id_contrat_loc_client, id_contrat_loc_agence, id_contrat_loc_vehicule, id_contrat_loc_accessoire, id_contrat_loc_penalite) values ('2017/03/22', '2017/03/22', '2017/04/03', '1500.00', 238, 230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4" office:value-type="date" office:date-value="2017-03-23" calcext:value-type="date">
            <text:p>2017-03-23</text:p>
          </table:table-cell>
          <table:table-cell table:style-name="ce5" table:formula="of:=TEXT([.B141];&quot;aaaa/mm/jj&quot;)" office:value-type="string" office:string-value="2017/03/23" calcext:value-type="string">
            <text:p>2017/03/23</text:p>
          </table:table-cell>
          <table:table-cell table:style-name="ce4" office:value-type="date" office:date-value="2017-03-23" calcext:value-type="date">
            <text:p>2017-03-23</text:p>
          </table:table-cell>
          <table:table-cell table:style-name="ce5" table:formula="of:=TEXT([.D141];&quot;aaaa/mm/jj&quot;)" office:value-type="string" office:string-value="2017/03/23" calcext:value-type="string">
            <text:p>2017/03/23</text:p>
          </table:table-cell>
          <table:table-cell table:style-name="ce4" table:formula="of:=[.D141]+[.N141]" office:value-type="date" office:date-value="2017-04-07" calcext:value-type="date">
            <text:p>2017-04-07</text:p>
          </table:table-cell>
          <table:table-cell table:style-name="ce5" table:formula="of:=TEXT([.F141];&quot;aaaa/mm/jj&quot;)" office:value-type="string" office:string-value="2017/04/07" calcext:value-type="string">
            <text:p>2017/04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3" calcext:value-type="float">
            <text:p>193</text:p>
          </table:table-cell>
          <table:table-cell table:style-name="ce7" table:formula="of:=RANDBETWEEN(1;50)" office:value-type="float" office:value="35" calcext:value-type="float">
            <text:p>35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41];&quot;', '&quot;;[.E141];&quot;', '&quot;;[.G141];&quot;', '&quot;;[.H141];&quot;', &quot;;[.I141];&quot;, &quot;;[.J141];&quot;, &quot;;[.K141];&quot;, &quot;;[.L141];&quot;, &quot;;[.M141];&quot;);&quot;)" office:value-type="string" office:string-value="insert into contrat_loc (date_contrat, date_debut, date_fin, caution, id_contrat_loc_client, id_contrat_loc_agence, id_contrat_loc_vehicule, id_contrat_loc_accessoire, id_contrat_loc_penalite) values ('2017/03/23', '2017/03/23', '2017/04/07', '1500.00', 193, 35, 1, 1, 1);" calcext:value-type="string">
            <text:p>insert into contrat_loc (date_contrat, date_debut, date_fin, caution, id_contrat_loc_client, id_contrat_loc_agence, id_contrat_loc_vehicule, id_contrat_loc_accessoire, id_contrat_loc_penalite) values ('2017/03/23', '2017/03/23', '2017/04/07', '1500.00', 193, 35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4" office:value-type="date" office:date-value="2017-03-24" calcext:value-type="date">
            <text:p>2017-03-24</text:p>
          </table:table-cell>
          <table:table-cell table:style-name="ce5" table:formula="of:=TEXT([.B142];&quot;aaaa/mm/jj&quot;)" office:value-type="string" office:string-value="2017/03/24" calcext:value-type="string">
            <text:p>2017/03/24</text:p>
          </table:table-cell>
          <table:table-cell table:style-name="ce4" office:value-type="date" office:date-value="2017-03-24" calcext:value-type="date">
            <text:p>2017-03-24</text:p>
          </table:table-cell>
          <table:table-cell table:style-name="ce5" table:formula="of:=TEXT([.D142];&quot;aaaa/mm/jj&quot;)" office:value-type="string" office:string-value="2017/03/24" calcext:value-type="string">
            <text:p>2017/03/24</text:p>
          </table:table-cell>
          <table:table-cell table:style-name="ce4" table:formula="of:=[.D142]+[.N142]" office:value-type="date" office:date-value="2017-03-29" calcext:value-type="date">
            <text:p>2017-03-29</text:p>
          </table:table-cell>
          <table:table-cell table:style-name="ce5" table:formula="of:=TEXT([.F142];&quot;aaaa/mm/jj&quot;)" office:value-type="string" office:string-value="2017/03/29" calcext:value-type="string">
            <text:p>2017/03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9" calcext:value-type="float">
            <text:p>119</text:p>
          </table:table-cell>
          <table:table-cell table:style-name="ce7" table:formula="of:=RANDBETWEEN(1;50)" office:value-type="float" office:value="14" calcext:value-type="float">
            <text:p>1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table:formula="of:=RANDBETWEEN(2;4)" office:value-type="float" office:value="2" calcext:value-type="float">
            <text:p>2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42];&quot;', '&quot;;[.E142];&quot;', '&quot;;[.G142];&quot;', '&quot;;[.H142];&quot;', &quot;;[.I142];&quot;, &quot;;[.J142];&quot;, &quot;;[.K142];&quot;, &quot;;[.L142];&quot;, &quot;;[.M142];&quot;);&quot;)" office:value-type="string" office:string-value="insert into contrat_loc (date_contrat, date_debut, date_fin, caution, id_contrat_loc_client, id_contrat_loc_agence, id_contrat_loc_vehicule, id_contrat_loc_accessoire, id_contrat_loc_penalite) values ('2017/03/24', '2017/03/24', '2017/03/29', '1500.00', 119, 14, 1, 3, 2);" calcext:value-type="string">
            <text:p>insert into contrat_loc (date_contrat, date_debut, date_fin, caution, id_contrat_loc_client, id_contrat_loc_agence, id_contrat_loc_vehicule, id_contrat_loc_accessoire, id_contrat_loc_penalite) values ('2017/03/24', '2017/03/24', '2017/03/29', '1500.00', 119, 14, 1, 3, 2);</text:p>
          </table:table-cell>
          <table:table-cell table:number-columns-repeated="1009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4" office:value-type="date" office:date-value="2017-03-24" calcext:value-type="date">
            <text:p>2017-03-24</text:p>
          </table:table-cell>
          <table:table-cell table:style-name="ce5" table:formula="of:=TEXT([.B143];&quot;aaaa/mm/jj&quot;)" office:value-type="string" office:string-value="2017/03/24" calcext:value-type="string">
            <text:p>2017/03/24</text:p>
          </table:table-cell>
          <table:table-cell table:style-name="ce4" office:value-type="date" office:date-value="2017-03-24" calcext:value-type="date">
            <text:p>2017-03-24</text:p>
          </table:table-cell>
          <table:table-cell table:style-name="ce5" table:formula="of:=TEXT([.D143];&quot;aaaa/mm/jj&quot;)" office:value-type="string" office:string-value="2017/03/24" calcext:value-type="string">
            <text:p>2017/03/24</text:p>
          </table:table-cell>
          <table:table-cell table:style-name="ce4" table:formula="of:=[.D143]+[.N143]" office:value-type="date" office:date-value="2017-04-05" calcext:value-type="date">
            <text:p>2017-04-05</text:p>
          </table:table-cell>
          <table:table-cell table:style-name="ce5" table:formula="of:=TEXT([.F143];&quot;aaaa/mm/jj&quot;)" office:value-type="string" office:string-value="2017/04/05" calcext:value-type="string">
            <text:p>2017/04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3" calcext:value-type="float">
            <text:p>243</text:p>
          </table:table-cell>
          <table:table-cell table:style-name="ce7" table:formula="of:=RANDBETWEEN(1;50)" office:value-type="float" office:value="18" calcext:value-type="float">
            <text:p>1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43];&quot;', '&quot;;[.E143];&quot;', '&quot;;[.G143];&quot;', '&quot;;[.H143];&quot;', &quot;;[.I143];&quot;, &quot;;[.J143];&quot;, &quot;;[.K143];&quot;, &quot;;[.L143];&quot;, &quot;;[.M143];&quot;);&quot;)" office:value-type="string" office:string-value="insert into contrat_loc (date_contrat, date_debut, date_fin, caution, id_contrat_loc_client, id_contrat_loc_agence, id_contrat_loc_vehicule, id_contrat_loc_accessoire, id_contrat_loc_penalite) values ('2017/03/24', '2017/03/24', '2017/04/05', '1500.00', 243, 18, 1, 1, 1);" calcext:value-type="string">
            <text:p>insert into contrat_loc (date_contrat, date_debut, date_fin, caution, id_contrat_loc_client, id_contrat_loc_agence, id_contrat_loc_vehicule, id_contrat_loc_accessoire, id_contrat_loc_penalite) values ('2017/03/24', '2017/03/24', '2017/04/05', '1500.00', 243, 18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4" office:value-type="date" office:date-value="2017-03-25" calcext:value-type="date">
            <text:p>2017-03-25</text:p>
          </table:table-cell>
          <table:table-cell table:style-name="ce5" table:formula="of:=TEXT([.B144];&quot;aaaa/mm/jj&quot;)" office:value-type="string" office:string-value="2017/03/25" calcext:value-type="string">
            <text:p>2017/03/25</text:p>
          </table:table-cell>
          <table:table-cell table:style-name="ce4" office:value-type="date" office:date-value="2017-03-25" calcext:value-type="date">
            <text:p>2017-03-25</text:p>
          </table:table-cell>
          <table:table-cell table:style-name="ce5" table:formula="of:=TEXT([.D144];&quot;aaaa/mm/jj&quot;)" office:value-type="string" office:string-value="2017/03/25" calcext:value-type="string">
            <text:p>2017/03/25</text:p>
          </table:table-cell>
          <table:table-cell table:style-name="ce4" table:formula="of:=[.D144]+[.N144]" office:value-type="date" office:date-value="2017-03-27" calcext:value-type="date">
            <text:p>2017-03-27</text:p>
          </table:table-cell>
          <table:table-cell table:style-name="ce5" table:formula="of:=TEXT([.F144];&quot;aaaa/mm/jj&quot;)" office:value-type="string" office:string-value="2017/03/27" calcext:value-type="string">
            <text:p>2017/03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0" calcext:value-type="float">
            <text:p>230</text:p>
          </table:table-cell>
          <table:table-cell table:style-name="ce7" table:formula="of:=RANDBETWEEN(151;200)" office:value-type="float" office:value="176" calcext:value-type="float">
            <text:p>176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44];&quot;', '&quot;;[.E144];&quot;', '&quot;;[.G144];&quot;', '&quot;;[.H144];&quot;', &quot;;[.I144];&quot;, &quot;;[.J144];&quot;, &quot;;[.K144];&quot;, &quot;;[.L144];&quot;, &quot;;[.M144];&quot;);&quot;)" office:value-type="string" office:string-value="insert into contrat_loc (date_contrat, date_debut, date_fin, caution, id_contrat_loc_client, id_contrat_loc_agence, id_contrat_loc_vehicule, id_contrat_loc_accessoire, id_contrat_loc_penalite) values ('2017/03/25', '2017/03/25', '2017/03/27', '1500.00', 230, 176, 4, 1, 1);" calcext:value-type="string">
            <text:p>insert into contrat_loc (date_contrat, date_debut, date_fin, caution, id_contrat_loc_client, id_contrat_loc_agence, id_contrat_loc_vehicule, id_contrat_loc_accessoire, id_contrat_loc_penalite) values ('2017/03/25', '2017/03/25', '2017/03/27', '1500.00', 230, 176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4" office:value-type="date" office:date-value="2017-03-27" calcext:value-type="date">
            <text:p>2017-03-27</text:p>
          </table:table-cell>
          <table:table-cell table:style-name="ce5" table:formula="of:=TEXT([.B145];&quot;aaaa/mm/jj&quot;)" office:value-type="string" office:string-value="2017/03/27" calcext:value-type="string">
            <text:p>2017/03/27</text:p>
          </table:table-cell>
          <table:table-cell table:style-name="ce4" office:value-type="date" office:date-value="2017-03-27" calcext:value-type="date">
            <text:p>2017-03-27</text:p>
          </table:table-cell>
          <table:table-cell table:style-name="ce5" table:formula="of:=TEXT([.D145];&quot;aaaa/mm/jj&quot;)" office:value-type="string" office:string-value="2017/03/27" calcext:value-type="string">
            <text:p>2017/03/27</text:p>
          </table:table-cell>
          <table:table-cell table:style-name="ce4" table:formula="of:=[.D145]+[.N145]" office:value-type="date" office:date-value="2017-04-08" calcext:value-type="date">
            <text:p>2017-04-08</text:p>
          </table:table-cell>
          <table:table-cell table:style-name="ce5" table:formula="of:=TEXT([.F145];&quot;aaaa/mm/jj&quot;)" office:value-type="string" office:string-value="2017/04/08" calcext:value-type="string">
            <text:p>2017/04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1" calcext:value-type="float">
            <text:p>181</text:p>
          </table:table-cell>
          <table:table-cell table:style-name="ce7" table:formula="of:=RANDBETWEEN(101;150)" office:value-type="float" office:value="109" calcext:value-type="float">
            <text:p>109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2;4)" office:value-type="float" office:value="4" calcext:value-type="float">
            <text:p>4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45];&quot;', '&quot;;[.E145];&quot;', '&quot;;[.G145];&quot;', '&quot;;[.H145];&quot;', &quot;;[.I145];&quot;, &quot;;[.J145];&quot;, &quot;;[.K145];&quot;, &quot;;[.L145];&quot;, &quot;;[.M145];&quot;);&quot;)" office:value-type="string" office:string-value="insert into contrat_loc (date_contrat, date_debut, date_fin, caution, id_contrat_loc_client, id_contrat_loc_agence, id_contrat_loc_vehicule, id_contrat_loc_accessoire, id_contrat_loc_penalite) values ('2017/03/27', '2017/03/27', '2017/04/08', '1500.00', 181, 109, 3, 6, 4);" calcext:value-type="string">
            <text:p>insert into contrat_loc (date_contrat, date_debut, date_fin, caution, id_contrat_loc_client, id_contrat_loc_agence, id_contrat_loc_vehicule, id_contrat_loc_accessoire, id_contrat_loc_penalite) values ('2017/03/27', '2017/03/27', '2017/04/08', '1500.00', 181, 109, 3, 6, 4);</text:p>
          </table:table-cell>
          <table:table-cell table:number-columns-repeated="1009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4" office:value-type="date" office:date-value="2017-03-27" calcext:value-type="date">
            <text:p>2017-03-27</text:p>
          </table:table-cell>
          <table:table-cell table:style-name="ce5" table:formula="of:=TEXT([.B146];&quot;aaaa/mm/jj&quot;)" office:value-type="string" office:string-value="2017/03/27" calcext:value-type="string">
            <text:p>2017/03/27</text:p>
          </table:table-cell>
          <table:table-cell table:style-name="ce4" office:value-type="date" office:date-value="2017-03-27" calcext:value-type="date">
            <text:p>2017-03-27</text:p>
          </table:table-cell>
          <table:table-cell table:style-name="ce5" table:formula="of:=TEXT([.D146];&quot;aaaa/mm/jj&quot;)" office:value-type="string" office:string-value="2017/03/27" calcext:value-type="string">
            <text:p>2017/03/27</text:p>
          </table:table-cell>
          <table:table-cell table:style-name="ce4" table:formula="of:=[.D146]+[.N146]" office:value-type="date" office:date-value="2017-04-07" calcext:value-type="date">
            <text:p>2017-04-07</text:p>
          </table:table-cell>
          <table:table-cell table:style-name="ce5" table:formula="of:=TEXT([.F146];&quot;aaaa/mm/jj&quot;)" office:value-type="string" office:string-value="2017/04/07" calcext:value-type="string">
            <text:p>2017/04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0" calcext:value-type="float">
            <text:p>170</text:p>
          </table:table-cell>
          <table:table-cell table:style-name="ce7" table:formula="of:=RANDBETWEEN(51;100)" office:value-type="float" office:value="65" calcext:value-type="float">
            <text:p>65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46];&quot;', '&quot;;[.E146];&quot;', '&quot;;[.G146];&quot;', '&quot;;[.H146];&quot;', &quot;;[.I146];&quot;, &quot;;[.J146];&quot;, &quot;;[.K146];&quot;, &quot;;[.L146];&quot;, &quot;;[.M146];&quot;);&quot;)" office:value-type="string" office:string-value="insert into contrat_loc (date_contrat, date_debut, date_fin, caution, id_contrat_loc_client, id_contrat_loc_agence, id_contrat_loc_vehicule, id_contrat_loc_accessoire, id_contrat_loc_penalite) values ('2017/03/27', '2017/03/27', '2017/04/07', '1500.00', 170, 65, 2, 5, 1);" calcext:value-type="string">
            <text:p>insert into contrat_loc (date_contrat, date_debut, date_fin, caution, id_contrat_loc_client, id_contrat_loc_agence, id_contrat_loc_vehicule, id_contrat_loc_accessoire, id_contrat_loc_penalite) values ('2017/03/27', '2017/03/27', '2017/04/07', '1500.00', 170, 65, 2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4" office:value-type="date" office:date-value="2017-03-28" calcext:value-type="date">
            <text:p>2017-03-28</text:p>
          </table:table-cell>
          <table:table-cell table:style-name="ce5" table:formula="of:=TEXT([.B147];&quot;aaaa/mm/jj&quot;)" office:value-type="string" office:string-value="2017/03/28" calcext:value-type="string">
            <text:p>2017/03/28</text:p>
          </table:table-cell>
          <table:table-cell table:style-name="ce4" office:value-type="date" office:date-value="2017-03-28" calcext:value-type="date">
            <text:p>2017-03-28</text:p>
          </table:table-cell>
          <table:table-cell table:style-name="ce5" table:formula="of:=TEXT([.D147];&quot;aaaa/mm/jj&quot;)" office:value-type="string" office:string-value="2017/03/28" calcext:value-type="string">
            <text:p>2017/03/28</text:p>
          </table:table-cell>
          <table:table-cell table:style-name="ce4" table:formula="of:=[.D147]+[.N147]" office:value-type="date" office:date-value="2017-04-03" calcext:value-type="date">
            <text:p>2017-04-03</text:p>
          </table:table-cell>
          <table:table-cell table:style-name="ce5" table:formula="of:=TEXT([.F147];&quot;aaaa/mm/jj&quot;)" office:value-type="string" office:string-value="2017/04/03" calcext:value-type="string">
            <text:p>2017/04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6" calcext:value-type="float">
            <text:p>146</text:p>
          </table:table-cell>
          <table:table-cell table:style-name="ce7" table:formula="of:=RANDBETWEEN(51;100)" office:value-type="float" office:value="68" calcext:value-type="float">
            <text:p>68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47];&quot;', '&quot;;[.E147];&quot;', '&quot;;[.G147];&quot;', '&quot;;[.H147];&quot;', &quot;;[.I147];&quot;, &quot;;[.J147];&quot;, &quot;;[.K147];&quot;, &quot;;[.L147];&quot;, &quot;;[.M147];&quot;);&quot;)" office:value-type="string" office:string-value="insert into contrat_loc (date_contrat, date_debut, date_fin, caution, id_contrat_loc_client, id_contrat_loc_agence, id_contrat_loc_vehicule, id_contrat_loc_accessoire, id_contrat_loc_penalite) values ('2017/03/28', '2017/03/28', '2017/04/03', '1500.00', 146, 68, 2, 1, 1);" calcext:value-type="string">
            <text:p>insert into contrat_loc (date_contrat, date_debut, date_fin, caution, id_contrat_loc_client, id_contrat_loc_agence, id_contrat_loc_vehicule, id_contrat_loc_accessoire, id_contrat_loc_penalite) values ('2017/03/28', '2017/03/28', '2017/04/03', '1500.00', 146, 68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4" office:value-type="date" office:date-value="2017-03-30" calcext:value-type="date">
            <text:p>2017-03-30</text:p>
          </table:table-cell>
          <table:table-cell table:style-name="ce5" table:formula="of:=TEXT([.B148];&quot;aaaa/mm/jj&quot;)" office:value-type="string" office:string-value="2017/03/30" calcext:value-type="string">
            <text:p>2017/03/30</text:p>
          </table:table-cell>
          <table:table-cell table:style-name="ce4" office:value-type="date" office:date-value="2017-03-30" calcext:value-type="date">
            <text:p>2017-03-30</text:p>
          </table:table-cell>
          <table:table-cell table:style-name="ce5" table:formula="of:=TEXT([.D148];&quot;aaaa/mm/jj&quot;)" office:value-type="string" office:string-value="2017/03/30" calcext:value-type="string">
            <text:p>2017/03/30</text:p>
          </table:table-cell>
          <table:table-cell table:style-name="ce4" table:formula="of:=[.D148]+[.N148]" office:value-type="date" office:date-value="2017-04-03" calcext:value-type="date">
            <text:p>2017-04-03</text:p>
          </table:table-cell>
          <table:table-cell table:style-name="ce5" table:formula="of:=TEXT([.F148];&quot;aaaa/mm/jj&quot;)" office:value-type="string" office:string-value="2017/04/03" calcext:value-type="string">
            <text:p>2017/04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7" calcext:value-type="float">
            <text:p>57</text:p>
          </table:table-cell>
          <table:table-cell table:style-name="ce7" table:formula="of:=RANDBETWEEN(201;250)" office:value-type="float" office:value="232" calcext:value-type="float">
            <text:p>232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48];&quot;', '&quot;;[.E148];&quot;', '&quot;;[.G148];&quot;', '&quot;;[.H148];&quot;', &quot;;[.I148];&quot;, &quot;;[.J148];&quot;, &quot;;[.K148];&quot;, &quot;;[.L148];&quot;, &quot;;[.M148];&quot;);&quot;)" office:value-type="string" office:string-value="insert into contrat_loc (date_contrat, date_debut, date_fin, caution, id_contrat_loc_client, id_contrat_loc_agence, id_contrat_loc_vehicule, id_contrat_loc_accessoire, id_contrat_loc_penalite) values ('2017/03/30', '2017/03/30', '2017/04/03', '1500.00', 57, 232, 5, 4, 1);" calcext:value-type="string">
            <text:p>insert into contrat_loc (date_contrat, date_debut, date_fin, caution, id_contrat_loc_client, id_contrat_loc_agence, id_contrat_loc_vehicule, id_contrat_loc_accessoire, id_contrat_loc_penalite) values ('2017/03/30', '2017/03/30', '2017/04/03', '1500.00', 57, 232, 5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4" office:value-type="date" office:date-value="2017-03-30" calcext:value-type="date">
            <text:p>2017-03-30</text:p>
          </table:table-cell>
          <table:table-cell table:style-name="ce5" table:formula="of:=TEXT([.B149];&quot;aaaa/mm/jj&quot;)" office:value-type="string" office:string-value="2017/03/30" calcext:value-type="string">
            <text:p>2017/03/30</text:p>
          </table:table-cell>
          <table:table-cell table:style-name="ce4" office:value-type="date" office:date-value="2017-03-30" calcext:value-type="date">
            <text:p>2017-03-30</text:p>
          </table:table-cell>
          <table:table-cell table:style-name="ce5" table:formula="of:=TEXT([.D149];&quot;aaaa/mm/jj&quot;)" office:value-type="string" office:string-value="2017/03/30" calcext:value-type="string">
            <text:p>2017/03/30</text:p>
          </table:table-cell>
          <table:table-cell table:style-name="ce4" table:formula="of:=[.D149]+[.N149]" office:value-type="date" office:date-value="2017-04-06" calcext:value-type="date">
            <text:p>2017-04-06</text:p>
          </table:table-cell>
          <table:table-cell table:style-name="ce5" table:formula="of:=TEXT([.F149];&quot;aaaa/mm/jj&quot;)" office:value-type="string" office:string-value="2017/04/06" calcext:value-type="string">
            <text:p>2017/04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8" calcext:value-type="float">
            <text:p>68</text:p>
          </table:table-cell>
          <table:table-cell table:style-name="ce7" table:formula="of:=RANDBETWEEN(151;200)" office:value-type="float" office:value="191" calcext:value-type="float">
            <text:p>191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49];&quot;', '&quot;;[.E149];&quot;', '&quot;;[.G149];&quot;', '&quot;;[.H149];&quot;', &quot;;[.I149];&quot;, &quot;;[.J149];&quot;, &quot;;[.K149];&quot;, &quot;;[.L149];&quot;, &quot;;[.M149];&quot;);&quot;)" office:value-type="string" office:string-value="insert into contrat_loc (date_contrat, date_debut, date_fin, caution, id_contrat_loc_client, id_contrat_loc_agence, id_contrat_loc_vehicule, id_contrat_loc_accessoire, id_contrat_loc_penalite) values ('2017/03/30', '2017/03/30', '2017/04/06', '1500.00', 68, 191, 4, 1, 1);" calcext:value-type="string">
            <text:p>insert into contrat_loc (date_contrat, date_debut, date_fin, caution, id_contrat_loc_client, id_contrat_loc_agence, id_contrat_loc_vehicule, id_contrat_loc_accessoire, id_contrat_loc_penalite) values ('2017/03/30', '2017/03/30', '2017/04/06', '1500.00', 68, 191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4" office:value-type="date" office:date-value="2017-03-31" calcext:value-type="date">
            <text:p>2017-03-31</text:p>
          </table:table-cell>
          <table:table-cell table:style-name="ce5" table:formula="of:=TEXT([.B150];&quot;aaaa/mm/jj&quot;)" office:value-type="string" office:string-value="2017/03/31" calcext:value-type="string">
            <text:p>2017/03/31</text:p>
          </table:table-cell>
          <table:table-cell table:style-name="ce4" office:value-type="date" office:date-value="2017-03-31" calcext:value-type="date">
            <text:p>2017-03-31</text:p>
          </table:table-cell>
          <table:table-cell table:style-name="ce5" table:formula="of:=TEXT([.D150];&quot;aaaa/mm/jj&quot;)" office:value-type="string" office:string-value="2017/03/31" calcext:value-type="string">
            <text:p>2017/03/31</text:p>
          </table:table-cell>
          <table:table-cell table:style-name="ce4" table:formula="of:=[.D150]+[.N150]" office:value-type="date" office:date-value="2017-04-11" calcext:value-type="date">
            <text:p>2017-04-11</text:p>
          </table:table-cell>
          <table:table-cell table:style-name="ce5" table:formula="of:=TEXT([.F150];&quot;aaaa/mm/jj&quot;)" office:value-type="string" office:string-value="2017/04/11" calcext:value-type="string">
            <text:p>2017/04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2" calcext:value-type="float">
            <text:p>182</text:p>
          </table:table-cell>
          <table:table-cell table:style-name="ce7" table:formula="of:=RANDBETWEEN(101;150)" office:value-type="float" office:value="109" calcext:value-type="float">
            <text:p>109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50];&quot;', '&quot;;[.E150];&quot;', '&quot;;[.G150];&quot;', '&quot;;[.H150];&quot;', &quot;;[.I150];&quot;, &quot;;[.J150];&quot;, &quot;;[.K150];&quot;, &quot;;[.L150];&quot;, &quot;;[.M150];&quot;);&quot;)" office:value-type="string" office:string-value="insert into contrat_loc (date_contrat, date_debut, date_fin, caution, id_contrat_loc_client, id_contrat_loc_agence, id_contrat_loc_vehicule, id_contrat_loc_accessoire, id_contrat_loc_penalite) values ('2017/03/31', '2017/03/31', '2017/04/11', '1500.00', 182, 109, 3, 2, 1);" calcext:value-type="string">
            <text:p>insert into contrat_loc (date_contrat, date_debut, date_fin, caution, id_contrat_loc_client, id_contrat_loc_agence, id_contrat_loc_vehicule, id_contrat_loc_accessoire, id_contrat_loc_penalite) values ('2017/03/31', '2017/03/31', '2017/04/11', '1500.00', 182, 109, 3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4" office:value-type="date" office:date-value="2017-04-01" calcext:value-type="date">
            <text:p>2017-04-01</text:p>
          </table:table-cell>
          <table:table-cell table:style-name="ce5" table:formula="of:=TEXT([.B151];&quot;aaaa/mm/jj&quot;)" office:value-type="string" office:string-value="2017/04/01" calcext:value-type="string">
            <text:p>2017/04/01</text:p>
          </table:table-cell>
          <table:table-cell table:style-name="ce4" office:value-type="date" office:date-value="2017-04-01" calcext:value-type="date">
            <text:p>2017-04-01</text:p>
          </table:table-cell>
          <table:table-cell table:style-name="ce5" table:formula="of:=TEXT([.D151];&quot;aaaa/mm/jj&quot;)" office:value-type="string" office:string-value="2017/04/01" calcext:value-type="string">
            <text:p>2017/04/01</text:p>
          </table:table-cell>
          <table:table-cell table:style-name="ce4" table:formula="of:=[.D151]+[.N151]" office:value-type="date" office:date-value="2017-04-15" calcext:value-type="date">
            <text:p>2017-04-15</text:p>
          </table:table-cell>
          <table:table-cell table:style-name="ce5" table:formula="of:=TEXT([.F151];&quot;aaaa/mm/jj&quot;)" office:value-type="string" office:string-value="2017/04/15" calcext:value-type="string">
            <text:p>2017/04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6" calcext:value-type="float">
            <text:p>66</text:p>
          </table:table-cell>
          <table:table-cell table:style-name="ce7" table:formula="of:=RANDBETWEEN(201;250)" office:value-type="float" office:value="244" calcext:value-type="float">
            <text:p>244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51];&quot;', '&quot;;[.E151];&quot;', '&quot;;[.G151];&quot;', '&quot;;[.H151];&quot;', &quot;;[.I151];&quot;, &quot;;[.J151];&quot;, &quot;;[.K151];&quot;, &quot;;[.L151];&quot;, &quot;;[.M151];&quot;);&quot;)" office:value-type="string" office:string-value="insert into contrat_loc (date_contrat, date_debut, date_fin, caution, id_contrat_loc_client, id_contrat_loc_agence, id_contrat_loc_vehicule, id_contrat_loc_accessoire, id_contrat_loc_penalite) values ('2017/04/01', '2017/04/01', '2017/04/15', '1500.00', 66, 244, 5, 7, 1);" calcext:value-type="string">
            <text:p>insert into contrat_loc (date_contrat, date_debut, date_fin, caution, id_contrat_loc_client, id_contrat_loc_agence, id_contrat_loc_vehicule, id_contrat_loc_accessoire, id_contrat_loc_penalite) values ('2017/04/01', '2017/04/01', '2017/04/15', '1500.00', 66, 244, 5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4" office:value-type="date" office:date-value="2017-04-01" calcext:value-type="date">
            <text:p>2017-04-01</text:p>
          </table:table-cell>
          <table:table-cell table:style-name="ce5" table:formula="of:=TEXT([.B152];&quot;aaaa/mm/jj&quot;)" office:value-type="string" office:string-value="2017/04/01" calcext:value-type="string">
            <text:p>2017/04/01</text:p>
          </table:table-cell>
          <table:table-cell table:style-name="ce4" office:value-type="date" office:date-value="2017-04-01" calcext:value-type="date">
            <text:p>2017-04-01</text:p>
          </table:table-cell>
          <table:table-cell table:style-name="ce5" table:formula="of:=TEXT([.D152];&quot;aaaa/mm/jj&quot;)" office:value-type="string" office:string-value="2017/04/01" calcext:value-type="string">
            <text:p>2017/04/01</text:p>
          </table:table-cell>
          <table:table-cell table:style-name="ce4" table:formula="of:=[.D152]+[.N152]" office:value-type="date" office:date-value="2017-04-03" calcext:value-type="date">
            <text:p>2017-04-03</text:p>
          </table:table-cell>
          <table:table-cell table:style-name="ce5" table:formula="of:=TEXT([.F152];&quot;aaaa/mm/jj&quot;)" office:value-type="string" office:string-value="2017/04/03" calcext:value-type="string">
            <text:p>2017/04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2" calcext:value-type="float">
            <text:p>212</text:p>
          </table:table-cell>
          <table:table-cell table:style-name="ce7" table:formula="of:=RANDBETWEEN(101;150)" office:value-type="float" office:value="131" calcext:value-type="float">
            <text:p>13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52];&quot;', '&quot;;[.E152];&quot;', '&quot;;[.G152];&quot;', '&quot;;[.H152];&quot;', &quot;;[.I152];&quot;, &quot;;[.J152];&quot;, &quot;;[.K152];&quot;, &quot;;[.L152];&quot;, &quot;;[.M152];&quot;);&quot;)" office:value-type="string" office:string-value="insert into contrat_loc (date_contrat, date_debut, date_fin, caution, id_contrat_loc_client, id_contrat_loc_agence, id_contrat_loc_vehicule, id_contrat_loc_accessoire, id_contrat_loc_penalite) values ('2017/04/01', '2017/04/01', '2017/04/03', '1500.00', 212, 131, 3, 4, 1);" calcext:value-type="string">
            <text:p>insert into contrat_loc (date_contrat, date_debut, date_fin, caution, id_contrat_loc_client, id_contrat_loc_agence, id_contrat_loc_vehicule, id_contrat_loc_accessoire, id_contrat_loc_penalite) values ('2017/04/01', '2017/04/01', '2017/04/03', '1500.00', 212, 131, 3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4" office:value-type="date" office:date-value="2017-04-03" calcext:value-type="date">
            <text:p>2017-04-03</text:p>
          </table:table-cell>
          <table:table-cell table:style-name="ce5" table:formula="of:=TEXT([.B153];&quot;aaaa/mm/jj&quot;)" office:value-type="string" office:string-value="2017/04/03" calcext:value-type="string">
            <text:p>2017/04/03</text:p>
          </table:table-cell>
          <table:table-cell table:style-name="ce4" office:value-type="date" office:date-value="2017-04-03" calcext:value-type="date">
            <text:p>2017-04-03</text:p>
          </table:table-cell>
          <table:table-cell table:style-name="ce5" table:formula="of:=TEXT([.D153];&quot;aaaa/mm/jj&quot;)" office:value-type="string" office:string-value="2017/04/03" calcext:value-type="string">
            <text:p>2017/04/03</text:p>
          </table:table-cell>
          <table:table-cell table:style-name="ce4" table:formula="of:=[.D153]+[.N153]" office:value-type="date" office:date-value="2017-04-18" calcext:value-type="date">
            <text:p>2017-04-18</text:p>
          </table:table-cell>
          <table:table-cell table:style-name="ce5" table:formula="of:=TEXT([.F153];&quot;aaaa/mm/jj&quot;)" office:value-type="string" office:string-value="2017/04/18" calcext:value-type="string">
            <text:p>2017/04/1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1" calcext:value-type="float">
            <text:p>231</text:p>
          </table:table-cell>
          <table:table-cell table:style-name="ce7" table:formula="of:=RANDBETWEEN(101;150)" office:value-type="float" office:value="101" calcext:value-type="float">
            <text:p>10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53];&quot;', '&quot;;[.E153];&quot;', '&quot;;[.G153];&quot;', '&quot;;[.H153];&quot;', &quot;;[.I153];&quot;, &quot;;[.J153];&quot;, &quot;;[.K153];&quot;, &quot;;[.L153];&quot;, &quot;;[.M153];&quot;);&quot;)" office:value-type="string" office:string-value="insert into contrat_loc (date_contrat, date_debut, date_fin, caution, id_contrat_loc_client, id_contrat_loc_agence, id_contrat_loc_vehicule, id_contrat_loc_accessoire, id_contrat_loc_penalite) values ('2017/04/03', '2017/04/03', '2017/04/18', '1500.00', 231, 101, 3, 4, 1);" calcext:value-type="string">
            <text:p>insert into contrat_loc (date_contrat, date_debut, date_fin, caution, id_contrat_loc_client, id_contrat_loc_agence, id_contrat_loc_vehicule, id_contrat_loc_accessoire, id_contrat_loc_penalite) values ('2017/04/03', '2017/04/03', '2017/04/18', '1500.00', 231, 101, 3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4" office:value-type="date" office:date-value="2017-04-04" calcext:value-type="date">
            <text:p>2017-04-04</text:p>
          </table:table-cell>
          <table:table-cell table:style-name="ce5" table:formula="of:=TEXT([.B154];&quot;aaaa/mm/jj&quot;)" office:value-type="string" office:string-value="2017/04/04" calcext:value-type="string">
            <text:p>2017/04/04</text:p>
          </table:table-cell>
          <table:table-cell table:style-name="ce4" office:value-type="date" office:date-value="2017-04-04" calcext:value-type="date">
            <text:p>2017-04-04</text:p>
          </table:table-cell>
          <table:table-cell table:style-name="ce5" table:formula="of:=TEXT([.D154];&quot;aaaa/mm/jj&quot;)" office:value-type="string" office:string-value="2017/04/04" calcext:value-type="string">
            <text:p>2017/04/04</text:p>
          </table:table-cell>
          <table:table-cell table:style-name="ce4" table:formula="of:=[.D154]+[.N154]" office:value-type="date" office:date-value="2017-04-19" calcext:value-type="date">
            <text:p>2017-04-19</text:p>
          </table:table-cell>
          <table:table-cell table:style-name="ce5" table:formula="of:=TEXT([.F154];&quot;aaaa/mm/jj&quot;)" office:value-type="string" office:string-value="2017/04/19" calcext:value-type="string">
            <text:p>2017/04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0" calcext:value-type="float">
            <text:p>80</text:p>
          </table:table-cell>
          <table:table-cell table:style-name="ce7" table:formula="of:=RANDBETWEEN(51;100)" office:value-type="float" office:value="74" calcext:value-type="float">
            <text:p>74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2;4)" office:value-type="float" office:value="3" calcext:value-type="float">
            <text:p>3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54];&quot;', '&quot;;[.E154];&quot;', '&quot;;[.G154];&quot;', '&quot;;[.H154];&quot;', &quot;;[.I154];&quot;, &quot;;[.J154];&quot;, &quot;;[.K154];&quot;, &quot;;[.L154];&quot;, &quot;;[.M154];&quot;);&quot;)" office:value-type="string" office:string-value="insert into contrat_loc (date_contrat, date_debut, date_fin, caution, id_contrat_loc_client, id_contrat_loc_agence, id_contrat_loc_vehicule, id_contrat_loc_accessoire, id_contrat_loc_penalite) values ('2017/04/04', '2017/04/04', '2017/04/19', '1500.00', 80, 74, 2, 1, 3);" calcext:value-type="string">
            <text:p>insert into contrat_loc (date_contrat, date_debut, date_fin, caution, id_contrat_loc_client, id_contrat_loc_agence, id_contrat_loc_vehicule, id_contrat_loc_accessoire, id_contrat_loc_penalite) values ('2017/04/04', '2017/04/04', '2017/04/19', '1500.00', 80, 74, 2, 1, 3);</text:p>
          </table:table-cell>
          <table:table-cell table:number-columns-repeated="1009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4" office:value-type="date" office:date-value="2017-04-05" calcext:value-type="date">
            <text:p>2017-04-05</text:p>
          </table:table-cell>
          <table:table-cell table:style-name="ce5" table:formula="of:=TEXT([.B155];&quot;aaaa/mm/jj&quot;)" office:value-type="string" office:string-value="2017/04/05" calcext:value-type="string">
            <text:p>2017/04/05</text:p>
          </table:table-cell>
          <table:table-cell table:style-name="ce4" office:value-type="date" office:date-value="2017-04-05" calcext:value-type="date">
            <text:p>2017-04-05</text:p>
          </table:table-cell>
          <table:table-cell table:style-name="ce5" table:formula="of:=TEXT([.D155];&quot;aaaa/mm/jj&quot;)" office:value-type="string" office:string-value="2017/04/05" calcext:value-type="string">
            <text:p>2017/04/05</text:p>
          </table:table-cell>
          <table:table-cell table:style-name="ce4" table:formula="of:=[.D155]+[.N155]" office:value-type="date" office:date-value="2017-04-11" calcext:value-type="date">
            <text:p>2017-04-11</text:p>
          </table:table-cell>
          <table:table-cell table:style-name="ce5" table:formula="of:=TEXT([.F155];&quot;aaaa/mm/jj&quot;)" office:value-type="string" office:string-value="2017/04/11" calcext:value-type="string">
            <text:p>2017/04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3" calcext:value-type="float">
            <text:p>133</text:p>
          </table:table-cell>
          <table:table-cell table:style-name="ce7" table:formula="of:=RANDBETWEEN(51;100)" office:value-type="float" office:value="69" calcext:value-type="float">
            <text:p>69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55];&quot;', '&quot;;[.E155];&quot;', '&quot;;[.G155];&quot;', '&quot;;[.H155];&quot;', &quot;;[.I155];&quot;, &quot;;[.J155];&quot;, &quot;;[.K155];&quot;, &quot;;[.L155];&quot;, &quot;;[.M155];&quot;);&quot;)" office:value-type="string" office:string-value="insert into contrat_loc (date_contrat, date_debut, date_fin, caution, id_contrat_loc_client, id_contrat_loc_agence, id_contrat_loc_vehicule, id_contrat_loc_accessoire, id_contrat_loc_penalite) values ('2017/04/05', '2017/04/05', '2017/04/11', '1500.00', 133, 69, 2, 2, 1);" calcext:value-type="string">
            <text:p>insert into contrat_loc (date_contrat, date_debut, date_fin, caution, id_contrat_loc_client, id_contrat_loc_agence, id_contrat_loc_vehicule, id_contrat_loc_accessoire, id_contrat_loc_penalite) values ('2017/04/05', '2017/04/05', '2017/04/11', '1500.00', 133, 69, 2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4" office:value-type="date" office:date-value="2017-04-05" calcext:value-type="date">
            <text:p>2017-04-05</text:p>
          </table:table-cell>
          <table:table-cell table:style-name="ce5" table:formula="of:=TEXT([.B156];&quot;aaaa/mm/jj&quot;)" office:value-type="string" office:string-value="2017/04/05" calcext:value-type="string">
            <text:p>2017/04/05</text:p>
          </table:table-cell>
          <table:table-cell table:style-name="ce4" office:value-type="date" office:date-value="2017-04-05" calcext:value-type="date">
            <text:p>2017-04-05</text:p>
          </table:table-cell>
          <table:table-cell table:style-name="ce5" table:formula="of:=TEXT([.D156];&quot;aaaa/mm/jj&quot;)" office:value-type="string" office:string-value="2017/04/05" calcext:value-type="string">
            <text:p>2017/04/05</text:p>
          </table:table-cell>
          <table:table-cell table:style-name="ce4" table:formula="of:=[.D156]+[.N156]" office:value-type="date" office:date-value="2017-04-09" calcext:value-type="date">
            <text:p>2017-04-09</text:p>
          </table:table-cell>
          <table:table-cell table:style-name="ce5" table:formula="of:=TEXT([.F156];&quot;aaaa/mm/jj&quot;)" office:value-type="string" office:string-value="2017/04/09" calcext:value-type="string">
            <text:p>2017/04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" calcext:value-type="float">
            <text:p>23</text:p>
          </table:table-cell>
          <table:table-cell table:style-name="ce7" table:formula="of:=RANDBETWEEN(101;150)" office:value-type="float" office:value="128" calcext:value-type="float">
            <text:p>12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56];&quot;', '&quot;;[.E156];&quot;', '&quot;;[.G156];&quot;', '&quot;;[.H156];&quot;', &quot;;[.I156];&quot;, &quot;;[.J156];&quot;, &quot;;[.K156];&quot;, &quot;;[.L156];&quot;, &quot;;[.M156];&quot;);&quot;)" office:value-type="string" office:string-value="insert into contrat_loc (date_contrat, date_debut, date_fin, caution, id_contrat_loc_client, id_contrat_loc_agence, id_contrat_loc_vehicule, id_contrat_loc_accessoire, id_contrat_loc_penalite) values ('2017/04/05', '2017/04/05', '2017/04/09', '1500.00', 23, 128, 3, 5, 1);" calcext:value-type="string">
            <text:p>insert into contrat_loc (date_contrat, date_debut, date_fin, caution, id_contrat_loc_client, id_contrat_loc_agence, id_contrat_loc_vehicule, id_contrat_loc_accessoire, id_contrat_loc_penalite) values ('2017/04/05', '2017/04/05', '2017/04/09', '1500.00', 23, 128, 3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4" office:value-type="date" office:date-value="2017-04-05" calcext:value-type="date">
            <text:p>2017-04-05</text:p>
          </table:table-cell>
          <table:table-cell table:style-name="ce5" table:formula="of:=TEXT([.B157];&quot;aaaa/mm/jj&quot;)" office:value-type="string" office:string-value="2017/04/05" calcext:value-type="string">
            <text:p>2017/04/05</text:p>
          </table:table-cell>
          <table:table-cell table:style-name="ce4" office:value-type="date" office:date-value="2017-04-05" calcext:value-type="date">
            <text:p>2017-04-05</text:p>
          </table:table-cell>
          <table:table-cell table:style-name="ce5" table:formula="of:=TEXT([.D157];&quot;aaaa/mm/jj&quot;)" office:value-type="string" office:string-value="2017/04/05" calcext:value-type="string">
            <text:p>2017/04/05</text:p>
          </table:table-cell>
          <table:table-cell table:style-name="ce4" table:formula="of:=[.D157]+[.N157]" office:value-type="date" office:date-value="2017-04-18" calcext:value-type="date">
            <text:p>2017-04-18</text:p>
          </table:table-cell>
          <table:table-cell table:style-name="ce5" table:formula="of:=TEXT([.F157];&quot;aaaa/mm/jj&quot;)" office:value-type="string" office:string-value="2017/04/18" calcext:value-type="string">
            <text:p>2017/04/1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6" calcext:value-type="float">
            <text:p>46</text:p>
          </table:table-cell>
          <table:table-cell table:style-name="ce7" table:formula="of:=RANDBETWEEN(201;250)" office:value-type="float" office:value="206" calcext:value-type="float">
            <text:p>20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57];&quot;', '&quot;;[.E157];&quot;', '&quot;;[.G157];&quot;', '&quot;;[.H157];&quot;', &quot;;[.I157];&quot;, &quot;;[.J157];&quot;, &quot;;[.K157];&quot;, &quot;;[.L157];&quot;, &quot;;[.M157];&quot;);&quot;)" office:value-type="string" office:string-value="insert into contrat_loc (date_contrat, date_debut, date_fin, caution, id_contrat_loc_client, id_contrat_loc_agence, id_contrat_loc_vehicule, id_contrat_loc_accessoire, id_contrat_loc_penalite) values ('2017/04/05', '2017/04/05', '2017/04/18', '1500.00', 46, 206, 5, 6, 1);" calcext:value-type="string">
            <text:p>insert into contrat_loc (date_contrat, date_debut, date_fin, caution, id_contrat_loc_client, id_contrat_loc_agence, id_contrat_loc_vehicule, id_contrat_loc_accessoire, id_contrat_loc_penalite) values ('2017/04/05', '2017/04/05', '2017/04/18', '1500.00', 46, 206, 5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4" office:value-type="date" office:date-value="2017-04-08" calcext:value-type="date">
            <text:p>2017-04-08</text:p>
          </table:table-cell>
          <table:table-cell table:style-name="ce5" table:formula="of:=TEXT([.B158];&quot;aaaa/mm/jj&quot;)" office:value-type="string" office:string-value="2017/04/08" calcext:value-type="string">
            <text:p>2017/04/08</text:p>
          </table:table-cell>
          <table:table-cell table:style-name="ce4" office:value-type="date" office:date-value="2017-04-08" calcext:value-type="date">
            <text:p>2017-04-08</text:p>
          </table:table-cell>
          <table:table-cell table:style-name="ce5" table:formula="of:=TEXT([.D158];&quot;aaaa/mm/jj&quot;)" office:value-type="string" office:string-value="2017/04/08" calcext:value-type="string">
            <text:p>2017/04/08</text:p>
          </table:table-cell>
          <table:table-cell table:style-name="ce4" table:formula="of:=[.D158]+[.N158]" office:value-type="date" office:date-value="2017-04-20" calcext:value-type="date">
            <text:p>2017-04-20</text:p>
          </table:table-cell>
          <table:table-cell table:style-name="ce5" table:formula="of:=TEXT([.F158];&quot;aaaa/mm/jj&quot;)" office:value-type="string" office:string-value="2017/04/20" calcext:value-type="string">
            <text:p>2017/04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0" calcext:value-type="float">
            <text:p>140</text:p>
          </table:table-cell>
          <table:table-cell table:style-name="ce7" table:formula="of:=RANDBETWEEN(1;50)" office:value-type="float" office:value="45" calcext:value-type="float">
            <text:p>45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58];&quot;', '&quot;;[.E158];&quot;', '&quot;;[.G158];&quot;', '&quot;;[.H158];&quot;', &quot;;[.I158];&quot;, &quot;;[.J158];&quot;, &quot;;[.K158];&quot;, &quot;;[.L158];&quot;, &quot;;[.M158];&quot;);&quot;)" office:value-type="string" office:string-value="insert into contrat_loc (date_contrat, date_debut, date_fin, caution, id_contrat_loc_client, id_contrat_loc_agence, id_contrat_loc_vehicule, id_contrat_loc_accessoire, id_contrat_loc_penalite) values ('2017/04/08', '2017/04/08', '2017/04/20', '1500.00', 140, 45, 1, 1, 1);" calcext:value-type="string">
            <text:p>insert into contrat_loc (date_contrat, date_debut, date_fin, caution, id_contrat_loc_client, id_contrat_loc_agence, id_contrat_loc_vehicule, id_contrat_loc_accessoire, id_contrat_loc_penalite) values ('2017/04/08', '2017/04/08', '2017/04/20', '1500.00', 140, 45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4" office:value-type="date" office:date-value="2017-04-10" calcext:value-type="date">
            <text:p>2017-04-10</text:p>
          </table:table-cell>
          <table:table-cell table:style-name="ce5" table:formula="of:=TEXT([.B159];&quot;aaaa/mm/jj&quot;)" office:value-type="string" office:string-value="2017/04/10" calcext:value-type="string">
            <text:p>2017/04/10</text:p>
          </table:table-cell>
          <table:table-cell table:style-name="ce4" office:value-type="date" office:date-value="2017-04-10" calcext:value-type="date">
            <text:p>2017-04-10</text:p>
          </table:table-cell>
          <table:table-cell table:style-name="ce5" table:formula="of:=TEXT([.D159];&quot;aaaa/mm/jj&quot;)" office:value-type="string" office:string-value="2017/04/10" calcext:value-type="string">
            <text:p>2017/04/10</text:p>
          </table:table-cell>
          <table:table-cell table:style-name="ce4" table:formula="of:=[.D159]+[.N159]" office:value-type="date" office:date-value="2017-04-13" calcext:value-type="date">
            <text:p>2017-04-13</text:p>
          </table:table-cell>
          <table:table-cell table:style-name="ce5" table:formula="of:=TEXT([.F159];&quot;aaaa/mm/jj&quot;)" office:value-type="string" office:string-value="2017/04/13" calcext:value-type="string">
            <text:p>2017/04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1" calcext:value-type="float">
            <text:p>51</text:p>
          </table:table-cell>
          <table:table-cell table:style-name="ce7" table:formula="of:=RANDBETWEEN(201;250)" office:value-type="float" office:value="248" calcext:value-type="float">
            <text:p>248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59];&quot;', '&quot;;[.E159];&quot;', '&quot;;[.G159];&quot;', '&quot;;[.H159];&quot;', &quot;;[.I159];&quot;, &quot;;[.J159];&quot;, &quot;;[.K159];&quot;, &quot;;[.L159];&quot;, &quot;;[.M159];&quot;);&quot;)" office:value-type="string" office:string-value="insert into contrat_loc (date_contrat, date_debut, date_fin, caution, id_contrat_loc_client, id_contrat_loc_agence, id_contrat_loc_vehicule, id_contrat_loc_accessoire, id_contrat_loc_penalite) values ('2017/04/10', '2017/04/10', '2017/04/13', '1500.00', 51, 248, 5, 1, 1);" calcext:value-type="string">
            <text:p>insert into contrat_loc (date_contrat, date_debut, date_fin, caution, id_contrat_loc_client, id_contrat_loc_agence, id_contrat_loc_vehicule, id_contrat_loc_accessoire, id_contrat_loc_penalite) values ('2017/04/10', '2017/04/10', '2017/04/13', '1500.00', 51, 248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4" office:value-type="date" office:date-value="2017-04-11" calcext:value-type="date">
            <text:p>2017-04-11</text:p>
          </table:table-cell>
          <table:table-cell table:style-name="ce5" table:formula="of:=TEXT([.B160];&quot;aaaa/mm/jj&quot;)" office:value-type="string" office:string-value="2017/04/11" calcext:value-type="string">
            <text:p>2017/04/11</text:p>
          </table:table-cell>
          <table:table-cell table:style-name="ce4" office:value-type="date" office:date-value="2017-04-11" calcext:value-type="date">
            <text:p>2017-04-11</text:p>
          </table:table-cell>
          <table:table-cell table:style-name="ce5" table:formula="of:=TEXT([.D160];&quot;aaaa/mm/jj&quot;)" office:value-type="string" office:string-value="2017/04/11" calcext:value-type="string">
            <text:p>2017/04/11</text:p>
          </table:table-cell>
          <table:table-cell table:style-name="ce4" table:formula="of:=[.D160]+[.N160]" office:value-type="date" office:date-value="2017-04-16" calcext:value-type="date">
            <text:p>2017-04-16</text:p>
          </table:table-cell>
          <table:table-cell table:style-name="ce5" table:formula="of:=TEXT([.F160];&quot;aaaa/mm/jj&quot;)" office:value-type="string" office:string-value="2017/04/16" calcext:value-type="string">
            <text:p>2017/04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6" calcext:value-type="float">
            <text:p>136</text:p>
          </table:table-cell>
          <table:table-cell table:style-name="ce7" table:formula="of:=RANDBETWEEN(1;50)" office:value-type="float" office:value="44" calcext:value-type="float">
            <text:p>4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60];&quot;', '&quot;;[.E160];&quot;', '&quot;;[.G160];&quot;', '&quot;;[.H160];&quot;', &quot;;[.I160];&quot;, &quot;;[.J160];&quot;, &quot;;[.K160];&quot;, &quot;;[.L160];&quot;, &quot;;[.M160];&quot;);&quot;)" office:value-type="string" office:string-value="insert into contrat_loc (date_contrat, date_debut, date_fin, caution, id_contrat_loc_client, id_contrat_loc_agence, id_contrat_loc_vehicule, id_contrat_loc_accessoire, id_contrat_loc_penalite) values ('2017/04/11', '2017/04/11', '2017/04/16', '1500.00', 136, 44, 1, 2, 1);" calcext:value-type="string">
            <text:p>insert into contrat_loc (date_contrat, date_debut, date_fin, caution, id_contrat_loc_client, id_contrat_loc_agence, id_contrat_loc_vehicule, id_contrat_loc_accessoire, id_contrat_loc_penalite) values ('2017/04/11', '2017/04/11', '2017/04/16', '1500.00', 136, 44, 1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4" office:value-type="date" office:date-value="2017-04-12" calcext:value-type="date">
            <text:p>2017-04-12</text:p>
          </table:table-cell>
          <table:table-cell table:style-name="ce5" table:formula="of:=TEXT([.B161];&quot;aaaa/mm/jj&quot;)" office:value-type="string" office:string-value="2017/04/12" calcext:value-type="string">
            <text:p>2017/04/12</text:p>
          </table:table-cell>
          <table:table-cell table:style-name="ce4" office:value-type="date" office:date-value="2017-04-12" calcext:value-type="date">
            <text:p>2017-04-12</text:p>
          </table:table-cell>
          <table:table-cell table:style-name="ce5" table:formula="of:=TEXT([.D161];&quot;aaaa/mm/jj&quot;)" office:value-type="string" office:string-value="2017/04/12" calcext:value-type="string">
            <text:p>2017/04/12</text:p>
          </table:table-cell>
          <table:table-cell table:style-name="ce4" table:formula="of:=[.D161]+[.N161]" office:value-type="date" office:date-value="2017-04-27" calcext:value-type="date">
            <text:p>2017-04-27</text:p>
          </table:table-cell>
          <table:table-cell table:style-name="ce5" table:formula="of:=TEXT([.F161];&quot;aaaa/mm/jj&quot;)" office:value-type="string" office:string-value="2017/04/27" calcext:value-type="string">
            <text:p>2017/04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2" calcext:value-type="float">
            <text:p>192</text:p>
          </table:table-cell>
          <table:table-cell table:style-name="ce7" table:formula="of:=RANDBETWEEN(1;50)" office:value-type="float" office:value="14" calcext:value-type="float">
            <text:p>1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61];&quot;', '&quot;;[.E161];&quot;', '&quot;;[.G161];&quot;', '&quot;;[.H161];&quot;', &quot;;[.I161];&quot;, &quot;;[.J161];&quot;, &quot;;[.K161];&quot;, &quot;;[.L161];&quot;, &quot;;[.M161];&quot;);&quot;)" office:value-type="string" office:string-value="insert into contrat_loc (date_contrat, date_debut, date_fin, caution, id_contrat_loc_client, id_contrat_loc_agence, id_contrat_loc_vehicule, id_contrat_loc_accessoire, id_contrat_loc_penalite) values ('2017/04/12', '2017/04/12', '2017/04/27', '1500.00', 192, 14, 1, 3, 1);" calcext:value-type="string">
            <text:p>insert into contrat_loc (date_contrat, date_debut, date_fin, caution, id_contrat_loc_client, id_contrat_loc_agence, id_contrat_loc_vehicule, id_contrat_loc_accessoire, id_contrat_loc_penalite) values ('2017/04/12', '2017/04/12', '2017/04/27', '1500.00', 192, 14, 1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4" office:value-type="date" office:date-value="2017-04-13" calcext:value-type="date">
            <text:p>2017-04-13</text:p>
          </table:table-cell>
          <table:table-cell table:style-name="ce5" table:formula="of:=TEXT([.B162];&quot;aaaa/mm/jj&quot;)" office:value-type="string" office:string-value="2017/04/13" calcext:value-type="string">
            <text:p>2017/04/13</text:p>
          </table:table-cell>
          <table:table-cell table:style-name="ce4" office:value-type="date" office:date-value="2017-04-13" calcext:value-type="date">
            <text:p>2017-04-13</text:p>
          </table:table-cell>
          <table:table-cell table:style-name="ce5" table:formula="of:=TEXT([.D162];&quot;aaaa/mm/jj&quot;)" office:value-type="string" office:string-value="2017/04/13" calcext:value-type="string">
            <text:p>2017/04/13</text:p>
          </table:table-cell>
          <table:table-cell table:style-name="ce4" table:formula="of:=[.D162]+[.N162]" office:value-type="date" office:date-value="2017-04-19" calcext:value-type="date">
            <text:p>2017-04-19</text:p>
          </table:table-cell>
          <table:table-cell table:style-name="ce5" table:formula="of:=TEXT([.F162];&quot;aaaa/mm/jj&quot;)" office:value-type="string" office:string-value="2017/04/19" calcext:value-type="string">
            <text:p>2017/04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0" calcext:value-type="float">
            <text:p>190</text:p>
          </table:table-cell>
          <table:table-cell table:style-name="ce7" table:formula="of:=RANDBETWEEN(51;100)" office:value-type="float" office:value="94" calcext:value-type="float">
            <text:p>94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62];&quot;', '&quot;;[.E162];&quot;', '&quot;;[.G162];&quot;', '&quot;;[.H162];&quot;', &quot;;[.I162];&quot;, &quot;;[.J162];&quot;, &quot;;[.K162];&quot;, &quot;;[.L162];&quot;, &quot;;[.M162];&quot;);&quot;)" office:value-type="string" office:string-value="insert into contrat_loc (date_contrat, date_debut, date_fin, caution, id_contrat_loc_client, id_contrat_loc_agence, id_contrat_loc_vehicule, id_contrat_loc_accessoire, id_contrat_loc_penalite) values ('2017/04/13', '2017/04/13', '2017/04/19', '1500.00', 190, 94, 2, 1, 1);" calcext:value-type="string">
            <text:p>insert into contrat_loc (date_contrat, date_debut, date_fin, caution, id_contrat_loc_client, id_contrat_loc_agence, id_contrat_loc_vehicule, id_contrat_loc_accessoire, id_contrat_loc_penalite) values ('2017/04/13', '2017/04/13', '2017/04/19', '1500.00', 190, 94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4" office:value-type="date" office:date-value="2017-04-13" calcext:value-type="date">
            <text:p>2017-04-13</text:p>
          </table:table-cell>
          <table:table-cell table:style-name="ce5" table:formula="of:=TEXT([.B163];&quot;aaaa/mm/jj&quot;)" office:value-type="string" office:string-value="2017/04/13" calcext:value-type="string">
            <text:p>2017/04/13</text:p>
          </table:table-cell>
          <table:table-cell table:style-name="ce4" office:value-type="date" office:date-value="2017-04-13" calcext:value-type="date">
            <text:p>2017-04-13</text:p>
          </table:table-cell>
          <table:table-cell table:style-name="ce5" table:formula="of:=TEXT([.D163];&quot;aaaa/mm/jj&quot;)" office:value-type="string" office:string-value="2017/04/13" calcext:value-type="string">
            <text:p>2017/04/13</text:p>
          </table:table-cell>
          <table:table-cell table:style-name="ce4" table:formula="of:=[.D163]+[.N163]" office:value-type="date" office:date-value="2017-04-22" calcext:value-type="date">
            <text:p>2017-04-22</text:p>
          </table:table-cell>
          <table:table-cell table:style-name="ce5" table:formula="of:=TEXT([.F163];&quot;aaaa/mm/jj&quot;)" office:value-type="string" office:string-value="2017/04/22" calcext:value-type="string">
            <text:p>2017/04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0" calcext:value-type="float">
            <text:p>210</text:p>
          </table:table-cell>
          <table:table-cell table:style-name="ce7" table:formula="of:=RANDBETWEEN(201;250)" office:value-type="float" office:value="204" calcext:value-type="float">
            <text:p>204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63];&quot;', '&quot;;[.E163];&quot;', '&quot;;[.G163];&quot;', '&quot;;[.H163];&quot;', &quot;;[.I163];&quot;, &quot;;[.J163];&quot;, &quot;;[.K163];&quot;, &quot;;[.L163];&quot;, &quot;;[.M163];&quot;);&quot;)" office:value-type="string" office:string-value="insert into contrat_loc (date_contrat, date_debut, date_fin, caution, id_contrat_loc_client, id_contrat_loc_agence, id_contrat_loc_vehicule, id_contrat_loc_accessoire, id_contrat_loc_penalite) values ('2017/04/13', '2017/04/13', '2017/04/22', '1500.00', 210, 204, 5, 4, 1);" calcext:value-type="string">
            <text:p>insert into contrat_loc (date_contrat, date_debut, date_fin, caution, id_contrat_loc_client, id_contrat_loc_agence, id_contrat_loc_vehicule, id_contrat_loc_accessoire, id_contrat_loc_penalite) values ('2017/04/13', '2017/04/13', '2017/04/22', '1500.00', 210, 204, 5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4" office:value-type="date" office:date-value="2017-04-13" calcext:value-type="date">
            <text:p>2017-04-13</text:p>
          </table:table-cell>
          <table:table-cell table:style-name="ce5" table:formula="of:=TEXT([.B164];&quot;aaaa/mm/jj&quot;)" office:value-type="string" office:string-value="2017/04/13" calcext:value-type="string">
            <text:p>2017/04/13</text:p>
          </table:table-cell>
          <table:table-cell table:style-name="ce4" office:value-type="date" office:date-value="2017-04-13" calcext:value-type="date">
            <text:p>2017-04-13</text:p>
          </table:table-cell>
          <table:table-cell table:style-name="ce5" table:formula="of:=TEXT([.D164];&quot;aaaa/mm/jj&quot;)" office:value-type="string" office:string-value="2017/04/13" calcext:value-type="string">
            <text:p>2017/04/13</text:p>
          </table:table-cell>
          <table:table-cell table:style-name="ce4" table:formula="of:=[.D164]+[.N164]" office:value-type="date" office:date-value="2017-04-24" calcext:value-type="date">
            <text:p>2017-04-24</text:p>
          </table:table-cell>
          <table:table-cell table:style-name="ce5" table:formula="of:=TEXT([.F164];&quot;aaaa/mm/jj&quot;)" office:value-type="string" office:string-value="2017/04/24" calcext:value-type="string">
            <text:p>2017/04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3" calcext:value-type="float">
            <text:p>63</text:p>
          </table:table-cell>
          <table:table-cell table:style-name="ce7" table:formula="of:=RANDBETWEEN(101;150)" office:value-type="float" office:value="140" calcext:value-type="float">
            <text:p>140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64];&quot;', '&quot;;[.E164];&quot;', '&quot;;[.G164];&quot;', '&quot;;[.H164];&quot;', &quot;;[.I164];&quot;, &quot;;[.J164];&quot;, &quot;;[.K164];&quot;, &quot;;[.L164];&quot;, &quot;;[.M164];&quot;);&quot;)" office:value-type="string" office:string-value="insert into contrat_loc (date_contrat, date_debut, date_fin, caution, id_contrat_loc_client, id_contrat_loc_agence, id_contrat_loc_vehicule, id_contrat_loc_accessoire, id_contrat_loc_penalite) values ('2017/04/13', '2017/04/13', '2017/04/24', '1500.00', 63, 140, 3, 1, 1);" calcext:value-type="string">
            <text:p>insert into contrat_loc (date_contrat, date_debut, date_fin, caution, id_contrat_loc_client, id_contrat_loc_agence, id_contrat_loc_vehicule, id_contrat_loc_accessoire, id_contrat_loc_penalite) values ('2017/04/13', '2017/04/13', '2017/04/24', '1500.00', 63, 140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4" office:value-type="date" office:date-value="2017-04-13" calcext:value-type="date">
            <text:p>2017-04-13</text:p>
          </table:table-cell>
          <table:table-cell table:style-name="ce5" table:formula="of:=TEXT([.B165];&quot;aaaa/mm/jj&quot;)" office:value-type="string" office:string-value="2017/04/13" calcext:value-type="string">
            <text:p>2017/04/13</text:p>
          </table:table-cell>
          <table:table-cell table:style-name="ce4" office:value-type="date" office:date-value="2017-04-13" calcext:value-type="date">
            <text:p>2017-04-13</text:p>
          </table:table-cell>
          <table:table-cell table:style-name="ce5" table:formula="of:=TEXT([.D165];&quot;aaaa/mm/jj&quot;)" office:value-type="string" office:string-value="2017/04/13" calcext:value-type="string">
            <text:p>2017/04/13</text:p>
          </table:table-cell>
          <table:table-cell table:style-name="ce4" table:formula="of:=[.D165]+[.N165]" office:value-type="date" office:date-value="2017-04-26" calcext:value-type="date">
            <text:p>2017-04-26</text:p>
          </table:table-cell>
          <table:table-cell table:style-name="ce5" table:formula="of:=TEXT([.F165];&quot;aaaa/mm/jj&quot;)" office:value-type="string" office:string-value="2017/04/26" calcext:value-type="string">
            <text:p>2017/04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0" calcext:value-type="float">
            <text:p>100</text:p>
          </table:table-cell>
          <table:table-cell table:style-name="ce7" table:formula="of:=RANDBETWEEN(201;250)" office:value-type="float" office:value="207" calcext:value-type="float">
            <text:p>207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65];&quot;', '&quot;;[.E165];&quot;', '&quot;;[.G165];&quot;', '&quot;;[.H165];&quot;', &quot;;[.I165];&quot;, &quot;;[.J165];&quot;, &quot;;[.K165];&quot;, &quot;;[.L165];&quot;, &quot;;[.M165];&quot;);&quot;)" office:value-type="string" office:string-value="insert into contrat_loc (date_contrat, date_debut, date_fin, caution, id_contrat_loc_client, id_contrat_loc_agence, id_contrat_loc_vehicule, id_contrat_loc_accessoire, id_contrat_loc_penalite) values ('2017/04/13', '2017/04/13', '2017/04/26', '1500.00', 100, 207, 5, 1, 1);" calcext:value-type="string">
            <text:p>insert into contrat_loc (date_contrat, date_debut, date_fin, caution, id_contrat_loc_client, id_contrat_loc_agence, id_contrat_loc_vehicule, id_contrat_loc_accessoire, id_contrat_loc_penalite) values ('2017/04/13', '2017/04/13', '2017/04/26', '1500.00', 100, 207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4" office:value-type="date" office:date-value="2017-04-14" calcext:value-type="date">
            <text:p>2017-04-14</text:p>
          </table:table-cell>
          <table:table-cell table:style-name="ce5" table:formula="of:=TEXT([.B166];&quot;aaaa/mm/jj&quot;)" office:value-type="string" office:string-value="2017/04/14" calcext:value-type="string">
            <text:p>2017/04/14</text:p>
          </table:table-cell>
          <table:table-cell table:style-name="ce4" office:value-type="date" office:date-value="2017-04-14" calcext:value-type="date">
            <text:p>2017-04-14</text:p>
          </table:table-cell>
          <table:table-cell table:style-name="ce5" table:formula="of:=TEXT([.D166];&quot;aaaa/mm/jj&quot;)" office:value-type="string" office:string-value="2017/04/14" calcext:value-type="string">
            <text:p>2017/04/14</text:p>
          </table:table-cell>
          <table:table-cell table:style-name="ce4" table:formula="of:=[.D166]+[.N166]" office:value-type="date" office:date-value="2017-04-27" calcext:value-type="date">
            <text:p>2017-04-27</text:p>
          </table:table-cell>
          <table:table-cell table:style-name="ce5" table:formula="of:=TEXT([.F166];&quot;aaaa/mm/jj&quot;)" office:value-type="string" office:string-value="2017/04/27" calcext:value-type="string">
            <text:p>2017/04/27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RANDBETWEEN(51;100)" office:value-type="float" office:value="70" calcext:value-type="float">
            <text:p>70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66];&quot;', '&quot;;[.E166];&quot;', '&quot;;[.G166];&quot;', '&quot;;[.H166];&quot;', &quot;;[.I166];&quot;, &quot;;[.J166];&quot;, &quot;;[.K166];&quot;, &quot;;[.L166];&quot;, &quot;;[.M166];&quot;);&quot;)" office:value-type="string" office:string-value="insert into contrat_loc (date_contrat, date_debut, date_fin, caution, id_contrat_loc_client, id_contrat_loc_agence, id_contrat_loc_vehicule, id_contrat_loc_accessoire, id_contrat_loc_penalite) values ('2017/04/14', '2017/04/14', '2017/04/27', '1500.00', 20, 70, 2, 4, 1);" calcext:value-type="string">
            <text:p>insert into contrat_loc (date_contrat, date_debut, date_fin, caution, id_contrat_loc_client, id_contrat_loc_agence, id_contrat_loc_vehicule, id_contrat_loc_accessoire, id_contrat_loc_penalite) values ('2017/04/14', '2017/04/14', '2017/04/27', '1500.00', 20, 70, 2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4" office:value-type="date" office:date-value="2017-04-14" calcext:value-type="date">
            <text:p>2017-04-14</text:p>
          </table:table-cell>
          <table:table-cell table:style-name="ce5" table:formula="of:=TEXT([.B167];&quot;aaaa/mm/jj&quot;)" office:value-type="string" office:string-value="2017/04/14" calcext:value-type="string">
            <text:p>2017/04/14</text:p>
          </table:table-cell>
          <table:table-cell table:style-name="ce4" office:value-type="date" office:date-value="2017-04-14" calcext:value-type="date">
            <text:p>2017-04-14</text:p>
          </table:table-cell>
          <table:table-cell table:style-name="ce5" table:formula="of:=TEXT([.D167];&quot;aaaa/mm/jj&quot;)" office:value-type="string" office:string-value="2017/04/14" calcext:value-type="string">
            <text:p>2017/04/14</text:p>
          </table:table-cell>
          <table:table-cell table:style-name="ce4" table:formula="of:=[.D167]+[.N167]" office:value-type="date" office:date-value="2017-04-16" calcext:value-type="date">
            <text:p>2017-04-16</text:p>
          </table:table-cell>
          <table:table-cell table:style-name="ce5" table:formula="of:=TEXT([.F167];&quot;aaaa/mm/jj&quot;)" office:value-type="string" office:string-value="2017/04/16" calcext:value-type="string">
            <text:p>2017/04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7" calcext:value-type="float">
            <text:p>137</text:p>
          </table:table-cell>
          <table:table-cell table:style-name="ce7" table:formula="of:=RANDBETWEEN(151;200)" office:value-type="float" office:value="191" calcext:value-type="float">
            <text:p>191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67];&quot;', '&quot;;[.E167];&quot;', '&quot;;[.G167];&quot;', '&quot;;[.H167];&quot;', &quot;;[.I167];&quot;, &quot;;[.J167];&quot;, &quot;;[.K167];&quot;, &quot;;[.L167];&quot;, &quot;;[.M167];&quot;);&quot;)" office:value-type="string" office:string-value="insert into contrat_loc (date_contrat, date_debut, date_fin, caution, id_contrat_loc_client, id_contrat_loc_agence, id_contrat_loc_vehicule, id_contrat_loc_accessoire, id_contrat_loc_penalite) values ('2017/04/14', '2017/04/14', '2017/04/16', '1500.00', 137, 191, 4, 1, 1);" calcext:value-type="string">
            <text:p>insert into contrat_loc (date_contrat, date_debut, date_fin, caution, id_contrat_loc_client, id_contrat_loc_agence, id_contrat_loc_vehicule, id_contrat_loc_accessoire, id_contrat_loc_penalite) values ('2017/04/14', '2017/04/14', '2017/04/16', '1500.00', 137, 191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4" office:value-type="date" office:date-value="2017-04-14" calcext:value-type="date">
            <text:p>2017-04-14</text:p>
          </table:table-cell>
          <table:table-cell table:style-name="ce5" table:formula="of:=TEXT([.B168];&quot;aaaa/mm/jj&quot;)" office:value-type="string" office:string-value="2017/04/14" calcext:value-type="string">
            <text:p>2017/04/14</text:p>
          </table:table-cell>
          <table:table-cell table:style-name="ce4" office:value-type="date" office:date-value="2017-04-14" calcext:value-type="date">
            <text:p>2017-04-14</text:p>
          </table:table-cell>
          <table:table-cell table:style-name="ce5" table:formula="of:=TEXT([.D168];&quot;aaaa/mm/jj&quot;)" office:value-type="string" office:string-value="2017/04/14" calcext:value-type="string">
            <text:p>2017/04/14</text:p>
          </table:table-cell>
          <table:table-cell table:style-name="ce4" table:formula="of:=[.D168]+[.N168]" office:value-type="date" office:date-value="2017-04-27" calcext:value-type="date">
            <text:p>2017-04-27</text:p>
          </table:table-cell>
          <table:table-cell table:style-name="ce5" table:formula="of:=TEXT([.F168];&quot;aaaa/mm/jj&quot;)" office:value-type="string" office:string-value="2017/04/27" calcext:value-type="string">
            <text:p>2017/04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3" calcext:value-type="float">
            <text:p>223</text:p>
          </table:table-cell>
          <table:table-cell table:style-name="ce7" table:formula="of:=RANDBETWEEN(51;100)" office:value-type="float" office:value="89" calcext:value-type="float">
            <text:p>89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68];&quot;', '&quot;;[.E168];&quot;', '&quot;;[.G168];&quot;', '&quot;;[.H168];&quot;', &quot;;[.I168];&quot;, &quot;;[.J168];&quot;, &quot;;[.K168];&quot;, &quot;;[.L168];&quot;, &quot;;[.M168];&quot;);&quot;)" office:value-type="string" office:string-value="insert into contrat_loc (date_contrat, date_debut, date_fin, caution, id_contrat_loc_client, id_contrat_loc_agence, id_contrat_loc_vehicule, id_contrat_loc_accessoire, id_contrat_loc_penalite) values ('2017/04/14', '2017/04/14', '2017/04/27', '1500.00', 223, 89, 2, 6, 1);" calcext:value-type="string">
            <text:p>insert into contrat_loc (date_contrat, date_debut, date_fin, caution, id_contrat_loc_client, id_contrat_loc_agence, id_contrat_loc_vehicule, id_contrat_loc_accessoire, id_contrat_loc_penalite) values ('2017/04/14', '2017/04/14', '2017/04/27', '1500.00', 223, 89, 2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4" office:value-type="date" office:date-value="2017-04-14" calcext:value-type="date">
            <text:p>2017-04-14</text:p>
          </table:table-cell>
          <table:table-cell table:style-name="ce5" table:formula="of:=TEXT([.B169];&quot;aaaa/mm/jj&quot;)" office:value-type="string" office:string-value="2017/04/14" calcext:value-type="string">
            <text:p>2017/04/14</text:p>
          </table:table-cell>
          <table:table-cell table:style-name="ce4" office:value-type="date" office:date-value="2017-04-14" calcext:value-type="date">
            <text:p>2017-04-14</text:p>
          </table:table-cell>
          <table:table-cell table:style-name="ce5" table:formula="of:=TEXT([.D169];&quot;aaaa/mm/jj&quot;)" office:value-type="string" office:string-value="2017/04/14" calcext:value-type="string">
            <text:p>2017/04/14</text:p>
          </table:table-cell>
          <table:table-cell table:style-name="ce4" table:formula="of:=[.D169]+[.N169]" office:value-type="date" office:date-value="2017-04-25" calcext:value-type="date">
            <text:p>2017-04-25</text:p>
          </table:table-cell>
          <table:table-cell table:style-name="ce5" table:formula="of:=TEXT([.F169];&quot;aaaa/mm/jj&quot;)" office:value-type="string" office:string-value="2017/04/25" calcext:value-type="string">
            <text:p>2017/04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3" calcext:value-type="float">
            <text:p>233</text:p>
          </table:table-cell>
          <table:table-cell table:style-name="ce7" table:formula="of:=RANDBETWEEN(1;50)" office:value-type="float" office:value="11" calcext:value-type="float">
            <text:p>11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69];&quot;', '&quot;;[.E169];&quot;', '&quot;;[.G169];&quot;', '&quot;;[.H169];&quot;', &quot;;[.I169];&quot;, &quot;;[.J169];&quot;, &quot;;[.K169];&quot;, &quot;;[.L169];&quot;, &quot;;[.M169];&quot;);&quot;)" office:value-type="string" office:string-value="insert into contrat_loc (date_contrat, date_debut, date_fin, caution, id_contrat_loc_client, id_contrat_loc_agence, id_contrat_loc_vehicule, id_contrat_loc_accessoire, id_contrat_loc_penalite) values ('2017/04/14', '2017/04/14', '2017/04/25', '1500.00', 233, 11, 1, 6, 1);" calcext:value-type="string">
            <text:p>insert into contrat_loc (date_contrat, date_debut, date_fin, caution, id_contrat_loc_client, id_contrat_loc_agence, id_contrat_loc_vehicule, id_contrat_loc_accessoire, id_contrat_loc_penalite) values ('2017/04/14', '2017/04/14', '2017/04/25', '1500.00', 233, 11, 1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4" office:value-type="date" office:date-value="2017-04-14" calcext:value-type="date">
            <text:p>2017-04-14</text:p>
          </table:table-cell>
          <table:table-cell table:style-name="ce5" table:formula="of:=TEXT([.B170];&quot;aaaa/mm/jj&quot;)" office:value-type="string" office:string-value="2017/04/14" calcext:value-type="string">
            <text:p>2017/04/14</text:p>
          </table:table-cell>
          <table:table-cell table:style-name="ce4" office:value-type="date" office:date-value="2017-04-14" calcext:value-type="date">
            <text:p>2017-04-14</text:p>
          </table:table-cell>
          <table:table-cell table:style-name="ce5" table:formula="of:=TEXT([.D170];&quot;aaaa/mm/jj&quot;)" office:value-type="string" office:string-value="2017/04/14" calcext:value-type="string">
            <text:p>2017/04/14</text:p>
          </table:table-cell>
          <table:table-cell table:style-name="ce4" table:formula="of:=[.D170]+[.N170]" office:value-type="date" office:date-value="2017-04-20" calcext:value-type="date">
            <text:p>2017-04-20</text:p>
          </table:table-cell>
          <table:table-cell table:style-name="ce5" table:formula="of:=TEXT([.F170];&quot;aaaa/mm/jj&quot;)" office:value-type="string" office:string-value="2017/04/20" calcext:value-type="string">
            <text:p>2017/04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7" calcext:value-type="float">
            <text:p>97</text:p>
          </table:table-cell>
          <table:table-cell table:style-name="ce7" table:formula="of:=RANDBETWEEN(101;150)" office:value-type="float" office:value="104" calcext:value-type="float">
            <text:p>104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70];&quot;', '&quot;;[.E170];&quot;', '&quot;;[.G170];&quot;', '&quot;;[.H170];&quot;', &quot;;[.I170];&quot;, &quot;;[.J170];&quot;, &quot;;[.K170];&quot;, &quot;;[.L170];&quot;, &quot;;[.M170];&quot;);&quot;)" office:value-type="string" office:string-value="insert into contrat_loc (date_contrat, date_debut, date_fin, caution, id_contrat_loc_client, id_contrat_loc_agence, id_contrat_loc_vehicule, id_contrat_loc_accessoire, id_contrat_loc_penalite) values ('2017/04/14', '2017/04/14', '2017/04/20', '1500.00', 97, 104, 3, 1, 1);" calcext:value-type="string">
            <text:p>insert into contrat_loc (date_contrat, date_debut, date_fin, caution, id_contrat_loc_client, id_contrat_loc_agence, id_contrat_loc_vehicule, id_contrat_loc_accessoire, id_contrat_loc_penalite) values ('2017/04/14', '2017/04/14', '2017/04/20', '1500.00', 97, 104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4" office:value-type="date" office:date-value="2017-04-16" calcext:value-type="date">
            <text:p>2017-04-16</text:p>
          </table:table-cell>
          <table:table-cell table:style-name="ce5" table:formula="of:=TEXT([.B171];&quot;aaaa/mm/jj&quot;)" office:value-type="string" office:string-value="2017/04/16" calcext:value-type="string">
            <text:p>2017/04/16</text:p>
          </table:table-cell>
          <table:table-cell table:style-name="ce4" office:value-type="date" office:date-value="2017-04-16" calcext:value-type="date">
            <text:p>2017-04-16</text:p>
          </table:table-cell>
          <table:table-cell table:style-name="ce5" table:formula="of:=TEXT([.D171];&quot;aaaa/mm/jj&quot;)" office:value-type="string" office:string-value="2017/04/16" calcext:value-type="string">
            <text:p>2017/04/16</text:p>
          </table:table-cell>
          <table:table-cell table:style-name="ce4" table:formula="of:=[.D171]+[.N171]" office:value-type="date" office:date-value="2017-04-18" calcext:value-type="date">
            <text:p>2017-04-18</text:p>
          </table:table-cell>
          <table:table-cell table:style-name="ce5" table:formula="of:=TEXT([.F171];&quot;aaaa/mm/jj&quot;)" office:value-type="string" office:string-value="2017/04/18" calcext:value-type="string">
            <text:p>2017/04/1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1" calcext:value-type="float">
            <text:p>141</text:p>
          </table:table-cell>
          <table:table-cell table:style-name="ce7" table:formula="of:=RANDBETWEEN(151;200)" office:value-type="float" office:value="166" calcext:value-type="float">
            <text:p>166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2;4)" office:value-type="float" office:value="3" calcext:value-type="float">
            <text:p>3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71];&quot;', '&quot;;[.E171];&quot;', '&quot;;[.G171];&quot;', '&quot;;[.H171];&quot;', &quot;;[.I171];&quot;, &quot;;[.J171];&quot;, &quot;;[.K171];&quot;, &quot;;[.L171];&quot;, &quot;;[.M171];&quot;);&quot;)" office:value-type="string" office:string-value="insert into contrat_loc (date_contrat, date_debut, date_fin, caution, id_contrat_loc_client, id_contrat_loc_agence, id_contrat_loc_vehicule, id_contrat_loc_accessoire, id_contrat_loc_penalite) values ('2017/04/16', '2017/04/16', '2017/04/18', '1500.00', 141, 166, 4, 6, 3);" calcext:value-type="string">
            <text:p>insert into contrat_loc (date_contrat, date_debut, date_fin, caution, id_contrat_loc_client, id_contrat_loc_agence, id_contrat_loc_vehicule, id_contrat_loc_accessoire, id_contrat_loc_penalite) values ('2017/04/16', '2017/04/16', '2017/04/18', '1500.00', 141, 166, 4, 6, 3);</text:p>
          </table:table-cell>
          <table:table-cell table:number-columns-repeated="1009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4" office:value-type="date" office:date-value="2017-04-16" calcext:value-type="date">
            <text:p>2017-04-16</text:p>
          </table:table-cell>
          <table:table-cell table:style-name="ce5" table:formula="of:=TEXT([.B172];&quot;aaaa/mm/jj&quot;)" office:value-type="string" office:string-value="2017/04/16" calcext:value-type="string">
            <text:p>2017/04/16</text:p>
          </table:table-cell>
          <table:table-cell table:style-name="ce4" office:value-type="date" office:date-value="2017-04-16" calcext:value-type="date">
            <text:p>2017-04-16</text:p>
          </table:table-cell>
          <table:table-cell table:style-name="ce5" table:formula="of:=TEXT([.D172];&quot;aaaa/mm/jj&quot;)" office:value-type="string" office:string-value="2017/04/16" calcext:value-type="string">
            <text:p>2017/04/16</text:p>
          </table:table-cell>
          <table:table-cell table:style-name="ce4" table:formula="of:=[.D172]+[.N172]" office:value-type="date" office:date-value="2017-04-23" calcext:value-type="date">
            <text:p>2017-04-23</text:p>
          </table:table-cell>
          <table:table-cell table:style-name="ce5" table:formula="of:=TEXT([.F172];&quot;aaaa/mm/jj&quot;)" office:value-type="string" office:string-value="2017/04/23" calcext:value-type="string">
            <text:p>2017/04/2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7" calcext:value-type="float">
            <text:p>137</text:p>
          </table:table-cell>
          <table:table-cell table:style-name="ce7" table:formula="of:=RANDBETWEEN(201;250)" office:value-type="float" office:value="206" calcext:value-type="float">
            <text:p>20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72];&quot;', '&quot;;[.E172];&quot;', '&quot;;[.G172];&quot;', '&quot;;[.H172];&quot;', &quot;;[.I172];&quot;, &quot;;[.J172];&quot;, &quot;;[.K172];&quot;, &quot;;[.L172];&quot;, &quot;;[.M172];&quot;);&quot;)" office:value-type="string" office:string-value="insert into contrat_loc (date_contrat, date_debut, date_fin, caution, id_contrat_loc_client, id_contrat_loc_agence, id_contrat_loc_vehicule, id_contrat_loc_accessoire, id_contrat_loc_penalite) values ('2017/04/16', '2017/04/16', '2017/04/23', '1500.00', 137, 206, 5, 2, 1);" calcext:value-type="string">
            <text:p>insert into contrat_loc (date_contrat, date_debut, date_fin, caution, id_contrat_loc_client, id_contrat_loc_agence, id_contrat_loc_vehicule, id_contrat_loc_accessoire, id_contrat_loc_penalite) values ('2017/04/16', '2017/04/16', '2017/04/23', '1500.00', 137, 206, 5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4" office:value-type="date" office:date-value="2017-04-16" calcext:value-type="date">
            <text:p>2017-04-16</text:p>
          </table:table-cell>
          <table:table-cell table:style-name="ce5" table:formula="of:=TEXT([.B173];&quot;aaaa/mm/jj&quot;)" office:value-type="string" office:string-value="2017/04/16" calcext:value-type="string">
            <text:p>2017/04/16</text:p>
          </table:table-cell>
          <table:table-cell table:style-name="ce4" office:value-type="date" office:date-value="2017-04-16" calcext:value-type="date">
            <text:p>2017-04-16</text:p>
          </table:table-cell>
          <table:table-cell table:style-name="ce5" table:formula="of:=TEXT([.D173];&quot;aaaa/mm/jj&quot;)" office:value-type="string" office:string-value="2017/04/16" calcext:value-type="string">
            <text:p>2017/04/16</text:p>
          </table:table-cell>
          <table:table-cell table:style-name="ce4" table:formula="of:=[.D173]+[.N173]" office:value-type="date" office:date-value="2017-04-22" calcext:value-type="date">
            <text:p>2017-04-22</text:p>
          </table:table-cell>
          <table:table-cell table:style-name="ce5" table:formula="of:=TEXT([.F173];&quot;aaaa/mm/jj&quot;)" office:value-type="string" office:string-value="2017/04/22" calcext:value-type="string">
            <text:p>2017/04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7" calcext:value-type="float">
            <text:p>97</text:p>
          </table:table-cell>
          <table:table-cell table:style-name="ce7" table:formula="of:=RANDBETWEEN(1;50)" office:value-type="float" office:value="16" calcext:value-type="float">
            <text:p>1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73];&quot;', '&quot;;[.E173];&quot;', '&quot;;[.G173];&quot;', '&quot;;[.H173];&quot;', &quot;;[.I173];&quot;, &quot;;[.J173];&quot;, &quot;;[.K173];&quot;, &quot;;[.L173];&quot;, &quot;;[.M173];&quot;);&quot;)" office:value-type="string" office:string-value="insert into contrat_loc (date_contrat, date_debut, date_fin, caution, id_contrat_loc_client, id_contrat_loc_agence, id_contrat_loc_vehicule, id_contrat_loc_accessoire, id_contrat_loc_penalite) values ('2017/04/16', '2017/04/16', '2017/04/22', '1500.00', 97, 16, 1, 5, 1);" calcext:value-type="string">
            <text:p>insert into contrat_loc (date_contrat, date_debut, date_fin, caution, id_contrat_loc_client, id_contrat_loc_agence, id_contrat_loc_vehicule, id_contrat_loc_accessoire, id_contrat_loc_penalite) values ('2017/04/16', '2017/04/16', '2017/04/22', '1500.00', 97, 16, 1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4" office:value-type="date" office:date-value="2017-04-18" calcext:value-type="date">
            <text:p>2017-04-18</text:p>
          </table:table-cell>
          <table:table-cell table:style-name="ce5" table:formula="of:=TEXT([.B174];&quot;aaaa/mm/jj&quot;)" office:value-type="string" office:string-value="2017/04/18" calcext:value-type="string">
            <text:p>2017/04/18</text:p>
          </table:table-cell>
          <table:table-cell table:style-name="ce4" office:value-type="date" office:date-value="2017-04-18" calcext:value-type="date">
            <text:p>2017-04-18</text:p>
          </table:table-cell>
          <table:table-cell table:style-name="ce5" table:formula="of:=TEXT([.D174];&quot;aaaa/mm/jj&quot;)" office:value-type="string" office:string-value="2017/04/18" calcext:value-type="string">
            <text:p>2017/04/18</text:p>
          </table:table-cell>
          <table:table-cell table:style-name="ce4" table:formula="of:=[.D174]+[.N174]" office:value-type="date" office:date-value="2017-04-28" calcext:value-type="date">
            <text:p>2017-04-28</text:p>
          </table:table-cell>
          <table:table-cell table:style-name="ce5" table:formula="of:=TEXT([.F174];&quot;aaaa/mm/jj&quot;)" office:value-type="string" office:string-value="2017/04/28" calcext:value-type="string">
            <text:p>2017/04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1" calcext:value-type="float">
            <text:p>151</text:p>
          </table:table-cell>
          <table:table-cell table:style-name="ce7" table:formula="of:=RANDBETWEEN(101;150)" office:value-type="float" office:value="144" calcext:value-type="float">
            <text:p>144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74];&quot;', '&quot;;[.E174];&quot;', '&quot;;[.G174];&quot;', '&quot;;[.H174];&quot;', &quot;;[.I174];&quot;, &quot;;[.J174];&quot;, &quot;;[.K174];&quot;, &quot;;[.L174];&quot;, &quot;;[.M174];&quot;);&quot;)" office:value-type="string" office:string-value="insert into contrat_loc (date_contrat, date_debut, date_fin, caution, id_contrat_loc_client, id_contrat_loc_agence, id_contrat_loc_vehicule, id_contrat_loc_accessoire, id_contrat_loc_penalite) values ('2017/04/18', '2017/04/18', '2017/04/28', '1500.00', 151, 144, 3, 1, 1);" calcext:value-type="string">
            <text:p>insert into contrat_loc (date_contrat, date_debut, date_fin, caution, id_contrat_loc_client, id_contrat_loc_agence, id_contrat_loc_vehicule, id_contrat_loc_accessoire, id_contrat_loc_penalite) values ('2017/04/18', '2017/04/18', '2017/04/28', '1500.00', 151, 144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4" office:value-type="date" office:date-value="2017-04-18" calcext:value-type="date">
            <text:p>2017-04-18</text:p>
          </table:table-cell>
          <table:table-cell table:style-name="ce5" table:formula="of:=TEXT([.B175];&quot;aaaa/mm/jj&quot;)" office:value-type="string" office:string-value="2017/04/18" calcext:value-type="string">
            <text:p>2017/04/18</text:p>
          </table:table-cell>
          <table:table-cell table:style-name="ce4" office:value-type="date" office:date-value="2017-04-18" calcext:value-type="date">
            <text:p>2017-04-18</text:p>
          </table:table-cell>
          <table:table-cell table:style-name="ce5" table:formula="of:=TEXT([.D175];&quot;aaaa/mm/jj&quot;)" office:value-type="string" office:string-value="2017/04/18" calcext:value-type="string">
            <text:p>2017/04/18</text:p>
          </table:table-cell>
          <table:table-cell table:style-name="ce4" table:formula="of:=[.D175]+[.N175]" office:value-type="date" office:date-value="2017-04-22" calcext:value-type="date">
            <text:p>2017-04-22</text:p>
          </table:table-cell>
          <table:table-cell table:style-name="ce5" table:formula="of:=TEXT([.F175];&quot;aaaa/mm/jj&quot;)" office:value-type="string" office:string-value="2017/04/22" calcext:value-type="string">
            <text:p>2017/04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5" calcext:value-type="float">
            <text:p>145</text:p>
          </table:table-cell>
          <table:table-cell table:style-name="ce7" table:formula="of:=RANDBETWEEN(101;150)" office:value-type="float" office:value="136" calcext:value-type="float">
            <text:p>136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75];&quot;', '&quot;;[.E175];&quot;', '&quot;;[.G175];&quot;', '&quot;;[.H175];&quot;', &quot;;[.I175];&quot;, &quot;;[.J175];&quot;, &quot;;[.K175];&quot;, &quot;;[.L175];&quot;, &quot;;[.M175];&quot;);&quot;)" office:value-type="string" office:string-value="insert into contrat_loc (date_contrat, date_debut, date_fin, caution, id_contrat_loc_client, id_contrat_loc_agence, id_contrat_loc_vehicule, id_contrat_loc_accessoire, id_contrat_loc_penalite) values ('2017/04/18', '2017/04/18', '2017/04/22', '1500.00', 145, 136, 3, 1, 1);" calcext:value-type="string">
            <text:p>insert into contrat_loc (date_contrat, date_debut, date_fin, caution, id_contrat_loc_client, id_contrat_loc_agence, id_contrat_loc_vehicule, id_contrat_loc_accessoire, id_contrat_loc_penalite) values ('2017/04/18', '2017/04/18', '2017/04/22', '1500.00', 145, 136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4" office:value-type="date" office:date-value="2017-04-19" calcext:value-type="date">
            <text:p>2017-04-19</text:p>
          </table:table-cell>
          <table:table-cell table:style-name="ce5" table:formula="of:=TEXT([.B176];&quot;aaaa/mm/jj&quot;)" office:value-type="string" office:string-value="2017/04/19" calcext:value-type="string">
            <text:p>2017/04/19</text:p>
          </table:table-cell>
          <table:table-cell table:style-name="ce4" office:value-type="date" office:date-value="2017-04-19" calcext:value-type="date">
            <text:p>2017-04-19</text:p>
          </table:table-cell>
          <table:table-cell table:style-name="ce5" table:formula="of:=TEXT([.D176];&quot;aaaa/mm/jj&quot;)" office:value-type="string" office:string-value="2017/04/19" calcext:value-type="string">
            <text:p>2017/04/19</text:p>
          </table:table-cell>
          <table:table-cell table:style-name="ce4" table:formula="of:=[.D176]+[.N176]" office:value-type="date" office:date-value="2017-04-29" calcext:value-type="date">
            <text:p>2017-04-29</text:p>
          </table:table-cell>
          <table:table-cell table:style-name="ce5" table:formula="of:=TEXT([.F176];&quot;aaaa/mm/jj&quot;)" office:value-type="string" office:string-value="2017/04/29" calcext:value-type="string">
            <text:p>2017/04/29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32" calcext:value-type="float">
            <text:p>32</text:p>
          </table:table-cell>
          <table:table-cell table:style-name="ce7" table:formula="of:=RANDBETWEEN(201;250)" office:value-type="float" office:value="206" calcext:value-type="float">
            <text:p>20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76];&quot;', '&quot;;[.E176];&quot;', '&quot;;[.G176];&quot;', '&quot;;[.H176];&quot;', &quot;;[.I176];&quot;, &quot;;[.J176];&quot;, &quot;;[.K176];&quot;, &quot;;[.L176];&quot;, &quot;;[.M176];&quot;);&quot;)" office:value-type="string" office:string-value="insert into contrat_loc (date_contrat, date_debut, date_fin, caution, id_contrat_loc_client, id_contrat_loc_agence, id_contrat_loc_vehicule, id_contrat_loc_accessoire, id_contrat_loc_penalite) values ('2017/04/19', '2017/04/19', '2017/04/29', '1500.00', 32, 206, 5, 1, 1);" calcext:value-type="string">
            <text:p>insert into contrat_loc (date_contrat, date_debut, date_fin, caution, id_contrat_loc_client, id_contrat_loc_agence, id_contrat_loc_vehicule, id_contrat_loc_accessoire, id_contrat_loc_penalite) values ('2017/04/19', '2017/04/19', '2017/04/29', '1500.00', 32, 206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4" office:value-type="date" office:date-value="2017-04-21" calcext:value-type="date">
            <text:p>2017-04-21</text:p>
          </table:table-cell>
          <table:table-cell table:style-name="ce5" table:formula="of:=TEXT([.B177];&quot;aaaa/mm/jj&quot;)" office:value-type="string" office:string-value="2017/04/21" calcext:value-type="string">
            <text:p>2017/04/21</text:p>
          </table:table-cell>
          <table:table-cell table:style-name="ce4" office:value-type="date" office:date-value="2017-04-21" calcext:value-type="date">
            <text:p>2017-04-21</text:p>
          </table:table-cell>
          <table:table-cell table:style-name="ce5" table:formula="of:=TEXT([.D177];&quot;aaaa/mm/jj&quot;)" office:value-type="string" office:string-value="2017/04/21" calcext:value-type="string">
            <text:p>2017/04/21</text:p>
          </table:table-cell>
          <table:table-cell table:style-name="ce4" table:formula="of:=[.D177]+[.N177]" office:value-type="date" office:date-value="2017-04-25" calcext:value-type="date">
            <text:p>2017-04-25</text:p>
          </table:table-cell>
          <table:table-cell table:style-name="ce5" table:formula="of:=TEXT([.F177];&quot;aaaa/mm/jj&quot;)" office:value-type="string" office:string-value="2017/04/25" calcext:value-type="string">
            <text:p>2017/04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5" calcext:value-type="float">
            <text:p>175</text:p>
          </table:table-cell>
          <table:table-cell table:style-name="ce7" table:formula="of:=RANDBETWEEN(1;50)" office:value-type="float" office:value="50" calcext:value-type="float">
            <text:p>50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77];&quot;', '&quot;;[.E177];&quot;', '&quot;;[.G177];&quot;', '&quot;;[.H177];&quot;', &quot;;[.I177];&quot;, &quot;;[.J177];&quot;, &quot;;[.K177];&quot;, &quot;;[.L177];&quot;, &quot;;[.M177];&quot;);&quot;)" office:value-type="string" office:string-value="insert into contrat_loc (date_contrat, date_debut, date_fin, caution, id_contrat_loc_client, id_contrat_loc_agence, id_contrat_loc_vehicule, id_contrat_loc_accessoire, id_contrat_loc_penalite) values ('2017/04/21', '2017/04/21', '2017/04/25', '1500.00', 175, 50, 1, 1, 1);" calcext:value-type="string">
            <text:p>insert into contrat_loc (date_contrat, date_debut, date_fin, caution, id_contrat_loc_client, id_contrat_loc_agence, id_contrat_loc_vehicule, id_contrat_loc_accessoire, id_contrat_loc_penalite) values ('2017/04/21', '2017/04/21', '2017/04/25', '1500.00', 175, 50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4" office:value-type="date" office:date-value="2017-04-22" calcext:value-type="date">
            <text:p>2017-04-22</text:p>
          </table:table-cell>
          <table:table-cell table:style-name="ce5" table:formula="of:=TEXT([.B178];&quot;aaaa/mm/jj&quot;)" office:value-type="string" office:string-value="2017/04/22" calcext:value-type="string">
            <text:p>2017/04/22</text:p>
          </table:table-cell>
          <table:table-cell table:style-name="ce4" office:value-type="date" office:date-value="2017-04-22" calcext:value-type="date">
            <text:p>2017-04-22</text:p>
          </table:table-cell>
          <table:table-cell table:style-name="ce5" table:formula="of:=TEXT([.D178];&quot;aaaa/mm/jj&quot;)" office:value-type="string" office:string-value="2017/04/22" calcext:value-type="string">
            <text:p>2017/04/22</text:p>
          </table:table-cell>
          <table:table-cell table:style-name="ce4" table:formula="of:=[.D178]+[.N178]" office:value-type="date" office:date-value="2017-04-26" calcext:value-type="date">
            <text:p>2017-04-26</text:p>
          </table:table-cell>
          <table:table-cell table:style-name="ce5" table:formula="of:=TEXT([.F178];&quot;aaaa/mm/jj&quot;)" office:value-type="string" office:string-value="2017/04/26" calcext:value-type="string">
            <text:p>2017/04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4" calcext:value-type="float">
            <text:p>74</text:p>
          </table:table-cell>
          <table:table-cell table:style-name="ce7" table:formula="of:=RANDBETWEEN(101;150)" office:value-type="float" office:value="128" calcext:value-type="float">
            <text:p>12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78];&quot;', '&quot;;[.E178];&quot;', '&quot;;[.G178];&quot;', '&quot;;[.H178];&quot;', &quot;;[.I178];&quot;, &quot;;[.J178];&quot;, &quot;;[.K178];&quot;, &quot;;[.L178];&quot;, &quot;;[.M178];&quot;);&quot;)" office:value-type="string" office:string-value="insert into contrat_loc (date_contrat, date_debut, date_fin, caution, id_contrat_loc_client, id_contrat_loc_agence, id_contrat_loc_vehicule, id_contrat_loc_accessoire, id_contrat_loc_penalite) values ('2017/04/22', '2017/04/22', '2017/04/26', '1500.00', 74, 128, 3, 4, 1);" calcext:value-type="string">
            <text:p>insert into contrat_loc (date_contrat, date_debut, date_fin, caution, id_contrat_loc_client, id_contrat_loc_agence, id_contrat_loc_vehicule, id_contrat_loc_accessoire, id_contrat_loc_penalite) values ('2017/04/22', '2017/04/22', '2017/04/26', '1500.00', 74, 128, 3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4" office:value-type="date" office:date-value="2017-04-23" calcext:value-type="date">
            <text:p>2017-04-23</text:p>
          </table:table-cell>
          <table:table-cell table:style-name="ce5" table:formula="of:=TEXT([.B179];&quot;aaaa/mm/jj&quot;)" office:value-type="string" office:string-value="2017/04/23" calcext:value-type="string">
            <text:p>2017/04/23</text:p>
          </table:table-cell>
          <table:table-cell table:style-name="ce4" office:value-type="date" office:date-value="2017-04-23" calcext:value-type="date">
            <text:p>2017-04-23</text:p>
          </table:table-cell>
          <table:table-cell table:style-name="ce5" table:formula="of:=TEXT([.D179];&quot;aaaa/mm/jj&quot;)" office:value-type="string" office:string-value="2017/04/23" calcext:value-type="string">
            <text:p>2017/04/23</text:p>
          </table:table-cell>
          <table:table-cell table:style-name="ce4" table:formula="of:=[.D179]+[.N179]" office:value-type="date" office:date-value="2017-04-24" calcext:value-type="date">
            <text:p>2017-04-24</text:p>
          </table:table-cell>
          <table:table-cell table:style-name="ce5" table:formula="of:=TEXT([.F179];&quot;aaaa/mm/jj&quot;)" office:value-type="string" office:string-value="2017/04/24" calcext:value-type="string">
            <text:p>2017/04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0" calcext:value-type="float">
            <text:p>160</text:p>
          </table:table-cell>
          <table:table-cell table:style-name="ce7" table:formula="of:=RANDBETWEEN(151;200)" office:value-type="float" office:value="197" calcext:value-type="float">
            <text:p>197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79];&quot;', '&quot;;[.E179];&quot;', '&quot;;[.G179];&quot;', '&quot;;[.H179];&quot;', &quot;;[.I179];&quot;, &quot;;[.J179];&quot;, &quot;;[.K179];&quot;, &quot;;[.L179];&quot;, &quot;;[.M179];&quot;);&quot;)" office:value-type="string" office:string-value="insert into contrat_loc (date_contrat, date_debut, date_fin, caution, id_contrat_loc_client, id_contrat_loc_agence, id_contrat_loc_vehicule, id_contrat_loc_accessoire, id_contrat_loc_penalite) values ('2017/04/23', '2017/04/23', '2017/04/24', '1500.00', 160, 197, 4, 1, 1);" calcext:value-type="string">
            <text:p>insert into contrat_loc (date_contrat, date_debut, date_fin, caution, id_contrat_loc_client, id_contrat_loc_agence, id_contrat_loc_vehicule, id_contrat_loc_accessoire, id_contrat_loc_penalite) values ('2017/04/23', '2017/04/23', '2017/04/24', '1500.00', 160, 197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4" office:value-type="date" office:date-value="2017-04-23" calcext:value-type="date">
            <text:p>2017-04-23</text:p>
          </table:table-cell>
          <table:table-cell table:style-name="ce5" table:formula="of:=TEXT([.B180];&quot;aaaa/mm/jj&quot;)" office:value-type="string" office:string-value="2017/04/23" calcext:value-type="string">
            <text:p>2017/04/23</text:p>
          </table:table-cell>
          <table:table-cell table:style-name="ce4" office:value-type="date" office:date-value="2017-04-23" calcext:value-type="date">
            <text:p>2017-04-23</text:p>
          </table:table-cell>
          <table:table-cell table:style-name="ce5" table:formula="of:=TEXT([.D180];&quot;aaaa/mm/jj&quot;)" office:value-type="string" office:string-value="2017/04/23" calcext:value-type="string">
            <text:p>2017/04/23</text:p>
          </table:table-cell>
          <table:table-cell table:style-name="ce4" table:formula="of:=[.D180]+[.N180]" office:value-type="date" office:date-value="2017-04-27" calcext:value-type="date">
            <text:p>2017-04-27</text:p>
          </table:table-cell>
          <table:table-cell table:style-name="ce5" table:formula="of:=TEXT([.F180];&quot;aaaa/mm/jj&quot;)" office:value-type="string" office:string-value="2017/04/27" calcext:value-type="string">
            <text:p>2017/04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7" calcext:value-type="float">
            <text:p>157</text:p>
          </table:table-cell>
          <table:table-cell table:style-name="ce7" table:formula="of:=RANDBETWEEN(201;250)" office:value-type="float" office:value="241" calcext:value-type="float">
            <text:p>24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80];&quot;', '&quot;;[.E180];&quot;', '&quot;;[.G180];&quot;', '&quot;;[.H180];&quot;', &quot;;[.I180];&quot;, &quot;;[.J180];&quot;, &quot;;[.K180];&quot;, &quot;;[.L180];&quot;, &quot;;[.M180];&quot;);&quot;)" office:value-type="string" office:string-value="insert into contrat_loc (date_contrat, date_debut, date_fin, caution, id_contrat_loc_client, id_contrat_loc_agence, id_contrat_loc_vehicule, id_contrat_loc_accessoire, id_contrat_loc_penalite) values ('2017/04/23', '2017/04/23', '2017/04/27', '1500.00', 157, 241, 5, 1, 1);" calcext:value-type="string">
            <text:p>insert into contrat_loc (date_contrat, date_debut, date_fin, caution, id_contrat_loc_client, id_contrat_loc_agence, id_contrat_loc_vehicule, id_contrat_loc_accessoire, id_contrat_loc_penalite) values ('2017/04/23', '2017/04/23', '2017/04/27', '1500.00', 157, 241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4" office:value-type="date" office:date-value="2017-04-24" calcext:value-type="date">
            <text:p>2017-04-24</text:p>
          </table:table-cell>
          <table:table-cell table:style-name="ce5" table:formula="of:=TEXT([.B181];&quot;aaaa/mm/jj&quot;)" office:value-type="string" office:string-value="2017/04/24" calcext:value-type="string">
            <text:p>2017/04/24</text:p>
          </table:table-cell>
          <table:table-cell table:style-name="ce4" office:value-type="date" office:date-value="2017-04-24" calcext:value-type="date">
            <text:p>2017-04-24</text:p>
          </table:table-cell>
          <table:table-cell table:style-name="ce5" table:formula="of:=TEXT([.D181];&quot;aaaa/mm/jj&quot;)" office:value-type="string" office:string-value="2017/04/24" calcext:value-type="string">
            <text:p>2017/04/24</text:p>
          </table:table-cell>
          <table:table-cell table:style-name="ce4" table:formula="of:=[.D181]+[.N181]" office:value-type="date" office:date-value="2017-04-28" calcext:value-type="date">
            <text:p>2017-04-28</text:p>
          </table:table-cell>
          <table:table-cell table:style-name="ce5" table:formula="of:=TEXT([.F181];&quot;aaaa/mm/jj&quot;)" office:value-type="string" office:string-value="2017/04/28" calcext:value-type="string">
            <text:p>2017/04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" calcext:value-type="float">
            <text:p>18</text:p>
          </table:table-cell>
          <table:table-cell table:style-name="ce7" table:formula="of:=RANDBETWEEN(101;150)" office:value-type="float" office:value="137" calcext:value-type="float">
            <text:p>137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table:formula="of:=RANDBETWEEN(2;4)" office:value-type="float" office:value="3" calcext:value-type="float">
            <text:p>3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81];&quot;', '&quot;;[.E181];&quot;', '&quot;;[.G181];&quot;', '&quot;;[.H181];&quot;', &quot;;[.I181];&quot;, &quot;;[.J181];&quot;, &quot;;[.K181];&quot;, &quot;;[.L181];&quot;, &quot;;[.M181];&quot;);&quot;)" office:value-type="string" office:string-value="insert into contrat_loc (date_contrat, date_debut, date_fin, caution, id_contrat_loc_client, id_contrat_loc_agence, id_contrat_loc_vehicule, id_contrat_loc_accessoire, id_contrat_loc_penalite) values ('2017/04/24', '2017/04/24', '2017/04/28', '1500.00', 18, 137, 3, 4, 3);" calcext:value-type="string">
            <text:p>insert into contrat_loc (date_contrat, date_debut, date_fin, caution, id_contrat_loc_client, id_contrat_loc_agence, id_contrat_loc_vehicule, id_contrat_loc_accessoire, id_contrat_loc_penalite) values ('2017/04/24', '2017/04/24', '2017/04/28', '1500.00', 18, 137, 3, 4, 3);</text:p>
          </table:table-cell>
          <table:table-cell table:number-columns-repeated="1009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4" office:value-type="date" office:date-value="2017-04-25" calcext:value-type="date">
            <text:p>2017-04-25</text:p>
          </table:table-cell>
          <table:table-cell table:style-name="ce5" table:formula="of:=TEXT([.B182];&quot;aaaa/mm/jj&quot;)" office:value-type="string" office:string-value="2017/04/25" calcext:value-type="string">
            <text:p>2017/04/25</text:p>
          </table:table-cell>
          <table:table-cell table:style-name="ce4" office:value-type="date" office:date-value="2017-04-25" calcext:value-type="date">
            <text:p>2017-04-25</text:p>
          </table:table-cell>
          <table:table-cell table:style-name="ce5" table:formula="of:=TEXT([.D182];&quot;aaaa/mm/jj&quot;)" office:value-type="string" office:string-value="2017/04/25" calcext:value-type="string">
            <text:p>2017/04/25</text:p>
          </table:table-cell>
          <table:table-cell table:style-name="ce4" table:formula="of:=[.D182]+[.N182]" office:value-type="date" office:date-value="2017-05-08" calcext:value-type="date">
            <text:p>2017-05-08</text:p>
          </table:table-cell>
          <table:table-cell table:style-name="ce5" table:formula="of:=TEXT([.F182];&quot;aaaa/mm/jj&quot;)" office:value-type="string" office:string-value="2017/05/08" calcext:value-type="string">
            <text:p>2017/05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8" calcext:value-type="float">
            <text:p>218</text:p>
          </table:table-cell>
          <table:table-cell table:style-name="ce7" table:formula="of:=RANDBETWEEN(1;50)" office:value-type="float" office:value="20" calcext:value-type="float">
            <text:p>20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82];&quot;', '&quot;;[.E182];&quot;', '&quot;;[.G182];&quot;', '&quot;;[.H182];&quot;', &quot;;[.I182];&quot;, &quot;;[.J182];&quot;, &quot;;[.K182];&quot;, &quot;;[.L182];&quot;, &quot;;[.M182];&quot;);&quot;)" office:value-type="string" office:string-value="insert into contrat_loc (date_contrat, date_debut, date_fin, caution, id_contrat_loc_client, id_contrat_loc_agence, id_contrat_loc_vehicule, id_contrat_loc_accessoire, id_contrat_loc_penalite) values ('2017/04/25', '2017/04/25', '2017/05/08', '1500.00', 218, 20, 1, 1, 1);" calcext:value-type="string">
            <text:p>insert into contrat_loc (date_contrat, date_debut, date_fin, caution, id_contrat_loc_client, id_contrat_loc_agence, id_contrat_loc_vehicule, id_contrat_loc_accessoire, id_contrat_loc_penalite) values ('2017/04/25', '2017/04/25', '2017/05/08', '1500.00', 218, 20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4" office:value-type="date" office:date-value="2017-04-25" calcext:value-type="date">
            <text:p>2017-04-25</text:p>
          </table:table-cell>
          <table:table-cell table:style-name="ce5" table:formula="of:=TEXT([.B183];&quot;aaaa/mm/jj&quot;)" office:value-type="string" office:string-value="2017/04/25" calcext:value-type="string">
            <text:p>2017/04/25</text:p>
          </table:table-cell>
          <table:table-cell table:style-name="ce4" office:value-type="date" office:date-value="2017-04-25" calcext:value-type="date">
            <text:p>2017-04-25</text:p>
          </table:table-cell>
          <table:table-cell table:style-name="ce5" table:formula="of:=TEXT([.D183];&quot;aaaa/mm/jj&quot;)" office:value-type="string" office:string-value="2017/04/25" calcext:value-type="string">
            <text:p>2017/04/25</text:p>
          </table:table-cell>
          <table:table-cell table:style-name="ce4" table:formula="of:=[.D183]+[.N183]" office:value-type="date" office:date-value="2017-05-08" calcext:value-type="date">
            <text:p>2017-05-08</text:p>
          </table:table-cell>
          <table:table-cell table:style-name="ce5" table:formula="of:=TEXT([.F183];&quot;aaaa/mm/jj&quot;)" office:value-type="string" office:string-value="2017/05/08" calcext:value-type="string">
            <text:p>2017/05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8" calcext:value-type="float">
            <text:p>248</text:p>
          </table:table-cell>
          <table:table-cell table:style-name="ce7" table:formula="of:=RANDBETWEEN(101;150)" office:value-type="float" office:value="126" calcext:value-type="float">
            <text:p>126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83];&quot;', '&quot;;[.E183];&quot;', '&quot;;[.G183];&quot;', '&quot;;[.H183];&quot;', &quot;;[.I183];&quot;, &quot;;[.J183];&quot;, &quot;;[.K183];&quot;, &quot;;[.L183];&quot;, &quot;;[.M183];&quot;);&quot;)" office:value-type="string" office:string-value="insert into contrat_loc (date_contrat, date_debut, date_fin, caution, id_contrat_loc_client, id_contrat_loc_agence, id_contrat_loc_vehicule, id_contrat_loc_accessoire, id_contrat_loc_penalite) values ('2017/04/25', '2017/04/25', '2017/05/08', '1500.00', 248, 126, 3, 3, 1);" calcext:value-type="string">
            <text:p>insert into contrat_loc (date_contrat, date_debut, date_fin, caution, id_contrat_loc_client, id_contrat_loc_agence, id_contrat_loc_vehicule, id_contrat_loc_accessoire, id_contrat_loc_penalite) values ('2017/04/25', '2017/04/25', '2017/05/08', '1500.00', 248, 126, 3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4" office:value-type="date" office:date-value="2017-04-26" calcext:value-type="date">
            <text:p>2017-04-26</text:p>
          </table:table-cell>
          <table:table-cell table:style-name="ce5" table:formula="of:=TEXT([.B184];&quot;aaaa/mm/jj&quot;)" office:value-type="string" office:string-value="2017/04/26" calcext:value-type="string">
            <text:p>2017/04/26</text:p>
          </table:table-cell>
          <table:table-cell table:style-name="ce4" office:value-type="date" office:date-value="2017-04-26" calcext:value-type="date">
            <text:p>2017-04-26</text:p>
          </table:table-cell>
          <table:table-cell table:style-name="ce5" table:formula="of:=TEXT([.D184];&quot;aaaa/mm/jj&quot;)" office:value-type="string" office:string-value="2017/04/26" calcext:value-type="string">
            <text:p>2017/04/26</text:p>
          </table:table-cell>
          <table:table-cell table:style-name="ce4" table:formula="of:=[.D184]+[.N184]" office:value-type="date" office:date-value="2017-05-01" calcext:value-type="date">
            <text:p>2017-05-01</text:p>
          </table:table-cell>
          <table:table-cell table:style-name="ce5" table:formula="of:=TEXT([.F184];&quot;aaaa/mm/jj&quot;)" office:value-type="string" office:string-value="2017/05/01" calcext:value-type="string">
            <text:p>2017/05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5" calcext:value-type="float">
            <text:p>175</text:p>
          </table:table-cell>
          <table:table-cell table:style-name="ce7" table:formula="of:=RANDBETWEEN(201;250)" office:value-type="float" office:value="222" calcext:value-type="float">
            <text:p>222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84];&quot;', '&quot;;[.E184];&quot;', '&quot;;[.G184];&quot;', '&quot;;[.H184];&quot;', &quot;;[.I184];&quot;, &quot;;[.J184];&quot;, &quot;;[.K184];&quot;, &quot;;[.L184];&quot;, &quot;;[.M184];&quot;);&quot;)" office:value-type="string" office:string-value="insert into contrat_loc (date_contrat, date_debut, date_fin, caution, id_contrat_loc_client, id_contrat_loc_agence, id_contrat_loc_vehicule, id_contrat_loc_accessoire, id_contrat_loc_penalite) values ('2017/04/26', '2017/04/26', '2017/05/01', '1500.00', 175, 222, 5, 7, 1);" calcext:value-type="string">
            <text:p>insert into contrat_loc (date_contrat, date_debut, date_fin, caution, id_contrat_loc_client, id_contrat_loc_agence, id_contrat_loc_vehicule, id_contrat_loc_accessoire, id_contrat_loc_penalite) values ('2017/04/26', '2017/04/26', '2017/05/01', '1500.00', 175, 222, 5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4" office:value-type="date" office:date-value="2017-04-27" calcext:value-type="date">
            <text:p>2017-04-27</text:p>
          </table:table-cell>
          <table:table-cell table:style-name="ce5" table:formula="of:=TEXT([.B185];&quot;aaaa/mm/jj&quot;)" office:value-type="string" office:string-value="2017/04/27" calcext:value-type="string">
            <text:p>2017/04/27</text:p>
          </table:table-cell>
          <table:table-cell table:style-name="ce4" office:value-type="date" office:date-value="2017-04-27" calcext:value-type="date">
            <text:p>2017-04-27</text:p>
          </table:table-cell>
          <table:table-cell table:style-name="ce5" table:formula="of:=TEXT([.D185];&quot;aaaa/mm/jj&quot;)" office:value-type="string" office:string-value="2017/04/27" calcext:value-type="string">
            <text:p>2017/04/27</text:p>
          </table:table-cell>
          <table:table-cell table:style-name="ce4" table:formula="of:=[.D185]+[.N185]" office:value-type="date" office:date-value="2017-05-09" calcext:value-type="date">
            <text:p>2017-05-09</text:p>
          </table:table-cell>
          <table:table-cell table:style-name="ce5" table:formula="of:=TEXT([.F185];&quot;aaaa/mm/jj&quot;)" office:value-type="string" office:string-value="2017/05/09" calcext:value-type="string">
            <text:p>2017/05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7" calcext:value-type="float">
            <text:p>237</text:p>
          </table:table-cell>
          <table:table-cell table:style-name="ce7" table:formula="of:=RANDBETWEEN(151;200)" office:value-type="float" office:value="159" calcext:value-type="float">
            <text:p>159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2;4)" office:value-type="float" office:value="4" calcext:value-type="float">
            <text:p>4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85];&quot;', '&quot;;[.E185];&quot;', '&quot;;[.G185];&quot;', '&quot;;[.H185];&quot;', &quot;;[.I185];&quot;, &quot;;[.J185];&quot;, &quot;;[.K185];&quot;, &quot;;[.L185];&quot;, &quot;;[.M185];&quot;);&quot;)" office:value-type="string" office:string-value="insert into contrat_loc (date_contrat, date_debut, date_fin, caution, id_contrat_loc_client, id_contrat_loc_agence, id_contrat_loc_vehicule, id_contrat_loc_accessoire, id_contrat_loc_penalite) values ('2017/04/27', '2017/04/27', '2017/05/09', '1500.00', 237, 159, 4, 1, 4);" calcext:value-type="string">
            <text:p>insert into contrat_loc (date_contrat, date_debut, date_fin, caution, id_contrat_loc_client, id_contrat_loc_agence, id_contrat_loc_vehicule, id_contrat_loc_accessoire, id_contrat_loc_penalite) values ('2017/04/27', '2017/04/27', '2017/05/09', '1500.00', 237, 159, 4, 1, 4);</text:p>
          </table:table-cell>
          <table:table-cell table:number-columns-repeated="1009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4" office:value-type="date" office:date-value="2017-04-29" calcext:value-type="date">
            <text:p>2017-04-29</text:p>
          </table:table-cell>
          <table:table-cell table:style-name="ce5" table:formula="of:=TEXT([.B186];&quot;aaaa/mm/jj&quot;)" office:value-type="string" office:string-value="2017/04/29" calcext:value-type="string">
            <text:p>2017/04/29</text:p>
          </table:table-cell>
          <table:table-cell table:style-name="ce4" office:value-type="date" office:date-value="2017-04-29" calcext:value-type="date">
            <text:p>2017-04-29</text:p>
          </table:table-cell>
          <table:table-cell table:style-name="ce5" table:formula="of:=TEXT([.D186];&quot;aaaa/mm/jj&quot;)" office:value-type="string" office:string-value="2017/04/29" calcext:value-type="string">
            <text:p>2017/04/29</text:p>
          </table:table-cell>
          <table:table-cell table:style-name="ce4" table:formula="of:=[.D186]+[.N186]" office:value-type="date" office:date-value="2017-05-09" calcext:value-type="date">
            <text:p>2017-05-09</text:p>
          </table:table-cell>
          <table:table-cell table:style-name="ce5" table:formula="of:=TEXT([.F186];&quot;aaaa/mm/jj&quot;)" office:value-type="string" office:string-value="2017/05/09" calcext:value-type="string">
            <text:p>2017/05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2" calcext:value-type="float">
            <text:p>122</text:p>
          </table:table-cell>
          <table:table-cell table:style-name="ce7" table:formula="of:=RANDBETWEEN(201;250)" office:value-type="float" office:value="219" calcext:value-type="float">
            <text:p>219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86];&quot;', '&quot;;[.E186];&quot;', '&quot;;[.G186];&quot;', '&quot;;[.H186];&quot;', &quot;;[.I186];&quot;, &quot;;[.J186];&quot;, &quot;;[.K186];&quot;, &quot;;[.L186];&quot;, &quot;;[.M186];&quot;);&quot;)" office:value-type="string" office:string-value="insert into contrat_loc (date_contrat, date_debut, date_fin, caution, id_contrat_loc_client, id_contrat_loc_agence, id_contrat_loc_vehicule, id_contrat_loc_accessoire, id_contrat_loc_penalite) values ('2017/04/29', '2017/04/29', '2017/05/09', '1500.00', 122, 219, 5, 1, 1);" calcext:value-type="string">
            <text:p>insert into contrat_loc (date_contrat, date_debut, date_fin, caution, id_contrat_loc_client, id_contrat_loc_agence, id_contrat_loc_vehicule, id_contrat_loc_accessoire, id_contrat_loc_penalite) values ('2017/04/29', '2017/04/29', '2017/05/09', '1500.00', 122, 219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4" office:value-type="date" office:date-value="2017-04-30" calcext:value-type="date">
            <text:p>2017-04-30</text:p>
          </table:table-cell>
          <table:table-cell table:style-name="ce5" table:formula="of:=TEXT([.B187];&quot;aaaa/mm/jj&quot;)" office:value-type="string" office:string-value="2017/04/30" calcext:value-type="string">
            <text:p>2017/04/30</text:p>
          </table:table-cell>
          <table:table-cell table:style-name="ce4" office:value-type="date" office:date-value="2017-04-30" calcext:value-type="date">
            <text:p>2017-04-30</text:p>
          </table:table-cell>
          <table:table-cell table:style-name="ce5" table:formula="of:=TEXT([.D187];&quot;aaaa/mm/jj&quot;)" office:value-type="string" office:string-value="2017/04/30" calcext:value-type="string">
            <text:p>2017/04/30</text:p>
          </table:table-cell>
          <table:table-cell table:style-name="ce4" table:formula="of:=[.D187]+[.N187]" office:value-type="date" office:date-value="2017-05-01" calcext:value-type="date">
            <text:p>2017-05-01</text:p>
          </table:table-cell>
          <table:table-cell table:style-name="ce5" table:formula="of:=TEXT([.F187];&quot;aaaa/mm/jj&quot;)" office:value-type="string" office:string-value="2017/05/01" calcext:value-type="string">
            <text:p>2017/05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3" calcext:value-type="float">
            <text:p>43</text:p>
          </table:table-cell>
          <table:table-cell table:style-name="ce7" table:formula="of:=RANDBETWEEN(151;200)" office:value-type="float" office:value="157" calcext:value-type="float">
            <text:p>157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87];&quot;', '&quot;;[.E187];&quot;', '&quot;;[.G187];&quot;', '&quot;;[.H187];&quot;', &quot;;[.I187];&quot;, &quot;;[.J187];&quot;, &quot;;[.K187];&quot;, &quot;;[.L187];&quot;, &quot;;[.M187];&quot;);&quot;)" office:value-type="string" office:string-value="insert into contrat_loc (date_contrat, date_debut, date_fin, caution, id_contrat_loc_client, id_contrat_loc_agence, id_contrat_loc_vehicule, id_contrat_loc_accessoire, id_contrat_loc_penalite) values ('2017/04/30', '2017/04/30', '2017/05/01', '1500.00', 43, 157, 4, 1, 1);" calcext:value-type="string">
            <text:p>insert into contrat_loc (date_contrat, date_debut, date_fin, caution, id_contrat_loc_client, id_contrat_loc_agence, id_contrat_loc_vehicule, id_contrat_loc_accessoire, id_contrat_loc_penalite) values ('2017/04/30', '2017/04/30', '2017/05/01', '1500.00', 43, 157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4" office:value-type="date" office:date-value="2017-04-30" calcext:value-type="date">
            <text:p>2017-04-30</text:p>
          </table:table-cell>
          <table:table-cell table:style-name="ce5" table:formula="of:=TEXT([.B188];&quot;aaaa/mm/jj&quot;)" office:value-type="string" office:string-value="2017/04/30" calcext:value-type="string">
            <text:p>2017/04/30</text:p>
          </table:table-cell>
          <table:table-cell table:style-name="ce4" office:value-type="date" office:date-value="2017-04-30" calcext:value-type="date">
            <text:p>2017-04-30</text:p>
          </table:table-cell>
          <table:table-cell table:style-name="ce5" table:formula="of:=TEXT([.D188];&quot;aaaa/mm/jj&quot;)" office:value-type="string" office:string-value="2017/04/30" calcext:value-type="string">
            <text:p>2017/04/30</text:p>
          </table:table-cell>
          <table:table-cell table:style-name="ce4" table:formula="of:=[.D188]+[.N188]" office:value-type="date" office:date-value="2017-05-05" calcext:value-type="date">
            <text:p>2017-05-05</text:p>
          </table:table-cell>
          <table:table-cell table:style-name="ce5" table:formula="of:=TEXT([.F188];&quot;aaaa/mm/jj&quot;)" office:value-type="string" office:string-value="2017/05/05" calcext:value-type="string">
            <text:p>2017/05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9" calcext:value-type="float">
            <text:p>89</text:p>
          </table:table-cell>
          <table:table-cell table:style-name="ce7" table:formula="of:=RANDBETWEEN(201;250)" office:value-type="float" office:value="238" calcext:value-type="float">
            <text:p>238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88];&quot;', '&quot;;[.E188];&quot;', '&quot;;[.G188];&quot;', '&quot;;[.H188];&quot;', &quot;;[.I188];&quot;, &quot;;[.J188];&quot;, &quot;;[.K188];&quot;, &quot;;[.L188];&quot;, &quot;;[.M188];&quot;);&quot;)" office:value-type="string" office:string-value="insert into contrat_loc (date_contrat, date_debut, date_fin, caution, id_contrat_loc_client, id_contrat_loc_agence, id_contrat_loc_vehicule, id_contrat_loc_accessoire, id_contrat_loc_penalite) values ('2017/04/30', '2017/04/30', '2017/05/05', '1500.00', 89, 238, 5, 1, 1);" calcext:value-type="string">
            <text:p>insert into contrat_loc (date_contrat, date_debut, date_fin, caution, id_contrat_loc_client, id_contrat_loc_agence, id_contrat_loc_vehicule, id_contrat_loc_accessoire, id_contrat_loc_penalite) values ('2017/04/30', '2017/04/30', '2017/05/05', '1500.00', 89, 238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4" office:value-type="date" office:date-value="2017-04-30" calcext:value-type="date">
            <text:p>2017-04-30</text:p>
          </table:table-cell>
          <table:table-cell table:style-name="ce5" table:formula="of:=TEXT([.B189];&quot;aaaa/mm/jj&quot;)" office:value-type="string" office:string-value="2017/04/30" calcext:value-type="string">
            <text:p>2017/04/30</text:p>
          </table:table-cell>
          <table:table-cell table:style-name="ce4" office:value-type="date" office:date-value="2017-04-30" calcext:value-type="date">
            <text:p>2017-04-30</text:p>
          </table:table-cell>
          <table:table-cell table:style-name="ce5" table:formula="of:=TEXT([.D189];&quot;aaaa/mm/jj&quot;)" office:value-type="string" office:string-value="2017/04/30" calcext:value-type="string">
            <text:p>2017/04/30</text:p>
          </table:table-cell>
          <table:table-cell table:style-name="ce4" table:formula="of:=[.D189]+[.N189]" office:value-type="date" office:date-value="2017-05-11" calcext:value-type="date">
            <text:p>2017-05-11</text:p>
          </table:table-cell>
          <table:table-cell table:style-name="ce5" table:formula="of:=TEXT([.F189];&quot;aaaa/mm/jj&quot;)" office:value-type="string" office:string-value="2017/05/11" calcext:value-type="string">
            <text:p>2017/05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9" calcext:value-type="float">
            <text:p>209</text:p>
          </table:table-cell>
          <table:table-cell table:style-name="ce7" table:formula="of:=RANDBETWEEN(151;200)" office:value-type="float" office:value="164" calcext:value-type="float">
            <text:p>164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89];&quot;', '&quot;;[.E189];&quot;', '&quot;;[.G189];&quot;', '&quot;;[.H189];&quot;', &quot;;[.I189];&quot;, &quot;;[.J189];&quot;, &quot;;[.K189];&quot;, &quot;;[.L189];&quot;, &quot;;[.M189];&quot;);&quot;)" office:value-type="string" office:string-value="insert into contrat_loc (date_contrat, date_debut, date_fin, caution, id_contrat_loc_client, id_contrat_loc_agence, id_contrat_loc_vehicule, id_contrat_loc_accessoire, id_contrat_loc_penalite) values ('2017/04/30', '2017/04/30', '2017/05/11', '1500.00', 209, 164, 4, 2, 1);" calcext:value-type="string">
            <text:p>insert into contrat_loc (date_contrat, date_debut, date_fin, caution, id_contrat_loc_client, id_contrat_loc_agence, id_contrat_loc_vehicule, id_contrat_loc_accessoire, id_contrat_loc_penalite) values ('2017/04/30', '2017/04/30', '2017/05/11', '1500.00', 209, 164, 4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4" office:value-type="date" office:date-value="2017-05-01" calcext:value-type="date">
            <text:p>2017-05-01</text:p>
          </table:table-cell>
          <table:table-cell table:style-name="ce5" table:formula="of:=TEXT([.B190];&quot;aaaa/mm/jj&quot;)" office:value-type="string" office:string-value="2017/05/01" calcext:value-type="string">
            <text:p>2017/05/01</text:p>
          </table:table-cell>
          <table:table-cell table:style-name="ce4" office:value-type="date" office:date-value="2017-05-01" calcext:value-type="date">
            <text:p>2017-05-01</text:p>
          </table:table-cell>
          <table:table-cell table:style-name="ce5" table:formula="of:=TEXT([.D190];&quot;aaaa/mm/jj&quot;)" office:value-type="string" office:string-value="2017/05/01" calcext:value-type="string">
            <text:p>2017/05/01</text:p>
          </table:table-cell>
          <table:table-cell table:style-name="ce4" table:formula="of:=[.D190]+[.N190]" office:value-type="date" office:date-value="2017-05-10" calcext:value-type="date">
            <text:p>2017-05-10</text:p>
          </table:table-cell>
          <table:table-cell table:style-name="ce5" table:formula="of:=TEXT([.F190];&quot;aaaa/mm/jj&quot;)" office:value-type="string" office:string-value="2017/05/10" calcext:value-type="string">
            <text:p>2017/05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1" calcext:value-type="float">
            <text:p>181</text:p>
          </table:table-cell>
          <table:table-cell table:style-name="ce7" table:formula="of:=RANDBETWEEN(1;50)" office:value-type="float" office:value="3" calcext:value-type="float">
            <text:p>3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90];&quot;', '&quot;;[.E190];&quot;', '&quot;;[.G190];&quot;', '&quot;;[.H190];&quot;', &quot;;[.I190];&quot;, &quot;;[.J190];&quot;, &quot;;[.K190];&quot;, &quot;;[.L190];&quot;, &quot;;[.M190];&quot;);&quot;)" office:value-type="string" office:string-value="insert into contrat_loc (date_contrat, date_debut, date_fin, caution, id_contrat_loc_client, id_contrat_loc_agence, id_contrat_loc_vehicule, id_contrat_loc_accessoire, id_contrat_loc_penalite) values ('2017/05/01', '2017/05/01', '2017/05/10', '1500.00', 181, 3, 1, 5, 1);" calcext:value-type="string">
            <text:p>insert into contrat_loc (date_contrat, date_debut, date_fin, caution, id_contrat_loc_client, id_contrat_loc_agence, id_contrat_loc_vehicule, id_contrat_loc_accessoire, id_contrat_loc_penalite) values ('2017/05/01', '2017/05/01', '2017/05/10', '1500.00', 181, 3, 1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4" office:value-type="date" office:date-value="2017-05-02" calcext:value-type="date">
            <text:p>2017-05-02</text:p>
          </table:table-cell>
          <table:table-cell table:style-name="ce5" table:formula="of:=TEXT([.B191];&quot;aaaa/mm/jj&quot;)" office:value-type="string" office:string-value="2017/05/02" calcext:value-type="string">
            <text:p>2017/05/02</text:p>
          </table:table-cell>
          <table:table-cell table:style-name="ce4" office:value-type="date" office:date-value="2017-05-02" calcext:value-type="date">
            <text:p>2017-05-02</text:p>
          </table:table-cell>
          <table:table-cell table:style-name="ce5" table:formula="of:=TEXT([.D191];&quot;aaaa/mm/jj&quot;)" office:value-type="string" office:string-value="2017/05/02" calcext:value-type="string">
            <text:p>2017/05/02</text:p>
          </table:table-cell>
          <table:table-cell table:style-name="ce4" table:formula="of:=[.D191]+[.N191]" office:value-type="date" office:date-value="2017-05-10" calcext:value-type="date">
            <text:p>2017-05-10</text:p>
          </table:table-cell>
          <table:table-cell table:style-name="ce5" table:formula="of:=TEXT([.F191];&quot;aaaa/mm/jj&quot;)" office:value-type="string" office:string-value="2017/05/10" calcext:value-type="string">
            <text:p>2017/05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3" calcext:value-type="float">
            <text:p>43</text:p>
          </table:table-cell>
          <table:table-cell table:style-name="ce7" table:formula="of:=RANDBETWEEN(151;200)" office:value-type="float" office:value="178" calcext:value-type="float">
            <text:p>178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91];&quot;', '&quot;;[.E191];&quot;', '&quot;;[.G191];&quot;', '&quot;;[.H191];&quot;', &quot;;[.I191];&quot;, &quot;;[.J191];&quot;, &quot;;[.K191];&quot;, &quot;;[.L191];&quot;, &quot;;[.M191];&quot;);&quot;)" office:value-type="string" office:string-value="insert into contrat_loc (date_contrat, date_debut, date_fin, caution, id_contrat_loc_client, id_contrat_loc_agence, id_contrat_loc_vehicule, id_contrat_loc_accessoire, id_contrat_loc_penalite) values ('2017/05/02', '2017/05/02', '2017/05/10', '1500.00', 43, 178, 4, 1, 1);" calcext:value-type="string">
            <text:p>insert into contrat_loc (date_contrat, date_debut, date_fin, caution, id_contrat_loc_client, id_contrat_loc_agence, id_contrat_loc_vehicule, id_contrat_loc_accessoire, id_contrat_loc_penalite) values ('2017/05/02', '2017/05/02', '2017/05/10', '1500.00', 43, 178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4" office:value-type="date" office:date-value="2017-05-03" calcext:value-type="date">
            <text:p>2017-05-03</text:p>
          </table:table-cell>
          <table:table-cell table:style-name="ce5" table:formula="of:=TEXT([.B192];&quot;aaaa/mm/jj&quot;)" office:value-type="string" office:string-value="2017/05/03" calcext:value-type="string">
            <text:p>2017/05/03</text:p>
          </table:table-cell>
          <table:table-cell table:style-name="ce4" office:value-type="date" office:date-value="2017-05-03" calcext:value-type="date">
            <text:p>2017-05-03</text:p>
          </table:table-cell>
          <table:table-cell table:style-name="ce5" table:formula="of:=TEXT([.D192];&quot;aaaa/mm/jj&quot;)" office:value-type="string" office:string-value="2017/05/03" calcext:value-type="string">
            <text:p>2017/05/03</text:p>
          </table:table-cell>
          <table:table-cell table:style-name="ce4" table:formula="of:=[.D192]+[.N192]" office:value-type="date" office:date-value="2017-05-16" calcext:value-type="date">
            <text:p>2017-05-16</text:p>
          </table:table-cell>
          <table:table-cell table:style-name="ce5" table:formula="of:=TEXT([.F192];&quot;aaaa/mm/jj&quot;)" office:value-type="string" office:string-value="2017/05/16" calcext:value-type="string">
            <text:p>2017/05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1" calcext:value-type="float">
            <text:p>151</text:p>
          </table:table-cell>
          <table:table-cell table:style-name="ce7" table:formula="of:=RANDBETWEEN(1;50)" office:value-type="float" office:value="30" calcext:value-type="float">
            <text:p>30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table:formula="of:=RANDBETWEEN(2;4)" office:value-type="float" office:value="2" calcext:value-type="float">
            <text:p>2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92];&quot;', '&quot;;[.E192];&quot;', '&quot;;[.G192];&quot;', '&quot;;[.H192];&quot;', &quot;;[.I192];&quot;, &quot;;[.J192];&quot;, &quot;;[.K192];&quot;, &quot;;[.L192];&quot;, &quot;;[.M192];&quot;);&quot;)" office:value-type="string" office:string-value="insert into contrat_loc (date_contrat, date_debut, date_fin, caution, id_contrat_loc_client, id_contrat_loc_agence, id_contrat_loc_vehicule, id_contrat_loc_accessoire, id_contrat_loc_penalite) values ('2017/05/03', '2017/05/03', '2017/05/16', '1500.00', 151, 30, 1, 4, 2);" calcext:value-type="string">
            <text:p>insert into contrat_loc (date_contrat, date_debut, date_fin, caution, id_contrat_loc_client, id_contrat_loc_agence, id_contrat_loc_vehicule, id_contrat_loc_accessoire, id_contrat_loc_penalite) values ('2017/05/03', '2017/05/03', '2017/05/16', '1500.00', 151, 30, 1, 4, 2);</text:p>
          </table:table-cell>
          <table:table-cell table:number-columns-repeated="1009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4" office:value-type="date" office:date-value="2017-05-05" calcext:value-type="date">
            <text:p>2017-05-05</text:p>
          </table:table-cell>
          <table:table-cell table:style-name="ce5" table:formula="of:=TEXT([.B193];&quot;aaaa/mm/jj&quot;)" office:value-type="string" office:string-value="2017/05/05" calcext:value-type="string">
            <text:p>2017/05/05</text:p>
          </table:table-cell>
          <table:table-cell table:style-name="ce4" office:value-type="date" office:date-value="2017-05-05" calcext:value-type="date">
            <text:p>2017-05-05</text:p>
          </table:table-cell>
          <table:table-cell table:style-name="ce5" table:formula="of:=TEXT([.D193];&quot;aaaa/mm/jj&quot;)" office:value-type="string" office:string-value="2017/05/05" calcext:value-type="string">
            <text:p>2017/05/05</text:p>
          </table:table-cell>
          <table:table-cell table:style-name="ce4" table:formula="of:=[.D193]+[.N193]" office:value-type="date" office:date-value="2017-05-07" calcext:value-type="date">
            <text:p>2017-05-07</text:p>
          </table:table-cell>
          <table:table-cell table:style-name="ce5" table:formula="of:=TEXT([.F193];&quot;aaaa/mm/jj&quot;)" office:value-type="string" office:string-value="2017/05/07" calcext:value-type="string">
            <text:p>2017/05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7" calcext:value-type="float">
            <text:p>187</text:p>
          </table:table-cell>
          <table:table-cell table:style-name="ce7" table:formula="of:=RANDBETWEEN(51;100)" office:value-type="float" office:value="68" calcext:value-type="float">
            <text:p>68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93];&quot;', '&quot;;[.E193];&quot;', '&quot;;[.G193];&quot;', '&quot;;[.H193];&quot;', &quot;;[.I193];&quot;, &quot;;[.J193];&quot;, &quot;;[.K193];&quot;, &quot;;[.L193];&quot;, &quot;;[.M193];&quot;);&quot;)" office:value-type="string" office:string-value="insert into contrat_loc (date_contrat, date_debut, date_fin, caution, id_contrat_loc_client, id_contrat_loc_agence, id_contrat_loc_vehicule, id_contrat_loc_accessoire, id_contrat_loc_penalite) values ('2017/05/05', '2017/05/05', '2017/05/07', '1500.00', 187, 68, 2, 1, 1);" calcext:value-type="string">
            <text:p>insert into contrat_loc (date_contrat, date_debut, date_fin, caution, id_contrat_loc_client, id_contrat_loc_agence, id_contrat_loc_vehicule, id_contrat_loc_accessoire, id_contrat_loc_penalite) values ('2017/05/05', '2017/05/05', '2017/05/07', '1500.00', 187, 68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4" office:value-type="date" office:date-value="2017-05-06" calcext:value-type="date">
            <text:p>2017-05-06</text:p>
          </table:table-cell>
          <table:table-cell table:style-name="ce5" table:formula="of:=TEXT([.B194];&quot;aaaa/mm/jj&quot;)" office:value-type="string" office:string-value="2017/05/06" calcext:value-type="string">
            <text:p>2017/05/06</text:p>
          </table:table-cell>
          <table:table-cell table:style-name="ce4" office:value-type="date" office:date-value="2017-05-06" calcext:value-type="date">
            <text:p>2017-05-06</text:p>
          </table:table-cell>
          <table:table-cell table:style-name="ce5" table:formula="of:=TEXT([.D194];&quot;aaaa/mm/jj&quot;)" office:value-type="string" office:string-value="2017/05/06" calcext:value-type="string">
            <text:p>2017/05/06</text:p>
          </table:table-cell>
          <table:table-cell table:style-name="ce4" table:formula="of:=[.D194]+[.N194]" office:value-type="date" office:date-value="2017-05-12" calcext:value-type="date">
            <text:p>2017-05-12</text:p>
          </table:table-cell>
          <table:table-cell table:style-name="ce5" table:formula="of:=TEXT([.F194];&quot;aaaa/mm/jj&quot;)" office:value-type="string" office:string-value="2017/05/12" calcext:value-type="string">
            <text:p>2017/05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6" calcext:value-type="float">
            <text:p>236</text:p>
          </table:table-cell>
          <table:table-cell table:style-name="ce7" table:formula="of:=RANDBETWEEN(201;250)" office:value-type="float" office:value="224" calcext:value-type="float">
            <text:p>224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94];&quot;', '&quot;;[.E194];&quot;', '&quot;;[.G194];&quot;', '&quot;;[.H194];&quot;', &quot;;[.I194];&quot;, &quot;;[.J194];&quot;, &quot;;[.K194];&quot;, &quot;;[.L194];&quot;, &quot;;[.M194];&quot;);&quot;)" office:value-type="string" office:string-value="insert into contrat_loc (date_contrat, date_debut, date_fin, caution, id_contrat_loc_client, id_contrat_loc_agence, id_contrat_loc_vehicule, id_contrat_loc_accessoire, id_contrat_loc_penalite) values ('2017/05/06', '2017/05/06', '2017/05/12', '1500.00', 236, 224, 5, 1, 1);" calcext:value-type="string">
            <text:p>insert into contrat_loc (date_contrat, date_debut, date_fin, caution, id_contrat_loc_client, id_contrat_loc_agence, id_contrat_loc_vehicule, id_contrat_loc_accessoire, id_contrat_loc_penalite) values ('2017/05/06', '2017/05/06', '2017/05/12', '1500.00', 236, 224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4" office:value-type="date" office:date-value="2017-05-06" calcext:value-type="date">
            <text:p>2017-05-06</text:p>
          </table:table-cell>
          <table:table-cell table:style-name="ce5" table:formula="of:=TEXT([.B195];&quot;aaaa/mm/jj&quot;)" office:value-type="string" office:string-value="2017/05/06" calcext:value-type="string">
            <text:p>2017/05/06</text:p>
          </table:table-cell>
          <table:table-cell table:style-name="ce4" office:value-type="date" office:date-value="2017-05-06" calcext:value-type="date">
            <text:p>2017-05-06</text:p>
          </table:table-cell>
          <table:table-cell table:style-name="ce5" table:formula="of:=TEXT([.D195];&quot;aaaa/mm/jj&quot;)" office:value-type="string" office:string-value="2017/05/06" calcext:value-type="string">
            <text:p>2017/05/06</text:p>
          </table:table-cell>
          <table:table-cell table:style-name="ce4" table:formula="of:=[.D195]+[.N195]" office:value-type="date" office:date-value="2017-05-09" calcext:value-type="date">
            <text:p>2017-05-09</text:p>
          </table:table-cell>
          <table:table-cell table:style-name="ce5" table:formula="of:=TEXT([.F195];&quot;aaaa/mm/jj&quot;)" office:value-type="string" office:string-value="2017/05/09" calcext:value-type="string">
            <text:p>2017/05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6" calcext:value-type="float">
            <text:p>186</text:p>
          </table:table-cell>
          <table:table-cell table:style-name="ce7" table:formula="of:=RANDBETWEEN(101;150)" office:value-type="float" office:value="117" calcext:value-type="float">
            <text:p>117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95];&quot;', '&quot;;[.E195];&quot;', '&quot;;[.G195];&quot;', '&quot;;[.H195];&quot;', &quot;;[.I195];&quot;, &quot;;[.J195];&quot;, &quot;;[.K195];&quot;, &quot;;[.L195];&quot;, &quot;;[.M195];&quot;);&quot;)" office:value-type="string" office:string-value="insert into contrat_loc (date_contrat, date_debut, date_fin, caution, id_contrat_loc_client, id_contrat_loc_agence, id_contrat_loc_vehicule, id_contrat_loc_accessoire, id_contrat_loc_penalite) values ('2017/05/06', '2017/05/06', '2017/05/09', '1500.00', 186, 117, 3, 1, 1);" calcext:value-type="string">
            <text:p>insert into contrat_loc (date_contrat, date_debut, date_fin, caution, id_contrat_loc_client, id_contrat_loc_agence, id_contrat_loc_vehicule, id_contrat_loc_accessoire, id_contrat_loc_penalite) values ('2017/05/06', '2017/05/06', '2017/05/09', '1500.00', 186, 117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4" office:value-type="date" office:date-value="2017-05-06" calcext:value-type="date">
            <text:p>2017-05-06</text:p>
          </table:table-cell>
          <table:table-cell table:style-name="ce5" table:formula="of:=TEXT([.B196];&quot;aaaa/mm/jj&quot;)" office:value-type="string" office:string-value="2017/05/06" calcext:value-type="string">
            <text:p>2017/05/06</text:p>
          </table:table-cell>
          <table:table-cell table:style-name="ce4" office:value-type="date" office:date-value="2017-05-06" calcext:value-type="date">
            <text:p>2017-05-06</text:p>
          </table:table-cell>
          <table:table-cell table:style-name="ce5" table:formula="of:=TEXT([.D196];&quot;aaaa/mm/jj&quot;)" office:value-type="string" office:string-value="2017/05/06" calcext:value-type="string">
            <text:p>2017/05/06</text:p>
          </table:table-cell>
          <table:table-cell table:style-name="ce4" table:formula="of:=[.D196]+[.N196]" office:value-type="date" office:date-value="2017-05-12" calcext:value-type="date">
            <text:p>2017-05-12</text:p>
          </table:table-cell>
          <table:table-cell table:style-name="ce5" table:formula="of:=TEXT([.F196];&quot;aaaa/mm/jj&quot;)" office:value-type="string" office:string-value="2017/05/12" calcext:value-type="string">
            <text:p>2017/05/12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21" calcext:value-type="float">
            <text:p>121</text:p>
          </table:table-cell>
          <table:table-cell table:style-name="ce7" table:formula="of:=RANDBETWEEN(201;250)" office:value-type="float" office:value="241" calcext:value-type="float">
            <text:p>24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table:formula="of:=RANDBETWEEN(2;4)" office:value-type="float" office:value="4" calcext:value-type="float">
            <text:p>4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96];&quot;', '&quot;;[.E196];&quot;', '&quot;;[.G196];&quot;', '&quot;;[.H196];&quot;', &quot;;[.I196];&quot;, &quot;;[.J196];&quot;, &quot;;[.K196];&quot;, &quot;;[.L196];&quot;, &quot;;[.M196];&quot;);&quot;)" office:value-type="string" office:string-value="insert into contrat_loc (date_contrat, date_debut, date_fin, caution, id_contrat_loc_client, id_contrat_loc_agence, id_contrat_loc_vehicule, id_contrat_loc_accessoire, id_contrat_loc_penalite) values ('2017/05/06', '2017/05/06', '2017/05/12', '1500.00', 121, 241, 5, 3, 4);" calcext:value-type="string">
            <text:p>insert into contrat_loc (date_contrat, date_debut, date_fin, caution, id_contrat_loc_client, id_contrat_loc_agence, id_contrat_loc_vehicule, id_contrat_loc_accessoire, id_contrat_loc_penalite) values ('2017/05/06', '2017/05/06', '2017/05/12', '1500.00', 121, 241, 5, 3, 4);</text:p>
          </table:table-cell>
          <table:table-cell table:number-columns-repeated="1009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4" office:value-type="date" office:date-value="2017-05-07" calcext:value-type="date">
            <text:p>2017-05-07</text:p>
          </table:table-cell>
          <table:table-cell table:style-name="ce5" table:formula="of:=TEXT([.B197];&quot;aaaa/mm/jj&quot;)" office:value-type="string" office:string-value="2017/05/07" calcext:value-type="string">
            <text:p>2017/05/07</text:p>
          </table:table-cell>
          <table:table-cell table:style-name="ce4" office:value-type="date" office:date-value="2017-05-07" calcext:value-type="date">
            <text:p>2017-05-07</text:p>
          </table:table-cell>
          <table:table-cell table:style-name="ce5" table:formula="of:=TEXT([.D197];&quot;aaaa/mm/jj&quot;)" office:value-type="string" office:string-value="2017/05/07" calcext:value-type="string">
            <text:p>2017/05/07</text:p>
          </table:table-cell>
          <table:table-cell table:style-name="ce4" table:formula="of:=[.D197]+[.N197]" office:value-type="date" office:date-value="2017-05-08" calcext:value-type="date">
            <text:p>2017-05-08</text:p>
          </table:table-cell>
          <table:table-cell table:style-name="ce5" table:formula="of:=TEXT([.F197];&quot;aaaa/mm/jj&quot;)" office:value-type="string" office:string-value="2017/05/08" calcext:value-type="string">
            <text:p>2017/05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7" calcext:value-type="float">
            <text:p>127</text:p>
          </table:table-cell>
          <table:table-cell table:style-name="ce7" table:formula="of:=RANDBETWEEN(201;250)" office:value-type="float" office:value="222" calcext:value-type="float">
            <text:p>222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97];&quot;', '&quot;;[.E197];&quot;', '&quot;;[.G197];&quot;', '&quot;;[.H197];&quot;', &quot;;[.I197];&quot;, &quot;;[.J197];&quot;, &quot;;[.K197];&quot;, &quot;;[.L197];&quot;, &quot;;[.M197];&quot;);&quot;)" office:value-type="string" office:string-value="insert into contrat_loc (date_contrat, date_debut, date_fin, caution, id_contrat_loc_client, id_contrat_loc_agence, id_contrat_loc_vehicule, id_contrat_loc_accessoire, id_contrat_loc_penalite) values ('2017/05/07', '2017/05/07', '2017/05/08', '1500.00', 127, 222, 5, 1, 1);" calcext:value-type="string">
            <text:p>insert into contrat_loc (date_contrat, date_debut, date_fin, caution, id_contrat_loc_client, id_contrat_loc_agence, id_contrat_loc_vehicule, id_contrat_loc_accessoire, id_contrat_loc_penalite) values ('2017/05/07', '2017/05/07', '2017/05/08', '1500.00', 127, 222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4" office:value-type="date" office:date-value="2017-05-07" calcext:value-type="date">
            <text:p>2017-05-07</text:p>
          </table:table-cell>
          <table:table-cell table:style-name="ce5" table:formula="of:=TEXT([.B198];&quot;aaaa/mm/jj&quot;)" office:value-type="string" office:string-value="2017/05/07" calcext:value-type="string">
            <text:p>2017/05/07</text:p>
          </table:table-cell>
          <table:table-cell table:style-name="ce4" office:value-type="date" office:date-value="2017-05-07" calcext:value-type="date">
            <text:p>2017-05-07</text:p>
          </table:table-cell>
          <table:table-cell table:style-name="ce5" table:formula="of:=TEXT([.D198];&quot;aaaa/mm/jj&quot;)" office:value-type="string" office:string-value="2017/05/07" calcext:value-type="string">
            <text:p>2017/05/07</text:p>
          </table:table-cell>
          <table:table-cell table:style-name="ce4" table:formula="of:=[.D198]+[.N198]" office:value-type="date" office:date-value="2017-05-20" calcext:value-type="date">
            <text:p>2017-05-20</text:p>
          </table:table-cell>
          <table:table-cell table:style-name="ce5" table:formula="of:=TEXT([.F198];&quot;aaaa/mm/jj&quot;)" office:value-type="string" office:string-value="2017/05/20" calcext:value-type="string">
            <text:p>2017/05/20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35" calcext:value-type="float">
            <text:p>135</text:p>
          </table:table-cell>
          <table:table-cell table:style-name="ce7" table:formula="of:=RANDBETWEEN(151;200)" office:value-type="float" office:value="188" calcext:value-type="float">
            <text:p>188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98];&quot;', '&quot;;[.E198];&quot;', '&quot;;[.G198];&quot;', '&quot;;[.H198];&quot;', &quot;;[.I198];&quot;, &quot;;[.J198];&quot;, &quot;;[.K198];&quot;, &quot;;[.L198];&quot;, &quot;;[.M198];&quot;);&quot;)" office:value-type="string" office:string-value="insert into contrat_loc (date_contrat, date_debut, date_fin, caution, id_contrat_loc_client, id_contrat_loc_agence, id_contrat_loc_vehicule, id_contrat_loc_accessoire, id_contrat_loc_penalite) values ('2017/05/07', '2017/05/07', '2017/05/20', '1500.00', 135, 188, 4, 1, 1);" calcext:value-type="string">
            <text:p>insert into contrat_loc (date_contrat, date_debut, date_fin, caution, id_contrat_loc_client, id_contrat_loc_agence, id_contrat_loc_vehicule, id_contrat_loc_accessoire, id_contrat_loc_penalite) values ('2017/05/07', '2017/05/07', '2017/05/20', '1500.00', 135, 188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4" office:value-type="date" office:date-value="2017-05-08" calcext:value-type="date">
            <text:p>2017-05-08</text:p>
          </table:table-cell>
          <table:table-cell table:style-name="ce5" table:formula="of:=TEXT([.B199];&quot;aaaa/mm/jj&quot;)" office:value-type="string" office:string-value="2017/05/08" calcext:value-type="string">
            <text:p>2017/05/08</text:p>
          </table:table-cell>
          <table:table-cell table:style-name="ce4" office:value-type="date" office:date-value="2017-05-08" calcext:value-type="date">
            <text:p>2017-05-08</text:p>
          </table:table-cell>
          <table:table-cell table:style-name="ce5" table:formula="of:=TEXT([.D199];&quot;aaaa/mm/jj&quot;)" office:value-type="string" office:string-value="2017/05/08" calcext:value-type="string">
            <text:p>2017/05/08</text:p>
          </table:table-cell>
          <table:table-cell table:style-name="ce4" table:formula="of:=[.D199]+[.N199]" office:value-type="date" office:date-value="2017-05-19" calcext:value-type="date">
            <text:p>2017-05-19</text:p>
          </table:table-cell>
          <table:table-cell table:style-name="ce5" table:formula="of:=TEXT([.F199];&quot;aaaa/mm/jj&quot;)" office:value-type="string" office:string-value="2017/05/19" calcext:value-type="string">
            <text:p>2017/05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0" calcext:value-type="float">
            <text:p>150</text:p>
          </table:table-cell>
          <table:table-cell table:style-name="ce7" table:formula="of:=RANDBETWEEN(101;150)" office:value-type="float" office:value="122" calcext:value-type="float">
            <text:p>122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199];&quot;', '&quot;;[.E199];&quot;', '&quot;;[.G199];&quot;', '&quot;;[.H199];&quot;', &quot;;[.I199];&quot;, &quot;;[.J199];&quot;, &quot;;[.K199];&quot;, &quot;;[.L199];&quot;, &quot;;[.M199];&quot;);&quot;)" office:value-type="string" office:string-value="insert into contrat_loc (date_contrat, date_debut, date_fin, caution, id_contrat_loc_client, id_contrat_loc_agence, id_contrat_loc_vehicule, id_contrat_loc_accessoire, id_contrat_loc_penalite) values ('2017/05/08', '2017/05/08', '2017/05/19', '1500.00', 150, 122, 3, 5, 1);" calcext:value-type="string">
            <text:p>insert into contrat_loc (date_contrat, date_debut, date_fin, caution, id_contrat_loc_client, id_contrat_loc_agence, id_contrat_loc_vehicule, id_contrat_loc_accessoire, id_contrat_loc_penalite) values ('2017/05/08', '2017/05/08', '2017/05/19', '1500.00', 150, 122, 3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4" office:value-type="date" office:date-value="2017-05-08" calcext:value-type="date">
            <text:p>2017-05-08</text:p>
          </table:table-cell>
          <table:table-cell table:style-name="ce5" table:formula="of:=TEXT([.B200];&quot;aaaa/mm/jj&quot;)" office:value-type="string" office:string-value="2017/05/08" calcext:value-type="string">
            <text:p>2017/05/08</text:p>
          </table:table-cell>
          <table:table-cell table:style-name="ce4" office:value-type="date" office:date-value="2017-05-08" calcext:value-type="date">
            <text:p>2017-05-08</text:p>
          </table:table-cell>
          <table:table-cell table:style-name="ce5" table:formula="of:=TEXT([.D200];&quot;aaaa/mm/jj&quot;)" office:value-type="string" office:string-value="2017/05/08" calcext:value-type="string">
            <text:p>2017/05/08</text:p>
          </table:table-cell>
          <table:table-cell table:style-name="ce4" table:formula="of:=[.D200]+[.N200]" office:value-type="date" office:date-value="2017-05-20" calcext:value-type="date">
            <text:p>2017-05-20</text:p>
          </table:table-cell>
          <table:table-cell table:style-name="ce5" table:formula="of:=TEXT([.F200];&quot;aaaa/mm/jj&quot;)" office:value-type="string" office:string-value="2017/05/20" calcext:value-type="string">
            <text:p>2017/05/20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72" calcext:value-type="float">
            <text:p>172</text:p>
          </table:table-cell>
          <table:table-cell table:style-name="ce7" table:formula="of:=RANDBETWEEN(201;250)" office:value-type="float" office:value="201" calcext:value-type="float">
            <text:p>20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00];&quot;', '&quot;;[.E200];&quot;', '&quot;;[.G200];&quot;', '&quot;;[.H200];&quot;', &quot;;[.I200];&quot;, &quot;;[.J200];&quot;, &quot;;[.K200];&quot;, &quot;;[.L200];&quot;, &quot;;[.M200];&quot;);&quot;)" office:value-type="string" office:string-value="insert into contrat_loc (date_contrat, date_debut, date_fin, caution, id_contrat_loc_client, id_contrat_loc_agence, id_contrat_loc_vehicule, id_contrat_loc_accessoire, id_contrat_loc_penalite) values ('2017/05/08', '2017/05/08', '2017/05/20', '1500.00', 172, 201, 5, 4, 1);" calcext:value-type="string">
            <text:p>insert into contrat_loc (date_contrat, date_debut, date_fin, caution, id_contrat_loc_client, id_contrat_loc_agence, id_contrat_loc_vehicule, id_contrat_loc_accessoire, id_contrat_loc_penalite) values ('2017/05/08', '2017/05/08', '2017/05/20', '1500.00', 172, 201, 5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4" office:value-type="date" office:date-value="2017-05-09" calcext:value-type="date">
            <text:p>2017-05-09</text:p>
          </table:table-cell>
          <table:table-cell table:style-name="ce5" table:formula="of:=TEXT([.B201];&quot;aaaa/mm/jj&quot;)" office:value-type="string" office:string-value="2017/05/09" calcext:value-type="string">
            <text:p>2017/05/09</text:p>
          </table:table-cell>
          <table:table-cell table:style-name="ce4" office:value-type="date" office:date-value="2017-05-09" calcext:value-type="date">
            <text:p>2017-05-09</text:p>
          </table:table-cell>
          <table:table-cell table:style-name="ce5" table:formula="of:=TEXT([.D201];&quot;aaaa/mm/jj&quot;)" office:value-type="string" office:string-value="2017/05/09" calcext:value-type="string">
            <text:p>2017/05/09</text:p>
          </table:table-cell>
          <table:table-cell table:style-name="ce4" table:formula="of:=[.D201]+[.N201]" office:value-type="date" office:date-value="2017-05-20" calcext:value-type="date">
            <text:p>2017-05-20</text:p>
          </table:table-cell>
          <table:table-cell table:style-name="ce5" table:formula="of:=TEXT([.F201];&quot;aaaa/mm/jj&quot;)" office:value-type="string" office:string-value="2017/05/20" calcext:value-type="string">
            <text:p>2017/05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6" calcext:value-type="float">
            <text:p>86</text:p>
          </table:table-cell>
          <table:table-cell table:style-name="ce7" table:formula="of:=RANDBETWEEN(51;100)" office:value-type="float" office:value="69" calcext:value-type="float">
            <text:p>69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01];&quot;', '&quot;;[.E201];&quot;', '&quot;;[.G201];&quot;', '&quot;;[.H201];&quot;', &quot;;[.I201];&quot;, &quot;;[.J201];&quot;, &quot;;[.K201];&quot;, &quot;;[.L201];&quot;, &quot;;[.M201];&quot;);&quot;)" office:value-type="string" office:string-value="insert into contrat_loc (date_contrat, date_debut, date_fin, caution, id_contrat_loc_client, id_contrat_loc_agence, id_contrat_loc_vehicule, id_contrat_loc_accessoire, id_contrat_loc_penalite) values ('2017/05/09', '2017/05/09', '2017/05/20', '1500.00', 86, 69, 2, 5, 1);" calcext:value-type="string">
            <text:p>insert into contrat_loc (date_contrat, date_debut, date_fin, caution, id_contrat_loc_client, id_contrat_loc_agence, id_contrat_loc_vehicule, id_contrat_loc_accessoire, id_contrat_loc_penalite) values ('2017/05/09', '2017/05/09', '2017/05/20', '1500.00', 86, 69, 2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4" office:value-type="date" office:date-value="2017-05-09" calcext:value-type="date">
            <text:p>2017-05-09</text:p>
          </table:table-cell>
          <table:table-cell table:style-name="ce5" table:formula="of:=TEXT([.B202];&quot;aaaa/mm/jj&quot;)" office:value-type="string" office:string-value="2017/05/09" calcext:value-type="string">
            <text:p>2017/05/09</text:p>
          </table:table-cell>
          <table:table-cell table:style-name="ce4" office:value-type="date" office:date-value="2017-05-09" calcext:value-type="date">
            <text:p>2017-05-09</text:p>
          </table:table-cell>
          <table:table-cell table:style-name="ce5" table:formula="of:=TEXT([.D202];&quot;aaaa/mm/jj&quot;)" office:value-type="string" office:string-value="2017/05/09" calcext:value-type="string">
            <text:p>2017/05/09</text:p>
          </table:table-cell>
          <table:table-cell table:style-name="ce4" table:formula="of:=[.D202]+[.N202]" office:value-type="date" office:date-value="2017-05-12" calcext:value-type="date">
            <text:p>2017-05-12</text:p>
          </table:table-cell>
          <table:table-cell table:style-name="ce5" table:formula="of:=TEXT([.F202];&quot;aaaa/mm/jj&quot;)" office:value-type="string" office:string-value="2017/05/12" calcext:value-type="string">
            <text:p>2017/05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8" calcext:value-type="float">
            <text:p>58</text:p>
          </table:table-cell>
          <table:table-cell table:style-name="ce7" table:formula="of:=RANDBETWEEN(201;250)" office:value-type="float" office:value="242" calcext:value-type="float">
            <text:p>242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02];&quot;', '&quot;;[.E202];&quot;', '&quot;;[.G202];&quot;', '&quot;;[.H202];&quot;', &quot;;[.I202];&quot;, &quot;;[.J202];&quot;, &quot;;[.K202];&quot;, &quot;;[.L202];&quot;, &quot;;[.M202];&quot;);&quot;)" office:value-type="string" office:string-value="insert into contrat_loc (date_contrat, date_debut, date_fin, caution, id_contrat_loc_client, id_contrat_loc_agence, id_contrat_loc_vehicule, id_contrat_loc_accessoire, id_contrat_loc_penalite) values ('2017/05/09', '2017/05/09', '2017/05/12', '1500.00', 58, 242, 5, 5, 1);" calcext:value-type="string">
            <text:p>insert into contrat_loc (date_contrat, date_debut, date_fin, caution, id_contrat_loc_client, id_contrat_loc_agence, id_contrat_loc_vehicule, id_contrat_loc_accessoire, id_contrat_loc_penalite) values ('2017/05/09', '2017/05/09', '2017/05/12', '1500.00', 58, 242, 5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4" office:value-type="date" office:date-value="2017-05-09" calcext:value-type="date">
            <text:p>2017-05-09</text:p>
          </table:table-cell>
          <table:table-cell table:style-name="ce5" table:formula="of:=TEXT([.B203];&quot;aaaa/mm/jj&quot;)" office:value-type="string" office:string-value="2017/05/09" calcext:value-type="string">
            <text:p>2017/05/09</text:p>
          </table:table-cell>
          <table:table-cell table:style-name="ce4" office:value-type="date" office:date-value="2017-05-09" calcext:value-type="date">
            <text:p>2017-05-09</text:p>
          </table:table-cell>
          <table:table-cell table:style-name="ce5" table:formula="of:=TEXT([.D203];&quot;aaaa/mm/jj&quot;)" office:value-type="string" office:string-value="2017/05/09" calcext:value-type="string">
            <text:p>2017/05/09</text:p>
          </table:table-cell>
          <table:table-cell table:style-name="ce4" table:formula="of:=[.D203]+[.N203]" office:value-type="date" office:date-value="2017-05-15" calcext:value-type="date">
            <text:p>2017-05-15</text:p>
          </table:table-cell>
          <table:table-cell table:style-name="ce5" table:formula="of:=TEXT([.F203];&quot;aaaa/mm/jj&quot;)" office:value-type="string" office:string-value="2017/05/15" calcext:value-type="string">
            <text:p>2017/05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0" calcext:value-type="float">
            <text:p>130</text:p>
          </table:table-cell>
          <table:table-cell table:style-name="ce7" table:formula="of:=RANDBETWEEN(51;100)" office:value-type="float" office:value="88" calcext:value-type="float">
            <text:p>88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03];&quot;', '&quot;;[.E203];&quot;', '&quot;;[.G203];&quot;', '&quot;;[.H203];&quot;', &quot;;[.I203];&quot;, &quot;;[.J203];&quot;, &quot;;[.K203];&quot;, &quot;;[.L203];&quot;, &quot;;[.M203];&quot;);&quot;)" office:value-type="string" office:string-value="insert into contrat_loc (date_contrat, date_debut, date_fin, caution, id_contrat_loc_client, id_contrat_loc_agence, id_contrat_loc_vehicule, id_contrat_loc_accessoire, id_contrat_loc_penalite) values ('2017/05/09', '2017/05/09', '2017/05/15', '1500.00', 130, 88, 2, 1, 1);" calcext:value-type="string">
            <text:p>insert into contrat_loc (date_contrat, date_debut, date_fin, caution, id_contrat_loc_client, id_contrat_loc_agence, id_contrat_loc_vehicule, id_contrat_loc_accessoire, id_contrat_loc_penalite) values ('2017/05/09', '2017/05/09', '2017/05/15', '1500.00', 130, 88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4" office:value-type="date" office:date-value="2017-05-10" calcext:value-type="date">
            <text:p>2017-05-10</text:p>
          </table:table-cell>
          <table:table-cell table:style-name="ce5" table:formula="of:=TEXT([.B204];&quot;aaaa/mm/jj&quot;)" office:value-type="string" office:string-value="2017/05/10" calcext:value-type="string">
            <text:p>2017/05/10</text:p>
          </table:table-cell>
          <table:table-cell table:style-name="ce4" office:value-type="date" office:date-value="2017-05-10" calcext:value-type="date">
            <text:p>2017-05-10</text:p>
          </table:table-cell>
          <table:table-cell table:style-name="ce5" table:formula="of:=TEXT([.D204];&quot;aaaa/mm/jj&quot;)" office:value-type="string" office:string-value="2017/05/10" calcext:value-type="string">
            <text:p>2017/05/10</text:p>
          </table:table-cell>
          <table:table-cell table:style-name="ce4" table:formula="of:=[.D204]+[.N204]" office:value-type="date" office:date-value="2017-05-16" calcext:value-type="date">
            <text:p>2017-05-16</text:p>
          </table:table-cell>
          <table:table-cell table:style-name="ce5" table:formula="of:=TEXT([.F204];&quot;aaaa/mm/jj&quot;)" office:value-type="string" office:string-value="2017/05/16" calcext:value-type="string">
            <text:p>2017/05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6" calcext:value-type="float">
            <text:p>216</text:p>
          </table:table-cell>
          <table:table-cell table:style-name="ce7" table:formula="of:=RANDBETWEEN(201;250)" office:value-type="float" office:value="231" calcext:value-type="float">
            <text:p>23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04];&quot;', '&quot;;[.E204];&quot;', '&quot;;[.G204];&quot;', '&quot;;[.H204];&quot;', &quot;;[.I204];&quot;, &quot;;[.J204];&quot;, &quot;;[.K204];&quot;, &quot;;[.L204];&quot;, &quot;;[.M204];&quot;);&quot;)" office:value-type="string" office:string-value="insert into contrat_loc (date_contrat, date_debut, date_fin, caution, id_contrat_loc_client, id_contrat_loc_agence, id_contrat_loc_vehicule, id_contrat_loc_accessoire, id_contrat_loc_penalite) values ('2017/05/10', '2017/05/10', '2017/05/16', '1500.00', 216, 231, 5, 1, 1);" calcext:value-type="string">
            <text:p>insert into contrat_loc (date_contrat, date_debut, date_fin, caution, id_contrat_loc_client, id_contrat_loc_agence, id_contrat_loc_vehicule, id_contrat_loc_accessoire, id_contrat_loc_penalite) values ('2017/05/10', '2017/05/10', '2017/05/16', '1500.00', 216, 231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4" office:value-type="date" office:date-value="2017-05-11" calcext:value-type="date">
            <text:p>2017-05-11</text:p>
          </table:table-cell>
          <table:table-cell table:style-name="ce5" table:formula="of:=TEXT([.B205];&quot;aaaa/mm/jj&quot;)" office:value-type="string" office:string-value="2017/05/11" calcext:value-type="string">
            <text:p>2017/05/11</text:p>
          </table:table-cell>
          <table:table-cell table:style-name="ce4" office:value-type="date" office:date-value="2017-05-11" calcext:value-type="date">
            <text:p>2017-05-11</text:p>
          </table:table-cell>
          <table:table-cell table:style-name="ce5" table:formula="of:=TEXT([.D205];&quot;aaaa/mm/jj&quot;)" office:value-type="string" office:string-value="2017/05/11" calcext:value-type="string">
            <text:p>2017/05/11</text:p>
          </table:table-cell>
          <table:table-cell table:style-name="ce4" table:formula="of:=[.D205]+[.N205]" office:value-type="date" office:date-value="2017-05-14" calcext:value-type="date">
            <text:p>2017-05-14</text:p>
          </table:table-cell>
          <table:table-cell table:style-name="ce5" table:formula="of:=TEXT([.F205];&quot;aaaa/mm/jj&quot;)" office:value-type="string" office:string-value="2017/05/14" calcext:value-type="string">
            <text:p>2017/05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2" calcext:value-type="float">
            <text:p>202</text:p>
          </table:table-cell>
          <table:table-cell table:style-name="ce7" table:formula="of:=RANDBETWEEN(1;50)" office:value-type="float" office:value="17" calcext:value-type="float">
            <text:p>17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05];&quot;', '&quot;;[.E205];&quot;', '&quot;;[.G205];&quot;', '&quot;;[.H205];&quot;', &quot;;[.I205];&quot;, &quot;;[.J205];&quot;, &quot;;[.K205];&quot;, &quot;;[.L205];&quot;, &quot;;[.M205];&quot;);&quot;)" office:value-type="string" office:string-value="insert into contrat_loc (date_contrat, date_debut, date_fin, caution, id_contrat_loc_client, id_contrat_loc_agence, id_contrat_loc_vehicule, id_contrat_loc_accessoire, id_contrat_loc_penalite) values ('2017/05/11', '2017/05/11', '2017/05/14', '1500.00', 202, 17, 1, 1, 1);" calcext:value-type="string">
            <text:p>insert into contrat_loc (date_contrat, date_debut, date_fin, caution, id_contrat_loc_client, id_contrat_loc_agence, id_contrat_loc_vehicule, id_contrat_loc_accessoire, id_contrat_loc_penalite) values ('2017/05/11', '2017/05/11', '2017/05/14', '1500.00', 202, 17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4" office:value-type="date" office:date-value="2017-05-12" calcext:value-type="date">
            <text:p>2017-05-12</text:p>
          </table:table-cell>
          <table:table-cell table:style-name="ce5" table:formula="of:=TEXT([.B206];&quot;aaaa/mm/jj&quot;)" office:value-type="string" office:string-value="2017/05/12" calcext:value-type="string">
            <text:p>2017/05/12</text:p>
          </table:table-cell>
          <table:table-cell table:style-name="ce4" office:value-type="date" office:date-value="2017-05-12" calcext:value-type="date">
            <text:p>2017-05-12</text:p>
          </table:table-cell>
          <table:table-cell table:style-name="ce5" table:formula="of:=TEXT([.D206];&quot;aaaa/mm/jj&quot;)" office:value-type="string" office:string-value="2017/05/12" calcext:value-type="string">
            <text:p>2017/05/12</text:p>
          </table:table-cell>
          <table:table-cell table:style-name="ce4" table:formula="of:=[.D206]+[.N206]" office:value-type="date" office:date-value="2017-05-14" calcext:value-type="date">
            <text:p>2017-05-14</text:p>
          </table:table-cell>
          <table:table-cell table:style-name="ce5" table:formula="of:=TEXT([.F206];&quot;aaaa/mm/jj&quot;)" office:value-type="string" office:string-value="2017/05/14" calcext:value-type="string">
            <text:p>2017/05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4" calcext:value-type="float">
            <text:p>134</text:p>
          </table:table-cell>
          <table:table-cell table:style-name="ce7" table:formula="of:=RANDBETWEEN(51;100)" office:value-type="float" office:value="69" calcext:value-type="float">
            <text:p>69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06];&quot;', '&quot;;[.E206];&quot;', '&quot;;[.G206];&quot;', '&quot;;[.H206];&quot;', &quot;;[.I206];&quot;, &quot;;[.J206];&quot;, &quot;;[.K206];&quot;, &quot;;[.L206];&quot;, &quot;;[.M206];&quot;);&quot;)" office:value-type="string" office:string-value="insert into contrat_loc (date_contrat, date_debut, date_fin, caution, id_contrat_loc_client, id_contrat_loc_agence, id_contrat_loc_vehicule, id_contrat_loc_accessoire, id_contrat_loc_penalite) values ('2017/05/12', '2017/05/12', '2017/05/14', '1500.00', 134, 69, 2, 3, 1);" calcext:value-type="string">
            <text:p>insert into contrat_loc (date_contrat, date_debut, date_fin, caution, id_contrat_loc_client, id_contrat_loc_agence, id_contrat_loc_vehicule, id_contrat_loc_accessoire, id_contrat_loc_penalite) values ('2017/05/12', '2017/05/12', '2017/05/14', '1500.00', 134, 69, 2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4" office:value-type="date" office:date-value="2017-05-13" calcext:value-type="date">
            <text:p>2017-05-13</text:p>
          </table:table-cell>
          <table:table-cell table:style-name="ce5" table:formula="of:=TEXT([.B207];&quot;aaaa/mm/jj&quot;)" office:value-type="string" office:string-value="2017/05/13" calcext:value-type="string">
            <text:p>2017/05/13</text:p>
          </table:table-cell>
          <table:table-cell table:style-name="ce4" office:value-type="date" office:date-value="2017-05-13" calcext:value-type="date">
            <text:p>2017-05-13</text:p>
          </table:table-cell>
          <table:table-cell table:style-name="ce5" table:formula="of:=TEXT([.D207];&quot;aaaa/mm/jj&quot;)" office:value-type="string" office:string-value="2017/05/13" calcext:value-type="string">
            <text:p>2017/05/13</text:p>
          </table:table-cell>
          <table:table-cell table:style-name="ce4" table:formula="of:=[.D207]+[.N207]" office:value-type="date" office:date-value="2017-05-27" calcext:value-type="date">
            <text:p>2017-05-27</text:p>
          </table:table-cell>
          <table:table-cell table:style-name="ce5" table:formula="of:=TEXT([.F207];&quot;aaaa/mm/jj&quot;)" office:value-type="string" office:string-value="2017/05/27" calcext:value-type="string">
            <text:p>2017/05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5" calcext:value-type="float">
            <text:p>185</text:p>
          </table:table-cell>
          <table:table-cell table:style-name="ce7" table:formula="of:=RANDBETWEEN(151;200)" office:value-type="float" office:value="153" calcext:value-type="float">
            <text:p>153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07];&quot;', '&quot;;[.E207];&quot;', '&quot;;[.G207];&quot;', '&quot;;[.H207];&quot;', &quot;;[.I207];&quot;, &quot;;[.J207];&quot;, &quot;;[.K207];&quot;, &quot;;[.L207];&quot;, &quot;;[.M207];&quot;);&quot;)" office:value-type="string" office:string-value="insert into contrat_loc (date_contrat, date_debut, date_fin, caution, id_contrat_loc_client, id_contrat_loc_agence, id_contrat_loc_vehicule, id_contrat_loc_accessoire, id_contrat_loc_penalite) values ('2017/05/13', '2017/05/13', '2017/05/27', '1500.00', 185, 153, 4, 3, 1);" calcext:value-type="string">
            <text:p>insert into contrat_loc (date_contrat, date_debut, date_fin, caution, id_contrat_loc_client, id_contrat_loc_agence, id_contrat_loc_vehicule, id_contrat_loc_accessoire, id_contrat_loc_penalite) values ('2017/05/13', '2017/05/13', '2017/05/27', '1500.00', 185, 153, 4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4" office:value-type="date" office:date-value="2017-05-14" calcext:value-type="date">
            <text:p>2017-05-14</text:p>
          </table:table-cell>
          <table:table-cell table:style-name="ce5" table:formula="of:=TEXT([.B208];&quot;aaaa/mm/jj&quot;)" office:value-type="string" office:string-value="2017/05/14" calcext:value-type="string">
            <text:p>2017/05/14</text:p>
          </table:table-cell>
          <table:table-cell table:style-name="ce4" office:value-type="date" office:date-value="2017-05-14" calcext:value-type="date">
            <text:p>2017-05-14</text:p>
          </table:table-cell>
          <table:table-cell table:style-name="ce5" table:formula="of:=TEXT([.D208];&quot;aaaa/mm/jj&quot;)" office:value-type="string" office:string-value="2017/05/14" calcext:value-type="string">
            <text:p>2017/05/14</text:p>
          </table:table-cell>
          <table:table-cell table:style-name="ce4" table:formula="of:=[.D208]+[.N208]" office:value-type="date" office:date-value="2017-05-29" calcext:value-type="date">
            <text:p>2017-05-29</text:p>
          </table:table-cell>
          <table:table-cell table:style-name="ce5" table:formula="of:=TEXT([.F208];&quot;aaaa/mm/jj&quot;)" office:value-type="string" office:string-value="2017/05/29" calcext:value-type="string">
            <text:p>2017/05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7" calcext:value-type="float">
            <text:p>107</text:p>
          </table:table-cell>
          <table:table-cell table:style-name="ce7" table:formula="of:=RANDBETWEEN(51;100)" office:value-type="float" office:value="97" calcext:value-type="float">
            <text:p>97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08];&quot;', '&quot;;[.E208];&quot;', '&quot;;[.G208];&quot;', '&quot;;[.H208];&quot;', &quot;;[.I208];&quot;, &quot;;[.J208];&quot;, &quot;;[.K208];&quot;, &quot;;[.L208];&quot;, &quot;;[.M208];&quot;);&quot;)" office:value-type="string" office:string-value="insert into contrat_loc (date_contrat, date_debut, date_fin, caution, id_contrat_loc_client, id_contrat_loc_agence, id_contrat_loc_vehicule, id_contrat_loc_accessoire, id_contrat_loc_penalite) values ('2017/05/14', '2017/05/14', '2017/05/29', '1500.00', 107, 97, 2, 1, 1);" calcext:value-type="string">
            <text:p>insert into contrat_loc (date_contrat, date_debut, date_fin, caution, id_contrat_loc_client, id_contrat_loc_agence, id_contrat_loc_vehicule, id_contrat_loc_accessoire, id_contrat_loc_penalite) values ('2017/05/14', '2017/05/14', '2017/05/29', '1500.00', 107, 97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4" office:value-type="date" office:date-value="2017-05-15" calcext:value-type="date">
            <text:p>2017-05-15</text:p>
          </table:table-cell>
          <table:table-cell table:style-name="ce5" table:formula="of:=TEXT([.B209];&quot;aaaa/mm/jj&quot;)" office:value-type="string" office:string-value="2017/05/15" calcext:value-type="string">
            <text:p>2017/05/15</text:p>
          </table:table-cell>
          <table:table-cell table:style-name="ce4" office:value-type="date" office:date-value="2017-05-15" calcext:value-type="date">
            <text:p>2017-05-15</text:p>
          </table:table-cell>
          <table:table-cell table:style-name="ce5" table:formula="of:=TEXT([.D209];&quot;aaaa/mm/jj&quot;)" office:value-type="string" office:string-value="2017/05/15" calcext:value-type="string">
            <text:p>2017/05/15</text:p>
          </table:table-cell>
          <table:table-cell table:style-name="ce4" table:formula="of:=[.D209]+[.N209]" office:value-type="date" office:date-value="2017-05-28" calcext:value-type="date">
            <text:p>2017-05-28</text:p>
          </table:table-cell>
          <table:table-cell table:style-name="ce5" table:formula="of:=TEXT([.F209];&quot;aaaa/mm/jj&quot;)" office:value-type="string" office:string-value="2017/05/28" calcext:value-type="string">
            <text:p>2017/05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8" calcext:value-type="float">
            <text:p>158</text:p>
          </table:table-cell>
          <table:table-cell table:style-name="ce7" table:formula="of:=RANDBETWEEN(151;200)" office:value-type="float" office:value="167" calcext:value-type="float">
            <text:p>167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09];&quot;', '&quot;;[.E209];&quot;', '&quot;;[.G209];&quot;', '&quot;;[.H209];&quot;', &quot;;[.I209];&quot;, &quot;;[.J209];&quot;, &quot;;[.K209];&quot;, &quot;;[.L209];&quot;, &quot;;[.M209];&quot;);&quot;)" office:value-type="string" office:string-value="insert into contrat_loc (date_contrat, date_debut, date_fin, caution, id_contrat_loc_client, id_contrat_loc_agence, id_contrat_loc_vehicule, id_contrat_loc_accessoire, id_contrat_loc_penalite) values ('2017/05/15', '2017/05/15', '2017/05/28', '1500.00', 158, 167, 4, 1, 1);" calcext:value-type="string">
            <text:p>insert into contrat_loc (date_contrat, date_debut, date_fin, caution, id_contrat_loc_client, id_contrat_loc_agence, id_contrat_loc_vehicule, id_contrat_loc_accessoire, id_contrat_loc_penalite) values ('2017/05/15', '2017/05/15', '2017/05/28', '1500.00', 158, 167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4" office:value-type="date" office:date-value="2017-05-16" calcext:value-type="date">
            <text:p>2017-05-16</text:p>
          </table:table-cell>
          <table:table-cell table:style-name="ce5" table:formula="of:=TEXT([.B210];&quot;aaaa/mm/jj&quot;)" office:value-type="string" office:string-value="2017/05/16" calcext:value-type="string">
            <text:p>2017/05/16</text:p>
          </table:table-cell>
          <table:table-cell table:style-name="ce4" office:value-type="date" office:date-value="2017-05-16" calcext:value-type="date">
            <text:p>2017-05-16</text:p>
          </table:table-cell>
          <table:table-cell table:style-name="ce5" table:formula="of:=TEXT([.D210];&quot;aaaa/mm/jj&quot;)" office:value-type="string" office:string-value="2017/05/16" calcext:value-type="string">
            <text:p>2017/05/16</text:p>
          </table:table-cell>
          <table:table-cell table:style-name="ce4" table:formula="of:=[.D210]+[.N210]" office:value-type="date" office:date-value="2017-05-21" calcext:value-type="date">
            <text:p>2017-05-21</text:p>
          </table:table-cell>
          <table:table-cell table:style-name="ce5" table:formula="of:=TEXT([.F210];&quot;aaaa/mm/jj&quot;)" office:value-type="string" office:string-value="2017/05/21" calcext:value-type="string">
            <text:p>2017/05/2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0" calcext:value-type="float">
            <text:p>170</text:p>
          </table:table-cell>
          <table:table-cell table:style-name="ce7" table:formula="of:=RANDBETWEEN(201;250)" office:value-type="float" office:value="217" calcext:value-type="float">
            <text:p>217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10];&quot;', '&quot;;[.E210];&quot;', '&quot;;[.G210];&quot;', '&quot;;[.H210];&quot;', &quot;;[.I210];&quot;, &quot;;[.J210];&quot;, &quot;;[.K210];&quot;, &quot;;[.L210];&quot;, &quot;;[.M210];&quot;);&quot;)" office:value-type="string" office:string-value="insert into contrat_loc (date_contrat, date_debut, date_fin, caution, id_contrat_loc_client, id_contrat_loc_agence, id_contrat_loc_vehicule, id_contrat_loc_accessoire, id_contrat_loc_penalite) values ('2017/05/16', '2017/05/16', '2017/05/21', '1500.00', 170, 217, 5, 1, 1);" calcext:value-type="string">
            <text:p>insert into contrat_loc (date_contrat, date_debut, date_fin, caution, id_contrat_loc_client, id_contrat_loc_agence, id_contrat_loc_vehicule, id_contrat_loc_accessoire, id_contrat_loc_penalite) values ('2017/05/16', '2017/05/16', '2017/05/21', '1500.00', 170, 217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4" office:value-type="date" office:date-value="2017-05-18" calcext:value-type="date">
            <text:p>2017-05-18</text:p>
          </table:table-cell>
          <table:table-cell table:style-name="ce5" table:formula="of:=TEXT([.B211];&quot;aaaa/mm/jj&quot;)" office:value-type="string" office:string-value="2017/05/18" calcext:value-type="string">
            <text:p>2017/05/18</text:p>
          </table:table-cell>
          <table:table-cell table:style-name="ce4" office:value-type="date" office:date-value="2017-05-18" calcext:value-type="date">
            <text:p>2017-05-18</text:p>
          </table:table-cell>
          <table:table-cell table:style-name="ce5" table:formula="of:=TEXT([.D211];&quot;aaaa/mm/jj&quot;)" office:value-type="string" office:string-value="2017/05/18" calcext:value-type="string">
            <text:p>2017/05/18</text:p>
          </table:table-cell>
          <table:table-cell table:style-name="ce4" table:formula="of:=[.D211]+[.N211]" office:value-type="date" office:date-value="2017-05-22" calcext:value-type="date">
            <text:p>2017-05-22</text:p>
          </table:table-cell>
          <table:table-cell table:style-name="ce5" table:formula="of:=TEXT([.F211];&quot;aaaa/mm/jj&quot;)" office:value-type="string" office:string-value="2017/05/22" calcext:value-type="string">
            <text:p>2017/05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8" calcext:value-type="float">
            <text:p>158</text:p>
          </table:table-cell>
          <table:table-cell table:style-name="ce7" table:formula="of:=RANDBETWEEN(1;50)" office:value-type="float" office:value="33" calcext:value-type="float">
            <text:p>33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11];&quot;', '&quot;;[.E211];&quot;', '&quot;;[.G211];&quot;', '&quot;;[.H211];&quot;', &quot;;[.I211];&quot;, &quot;;[.J211];&quot;, &quot;;[.K211];&quot;, &quot;;[.L211];&quot;, &quot;;[.M211];&quot;);&quot;)" office:value-type="string" office:string-value="insert into contrat_loc (date_contrat, date_debut, date_fin, caution, id_contrat_loc_client, id_contrat_loc_agence, id_contrat_loc_vehicule, id_contrat_loc_accessoire, id_contrat_loc_penalite) values ('2017/05/18', '2017/05/18', '2017/05/22', '1500.00', 158, 33, 1, 1, 1);" calcext:value-type="string">
            <text:p>insert into contrat_loc (date_contrat, date_debut, date_fin, caution, id_contrat_loc_client, id_contrat_loc_agence, id_contrat_loc_vehicule, id_contrat_loc_accessoire, id_contrat_loc_penalite) values ('2017/05/18', '2017/05/18', '2017/05/22', '1500.00', 158, 33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4" office:value-type="date" office:date-value="2017-05-18" calcext:value-type="date">
            <text:p>2017-05-18</text:p>
          </table:table-cell>
          <table:table-cell table:style-name="ce5" table:formula="of:=TEXT([.B212];&quot;aaaa/mm/jj&quot;)" office:value-type="string" office:string-value="2017/05/18" calcext:value-type="string">
            <text:p>2017/05/18</text:p>
          </table:table-cell>
          <table:table-cell table:style-name="ce4" office:value-type="date" office:date-value="2017-05-18" calcext:value-type="date">
            <text:p>2017-05-18</text:p>
          </table:table-cell>
          <table:table-cell table:style-name="ce5" table:formula="of:=TEXT([.D212];&quot;aaaa/mm/jj&quot;)" office:value-type="string" office:string-value="2017/05/18" calcext:value-type="string">
            <text:p>2017/05/18</text:p>
          </table:table-cell>
          <table:table-cell table:style-name="ce4" table:formula="of:=[.D212]+[.N212]" office:value-type="date" office:date-value="2017-05-28" calcext:value-type="date">
            <text:p>2017-05-28</text:p>
          </table:table-cell>
          <table:table-cell table:style-name="ce5" table:formula="of:=TEXT([.F212];&quot;aaaa/mm/jj&quot;)" office:value-type="string" office:string-value="2017/05/28" calcext:value-type="string">
            <text:p>2017/05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1" calcext:value-type="float">
            <text:p>231</text:p>
          </table:table-cell>
          <table:table-cell table:style-name="ce7" table:formula="of:=RANDBETWEEN(151;200)" office:value-type="float" office:value="178" calcext:value-type="float">
            <text:p>178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12];&quot;', '&quot;;[.E212];&quot;', '&quot;;[.G212];&quot;', '&quot;;[.H212];&quot;', &quot;;[.I212];&quot;, &quot;;[.J212];&quot;, &quot;;[.K212];&quot;, &quot;;[.L212];&quot;, &quot;;[.M212];&quot;);&quot;)" office:value-type="string" office:string-value="insert into contrat_loc (date_contrat, date_debut, date_fin, caution, id_contrat_loc_client, id_contrat_loc_agence, id_contrat_loc_vehicule, id_contrat_loc_accessoire, id_contrat_loc_penalite) values ('2017/05/18', '2017/05/18', '2017/05/28', '1500.00', 231, 178, 4, 5, 1);" calcext:value-type="string">
            <text:p>insert into contrat_loc (date_contrat, date_debut, date_fin, caution, id_contrat_loc_client, id_contrat_loc_agence, id_contrat_loc_vehicule, id_contrat_loc_accessoire, id_contrat_loc_penalite) values ('2017/05/18', '2017/05/18', '2017/05/28', '1500.00', 231, 178, 4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4" office:value-type="date" office:date-value="2017-05-18" calcext:value-type="date">
            <text:p>2017-05-18</text:p>
          </table:table-cell>
          <table:table-cell table:style-name="ce5" table:formula="of:=TEXT([.B213];&quot;aaaa/mm/jj&quot;)" office:value-type="string" office:string-value="2017/05/18" calcext:value-type="string">
            <text:p>2017/05/18</text:p>
          </table:table-cell>
          <table:table-cell table:style-name="ce4" office:value-type="date" office:date-value="2017-05-18" calcext:value-type="date">
            <text:p>2017-05-18</text:p>
          </table:table-cell>
          <table:table-cell table:style-name="ce5" table:formula="of:=TEXT([.D213];&quot;aaaa/mm/jj&quot;)" office:value-type="string" office:string-value="2017/05/18" calcext:value-type="string">
            <text:p>2017/05/18</text:p>
          </table:table-cell>
          <table:table-cell table:style-name="ce4" table:formula="of:=[.D213]+[.N213]" office:value-type="date" office:date-value="2017-05-25" calcext:value-type="date">
            <text:p>2017-05-25</text:p>
          </table:table-cell>
          <table:table-cell table:style-name="ce5" table:formula="of:=TEXT([.F213];&quot;aaaa/mm/jj&quot;)" office:value-type="string" office:string-value="2017/05/25" calcext:value-type="string">
            <text:p>2017/05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3" calcext:value-type="float">
            <text:p>63</text:p>
          </table:table-cell>
          <table:table-cell table:style-name="ce7" table:formula="of:=RANDBETWEEN(201;250)" office:value-type="float" office:value="216" calcext:value-type="float">
            <text:p>21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13];&quot;', '&quot;;[.E213];&quot;', '&quot;;[.G213];&quot;', '&quot;;[.H213];&quot;', &quot;;[.I213];&quot;, &quot;;[.J213];&quot;, &quot;;[.K213];&quot;, &quot;;[.L213];&quot;, &quot;;[.M213];&quot;);&quot;)" office:value-type="string" office:string-value="insert into contrat_loc (date_contrat, date_debut, date_fin, caution, id_contrat_loc_client, id_contrat_loc_agence, id_contrat_loc_vehicule, id_contrat_loc_accessoire, id_contrat_loc_penalite) values ('2017/05/18', '2017/05/18', '2017/05/25', '1500.00', 63, 216, 5, 4, 1);" calcext:value-type="string">
            <text:p>insert into contrat_loc (date_contrat, date_debut, date_fin, caution, id_contrat_loc_client, id_contrat_loc_agence, id_contrat_loc_vehicule, id_contrat_loc_accessoire, id_contrat_loc_penalite) values ('2017/05/18', '2017/05/18', '2017/05/25', '1500.00', 63, 216, 5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4" office:value-type="date" office:date-value="2017-05-20" calcext:value-type="date">
            <text:p>2017-05-20</text:p>
          </table:table-cell>
          <table:table-cell table:style-name="ce5" table:formula="of:=TEXT([.B214];&quot;aaaa/mm/jj&quot;)" office:value-type="string" office:string-value="2017/05/20" calcext:value-type="string">
            <text:p>2017/05/20</text:p>
          </table:table-cell>
          <table:table-cell table:style-name="ce4" office:value-type="date" office:date-value="2017-05-20" calcext:value-type="date">
            <text:p>2017-05-20</text:p>
          </table:table-cell>
          <table:table-cell table:style-name="ce5" table:formula="of:=TEXT([.D214];&quot;aaaa/mm/jj&quot;)" office:value-type="string" office:string-value="2017/05/20" calcext:value-type="string">
            <text:p>2017/05/20</text:p>
          </table:table-cell>
          <table:table-cell table:style-name="ce4" table:formula="of:=[.D214]+[.N214]" office:value-type="date" office:date-value="2017-05-22" calcext:value-type="date">
            <text:p>2017-05-22</text:p>
          </table:table-cell>
          <table:table-cell table:style-name="ce5" table:formula="of:=TEXT([.F214];&quot;aaaa/mm/jj&quot;)" office:value-type="string" office:string-value="2017/05/22" calcext:value-type="string">
            <text:p>2017/05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4" calcext:value-type="float">
            <text:p>184</text:p>
          </table:table-cell>
          <table:table-cell table:style-name="ce7" table:formula="of:=RANDBETWEEN(1;50)" office:value-type="float" office:value="34" calcext:value-type="float">
            <text:p>3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14];&quot;', '&quot;;[.E214];&quot;', '&quot;;[.G214];&quot;', '&quot;;[.H214];&quot;', &quot;;[.I214];&quot;, &quot;;[.J214];&quot;, &quot;;[.K214];&quot;, &quot;;[.L214];&quot;, &quot;;[.M214];&quot;);&quot;)" office:value-type="string" office:string-value="insert into contrat_loc (date_contrat, date_debut, date_fin, caution, id_contrat_loc_client, id_contrat_loc_agence, id_contrat_loc_vehicule, id_contrat_loc_accessoire, id_contrat_loc_penalite) values ('2017/05/20', '2017/05/20', '2017/05/22', '1500.00', 184, 34, 1, 1, 1);" calcext:value-type="string">
            <text:p>insert into contrat_loc (date_contrat, date_debut, date_fin, caution, id_contrat_loc_client, id_contrat_loc_agence, id_contrat_loc_vehicule, id_contrat_loc_accessoire, id_contrat_loc_penalite) values ('2017/05/20', '2017/05/20', '2017/05/22', '1500.00', 184, 34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4" office:value-type="date" office:date-value="2017-05-20" calcext:value-type="date">
            <text:p>2017-05-20</text:p>
          </table:table-cell>
          <table:table-cell table:style-name="ce5" table:formula="of:=TEXT([.B215];&quot;aaaa/mm/jj&quot;)" office:value-type="string" office:string-value="2017/05/20" calcext:value-type="string">
            <text:p>2017/05/20</text:p>
          </table:table-cell>
          <table:table-cell table:style-name="ce4" office:value-type="date" office:date-value="2017-05-20" calcext:value-type="date">
            <text:p>2017-05-20</text:p>
          </table:table-cell>
          <table:table-cell table:style-name="ce5" table:formula="of:=TEXT([.D215];&quot;aaaa/mm/jj&quot;)" office:value-type="string" office:string-value="2017/05/20" calcext:value-type="string">
            <text:p>2017/05/20</text:p>
          </table:table-cell>
          <table:table-cell table:style-name="ce4" table:formula="of:=[.D215]+[.N215]" office:value-type="date" office:date-value="2017-05-24" calcext:value-type="date">
            <text:p>2017-05-24</text:p>
          </table:table-cell>
          <table:table-cell table:style-name="ce5" table:formula="of:=TEXT([.F215];&quot;aaaa/mm/jj&quot;)" office:value-type="string" office:string-value="2017/05/24" calcext:value-type="string">
            <text:p>2017/05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9" calcext:value-type="float">
            <text:p>209</text:p>
          </table:table-cell>
          <table:table-cell table:style-name="ce7" table:formula="of:=RANDBETWEEN(201;250)" office:value-type="float" office:value="222" calcext:value-type="float">
            <text:p>222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15];&quot;', '&quot;;[.E215];&quot;', '&quot;;[.G215];&quot;', '&quot;;[.H215];&quot;', &quot;;[.I215];&quot;, &quot;;[.J215];&quot;, &quot;;[.K215];&quot;, &quot;;[.L215];&quot;, &quot;;[.M215];&quot;);&quot;)" office:value-type="string" office:string-value="insert into contrat_loc (date_contrat, date_debut, date_fin, caution, id_contrat_loc_client, id_contrat_loc_agence, id_contrat_loc_vehicule, id_contrat_loc_accessoire, id_contrat_loc_penalite) values ('2017/05/20', '2017/05/20', '2017/05/24', '1500.00', 209, 222, 5, 1, 1);" calcext:value-type="string">
            <text:p>insert into contrat_loc (date_contrat, date_debut, date_fin, caution, id_contrat_loc_client, id_contrat_loc_agence, id_contrat_loc_vehicule, id_contrat_loc_accessoire, id_contrat_loc_penalite) values ('2017/05/20', '2017/05/20', '2017/05/24', '1500.00', 209, 222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4" office:value-type="date" office:date-value="2017-05-20" calcext:value-type="date">
            <text:p>2017-05-20</text:p>
          </table:table-cell>
          <table:table-cell table:style-name="ce5" table:formula="of:=TEXT([.B216];&quot;aaaa/mm/jj&quot;)" office:value-type="string" office:string-value="2017/05/20" calcext:value-type="string">
            <text:p>2017/05/20</text:p>
          </table:table-cell>
          <table:table-cell table:style-name="ce4" office:value-type="date" office:date-value="2017-05-20" calcext:value-type="date">
            <text:p>2017-05-20</text:p>
          </table:table-cell>
          <table:table-cell table:style-name="ce5" table:formula="of:=TEXT([.D216];&quot;aaaa/mm/jj&quot;)" office:value-type="string" office:string-value="2017/05/20" calcext:value-type="string">
            <text:p>2017/05/20</text:p>
          </table:table-cell>
          <table:table-cell table:style-name="ce4" table:formula="of:=[.D216]+[.N216]" office:value-type="date" office:date-value="2017-05-22" calcext:value-type="date">
            <text:p>2017-05-22</text:p>
          </table:table-cell>
          <table:table-cell table:style-name="ce5" table:formula="of:=TEXT([.F216];&quot;aaaa/mm/jj&quot;)" office:value-type="string" office:string-value="2017/05/22" calcext:value-type="string">
            <text:p>2017/05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0" calcext:value-type="float">
            <text:p>100</text:p>
          </table:table-cell>
          <table:table-cell table:style-name="ce7" table:formula="of:=RANDBETWEEN(1;50)" office:value-type="float" office:value="43" calcext:value-type="float">
            <text:p>43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16];&quot;', '&quot;;[.E216];&quot;', '&quot;;[.G216];&quot;', '&quot;;[.H216];&quot;', &quot;;[.I216];&quot;, &quot;;[.J216];&quot;, &quot;;[.K216];&quot;, &quot;;[.L216];&quot;, &quot;;[.M216];&quot;);&quot;)" office:value-type="string" office:string-value="insert into contrat_loc (date_contrat, date_debut, date_fin, caution, id_contrat_loc_client, id_contrat_loc_agence, id_contrat_loc_vehicule, id_contrat_loc_accessoire, id_contrat_loc_penalite) values ('2017/05/20', '2017/05/20', '2017/05/22', '1500.00', 100, 43, 1, 1, 1);" calcext:value-type="string">
            <text:p>insert into contrat_loc (date_contrat, date_debut, date_fin, caution, id_contrat_loc_client, id_contrat_loc_agence, id_contrat_loc_vehicule, id_contrat_loc_accessoire, id_contrat_loc_penalite) values ('2017/05/20', '2017/05/20', '2017/05/22', '1500.00', 100, 43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4" office:value-type="date" office:date-value="2017-05-21" calcext:value-type="date">
            <text:p>2017-05-21</text:p>
          </table:table-cell>
          <table:table-cell table:style-name="ce5" table:formula="of:=TEXT([.B217];&quot;aaaa/mm/jj&quot;)" office:value-type="string" office:string-value="2017/05/21" calcext:value-type="string">
            <text:p>2017/05/21</text:p>
          </table:table-cell>
          <table:table-cell table:style-name="ce4" office:value-type="date" office:date-value="2017-05-21" calcext:value-type="date">
            <text:p>2017-05-21</text:p>
          </table:table-cell>
          <table:table-cell table:style-name="ce5" table:formula="of:=TEXT([.D217];&quot;aaaa/mm/jj&quot;)" office:value-type="string" office:string-value="2017/05/21" calcext:value-type="string">
            <text:p>2017/05/21</text:p>
          </table:table-cell>
          <table:table-cell table:style-name="ce4" table:formula="of:=[.D217]+[.N217]" office:value-type="date" office:date-value="2017-05-22" calcext:value-type="date">
            <text:p>2017-05-22</text:p>
          </table:table-cell>
          <table:table-cell table:style-name="ce5" table:formula="of:=TEXT([.F217];&quot;aaaa/mm/jj&quot;)" office:value-type="string" office:string-value="2017/05/22" calcext:value-type="string">
            <text:p>2017/05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9" calcext:value-type="float">
            <text:p>189</text:p>
          </table:table-cell>
          <table:table-cell table:style-name="ce7" table:formula="of:=RANDBETWEEN(101;150)" office:value-type="float" office:value="120" calcext:value-type="float">
            <text:p>120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17];&quot;', '&quot;;[.E217];&quot;', '&quot;;[.G217];&quot;', '&quot;;[.H217];&quot;', &quot;;[.I217];&quot;, &quot;;[.J217];&quot;, &quot;;[.K217];&quot;, &quot;;[.L217];&quot;, &quot;;[.M217];&quot;);&quot;)" office:value-type="string" office:string-value="insert into contrat_loc (date_contrat, date_debut, date_fin, caution, id_contrat_loc_client, id_contrat_loc_agence, id_contrat_loc_vehicule, id_contrat_loc_accessoire, id_contrat_loc_penalite) values ('2017/05/21', '2017/05/21', '2017/05/22', '1500.00', 189, 120, 3, 4, 1);" calcext:value-type="string">
            <text:p>insert into contrat_loc (date_contrat, date_debut, date_fin, caution, id_contrat_loc_client, id_contrat_loc_agence, id_contrat_loc_vehicule, id_contrat_loc_accessoire, id_contrat_loc_penalite) values ('2017/05/21', '2017/05/21', '2017/05/22', '1500.00', 189, 120, 3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4" office:value-type="date" office:date-value="2017-05-22" calcext:value-type="date">
            <text:p>2017-05-22</text:p>
          </table:table-cell>
          <table:table-cell table:style-name="ce5" table:formula="of:=TEXT([.B218];&quot;aaaa/mm/jj&quot;)" office:value-type="string" office:string-value="2017/05/22" calcext:value-type="string">
            <text:p>2017/05/22</text:p>
          </table:table-cell>
          <table:table-cell table:style-name="ce4" office:value-type="date" office:date-value="2017-05-22" calcext:value-type="date">
            <text:p>2017-05-22</text:p>
          </table:table-cell>
          <table:table-cell table:style-name="ce5" table:formula="of:=TEXT([.D218];&quot;aaaa/mm/jj&quot;)" office:value-type="string" office:string-value="2017/05/22" calcext:value-type="string">
            <text:p>2017/05/22</text:p>
          </table:table-cell>
          <table:table-cell table:style-name="ce4" table:formula="of:=[.D218]+[.N218]" office:value-type="date" office:date-value="2017-05-29" calcext:value-type="date">
            <text:p>2017-05-29</text:p>
          </table:table-cell>
          <table:table-cell table:style-name="ce5" table:formula="of:=TEXT([.F218];&quot;aaaa/mm/jj&quot;)" office:value-type="string" office:string-value="2017/05/29" calcext:value-type="string">
            <text:p>2017/05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9" calcext:value-type="float">
            <text:p>219</text:p>
          </table:table-cell>
          <table:table-cell table:style-name="ce7" table:formula="of:=RANDBETWEEN(151;200)" office:value-type="float" office:value="182" calcext:value-type="float">
            <text:p>182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18];&quot;', '&quot;;[.E218];&quot;', '&quot;;[.G218];&quot;', '&quot;;[.H218];&quot;', &quot;;[.I218];&quot;, &quot;;[.J218];&quot;, &quot;;[.K218];&quot;, &quot;;[.L218];&quot;, &quot;;[.M218];&quot;);&quot;)" office:value-type="string" office:string-value="insert into contrat_loc (date_contrat, date_debut, date_fin, caution, id_contrat_loc_client, id_contrat_loc_agence, id_contrat_loc_vehicule, id_contrat_loc_accessoire, id_contrat_loc_penalite) values ('2017/05/22', '2017/05/22', '2017/05/29', '1500.00', 219, 182, 4, 5, 1);" calcext:value-type="string">
            <text:p>insert into contrat_loc (date_contrat, date_debut, date_fin, caution, id_contrat_loc_client, id_contrat_loc_agence, id_contrat_loc_vehicule, id_contrat_loc_accessoire, id_contrat_loc_penalite) values ('2017/05/22', '2017/05/22', '2017/05/29', '1500.00', 219, 182, 4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4" office:value-type="date" office:date-value="2017-05-23" calcext:value-type="date">
            <text:p>2017-05-23</text:p>
          </table:table-cell>
          <table:table-cell table:style-name="ce5" table:formula="of:=TEXT([.B219];&quot;aaaa/mm/jj&quot;)" office:value-type="string" office:string-value="2017/05/23" calcext:value-type="string">
            <text:p>2017/05/23</text:p>
          </table:table-cell>
          <table:table-cell table:style-name="ce4" office:value-type="date" office:date-value="2017-05-23" calcext:value-type="date">
            <text:p>2017-05-23</text:p>
          </table:table-cell>
          <table:table-cell table:style-name="ce5" table:formula="of:=TEXT([.D219];&quot;aaaa/mm/jj&quot;)" office:value-type="string" office:string-value="2017/05/23" calcext:value-type="string">
            <text:p>2017/05/23</text:p>
          </table:table-cell>
          <table:table-cell table:style-name="ce4" table:formula="of:=[.D219]+[.N219]" office:value-type="date" office:date-value="2017-06-07" calcext:value-type="date">
            <text:p>2017-06-07</text:p>
          </table:table-cell>
          <table:table-cell table:style-name="ce5" table:formula="of:=TEXT([.F219];&quot;aaaa/mm/jj&quot;)" office:value-type="string" office:string-value="2017/06/07" calcext:value-type="string">
            <text:p>2017/06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2" calcext:value-type="float">
            <text:p>42</text:p>
          </table:table-cell>
          <table:table-cell table:style-name="ce7" table:formula="of:=RANDBETWEEN(51;100)" office:value-type="float" office:value="94" calcext:value-type="float">
            <text:p>94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19];&quot;', '&quot;;[.E219];&quot;', '&quot;;[.G219];&quot;', '&quot;;[.H219];&quot;', &quot;;[.I219];&quot;, &quot;;[.J219];&quot;, &quot;;[.K219];&quot;, &quot;;[.L219];&quot;, &quot;;[.M219];&quot;);&quot;)" office:value-type="string" office:string-value="insert into contrat_loc (date_contrat, date_debut, date_fin, caution, id_contrat_loc_client, id_contrat_loc_agence, id_contrat_loc_vehicule, id_contrat_loc_accessoire, id_contrat_loc_penalite) values ('2017/05/23', '2017/05/23', '2017/06/07', '1500.00', 42, 94, 2, 3, 1);" calcext:value-type="string">
            <text:p>insert into contrat_loc (date_contrat, date_debut, date_fin, caution, id_contrat_loc_client, id_contrat_loc_agence, id_contrat_loc_vehicule, id_contrat_loc_accessoire, id_contrat_loc_penalite) values ('2017/05/23', '2017/05/23', '2017/06/07', '1500.00', 42, 94, 2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4" office:value-type="date" office:date-value="2017-05-23" calcext:value-type="date">
            <text:p>2017-05-23</text:p>
          </table:table-cell>
          <table:table-cell table:style-name="ce5" table:formula="of:=TEXT([.B220];&quot;aaaa/mm/jj&quot;)" office:value-type="string" office:string-value="2017/05/23" calcext:value-type="string">
            <text:p>2017/05/23</text:p>
          </table:table-cell>
          <table:table-cell table:style-name="ce4" office:value-type="date" office:date-value="2017-05-23" calcext:value-type="date">
            <text:p>2017-05-23</text:p>
          </table:table-cell>
          <table:table-cell table:style-name="ce5" table:formula="of:=TEXT([.D220];&quot;aaaa/mm/jj&quot;)" office:value-type="string" office:string-value="2017/05/23" calcext:value-type="string">
            <text:p>2017/05/23</text:p>
          </table:table-cell>
          <table:table-cell table:style-name="ce4" table:formula="of:=[.D220]+[.N220]" office:value-type="date" office:date-value="2017-06-07" calcext:value-type="date">
            <text:p>2017-06-07</text:p>
          </table:table-cell>
          <table:table-cell table:style-name="ce5" table:formula="of:=TEXT([.F220];&quot;aaaa/mm/jj&quot;)" office:value-type="string" office:string-value="2017/06/07" calcext:value-type="string">
            <text:p>2017/06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9" calcext:value-type="float">
            <text:p>69</text:p>
          </table:table-cell>
          <table:table-cell table:style-name="ce7" table:formula="of:=RANDBETWEEN(201;250)" office:value-type="float" office:value="250" calcext:value-type="float">
            <text:p>250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20];&quot;', '&quot;;[.E220];&quot;', '&quot;;[.G220];&quot;', '&quot;;[.H220];&quot;', &quot;;[.I220];&quot;, &quot;;[.J220];&quot;, &quot;;[.K220];&quot;, &quot;;[.L220];&quot;, &quot;;[.M220];&quot;);&quot;)" office:value-type="string" office:string-value="insert into contrat_loc (date_contrat, date_debut, date_fin, caution, id_contrat_loc_client, id_contrat_loc_agence, id_contrat_loc_vehicule, id_contrat_loc_accessoire, id_contrat_loc_penalite) values ('2017/05/23', '2017/05/23', '2017/06/07', '1500.00', 69, 250, 5, 7, 1);" calcext:value-type="string">
            <text:p>insert into contrat_loc (date_contrat, date_debut, date_fin, caution, id_contrat_loc_client, id_contrat_loc_agence, id_contrat_loc_vehicule, id_contrat_loc_accessoire, id_contrat_loc_penalite) values ('2017/05/23', '2017/05/23', '2017/06/07', '1500.00', 69, 250, 5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4" office:value-type="date" office:date-value="2017-05-24" calcext:value-type="date">
            <text:p>2017-05-24</text:p>
          </table:table-cell>
          <table:table-cell table:style-name="ce5" table:formula="of:=TEXT([.B221];&quot;aaaa/mm/jj&quot;)" office:value-type="string" office:string-value="2017/05/24" calcext:value-type="string">
            <text:p>2017/05/24</text:p>
          </table:table-cell>
          <table:table-cell table:style-name="ce4" office:value-type="date" office:date-value="2017-05-24" calcext:value-type="date">
            <text:p>2017-05-24</text:p>
          </table:table-cell>
          <table:table-cell table:style-name="ce5" table:formula="of:=TEXT([.D221];&quot;aaaa/mm/jj&quot;)" office:value-type="string" office:string-value="2017/05/24" calcext:value-type="string">
            <text:p>2017/05/24</text:p>
          </table:table-cell>
          <table:table-cell table:style-name="ce4" table:formula="of:=[.D221]+[.N221]" office:value-type="date" office:date-value="2017-06-08" calcext:value-type="date">
            <text:p>2017-06-08</text:p>
          </table:table-cell>
          <table:table-cell table:style-name="ce5" table:formula="of:=TEXT([.F221];&quot;aaaa/mm/jj&quot;)" office:value-type="string" office:string-value="2017/06/08" calcext:value-type="string">
            <text:p>2017/06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7" calcext:value-type="float">
            <text:p>77</text:p>
          </table:table-cell>
          <table:table-cell table:style-name="ce7" table:formula="of:=RANDBETWEEN(201;250)" office:value-type="float" office:value="206" calcext:value-type="float">
            <text:p>20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21];&quot;', '&quot;;[.E221];&quot;', '&quot;;[.G221];&quot;', '&quot;;[.H221];&quot;', &quot;;[.I221];&quot;, &quot;;[.J221];&quot;, &quot;;[.K221];&quot;, &quot;;[.L221];&quot;, &quot;;[.M221];&quot;);&quot;)" office:value-type="string" office:string-value="insert into contrat_loc (date_contrat, date_debut, date_fin, caution, id_contrat_loc_client, id_contrat_loc_agence, id_contrat_loc_vehicule, id_contrat_loc_accessoire, id_contrat_loc_penalite) values ('2017/05/24', '2017/05/24', '2017/06/08', '1500.00', 77, 206, 5, 1, 1);" calcext:value-type="string">
            <text:p>insert into contrat_loc (date_contrat, date_debut, date_fin, caution, id_contrat_loc_client, id_contrat_loc_agence, id_contrat_loc_vehicule, id_contrat_loc_accessoire, id_contrat_loc_penalite) values ('2017/05/24', '2017/05/24', '2017/06/08', '1500.00', 77, 206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4" office:value-type="date" office:date-value="2017-05-25" calcext:value-type="date">
            <text:p>2017-05-25</text:p>
          </table:table-cell>
          <table:table-cell table:style-name="ce5" table:formula="of:=TEXT([.B222];&quot;aaaa/mm/jj&quot;)" office:value-type="string" office:string-value="2017/05/25" calcext:value-type="string">
            <text:p>2017/05/25</text:p>
          </table:table-cell>
          <table:table-cell table:style-name="ce4" office:value-type="date" office:date-value="2017-05-25" calcext:value-type="date">
            <text:p>2017-05-25</text:p>
          </table:table-cell>
          <table:table-cell table:style-name="ce5" table:formula="of:=TEXT([.D222];&quot;aaaa/mm/jj&quot;)" office:value-type="string" office:string-value="2017/05/25" calcext:value-type="string">
            <text:p>2017/05/25</text:p>
          </table:table-cell>
          <table:table-cell table:style-name="ce4" table:formula="of:=[.D222]+[.N222]" office:value-type="date" office:date-value="2017-06-03" calcext:value-type="date">
            <text:p>2017-06-03</text:p>
          </table:table-cell>
          <table:table-cell table:style-name="ce5" table:formula="of:=TEXT([.F222];&quot;aaaa/mm/jj&quot;)" office:value-type="string" office:string-value="2017/06/03" calcext:value-type="string">
            <text:p>2017/06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7" calcext:value-type="float">
            <text:p>47</text:p>
          </table:table-cell>
          <table:table-cell table:style-name="ce7" table:formula="of:=RANDBETWEEN(51;100)" office:value-type="float" office:value="89" calcext:value-type="float">
            <text:p>89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22];&quot;', '&quot;;[.E222];&quot;', '&quot;;[.G222];&quot;', '&quot;;[.H222];&quot;', &quot;;[.I222];&quot;, &quot;;[.J222];&quot;, &quot;;[.K222];&quot;, &quot;;[.L222];&quot;, &quot;;[.M222];&quot;);&quot;)" office:value-type="string" office:string-value="insert into contrat_loc (date_contrat, date_debut, date_fin, caution, id_contrat_loc_client, id_contrat_loc_agence, id_contrat_loc_vehicule, id_contrat_loc_accessoire, id_contrat_loc_penalite) values ('2017/05/25', '2017/05/25', '2017/06/03', '1500.00', 47, 89, 2, 1, 1);" calcext:value-type="string">
            <text:p>insert into contrat_loc (date_contrat, date_debut, date_fin, caution, id_contrat_loc_client, id_contrat_loc_agence, id_contrat_loc_vehicule, id_contrat_loc_accessoire, id_contrat_loc_penalite) values ('2017/05/25', '2017/05/25', '2017/06/03', '1500.00', 47, 89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4" office:value-type="date" office:date-value="2017-05-25" calcext:value-type="date">
            <text:p>2017-05-25</text:p>
          </table:table-cell>
          <table:table-cell table:style-name="ce5" table:formula="of:=TEXT([.B223];&quot;aaaa/mm/jj&quot;)" office:value-type="string" office:string-value="2017/05/25" calcext:value-type="string">
            <text:p>2017/05/25</text:p>
          </table:table-cell>
          <table:table-cell table:style-name="ce4" office:value-type="date" office:date-value="2017-05-25" calcext:value-type="date">
            <text:p>2017-05-25</text:p>
          </table:table-cell>
          <table:table-cell table:style-name="ce5" table:formula="of:=TEXT([.D223];&quot;aaaa/mm/jj&quot;)" office:value-type="string" office:string-value="2017/05/25" calcext:value-type="string">
            <text:p>2017/05/25</text:p>
          </table:table-cell>
          <table:table-cell table:style-name="ce4" table:formula="of:=[.D223]+[.N223]" office:value-type="date" office:date-value="2017-05-27" calcext:value-type="date">
            <text:p>2017-05-27</text:p>
          </table:table-cell>
          <table:table-cell table:style-name="ce5" table:formula="of:=TEXT([.F223];&quot;aaaa/mm/jj&quot;)" office:value-type="string" office:string-value="2017/05/27" calcext:value-type="string">
            <text:p>2017/05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1" calcext:value-type="float">
            <text:p>111</text:p>
          </table:table-cell>
          <table:table-cell table:style-name="ce7" table:formula="of:=RANDBETWEEN(201;250)" office:value-type="float" office:value="221" calcext:value-type="float">
            <text:p>22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23];&quot;', '&quot;;[.E223];&quot;', '&quot;;[.G223];&quot;', '&quot;;[.H223];&quot;', &quot;;[.I223];&quot;, &quot;;[.J223];&quot;, &quot;;[.K223];&quot;, &quot;;[.L223];&quot;, &quot;;[.M223];&quot;);&quot;)" office:value-type="string" office:string-value="insert into contrat_loc (date_contrat, date_debut, date_fin, caution, id_contrat_loc_client, id_contrat_loc_agence, id_contrat_loc_vehicule, id_contrat_loc_accessoire, id_contrat_loc_penalite) values ('2017/05/25', '2017/05/25', '2017/05/27', '1500.00', 111, 221, 5, 1, 1);" calcext:value-type="string">
            <text:p>insert into contrat_loc (date_contrat, date_debut, date_fin, caution, id_contrat_loc_client, id_contrat_loc_agence, id_contrat_loc_vehicule, id_contrat_loc_accessoire, id_contrat_loc_penalite) values ('2017/05/25', '2017/05/25', '2017/05/27', '1500.00', 111, 221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4" office:value-type="date" office:date-value="2017-05-26" calcext:value-type="date">
            <text:p>2017-05-26</text:p>
          </table:table-cell>
          <table:table-cell table:style-name="ce5" table:formula="of:=TEXT([.B224];&quot;aaaa/mm/jj&quot;)" office:value-type="string" office:string-value="2017/05/26" calcext:value-type="string">
            <text:p>2017/05/26</text:p>
          </table:table-cell>
          <table:table-cell table:style-name="ce4" office:value-type="date" office:date-value="2017-05-26" calcext:value-type="date">
            <text:p>2017-05-26</text:p>
          </table:table-cell>
          <table:table-cell table:style-name="ce5" table:formula="of:=TEXT([.D224];&quot;aaaa/mm/jj&quot;)" office:value-type="string" office:string-value="2017/05/26" calcext:value-type="string">
            <text:p>2017/05/26</text:p>
          </table:table-cell>
          <table:table-cell table:style-name="ce4" table:formula="of:=[.D224]+[.N224]" office:value-type="date" office:date-value="2017-06-10" calcext:value-type="date">
            <text:p>2017-06-10</text:p>
          </table:table-cell>
          <table:table-cell table:style-name="ce5" table:formula="of:=TEXT([.F224];&quot;aaaa/mm/jj&quot;)" office:value-type="string" office:string-value="2017/06/10" calcext:value-type="string">
            <text:p>2017/06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7" calcext:value-type="float">
            <text:p>227</text:p>
          </table:table-cell>
          <table:table-cell table:style-name="ce7" table:formula="of:=RANDBETWEEN(151;200)" office:value-type="float" office:value="199" calcext:value-type="float">
            <text:p>199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24];&quot;', '&quot;;[.E224];&quot;', '&quot;;[.G224];&quot;', '&quot;;[.H224];&quot;', &quot;;[.I224];&quot;, &quot;;[.J224];&quot;, &quot;;[.K224];&quot;, &quot;;[.L224];&quot;, &quot;;[.M224];&quot;);&quot;)" office:value-type="string" office:string-value="insert into contrat_loc (date_contrat, date_debut, date_fin, caution, id_contrat_loc_client, id_contrat_loc_agence, id_contrat_loc_vehicule, id_contrat_loc_accessoire, id_contrat_loc_penalite) values ('2017/05/26', '2017/05/26', '2017/06/10', '1500.00', 227, 199, 4, 1, 1);" calcext:value-type="string">
            <text:p>insert into contrat_loc (date_contrat, date_debut, date_fin, caution, id_contrat_loc_client, id_contrat_loc_agence, id_contrat_loc_vehicule, id_contrat_loc_accessoire, id_contrat_loc_penalite) values ('2017/05/26', '2017/05/26', '2017/06/10', '1500.00', 227, 199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4" office:value-type="date" office:date-value="2017-05-27" calcext:value-type="date">
            <text:p>2017-05-27</text:p>
          </table:table-cell>
          <table:table-cell table:style-name="ce5" table:formula="of:=TEXT([.B225];&quot;aaaa/mm/jj&quot;)" office:value-type="string" office:string-value="2017/05/27" calcext:value-type="string">
            <text:p>2017/05/27</text:p>
          </table:table-cell>
          <table:table-cell table:style-name="ce4" office:value-type="date" office:date-value="2017-05-27" calcext:value-type="date">
            <text:p>2017-05-27</text:p>
          </table:table-cell>
          <table:table-cell table:style-name="ce5" table:formula="of:=TEXT([.D225];&quot;aaaa/mm/jj&quot;)" office:value-type="string" office:string-value="2017/05/27" calcext:value-type="string">
            <text:p>2017/05/27</text:p>
          </table:table-cell>
          <table:table-cell table:style-name="ce4" table:formula="of:=[.D225]+[.N225]" office:value-type="date" office:date-value="2017-06-02" calcext:value-type="date">
            <text:p>2017-06-02</text:p>
          </table:table-cell>
          <table:table-cell table:style-name="ce5" table:formula="of:=TEXT([.F225];&quot;aaaa/mm/jj&quot;)" office:value-type="string" office:string-value="2017/06/02" calcext:value-type="string">
            <text:p>2017/06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" calcext:value-type="float">
            <text:p>11</text:p>
          </table:table-cell>
          <table:table-cell table:style-name="ce7" table:formula="of:=RANDBETWEEN(151;200)" office:value-type="float" office:value="192" calcext:value-type="float">
            <text:p>192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25];&quot;', '&quot;;[.E225];&quot;', '&quot;;[.G225];&quot;', '&quot;;[.H225];&quot;', &quot;;[.I225];&quot;, &quot;;[.J225];&quot;, &quot;;[.K225];&quot;, &quot;;[.L225];&quot;, &quot;;[.M225];&quot;);&quot;)" office:value-type="string" office:string-value="insert into contrat_loc (date_contrat, date_debut, date_fin, caution, id_contrat_loc_client, id_contrat_loc_agence, id_contrat_loc_vehicule, id_contrat_loc_accessoire, id_contrat_loc_penalite) values ('2017/05/27', '2017/05/27', '2017/06/02', '1500.00', 11, 192, 4, 2, 1);" calcext:value-type="string">
            <text:p>insert into contrat_loc (date_contrat, date_debut, date_fin, caution, id_contrat_loc_client, id_contrat_loc_agence, id_contrat_loc_vehicule, id_contrat_loc_accessoire, id_contrat_loc_penalite) values ('2017/05/27', '2017/05/27', '2017/06/02', '1500.00', 11, 192, 4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4" office:value-type="date" office:date-value="2017-05-29" calcext:value-type="date">
            <text:p>2017-05-29</text:p>
          </table:table-cell>
          <table:table-cell table:style-name="ce5" table:formula="of:=TEXT([.B226];&quot;aaaa/mm/jj&quot;)" office:value-type="string" office:string-value="2017/05/29" calcext:value-type="string">
            <text:p>2017/05/29</text:p>
          </table:table-cell>
          <table:table-cell table:style-name="ce4" office:value-type="date" office:date-value="2017-05-29" calcext:value-type="date">
            <text:p>2017-05-29</text:p>
          </table:table-cell>
          <table:table-cell table:style-name="ce5" table:formula="of:=TEXT([.D226];&quot;aaaa/mm/jj&quot;)" office:value-type="string" office:string-value="2017/05/29" calcext:value-type="string">
            <text:p>2017/05/29</text:p>
          </table:table-cell>
          <table:table-cell table:style-name="ce4" table:formula="of:=[.D226]+[.N226]" office:value-type="date" office:date-value="2017-06-04" calcext:value-type="date">
            <text:p>2017-06-04</text:p>
          </table:table-cell>
          <table:table-cell table:style-name="ce5" table:formula="of:=TEXT([.F226];&quot;aaaa/mm/jj&quot;)" office:value-type="string" office:string-value="2017/06/04" calcext:value-type="string">
            <text:p>2017/06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6" calcext:value-type="float">
            <text:p>186</text:p>
          </table:table-cell>
          <table:table-cell table:style-name="ce7" table:formula="of:=RANDBETWEEN(1;50)" office:value-type="float" office:value="17" calcext:value-type="float">
            <text:p>17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26];&quot;', '&quot;;[.E226];&quot;', '&quot;;[.G226];&quot;', '&quot;;[.H226];&quot;', &quot;;[.I226];&quot;, &quot;;[.J226];&quot;, &quot;;[.K226];&quot;, &quot;;[.L226];&quot;, &quot;;[.M226];&quot;);&quot;)" office:value-type="string" office:string-value="insert into contrat_loc (date_contrat, date_debut, date_fin, caution, id_contrat_loc_client, id_contrat_loc_agence, id_contrat_loc_vehicule, id_contrat_loc_accessoire, id_contrat_loc_penalite) values ('2017/05/29', '2017/05/29', '2017/06/04', '1500.00', 186, 17, 1, 1, 1);" calcext:value-type="string">
            <text:p>insert into contrat_loc (date_contrat, date_debut, date_fin, caution, id_contrat_loc_client, id_contrat_loc_agence, id_contrat_loc_vehicule, id_contrat_loc_accessoire, id_contrat_loc_penalite) values ('2017/05/29', '2017/05/29', '2017/06/04', '1500.00', 186, 17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4" office:value-type="date" office:date-value="2017-05-29" calcext:value-type="date">
            <text:p>2017-05-29</text:p>
          </table:table-cell>
          <table:table-cell table:style-name="ce5" table:formula="of:=TEXT([.B227];&quot;aaaa/mm/jj&quot;)" office:value-type="string" office:string-value="2017/05/29" calcext:value-type="string">
            <text:p>2017/05/29</text:p>
          </table:table-cell>
          <table:table-cell table:style-name="ce4" office:value-type="date" office:date-value="2017-05-29" calcext:value-type="date">
            <text:p>2017-05-29</text:p>
          </table:table-cell>
          <table:table-cell table:style-name="ce5" table:formula="of:=TEXT([.D227];&quot;aaaa/mm/jj&quot;)" office:value-type="string" office:string-value="2017/05/29" calcext:value-type="string">
            <text:p>2017/05/29</text:p>
          </table:table-cell>
          <table:table-cell table:style-name="ce4" table:formula="of:=[.D227]+[.N227]" office:value-type="date" office:date-value="2017-06-11" calcext:value-type="date">
            <text:p>2017-06-11</text:p>
          </table:table-cell>
          <table:table-cell table:style-name="ce5" table:formula="of:=TEXT([.F227];&quot;aaaa/mm/jj&quot;)" office:value-type="string" office:string-value="2017/06/11" calcext:value-type="string">
            <text:p>2017/06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6" calcext:value-type="float">
            <text:p>46</text:p>
          </table:table-cell>
          <table:table-cell table:style-name="ce7" table:formula="of:=RANDBETWEEN(1;50)" office:value-type="float" office:value="48" calcext:value-type="float">
            <text:p>4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27];&quot;', '&quot;;[.E227];&quot;', '&quot;;[.G227];&quot;', '&quot;;[.H227];&quot;', &quot;;[.I227];&quot;, &quot;;[.J227];&quot;, &quot;;[.K227];&quot;, &quot;;[.L227];&quot;, &quot;;[.M227];&quot;);&quot;)" office:value-type="string" office:string-value="insert into contrat_loc (date_contrat, date_debut, date_fin, caution, id_contrat_loc_client, id_contrat_loc_agence, id_contrat_loc_vehicule, id_contrat_loc_accessoire, id_contrat_loc_penalite) values ('2017/05/29', '2017/05/29', '2017/06/11', '1500.00', 46, 48, 1, 1, 1);" calcext:value-type="string">
            <text:p>insert into contrat_loc (date_contrat, date_debut, date_fin, caution, id_contrat_loc_client, id_contrat_loc_agence, id_contrat_loc_vehicule, id_contrat_loc_accessoire, id_contrat_loc_penalite) values ('2017/05/29', '2017/05/29', '2017/06/11', '1500.00', 46, 48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4" office:value-type="date" office:date-value="2017-05-29" calcext:value-type="date">
            <text:p>2017-05-29</text:p>
          </table:table-cell>
          <table:table-cell table:style-name="ce5" table:formula="of:=TEXT([.B228];&quot;aaaa/mm/jj&quot;)" office:value-type="string" office:string-value="2017/05/29" calcext:value-type="string">
            <text:p>2017/05/29</text:p>
          </table:table-cell>
          <table:table-cell table:style-name="ce4" office:value-type="date" office:date-value="2017-05-29" calcext:value-type="date">
            <text:p>2017-05-29</text:p>
          </table:table-cell>
          <table:table-cell table:style-name="ce5" table:formula="of:=TEXT([.D228];&quot;aaaa/mm/jj&quot;)" office:value-type="string" office:string-value="2017/05/29" calcext:value-type="string">
            <text:p>2017/05/29</text:p>
          </table:table-cell>
          <table:table-cell table:style-name="ce4" table:formula="of:=[.D228]+[.N228]" office:value-type="date" office:date-value="2017-06-08" calcext:value-type="date">
            <text:p>2017-06-08</text:p>
          </table:table-cell>
          <table:table-cell table:style-name="ce5" table:formula="of:=TEXT([.F228];&quot;aaaa/mm/jj&quot;)" office:value-type="string" office:string-value="2017/06/08" calcext:value-type="string">
            <text:p>2017/06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6" calcext:value-type="float">
            <text:p>116</text:p>
          </table:table-cell>
          <table:table-cell table:style-name="ce7" table:formula="of:=RANDBETWEEN(1;50)" office:value-type="float" office:value="49" calcext:value-type="float">
            <text:p>49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28];&quot;', '&quot;;[.E228];&quot;', '&quot;;[.G228];&quot;', '&quot;;[.H228];&quot;', &quot;;[.I228];&quot;, &quot;;[.J228];&quot;, &quot;;[.K228];&quot;, &quot;;[.L228];&quot;, &quot;;[.M228];&quot;);&quot;)" office:value-type="string" office:string-value="insert into contrat_loc (date_contrat, date_debut, date_fin, caution, id_contrat_loc_client, id_contrat_loc_agence, id_contrat_loc_vehicule, id_contrat_loc_accessoire, id_contrat_loc_penalite) values ('2017/05/29', '2017/05/29', '2017/06/08', '1500.00', 116, 49, 1, 1, 1);" calcext:value-type="string">
            <text:p>insert into contrat_loc (date_contrat, date_debut, date_fin, caution, id_contrat_loc_client, id_contrat_loc_agence, id_contrat_loc_vehicule, id_contrat_loc_accessoire, id_contrat_loc_penalite) values ('2017/05/29', '2017/05/29', '2017/06/08', '1500.00', 116, 49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4" office:value-type="date" office:date-value="2017-05-29" calcext:value-type="date">
            <text:p>2017-05-29</text:p>
          </table:table-cell>
          <table:table-cell table:style-name="ce5" table:formula="of:=TEXT([.B229];&quot;aaaa/mm/jj&quot;)" office:value-type="string" office:string-value="2017/05/29" calcext:value-type="string">
            <text:p>2017/05/29</text:p>
          </table:table-cell>
          <table:table-cell table:style-name="ce4" office:value-type="date" office:date-value="2017-05-29" calcext:value-type="date">
            <text:p>2017-05-29</text:p>
          </table:table-cell>
          <table:table-cell table:style-name="ce5" table:formula="of:=TEXT([.D229];&quot;aaaa/mm/jj&quot;)" office:value-type="string" office:string-value="2017/05/29" calcext:value-type="string">
            <text:p>2017/05/29</text:p>
          </table:table-cell>
          <table:table-cell table:style-name="ce4" table:formula="of:=[.D229]+[.N229]" office:value-type="date" office:date-value="2017-06-08" calcext:value-type="date">
            <text:p>2017-06-08</text:p>
          </table:table-cell>
          <table:table-cell table:style-name="ce5" table:formula="of:=TEXT([.F229];&quot;aaaa/mm/jj&quot;)" office:value-type="string" office:string-value="2017/06/08" calcext:value-type="string">
            <text:p>2017/06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" calcext:value-type="float">
            <text:p>7</text:p>
          </table:table-cell>
          <table:table-cell table:style-name="ce7" table:formula="of:=RANDBETWEEN(101;150)" office:value-type="float" office:value="148" calcext:value-type="float">
            <text:p>14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29];&quot;', '&quot;;[.E229];&quot;', '&quot;;[.G229];&quot;', '&quot;;[.H229];&quot;', &quot;;[.I229];&quot;, &quot;;[.J229];&quot;, &quot;;[.K229];&quot;, &quot;;[.L229];&quot;, &quot;;[.M229];&quot;);&quot;)" office:value-type="string" office:string-value="insert into contrat_loc (date_contrat, date_debut, date_fin, caution, id_contrat_loc_client, id_contrat_loc_agence, id_contrat_loc_vehicule, id_contrat_loc_accessoire, id_contrat_loc_penalite) values ('2017/05/29', '2017/05/29', '2017/06/08', '1500.00', 7, 148, 3, 6, 1);" calcext:value-type="string">
            <text:p>insert into contrat_loc (date_contrat, date_debut, date_fin, caution, id_contrat_loc_client, id_contrat_loc_agence, id_contrat_loc_vehicule, id_contrat_loc_accessoire, id_contrat_loc_penalite) values ('2017/05/29', '2017/05/29', '2017/06/08', '1500.00', 7, 148, 3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4" office:value-type="date" office:date-value="2017-05-30" calcext:value-type="date">
            <text:p>2017-05-30</text:p>
          </table:table-cell>
          <table:table-cell table:style-name="ce5" table:formula="of:=TEXT([.B230];&quot;aaaa/mm/jj&quot;)" office:value-type="string" office:string-value="2017/05/30" calcext:value-type="string">
            <text:p>2017/05/30</text:p>
          </table:table-cell>
          <table:table-cell table:style-name="ce4" office:value-type="date" office:date-value="2017-05-30" calcext:value-type="date">
            <text:p>2017-05-30</text:p>
          </table:table-cell>
          <table:table-cell table:style-name="ce5" table:formula="of:=TEXT([.D230];&quot;aaaa/mm/jj&quot;)" office:value-type="string" office:string-value="2017/05/30" calcext:value-type="string">
            <text:p>2017/05/30</text:p>
          </table:table-cell>
          <table:table-cell table:style-name="ce4" table:formula="of:=[.D230]+[.N230]" office:value-type="date" office:date-value="2017-06-01" calcext:value-type="date">
            <text:p>2017-06-01</text:p>
          </table:table-cell>
          <table:table-cell table:style-name="ce5" table:formula="of:=TEXT([.F230];&quot;aaaa/mm/jj&quot;)" office:value-type="string" office:string-value="2017/06/01" calcext:value-type="string">
            <text:p>2017/06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0" calcext:value-type="float">
            <text:p>40</text:p>
          </table:table-cell>
          <table:table-cell table:style-name="ce7" table:formula="of:=RANDBETWEEN(101;150)" office:value-type="float" office:value="103" calcext:value-type="float">
            <text:p>103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table:formula="of:=RANDBETWEEN(2;4)" office:value-type="float" office:value="2" calcext:value-type="float">
            <text:p>2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30];&quot;', '&quot;;[.E230];&quot;', '&quot;;[.G230];&quot;', '&quot;;[.H230];&quot;', &quot;;[.I230];&quot;, &quot;;[.J230];&quot;, &quot;;[.K230];&quot;, &quot;;[.L230];&quot;, &quot;;[.M230];&quot;);&quot;)" office:value-type="string" office:string-value="insert into contrat_loc (date_contrat, date_debut, date_fin, caution, id_contrat_loc_client, id_contrat_loc_agence, id_contrat_loc_vehicule, id_contrat_loc_accessoire, id_contrat_loc_penalite) values ('2017/05/30', '2017/05/30', '2017/06/01', '1500.00', 40, 103, 3, 7, 2);" calcext:value-type="string">
            <text:p>insert into contrat_loc (date_contrat, date_debut, date_fin, caution, id_contrat_loc_client, id_contrat_loc_agence, id_contrat_loc_vehicule, id_contrat_loc_accessoire, id_contrat_loc_penalite) values ('2017/05/30', '2017/05/30', '2017/06/01', '1500.00', 40, 103, 3, 7, 2);</text:p>
          </table:table-cell>
          <table:table-cell table:number-columns-repeated="1009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4" office:value-type="date" office:date-value="2017-05-30" calcext:value-type="date">
            <text:p>2017-05-30</text:p>
          </table:table-cell>
          <table:table-cell table:style-name="ce5" table:formula="of:=TEXT([.B231];&quot;aaaa/mm/jj&quot;)" office:value-type="string" office:string-value="2017/05/30" calcext:value-type="string">
            <text:p>2017/05/30</text:p>
          </table:table-cell>
          <table:table-cell table:style-name="ce4" office:value-type="date" office:date-value="2017-05-30" calcext:value-type="date">
            <text:p>2017-05-30</text:p>
          </table:table-cell>
          <table:table-cell table:style-name="ce5" table:formula="of:=TEXT([.D231];&quot;aaaa/mm/jj&quot;)" office:value-type="string" office:string-value="2017/05/30" calcext:value-type="string">
            <text:p>2017/05/30</text:p>
          </table:table-cell>
          <table:table-cell table:style-name="ce4" table:formula="of:=[.D231]+[.N231]" office:value-type="date" office:date-value="2017-06-08" calcext:value-type="date">
            <text:p>2017-06-08</text:p>
          </table:table-cell>
          <table:table-cell table:style-name="ce5" table:formula="of:=TEXT([.F231];&quot;aaaa/mm/jj&quot;)" office:value-type="string" office:string-value="2017/06/08" calcext:value-type="string">
            <text:p>2017/06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7" calcext:value-type="float">
            <text:p>177</text:p>
          </table:table-cell>
          <table:table-cell table:style-name="ce7" table:formula="of:=RANDBETWEEN(201;250)" office:value-type="float" office:value="236" calcext:value-type="float">
            <text:p>23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31];&quot;', '&quot;;[.E231];&quot;', '&quot;;[.G231];&quot;', '&quot;;[.H231];&quot;', &quot;;[.I231];&quot;, &quot;;[.J231];&quot;, &quot;;[.K231];&quot;, &quot;;[.L231];&quot;, &quot;;[.M231];&quot;);&quot;)" office:value-type="string" office:string-value="insert into contrat_loc (date_contrat, date_debut, date_fin, caution, id_contrat_loc_client, id_contrat_loc_agence, id_contrat_loc_vehicule, id_contrat_loc_accessoire, id_contrat_loc_penalite) values ('2017/05/30', '2017/05/30', '2017/06/08', '1500.00', 177, 236, 5, 1, 1);" calcext:value-type="string">
            <text:p>insert into contrat_loc (date_contrat, date_debut, date_fin, caution, id_contrat_loc_client, id_contrat_loc_agence, id_contrat_loc_vehicule, id_contrat_loc_accessoire, id_contrat_loc_penalite) values ('2017/05/30', '2017/05/30', '2017/06/08', '1500.00', 177, 236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4" office:value-type="date" office:date-value="2017-05-31" calcext:value-type="date">
            <text:p>2017-05-31</text:p>
          </table:table-cell>
          <table:table-cell table:style-name="ce5" table:formula="of:=TEXT([.B232];&quot;aaaa/mm/jj&quot;)" office:value-type="string" office:string-value="2017/05/31" calcext:value-type="string">
            <text:p>2017/05/31</text:p>
          </table:table-cell>
          <table:table-cell table:style-name="ce4" office:value-type="date" office:date-value="2017-05-31" calcext:value-type="date">
            <text:p>2017-05-31</text:p>
          </table:table-cell>
          <table:table-cell table:style-name="ce5" table:formula="of:=TEXT([.D232];&quot;aaaa/mm/jj&quot;)" office:value-type="string" office:string-value="2017/05/31" calcext:value-type="string">
            <text:p>2017/05/31</text:p>
          </table:table-cell>
          <table:table-cell table:style-name="ce4" table:formula="of:=[.D232]+[.N232]" office:value-type="date" office:date-value="2017-06-12" calcext:value-type="date">
            <text:p>2017-06-12</text:p>
          </table:table-cell>
          <table:table-cell table:style-name="ce5" table:formula="of:=TEXT([.F232];&quot;aaaa/mm/jj&quot;)" office:value-type="string" office:string-value="2017/06/12" calcext:value-type="string">
            <text:p>2017/06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4" calcext:value-type="float">
            <text:p>164</text:p>
          </table:table-cell>
          <table:table-cell table:style-name="ce7" table:formula="of:=RANDBETWEEN(201;250)" office:value-type="float" office:value="238" calcext:value-type="float">
            <text:p>238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32];&quot;', '&quot;;[.E232];&quot;', '&quot;;[.G232];&quot;', '&quot;;[.H232];&quot;', &quot;;[.I232];&quot;, &quot;;[.J232];&quot;, &quot;;[.K232];&quot;, &quot;;[.L232];&quot;, &quot;;[.M232];&quot;);&quot;)" office:value-type="string" office:string-value="insert into contrat_loc (date_contrat, date_debut, date_fin, caution, id_contrat_loc_client, id_contrat_loc_agence, id_contrat_loc_vehicule, id_contrat_loc_accessoire, id_contrat_loc_penalite) values ('2017/05/31', '2017/05/31', '2017/06/12', '1500.00', 164, 238, 5, 1, 1);" calcext:value-type="string">
            <text:p>insert into contrat_loc (date_contrat, date_debut, date_fin, caution, id_contrat_loc_client, id_contrat_loc_agence, id_contrat_loc_vehicule, id_contrat_loc_accessoire, id_contrat_loc_penalite) values ('2017/05/31', '2017/05/31', '2017/06/12', '1500.00', 164, 238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4" office:value-type="date" office:date-value="2017-05-31" calcext:value-type="date">
            <text:p>2017-05-31</text:p>
          </table:table-cell>
          <table:table-cell table:style-name="ce5" table:formula="of:=TEXT([.B233];&quot;aaaa/mm/jj&quot;)" office:value-type="string" office:string-value="2017/05/31" calcext:value-type="string">
            <text:p>2017/05/31</text:p>
          </table:table-cell>
          <table:table-cell table:style-name="ce4" office:value-type="date" office:date-value="2017-05-31" calcext:value-type="date">
            <text:p>2017-05-31</text:p>
          </table:table-cell>
          <table:table-cell table:style-name="ce5" table:formula="of:=TEXT([.D233];&quot;aaaa/mm/jj&quot;)" office:value-type="string" office:string-value="2017/05/31" calcext:value-type="string">
            <text:p>2017/05/31</text:p>
          </table:table-cell>
          <table:table-cell table:style-name="ce4" table:formula="of:=[.D233]+[.N233]" office:value-type="date" office:date-value="2017-06-12" calcext:value-type="date">
            <text:p>2017-06-12</text:p>
          </table:table-cell>
          <table:table-cell table:style-name="ce5" table:formula="of:=TEXT([.F233];&quot;aaaa/mm/jj&quot;)" office:value-type="string" office:string-value="2017/06/12" calcext:value-type="string">
            <text:p>2017/06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6" calcext:value-type="float">
            <text:p>216</text:p>
          </table:table-cell>
          <table:table-cell table:style-name="ce7" table:formula="of:=RANDBETWEEN(1;50)" office:value-type="float" office:value="24" calcext:value-type="float">
            <text:p>2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33];&quot;', '&quot;;[.E233];&quot;', '&quot;;[.G233];&quot;', '&quot;;[.H233];&quot;', &quot;;[.I233];&quot;, &quot;;[.J233];&quot;, &quot;;[.K233];&quot;, &quot;;[.L233];&quot;, &quot;;[.M233];&quot;);&quot;)" office:value-type="string" office:string-value="insert into contrat_loc (date_contrat, date_debut, date_fin, caution, id_contrat_loc_client, id_contrat_loc_agence, id_contrat_loc_vehicule, id_contrat_loc_accessoire, id_contrat_loc_penalite) values ('2017/05/31', '2017/05/31', '2017/06/12', '1500.00', 216, 24, 1, 1, 1);" calcext:value-type="string">
            <text:p>insert into contrat_loc (date_contrat, date_debut, date_fin, caution, id_contrat_loc_client, id_contrat_loc_agence, id_contrat_loc_vehicule, id_contrat_loc_accessoire, id_contrat_loc_penalite) values ('2017/05/31', '2017/05/31', '2017/06/12', '1500.00', 216, 24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5" table:formula="of:=TEXT([.B234];&quot;aaaa/mm/jj&quot;)" office:value-type="string" office:string-value="2017/06/01" calcext:value-type="string">
            <text:p>2017/06/01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5" table:formula="of:=TEXT([.D234];&quot;aaaa/mm/jj&quot;)" office:value-type="string" office:string-value="2017/06/01" calcext:value-type="string">
            <text:p>2017/06/01</text:p>
          </table:table-cell>
          <table:table-cell table:style-name="ce4" table:formula="of:=[.D234]+[.N234]" office:value-type="date" office:date-value="2017-06-08" calcext:value-type="date">
            <text:p>2017-06-08</text:p>
          </table:table-cell>
          <table:table-cell table:style-name="ce5" table:formula="of:=TEXT([.F234];&quot;aaaa/mm/jj&quot;)" office:value-type="string" office:string-value="2017/06/08" calcext:value-type="string">
            <text:p>2017/06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3" calcext:value-type="float">
            <text:p>93</text:p>
          </table:table-cell>
          <table:table-cell table:style-name="ce7" table:formula="of:=RANDBETWEEN(151;200)" office:value-type="float" office:value="181" calcext:value-type="float">
            <text:p>181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2;4)" office:value-type="float" office:value="2" calcext:value-type="float">
            <text:p>2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34];&quot;', '&quot;;[.E234];&quot;', '&quot;;[.G234];&quot;', '&quot;;[.H234];&quot;', &quot;;[.I234];&quot;, &quot;;[.J234];&quot;, &quot;;[.K234];&quot;, &quot;;[.L234];&quot;, &quot;;[.M234];&quot;);&quot;)" office:value-type="string" office:string-value="insert into contrat_loc (date_contrat, date_debut, date_fin, caution, id_contrat_loc_client, id_contrat_loc_agence, id_contrat_loc_vehicule, id_contrat_loc_accessoire, id_contrat_loc_penalite) values ('2017/06/01', '2017/06/01', '2017/06/08', '1500.00', 93, 181, 4, 1, 2);" calcext:value-type="string">
            <text:p>insert into contrat_loc (date_contrat, date_debut, date_fin, caution, id_contrat_loc_client, id_contrat_loc_agence, id_contrat_loc_vehicule, id_contrat_loc_accessoire, id_contrat_loc_penalite) values ('2017/06/01', '2017/06/01', '2017/06/08', '1500.00', 93, 181, 4, 1, 2);</text:p>
          </table:table-cell>
          <table:table-cell table:number-columns-repeated="1009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5" table:formula="of:=TEXT([.B235];&quot;aaaa/mm/jj&quot;)" office:value-type="string" office:string-value="2017/06/01" calcext:value-type="string">
            <text:p>2017/06/01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5" table:formula="of:=TEXT([.D235];&quot;aaaa/mm/jj&quot;)" office:value-type="string" office:string-value="2017/06/01" calcext:value-type="string">
            <text:p>2017/06/01</text:p>
          </table:table-cell>
          <table:table-cell table:style-name="ce4" table:formula="of:=[.D235]+[.N235]" office:value-type="date" office:date-value="2017-06-02" calcext:value-type="date">
            <text:p>2017-06-02</text:p>
          </table:table-cell>
          <table:table-cell table:style-name="ce5" table:formula="of:=TEXT([.F235];&quot;aaaa/mm/jj&quot;)" office:value-type="string" office:string-value="2017/06/02" calcext:value-type="string">
            <text:p>2017/06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4" calcext:value-type="float">
            <text:p>194</text:p>
          </table:table-cell>
          <table:table-cell table:style-name="ce7" table:formula="of:=RANDBETWEEN(151;200)" office:value-type="float" office:value="182" calcext:value-type="float">
            <text:p>182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35];&quot;', '&quot;;[.E235];&quot;', '&quot;;[.G235];&quot;', '&quot;;[.H235];&quot;', &quot;;[.I235];&quot;, &quot;;[.J235];&quot;, &quot;;[.K235];&quot;, &quot;;[.L235];&quot;, &quot;;[.M235];&quot;);&quot;)" office:value-type="string" office:string-value="insert into contrat_loc (date_contrat, date_debut, date_fin, caution, id_contrat_loc_client, id_contrat_loc_agence, id_contrat_loc_vehicule, id_contrat_loc_accessoire, id_contrat_loc_penalite) values ('2017/06/01', '2017/06/01', '2017/06/02', '1500.00', 194, 182, 4, 1, 1);" calcext:value-type="string">
            <text:p>insert into contrat_loc (date_contrat, date_debut, date_fin, caution, id_contrat_loc_client, id_contrat_loc_agence, id_contrat_loc_vehicule, id_contrat_loc_accessoire, id_contrat_loc_penalite) values ('2017/06/01', '2017/06/01', '2017/06/02', '1500.00', 194, 182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4" office:value-type="date" office:date-value="2017-06-02" calcext:value-type="date">
            <text:p>2017-06-02</text:p>
          </table:table-cell>
          <table:table-cell table:style-name="ce5" table:formula="of:=TEXT([.B236];&quot;aaaa/mm/jj&quot;)" office:value-type="string" office:string-value="2017/06/02" calcext:value-type="string">
            <text:p>2017/06/02</text:p>
          </table:table-cell>
          <table:table-cell table:style-name="ce4" office:value-type="date" office:date-value="2017-06-02" calcext:value-type="date">
            <text:p>2017-06-02</text:p>
          </table:table-cell>
          <table:table-cell table:style-name="ce5" table:formula="of:=TEXT([.D236];&quot;aaaa/mm/jj&quot;)" office:value-type="string" office:string-value="2017/06/02" calcext:value-type="string">
            <text:p>2017/06/02</text:p>
          </table:table-cell>
          <table:table-cell table:style-name="ce4" table:formula="of:=[.D236]+[.N236]" office:value-type="date" office:date-value="2017-06-14" calcext:value-type="date">
            <text:p>2017-06-14</text:p>
          </table:table-cell>
          <table:table-cell table:style-name="ce5" table:formula="of:=TEXT([.F236];&quot;aaaa/mm/jj&quot;)" office:value-type="string" office:string-value="2017/06/14" calcext:value-type="string">
            <text:p>2017/06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0" calcext:value-type="float">
            <text:p>60</text:p>
          </table:table-cell>
          <table:table-cell table:style-name="ce7" table:formula="of:=RANDBETWEEN(1;50)" office:value-type="float" office:value="39" calcext:value-type="float">
            <text:p>39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36];&quot;', '&quot;;[.E236];&quot;', '&quot;;[.G236];&quot;', '&quot;;[.H236];&quot;', &quot;;[.I236];&quot;, &quot;;[.J236];&quot;, &quot;;[.K236];&quot;, &quot;;[.L236];&quot;, &quot;;[.M236];&quot;);&quot;)" office:value-type="string" office:string-value="insert into contrat_loc (date_contrat, date_debut, date_fin, caution, id_contrat_loc_client, id_contrat_loc_agence, id_contrat_loc_vehicule, id_contrat_loc_accessoire, id_contrat_loc_penalite) values ('2017/06/02', '2017/06/02', '2017/06/14', '1500.00', 60, 39, 1, 1, 1);" calcext:value-type="string">
            <text:p>insert into contrat_loc (date_contrat, date_debut, date_fin, caution, id_contrat_loc_client, id_contrat_loc_agence, id_contrat_loc_vehicule, id_contrat_loc_accessoire, id_contrat_loc_penalite) values ('2017/06/02', '2017/06/02', '2017/06/14', '1500.00', 60, 39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4" office:value-type="date" office:date-value="2017-06-03" calcext:value-type="date">
            <text:p>2017-06-03</text:p>
          </table:table-cell>
          <table:table-cell table:style-name="ce5" table:formula="of:=TEXT([.B237];&quot;aaaa/mm/jj&quot;)" office:value-type="string" office:string-value="2017/06/03" calcext:value-type="string">
            <text:p>2017/06/03</text:p>
          </table:table-cell>
          <table:table-cell table:style-name="ce4" office:value-type="date" office:date-value="2017-06-03" calcext:value-type="date">
            <text:p>2017-06-03</text:p>
          </table:table-cell>
          <table:table-cell table:style-name="ce5" table:formula="of:=TEXT([.D237];&quot;aaaa/mm/jj&quot;)" office:value-type="string" office:string-value="2017/06/03" calcext:value-type="string">
            <text:p>2017/06/03</text:p>
          </table:table-cell>
          <table:table-cell table:style-name="ce4" table:formula="of:=[.D237]+[.N237]" office:value-type="date" office:date-value="2017-06-14" calcext:value-type="date">
            <text:p>2017-06-14</text:p>
          </table:table-cell>
          <table:table-cell table:style-name="ce5" table:formula="of:=TEXT([.F237];&quot;aaaa/mm/jj&quot;)" office:value-type="string" office:string-value="2017/06/14" calcext:value-type="string">
            <text:p>2017/06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5" calcext:value-type="float">
            <text:p>235</text:p>
          </table:table-cell>
          <table:table-cell table:style-name="ce7" table:formula="of:=RANDBETWEEN(1;50)" office:value-type="float" office:value="19" calcext:value-type="float">
            <text:p>19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37];&quot;', '&quot;;[.E237];&quot;', '&quot;;[.G237];&quot;', '&quot;;[.H237];&quot;', &quot;;[.I237];&quot;, &quot;;[.J237];&quot;, &quot;;[.K237];&quot;, &quot;;[.L237];&quot;, &quot;;[.M237];&quot;);&quot;)" office:value-type="string" office:string-value="insert into contrat_loc (date_contrat, date_debut, date_fin, caution, id_contrat_loc_client, id_contrat_loc_agence, id_contrat_loc_vehicule, id_contrat_loc_accessoire, id_contrat_loc_penalite) values ('2017/06/03', '2017/06/03', '2017/06/14', '1500.00', 235, 19, 1, 5, 1);" calcext:value-type="string">
            <text:p>insert into contrat_loc (date_contrat, date_debut, date_fin, caution, id_contrat_loc_client, id_contrat_loc_agence, id_contrat_loc_vehicule, id_contrat_loc_accessoire, id_contrat_loc_penalite) values ('2017/06/03', '2017/06/03', '2017/06/14', '1500.00', 235, 19, 1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4" office:value-type="date" office:date-value="2017-06-03" calcext:value-type="date">
            <text:p>2017-06-03</text:p>
          </table:table-cell>
          <table:table-cell table:style-name="ce5" table:formula="of:=TEXT([.B238];&quot;aaaa/mm/jj&quot;)" office:value-type="string" office:string-value="2017/06/03" calcext:value-type="string">
            <text:p>2017/06/03</text:p>
          </table:table-cell>
          <table:table-cell table:style-name="ce4" office:value-type="date" office:date-value="2017-06-03" calcext:value-type="date">
            <text:p>2017-06-03</text:p>
          </table:table-cell>
          <table:table-cell table:style-name="ce5" table:formula="of:=TEXT([.D238];&quot;aaaa/mm/jj&quot;)" office:value-type="string" office:string-value="2017/06/03" calcext:value-type="string">
            <text:p>2017/06/03</text:p>
          </table:table-cell>
          <table:table-cell table:style-name="ce4" table:formula="of:=[.D238]+[.N238]" office:value-type="date" office:date-value="2017-06-06" calcext:value-type="date">
            <text:p>2017-06-06</text:p>
          </table:table-cell>
          <table:table-cell table:style-name="ce5" table:formula="of:=TEXT([.F238];&quot;aaaa/mm/jj&quot;)" office:value-type="string" office:string-value="2017/06/06" calcext:value-type="string">
            <text:p>2017/06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9" calcext:value-type="float">
            <text:p>119</text:p>
          </table:table-cell>
          <table:table-cell table:style-name="ce7" table:formula="of:=RANDBETWEEN(201;250)" office:value-type="float" office:value="235" calcext:value-type="float">
            <text:p>235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38];&quot;', '&quot;;[.E238];&quot;', '&quot;;[.G238];&quot;', '&quot;;[.H238];&quot;', &quot;;[.I238];&quot;, &quot;;[.J238];&quot;, &quot;;[.K238];&quot;, &quot;;[.L238];&quot;, &quot;;[.M238];&quot;);&quot;)" office:value-type="string" office:string-value="insert into contrat_loc (date_contrat, date_debut, date_fin, caution, id_contrat_loc_client, id_contrat_loc_agence, id_contrat_loc_vehicule, id_contrat_loc_accessoire, id_contrat_loc_penalite) values ('2017/06/03', '2017/06/03', '2017/06/06', '1500.00', 119, 235, 5, 7, 1);" calcext:value-type="string">
            <text:p>insert into contrat_loc (date_contrat, date_debut, date_fin, caution, id_contrat_loc_client, id_contrat_loc_agence, id_contrat_loc_vehicule, id_contrat_loc_accessoire, id_contrat_loc_penalite) values ('2017/06/03', '2017/06/03', '2017/06/06', '1500.00', 119, 235, 5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4" office:value-type="date" office:date-value="2017-06-03" calcext:value-type="date">
            <text:p>2017-06-03</text:p>
          </table:table-cell>
          <table:table-cell table:style-name="ce5" table:formula="of:=TEXT([.B239];&quot;aaaa/mm/jj&quot;)" office:value-type="string" office:string-value="2017/06/03" calcext:value-type="string">
            <text:p>2017/06/03</text:p>
          </table:table-cell>
          <table:table-cell table:style-name="ce4" office:value-type="date" office:date-value="2017-06-03" calcext:value-type="date">
            <text:p>2017-06-03</text:p>
          </table:table-cell>
          <table:table-cell table:style-name="ce5" table:formula="of:=TEXT([.D239];&quot;aaaa/mm/jj&quot;)" office:value-type="string" office:string-value="2017/06/03" calcext:value-type="string">
            <text:p>2017/06/03</text:p>
          </table:table-cell>
          <table:table-cell table:style-name="ce4" table:formula="of:=[.D239]+[.N239]" office:value-type="date" office:date-value="2017-06-15" calcext:value-type="date">
            <text:p>2017-06-15</text:p>
          </table:table-cell>
          <table:table-cell table:style-name="ce5" table:formula="of:=TEXT([.F239];&quot;aaaa/mm/jj&quot;)" office:value-type="string" office:string-value="2017/06/15" calcext:value-type="string">
            <text:p>2017/06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7" calcext:value-type="float">
            <text:p>197</text:p>
          </table:table-cell>
          <table:table-cell table:style-name="ce7" table:formula="of:=RANDBETWEEN(151;200)" office:value-type="float" office:value="163" calcext:value-type="float">
            <text:p>163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39];&quot;', '&quot;;[.E239];&quot;', '&quot;;[.G239];&quot;', '&quot;;[.H239];&quot;', &quot;;[.I239];&quot;, &quot;;[.J239];&quot;, &quot;;[.K239];&quot;, &quot;;[.L239];&quot;, &quot;;[.M239];&quot;);&quot;)" office:value-type="string" office:string-value="insert into contrat_loc (date_contrat, date_debut, date_fin, caution, id_contrat_loc_client, id_contrat_loc_agence, id_contrat_loc_vehicule, id_contrat_loc_accessoire, id_contrat_loc_penalite) values ('2017/06/03', '2017/06/03', '2017/06/15', '1500.00', 197, 163, 4, 1, 1);" calcext:value-type="string">
            <text:p>insert into contrat_loc (date_contrat, date_debut, date_fin, caution, id_contrat_loc_client, id_contrat_loc_agence, id_contrat_loc_vehicule, id_contrat_loc_accessoire, id_contrat_loc_penalite) values ('2017/06/03', '2017/06/03', '2017/06/15', '1500.00', 197, 163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4" office:value-type="date" office:date-value="2017-06-03" calcext:value-type="date">
            <text:p>2017-06-03</text:p>
          </table:table-cell>
          <table:table-cell table:style-name="ce5" table:formula="of:=TEXT([.B240];&quot;aaaa/mm/jj&quot;)" office:value-type="string" office:string-value="2017/06/03" calcext:value-type="string">
            <text:p>2017/06/03</text:p>
          </table:table-cell>
          <table:table-cell table:style-name="ce4" office:value-type="date" office:date-value="2017-06-03" calcext:value-type="date">
            <text:p>2017-06-03</text:p>
          </table:table-cell>
          <table:table-cell table:style-name="ce5" table:formula="of:=TEXT([.D240];&quot;aaaa/mm/jj&quot;)" office:value-type="string" office:string-value="2017/06/03" calcext:value-type="string">
            <text:p>2017/06/03</text:p>
          </table:table-cell>
          <table:table-cell table:style-name="ce4" table:formula="of:=[.D240]+[.N240]" office:value-type="date" office:date-value="2017-06-09" calcext:value-type="date">
            <text:p>2017-06-09</text:p>
          </table:table-cell>
          <table:table-cell table:style-name="ce5" table:formula="of:=TEXT([.F240];&quot;aaaa/mm/jj&quot;)" office:value-type="string" office:string-value="2017/06/09" calcext:value-type="string">
            <text:p>2017/06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6" calcext:value-type="float">
            <text:p>156</text:p>
          </table:table-cell>
          <table:table-cell table:style-name="ce7" table:formula="of:=RANDBETWEEN(201;250)" office:value-type="float" office:value="209" calcext:value-type="float">
            <text:p>209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40];&quot;', '&quot;;[.E240];&quot;', '&quot;;[.G240];&quot;', '&quot;;[.H240];&quot;', &quot;;[.I240];&quot;, &quot;;[.J240];&quot;, &quot;;[.K240];&quot;, &quot;;[.L240];&quot;, &quot;;[.M240];&quot;);&quot;)" office:value-type="string" office:string-value="insert into contrat_loc (date_contrat, date_debut, date_fin, caution, id_contrat_loc_client, id_contrat_loc_agence, id_contrat_loc_vehicule, id_contrat_loc_accessoire, id_contrat_loc_penalite) values ('2017/06/03', '2017/06/03', '2017/06/09', '1500.00', 156, 209, 5, 1, 1);" calcext:value-type="string">
            <text:p>insert into contrat_loc (date_contrat, date_debut, date_fin, caution, id_contrat_loc_client, id_contrat_loc_agence, id_contrat_loc_vehicule, id_contrat_loc_accessoire, id_contrat_loc_penalite) values ('2017/06/03', '2017/06/03', '2017/06/09', '1500.00', 156, 209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4" office:value-type="date" office:date-value="2017-06-04" calcext:value-type="date">
            <text:p>2017-06-04</text:p>
          </table:table-cell>
          <table:table-cell table:style-name="ce5" table:formula="of:=TEXT([.B241];&quot;aaaa/mm/jj&quot;)" office:value-type="string" office:string-value="2017/06/04" calcext:value-type="string">
            <text:p>2017/06/04</text:p>
          </table:table-cell>
          <table:table-cell table:style-name="ce4" office:value-type="date" office:date-value="2017-06-04" calcext:value-type="date">
            <text:p>2017-06-04</text:p>
          </table:table-cell>
          <table:table-cell table:style-name="ce5" table:formula="of:=TEXT([.D241];&quot;aaaa/mm/jj&quot;)" office:value-type="string" office:string-value="2017/06/04" calcext:value-type="string">
            <text:p>2017/06/04</text:p>
          </table:table-cell>
          <table:table-cell table:style-name="ce4" table:formula="of:=[.D241]+[.N241]" office:value-type="date" office:date-value="2017-06-07" calcext:value-type="date">
            <text:p>2017-06-07</text:p>
          </table:table-cell>
          <table:table-cell table:style-name="ce5" table:formula="of:=TEXT([.F241];&quot;aaaa/mm/jj&quot;)" office:value-type="string" office:string-value="2017/06/07" calcext:value-type="string">
            <text:p>2017/06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8" calcext:value-type="float">
            <text:p>188</text:p>
          </table:table-cell>
          <table:table-cell table:style-name="ce7" table:formula="of:=RANDBETWEEN(201;250)" office:value-type="float" office:value="237" calcext:value-type="float">
            <text:p>237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2;4)" office:value-type="float" office:value="3" calcext:value-type="float">
            <text:p>3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41];&quot;', '&quot;;[.E241];&quot;', '&quot;;[.G241];&quot;', '&quot;;[.H241];&quot;', &quot;;[.I241];&quot;, &quot;;[.J241];&quot;, &quot;;[.K241];&quot;, &quot;;[.L241];&quot;, &quot;;[.M241];&quot;);&quot;)" office:value-type="string" office:string-value="insert into contrat_loc (date_contrat, date_debut, date_fin, caution, id_contrat_loc_client, id_contrat_loc_agence, id_contrat_loc_vehicule, id_contrat_loc_accessoire, id_contrat_loc_penalite) values ('2017/06/04', '2017/06/04', '2017/06/07', '1500.00', 188, 237, 5, 2, 3);" calcext:value-type="string">
            <text:p>insert into contrat_loc (date_contrat, date_debut, date_fin, caution, id_contrat_loc_client, id_contrat_loc_agence, id_contrat_loc_vehicule, id_contrat_loc_accessoire, id_contrat_loc_penalite) values ('2017/06/04', '2017/06/04', '2017/06/07', '1500.00', 188, 237, 5, 2, 3);</text:p>
          </table:table-cell>
          <table:table-cell table:number-columns-repeated="1009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4" office:value-type="date" office:date-value="2017-06-05" calcext:value-type="date">
            <text:p>2017-06-05</text:p>
          </table:table-cell>
          <table:table-cell table:style-name="ce5" table:formula="of:=TEXT([.B242];&quot;aaaa/mm/jj&quot;)" office:value-type="string" office:string-value="2017/06/05" calcext:value-type="string">
            <text:p>2017/06/05</text:p>
          </table:table-cell>
          <table:table-cell table:style-name="ce4" office:value-type="date" office:date-value="2017-06-05" calcext:value-type="date">
            <text:p>2017-06-05</text:p>
          </table:table-cell>
          <table:table-cell table:style-name="ce5" table:formula="of:=TEXT([.D242];&quot;aaaa/mm/jj&quot;)" office:value-type="string" office:string-value="2017/06/05" calcext:value-type="string">
            <text:p>2017/06/05</text:p>
          </table:table-cell>
          <table:table-cell table:style-name="ce4" table:formula="of:=[.D242]+[.N242]" office:value-type="date" office:date-value="2017-06-18" calcext:value-type="date">
            <text:p>2017-06-18</text:p>
          </table:table-cell>
          <table:table-cell table:style-name="ce5" table:formula="of:=TEXT([.F242];&quot;aaaa/mm/jj&quot;)" office:value-type="string" office:string-value="2017/06/18" calcext:value-type="string">
            <text:p>2017/06/1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" calcext:value-type="float">
            <text:p>7</text:p>
          </table:table-cell>
          <table:table-cell table:style-name="ce7" table:formula="of:=RANDBETWEEN(51;100)" office:value-type="float" office:value="67" calcext:value-type="float">
            <text:p>67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42];&quot;', '&quot;;[.E242];&quot;', '&quot;;[.G242];&quot;', '&quot;;[.H242];&quot;', &quot;;[.I242];&quot;, &quot;;[.J242];&quot;, &quot;;[.K242];&quot;, &quot;;[.L242];&quot;, &quot;;[.M242];&quot;);&quot;)" office:value-type="string" office:string-value="insert into contrat_loc (date_contrat, date_debut, date_fin, caution, id_contrat_loc_client, id_contrat_loc_agence, id_contrat_loc_vehicule, id_contrat_loc_accessoire, id_contrat_loc_penalite) values ('2017/06/05', '2017/06/05', '2017/06/18', '1500.00', 7, 67, 2, 1, 1);" calcext:value-type="string">
            <text:p>insert into contrat_loc (date_contrat, date_debut, date_fin, caution, id_contrat_loc_client, id_contrat_loc_agence, id_contrat_loc_vehicule, id_contrat_loc_accessoire, id_contrat_loc_penalite) values ('2017/06/05', '2017/06/05', '2017/06/18', '1500.00', 7, 67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4" office:value-type="date" office:date-value="2017-06-06" calcext:value-type="date">
            <text:p>2017-06-06</text:p>
          </table:table-cell>
          <table:table-cell table:style-name="ce5" table:formula="of:=TEXT([.B243];&quot;aaaa/mm/jj&quot;)" office:value-type="string" office:string-value="2017/06/06" calcext:value-type="string">
            <text:p>2017/06/06</text:p>
          </table:table-cell>
          <table:table-cell table:style-name="ce4" office:value-type="date" office:date-value="2017-06-06" calcext:value-type="date">
            <text:p>2017-06-06</text:p>
          </table:table-cell>
          <table:table-cell table:style-name="ce5" table:formula="of:=TEXT([.D243];&quot;aaaa/mm/jj&quot;)" office:value-type="string" office:string-value="2017/06/06" calcext:value-type="string">
            <text:p>2017/06/06</text:p>
          </table:table-cell>
          <table:table-cell table:style-name="ce4" table:formula="of:=[.D243]+[.N243]" office:value-type="date" office:date-value="2017-06-07" calcext:value-type="date">
            <text:p>2017-06-07</text:p>
          </table:table-cell>
          <table:table-cell table:style-name="ce5" table:formula="of:=TEXT([.F243];&quot;aaaa/mm/jj&quot;)" office:value-type="string" office:string-value="2017/06/07" calcext:value-type="string">
            <text:p>2017/06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5" calcext:value-type="float">
            <text:p>85</text:p>
          </table:table-cell>
          <table:table-cell table:style-name="ce7" table:formula="of:=RANDBETWEEN(201;250)" office:value-type="float" office:value="250" calcext:value-type="float">
            <text:p>250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table:formula="of:=RANDBETWEEN(2;4)" office:value-type="float" office:value="2" calcext:value-type="float">
            <text:p>2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43];&quot;', '&quot;;[.E243];&quot;', '&quot;;[.G243];&quot;', '&quot;;[.H243];&quot;', &quot;;[.I243];&quot;, &quot;;[.J243];&quot;, &quot;;[.K243];&quot;, &quot;;[.L243];&quot;, &quot;;[.M243];&quot;);&quot;)" office:value-type="string" office:string-value="insert into contrat_loc (date_contrat, date_debut, date_fin, caution, id_contrat_loc_client, id_contrat_loc_agence, id_contrat_loc_vehicule, id_contrat_loc_accessoire, id_contrat_loc_penalite) values ('2017/06/06', '2017/06/06', '2017/06/07', '1500.00', 85, 250, 5, 7, 2);" calcext:value-type="string">
            <text:p>insert into contrat_loc (date_contrat, date_debut, date_fin, caution, id_contrat_loc_client, id_contrat_loc_agence, id_contrat_loc_vehicule, id_contrat_loc_accessoire, id_contrat_loc_penalite) values ('2017/06/06', '2017/06/06', '2017/06/07', '1500.00', 85, 250, 5, 7, 2);</text:p>
          </table:table-cell>
          <table:table-cell table:number-columns-repeated="1009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4" office:value-type="date" office:date-value="2017-06-08" calcext:value-type="date">
            <text:p>2017-06-08</text:p>
          </table:table-cell>
          <table:table-cell table:style-name="ce5" table:formula="of:=TEXT([.B244];&quot;aaaa/mm/jj&quot;)" office:value-type="string" office:string-value="2017/06/08" calcext:value-type="string">
            <text:p>2017/06/08</text:p>
          </table:table-cell>
          <table:table-cell table:style-name="ce4" office:value-type="date" office:date-value="2017-06-08" calcext:value-type="date">
            <text:p>2017-06-08</text:p>
          </table:table-cell>
          <table:table-cell table:style-name="ce5" table:formula="of:=TEXT([.D244];&quot;aaaa/mm/jj&quot;)" office:value-type="string" office:string-value="2017/06/08" calcext:value-type="string">
            <text:p>2017/06/08</text:p>
          </table:table-cell>
          <table:table-cell table:style-name="ce4" table:formula="of:=[.D244]+[.N244]" office:value-type="date" office:date-value="2017-06-13" calcext:value-type="date">
            <text:p>2017-06-13</text:p>
          </table:table-cell>
          <table:table-cell table:style-name="ce5" table:formula="of:=TEXT([.F244];&quot;aaaa/mm/jj&quot;)" office:value-type="string" office:string-value="2017/06/13" calcext:value-type="string">
            <text:p>2017/06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4" calcext:value-type="float">
            <text:p>144</text:p>
          </table:table-cell>
          <table:table-cell table:style-name="ce7" table:formula="of:=RANDBETWEEN(1;50)" office:value-type="float" office:value="36" calcext:value-type="float">
            <text:p>3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44];&quot;', '&quot;;[.E244];&quot;', '&quot;;[.G244];&quot;', '&quot;;[.H244];&quot;', &quot;;[.I244];&quot;, &quot;;[.J244];&quot;, &quot;;[.K244];&quot;, &quot;;[.L244];&quot;, &quot;;[.M244];&quot;);&quot;)" office:value-type="string" office:string-value="insert into contrat_loc (date_contrat, date_debut, date_fin, caution, id_contrat_loc_client, id_contrat_loc_agence, id_contrat_loc_vehicule, id_contrat_loc_accessoire, id_contrat_loc_penalite) values ('2017/06/08', '2017/06/08', '2017/06/13', '1500.00', 144, 36, 1, 1, 1);" calcext:value-type="string">
            <text:p>insert into contrat_loc (date_contrat, date_debut, date_fin, caution, id_contrat_loc_client, id_contrat_loc_agence, id_contrat_loc_vehicule, id_contrat_loc_accessoire, id_contrat_loc_penalite) values ('2017/06/08', '2017/06/08', '2017/06/13', '1500.00', 144, 36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4" office:value-type="date" office:date-value="2017-06-09" calcext:value-type="date">
            <text:p>2017-06-09</text:p>
          </table:table-cell>
          <table:table-cell table:style-name="ce5" table:formula="of:=TEXT([.B245];&quot;aaaa/mm/jj&quot;)" office:value-type="string" office:string-value="2017/06/09" calcext:value-type="string">
            <text:p>2017/06/09</text:p>
          </table:table-cell>
          <table:table-cell table:style-name="ce4" office:value-type="date" office:date-value="2017-06-09" calcext:value-type="date">
            <text:p>2017-06-09</text:p>
          </table:table-cell>
          <table:table-cell table:style-name="ce5" table:formula="of:=TEXT([.D245];&quot;aaaa/mm/jj&quot;)" office:value-type="string" office:string-value="2017/06/09" calcext:value-type="string">
            <text:p>2017/06/09</text:p>
          </table:table-cell>
          <table:table-cell table:style-name="ce4" table:formula="of:=[.D245]+[.N245]" office:value-type="date" office:date-value="2017-06-20" calcext:value-type="date">
            <text:p>2017-06-20</text:p>
          </table:table-cell>
          <table:table-cell table:style-name="ce5" table:formula="of:=TEXT([.F245];&quot;aaaa/mm/jj&quot;)" office:value-type="string" office:string-value="2017/06/20" calcext:value-type="string">
            <text:p>2017/06/20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52" calcext:value-type="float">
            <text:p>52</text:p>
          </table:table-cell>
          <table:table-cell table:style-name="ce7" table:formula="of:=RANDBETWEEN(201;250)" office:value-type="float" office:value="227" calcext:value-type="float">
            <text:p>227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45];&quot;', '&quot;;[.E245];&quot;', '&quot;;[.G245];&quot;', '&quot;;[.H245];&quot;', &quot;;[.I245];&quot;, &quot;;[.J245];&quot;, &quot;;[.K245];&quot;, &quot;;[.L245];&quot;, &quot;;[.M245];&quot;);&quot;)" office:value-type="string" office:string-value="insert into contrat_loc (date_contrat, date_debut, date_fin, caution, id_contrat_loc_client, id_contrat_loc_agence, id_contrat_loc_vehicule, id_contrat_loc_accessoire, id_contrat_loc_penalite) values ('2017/06/09', '2017/06/09', '2017/06/20', '1500.00', 52, 227, 5, 1, 1);" calcext:value-type="string">
            <text:p>insert into contrat_loc (date_contrat, date_debut, date_fin, caution, id_contrat_loc_client, id_contrat_loc_agence, id_contrat_loc_vehicule, id_contrat_loc_accessoire, id_contrat_loc_penalite) values ('2017/06/09', '2017/06/09', '2017/06/20', '1500.00', 52, 227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4" office:value-type="date" office:date-value="2017-06-10" calcext:value-type="date">
            <text:p>2017-06-10</text:p>
          </table:table-cell>
          <table:table-cell table:style-name="ce5" table:formula="of:=TEXT([.B246];&quot;aaaa/mm/jj&quot;)" office:value-type="string" office:string-value="2017/06/10" calcext:value-type="string">
            <text:p>2017/06/10</text:p>
          </table:table-cell>
          <table:table-cell table:style-name="ce4" office:value-type="date" office:date-value="2017-06-10" calcext:value-type="date">
            <text:p>2017-06-10</text:p>
          </table:table-cell>
          <table:table-cell table:style-name="ce5" table:formula="of:=TEXT([.D246];&quot;aaaa/mm/jj&quot;)" office:value-type="string" office:string-value="2017/06/10" calcext:value-type="string">
            <text:p>2017/06/10</text:p>
          </table:table-cell>
          <table:table-cell table:style-name="ce4" table:formula="of:=[.D246]+[.N246]" office:value-type="date" office:date-value="2017-06-13" calcext:value-type="date">
            <text:p>2017-06-13</text:p>
          </table:table-cell>
          <table:table-cell table:style-name="ce5" table:formula="of:=TEXT([.F246];&quot;aaaa/mm/jj&quot;)" office:value-type="string" office:string-value="2017/06/13" calcext:value-type="string">
            <text:p>2017/06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6" calcext:value-type="float">
            <text:p>146</text:p>
          </table:table-cell>
          <table:table-cell table:style-name="ce7" table:formula="of:=RANDBETWEEN(1;50)" office:value-type="float" office:value="31" calcext:value-type="float">
            <text:p>31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46];&quot;', '&quot;;[.E246];&quot;', '&quot;;[.G246];&quot;', '&quot;;[.H246];&quot;', &quot;;[.I246];&quot;, &quot;;[.J246];&quot;, &quot;;[.K246];&quot;, &quot;;[.L246];&quot;, &quot;;[.M246];&quot;);&quot;)" office:value-type="string" office:string-value="insert into contrat_loc (date_contrat, date_debut, date_fin, caution, id_contrat_loc_client, id_contrat_loc_agence, id_contrat_loc_vehicule, id_contrat_loc_accessoire, id_contrat_loc_penalite) values ('2017/06/10', '2017/06/10', '2017/06/13', '1500.00', 146, 31, 1, 1, 1);" calcext:value-type="string">
            <text:p>insert into contrat_loc (date_contrat, date_debut, date_fin, caution, id_contrat_loc_client, id_contrat_loc_agence, id_contrat_loc_vehicule, id_contrat_loc_accessoire, id_contrat_loc_penalite) values ('2017/06/10', '2017/06/10', '2017/06/13', '1500.00', 146, 31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4" office:value-type="date" office:date-value="2017-06-11" calcext:value-type="date">
            <text:p>2017-06-11</text:p>
          </table:table-cell>
          <table:table-cell table:style-name="ce5" table:formula="of:=TEXT([.B247];&quot;aaaa/mm/jj&quot;)" office:value-type="string" office:string-value="2017/06/11" calcext:value-type="string">
            <text:p>2017/06/11</text:p>
          </table:table-cell>
          <table:table-cell table:style-name="ce4" office:value-type="date" office:date-value="2017-06-11" calcext:value-type="date">
            <text:p>2017-06-11</text:p>
          </table:table-cell>
          <table:table-cell table:style-name="ce5" table:formula="of:=TEXT([.D247];&quot;aaaa/mm/jj&quot;)" office:value-type="string" office:string-value="2017/06/11" calcext:value-type="string">
            <text:p>2017/06/11</text:p>
          </table:table-cell>
          <table:table-cell table:style-name="ce4" table:formula="of:=[.D247]+[.N247]" office:value-type="date" office:date-value="2017-06-23" calcext:value-type="date">
            <text:p>2017-06-23</text:p>
          </table:table-cell>
          <table:table-cell table:style-name="ce5" table:formula="of:=TEXT([.F247];&quot;aaaa/mm/jj&quot;)" office:value-type="string" office:string-value="2017/06/23" calcext:value-type="string">
            <text:p>2017/06/2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" calcext:value-type="float">
            <text:p>17</text:p>
          </table:table-cell>
          <table:table-cell table:style-name="ce7" table:formula="of:=RANDBETWEEN(1;50)" office:value-type="float" office:value="35" calcext:value-type="float">
            <text:p>35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47];&quot;', '&quot;;[.E247];&quot;', '&quot;;[.G247];&quot;', '&quot;;[.H247];&quot;', &quot;;[.I247];&quot;, &quot;;[.J247];&quot;, &quot;;[.K247];&quot;, &quot;;[.L247];&quot;, &quot;;[.M247];&quot;);&quot;)" office:value-type="string" office:string-value="insert into contrat_loc (date_contrat, date_debut, date_fin, caution, id_contrat_loc_client, id_contrat_loc_agence, id_contrat_loc_vehicule, id_contrat_loc_accessoire, id_contrat_loc_penalite) values ('2017/06/11', '2017/06/11', '2017/06/23', '1500.00', 17, 35, 1, 5, 1);" calcext:value-type="string">
            <text:p>insert into contrat_loc (date_contrat, date_debut, date_fin, caution, id_contrat_loc_client, id_contrat_loc_agence, id_contrat_loc_vehicule, id_contrat_loc_accessoire, id_contrat_loc_penalite) values ('2017/06/11', '2017/06/11', '2017/06/23', '1500.00', 17, 35, 1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4" office:value-type="date" office:date-value="2017-06-13" calcext:value-type="date">
            <text:p>2017-06-13</text:p>
          </table:table-cell>
          <table:table-cell table:style-name="ce5" table:formula="of:=TEXT([.B248];&quot;aaaa/mm/jj&quot;)" office:value-type="string" office:string-value="2017/06/13" calcext:value-type="string">
            <text:p>2017/06/13</text:p>
          </table:table-cell>
          <table:table-cell table:style-name="ce4" office:value-type="date" office:date-value="2017-06-13" calcext:value-type="date">
            <text:p>2017-06-13</text:p>
          </table:table-cell>
          <table:table-cell table:style-name="ce5" table:formula="of:=TEXT([.D248];&quot;aaaa/mm/jj&quot;)" office:value-type="string" office:string-value="2017/06/13" calcext:value-type="string">
            <text:p>2017/06/13</text:p>
          </table:table-cell>
          <table:table-cell table:style-name="ce4" table:formula="of:=[.D248]+[.N248]" office:value-type="date" office:date-value="2017-06-14" calcext:value-type="date">
            <text:p>2017-06-14</text:p>
          </table:table-cell>
          <table:table-cell table:style-name="ce5" table:formula="of:=TEXT([.F248];&quot;aaaa/mm/jj&quot;)" office:value-type="string" office:string-value="2017/06/14" calcext:value-type="string">
            <text:p>2017/06/14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45" calcext:value-type="float">
            <text:p>45</text:p>
          </table:table-cell>
          <table:table-cell table:style-name="ce7" table:formula="of:=RANDBETWEEN(101;150)" office:value-type="float" office:value="137" calcext:value-type="float">
            <text:p>137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48];&quot;', '&quot;;[.E248];&quot;', '&quot;;[.G248];&quot;', '&quot;;[.H248];&quot;', &quot;;[.I248];&quot;, &quot;;[.J248];&quot;, &quot;;[.K248];&quot;, &quot;;[.L248];&quot;, &quot;;[.M248];&quot;);&quot;)" office:value-type="string" office:string-value="insert into contrat_loc (date_contrat, date_debut, date_fin, caution, id_contrat_loc_client, id_contrat_loc_agence, id_contrat_loc_vehicule, id_contrat_loc_accessoire, id_contrat_loc_penalite) values ('2017/06/13', '2017/06/13', '2017/06/14', '1500.00', 45, 137, 3, 1, 1);" calcext:value-type="string">
            <text:p>insert into contrat_loc (date_contrat, date_debut, date_fin, caution, id_contrat_loc_client, id_contrat_loc_agence, id_contrat_loc_vehicule, id_contrat_loc_accessoire, id_contrat_loc_penalite) values ('2017/06/13', '2017/06/13', '2017/06/14', '1500.00', 45, 137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4" office:value-type="date" office:date-value="2017-06-14" calcext:value-type="date">
            <text:p>2017-06-14</text:p>
          </table:table-cell>
          <table:table-cell table:style-name="ce5" table:formula="of:=TEXT([.B249];&quot;aaaa/mm/jj&quot;)" office:value-type="string" office:string-value="2017/06/14" calcext:value-type="string">
            <text:p>2017/06/14</text:p>
          </table:table-cell>
          <table:table-cell table:style-name="ce4" office:value-type="date" office:date-value="2017-06-14" calcext:value-type="date">
            <text:p>2017-06-14</text:p>
          </table:table-cell>
          <table:table-cell table:style-name="ce5" table:formula="of:=TEXT([.D249];&quot;aaaa/mm/jj&quot;)" office:value-type="string" office:string-value="2017/06/14" calcext:value-type="string">
            <text:p>2017/06/14</text:p>
          </table:table-cell>
          <table:table-cell table:style-name="ce4" table:formula="of:=[.D249]+[.N249]" office:value-type="date" office:date-value="2017-06-26" calcext:value-type="date">
            <text:p>2017-06-26</text:p>
          </table:table-cell>
          <table:table-cell table:style-name="ce5" table:formula="of:=TEXT([.F249];&quot;aaaa/mm/jj&quot;)" office:value-type="string" office:string-value="2017/06/26" calcext:value-type="string">
            <text:p>2017/06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1" calcext:value-type="float">
            <text:p>231</text:p>
          </table:table-cell>
          <table:table-cell table:style-name="ce7" table:formula="of:=RANDBETWEEN(201;250)" office:value-type="float" office:value="216" calcext:value-type="float">
            <text:p>21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49];&quot;', '&quot;;[.E249];&quot;', '&quot;;[.G249];&quot;', '&quot;;[.H249];&quot;', &quot;;[.I249];&quot;, &quot;;[.J249];&quot;, &quot;;[.K249];&quot;, &quot;;[.L249];&quot;, &quot;;[.M249];&quot;);&quot;)" office:value-type="string" office:string-value="insert into contrat_loc (date_contrat, date_debut, date_fin, caution, id_contrat_loc_client, id_contrat_loc_agence, id_contrat_loc_vehicule, id_contrat_loc_accessoire, id_contrat_loc_penalite) values ('2017/06/14', '2017/06/14', '2017/06/26', '1500.00', 231, 216, 5, 3, 1);" calcext:value-type="string">
            <text:p>insert into contrat_loc (date_contrat, date_debut, date_fin, caution, id_contrat_loc_client, id_contrat_loc_agence, id_contrat_loc_vehicule, id_contrat_loc_accessoire, id_contrat_loc_penalite) values ('2017/06/14', '2017/06/14', '2017/06/26', '1500.00', 231, 216, 5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4" office:value-type="date" office:date-value="2017-06-16" calcext:value-type="date">
            <text:p>2017-06-16</text:p>
          </table:table-cell>
          <table:table-cell table:style-name="ce5" table:formula="of:=TEXT([.B250];&quot;aaaa/mm/jj&quot;)" office:value-type="string" office:string-value="2017/06/16" calcext:value-type="string">
            <text:p>2017/06/16</text:p>
          </table:table-cell>
          <table:table-cell table:style-name="ce4" office:value-type="date" office:date-value="2017-06-16" calcext:value-type="date">
            <text:p>2017-06-16</text:p>
          </table:table-cell>
          <table:table-cell table:style-name="ce5" table:formula="of:=TEXT([.D250];&quot;aaaa/mm/jj&quot;)" office:value-type="string" office:string-value="2017/06/16" calcext:value-type="string">
            <text:p>2017/06/16</text:p>
          </table:table-cell>
          <table:table-cell table:style-name="ce4" table:formula="of:=[.D250]+[.N250]" office:value-type="date" office:date-value="2017-06-28" calcext:value-type="date">
            <text:p>2017-06-28</text:p>
          </table:table-cell>
          <table:table-cell table:style-name="ce5" table:formula="of:=TEXT([.F250];&quot;aaaa/mm/jj&quot;)" office:value-type="string" office:string-value="2017/06/28" calcext:value-type="string">
            <text:p>2017/06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9" calcext:value-type="float">
            <text:p>239</text:p>
          </table:table-cell>
          <table:table-cell table:style-name="ce7" table:formula="of:=RANDBETWEEN(151;200)" office:value-type="float" office:value="170" calcext:value-type="float">
            <text:p>170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50];&quot;', '&quot;;[.E250];&quot;', '&quot;;[.G250];&quot;', '&quot;;[.H250];&quot;', &quot;;[.I250];&quot;, &quot;;[.J250];&quot;, &quot;;[.K250];&quot;, &quot;;[.L250];&quot;, &quot;;[.M250];&quot;);&quot;)" office:value-type="string" office:string-value="insert into contrat_loc (date_contrat, date_debut, date_fin, caution, id_contrat_loc_client, id_contrat_loc_agence, id_contrat_loc_vehicule, id_contrat_loc_accessoire, id_contrat_loc_penalite) values ('2017/06/16', '2017/06/16', '2017/06/28', '1500.00', 239, 170, 4, 6, 1);" calcext:value-type="string">
            <text:p>insert into contrat_loc (date_contrat, date_debut, date_fin, caution, id_contrat_loc_client, id_contrat_loc_agence, id_contrat_loc_vehicule, id_contrat_loc_accessoire, id_contrat_loc_penalite) values ('2017/06/16', '2017/06/16', '2017/06/28', '1500.00', 239, 170, 4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4" office:value-type="date" office:date-value="2017-06-17" calcext:value-type="date">
            <text:p>2017-06-17</text:p>
          </table:table-cell>
          <table:table-cell table:style-name="ce5" table:formula="of:=TEXT([.B251];&quot;aaaa/mm/jj&quot;)" office:value-type="string" office:string-value="2017/06/17" calcext:value-type="string">
            <text:p>2017/06/17</text:p>
          </table:table-cell>
          <table:table-cell table:style-name="ce4" office:value-type="date" office:date-value="2017-06-17" calcext:value-type="date">
            <text:p>2017-06-17</text:p>
          </table:table-cell>
          <table:table-cell table:style-name="ce5" table:formula="of:=TEXT([.D251];&quot;aaaa/mm/jj&quot;)" office:value-type="string" office:string-value="2017/06/17" calcext:value-type="string">
            <text:p>2017/06/17</text:p>
          </table:table-cell>
          <table:table-cell table:style-name="ce4" table:formula="of:=[.D251]+[.N251]" office:value-type="date" office:date-value="2017-06-27" calcext:value-type="date">
            <text:p>2017-06-27</text:p>
          </table:table-cell>
          <table:table-cell table:style-name="ce5" table:formula="of:=TEXT([.F251];&quot;aaaa/mm/jj&quot;)" office:value-type="string" office:string-value="2017/06/27" calcext:value-type="string">
            <text:p>2017/06/27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48" calcext:value-type="float">
            <text:p>48</text:p>
          </table:table-cell>
          <table:table-cell table:style-name="ce7" table:formula="of:=RANDBETWEEN(101;150)" office:value-type="float" office:value="129" calcext:value-type="float">
            <text:p>129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51];&quot;', '&quot;;[.E251];&quot;', '&quot;;[.G251];&quot;', '&quot;;[.H251];&quot;', &quot;;[.I251];&quot;, &quot;;[.J251];&quot;, &quot;;[.K251];&quot;, &quot;;[.L251];&quot;, &quot;;[.M251];&quot;);&quot;)" office:value-type="string" office:string-value="insert into contrat_loc (date_contrat, date_debut, date_fin, caution, id_contrat_loc_client, id_contrat_loc_agence, id_contrat_loc_vehicule, id_contrat_loc_accessoire, id_contrat_loc_penalite) values ('2017/06/17', '2017/06/17', '2017/06/27', '1500.00', 48, 129, 3, 1, 1);" calcext:value-type="string">
            <text:p>insert into contrat_loc (date_contrat, date_debut, date_fin, caution, id_contrat_loc_client, id_contrat_loc_agence, id_contrat_loc_vehicule, id_contrat_loc_accessoire, id_contrat_loc_penalite) values ('2017/06/17', '2017/06/17', '2017/06/27', '1500.00', 48, 129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4" office:value-type="date" office:date-value="2017-06-17" calcext:value-type="date">
            <text:p>2017-06-17</text:p>
          </table:table-cell>
          <table:table-cell table:style-name="ce5" table:formula="of:=TEXT([.B252];&quot;aaaa/mm/jj&quot;)" office:value-type="string" office:string-value="2017/06/17" calcext:value-type="string">
            <text:p>2017/06/17</text:p>
          </table:table-cell>
          <table:table-cell table:style-name="ce4" office:value-type="date" office:date-value="2017-06-17" calcext:value-type="date">
            <text:p>2017-06-17</text:p>
          </table:table-cell>
          <table:table-cell table:style-name="ce5" table:formula="of:=TEXT([.D252];&quot;aaaa/mm/jj&quot;)" office:value-type="string" office:string-value="2017/06/17" calcext:value-type="string">
            <text:p>2017/06/17</text:p>
          </table:table-cell>
          <table:table-cell table:style-name="ce4" table:formula="of:=[.D252]+[.N252]" office:value-type="date" office:date-value="2017-06-28" calcext:value-type="date">
            <text:p>2017-06-28</text:p>
          </table:table-cell>
          <table:table-cell table:style-name="ce5" table:formula="of:=TEXT([.F252];&quot;aaaa/mm/jj&quot;)" office:value-type="string" office:string-value="2017/06/28" calcext:value-type="string">
            <text:p>2017/06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8" calcext:value-type="float">
            <text:p>208</text:p>
          </table:table-cell>
          <table:table-cell table:style-name="ce7" table:formula="of:=RANDBETWEEN(51;100)" office:value-type="float" office:value="54" calcext:value-type="float">
            <text:p>54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52];&quot;', '&quot;;[.E252];&quot;', '&quot;;[.G252];&quot;', '&quot;;[.H252];&quot;', &quot;;[.I252];&quot;, &quot;;[.J252];&quot;, &quot;;[.K252];&quot;, &quot;;[.L252];&quot;, &quot;;[.M252];&quot;);&quot;)" office:value-type="string" office:string-value="insert into contrat_loc (date_contrat, date_debut, date_fin, caution, id_contrat_loc_client, id_contrat_loc_agence, id_contrat_loc_vehicule, id_contrat_loc_accessoire, id_contrat_loc_penalite) values ('2017/06/17', '2017/06/17', '2017/06/28', '1500.00', 208, 54, 2, 1, 1);" calcext:value-type="string">
            <text:p>insert into contrat_loc (date_contrat, date_debut, date_fin, caution, id_contrat_loc_client, id_contrat_loc_agence, id_contrat_loc_vehicule, id_contrat_loc_accessoire, id_contrat_loc_penalite) values ('2017/06/17', '2017/06/17', '2017/06/28', '1500.00', 208, 54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4" office:value-type="date" office:date-value="2017-06-17" calcext:value-type="date">
            <text:p>2017-06-17</text:p>
          </table:table-cell>
          <table:table-cell table:style-name="ce5" table:formula="of:=TEXT([.B253];&quot;aaaa/mm/jj&quot;)" office:value-type="string" office:string-value="2017/06/17" calcext:value-type="string">
            <text:p>2017/06/17</text:p>
          </table:table-cell>
          <table:table-cell table:style-name="ce4" office:value-type="date" office:date-value="2017-06-17" calcext:value-type="date">
            <text:p>2017-06-17</text:p>
          </table:table-cell>
          <table:table-cell table:style-name="ce5" table:formula="of:=TEXT([.D253];&quot;aaaa/mm/jj&quot;)" office:value-type="string" office:string-value="2017/06/17" calcext:value-type="string">
            <text:p>2017/06/17</text:p>
          </table:table-cell>
          <table:table-cell table:style-name="ce4" table:formula="of:=[.D253]+[.N253]" office:value-type="date" office:date-value="2017-06-23" calcext:value-type="date">
            <text:p>2017-06-23</text:p>
          </table:table-cell>
          <table:table-cell table:style-name="ce5" table:formula="of:=TEXT([.F253];&quot;aaaa/mm/jj&quot;)" office:value-type="string" office:string-value="2017/06/23" calcext:value-type="string">
            <text:p>2017/06/2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9" calcext:value-type="float">
            <text:p>149</text:p>
          </table:table-cell>
          <table:table-cell table:style-name="ce7" table:formula="of:=RANDBETWEEN(101;150)" office:value-type="float" office:value="126" calcext:value-type="float">
            <text:p>126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53];&quot;', '&quot;;[.E253];&quot;', '&quot;;[.G253];&quot;', '&quot;;[.H253];&quot;', &quot;;[.I253];&quot;, &quot;;[.J253];&quot;, &quot;;[.K253];&quot;, &quot;;[.L253];&quot;, &quot;;[.M253];&quot;);&quot;)" office:value-type="string" office:string-value="insert into contrat_loc (date_contrat, date_debut, date_fin, caution, id_contrat_loc_client, id_contrat_loc_agence, id_contrat_loc_vehicule, id_contrat_loc_accessoire, id_contrat_loc_penalite) values ('2017/06/17', '2017/06/17', '2017/06/23', '1500.00', 149, 126, 3, 7, 1);" calcext:value-type="string">
            <text:p>insert into contrat_loc (date_contrat, date_debut, date_fin, caution, id_contrat_loc_client, id_contrat_loc_agence, id_contrat_loc_vehicule, id_contrat_loc_accessoire, id_contrat_loc_penalite) values ('2017/06/17', '2017/06/17', '2017/06/23', '1500.00', 149, 126, 3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4" office:value-type="date" office:date-value="2017-06-19" calcext:value-type="date">
            <text:p>2017-06-19</text:p>
          </table:table-cell>
          <table:table-cell table:style-name="ce5" table:formula="of:=TEXT([.B254];&quot;aaaa/mm/jj&quot;)" office:value-type="string" office:string-value="2017/06/19" calcext:value-type="string">
            <text:p>2017/06/19</text:p>
          </table:table-cell>
          <table:table-cell table:style-name="ce4" office:value-type="date" office:date-value="2017-06-19" calcext:value-type="date">
            <text:p>2017-06-19</text:p>
          </table:table-cell>
          <table:table-cell table:style-name="ce5" table:formula="of:=TEXT([.D254];&quot;aaaa/mm/jj&quot;)" office:value-type="string" office:string-value="2017/06/19" calcext:value-type="string">
            <text:p>2017/06/19</text:p>
          </table:table-cell>
          <table:table-cell table:style-name="ce4" table:formula="of:=[.D254]+[.N254]" office:value-type="date" office:date-value="2017-07-03" calcext:value-type="date">
            <text:p>2017-07-03</text:p>
          </table:table-cell>
          <table:table-cell table:style-name="ce5" table:formula="of:=TEXT([.F254];&quot;aaaa/mm/jj&quot;)" office:value-type="string" office:string-value="2017/07/03" calcext:value-type="string">
            <text:p>2017/07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4" calcext:value-type="float">
            <text:p>154</text:p>
          </table:table-cell>
          <table:table-cell table:style-name="ce7" table:formula="of:=RANDBETWEEN(51;100)" office:value-type="float" office:value="82" calcext:value-type="float">
            <text:p>82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54];&quot;', '&quot;;[.E254];&quot;', '&quot;;[.G254];&quot;', '&quot;;[.H254];&quot;', &quot;;[.I254];&quot;, &quot;;[.J254];&quot;, &quot;;[.K254];&quot;, &quot;;[.L254];&quot;, &quot;;[.M254];&quot;);&quot;)" office:value-type="string" office:string-value="insert into contrat_loc (date_contrat, date_debut, date_fin, caution, id_contrat_loc_client, id_contrat_loc_agence, id_contrat_loc_vehicule, id_contrat_loc_accessoire, id_contrat_loc_penalite) values ('2017/06/19', '2017/06/19', '2017/07/03', '1500.00', 154, 82, 2, 1, 1);" calcext:value-type="string">
            <text:p>insert into contrat_loc (date_contrat, date_debut, date_fin, caution, id_contrat_loc_client, id_contrat_loc_agence, id_contrat_loc_vehicule, id_contrat_loc_accessoire, id_contrat_loc_penalite) values ('2017/06/19', '2017/06/19', '2017/07/03', '1500.00', 154, 82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4" office:value-type="date" office:date-value="2017-06-20" calcext:value-type="date">
            <text:p>2017-06-20</text:p>
          </table:table-cell>
          <table:table-cell table:style-name="ce5" table:formula="of:=TEXT([.B255];&quot;aaaa/mm/jj&quot;)" office:value-type="string" office:string-value="2017/06/20" calcext:value-type="string">
            <text:p>2017/06/20</text:p>
          </table:table-cell>
          <table:table-cell table:style-name="ce4" office:value-type="date" office:date-value="2017-06-20" calcext:value-type="date">
            <text:p>2017-06-20</text:p>
          </table:table-cell>
          <table:table-cell table:style-name="ce5" table:formula="of:=TEXT([.D255];&quot;aaaa/mm/jj&quot;)" office:value-type="string" office:string-value="2017/06/20" calcext:value-type="string">
            <text:p>2017/06/20</text:p>
          </table:table-cell>
          <table:table-cell table:style-name="ce4" table:formula="of:=[.D255]+[.N255]" office:value-type="date" office:date-value="2017-06-28" calcext:value-type="date">
            <text:p>2017-06-28</text:p>
          </table:table-cell>
          <table:table-cell table:style-name="ce5" table:formula="of:=TEXT([.F255];&quot;aaaa/mm/jj&quot;)" office:value-type="string" office:string-value="2017/06/28" calcext:value-type="string">
            <text:p>2017/06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5" calcext:value-type="float">
            <text:p>225</text:p>
          </table:table-cell>
          <table:table-cell table:style-name="ce7" table:formula="of:=RANDBETWEEN(151;200)" office:value-type="float" office:value="196" calcext:value-type="float">
            <text:p>196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2;4)" office:value-type="float" office:value="2" calcext:value-type="float">
            <text:p>2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55];&quot;', '&quot;;[.E255];&quot;', '&quot;;[.G255];&quot;', '&quot;;[.H255];&quot;', &quot;;[.I255];&quot;, &quot;;[.J255];&quot;, &quot;;[.K255];&quot;, &quot;;[.L255];&quot;, &quot;;[.M255];&quot;);&quot;)" office:value-type="string" office:string-value="insert into contrat_loc (date_contrat, date_debut, date_fin, caution, id_contrat_loc_client, id_contrat_loc_agence, id_contrat_loc_vehicule, id_contrat_loc_accessoire, id_contrat_loc_penalite) values ('2017/06/20', '2017/06/20', '2017/06/28', '1500.00', 225, 196, 4, 6, 2);" calcext:value-type="string">
            <text:p>insert into contrat_loc (date_contrat, date_debut, date_fin, caution, id_contrat_loc_client, id_contrat_loc_agence, id_contrat_loc_vehicule, id_contrat_loc_accessoire, id_contrat_loc_penalite) values ('2017/06/20', '2017/06/20', '2017/06/28', '1500.00', 225, 196, 4, 6, 2);</text:p>
          </table:table-cell>
          <table:table-cell table:number-columns-repeated="1009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4" office:value-type="date" office:date-value="2017-06-21" calcext:value-type="date">
            <text:p>2017-06-21</text:p>
          </table:table-cell>
          <table:table-cell table:style-name="ce5" table:formula="of:=TEXT([.B256];&quot;aaaa/mm/jj&quot;)" office:value-type="string" office:string-value="2017/06/21" calcext:value-type="string">
            <text:p>2017/06/21</text:p>
          </table:table-cell>
          <table:table-cell table:style-name="ce4" office:value-type="date" office:date-value="2017-06-21" calcext:value-type="date">
            <text:p>2017-06-21</text:p>
          </table:table-cell>
          <table:table-cell table:style-name="ce5" table:formula="of:=TEXT([.D256];&quot;aaaa/mm/jj&quot;)" office:value-type="string" office:string-value="2017/06/21" calcext:value-type="string">
            <text:p>2017/06/21</text:p>
          </table:table-cell>
          <table:table-cell table:style-name="ce4" table:formula="of:=[.D256]+[.N256]" office:value-type="date" office:date-value="2017-07-04" calcext:value-type="date">
            <text:p>2017-07-04</text:p>
          </table:table-cell>
          <table:table-cell table:style-name="ce5" table:formula="of:=TEXT([.F256];&quot;aaaa/mm/jj&quot;)" office:value-type="string" office:string-value="2017/07/04" calcext:value-type="string">
            <text:p>2017/07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6" calcext:value-type="float">
            <text:p>66</text:p>
          </table:table-cell>
          <table:table-cell table:style-name="ce7" table:formula="of:=RANDBETWEEN(101;150)" office:value-type="float" office:value="113" calcext:value-type="float">
            <text:p>113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56];&quot;', '&quot;;[.E256];&quot;', '&quot;;[.G256];&quot;', '&quot;;[.H256];&quot;', &quot;;[.I256];&quot;, &quot;;[.J256];&quot;, &quot;;[.K256];&quot;, &quot;;[.L256];&quot;, &quot;;[.M256];&quot;);&quot;)" office:value-type="string" office:string-value="insert into contrat_loc (date_contrat, date_debut, date_fin, caution, id_contrat_loc_client, id_contrat_loc_agence, id_contrat_loc_vehicule, id_contrat_loc_accessoire, id_contrat_loc_penalite) values ('2017/06/21', '2017/06/21', '2017/07/04', '1500.00', 66, 113, 3, 7, 1);" calcext:value-type="string">
            <text:p>insert into contrat_loc (date_contrat, date_debut, date_fin, caution, id_contrat_loc_client, id_contrat_loc_agence, id_contrat_loc_vehicule, id_contrat_loc_accessoire, id_contrat_loc_penalite) values ('2017/06/21', '2017/06/21', '2017/07/04', '1500.00', 66, 113, 3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4" office:value-type="date" office:date-value="2017-06-22" calcext:value-type="date">
            <text:p>2017-06-22</text:p>
          </table:table-cell>
          <table:table-cell table:style-name="ce5" table:formula="of:=TEXT([.B257];&quot;aaaa/mm/jj&quot;)" office:value-type="string" office:string-value="2017/06/22" calcext:value-type="string">
            <text:p>2017/06/22</text:p>
          </table:table-cell>
          <table:table-cell table:style-name="ce4" office:value-type="date" office:date-value="2017-06-22" calcext:value-type="date">
            <text:p>2017-06-22</text:p>
          </table:table-cell>
          <table:table-cell table:style-name="ce5" table:formula="of:=TEXT([.D257];&quot;aaaa/mm/jj&quot;)" office:value-type="string" office:string-value="2017/06/22" calcext:value-type="string">
            <text:p>2017/06/22</text:p>
          </table:table-cell>
          <table:table-cell table:style-name="ce4" table:formula="of:=[.D257]+[.N257]" office:value-type="date" office:date-value="2017-06-23" calcext:value-type="date">
            <text:p>2017-06-23</text:p>
          </table:table-cell>
          <table:table-cell table:style-name="ce5" table:formula="of:=TEXT([.F257];&quot;aaaa/mm/jj&quot;)" office:value-type="string" office:string-value="2017/06/23" calcext:value-type="string">
            <text:p>2017/06/23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201" calcext:value-type="float">
            <text:p>201</text:p>
          </table:table-cell>
          <table:table-cell table:style-name="ce7" table:formula="of:=RANDBETWEEN(101;150)" office:value-type="float" office:value="112" calcext:value-type="float">
            <text:p>112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57];&quot;', '&quot;;[.E257];&quot;', '&quot;;[.G257];&quot;', '&quot;;[.H257];&quot;', &quot;;[.I257];&quot;, &quot;;[.J257];&quot;, &quot;;[.K257];&quot;, &quot;;[.L257];&quot;, &quot;;[.M257];&quot;);&quot;)" office:value-type="string" office:string-value="insert into contrat_loc (date_contrat, date_debut, date_fin, caution, id_contrat_loc_client, id_contrat_loc_agence, id_contrat_loc_vehicule, id_contrat_loc_accessoire, id_contrat_loc_penalite) values ('2017/06/22', '2017/06/22', '2017/06/23', '1500.00', 201, 112, 3, 1, 1);" calcext:value-type="string">
            <text:p>insert into contrat_loc (date_contrat, date_debut, date_fin, caution, id_contrat_loc_client, id_contrat_loc_agence, id_contrat_loc_vehicule, id_contrat_loc_accessoire, id_contrat_loc_penalite) values ('2017/06/22', '2017/06/22', '2017/06/23', '1500.00', 201, 112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4" office:value-type="date" office:date-value="2017-06-22" calcext:value-type="date">
            <text:p>2017-06-22</text:p>
          </table:table-cell>
          <table:table-cell table:style-name="ce5" table:formula="of:=TEXT([.B258];&quot;aaaa/mm/jj&quot;)" office:value-type="string" office:string-value="2017/06/22" calcext:value-type="string">
            <text:p>2017/06/22</text:p>
          </table:table-cell>
          <table:table-cell table:style-name="ce4" office:value-type="date" office:date-value="2017-06-22" calcext:value-type="date">
            <text:p>2017-06-22</text:p>
          </table:table-cell>
          <table:table-cell table:style-name="ce5" table:formula="of:=TEXT([.D258];&quot;aaaa/mm/jj&quot;)" office:value-type="string" office:string-value="2017/06/22" calcext:value-type="string">
            <text:p>2017/06/22</text:p>
          </table:table-cell>
          <table:table-cell table:style-name="ce4" table:formula="of:=[.D258]+[.N258]" office:value-type="date" office:date-value="2017-07-01" calcext:value-type="date">
            <text:p>2017-07-01</text:p>
          </table:table-cell>
          <table:table-cell table:style-name="ce5" table:formula="of:=TEXT([.F258];&quot;aaaa/mm/jj&quot;)" office:value-type="string" office:string-value="2017/07/01" calcext:value-type="string">
            <text:p>2017/07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" calcext:value-type="float">
            <text:p>12</text:p>
          </table:table-cell>
          <table:table-cell table:style-name="ce7" table:formula="of:=RANDBETWEEN(201;250)" office:value-type="float" office:value="207" calcext:value-type="float">
            <text:p>207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58];&quot;', '&quot;;[.E258];&quot;', '&quot;;[.G258];&quot;', '&quot;;[.H258];&quot;', &quot;;[.I258];&quot;, &quot;;[.J258];&quot;, &quot;;[.K258];&quot;, &quot;;[.L258];&quot;, &quot;;[.M258];&quot;);&quot;)" office:value-type="string" office:string-value="insert into contrat_loc (date_contrat, date_debut, date_fin, caution, id_contrat_loc_client, id_contrat_loc_agence, id_contrat_loc_vehicule, id_contrat_loc_accessoire, id_contrat_loc_penalite) values ('2017/06/22', '2017/06/22', '2017/07/01', '1500.00', 12, 207, 5, 6, 1);" calcext:value-type="string">
            <text:p>insert into contrat_loc (date_contrat, date_debut, date_fin, caution, id_contrat_loc_client, id_contrat_loc_agence, id_contrat_loc_vehicule, id_contrat_loc_accessoire, id_contrat_loc_penalite) values ('2017/06/22', '2017/06/22', '2017/07/01', '1500.00', 12, 207, 5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4" office:value-type="date" office:date-value="2017-06-23" calcext:value-type="date">
            <text:p>2017-06-23</text:p>
          </table:table-cell>
          <table:table-cell table:style-name="ce5" table:formula="of:=TEXT([.B259];&quot;aaaa/mm/jj&quot;)" office:value-type="string" office:string-value="2017/06/23" calcext:value-type="string">
            <text:p>2017/06/23</text:p>
          </table:table-cell>
          <table:table-cell table:style-name="ce4" office:value-type="date" office:date-value="2017-06-23" calcext:value-type="date">
            <text:p>2017-06-23</text:p>
          </table:table-cell>
          <table:table-cell table:style-name="ce5" table:formula="of:=TEXT([.D259];&quot;aaaa/mm/jj&quot;)" office:value-type="string" office:string-value="2017/06/23" calcext:value-type="string">
            <text:p>2017/06/23</text:p>
          </table:table-cell>
          <table:table-cell table:style-name="ce4" table:formula="of:=[.D259]+[.N259]" office:value-type="date" office:date-value="2017-06-26" calcext:value-type="date">
            <text:p>2017-06-26</text:p>
          </table:table-cell>
          <table:table-cell table:style-name="ce5" table:formula="of:=TEXT([.F259];&quot;aaaa/mm/jj&quot;)" office:value-type="string" office:string-value="2017/06/26" calcext:value-type="string">
            <text:p>2017/06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1" calcext:value-type="float">
            <text:p>71</text:p>
          </table:table-cell>
          <table:table-cell table:style-name="ce7" table:formula="of:=RANDBETWEEN(201;250)" office:value-type="float" office:value="237" calcext:value-type="float">
            <text:p>237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59];&quot;', '&quot;;[.E259];&quot;', '&quot;;[.G259];&quot;', '&quot;;[.H259];&quot;', &quot;;[.I259];&quot;, &quot;;[.J259];&quot;, &quot;;[.K259];&quot;, &quot;;[.L259];&quot;, &quot;;[.M259];&quot;);&quot;)" office:value-type="string" office:string-value="insert into contrat_loc (date_contrat, date_debut, date_fin, caution, id_contrat_loc_client, id_contrat_loc_agence, id_contrat_loc_vehicule, id_contrat_loc_accessoire, id_contrat_loc_penalite) values ('2017/06/23', '2017/06/23', '2017/06/26', '1500.00', 71, 237, 5, 1, 1);" calcext:value-type="string">
            <text:p>insert into contrat_loc (date_contrat, date_debut, date_fin, caution, id_contrat_loc_client, id_contrat_loc_agence, id_contrat_loc_vehicule, id_contrat_loc_accessoire, id_contrat_loc_penalite) values ('2017/06/23', '2017/06/23', '2017/06/26', '1500.00', 71, 237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4" office:value-type="date" office:date-value="2017-06-23" calcext:value-type="date">
            <text:p>2017-06-23</text:p>
          </table:table-cell>
          <table:table-cell table:style-name="ce5" table:formula="of:=TEXT([.B260];&quot;aaaa/mm/jj&quot;)" office:value-type="string" office:string-value="2017/06/23" calcext:value-type="string">
            <text:p>2017/06/23</text:p>
          </table:table-cell>
          <table:table-cell table:style-name="ce4" office:value-type="date" office:date-value="2017-06-23" calcext:value-type="date">
            <text:p>2017-06-23</text:p>
          </table:table-cell>
          <table:table-cell table:style-name="ce5" table:formula="of:=TEXT([.D260];&quot;aaaa/mm/jj&quot;)" office:value-type="string" office:string-value="2017/06/23" calcext:value-type="string">
            <text:p>2017/06/23</text:p>
          </table:table-cell>
          <table:table-cell table:style-name="ce4" table:formula="of:=[.D260]+[.N260]" office:value-type="date" office:date-value="2017-07-02" calcext:value-type="date">
            <text:p>2017-07-02</text:p>
          </table:table-cell>
          <table:table-cell table:style-name="ce5" table:formula="of:=TEXT([.F260];&quot;aaaa/mm/jj&quot;)" office:value-type="string" office:string-value="2017/07/02" calcext:value-type="string">
            <text:p>2017/07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4" calcext:value-type="float">
            <text:p>34</text:p>
          </table:table-cell>
          <table:table-cell table:style-name="ce7" table:formula="of:=RANDBETWEEN(201;250)" office:value-type="float" office:value="226" calcext:value-type="float">
            <text:p>22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60];&quot;', '&quot;;[.E260];&quot;', '&quot;;[.G260];&quot;', '&quot;;[.H260];&quot;', &quot;;[.I260];&quot;, &quot;;[.J260];&quot;, &quot;;[.K260];&quot;, &quot;;[.L260];&quot;, &quot;;[.M260];&quot;);&quot;)" office:value-type="string" office:string-value="insert into contrat_loc (date_contrat, date_debut, date_fin, caution, id_contrat_loc_client, id_contrat_loc_agence, id_contrat_loc_vehicule, id_contrat_loc_accessoire, id_contrat_loc_penalite) values ('2017/06/23', '2017/06/23', '2017/07/02', '1500.00', 34, 226, 5, 6, 1);" calcext:value-type="string">
            <text:p>insert into contrat_loc (date_contrat, date_debut, date_fin, caution, id_contrat_loc_client, id_contrat_loc_agence, id_contrat_loc_vehicule, id_contrat_loc_accessoire, id_contrat_loc_penalite) values ('2017/06/23', '2017/06/23', '2017/07/02', '1500.00', 34, 226, 5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4" office:value-type="date" office:date-value="2017-06-23" calcext:value-type="date">
            <text:p>2017-06-23</text:p>
          </table:table-cell>
          <table:table-cell table:style-name="ce5" table:formula="of:=TEXT([.B261];&quot;aaaa/mm/jj&quot;)" office:value-type="string" office:string-value="2017/06/23" calcext:value-type="string">
            <text:p>2017/06/23</text:p>
          </table:table-cell>
          <table:table-cell table:style-name="ce4" office:value-type="date" office:date-value="2017-06-23" calcext:value-type="date">
            <text:p>2017-06-23</text:p>
          </table:table-cell>
          <table:table-cell table:style-name="ce5" table:formula="of:=TEXT([.D261];&quot;aaaa/mm/jj&quot;)" office:value-type="string" office:string-value="2017/06/23" calcext:value-type="string">
            <text:p>2017/06/23</text:p>
          </table:table-cell>
          <table:table-cell table:style-name="ce4" table:formula="of:=[.D261]+[.N261]" office:value-type="date" office:date-value="2017-07-07" calcext:value-type="date">
            <text:p>2017-07-07</text:p>
          </table:table-cell>
          <table:table-cell table:style-name="ce5" table:formula="of:=TEXT([.F261];&quot;aaaa/mm/jj&quot;)" office:value-type="string" office:string-value="2017/07/07" calcext:value-type="string">
            <text:p>2017/07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5" calcext:value-type="float">
            <text:p>55</text:p>
          </table:table-cell>
          <table:table-cell table:style-name="ce7" table:formula="of:=RANDBETWEEN(1;50)" office:value-type="float" office:value="47" calcext:value-type="float">
            <text:p>47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61];&quot;', '&quot;;[.E261];&quot;', '&quot;;[.G261];&quot;', '&quot;;[.H261];&quot;', &quot;;[.I261];&quot;, &quot;;[.J261];&quot;, &quot;;[.K261];&quot;, &quot;;[.L261];&quot;, &quot;;[.M261];&quot;);&quot;)" office:value-type="string" office:string-value="insert into contrat_loc (date_contrat, date_debut, date_fin, caution, id_contrat_loc_client, id_contrat_loc_agence, id_contrat_loc_vehicule, id_contrat_loc_accessoire, id_contrat_loc_penalite) values ('2017/06/23', '2017/06/23', '2017/07/07', '1500.00', 55, 47, 1, 3, 1);" calcext:value-type="string">
            <text:p>insert into contrat_loc (date_contrat, date_debut, date_fin, caution, id_contrat_loc_client, id_contrat_loc_agence, id_contrat_loc_vehicule, id_contrat_loc_accessoire, id_contrat_loc_penalite) values ('2017/06/23', '2017/06/23', '2017/07/07', '1500.00', 55, 47, 1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4" office:value-type="date" office:date-value="2017-06-23" calcext:value-type="date">
            <text:p>2017-06-23</text:p>
          </table:table-cell>
          <table:table-cell table:style-name="ce5" table:formula="of:=TEXT([.B262];&quot;aaaa/mm/jj&quot;)" office:value-type="string" office:string-value="2017/06/23" calcext:value-type="string">
            <text:p>2017/06/23</text:p>
          </table:table-cell>
          <table:table-cell table:style-name="ce4" office:value-type="date" office:date-value="2017-06-23" calcext:value-type="date">
            <text:p>2017-06-23</text:p>
          </table:table-cell>
          <table:table-cell table:style-name="ce5" table:formula="of:=TEXT([.D262];&quot;aaaa/mm/jj&quot;)" office:value-type="string" office:string-value="2017/06/23" calcext:value-type="string">
            <text:p>2017/06/23</text:p>
          </table:table-cell>
          <table:table-cell table:style-name="ce4" table:formula="of:=[.D262]+[.N262]" office:value-type="date" office:date-value="2017-06-28" calcext:value-type="date">
            <text:p>2017-06-28</text:p>
          </table:table-cell>
          <table:table-cell table:style-name="ce5" table:formula="of:=TEXT([.F262];&quot;aaaa/mm/jj&quot;)" office:value-type="string" office:string-value="2017/06/28" calcext:value-type="string">
            <text:p>2017/06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6" calcext:value-type="float">
            <text:p>26</text:p>
          </table:table-cell>
          <table:table-cell table:style-name="ce7" table:formula="of:=RANDBETWEEN(151;200)" office:value-type="float" office:value="160" calcext:value-type="float">
            <text:p>160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62];&quot;', '&quot;;[.E262];&quot;', '&quot;;[.G262];&quot;', '&quot;;[.H262];&quot;', &quot;;[.I262];&quot;, &quot;;[.J262];&quot;, &quot;;[.K262];&quot;, &quot;;[.L262];&quot;, &quot;;[.M262];&quot;);&quot;)" office:value-type="string" office:string-value="insert into contrat_loc (date_contrat, date_debut, date_fin, caution, id_contrat_loc_client, id_contrat_loc_agence, id_contrat_loc_vehicule, id_contrat_loc_accessoire, id_contrat_loc_penalite) values ('2017/06/23', '2017/06/23', '2017/06/28', '1500.00', 26, 160, 4, 7, 1);" calcext:value-type="string">
            <text:p>insert into contrat_loc (date_contrat, date_debut, date_fin, caution, id_contrat_loc_client, id_contrat_loc_agence, id_contrat_loc_vehicule, id_contrat_loc_accessoire, id_contrat_loc_penalite) values ('2017/06/23', '2017/06/23', '2017/06/28', '1500.00', 26, 160, 4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4" office:value-type="date" office:date-value="2017-06-23" calcext:value-type="date">
            <text:p>2017-06-23</text:p>
          </table:table-cell>
          <table:table-cell table:style-name="ce5" table:formula="of:=TEXT([.B263];&quot;aaaa/mm/jj&quot;)" office:value-type="string" office:string-value="2017/06/23" calcext:value-type="string">
            <text:p>2017/06/23</text:p>
          </table:table-cell>
          <table:table-cell table:style-name="ce4" office:value-type="date" office:date-value="2017-06-23" calcext:value-type="date">
            <text:p>2017-06-23</text:p>
          </table:table-cell>
          <table:table-cell table:style-name="ce5" table:formula="of:=TEXT([.D263];&quot;aaaa/mm/jj&quot;)" office:value-type="string" office:string-value="2017/06/23" calcext:value-type="string">
            <text:p>2017/06/23</text:p>
          </table:table-cell>
          <table:table-cell table:style-name="ce4" table:formula="of:=[.D263]+[.N263]" office:value-type="date" office:date-value="2017-07-07" calcext:value-type="date">
            <text:p>2017-07-07</text:p>
          </table:table-cell>
          <table:table-cell table:style-name="ce5" table:formula="of:=TEXT([.F263];&quot;aaaa/mm/jj&quot;)" office:value-type="string" office:string-value="2017/07/07" calcext:value-type="string">
            <text:p>2017/07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0" calcext:value-type="float">
            <text:p>240</text:p>
          </table:table-cell>
          <table:table-cell table:style-name="ce7" table:formula="of:=RANDBETWEEN(1;50)" office:value-type="float" office:value="11" calcext:value-type="float">
            <text:p>11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63];&quot;', '&quot;;[.E263];&quot;', '&quot;;[.G263];&quot;', '&quot;;[.H263];&quot;', &quot;;[.I263];&quot;, &quot;;[.J263];&quot;, &quot;;[.K263];&quot;, &quot;;[.L263];&quot;, &quot;;[.M263];&quot;);&quot;)" office:value-type="string" office:string-value="insert into contrat_loc (date_contrat, date_debut, date_fin, caution, id_contrat_loc_client, id_contrat_loc_agence, id_contrat_loc_vehicule, id_contrat_loc_accessoire, id_contrat_loc_penalite) values ('2017/06/23', '2017/06/23', '2017/07/07', '1500.00', 240, 11, 1, 5, 1);" calcext:value-type="string">
            <text:p>insert into contrat_loc (date_contrat, date_debut, date_fin, caution, id_contrat_loc_client, id_contrat_loc_agence, id_contrat_loc_vehicule, id_contrat_loc_accessoire, id_contrat_loc_penalite) values ('2017/06/23', '2017/06/23', '2017/07/07', '1500.00', 240, 11, 1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4" office:value-type="date" office:date-value="2017-06-24" calcext:value-type="date">
            <text:p>2017-06-24</text:p>
          </table:table-cell>
          <table:table-cell table:style-name="ce5" table:formula="of:=TEXT([.B264];&quot;aaaa/mm/jj&quot;)" office:value-type="string" office:string-value="2017/06/24" calcext:value-type="string">
            <text:p>2017/06/24</text:p>
          </table:table-cell>
          <table:table-cell table:style-name="ce4" office:value-type="date" office:date-value="2017-06-24" calcext:value-type="date">
            <text:p>2017-06-24</text:p>
          </table:table-cell>
          <table:table-cell table:style-name="ce5" table:formula="of:=TEXT([.D264];&quot;aaaa/mm/jj&quot;)" office:value-type="string" office:string-value="2017/06/24" calcext:value-type="string">
            <text:p>2017/06/24</text:p>
          </table:table-cell>
          <table:table-cell table:style-name="ce4" table:formula="of:=[.D264]+[.N264]" office:value-type="date" office:date-value="2017-07-09" calcext:value-type="date">
            <text:p>2017-07-09</text:p>
          </table:table-cell>
          <table:table-cell table:style-name="ce5" table:formula="of:=TEXT([.F264];&quot;aaaa/mm/jj&quot;)" office:value-type="string" office:string-value="2017/07/09" calcext:value-type="string">
            <text:p>2017/07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4" calcext:value-type="float">
            <text:p>204</text:p>
          </table:table-cell>
          <table:table-cell table:style-name="ce7" table:formula="of:=RANDBETWEEN(1;50)" office:value-type="float" office:value="29" calcext:value-type="float">
            <text:p>29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64];&quot;', '&quot;;[.E264];&quot;', '&quot;;[.G264];&quot;', '&quot;;[.H264];&quot;', &quot;;[.I264];&quot;, &quot;;[.J264];&quot;, &quot;;[.K264];&quot;, &quot;;[.L264];&quot;, &quot;;[.M264];&quot;);&quot;)" office:value-type="string" office:string-value="insert into contrat_loc (date_contrat, date_debut, date_fin, caution, id_contrat_loc_client, id_contrat_loc_agence, id_contrat_loc_vehicule, id_contrat_loc_accessoire, id_contrat_loc_penalite) values ('2017/06/24', '2017/06/24', '2017/07/09', '1500.00', 204, 29, 1, 1, 1);" calcext:value-type="string">
            <text:p>insert into contrat_loc (date_contrat, date_debut, date_fin, caution, id_contrat_loc_client, id_contrat_loc_agence, id_contrat_loc_vehicule, id_contrat_loc_accessoire, id_contrat_loc_penalite) values ('2017/06/24', '2017/06/24', '2017/07/09', '1500.00', 204, 29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4" office:value-type="date" office:date-value="2017-06-25" calcext:value-type="date">
            <text:p>2017-06-25</text:p>
          </table:table-cell>
          <table:table-cell table:style-name="ce5" table:formula="of:=TEXT([.B265];&quot;aaaa/mm/jj&quot;)" office:value-type="string" office:string-value="2017/06/25" calcext:value-type="string">
            <text:p>2017/06/25</text:p>
          </table:table-cell>
          <table:table-cell table:style-name="ce4" office:value-type="date" office:date-value="2017-06-25" calcext:value-type="date">
            <text:p>2017-06-25</text:p>
          </table:table-cell>
          <table:table-cell table:style-name="ce5" table:formula="of:=TEXT([.D265];&quot;aaaa/mm/jj&quot;)" office:value-type="string" office:string-value="2017/06/25" calcext:value-type="string">
            <text:p>2017/06/25</text:p>
          </table:table-cell>
          <table:table-cell table:style-name="ce4" table:formula="of:=[.D265]+[.N265]" office:value-type="date" office:date-value="2017-07-06" calcext:value-type="date">
            <text:p>2017-07-06</text:p>
          </table:table-cell>
          <table:table-cell table:style-name="ce5" table:formula="of:=TEXT([.F265];&quot;aaaa/mm/jj&quot;)" office:value-type="string" office:string-value="2017/07/06" calcext:value-type="string">
            <text:p>2017/07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1" calcext:value-type="float">
            <text:p>231</text:p>
          </table:table-cell>
          <table:table-cell table:style-name="ce7" table:formula="of:=RANDBETWEEN(201;250)" office:value-type="float" office:value="206" calcext:value-type="float">
            <text:p>20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65];&quot;', '&quot;;[.E265];&quot;', '&quot;;[.G265];&quot;', '&quot;;[.H265];&quot;', &quot;;[.I265];&quot;, &quot;;[.J265];&quot;, &quot;;[.K265];&quot;, &quot;;[.L265];&quot;, &quot;;[.M265];&quot;);&quot;)" office:value-type="string" office:string-value="insert into contrat_loc (date_contrat, date_debut, date_fin, caution, id_contrat_loc_client, id_contrat_loc_agence, id_contrat_loc_vehicule, id_contrat_loc_accessoire, id_contrat_loc_penalite) values ('2017/06/25', '2017/06/25', '2017/07/06', '1500.00', 231, 206, 5, 1, 1);" calcext:value-type="string">
            <text:p>insert into contrat_loc (date_contrat, date_debut, date_fin, caution, id_contrat_loc_client, id_contrat_loc_agence, id_contrat_loc_vehicule, id_contrat_loc_accessoire, id_contrat_loc_penalite) values ('2017/06/25', '2017/06/25', '2017/07/06', '1500.00', 231, 206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4" office:value-type="date" office:date-value="2017-06-27" calcext:value-type="date">
            <text:p>2017-06-27</text:p>
          </table:table-cell>
          <table:table-cell table:style-name="ce5" table:formula="of:=TEXT([.B266];&quot;aaaa/mm/jj&quot;)" office:value-type="string" office:string-value="2017/06/27" calcext:value-type="string">
            <text:p>2017/06/27</text:p>
          </table:table-cell>
          <table:table-cell table:style-name="ce4" office:value-type="date" office:date-value="2017-06-27" calcext:value-type="date">
            <text:p>2017-06-27</text:p>
          </table:table-cell>
          <table:table-cell table:style-name="ce5" table:formula="of:=TEXT([.D266];&quot;aaaa/mm/jj&quot;)" office:value-type="string" office:string-value="2017/06/27" calcext:value-type="string">
            <text:p>2017/06/27</text:p>
          </table:table-cell>
          <table:table-cell table:style-name="ce4" table:formula="of:=[.D266]+[.N266]" office:value-type="date" office:date-value="2017-07-10" calcext:value-type="date">
            <text:p>2017-07-10</text:p>
          </table:table-cell>
          <table:table-cell table:style-name="ce5" table:formula="of:=TEXT([.F266];&quot;aaaa/mm/jj&quot;)" office:value-type="string" office:string-value="2017/07/10" calcext:value-type="string">
            <text:p>2017/07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9" calcext:value-type="float">
            <text:p>249</text:p>
          </table:table-cell>
          <table:table-cell table:style-name="ce7" table:formula="of:=RANDBETWEEN(151;200)" office:value-type="float" office:value="167" calcext:value-type="float">
            <text:p>167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66];&quot;', '&quot;;[.E266];&quot;', '&quot;;[.G266];&quot;', '&quot;;[.H266];&quot;', &quot;;[.I266];&quot;, &quot;;[.J266];&quot;, &quot;;[.K266];&quot;, &quot;;[.L266];&quot;, &quot;;[.M266];&quot;);&quot;)" office:value-type="string" office:string-value="insert into contrat_loc (date_contrat, date_debut, date_fin, caution, id_contrat_loc_client, id_contrat_loc_agence, id_contrat_loc_vehicule, id_contrat_loc_accessoire, id_contrat_loc_penalite) values ('2017/06/27', '2017/06/27', '2017/07/10', '1500.00', 249, 167, 4, 6, 1);" calcext:value-type="string">
            <text:p>insert into contrat_loc (date_contrat, date_debut, date_fin, caution, id_contrat_loc_client, id_contrat_loc_agence, id_contrat_loc_vehicule, id_contrat_loc_accessoire, id_contrat_loc_penalite) values ('2017/06/27', '2017/06/27', '2017/07/10', '1500.00', 249, 167, 4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4" office:value-type="date" office:date-value="2017-06-27" calcext:value-type="date">
            <text:p>2017-06-27</text:p>
          </table:table-cell>
          <table:table-cell table:style-name="ce5" table:formula="of:=TEXT([.B267];&quot;aaaa/mm/jj&quot;)" office:value-type="string" office:string-value="2017/06/27" calcext:value-type="string">
            <text:p>2017/06/27</text:p>
          </table:table-cell>
          <table:table-cell table:style-name="ce4" office:value-type="date" office:date-value="2017-06-27" calcext:value-type="date">
            <text:p>2017-06-27</text:p>
          </table:table-cell>
          <table:table-cell table:style-name="ce5" table:formula="of:=TEXT([.D267];&quot;aaaa/mm/jj&quot;)" office:value-type="string" office:string-value="2017/06/27" calcext:value-type="string">
            <text:p>2017/06/27</text:p>
          </table:table-cell>
          <table:table-cell table:style-name="ce4" table:formula="of:=[.D267]+[.N267]" office:value-type="date" office:date-value="2017-07-04" calcext:value-type="date">
            <text:p>2017-07-04</text:p>
          </table:table-cell>
          <table:table-cell table:style-name="ce5" table:formula="of:=TEXT([.F267];&quot;aaaa/mm/jj&quot;)" office:value-type="string" office:string-value="2017/07/04" calcext:value-type="string">
            <text:p>2017/07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0" calcext:value-type="float">
            <text:p>50</text:p>
          </table:table-cell>
          <table:table-cell table:style-name="ce7" table:formula="of:=RANDBETWEEN(1;50)" office:value-type="float" office:value="18" calcext:value-type="float">
            <text:p>1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67];&quot;', '&quot;;[.E267];&quot;', '&quot;;[.G267];&quot;', '&quot;;[.H267];&quot;', &quot;;[.I267];&quot;, &quot;;[.J267];&quot;, &quot;;[.K267];&quot;, &quot;;[.L267];&quot;, &quot;;[.M267];&quot;);&quot;)" office:value-type="string" office:string-value="insert into contrat_loc (date_contrat, date_debut, date_fin, caution, id_contrat_loc_client, id_contrat_loc_agence, id_contrat_loc_vehicule, id_contrat_loc_accessoire, id_contrat_loc_penalite) values ('2017/06/27', '2017/06/27', '2017/07/04', '1500.00', 50, 18, 1, 4, 1);" calcext:value-type="string">
            <text:p>insert into contrat_loc (date_contrat, date_debut, date_fin, caution, id_contrat_loc_client, id_contrat_loc_agence, id_contrat_loc_vehicule, id_contrat_loc_accessoire, id_contrat_loc_penalite) values ('2017/06/27', '2017/06/27', '2017/07/04', '1500.00', 50, 18, 1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4" office:value-type="date" office:date-value="2017-06-28" calcext:value-type="date">
            <text:p>2017-06-28</text:p>
          </table:table-cell>
          <table:table-cell table:style-name="ce5" table:formula="of:=TEXT([.B268];&quot;aaaa/mm/jj&quot;)" office:value-type="string" office:string-value="2017/06/28" calcext:value-type="string">
            <text:p>2017/06/28</text:p>
          </table:table-cell>
          <table:table-cell table:style-name="ce4" office:value-type="date" office:date-value="2017-06-28" calcext:value-type="date">
            <text:p>2017-06-28</text:p>
          </table:table-cell>
          <table:table-cell table:style-name="ce5" table:formula="of:=TEXT([.D268];&quot;aaaa/mm/jj&quot;)" office:value-type="string" office:string-value="2017/06/28" calcext:value-type="string">
            <text:p>2017/06/28</text:p>
          </table:table-cell>
          <table:table-cell table:style-name="ce4" table:formula="of:=[.D268]+[.N268]" office:value-type="date" office:date-value="2017-07-12" calcext:value-type="date">
            <text:p>2017-07-12</text:p>
          </table:table-cell>
          <table:table-cell table:style-name="ce5" table:formula="of:=TEXT([.F268];&quot;aaaa/mm/jj&quot;)" office:value-type="string" office:string-value="2017/07/12" calcext:value-type="string">
            <text:p>2017/07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5" calcext:value-type="float">
            <text:p>225</text:p>
          </table:table-cell>
          <table:table-cell table:style-name="ce7" table:formula="of:=RANDBETWEEN(101;150)" office:value-type="float" office:value="118" calcext:value-type="float">
            <text:p>11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68];&quot;', '&quot;;[.E268];&quot;', '&quot;;[.G268];&quot;', '&quot;;[.H268];&quot;', &quot;;[.I268];&quot;, &quot;;[.J268];&quot;, &quot;;[.K268];&quot;, &quot;;[.L268];&quot;, &quot;;[.M268];&quot;);&quot;)" office:value-type="string" office:string-value="insert into contrat_loc (date_contrat, date_debut, date_fin, caution, id_contrat_loc_client, id_contrat_loc_agence, id_contrat_loc_vehicule, id_contrat_loc_accessoire, id_contrat_loc_penalite) values ('2017/06/28', '2017/06/28', '2017/07/12', '1500.00', 225, 118, 3, 1, 1);" calcext:value-type="string">
            <text:p>insert into contrat_loc (date_contrat, date_debut, date_fin, caution, id_contrat_loc_client, id_contrat_loc_agence, id_contrat_loc_vehicule, id_contrat_loc_accessoire, id_contrat_loc_penalite) values ('2017/06/28', '2017/06/28', '2017/07/12', '1500.00', 225, 118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4" office:value-type="date" office:date-value="2017-06-28" calcext:value-type="date">
            <text:p>2017-06-28</text:p>
          </table:table-cell>
          <table:table-cell table:style-name="ce5" table:formula="of:=TEXT([.B269];&quot;aaaa/mm/jj&quot;)" office:value-type="string" office:string-value="2017/06/28" calcext:value-type="string">
            <text:p>2017/06/28</text:p>
          </table:table-cell>
          <table:table-cell table:style-name="ce4" office:value-type="date" office:date-value="2017-06-28" calcext:value-type="date">
            <text:p>2017-06-28</text:p>
          </table:table-cell>
          <table:table-cell table:style-name="ce5" table:formula="of:=TEXT([.D269];&quot;aaaa/mm/jj&quot;)" office:value-type="string" office:string-value="2017/06/28" calcext:value-type="string">
            <text:p>2017/06/28</text:p>
          </table:table-cell>
          <table:table-cell table:style-name="ce4" table:formula="of:=[.D269]+[.N269]" office:value-type="date" office:date-value="2017-07-03" calcext:value-type="date">
            <text:p>2017-07-03</text:p>
          </table:table-cell>
          <table:table-cell table:style-name="ce5" table:formula="of:=TEXT([.F269];&quot;aaaa/mm/jj&quot;)" office:value-type="string" office:string-value="2017/07/03" calcext:value-type="string">
            <text:p>2017/07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2" calcext:value-type="float">
            <text:p>62</text:p>
          </table:table-cell>
          <table:table-cell table:style-name="ce7" table:formula="of:=RANDBETWEEN(151;200)" office:value-type="float" office:value="158" calcext:value-type="float">
            <text:p>158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69];&quot;', '&quot;;[.E269];&quot;', '&quot;;[.G269];&quot;', '&quot;;[.H269];&quot;', &quot;;[.I269];&quot;, &quot;;[.J269];&quot;, &quot;;[.K269];&quot;, &quot;;[.L269];&quot;, &quot;;[.M269];&quot;);&quot;)" office:value-type="string" office:string-value="insert into contrat_loc (date_contrat, date_debut, date_fin, caution, id_contrat_loc_client, id_contrat_loc_agence, id_contrat_loc_vehicule, id_contrat_loc_accessoire, id_contrat_loc_penalite) values ('2017/06/28', '2017/06/28', '2017/07/03', '1500.00', 62, 158, 4, 5, 1);" calcext:value-type="string">
            <text:p>insert into contrat_loc (date_contrat, date_debut, date_fin, caution, id_contrat_loc_client, id_contrat_loc_agence, id_contrat_loc_vehicule, id_contrat_loc_accessoire, id_contrat_loc_penalite) values ('2017/06/28', '2017/06/28', '2017/07/03', '1500.00', 62, 158, 4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4" office:value-type="date" office:date-value="2017-06-28" calcext:value-type="date">
            <text:p>2017-06-28</text:p>
          </table:table-cell>
          <table:table-cell table:style-name="ce5" table:formula="of:=TEXT([.B270];&quot;aaaa/mm/jj&quot;)" office:value-type="string" office:string-value="2017/06/28" calcext:value-type="string">
            <text:p>2017/06/28</text:p>
          </table:table-cell>
          <table:table-cell table:style-name="ce4" office:value-type="date" office:date-value="2017-06-28" calcext:value-type="date">
            <text:p>2017-06-28</text:p>
          </table:table-cell>
          <table:table-cell table:style-name="ce5" table:formula="of:=TEXT([.D270];&quot;aaaa/mm/jj&quot;)" office:value-type="string" office:string-value="2017/06/28" calcext:value-type="string">
            <text:p>2017/06/28</text:p>
          </table:table-cell>
          <table:table-cell table:style-name="ce4" table:formula="of:=[.D270]+[.N270]" office:value-type="date" office:date-value="2017-07-02" calcext:value-type="date">
            <text:p>2017-07-02</text:p>
          </table:table-cell>
          <table:table-cell table:style-name="ce5" table:formula="of:=TEXT([.F270];&quot;aaaa/mm/jj&quot;)" office:value-type="string" office:string-value="2017/07/02" calcext:value-type="string">
            <text:p>2017/07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50" calcext:value-type="float">
            <text:p>250</text:p>
          </table:table-cell>
          <table:table-cell table:style-name="ce7" table:formula="of:=RANDBETWEEN(101;150)" office:value-type="float" office:value="146" calcext:value-type="float">
            <text:p>146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70];&quot;', '&quot;;[.E270];&quot;', '&quot;;[.G270];&quot;', '&quot;;[.H270];&quot;', &quot;;[.I270];&quot;, &quot;;[.J270];&quot;, &quot;;[.K270];&quot;, &quot;;[.L270];&quot;, &quot;;[.M270];&quot;);&quot;)" office:value-type="string" office:string-value="insert into contrat_loc (date_contrat, date_debut, date_fin, caution, id_contrat_loc_client, id_contrat_loc_agence, id_contrat_loc_vehicule, id_contrat_loc_accessoire, id_contrat_loc_penalite) values ('2017/06/28', '2017/06/28', '2017/07/02', '1500.00', 250, 146, 3, 6, 1);" calcext:value-type="string">
            <text:p>insert into contrat_loc (date_contrat, date_debut, date_fin, caution, id_contrat_loc_client, id_contrat_loc_agence, id_contrat_loc_vehicule, id_contrat_loc_accessoire, id_contrat_loc_penalite) values ('2017/06/28', '2017/06/28', '2017/07/02', '1500.00', 250, 146, 3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4" office:value-type="date" office:date-value="2017-06-29" calcext:value-type="date">
            <text:p>2017-06-29</text:p>
          </table:table-cell>
          <table:table-cell table:style-name="ce5" table:formula="of:=TEXT([.B271];&quot;aaaa/mm/jj&quot;)" office:value-type="string" office:string-value="2017/06/29" calcext:value-type="string">
            <text:p>2017/06/29</text:p>
          </table:table-cell>
          <table:table-cell table:style-name="ce4" office:value-type="date" office:date-value="2017-06-29" calcext:value-type="date">
            <text:p>2017-06-29</text:p>
          </table:table-cell>
          <table:table-cell table:style-name="ce5" table:formula="of:=TEXT([.D271];&quot;aaaa/mm/jj&quot;)" office:value-type="string" office:string-value="2017/06/29" calcext:value-type="string">
            <text:p>2017/06/29</text:p>
          </table:table-cell>
          <table:table-cell table:style-name="ce4" table:formula="of:=[.D271]+[.N271]" office:value-type="date" office:date-value="2017-07-01" calcext:value-type="date">
            <text:p>2017-07-01</text:p>
          </table:table-cell>
          <table:table-cell table:style-name="ce5" table:formula="of:=TEXT([.F271];&quot;aaaa/mm/jj&quot;)" office:value-type="string" office:string-value="2017/07/01" calcext:value-type="string">
            <text:p>2017/07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7" calcext:value-type="float">
            <text:p>187</text:p>
          </table:table-cell>
          <table:table-cell table:style-name="ce7" table:formula="of:=RANDBETWEEN(151;200)" office:value-type="float" office:value="168" calcext:value-type="float">
            <text:p>168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71];&quot;', '&quot;;[.E271];&quot;', '&quot;;[.G271];&quot;', '&quot;;[.H271];&quot;', &quot;;[.I271];&quot;, &quot;;[.J271];&quot;, &quot;;[.K271];&quot;, &quot;;[.L271];&quot;, &quot;;[.M271];&quot;);&quot;)" office:value-type="string" office:string-value="insert into contrat_loc (date_contrat, date_debut, date_fin, caution, id_contrat_loc_client, id_contrat_loc_agence, id_contrat_loc_vehicule, id_contrat_loc_accessoire, id_contrat_loc_penalite) values ('2017/06/29', '2017/06/29', '2017/07/01', '1500.00', 187, 168, 4, 2, 1);" calcext:value-type="string">
            <text:p>insert into contrat_loc (date_contrat, date_debut, date_fin, caution, id_contrat_loc_client, id_contrat_loc_agence, id_contrat_loc_vehicule, id_contrat_loc_accessoire, id_contrat_loc_penalite) values ('2017/06/29', '2017/06/29', '2017/07/01', '1500.00', 187, 168, 4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4" office:value-type="date" office:date-value="2017-06-30" calcext:value-type="date">
            <text:p>2017-06-30</text:p>
          </table:table-cell>
          <table:table-cell table:style-name="ce5" table:formula="of:=TEXT([.B272];&quot;aaaa/mm/jj&quot;)" office:value-type="string" office:string-value="2017/06/30" calcext:value-type="string">
            <text:p>2017/06/30</text:p>
          </table:table-cell>
          <table:table-cell table:style-name="ce4" office:value-type="date" office:date-value="2017-06-30" calcext:value-type="date">
            <text:p>2017-06-30</text:p>
          </table:table-cell>
          <table:table-cell table:style-name="ce5" table:formula="of:=TEXT([.D272];&quot;aaaa/mm/jj&quot;)" office:value-type="string" office:string-value="2017/06/30" calcext:value-type="string">
            <text:p>2017/06/30</text:p>
          </table:table-cell>
          <table:table-cell table:style-name="ce4" table:formula="of:=[.D272]+[.N272]" office:value-type="date" office:date-value="2017-07-09" calcext:value-type="date">
            <text:p>2017-07-09</text:p>
          </table:table-cell>
          <table:table-cell table:style-name="ce5" table:formula="of:=TEXT([.F272];&quot;aaaa/mm/jj&quot;)" office:value-type="string" office:string-value="2017/07/09" calcext:value-type="string">
            <text:p>2017/07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" calcext:value-type="float">
            <text:p>24</text:p>
          </table:table-cell>
          <table:table-cell table:style-name="ce7" table:formula="of:=RANDBETWEEN(101;150)" office:value-type="float" office:value="150" calcext:value-type="float">
            <text:p>150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2;4)" office:value-type="float" office:value="4" calcext:value-type="float">
            <text:p>4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72];&quot;', '&quot;;[.E272];&quot;', '&quot;;[.G272];&quot;', '&quot;;[.H272];&quot;', &quot;;[.I272];&quot;, &quot;;[.J272];&quot;, &quot;;[.K272];&quot;, &quot;;[.L272];&quot;, &quot;;[.M272];&quot;);&quot;)" office:value-type="string" office:string-value="insert into contrat_loc (date_contrat, date_debut, date_fin, caution, id_contrat_loc_client, id_contrat_loc_agence, id_contrat_loc_vehicule, id_contrat_loc_accessoire, id_contrat_loc_penalite) values ('2017/06/30', '2017/06/30', '2017/07/09', '1500.00', 24, 150, 3, 1, 4);" calcext:value-type="string">
            <text:p>insert into contrat_loc (date_contrat, date_debut, date_fin, caution, id_contrat_loc_client, id_contrat_loc_agence, id_contrat_loc_vehicule, id_contrat_loc_accessoire, id_contrat_loc_penalite) values ('2017/06/30', '2017/06/30', '2017/07/09', '1500.00', 24, 150, 3, 1, 4);</text:p>
          </table:table-cell>
          <table:table-cell table:number-columns-repeated="1009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4" office:value-type="date" office:date-value="2017-06-30" calcext:value-type="date">
            <text:p>2017-06-30</text:p>
          </table:table-cell>
          <table:table-cell table:style-name="ce5" table:formula="of:=TEXT([.B273];&quot;aaaa/mm/jj&quot;)" office:value-type="string" office:string-value="2017/06/30" calcext:value-type="string">
            <text:p>2017/06/30</text:p>
          </table:table-cell>
          <table:table-cell table:style-name="ce4" office:value-type="date" office:date-value="2017-06-30" calcext:value-type="date">
            <text:p>2017-06-30</text:p>
          </table:table-cell>
          <table:table-cell table:style-name="ce5" table:formula="of:=TEXT([.D273];&quot;aaaa/mm/jj&quot;)" office:value-type="string" office:string-value="2017/06/30" calcext:value-type="string">
            <text:p>2017/06/30</text:p>
          </table:table-cell>
          <table:table-cell table:style-name="ce4" table:formula="of:=[.D273]+[.N273]" office:value-type="date" office:date-value="2017-07-04" calcext:value-type="date">
            <text:p>2017-07-04</text:p>
          </table:table-cell>
          <table:table-cell table:style-name="ce5" table:formula="of:=TEXT([.F273];&quot;aaaa/mm/jj&quot;)" office:value-type="string" office:string-value="2017/07/04" calcext:value-type="string">
            <text:p>2017/07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9" calcext:value-type="float">
            <text:p>89</text:p>
          </table:table-cell>
          <table:table-cell table:style-name="ce7" table:formula="of:=RANDBETWEEN(151;200)" office:value-type="float" office:value="194" calcext:value-type="float">
            <text:p>194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73];&quot;', '&quot;;[.E273];&quot;', '&quot;;[.G273];&quot;', '&quot;;[.H273];&quot;', &quot;;[.I273];&quot;, &quot;;[.J273];&quot;, &quot;;[.K273];&quot;, &quot;;[.L273];&quot;, &quot;;[.M273];&quot;);&quot;)" office:value-type="string" office:string-value="insert into contrat_loc (date_contrat, date_debut, date_fin, caution, id_contrat_loc_client, id_contrat_loc_agence, id_contrat_loc_vehicule, id_contrat_loc_accessoire, id_contrat_loc_penalite) values ('2017/06/30', '2017/06/30', '2017/07/04', '1500.00', 89, 194, 4, 7, 1);" calcext:value-type="string">
            <text:p>insert into contrat_loc (date_contrat, date_debut, date_fin, caution, id_contrat_loc_client, id_contrat_loc_agence, id_contrat_loc_vehicule, id_contrat_loc_accessoire, id_contrat_loc_penalite) values ('2017/06/30', '2017/06/30', '2017/07/04', '1500.00', 89, 194, 4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4" office:value-type="date" office:date-value="2017-07-01" calcext:value-type="date">
            <text:p>2017-07-01</text:p>
          </table:table-cell>
          <table:table-cell table:style-name="ce5" table:formula="of:=TEXT([.B274];&quot;aaaa/mm/jj&quot;)" office:value-type="string" office:string-value="2017/07/01" calcext:value-type="string">
            <text:p>2017/07/01</text:p>
          </table:table-cell>
          <table:table-cell table:style-name="ce4" office:value-type="date" office:date-value="2017-07-01" calcext:value-type="date">
            <text:p>2017-07-01</text:p>
          </table:table-cell>
          <table:table-cell table:style-name="ce5" table:formula="of:=TEXT([.D274];&quot;aaaa/mm/jj&quot;)" office:value-type="string" office:string-value="2017/07/01" calcext:value-type="string">
            <text:p>2017/07/01</text:p>
          </table:table-cell>
          <table:table-cell table:style-name="ce4" table:formula="of:=[.D274]+[.N274]" office:value-type="date" office:date-value="2017-07-06" calcext:value-type="date">
            <text:p>2017-07-06</text:p>
          </table:table-cell>
          <table:table-cell table:style-name="ce5" table:formula="of:=TEXT([.F274];&quot;aaaa/mm/jj&quot;)" office:value-type="string" office:string-value="2017/07/06" calcext:value-type="string">
            <text:p>2017/07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3" calcext:value-type="float">
            <text:p>103</text:p>
          </table:table-cell>
          <table:table-cell table:style-name="ce7" table:formula="of:=RANDBETWEEN(101;150)" office:value-type="float" office:value="141" calcext:value-type="float">
            <text:p>14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74];&quot;', '&quot;;[.E274];&quot;', '&quot;;[.G274];&quot;', '&quot;;[.H274];&quot;', &quot;;[.I274];&quot;, &quot;;[.J274];&quot;, &quot;;[.K274];&quot;, &quot;;[.L274];&quot;, &quot;;[.M274];&quot;);&quot;)" office:value-type="string" office:string-value="insert into contrat_loc (date_contrat, date_debut, date_fin, caution, id_contrat_loc_client, id_contrat_loc_agence, id_contrat_loc_vehicule, id_contrat_loc_accessoire, id_contrat_loc_penalite) values ('2017/07/01', '2017/07/01', '2017/07/06', '1500.00', 103, 141, 3, 4, 1);" calcext:value-type="string">
            <text:p>insert into contrat_loc (date_contrat, date_debut, date_fin, caution, id_contrat_loc_client, id_contrat_loc_agence, id_contrat_loc_vehicule, id_contrat_loc_accessoire, id_contrat_loc_penalite) values ('2017/07/01', '2017/07/01', '2017/07/06', '1500.00', 103, 141, 3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4" office:value-type="date" office:date-value="2017-07-01" calcext:value-type="date">
            <text:p>2017-07-01</text:p>
          </table:table-cell>
          <table:table-cell table:style-name="ce5" table:formula="of:=TEXT([.B275];&quot;aaaa/mm/jj&quot;)" office:value-type="string" office:string-value="2017/07/01" calcext:value-type="string">
            <text:p>2017/07/01</text:p>
          </table:table-cell>
          <table:table-cell table:style-name="ce4" office:value-type="date" office:date-value="2017-07-01" calcext:value-type="date">
            <text:p>2017-07-01</text:p>
          </table:table-cell>
          <table:table-cell table:style-name="ce5" table:formula="of:=TEXT([.D275];&quot;aaaa/mm/jj&quot;)" office:value-type="string" office:string-value="2017/07/01" calcext:value-type="string">
            <text:p>2017/07/01</text:p>
          </table:table-cell>
          <table:table-cell table:style-name="ce4" table:formula="of:=[.D275]+[.N275]" office:value-type="date" office:date-value="2017-07-06" calcext:value-type="date">
            <text:p>2017-07-06</text:p>
          </table:table-cell>
          <table:table-cell table:style-name="ce5" table:formula="of:=TEXT([.F275];&quot;aaaa/mm/jj&quot;)" office:value-type="string" office:string-value="2017/07/06" calcext:value-type="string">
            <text:p>2017/07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5" calcext:value-type="float">
            <text:p>125</text:p>
          </table:table-cell>
          <table:table-cell table:style-name="ce7" table:formula="of:=RANDBETWEEN(201;250)" office:value-type="float" office:value="201" calcext:value-type="float">
            <text:p>20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75];&quot;', '&quot;;[.E275];&quot;', '&quot;;[.G275];&quot;', '&quot;;[.H275];&quot;', &quot;;[.I275];&quot;, &quot;;[.J275];&quot;, &quot;;[.K275];&quot;, &quot;;[.L275];&quot;, &quot;;[.M275];&quot;);&quot;)" office:value-type="string" office:string-value="insert into contrat_loc (date_contrat, date_debut, date_fin, caution, id_contrat_loc_client, id_contrat_loc_agence, id_contrat_loc_vehicule, id_contrat_loc_accessoire, id_contrat_loc_penalite) values ('2017/07/01', '2017/07/01', '2017/07/06', '1500.00', 125, 201, 5, 6, 1);" calcext:value-type="string">
            <text:p>insert into contrat_loc (date_contrat, date_debut, date_fin, caution, id_contrat_loc_client, id_contrat_loc_agence, id_contrat_loc_vehicule, id_contrat_loc_accessoire, id_contrat_loc_penalite) values ('2017/07/01', '2017/07/01', '2017/07/06', '1500.00', 125, 201, 5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4" office:value-type="date" office:date-value="2017-07-01" calcext:value-type="date">
            <text:p>2017-07-01</text:p>
          </table:table-cell>
          <table:table-cell table:style-name="ce5" table:formula="of:=TEXT([.B276];&quot;aaaa/mm/jj&quot;)" office:value-type="string" office:string-value="2017/07/01" calcext:value-type="string">
            <text:p>2017/07/01</text:p>
          </table:table-cell>
          <table:table-cell table:style-name="ce4" office:value-type="date" office:date-value="2017-07-01" calcext:value-type="date">
            <text:p>2017-07-01</text:p>
          </table:table-cell>
          <table:table-cell table:style-name="ce5" table:formula="of:=TEXT([.D276];&quot;aaaa/mm/jj&quot;)" office:value-type="string" office:string-value="2017/07/01" calcext:value-type="string">
            <text:p>2017/07/01</text:p>
          </table:table-cell>
          <table:table-cell table:style-name="ce4" table:formula="of:=[.D276]+[.N276]" office:value-type="date" office:date-value="2017-07-06" calcext:value-type="date">
            <text:p>2017-07-06</text:p>
          </table:table-cell>
          <table:table-cell table:style-name="ce5" table:formula="of:=TEXT([.F276];&quot;aaaa/mm/jj&quot;)" office:value-type="string" office:string-value="2017/07/06" calcext:value-type="string">
            <text:p>2017/07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3" calcext:value-type="float">
            <text:p>73</text:p>
          </table:table-cell>
          <table:table-cell table:style-name="ce7" table:formula="of:=RANDBETWEEN(51;100)" office:value-type="float" office:value="54" calcext:value-type="float">
            <text:p>54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76];&quot;', '&quot;;[.E276];&quot;', '&quot;;[.G276];&quot;', '&quot;;[.H276];&quot;', &quot;;[.I276];&quot;, &quot;;[.J276];&quot;, &quot;;[.K276];&quot;, &quot;;[.L276];&quot;, &quot;;[.M276];&quot;);&quot;)" office:value-type="string" office:string-value="insert into contrat_loc (date_contrat, date_debut, date_fin, caution, id_contrat_loc_client, id_contrat_loc_agence, id_contrat_loc_vehicule, id_contrat_loc_accessoire, id_contrat_loc_penalite) values ('2017/07/01', '2017/07/01', '2017/07/06', '1500.00', 73, 54, 2, 2, 1);" calcext:value-type="string">
            <text:p>insert into contrat_loc (date_contrat, date_debut, date_fin, caution, id_contrat_loc_client, id_contrat_loc_agence, id_contrat_loc_vehicule, id_contrat_loc_accessoire, id_contrat_loc_penalite) values ('2017/07/01', '2017/07/01', '2017/07/06', '1500.00', 73, 54, 2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4" office:value-type="date" office:date-value="2017-07-01" calcext:value-type="date">
            <text:p>2017-07-01</text:p>
          </table:table-cell>
          <table:table-cell table:style-name="ce5" table:formula="of:=TEXT([.B277];&quot;aaaa/mm/jj&quot;)" office:value-type="string" office:string-value="2017/07/01" calcext:value-type="string">
            <text:p>2017/07/01</text:p>
          </table:table-cell>
          <table:table-cell table:style-name="ce4" office:value-type="date" office:date-value="2017-07-01" calcext:value-type="date">
            <text:p>2017-07-01</text:p>
          </table:table-cell>
          <table:table-cell table:style-name="ce5" table:formula="of:=TEXT([.D277];&quot;aaaa/mm/jj&quot;)" office:value-type="string" office:string-value="2017/07/01" calcext:value-type="string">
            <text:p>2017/07/01</text:p>
          </table:table-cell>
          <table:table-cell table:style-name="ce4" table:formula="of:=[.D277]+[.N277]" office:value-type="date" office:date-value="2017-07-12" calcext:value-type="date">
            <text:p>2017-07-12</text:p>
          </table:table-cell>
          <table:table-cell table:style-name="ce5" table:formula="of:=TEXT([.F277];&quot;aaaa/mm/jj&quot;)" office:value-type="string" office:string-value="2017/07/12" calcext:value-type="string">
            <text:p>2017/07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" calcext:value-type="float">
            <text:p>2</text:p>
          </table:table-cell>
          <table:table-cell table:style-name="ce7" table:formula="of:=RANDBETWEEN(101;150)" office:value-type="float" office:value="114" calcext:value-type="float">
            <text:p>114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77];&quot;', '&quot;;[.E277];&quot;', '&quot;;[.G277];&quot;', '&quot;;[.H277];&quot;', &quot;;[.I277];&quot;, &quot;;[.J277];&quot;, &quot;;[.K277];&quot;, &quot;;[.L277];&quot;, &quot;;[.M277];&quot;);&quot;)" office:value-type="string" office:string-value="insert into contrat_loc (date_contrat, date_debut, date_fin, caution, id_contrat_loc_client, id_contrat_loc_agence, id_contrat_loc_vehicule, id_contrat_loc_accessoire, id_contrat_loc_penalite) values ('2017/07/01', '2017/07/01', '2017/07/12', '1500.00', 2, 114, 3, 2, 1);" calcext:value-type="string">
            <text:p>insert into contrat_loc (date_contrat, date_debut, date_fin, caution, id_contrat_loc_client, id_contrat_loc_agence, id_contrat_loc_vehicule, id_contrat_loc_accessoire, id_contrat_loc_penalite) values ('2017/07/01', '2017/07/01', '2017/07/12', '1500.00', 2, 114, 3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4" office:value-type="date" office:date-value="2017-07-02" calcext:value-type="date">
            <text:p>2017-07-02</text:p>
          </table:table-cell>
          <table:table-cell table:style-name="ce5" table:formula="of:=TEXT([.B278];&quot;aaaa/mm/jj&quot;)" office:value-type="string" office:string-value="2017/07/02" calcext:value-type="string">
            <text:p>2017/07/02</text:p>
          </table:table-cell>
          <table:table-cell table:style-name="ce4" office:value-type="date" office:date-value="2017-07-02" calcext:value-type="date">
            <text:p>2017-07-02</text:p>
          </table:table-cell>
          <table:table-cell table:style-name="ce5" table:formula="of:=TEXT([.D278];&quot;aaaa/mm/jj&quot;)" office:value-type="string" office:string-value="2017/07/02" calcext:value-type="string">
            <text:p>2017/07/02</text:p>
          </table:table-cell>
          <table:table-cell table:style-name="ce4" table:formula="of:=[.D278]+[.N278]" office:value-type="date" office:date-value="2017-07-10" calcext:value-type="date">
            <text:p>2017-07-10</text:p>
          </table:table-cell>
          <table:table-cell table:style-name="ce5" table:formula="of:=TEXT([.F278];&quot;aaaa/mm/jj&quot;)" office:value-type="string" office:string-value="2017/07/10" calcext:value-type="string">
            <text:p>2017/07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5" calcext:value-type="float">
            <text:p>65</text:p>
          </table:table-cell>
          <table:table-cell table:style-name="ce7" table:formula="of:=RANDBETWEEN(101;150)" office:value-type="float" office:value="141" calcext:value-type="float">
            <text:p>14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2;4)" office:value-type="float" office:value="2" calcext:value-type="float">
            <text:p>2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78];&quot;', '&quot;;[.E278];&quot;', '&quot;;[.G278];&quot;', '&quot;;[.H278];&quot;', &quot;;[.I278];&quot;, &quot;;[.J278];&quot;, &quot;;[.K278];&quot;, &quot;;[.L278];&quot;, &quot;;[.M278];&quot;);&quot;)" office:value-type="string" office:string-value="insert into contrat_loc (date_contrat, date_debut, date_fin, caution, id_contrat_loc_client, id_contrat_loc_agence, id_contrat_loc_vehicule, id_contrat_loc_accessoire, id_contrat_loc_penalite) values ('2017/07/02', '2017/07/02', '2017/07/10', '1500.00', 65, 141, 3, 6, 2);" calcext:value-type="string">
            <text:p>insert into contrat_loc (date_contrat, date_debut, date_fin, caution, id_contrat_loc_client, id_contrat_loc_agence, id_contrat_loc_vehicule, id_contrat_loc_accessoire, id_contrat_loc_penalite) values ('2017/07/02', '2017/07/02', '2017/07/10', '1500.00', 65, 141, 3, 6, 2);</text:p>
          </table:table-cell>
          <table:table-cell table:number-columns-repeated="1009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4" office:value-type="date" office:date-value="2017-07-04" calcext:value-type="date">
            <text:p>2017-07-04</text:p>
          </table:table-cell>
          <table:table-cell table:style-name="ce5" table:formula="of:=TEXT([.B279];&quot;aaaa/mm/jj&quot;)" office:value-type="string" office:string-value="2017/07/04" calcext:value-type="string">
            <text:p>2017/07/04</text:p>
          </table:table-cell>
          <table:table-cell table:style-name="ce4" office:value-type="date" office:date-value="2017-07-04" calcext:value-type="date">
            <text:p>2017-07-04</text:p>
          </table:table-cell>
          <table:table-cell table:style-name="ce5" table:formula="of:=TEXT([.D279];&quot;aaaa/mm/jj&quot;)" office:value-type="string" office:string-value="2017/07/04" calcext:value-type="string">
            <text:p>2017/07/04</text:p>
          </table:table-cell>
          <table:table-cell table:style-name="ce4" table:formula="of:=[.D279]+[.N279]" office:value-type="date" office:date-value="2017-07-17" calcext:value-type="date">
            <text:p>2017-07-17</text:p>
          </table:table-cell>
          <table:table-cell table:style-name="ce5" table:formula="of:=TEXT([.F279];&quot;aaaa/mm/jj&quot;)" office:value-type="string" office:string-value="2017/07/17" calcext:value-type="string">
            <text:p>2017/07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" calcext:value-type="float">
            <text:p>15</text:p>
          </table:table-cell>
          <table:table-cell table:style-name="ce7" table:formula="of:=RANDBETWEEN(201;250)" office:value-type="float" office:value="211" calcext:value-type="float">
            <text:p>21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79];&quot;', '&quot;;[.E279];&quot;', '&quot;;[.G279];&quot;', '&quot;;[.H279];&quot;', &quot;;[.I279];&quot;, &quot;;[.J279];&quot;, &quot;;[.K279];&quot;, &quot;;[.L279];&quot;, &quot;;[.M279];&quot;);&quot;)" office:value-type="string" office:string-value="insert into contrat_loc (date_contrat, date_debut, date_fin, caution, id_contrat_loc_client, id_contrat_loc_agence, id_contrat_loc_vehicule, id_contrat_loc_accessoire, id_contrat_loc_penalite) values ('2017/07/04', '2017/07/04', '2017/07/17', '1500.00', 15, 211, 5, 1, 1);" calcext:value-type="string">
            <text:p>insert into contrat_loc (date_contrat, date_debut, date_fin, caution, id_contrat_loc_client, id_contrat_loc_agence, id_contrat_loc_vehicule, id_contrat_loc_accessoire, id_contrat_loc_penalite) values ('2017/07/04', '2017/07/04', '2017/07/17', '1500.00', 15, 211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4" office:value-type="date" office:date-value="2017-07-05" calcext:value-type="date">
            <text:p>2017-07-05</text:p>
          </table:table-cell>
          <table:table-cell table:style-name="ce5" table:formula="of:=TEXT([.B280];&quot;aaaa/mm/jj&quot;)" office:value-type="string" office:string-value="2017/07/05" calcext:value-type="string">
            <text:p>2017/07/05</text:p>
          </table:table-cell>
          <table:table-cell table:style-name="ce4" office:value-type="date" office:date-value="2017-07-05" calcext:value-type="date">
            <text:p>2017-07-05</text:p>
          </table:table-cell>
          <table:table-cell table:style-name="ce5" table:formula="of:=TEXT([.D280];&quot;aaaa/mm/jj&quot;)" office:value-type="string" office:string-value="2017/07/05" calcext:value-type="string">
            <text:p>2017/07/05</text:p>
          </table:table-cell>
          <table:table-cell table:style-name="ce4" table:formula="of:=[.D280]+[.N280]" office:value-type="date" office:date-value="2017-07-19" calcext:value-type="date">
            <text:p>2017-07-19</text:p>
          </table:table-cell>
          <table:table-cell table:style-name="ce5" table:formula="of:=TEXT([.F280];&quot;aaaa/mm/jj&quot;)" office:value-type="string" office:string-value="2017/07/19" calcext:value-type="string">
            <text:p>2017/07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8" calcext:value-type="float">
            <text:p>68</text:p>
          </table:table-cell>
          <table:table-cell table:style-name="ce7" table:formula="of:=RANDBETWEEN(201;250)" office:value-type="float" office:value="207" calcext:value-type="float">
            <text:p>207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80];&quot;', '&quot;;[.E280];&quot;', '&quot;;[.G280];&quot;', '&quot;;[.H280];&quot;', &quot;;[.I280];&quot;, &quot;;[.J280];&quot;, &quot;;[.K280];&quot;, &quot;;[.L280];&quot;, &quot;;[.M280];&quot;);&quot;)" office:value-type="string" office:string-value="insert into contrat_loc (date_contrat, date_debut, date_fin, caution, id_contrat_loc_client, id_contrat_loc_agence, id_contrat_loc_vehicule, id_contrat_loc_accessoire, id_contrat_loc_penalite) values ('2017/07/05', '2017/07/05', '2017/07/19', '1500.00', 68, 207, 5, 4, 1);" calcext:value-type="string">
            <text:p>insert into contrat_loc (date_contrat, date_debut, date_fin, caution, id_contrat_loc_client, id_contrat_loc_agence, id_contrat_loc_vehicule, id_contrat_loc_accessoire, id_contrat_loc_penalite) values ('2017/07/05', '2017/07/05', '2017/07/19', '1500.00', 68, 207, 5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4" office:value-type="date" office:date-value="2017-07-05" calcext:value-type="date">
            <text:p>2017-07-05</text:p>
          </table:table-cell>
          <table:table-cell table:style-name="ce5" table:formula="of:=TEXT([.B281];&quot;aaaa/mm/jj&quot;)" office:value-type="string" office:string-value="2017/07/05" calcext:value-type="string">
            <text:p>2017/07/05</text:p>
          </table:table-cell>
          <table:table-cell table:style-name="ce4" office:value-type="date" office:date-value="2017-07-05" calcext:value-type="date">
            <text:p>2017-07-05</text:p>
          </table:table-cell>
          <table:table-cell table:style-name="ce5" table:formula="of:=TEXT([.D281];&quot;aaaa/mm/jj&quot;)" office:value-type="string" office:string-value="2017/07/05" calcext:value-type="string">
            <text:p>2017/07/05</text:p>
          </table:table-cell>
          <table:table-cell table:style-name="ce4" table:formula="of:=[.D281]+[.N281]" office:value-type="date" office:date-value="2017-07-15" calcext:value-type="date">
            <text:p>2017-07-15</text:p>
          </table:table-cell>
          <table:table-cell table:style-name="ce5" table:formula="of:=TEXT([.F281];&quot;aaaa/mm/jj&quot;)" office:value-type="string" office:string-value="2017/07/15" calcext:value-type="string">
            <text:p>2017/07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6" calcext:value-type="float">
            <text:p>156</text:p>
          </table:table-cell>
          <table:table-cell table:style-name="ce7" table:formula="of:=RANDBETWEEN(201;250)" office:value-type="float" office:value="243" calcext:value-type="float">
            <text:p>243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2;4)" office:value-type="float" office:value="4" calcext:value-type="float">
            <text:p>4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81];&quot;', '&quot;;[.E281];&quot;', '&quot;;[.G281];&quot;', '&quot;;[.H281];&quot;', &quot;;[.I281];&quot;, &quot;;[.J281];&quot;, &quot;;[.K281];&quot;, &quot;;[.L281];&quot;, &quot;;[.M281];&quot;);&quot;)" office:value-type="string" office:string-value="insert into contrat_loc (date_contrat, date_debut, date_fin, caution, id_contrat_loc_client, id_contrat_loc_agence, id_contrat_loc_vehicule, id_contrat_loc_accessoire, id_contrat_loc_penalite) values ('2017/07/05', '2017/07/05', '2017/07/15', '1500.00', 156, 243, 5, 2, 4);" calcext:value-type="string">
            <text:p>insert into contrat_loc (date_contrat, date_debut, date_fin, caution, id_contrat_loc_client, id_contrat_loc_agence, id_contrat_loc_vehicule, id_contrat_loc_accessoire, id_contrat_loc_penalite) values ('2017/07/05', '2017/07/05', '2017/07/15', '1500.00', 156, 243, 5, 2, 4);</text:p>
          </table:table-cell>
          <table:table-cell table:number-columns-repeated="1009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4" office:value-type="date" office:date-value="2017-07-06" calcext:value-type="date">
            <text:p>2017-07-06</text:p>
          </table:table-cell>
          <table:table-cell table:style-name="ce5" table:formula="of:=TEXT([.B282];&quot;aaaa/mm/jj&quot;)" office:value-type="string" office:string-value="2017/07/06" calcext:value-type="string">
            <text:p>2017/07/06</text:p>
          </table:table-cell>
          <table:table-cell table:style-name="ce4" office:value-type="date" office:date-value="2017-07-06" calcext:value-type="date">
            <text:p>2017-07-06</text:p>
          </table:table-cell>
          <table:table-cell table:style-name="ce5" table:formula="of:=TEXT([.D282];&quot;aaaa/mm/jj&quot;)" office:value-type="string" office:string-value="2017/07/06" calcext:value-type="string">
            <text:p>2017/07/06</text:p>
          </table:table-cell>
          <table:table-cell table:style-name="ce4" table:formula="of:=[.D282]+[.N282]" office:value-type="date" office:date-value="2017-07-12" calcext:value-type="date">
            <text:p>2017-07-12</text:p>
          </table:table-cell>
          <table:table-cell table:style-name="ce5" table:formula="of:=TEXT([.F282];&quot;aaaa/mm/jj&quot;)" office:value-type="string" office:string-value="2017/07/12" calcext:value-type="string">
            <text:p>2017/07/12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35" calcext:value-type="float">
            <text:p>135</text:p>
          </table:table-cell>
          <table:table-cell table:style-name="ce7" table:formula="of:=RANDBETWEEN(1;50)" office:value-type="float" office:value="24" calcext:value-type="float">
            <text:p>2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82];&quot;', '&quot;;[.E282];&quot;', '&quot;;[.G282];&quot;', '&quot;;[.H282];&quot;', &quot;;[.I282];&quot;, &quot;;[.J282];&quot;, &quot;;[.K282];&quot;, &quot;;[.L282];&quot;, &quot;;[.M282];&quot;);&quot;)" office:value-type="string" office:string-value="insert into contrat_loc (date_contrat, date_debut, date_fin, caution, id_contrat_loc_client, id_contrat_loc_agence, id_contrat_loc_vehicule, id_contrat_loc_accessoire, id_contrat_loc_penalite) values ('2017/07/06', '2017/07/06', '2017/07/12', '1500.00', 135, 24, 1, 4, 1);" calcext:value-type="string">
            <text:p>insert into contrat_loc (date_contrat, date_debut, date_fin, caution, id_contrat_loc_client, id_contrat_loc_agence, id_contrat_loc_vehicule, id_contrat_loc_accessoire, id_contrat_loc_penalite) values ('2017/07/06', '2017/07/06', '2017/07/12', '1500.00', 135, 24, 1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4" office:value-type="date" office:date-value="2017-07-07" calcext:value-type="date">
            <text:p>2017-07-07</text:p>
          </table:table-cell>
          <table:table-cell table:style-name="ce5" table:formula="of:=TEXT([.B283];&quot;aaaa/mm/jj&quot;)" office:value-type="string" office:string-value="2017/07/07" calcext:value-type="string">
            <text:p>2017/07/07</text:p>
          </table:table-cell>
          <table:table-cell table:style-name="ce4" office:value-type="date" office:date-value="2017-07-07" calcext:value-type="date">
            <text:p>2017-07-07</text:p>
          </table:table-cell>
          <table:table-cell table:style-name="ce5" table:formula="of:=TEXT([.D283];&quot;aaaa/mm/jj&quot;)" office:value-type="string" office:string-value="2017/07/07" calcext:value-type="string">
            <text:p>2017/07/07</text:p>
          </table:table-cell>
          <table:table-cell table:style-name="ce4" table:formula="of:=[.D283]+[.N283]" office:value-type="date" office:date-value="2017-07-13" calcext:value-type="date">
            <text:p>2017-07-13</text:p>
          </table:table-cell>
          <table:table-cell table:style-name="ce5" table:formula="of:=TEXT([.F283];&quot;aaaa/mm/jj&quot;)" office:value-type="string" office:string-value="2017/07/13" calcext:value-type="string">
            <text:p>2017/07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1" calcext:value-type="float">
            <text:p>111</text:p>
          </table:table-cell>
          <table:table-cell table:style-name="ce7" table:formula="of:=RANDBETWEEN(1;50)" office:value-type="float" office:value="36" calcext:value-type="float">
            <text:p>3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83];&quot;', '&quot;;[.E283];&quot;', '&quot;;[.G283];&quot;', '&quot;;[.H283];&quot;', &quot;;[.I283];&quot;, &quot;;[.J283];&quot;, &quot;;[.K283];&quot;, &quot;;[.L283];&quot;, &quot;;[.M283];&quot;);&quot;)" office:value-type="string" office:string-value="insert into contrat_loc (date_contrat, date_debut, date_fin, caution, id_contrat_loc_client, id_contrat_loc_agence, id_contrat_loc_vehicule, id_contrat_loc_accessoire, id_contrat_loc_penalite) values ('2017/07/07', '2017/07/07', '2017/07/13', '1500.00', 111, 36, 1, 3, 1);" calcext:value-type="string">
            <text:p>insert into contrat_loc (date_contrat, date_debut, date_fin, caution, id_contrat_loc_client, id_contrat_loc_agence, id_contrat_loc_vehicule, id_contrat_loc_accessoire, id_contrat_loc_penalite) values ('2017/07/07', '2017/07/07', '2017/07/13', '1500.00', 111, 36, 1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4" office:value-type="date" office:date-value="2017-07-09" calcext:value-type="date">
            <text:p>2017-07-09</text:p>
          </table:table-cell>
          <table:table-cell table:style-name="ce5" table:formula="of:=TEXT([.B284];&quot;aaaa/mm/jj&quot;)" office:value-type="string" office:string-value="2017/07/09" calcext:value-type="string">
            <text:p>2017/07/09</text:p>
          </table:table-cell>
          <table:table-cell table:style-name="ce4" office:value-type="date" office:date-value="2017-07-09" calcext:value-type="date">
            <text:p>2017-07-09</text:p>
          </table:table-cell>
          <table:table-cell table:style-name="ce5" table:formula="of:=TEXT([.D284];&quot;aaaa/mm/jj&quot;)" office:value-type="string" office:string-value="2017/07/09" calcext:value-type="string">
            <text:p>2017/07/09</text:p>
          </table:table-cell>
          <table:table-cell table:style-name="ce4" table:formula="of:=[.D284]+[.N284]" office:value-type="date" office:date-value="2017-07-16" calcext:value-type="date">
            <text:p>2017-07-16</text:p>
          </table:table-cell>
          <table:table-cell table:style-name="ce5" table:formula="of:=TEXT([.F284];&quot;aaaa/mm/jj&quot;)" office:value-type="string" office:string-value="2017/07/16" calcext:value-type="string">
            <text:p>2017/07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8" calcext:value-type="float">
            <text:p>108</text:p>
          </table:table-cell>
          <table:table-cell table:style-name="ce7" table:formula="of:=RANDBETWEEN(51;100)" office:value-type="float" office:value="93" calcext:value-type="float">
            <text:p>93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84];&quot;', '&quot;;[.E284];&quot;', '&quot;;[.G284];&quot;', '&quot;;[.H284];&quot;', &quot;;[.I284];&quot;, &quot;;[.J284];&quot;, &quot;;[.K284];&quot;, &quot;;[.L284];&quot;, &quot;;[.M284];&quot;);&quot;)" office:value-type="string" office:string-value="insert into contrat_loc (date_contrat, date_debut, date_fin, caution, id_contrat_loc_client, id_contrat_loc_agence, id_contrat_loc_vehicule, id_contrat_loc_accessoire, id_contrat_loc_penalite) values ('2017/07/09', '2017/07/09', '2017/07/16', '1500.00', 108, 93, 2, 1, 1);" calcext:value-type="string">
            <text:p>insert into contrat_loc (date_contrat, date_debut, date_fin, caution, id_contrat_loc_client, id_contrat_loc_agence, id_contrat_loc_vehicule, id_contrat_loc_accessoire, id_contrat_loc_penalite) values ('2017/07/09', '2017/07/09', '2017/07/16', '1500.00', 108, 93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4" office:value-type="date" office:date-value="2017-07-10" calcext:value-type="date">
            <text:p>2017-07-10</text:p>
          </table:table-cell>
          <table:table-cell table:style-name="ce5" table:formula="of:=TEXT([.B285];&quot;aaaa/mm/jj&quot;)" office:value-type="string" office:string-value="2017/07/10" calcext:value-type="string">
            <text:p>2017/07/10</text:p>
          </table:table-cell>
          <table:table-cell table:style-name="ce4" office:value-type="date" office:date-value="2017-07-10" calcext:value-type="date">
            <text:p>2017-07-10</text:p>
          </table:table-cell>
          <table:table-cell table:style-name="ce5" table:formula="of:=TEXT([.D285];&quot;aaaa/mm/jj&quot;)" office:value-type="string" office:string-value="2017/07/10" calcext:value-type="string">
            <text:p>2017/07/10</text:p>
          </table:table-cell>
          <table:table-cell table:style-name="ce4" table:formula="of:=[.D285]+[.N285]" office:value-type="date" office:date-value="2017-07-25" calcext:value-type="date">
            <text:p>2017-07-25</text:p>
          </table:table-cell>
          <table:table-cell table:style-name="ce5" table:formula="of:=TEXT([.F285];&quot;aaaa/mm/jj&quot;)" office:value-type="string" office:string-value="2017/07/25" calcext:value-type="string">
            <text:p>2017/07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4" calcext:value-type="float">
            <text:p>144</text:p>
          </table:table-cell>
          <table:table-cell table:style-name="ce7" table:formula="of:=RANDBETWEEN(151;200)" office:value-type="float" office:value="176" calcext:value-type="float">
            <text:p>176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85];&quot;', '&quot;;[.E285];&quot;', '&quot;;[.G285];&quot;', '&quot;;[.H285];&quot;', &quot;;[.I285];&quot;, &quot;;[.J285];&quot;, &quot;;[.K285];&quot;, &quot;;[.L285];&quot;, &quot;;[.M285];&quot;);&quot;)" office:value-type="string" office:string-value="insert into contrat_loc (date_contrat, date_debut, date_fin, caution, id_contrat_loc_client, id_contrat_loc_agence, id_contrat_loc_vehicule, id_contrat_loc_accessoire, id_contrat_loc_penalite) values ('2017/07/10', '2017/07/10', '2017/07/25', '1500.00', 144, 176, 4, 1, 1);" calcext:value-type="string">
            <text:p>insert into contrat_loc (date_contrat, date_debut, date_fin, caution, id_contrat_loc_client, id_contrat_loc_agence, id_contrat_loc_vehicule, id_contrat_loc_accessoire, id_contrat_loc_penalite) values ('2017/07/10', '2017/07/10', '2017/07/25', '1500.00', 144, 176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4" office:value-type="date" office:date-value="2017-07-10" calcext:value-type="date">
            <text:p>2017-07-10</text:p>
          </table:table-cell>
          <table:table-cell table:style-name="ce5" table:formula="of:=TEXT([.B286];&quot;aaaa/mm/jj&quot;)" office:value-type="string" office:string-value="2017/07/10" calcext:value-type="string">
            <text:p>2017/07/10</text:p>
          </table:table-cell>
          <table:table-cell table:style-name="ce4" office:value-type="date" office:date-value="2017-07-10" calcext:value-type="date">
            <text:p>2017-07-10</text:p>
          </table:table-cell>
          <table:table-cell table:style-name="ce5" table:formula="of:=TEXT([.D286];&quot;aaaa/mm/jj&quot;)" office:value-type="string" office:string-value="2017/07/10" calcext:value-type="string">
            <text:p>2017/07/10</text:p>
          </table:table-cell>
          <table:table-cell table:style-name="ce4" table:formula="of:=[.D286]+[.N286]" office:value-type="date" office:date-value="2017-07-12" calcext:value-type="date">
            <text:p>2017-07-12</text:p>
          </table:table-cell>
          <table:table-cell table:style-name="ce5" table:formula="of:=TEXT([.F286];&quot;aaaa/mm/jj&quot;)" office:value-type="string" office:string-value="2017/07/12" calcext:value-type="string">
            <text:p>2017/07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8" calcext:value-type="float">
            <text:p>198</text:p>
          </table:table-cell>
          <table:table-cell table:style-name="ce7" table:formula="of:=RANDBETWEEN(1;50)" office:value-type="float" office:value="5" calcext:value-type="float">
            <text:p>5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86];&quot;', '&quot;;[.E286];&quot;', '&quot;;[.G286];&quot;', '&quot;;[.H286];&quot;', &quot;;[.I286];&quot;, &quot;;[.J286];&quot;, &quot;;[.K286];&quot;, &quot;;[.L286];&quot;, &quot;;[.M286];&quot;);&quot;)" office:value-type="string" office:string-value="insert into contrat_loc (date_contrat, date_debut, date_fin, caution, id_contrat_loc_client, id_contrat_loc_agence, id_contrat_loc_vehicule, id_contrat_loc_accessoire, id_contrat_loc_penalite) values ('2017/07/10', '2017/07/10', '2017/07/12', '1500.00', 198, 5, 1, 1, 1);" calcext:value-type="string">
            <text:p>insert into contrat_loc (date_contrat, date_debut, date_fin, caution, id_contrat_loc_client, id_contrat_loc_agence, id_contrat_loc_vehicule, id_contrat_loc_accessoire, id_contrat_loc_penalite) values ('2017/07/10', '2017/07/10', '2017/07/12', '1500.00', 198, 5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4" office:value-type="date" office:date-value="2017-07-11" calcext:value-type="date">
            <text:p>2017-07-11</text:p>
          </table:table-cell>
          <table:table-cell table:style-name="ce5" table:formula="of:=TEXT([.B287];&quot;aaaa/mm/jj&quot;)" office:value-type="string" office:string-value="2017/07/11" calcext:value-type="string">
            <text:p>2017/07/11</text:p>
          </table:table-cell>
          <table:table-cell table:style-name="ce4" office:value-type="date" office:date-value="2017-07-11" calcext:value-type="date">
            <text:p>2017-07-11</text:p>
          </table:table-cell>
          <table:table-cell table:style-name="ce5" table:formula="of:=TEXT([.D287];&quot;aaaa/mm/jj&quot;)" office:value-type="string" office:string-value="2017/07/11" calcext:value-type="string">
            <text:p>2017/07/11</text:p>
          </table:table-cell>
          <table:table-cell table:style-name="ce4" table:formula="of:=[.D287]+[.N287]" office:value-type="date" office:date-value="2017-07-26" calcext:value-type="date">
            <text:p>2017-07-26</text:p>
          </table:table-cell>
          <table:table-cell table:style-name="ce5" table:formula="of:=TEXT([.F287];&quot;aaaa/mm/jj&quot;)" office:value-type="string" office:string-value="2017/07/26" calcext:value-type="string">
            <text:p>2017/07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1" calcext:value-type="float">
            <text:p>81</text:p>
          </table:table-cell>
          <table:table-cell table:style-name="ce7" table:formula="of:=RANDBETWEEN(101;150)" office:value-type="float" office:value="111" calcext:value-type="float">
            <text:p>11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87];&quot;', '&quot;;[.E287];&quot;', '&quot;;[.G287];&quot;', '&quot;;[.H287];&quot;', &quot;;[.I287];&quot;, &quot;;[.J287];&quot;, &quot;;[.K287];&quot;, &quot;;[.L287];&quot;, &quot;;[.M287];&quot;);&quot;)" office:value-type="string" office:string-value="insert into contrat_loc (date_contrat, date_debut, date_fin, caution, id_contrat_loc_client, id_contrat_loc_agence, id_contrat_loc_vehicule, id_contrat_loc_accessoire, id_contrat_loc_penalite) values ('2017/07/11', '2017/07/11', '2017/07/26', '1500.00', 81, 111, 3, 5, 1);" calcext:value-type="string">
            <text:p>insert into contrat_loc (date_contrat, date_debut, date_fin, caution, id_contrat_loc_client, id_contrat_loc_agence, id_contrat_loc_vehicule, id_contrat_loc_accessoire, id_contrat_loc_penalite) values ('2017/07/11', '2017/07/11', '2017/07/26', '1500.00', 81, 111, 3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4" office:value-type="date" office:date-value="2017-07-12" calcext:value-type="date">
            <text:p>2017-07-12</text:p>
          </table:table-cell>
          <table:table-cell table:style-name="ce5" table:formula="of:=TEXT([.B288];&quot;aaaa/mm/jj&quot;)" office:value-type="string" office:string-value="2017/07/12" calcext:value-type="string">
            <text:p>2017/07/12</text:p>
          </table:table-cell>
          <table:table-cell table:style-name="ce4" office:value-type="date" office:date-value="2017-07-12" calcext:value-type="date">
            <text:p>2017-07-12</text:p>
          </table:table-cell>
          <table:table-cell table:style-name="ce5" table:formula="of:=TEXT([.D288];&quot;aaaa/mm/jj&quot;)" office:value-type="string" office:string-value="2017/07/12" calcext:value-type="string">
            <text:p>2017/07/12</text:p>
          </table:table-cell>
          <table:table-cell table:style-name="ce4" table:formula="of:=[.D288]+[.N288]" office:value-type="date" office:date-value="2017-07-14" calcext:value-type="date">
            <text:p>2017-07-14</text:p>
          </table:table-cell>
          <table:table-cell table:style-name="ce5" table:formula="of:=TEXT([.F288];&quot;aaaa/mm/jj&quot;)" office:value-type="string" office:string-value="2017/07/14" calcext:value-type="string">
            <text:p>2017/07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6" calcext:value-type="float">
            <text:p>96</text:p>
          </table:table-cell>
          <table:table-cell table:style-name="ce7" table:formula="of:=RANDBETWEEN(201;250)" office:value-type="float" office:value="231" calcext:value-type="float">
            <text:p>23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88];&quot;', '&quot;;[.E288];&quot;', '&quot;;[.G288];&quot;', '&quot;;[.H288];&quot;', &quot;;[.I288];&quot;, &quot;;[.J288];&quot;, &quot;;[.K288];&quot;, &quot;;[.L288];&quot;, &quot;;[.M288];&quot;);&quot;)" office:value-type="string" office:string-value="insert into contrat_loc (date_contrat, date_debut, date_fin, caution, id_contrat_loc_client, id_contrat_loc_agence, id_contrat_loc_vehicule, id_contrat_loc_accessoire, id_contrat_loc_penalite) values ('2017/07/12', '2017/07/12', '2017/07/14', '1500.00', 96, 231, 5, 1, 1);" calcext:value-type="string">
            <text:p>insert into contrat_loc (date_contrat, date_debut, date_fin, caution, id_contrat_loc_client, id_contrat_loc_agence, id_contrat_loc_vehicule, id_contrat_loc_accessoire, id_contrat_loc_penalite) values ('2017/07/12', '2017/07/12', '2017/07/14', '1500.00', 96, 231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4" office:value-type="date" office:date-value="2017-07-12" calcext:value-type="date">
            <text:p>2017-07-12</text:p>
          </table:table-cell>
          <table:table-cell table:style-name="ce5" table:formula="of:=TEXT([.B289];&quot;aaaa/mm/jj&quot;)" office:value-type="string" office:string-value="2017/07/12" calcext:value-type="string">
            <text:p>2017/07/12</text:p>
          </table:table-cell>
          <table:table-cell table:style-name="ce4" office:value-type="date" office:date-value="2017-07-12" calcext:value-type="date">
            <text:p>2017-07-12</text:p>
          </table:table-cell>
          <table:table-cell table:style-name="ce5" table:formula="of:=TEXT([.D289];&quot;aaaa/mm/jj&quot;)" office:value-type="string" office:string-value="2017/07/12" calcext:value-type="string">
            <text:p>2017/07/12</text:p>
          </table:table-cell>
          <table:table-cell table:style-name="ce4" table:formula="of:=[.D289]+[.N289]" office:value-type="date" office:date-value="2017-07-21" calcext:value-type="date">
            <text:p>2017-07-21</text:p>
          </table:table-cell>
          <table:table-cell table:style-name="ce5" table:formula="of:=TEXT([.F289];&quot;aaaa/mm/jj&quot;)" office:value-type="string" office:string-value="2017/07/21" calcext:value-type="string">
            <text:p>2017/07/2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9" calcext:value-type="float">
            <text:p>159</text:p>
          </table:table-cell>
          <table:table-cell table:style-name="ce7" table:formula="of:=RANDBETWEEN(1;50)" office:value-type="float" office:value="9" calcext:value-type="float">
            <text:p>9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89];&quot;', '&quot;;[.E289];&quot;', '&quot;;[.G289];&quot;', '&quot;;[.H289];&quot;', &quot;;[.I289];&quot;, &quot;;[.J289];&quot;, &quot;;[.K289];&quot;, &quot;;[.L289];&quot;, &quot;;[.M289];&quot;);&quot;)" office:value-type="string" office:string-value="insert into contrat_loc (date_contrat, date_debut, date_fin, caution, id_contrat_loc_client, id_contrat_loc_agence, id_contrat_loc_vehicule, id_contrat_loc_accessoire, id_contrat_loc_penalite) values ('2017/07/12', '2017/07/12', '2017/07/21', '1500.00', 159, 9, 1, 1, 1);" calcext:value-type="string">
            <text:p>insert into contrat_loc (date_contrat, date_debut, date_fin, caution, id_contrat_loc_client, id_contrat_loc_agence, id_contrat_loc_vehicule, id_contrat_loc_accessoire, id_contrat_loc_penalite) values ('2017/07/12', '2017/07/12', '2017/07/21', '1500.00', 159, 9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4" office:value-type="date" office:date-value="2017-07-12" calcext:value-type="date">
            <text:p>2017-07-12</text:p>
          </table:table-cell>
          <table:table-cell table:style-name="ce5" table:formula="of:=TEXT([.B290];&quot;aaaa/mm/jj&quot;)" office:value-type="string" office:string-value="2017/07/12" calcext:value-type="string">
            <text:p>2017/07/12</text:p>
          </table:table-cell>
          <table:table-cell table:style-name="ce4" office:value-type="date" office:date-value="2017-07-12" calcext:value-type="date">
            <text:p>2017-07-12</text:p>
          </table:table-cell>
          <table:table-cell table:style-name="ce5" table:formula="of:=TEXT([.D290];&quot;aaaa/mm/jj&quot;)" office:value-type="string" office:string-value="2017/07/12" calcext:value-type="string">
            <text:p>2017/07/12</text:p>
          </table:table-cell>
          <table:table-cell table:style-name="ce4" table:formula="of:=[.D290]+[.N290]" office:value-type="date" office:date-value="2017-07-15" calcext:value-type="date">
            <text:p>2017-07-15</text:p>
          </table:table-cell>
          <table:table-cell table:style-name="ce5" table:formula="of:=TEXT([.F290];&quot;aaaa/mm/jj&quot;)" office:value-type="string" office:string-value="2017/07/15" calcext:value-type="string">
            <text:p>2017/07/15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53" calcext:value-type="float">
            <text:p>53</text:p>
          </table:table-cell>
          <table:table-cell table:style-name="ce7" table:formula="of:=RANDBETWEEN(101;150)" office:value-type="float" office:value="137" calcext:value-type="float">
            <text:p>137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90];&quot;', '&quot;;[.E290];&quot;', '&quot;;[.G290];&quot;', '&quot;;[.H290];&quot;', &quot;;[.I290];&quot;, &quot;;[.J290];&quot;, &quot;;[.K290];&quot;, &quot;;[.L290];&quot;, &quot;;[.M290];&quot;);&quot;)" office:value-type="string" office:string-value="insert into contrat_loc (date_contrat, date_debut, date_fin, caution, id_contrat_loc_client, id_contrat_loc_agence, id_contrat_loc_vehicule, id_contrat_loc_accessoire, id_contrat_loc_penalite) values ('2017/07/12', '2017/07/12', '2017/07/15', '1500.00', 53, 137, 3, 7, 1);" calcext:value-type="string">
            <text:p>insert into contrat_loc (date_contrat, date_debut, date_fin, caution, id_contrat_loc_client, id_contrat_loc_agence, id_contrat_loc_vehicule, id_contrat_loc_accessoire, id_contrat_loc_penalite) values ('2017/07/12', '2017/07/12', '2017/07/15', '1500.00', 53, 137, 3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4" office:value-type="date" office:date-value="2017-07-13" calcext:value-type="date">
            <text:p>2017-07-13</text:p>
          </table:table-cell>
          <table:table-cell table:style-name="ce5" table:formula="of:=TEXT([.B291];&quot;aaaa/mm/jj&quot;)" office:value-type="string" office:string-value="2017/07/13" calcext:value-type="string">
            <text:p>2017/07/13</text:p>
          </table:table-cell>
          <table:table-cell table:style-name="ce4" office:value-type="date" office:date-value="2017-07-13" calcext:value-type="date">
            <text:p>2017-07-13</text:p>
          </table:table-cell>
          <table:table-cell table:style-name="ce5" table:formula="of:=TEXT([.D291];&quot;aaaa/mm/jj&quot;)" office:value-type="string" office:string-value="2017/07/13" calcext:value-type="string">
            <text:p>2017/07/13</text:p>
          </table:table-cell>
          <table:table-cell table:style-name="ce4" table:formula="of:=[.D291]+[.N291]" office:value-type="date" office:date-value="2017-07-21" calcext:value-type="date">
            <text:p>2017-07-21</text:p>
          </table:table-cell>
          <table:table-cell table:style-name="ce5" table:formula="of:=TEXT([.F291];&quot;aaaa/mm/jj&quot;)" office:value-type="string" office:string-value="2017/07/21" calcext:value-type="string">
            <text:p>2017/07/2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0" calcext:value-type="float">
            <text:p>110</text:p>
          </table:table-cell>
          <table:table-cell table:style-name="ce7" table:formula="of:=RANDBETWEEN(101;150)" office:value-type="float" office:value="109" calcext:value-type="float">
            <text:p>109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91];&quot;', '&quot;;[.E291];&quot;', '&quot;;[.G291];&quot;', '&quot;;[.H291];&quot;', &quot;;[.I291];&quot;, &quot;;[.J291];&quot;, &quot;;[.K291];&quot;, &quot;;[.L291];&quot;, &quot;;[.M291];&quot;);&quot;)" office:value-type="string" office:string-value="insert into contrat_loc (date_contrat, date_debut, date_fin, caution, id_contrat_loc_client, id_contrat_loc_agence, id_contrat_loc_vehicule, id_contrat_loc_accessoire, id_contrat_loc_penalite) values ('2017/07/13', '2017/07/13', '2017/07/21', '1500.00', 110, 109, 3, 1, 1);" calcext:value-type="string">
            <text:p>insert into contrat_loc (date_contrat, date_debut, date_fin, caution, id_contrat_loc_client, id_contrat_loc_agence, id_contrat_loc_vehicule, id_contrat_loc_accessoire, id_contrat_loc_penalite) values ('2017/07/13', '2017/07/13', '2017/07/21', '1500.00', 110, 109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4" office:value-type="date" office:date-value="2017-07-14" calcext:value-type="date">
            <text:p>2017-07-14</text:p>
          </table:table-cell>
          <table:table-cell table:style-name="ce5" table:formula="of:=TEXT([.B292];&quot;aaaa/mm/jj&quot;)" office:value-type="string" office:string-value="2017/07/14" calcext:value-type="string">
            <text:p>2017/07/14</text:p>
          </table:table-cell>
          <table:table-cell table:style-name="ce4" office:value-type="date" office:date-value="2017-07-14" calcext:value-type="date">
            <text:p>2017-07-14</text:p>
          </table:table-cell>
          <table:table-cell table:style-name="ce5" table:formula="of:=TEXT([.D292];&quot;aaaa/mm/jj&quot;)" office:value-type="string" office:string-value="2017/07/14" calcext:value-type="string">
            <text:p>2017/07/14</text:p>
          </table:table-cell>
          <table:table-cell table:style-name="ce4" table:formula="of:=[.D292]+[.N292]" office:value-type="date" office:date-value="2017-07-18" calcext:value-type="date">
            <text:p>2017-07-18</text:p>
          </table:table-cell>
          <table:table-cell table:style-name="ce5" table:formula="of:=TEXT([.F292];&quot;aaaa/mm/jj&quot;)" office:value-type="string" office:string-value="2017/07/18" calcext:value-type="string">
            <text:p>2017/07/1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6" calcext:value-type="float">
            <text:p>86</text:p>
          </table:table-cell>
          <table:table-cell table:style-name="ce7" table:formula="of:=RANDBETWEEN(1;50)" office:value-type="float" office:value="50" calcext:value-type="float">
            <text:p>50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92];&quot;', '&quot;;[.E292];&quot;', '&quot;;[.G292];&quot;', '&quot;;[.H292];&quot;', &quot;;[.I292];&quot;, &quot;;[.J292];&quot;, &quot;;[.K292];&quot;, &quot;;[.L292];&quot;, &quot;;[.M292];&quot;);&quot;)" office:value-type="string" office:string-value="insert into contrat_loc (date_contrat, date_debut, date_fin, caution, id_contrat_loc_client, id_contrat_loc_agence, id_contrat_loc_vehicule, id_contrat_loc_accessoire, id_contrat_loc_penalite) values ('2017/07/14', '2017/07/14', '2017/07/18', '1500.00', 86, 50, 1, 6, 1);" calcext:value-type="string">
            <text:p>insert into contrat_loc (date_contrat, date_debut, date_fin, caution, id_contrat_loc_client, id_contrat_loc_agence, id_contrat_loc_vehicule, id_contrat_loc_accessoire, id_contrat_loc_penalite) values ('2017/07/14', '2017/07/14', '2017/07/18', '1500.00', 86, 50, 1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4" office:value-type="date" office:date-value="2017-07-15" calcext:value-type="date">
            <text:p>2017-07-15</text:p>
          </table:table-cell>
          <table:table-cell table:style-name="ce5" table:formula="of:=TEXT([.B293];&quot;aaaa/mm/jj&quot;)" office:value-type="string" office:string-value="2017/07/15" calcext:value-type="string">
            <text:p>2017/07/15</text:p>
          </table:table-cell>
          <table:table-cell table:style-name="ce4" office:value-type="date" office:date-value="2017-07-15" calcext:value-type="date">
            <text:p>2017-07-15</text:p>
          </table:table-cell>
          <table:table-cell table:style-name="ce5" table:formula="of:=TEXT([.D293];&quot;aaaa/mm/jj&quot;)" office:value-type="string" office:string-value="2017/07/15" calcext:value-type="string">
            <text:p>2017/07/15</text:p>
          </table:table-cell>
          <table:table-cell table:style-name="ce4" table:formula="of:=[.D293]+[.N293]" office:value-type="date" office:date-value="2017-07-22" calcext:value-type="date">
            <text:p>2017-07-22</text:p>
          </table:table-cell>
          <table:table-cell table:style-name="ce5" table:formula="of:=TEXT([.F293];&quot;aaaa/mm/jj&quot;)" office:value-type="string" office:string-value="2017/07/22" calcext:value-type="string">
            <text:p>2017/07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5" calcext:value-type="float">
            <text:p>155</text:p>
          </table:table-cell>
          <table:table-cell table:style-name="ce7" table:formula="of:=RANDBETWEEN(151;200)" office:value-type="float" office:value="163" calcext:value-type="float">
            <text:p>163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93];&quot;', '&quot;;[.E293];&quot;', '&quot;;[.G293];&quot;', '&quot;;[.H293];&quot;', &quot;;[.I293];&quot;, &quot;;[.J293];&quot;, &quot;;[.K293];&quot;, &quot;;[.L293];&quot;, &quot;;[.M293];&quot;);&quot;)" office:value-type="string" office:string-value="insert into contrat_loc (date_contrat, date_debut, date_fin, caution, id_contrat_loc_client, id_contrat_loc_agence, id_contrat_loc_vehicule, id_contrat_loc_accessoire, id_contrat_loc_penalite) values ('2017/07/15', '2017/07/15', '2017/07/22', '1500.00', 155, 163, 4, 2, 1);" calcext:value-type="string">
            <text:p>insert into contrat_loc (date_contrat, date_debut, date_fin, caution, id_contrat_loc_client, id_contrat_loc_agence, id_contrat_loc_vehicule, id_contrat_loc_accessoire, id_contrat_loc_penalite) values ('2017/07/15', '2017/07/15', '2017/07/22', '1500.00', 155, 163, 4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4" office:value-type="date" office:date-value="2017-07-15" calcext:value-type="date">
            <text:p>2017-07-15</text:p>
          </table:table-cell>
          <table:table-cell table:style-name="ce5" table:formula="of:=TEXT([.B294];&quot;aaaa/mm/jj&quot;)" office:value-type="string" office:string-value="2017/07/15" calcext:value-type="string">
            <text:p>2017/07/15</text:p>
          </table:table-cell>
          <table:table-cell table:style-name="ce4" office:value-type="date" office:date-value="2017-07-15" calcext:value-type="date">
            <text:p>2017-07-15</text:p>
          </table:table-cell>
          <table:table-cell table:style-name="ce5" table:formula="of:=TEXT([.D294];&quot;aaaa/mm/jj&quot;)" office:value-type="string" office:string-value="2017/07/15" calcext:value-type="string">
            <text:p>2017/07/15</text:p>
          </table:table-cell>
          <table:table-cell table:style-name="ce4" table:formula="of:=[.D294]+[.N294]" office:value-type="date" office:date-value="2017-07-25" calcext:value-type="date">
            <text:p>2017-07-25</text:p>
          </table:table-cell>
          <table:table-cell table:style-name="ce5" table:formula="of:=TEXT([.F294];&quot;aaaa/mm/jj&quot;)" office:value-type="string" office:string-value="2017/07/25" calcext:value-type="string">
            <text:p>2017/07/25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217" calcext:value-type="float">
            <text:p>217</text:p>
          </table:table-cell>
          <table:table-cell table:style-name="ce7" table:formula="of:=RANDBETWEEN(101;150)" office:value-type="float" office:value="118" calcext:value-type="float">
            <text:p>11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94];&quot;', '&quot;;[.E294];&quot;', '&quot;;[.G294];&quot;', '&quot;;[.H294];&quot;', &quot;;[.I294];&quot;, &quot;;[.J294];&quot;, &quot;;[.K294];&quot;, &quot;;[.L294];&quot;, &quot;;[.M294];&quot;);&quot;)" office:value-type="string" office:string-value="insert into contrat_loc (date_contrat, date_debut, date_fin, caution, id_contrat_loc_client, id_contrat_loc_agence, id_contrat_loc_vehicule, id_contrat_loc_accessoire, id_contrat_loc_penalite) values ('2017/07/15', '2017/07/15', '2017/07/25', '1500.00', 217, 118, 3, 6, 1);" calcext:value-type="string">
            <text:p>insert into contrat_loc (date_contrat, date_debut, date_fin, caution, id_contrat_loc_client, id_contrat_loc_agence, id_contrat_loc_vehicule, id_contrat_loc_accessoire, id_contrat_loc_penalite) values ('2017/07/15', '2017/07/15', '2017/07/25', '1500.00', 217, 118, 3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4" office:value-type="date" office:date-value="2017-07-15" calcext:value-type="date">
            <text:p>2017-07-15</text:p>
          </table:table-cell>
          <table:table-cell table:style-name="ce5" table:formula="of:=TEXT([.B295];&quot;aaaa/mm/jj&quot;)" office:value-type="string" office:string-value="2017/07/15" calcext:value-type="string">
            <text:p>2017/07/15</text:p>
          </table:table-cell>
          <table:table-cell table:style-name="ce4" office:value-type="date" office:date-value="2017-07-15" calcext:value-type="date">
            <text:p>2017-07-15</text:p>
          </table:table-cell>
          <table:table-cell table:style-name="ce5" table:formula="of:=TEXT([.D295];&quot;aaaa/mm/jj&quot;)" office:value-type="string" office:string-value="2017/07/15" calcext:value-type="string">
            <text:p>2017/07/15</text:p>
          </table:table-cell>
          <table:table-cell table:style-name="ce4" table:formula="of:=[.D295]+[.N295]" office:value-type="date" office:date-value="2017-07-16" calcext:value-type="date">
            <text:p>2017-07-16</text:p>
          </table:table-cell>
          <table:table-cell table:style-name="ce5" table:formula="of:=TEXT([.F295];&quot;aaaa/mm/jj&quot;)" office:value-type="string" office:string-value="2017/07/16" calcext:value-type="string">
            <text:p>2017/07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3" calcext:value-type="float">
            <text:p>103</text:p>
          </table:table-cell>
          <table:table-cell table:style-name="ce7" table:formula="of:=RANDBETWEEN(51;100)" office:value-type="float" office:value="85" calcext:value-type="float">
            <text:p>85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95];&quot;', '&quot;;[.E295];&quot;', '&quot;;[.G295];&quot;', '&quot;;[.H295];&quot;', &quot;;[.I295];&quot;, &quot;;[.J295];&quot;, &quot;;[.K295];&quot;, &quot;;[.L295];&quot;, &quot;;[.M295];&quot;);&quot;)" office:value-type="string" office:string-value="insert into contrat_loc (date_contrat, date_debut, date_fin, caution, id_contrat_loc_client, id_contrat_loc_agence, id_contrat_loc_vehicule, id_contrat_loc_accessoire, id_contrat_loc_penalite) values ('2017/07/15', '2017/07/15', '2017/07/16', '1500.00', 103, 85, 2, 1, 1);" calcext:value-type="string">
            <text:p>insert into contrat_loc (date_contrat, date_debut, date_fin, caution, id_contrat_loc_client, id_contrat_loc_agence, id_contrat_loc_vehicule, id_contrat_loc_accessoire, id_contrat_loc_penalite) values ('2017/07/15', '2017/07/15', '2017/07/16', '1500.00', 103, 85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4" office:value-type="date" office:date-value="2017-07-15" calcext:value-type="date">
            <text:p>2017-07-15</text:p>
          </table:table-cell>
          <table:table-cell table:style-name="ce5" table:formula="of:=TEXT([.B296];&quot;aaaa/mm/jj&quot;)" office:value-type="string" office:string-value="2017/07/15" calcext:value-type="string">
            <text:p>2017/07/15</text:p>
          </table:table-cell>
          <table:table-cell table:style-name="ce4" office:value-type="date" office:date-value="2017-07-15" calcext:value-type="date">
            <text:p>2017-07-15</text:p>
          </table:table-cell>
          <table:table-cell table:style-name="ce5" table:formula="of:=TEXT([.D296];&quot;aaaa/mm/jj&quot;)" office:value-type="string" office:string-value="2017/07/15" calcext:value-type="string">
            <text:p>2017/07/15</text:p>
          </table:table-cell>
          <table:table-cell table:style-name="ce4" table:formula="of:=[.D296]+[.N296]" office:value-type="date" office:date-value="2017-07-19" calcext:value-type="date">
            <text:p>2017-07-19</text:p>
          </table:table-cell>
          <table:table-cell table:style-name="ce5" table:formula="of:=TEXT([.F296];&quot;aaaa/mm/jj&quot;)" office:value-type="string" office:string-value="2017/07/19" calcext:value-type="string">
            <text:p>2017/07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0" calcext:value-type="float">
            <text:p>100</text:p>
          </table:table-cell>
          <table:table-cell table:style-name="ce7" table:formula="of:=RANDBETWEEN(201;250)" office:value-type="float" office:value="241" calcext:value-type="float">
            <text:p>24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96];&quot;', '&quot;;[.E296];&quot;', '&quot;;[.G296];&quot;', '&quot;;[.H296];&quot;', &quot;;[.I296];&quot;, &quot;;[.J296];&quot;, &quot;;[.K296];&quot;, &quot;;[.L296];&quot;, &quot;;[.M296];&quot;);&quot;)" office:value-type="string" office:string-value="insert into contrat_loc (date_contrat, date_debut, date_fin, caution, id_contrat_loc_client, id_contrat_loc_agence, id_contrat_loc_vehicule, id_contrat_loc_accessoire, id_contrat_loc_penalite) values ('2017/07/15', '2017/07/15', '2017/07/19', '1500.00', 100, 241, 5, 1, 1);" calcext:value-type="string">
            <text:p>insert into contrat_loc (date_contrat, date_debut, date_fin, caution, id_contrat_loc_client, id_contrat_loc_agence, id_contrat_loc_vehicule, id_contrat_loc_accessoire, id_contrat_loc_penalite) values ('2017/07/15', '2017/07/15', '2017/07/19', '1500.00', 100, 241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4" office:value-type="date" office:date-value="2017-07-16" calcext:value-type="date">
            <text:p>2017-07-16</text:p>
          </table:table-cell>
          <table:table-cell table:style-name="ce5" table:formula="of:=TEXT([.B297];&quot;aaaa/mm/jj&quot;)" office:value-type="string" office:string-value="2017/07/16" calcext:value-type="string">
            <text:p>2017/07/16</text:p>
          </table:table-cell>
          <table:table-cell table:style-name="ce4" office:value-type="date" office:date-value="2017-07-16" calcext:value-type="date">
            <text:p>2017-07-16</text:p>
          </table:table-cell>
          <table:table-cell table:style-name="ce5" table:formula="of:=TEXT([.D297];&quot;aaaa/mm/jj&quot;)" office:value-type="string" office:string-value="2017/07/16" calcext:value-type="string">
            <text:p>2017/07/16</text:p>
          </table:table-cell>
          <table:table-cell table:style-name="ce4" table:formula="of:=[.D297]+[.N297]" office:value-type="date" office:date-value="2017-07-29" calcext:value-type="date">
            <text:p>2017-07-29</text:p>
          </table:table-cell>
          <table:table-cell table:style-name="ce5" table:formula="of:=TEXT([.F297];&quot;aaaa/mm/jj&quot;)" office:value-type="string" office:string-value="2017/07/29" calcext:value-type="string">
            <text:p>2017/07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4" calcext:value-type="float">
            <text:p>64</text:p>
          </table:table-cell>
          <table:table-cell table:style-name="ce7" table:formula="of:=RANDBETWEEN(1;50)" office:value-type="float" office:value="44" calcext:value-type="float">
            <text:p>4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97];&quot;', '&quot;;[.E297];&quot;', '&quot;;[.G297];&quot;', '&quot;;[.H297];&quot;', &quot;;[.I297];&quot;, &quot;;[.J297];&quot;, &quot;;[.K297];&quot;, &quot;;[.L297];&quot;, &quot;;[.M297];&quot;);&quot;)" office:value-type="string" office:string-value="insert into contrat_loc (date_contrat, date_debut, date_fin, caution, id_contrat_loc_client, id_contrat_loc_agence, id_contrat_loc_vehicule, id_contrat_loc_accessoire, id_contrat_loc_penalite) values ('2017/07/16', '2017/07/16', '2017/07/29', '1500.00', 64, 44, 1, 6, 1);" calcext:value-type="string">
            <text:p>insert into contrat_loc (date_contrat, date_debut, date_fin, caution, id_contrat_loc_client, id_contrat_loc_agence, id_contrat_loc_vehicule, id_contrat_loc_accessoire, id_contrat_loc_penalite) values ('2017/07/16', '2017/07/16', '2017/07/29', '1500.00', 64, 44, 1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4" office:value-type="date" office:date-value="2017-07-17" calcext:value-type="date">
            <text:p>2017-07-17</text:p>
          </table:table-cell>
          <table:table-cell table:style-name="ce5" table:formula="of:=TEXT([.B298];&quot;aaaa/mm/jj&quot;)" office:value-type="string" office:string-value="2017/07/17" calcext:value-type="string">
            <text:p>2017/07/17</text:p>
          </table:table-cell>
          <table:table-cell table:style-name="ce4" office:value-type="date" office:date-value="2017-07-17" calcext:value-type="date">
            <text:p>2017-07-17</text:p>
          </table:table-cell>
          <table:table-cell table:style-name="ce5" table:formula="of:=TEXT([.D298];&quot;aaaa/mm/jj&quot;)" office:value-type="string" office:string-value="2017/07/17" calcext:value-type="string">
            <text:p>2017/07/17</text:p>
          </table:table-cell>
          <table:table-cell table:style-name="ce4" table:formula="of:=[.D298]+[.N298]" office:value-type="date" office:date-value="2017-07-19" calcext:value-type="date">
            <text:p>2017-07-19</text:p>
          </table:table-cell>
          <table:table-cell table:style-name="ce5" table:formula="of:=TEXT([.F298];&quot;aaaa/mm/jj&quot;)" office:value-type="string" office:string-value="2017/07/19" calcext:value-type="string">
            <text:p>2017/07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5" calcext:value-type="float">
            <text:p>95</text:p>
          </table:table-cell>
          <table:table-cell table:style-name="ce7" table:formula="of:=RANDBETWEEN(201;250)" office:value-type="float" office:value="201" calcext:value-type="float">
            <text:p>20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2;4)" office:value-type="float" office:value="3" calcext:value-type="float">
            <text:p>3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98];&quot;', '&quot;;[.E298];&quot;', '&quot;;[.G298];&quot;', '&quot;;[.H298];&quot;', &quot;;[.I298];&quot;, &quot;;[.J298];&quot;, &quot;;[.K298];&quot;, &quot;;[.L298];&quot;, &quot;;[.M298];&quot;);&quot;)" office:value-type="string" office:string-value="insert into contrat_loc (date_contrat, date_debut, date_fin, caution, id_contrat_loc_client, id_contrat_loc_agence, id_contrat_loc_vehicule, id_contrat_loc_accessoire, id_contrat_loc_penalite) values ('2017/07/17', '2017/07/17', '2017/07/19', '1500.00', 95, 201, 5, 1, 3);" calcext:value-type="string">
            <text:p>insert into contrat_loc (date_contrat, date_debut, date_fin, caution, id_contrat_loc_client, id_contrat_loc_agence, id_contrat_loc_vehicule, id_contrat_loc_accessoire, id_contrat_loc_penalite) values ('2017/07/17', '2017/07/17', '2017/07/19', '1500.00', 95, 201, 5, 1, 3);</text:p>
          </table:table-cell>
          <table:table-cell table:number-columns-repeated="1009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4" office:value-type="date" office:date-value="2017-07-17" calcext:value-type="date">
            <text:p>2017-07-17</text:p>
          </table:table-cell>
          <table:table-cell table:style-name="ce5" table:formula="of:=TEXT([.B299];&quot;aaaa/mm/jj&quot;)" office:value-type="string" office:string-value="2017/07/17" calcext:value-type="string">
            <text:p>2017/07/17</text:p>
          </table:table-cell>
          <table:table-cell table:style-name="ce4" office:value-type="date" office:date-value="2017-07-17" calcext:value-type="date">
            <text:p>2017-07-17</text:p>
          </table:table-cell>
          <table:table-cell table:style-name="ce5" table:formula="of:=TEXT([.D299];&quot;aaaa/mm/jj&quot;)" office:value-type="string" office:string-value="2017/07/17" calcext:value-type="string">
            <text:p>2017/07/17</text:p>
          </table:table-cell>
          <table:table-cell table:style-name="ce4" table:formula="of:=[.D299]+[.N299]" office:value-type="date" office:date-value="2017-07-29" calcext:value-type="date">
            <text:p>2017-07-29</text:p>
          </table:table-cell>
          <table:table-cell table:style-name="ce5" table:formula="of:=TEXT([.F299];&quot;aaaa/mm/jj&quot;)" office:value-type="string" office:string-value="2017/07/29" calcext:value-type="string">
            <text:p>2017/07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0" calcext:value-type="float">
            <text:p>120</text:p>
          </table:table-cell>
          <table:table-cell table:style-name="ce7" table:formula="of:=RANDBETWEEN(101;150)" office:value-type="float" office:value="139" calcext:value-type="float">
            <text:p>139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299];&quot;', '&quot;;[.E299];&quot;', '&quot;;[.G299];&quot;', '&quot;;[.H299];&quot;', &quot;;[.I299];&quot;, &quot;;[.J299];&quot;, &quot;;[.K299];&quot;, &quot;;[.L299];&quot;, &quot;;[.M299];&quot;);&quot;)" office:value-type="string" office:string-value="insert into contrat_loc (date_contrat, date_debut, date_fin, caution, id_contrat_loc_client, id_contrat_loc_agence, id_contrat_loc_vehicule, id_contrat_loc_accessoire, id_contrat_loc_penalite) values ('2017/07/17', '2017/07/17', '2017/07/29', '1500.00', 120, 139, 3, 1, 1);" calcext:value-type="string">
            <text:p>insert into contrat_loc (date_contrat, date_debut, date_fin, caution, id_contrat_loc_client, id_contrat_loc_agence, id_contrat_loc_vehicule, id_contrat_loc_accessoire, id_contrat_loc_penalite) values ('2017/07/17', '2017/07/17', '2017/07/29', '1500.00', 120, 139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4" office:value-type="date" office:date-value="2017-07-18" calcext:value-type="date">
            <text:p>2017-07-18</text:p>
          </table:table-cell>
          <table:table-cell table:style-name="ce5" table:formula="of:=TEXT([.B300];&quot;aaaa/mm/jj&quot;)" office:value-type="string" office:string-value="2017/07/18" calcext:value-type="string">
            <text:p>2017/07/18</text:p>
          </table:table-cell>
          <table:table-cell table:style-name="ce4" office:value-type="date" office:date-value="2017-07-18" calcext:value-type="date">
            <text:p>2017-07-18</text:p>
          </table:table-cell>
          <table:table-cell table:style-name="ce5" table:formula="of:=TEXT([.D300];&quot;aaaa/mm/jj&quot;)" office:value-type="string" office:string-value="2017/07/18" calcext:value-type="string">
            <text:p>2017/07/18</text:p>
          </table:table-cell>
          <table:table-cell table:style-name="ce4" table:formula="of:=[.D300]+[.N300]" office:value-type="date" office:date-value="2017-08-02" calcext:value-type="date">
            <text:p>2017-08-02</text:p>
          </table:table-cell>
          <table:table-cell table:style-name="ce5" table:formula="of:=TEXT([.F300];&quot;aaaa/mm/jj&quot;)" office:value-type="string" office:string-value="2017/08/02" calcext:value-type="string">
            <text:p>2017/08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4" calcext:value-type="float">
            <text:p>54</text:p>
          </table:table-cell>
          <table:table-cell table:style-name="ce7" table:formula="of:=RANDBETWEEN(201;250)" office:value-type="float" office:value="216" calcext:value-type="float">
            <text:p>21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00];&quot;', '&quot;;[.E300];&quot;', '&quot;;[.G300];&quot;', '&quot;;[.H300];&quot;', &quot;;[.I300];&quot;, &quot;;[.J300];&quot;, &quot;;[.K300];&quot;, &quot;;[.L300];&quot;, &quot;;[.M300];&quot;);&quot;)" office:value-type="string" office:string-value="insert into contrat_loc (date_contrat, date_debut, date_fin, caution, id_contrat_loc_client, id_contrat_loc_agence, id_contrat_loc_vehicule, id_contrat_loc_accessoire, id_contrat_loc_penalite) values ('2017/07/18', '2017/07/18', '2017/08/02', '1500.00', 54, 216, 5, 1, 1);" calcext:value-type="string">
            <text:p>insert into contrat_loc (date_contrat, date_debut, date_fin, caution, id_contrat_loc_client, id_contrat_loc_agence, id_contrat_loc_vehicule, id_contrat_loc_accessoire, id_contrat_loc_penalite) values ('2017/07/18', '2017/07/18', '2017/08/02', '1500.00', 54, 216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4" office:value-type="date" office:date-value="2017-07-18" calcext:value-type="date">
            <text:p>2017-07-18</text:p>
          </table:table-cell>
          <table:table-cell table:style-name="ce5" table:formula="of:=TEXT([.B301];&quot;aaaa/mm/jj&quot;)" office:value-type="string" office:string-value="2017/07/18" calcext:value-type="string">
            <text:p>2017/07/18</text:p>
          </table:table-cell>
          <table:table-cell table:style-name="ce4" office:value-type="date" office:date-value="2017-07-18" calcext:value-type="date">
            <text:p>2017-07-18</text:p>
          </table:table-cell>
          <table:table-cell table:style-name="ce5" table:formula="of:=TEXT([.D301];&quot;aaaa/mm/jj&quot;)" office:value-type="string" office:string-value="2017/07/18" calcext:value-type="string">
            <text:p>2017/07/18</text:p>
          </table:table-cell>
          <table:table-cell table:style-name="ce4" table:formula="of:=[.D301]+[.N301]" office:value-type="date" office:date-value="2017-07-19" calcext:value-type="date">
            <text:p>2017-07-19</text:p>
          </table:table-cell>
          <table:table-cell table:style-name="ce5" table:formula="of:=TEXT([.F301];&quot;aaaa/mm/jj&quot;)" office:value-type="string" office:string-value="2017/07/19" calcext:value-type="string">
            <text:p>2017/07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8" calcext:value-type="float">
            <text:p>28</text:p>
          </table:table-cell>
          <table:table-cell table:style-name="ce7" table:formula="of:=RANDBETWEEN(101;150)" office:value-type="float" office:value="106" calcext:value-type="float">
            <text:p>106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2;4)" office:value-type="float" office:value="4" calcext:value-type="float">
            <text:p>4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01];&quot;', '&quot;;[.E301];&quot;', '&quot;;[.G301];&quot;', '&quot;;[.H301];&quot;', &quot;;[.I301];&quot;, &quot;;[.J301];&quot;, &quot;;[.K301];&quot;, &quot;;[.L301];&quot;, &quot;;[.M301];&quot;);&quot;)" office:value-type="string" office:string-value="insert into contrat_loc (date_contrat, date_debut, date_fin, caution, id_contrat_loc_client, id_contrat_loc_agence, id_contrat_loc_vehicule, id_contrat_loc_accessoire, id_contrat_loc_penalite) values ('2017/07/18', '2017/07/18', '2017/07/19', '1500.00', 28, 106, 3, 1, 4);" calcext:value-type="string">
            <text:p>insert into contrat_loc (date_contrat, date_debut, date_fin, caution, id_contrat_loc_client, id_contrat_loc_agence, id_contrat_loc_vehicule, id_contrat_loc_accessoire, id_contrat_loc_penalite) values ('2017/07/18', '2017/07/18', '2017/07/19', '1500.00', 28, 106, 3, 1, 4);</text:p>
          </table:table-cell>
          <table:table-cell table:number-columns-repeated="1009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4" office:value-type="date" office:date-value="2017-07-20" calcext:value-type="date">
            <text:p>2017-07-20</text:p>
          </table:table-cell>
          <table:table-cell table:style-name="ce5" table:formula="of:=TEXT([.B302];&quot;aaaa/mm/jj&quot;)" office:value-type="string" office:string-value="2017/07/20" calcext:value-type="string">
            <text:p>2017/07/20</text:p>
          </table:table-cell>
          <table:table-cell table:style-name="ce4" office:value-type="date" office:date-value="2017-07-20" calcext:value-type="date">
            <text:p>2017-07-20</text:p>
          </table:table-cell>
          <table:table-cell table:style-name="ce5" table:formula="of:=TEXT([.D302];&quot;aaaa/mm/jj&quot;)" office:value-type="string" office:string-value="2017/07/20" calcext:value-type="string">
            <text:p>2017/07/20</text:p>
          </table:table-cell>
          <table:table-cell table:style-name="ce4" table:formula="of:=[.D302]+[.N302]" office:value-type="date" office:date-value="2017-07-24" calcext:value-type="date">
            <text:p>2017-07-24</text:p>
          </table:table-cell>
          <table:table-cell table:style-name="ce5" table:formula="of:=TEXT([.F302];&quot;aaaa/mm/jj&quot;)" office:value-type="string" office:string-value="2017/07/24" calcext:value-type="string">
            <text:p>2017/07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3" calcext:value-type="float">
            <text:p>93</text:p>
          </table:table-cell>
          <table:table-cell table:style-name="ce7" table:formula="of:=RANDBETWEEN(201;250)" office:value-type="float" office:value="224" calcext:value-type="float">
            <text:p>224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02];&quot;', '&quot;;[.E302];&quot;', '&quot;;[.G302];&quot;', '&quot;;[.H302];&quot;', &quot;;[.I302];&quot;, &quot;;[.J302];&quot;, &quot;;[.K302];&quot;, &quot;;[.L302];&quot;, &quot;;[.M302];&quot;);&quot;)" office:value-type="string" office:string-value="insert into contrat_loc (date_contrat, date_debut, date_fin, caution, id_contrat_loc_client, id_contrat_loc_agence, id_contrat_loc_vehicule, id_contrat_loc_accessoire, id_contrat_loc_penalite) values ('2017/07/20', '2017/07/20', '2017/07/24', '1500.00', 93, 224, 5, 1, 1);" calcext:value-type="string">
            <text:p>insert into contrat_loc (date_contrat, date_debut, date_fin, caution, id_contrat_loc_client, id_contrat_loc_agence, id_contrat_loc_vehicule, id_contrat_loc_accessoire, id_contrat_loc_penalite) values ('2017/07/20', '2017/07/20', '2017/07/24', '1500.00', 93, 224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4" office:value-type="date" office:date-value="2017-07-20" calcext:value-type="date">
            <text:p>2017-07-20</text:p>
          </table:table-cell>
          <table:table-cell table:style-name="ce5" table:formula="of:=TEXT([.B303];&quot;aaaa/mm/jj&quot;)" office:value-type="string" office:string-value="2017/07/20" calcext:value-type="string">
            <text:p>2017/07/20</text:p>
          </table:table-cell>
          <table:table-cell table:style-name="ce4" office:value-type="date" office:date-value="2017-07-20" calcext:value-type="date">
            <text:p>2017-07-20</text:p>
          </table:table-cell>
          <table:table-cell table:style-name="ce5" table:formula="of:=TEXT([.D303];&quot;aaaa/mm/jj&quot;)" office:value-type="string" office:string-value="2017/07/20" calcext:value-type="string">
            <text:p>2017/07/20</text:p>
          </table:table-cell>
          <table:table-cell table:style-name="ce4" table:formula="of:=[.D303]+[.N303]" office:value-type="date" office:date-value="2017-07-22" calcext:value-type="date">
            <text:p>2017-07-22</text:p>
          </table:table-cell>
          <table:table-cell table:style-name="ce5" table:formula="of:=TEXT([.F303];&quot;aaaa/mm/jj&quot;)" office:value-type="string" office:string-value="2017/07/22" calcext:value-type="string">
            <text:p>2017/07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2" calcext:value-type="float">
            <text:p>122</text:p>
          </table:table-cell>
          <table:table-cell table:style-name="ce7" table:formula="of:=RANDBETWEEN(1;50)" office:value-type="float" office:value="38" calcext:value-type="float">
            <text:p>3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03];&quot;', '&quot;;[.E303];&quot;', '&quot;;[.G303];&quot;', '&quot;;[.H303];&quot;', &quot;;[.I303];&quot;, &quot;;[.J303];&quot;, &quot;;[.K303];&quot;, &quot;;[.L303];&quot;, &quot;;[.M303];&quot;);&quot;)" office:value-type="string" office:string-value="insert into contrat_loc (date_contrat, date_debut, date_fin, caution, id_contrat_loc_client, id_contrat_loc_agence, id_contrat_loc_vehicule, id_contrat_loc_accessoire, id_contrat_loc_penalite) values ('2017/07/20', '2017/07/20', '2017/07/22', '1500.00', 122, 38, 1, 4, 1);" calcext:value-type="string">
            <text:p>insert into contrat_loc (date_contrat, date_debut, date_fin, caution, id_contrat_loc_client, id_contrat_loc_agence, id_contrat_loc_vehicule, id_contrat_loc_accessoire, id_contrat_loc_penalite) values ('2017/07/20', '2017/07/20', '2017/07/22', '1500.00', 122, 38, 1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4" office:value-type="date" office:date-value="2017-07-22" calcext:value-type="date">
            <text:p>2017-07-22</text:p>
          </table:table-cell>
          <table:table-cell table:style-name="ce5" table:formula="of:=TEXT([.B304];&quot;aaaa/mm/jj&quot;)" office:value-type="string" office:string-value="2017/07/22" calcext:value-type="string">
            <text:p>2017/07/22</text:p>
          </table:table-cell>
          <table:table-cell table:style-name="ce4" office:value-type="date" office:date-value="2017-07-22" calcext:value-type="date">
            <text:p>2017-07-22</text:p>
          </table:table-cell>
          <table:table-cell table:style-name="ce5" table:formula="of:=TEXT([.D304];&quot;aaaa/mm/jj&quot;)" office:value-type="string" office:string-value="2017/07/22" calcext:value-type="string">
            <text:p>2017/07/22</text:p>
          </table:table-cell>
          <table:table-cell table:style-name="ce4" table:formula="of:=[.D304]+[.N304]" office:value-type="date" office:date-value="2017-08-05" calcext:value-type="date">
            <text:p>2017-08-05</text:p>
          </table:table-cell>
          <table:table-cell table:style-name="ce5" table:formula="of:=TEXT([.F304];&quot;aaaa/mm/jj&quot;)" office:value-type="string" office:string-value="2017/08/05" calcext:value-type="string">
            <text:p>2017/08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4" calcext:value-type="float">
            <text:p>134</text:p>
          </table:table-cell>
          <table:table-cell table:style-name="ce7" table:formula="of:=RANDBETWEEN(151;200)" office:value-type="float" office:value="180" calcext:value-type="float">
            <text:p>180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04];&quot;', '&quot;;[.E304];&quot;', '&quot;;[.G304];&quot;', '&quot;;[.H304];&quot;', &quot;;[.I304];&quot;, &quot;;[.J304];&quot;, &quot;;[.K304];&quot;, &quot;;[.L304];&quot;, &quot;;[.M304];&quot;);&quot;)" office:value-type="string" office:string-value="insert into contrat_loc (date_contrat, date_debut, date_fin, caution, id_contrat_loc_client, id_contrat_loc_agence, id_contrat_loc_vehicule, id_contrat_loc_accessoire, id_contrat_loc_penalite) values ('2017/07/22', '2017/07/22', '2017/08/05', '1500.00', 134, 180, 4, 7, 1);" calcext:value-type="string">
            <text:p>insert into contrat_loc (date_contrat, date_debut, date_fin, caution, id_contrat_loc_client, id_contrat_loc_agence, id_contrat_loc_vehicule, id_contrat_loc_accessoire, id_contrat_loc_penalite) values ('2017/07/22', '2017/07/22', '2017/08/05', '1500.00', 134, 180, 4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4" office:value-type="date" office:date-value="2017-07-22" calcext:value-type="date">
            <text:p>2017-07-22</text:p>
          </table:table-cell>
          <table:table-cell table:style-name="ce5" table:formula="of:=TEXT([.B305];&quot;aaaa/mm/jj&quot;)" office:value-type="string" office:string-value="2017/07/22" calcext:value-type="string">
            <text:p>2017/07/22</text:p>
          </table:table-cell>
          <table:table-cell table:style-name="ce4" office:value-type="date" office:date-value="2017-07-22" calcext:value-type="date">
            <text:p>2017-07-22</text:p>
          </table:table-cell>
          <table:table-cell table:style-name="ce5" table:formula="of:=TEXT([.D305];&quot;aaaa/mm/jj&quot;)" office:value-type="string" office:string-value="2017/07/22" calcext:value-type="string">
            <text:p>2017/07/22</text:p>
          </table:table-cell>
          <table:table-cell table:style-name="ce4" table:formula="of:=[.D305]+[.N305]" office:value-type="date" office:date-value="2017-07-28" calcext:value-type="date">
            <text:p>2017-07-28</text:p>
          </table:table-cell>
          <table:table-cell table:style-name="ce5" table:formula="of:=TEXT([.F305];&quot;aaaa/mm/jj&quot;)" office:value-type="string" office:string-value="2017/07/28" calcext:value-type="string">
            <text:p>2017/07/28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04" calcext:value-type="float">
            <text:p>104</text:p>
          </table:table-cell>
          <table:table-cell table:style-name="ce7" table:formula="of:=RANDBETWEEN(151;200)" office:value-type="float" office:value="155" calcext:value-type="float">
            <text:p>155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05];&quot;', '&quot;;[.E305];&quot;', '&quot;;[.G305];&quot;', '&quot;;[.H305];&quot;', &quot;;[.I305];&quot;, &quot;;[.J305];&quot;, &quot;;[.K305];&quot;, &quot;;[.L305];&quot;, &quot;;[.M305];&quot;);&quot;)" office:value-type="string" office:string-value="insert into contrat_loc (date_contrat, date_debut, date_fin, caution, id_contrat_loc_client, id_contrat_loc_agence, id_contrat_loc_vehicule, id_contrat_loc_accessoire, id_contrat_loc_penalite) values ('2017/07/22', '2017/07/22', '2017/07/28', '1500.00', 104, 155, 4, 5, 1);" calcext:value-type="string">
            <text:p>insert into contrat_loc (date_contrat, date_debut, date_fin, caution, id_contrat_loc_client, id_contrat_loc_agence, id_contrat_loc_vehicule, id_contrat_loc_accessoire, id_contrat_loc_penalite) values ('2017/07/22', '2017/07/22', '2017/07/28', '1500.00', 104, 155, 4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4" office:value-type="date" office:date-value="2017-07-22" calcext:value-type="date">
            <text:p>2017-07-22</text:p>
          </table:table-cell>
          <table:table-cell table:style-name="ce5" table:formula="of:=TEXT([.B306];&quot;aaaa/mm/jj&quot;)" office:value-type="string" office:string-value="2017/07/22" calcext:value-type="string">
            <text:p>2017/07/22</text:p>
          </table:table-cell>
          <table:table-cell table:style-name="ce4" office:value-type="date" office:date-value="2017-07-22" calcext:value-type="date">
            <text:p>2017-07-22</text:p>
          </table:table-cell>
          <table:table-cell table:style-name="ce5" table:formula="of:=TEXT([.D306];&quot;aaaa/mm/jj&quot;)" office:value-type="string" office:string-value="2017/07/22" calcext:value-type="string">
            <text:p>2017/07/22</text:p>
          </table:table-cell>
          <table:table-cell table:style-name="ce4" table:formula="of:=[.D306]+[.N306]" office:value-type="date" office:date-value="2017-08-01" calcext:value-type="date">
            <text:p>2017-08-01</text:p>
          </table:table-cell>
          <table:table-cell table:style-name="ce5" table:formula="of:=TEXT([.F306];&quot;aaaa/mm/jj&quot;)" office:value-type="string" office:string-value="2017/08/01" calcext:value-type="string">
            <text:p>2017/08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5" calcext:value-type="float">
            <text:p>165</text:p>
          </table:table-cell>
          <table:table-cell table:style-name="ce7" table:formula="of:=RANDBETWEEN(51;100)" office:value-type="float" office:value="67" calcext:value-type="float">
            <text:p>67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06];&quot;', '&quot;;[.E306];&quot;', '&quot;;[.G306];&quot;', '&quot;;[.H306];&quot;', &quot;;[.I306];&quot;, &quot;;[.J306];&quot;, &quot;;[.K306];&quot;, &quot;;[.L306];&quot;, &quot;;[.M306];&quot;);&quot;)" office:value-type="string" office:string-value="insert into contrat_loc (date_contrat, date_debut, date_fin, caution, id_contrat_loc_client, id_contrat_loc_agence, id_contrat_loc_vehicule, id_contrat_loc_accessoire, id_contrat_loc_penalite) values ('2017/07/22', '2017/07/22', '2017/08/01', '1500.00', 165, 67, 2, 1, 1);" calcext:value-type="string">
            <text:p>insert into contrat_loc (date_contrat, date_debut, date_fin, caution, id_contrat_loc_client, id_contrat_loc_agence, id_contrat_loc_vehicule, id_contrat_loc_accessoire, id_contrat_loc_penalite) values ('2017/07/22', '2017/07/22', '2017/08/01', '1500.00', 165, 67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4" office:value-type="date" office:date-value="2017-07-23" calcext:value-type="date">
            <text:p>2017-07-23</text:p>
          </table:table-cell>
          <table:table-cell table:style-name="ce5" table:formula="of:=TEXT([.B307];&quot;aaaa/mm/jj&quot;)" office:value-type="string" office:string-value="2017/07/23" calcext:value-type="string">
            <text:p>2017/07/23</text:p>
          </table:table-cell>
          <table:table-cell table:style-name="ce4" office:value-type="date" office:date-value="2017-07-23" calcext:value-type="date">
            <text:p>2017-07-23</text:p>
          </table:table-cell>
          <table:table-cell table:style-name="ce5" table:formula="of:=TEXT([.D307];&quot;aaaa/mm/jj&quot;)" office:value-type="string" office:string-value="2017/07/23" calcext:value-type="string">
            <text:p>2017/07/23</text:p>
          </table:table-cell>
          <table:table-cell table:style-name="ce4" table:formula="of:=[.D307]+[.N307]" office:value-type="date" office:date-value="2017-07-28" calcext:value-type="date">
            <text:p>2017-07-28</text:p>
          </table:table-cell>
          <table:table-cell table:style-name="ce5" table:formula="of:=TEXT([.F307];&quot;aaaa/mm/jj&quot;)" office:value-type="string" office:string-value="2017/07/28" calcext:value-type="string">
            <text:p>2017/07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2" calcext:value-type="float">
            <text:p>242</text:p>
          </table:table-cell>
          <table:table-cell table:style-name="ce7" table:formula="of:=RANDBETWEEN(201;250)" office:value-type="float" office:value="225" calcext:value-type="float">
            <text:p>225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07];&quot;', '&quot;;[.E307];&quot;', '&quot;;[.G307];&quot;', '&quot;;[.H307];&quot;', &quot;;[.I307];&quot;, &quot;;[.J307];&quot;, &quot;;[.K307];&quot;, &quot;;[.L307];&quot;, &quot;;[.M307];&quot;);&quot;)" office:value-type="string" office:string-value="insert into contrat_loc (date_contrat, date_debut, date_fin, caution, id_contrat_loc_client, id_contrat_loc_agence, id_contrat_loc_vehicule, id_contrat_loc_accessoire, id_contrat_loc_penalite) values ('2017/07/23', '2017/07/23', '2017/07/28', '1500.00', 242, 225, 5, 1, 1);" calcext:value-type="string">
            <text:p>insert into contrat_loc (date_contrat, date_debut, date_fin, caution, id_contrat_loc_client, id_contrat_loc_agence, id_contrat_loc_vehicule, id_contrat_loc_accessoire, id_contrat_loc_penalite) values ('2017/07/23', '2017/07/23', '2017/07/28', '1500.00', 242, 225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4" office:value-type="date" office:date-value="2017-07-23" calcext:value-type="date">
            <text:p>2017-07-23</text:p>
          </table:table-cell>
          <table:table-cell table:style-name="ce5" table:formula="of:=TEXT([.B308];&quot;aaaa/mm/jj&quot;)" office:value-type="string" office:string-value="2017/07/23" calcext:value-type="string">
            <text:p>2017/07/23</text:p>
          </table:table-cell>
          <table:table-cell table:style-name="ce4" office:value-type="date" office:date-value="2017-07-23" calcext:value-type="date">
            <text:p>2017-07-23</text:p>
          </table:table-cell>
          <table:table-cell table:style-name="ce5" table:formula="of:=TEXT([.D308];&quot;aaaa/mm/jj&quot;)" office:value-type="string" office:string-value="2017/07/23" calcext:value-type="string">
            <text:p>2017/07/23</text:p>
          </table:table-cell>
          <table:table-cell table:style-name="ce4" table:formula="of:=[.D308]+[.N308]" office:value-type="date" office:date-value="2017-08-03" calcext:value-type="date">
            <text:p>2017-08-03</text:p>
          </table:table-cell>
          <table:table-cell table:style-name="ce5" table:formula="of:=TEXT([.F308];&quot;aaaa/mm/jj&quot;)" office:value-type="string" office:string-value="2017/08/03" calcext:value-type="string">
            <text:p>2017/08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7" calcext:value-type="float">
            <text:p>97</text:p>
          </table:table-cell>
          <table:table-cell table:style-name="ce7" table:formula="of:=RANDBETWEEN(101;150)" office:value-type="float" office:value="119" calcext:value-type="float">
            <text:p>119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table:formula="of:=RANDBETWEEN(2;4)" office:value-type="float" office:value="4" calcext:value-type="float">
            <text:p>4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08];&quot;', '&quot;;[.E308];&quot;', '&quot;;[.G308];&quot;', '&quot;;[.H308];&quot;', &quot;;[.I308];&quot;, &quot;;[.J308];&quot;, &quot;;[.K308];&quot;, &quot;;[.L308];&quot;, &quot;;[.M308];&quot;);&quot;)" office:value-type="string" office:string-value="insert into contrat_loc (date_contrat, date_debut, date_fin, caution, id_contrat_loc_client, id_contrat_loc_agence, id_contrat_loc_vehicule, id_contrat_loc_accessoire, id_contrat_loc_penalite) values ('2017/07/23', '2017/07/23', '2017/08/03', '1500.00', 97, 119, 3, 4, 4);" calcext:value-type="string">
            <text:p>insert into contrat_loc (date_contrat, date_debut, date_fin, caution, id_contrat_loc_client, id_contrat_loc_agence, id_contrat_loc_vehicule, id_contrat_loc_accessoire, id_contrat_loc_penalite) values ('2017/07/23', '2017/07/23', '2017/08/03', '1500.00', 97, 119, 3, 4, 4);</text:p>
          </table:table-cell>
          <table:table-cell table:number-columns-repeated="1009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4" office:value-type="date" office:date-value="2017-07-23" calcext:value-type="date">
            <text:p>2017-07-23</text:p>
          </table:table-cell>
          <table:table-cell table:style-name="ce5" table:formula="of:=TEXT([.B309];&quot;aaaa/mm/jj&quot;)" office:value-type="string" office:string-value="2017/07/23" calcext:value-type="string">
            <text:p>2017/07/23</text:p>
          </table:table-cell>
          <table:table-cell table:style-name="ce4" office:value-type="date" office:date-value="2017-07-23" calcext:value-type="date">
            <text:p>2017-07-23</text:p>
          </table:table-cell>
          <table:table-cell table:style-name="ce5" table:formula="of:=TEXT([.D309];&quot;aaaa/mm/jj&quot;)" office:value-type="string" office:string-value="2017/07/23" calcext:value-type="string">
            <text:p>2017/07/23</text:p>
          </table:table-cell>
          <table:table-cell table:style-name="ce4" table:formula="of:=[.D309]+[.N309]" office:value-type="date" office:date-value="2017-07-25" calcext:value-type="date">
            <text:p>2017-07-25</text:p>
          </table:table-cell>
          <table:table-cell table:style-name="ce5" table:formula="of:=TEXT([.F309];&quot;aaaa/mm/jj&quot;)" office:value-type="string" office:string-value="2017/07/25" calcext:value-type="string">
            <text:p>2017/07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8" calcext:value-type="float">
            <text:p>98</text:p>
          </table:table-cell>
          <table:table-cell table:style-name="ce7" table:formula="of:=RANDBETWEEN(1;50)" office:value-type="float" office:value="21" calcext:value-type="float">
            <text:p>21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09];&quot;', '&quot;;[.E309];&quot;', '&quot;;[.G309];&quot;', '&quot;;[.H309];&quot;', &quot;;[.I309];&quot;, &quot;;[.J309];&quot;, &quot;;[.K309];&quot;, &quot;;[.L309];&quot;, &quot;;[.M309];&quot;);&quot;)" office:value-type="string" office:string-value="insert into contrat_loc (date_contrat, date_debut, date_fin, caution, id_contrat_loc_client, id_contrat_loc_agence, id_contrat_loc_vehicule, id_contrat_loc_accessoire, id_contrat_loc_penalite) values ('2017/07/23', '2017/07/23', '2017/07/25', '1500.00', 98, 21, 1, 1, 1);" calcext:value-type="string">
            <text:p>insert into contrat_loc (date_contrat, date_debut, date_fin, caution, id_contrat_loc_client, id_contrat_loc_agence, id_contrat_loc_vehicule, id_contrat_loc_accessoire, id_contrat_loc_penalite) values ('2017/07/23', '2017/07/23', '2017/07/25', '1500.00', 98, 21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4" office:value-type="date" office:date-value="2017-07-24" calcext:value-type="date">
            <text:p>2017-07-24</text:p>
          </table:table-cell>
          <table:table-cell table:style-name="ce5" table:formula="of:=TEXT([.B310];&quot;aaaa/mm/jj&quot;)" office:value-type="string" office:string-value="2017/07/24" calcext:value-type="string">
            <text:p>2017/07/24</text:p>
          </table:table-cell>
          <table:table-cell table:style-name="ce4" office:value-type="date" office:date-value="2017-07-24" calcext:value-type="date">
            <text:p>2017-07-24</text:p>
          </table:table-cell>
          <table:table-cell table:style-name="ce5" table:formula="of:=TEXT([.D310];&quot;aaaa/mm/jj&quot;)" office:value-type="string" office:string-value="2017/07/24" calcext:value-type="string">
            <text:p>2017/07/24</text:p>
          </table:table-cell>
          <table:table-cell table:style-name="ce4" table:formula="of:=[.D310]+[.N310]" office:value-type="date" office:date-value="2017-07-28" calcext:value-type="date">
            <text:p>2017-07-28</text:p>
          </table:table-cell>
          <table:table-cell table:style-name="ce5" table:formula="of:=TEXT([.F310];&quot;aaaa/mm/jj&quot;)" office:value-type="string" office:string-value="2017/07/28" calcext:value-type="string">
            <text:p>2017/07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4" calcext:value-type="float">
            <text:p>244</text:p>
          </table:table-cell>
          <table:table-cell table:style-name="ce7" table:formula="of:=RANDBETWEEN(51;100)" office:value-type="float" office:value="96" calcext:value-type="float">
            <text:p>96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10];&quot;', '&quot;;[.E310];&quot;', '&quot;;[.G310];&quot;', '&quot;;[.H310];&quot;', &quot;;[.I310];&quot;, &quot;;[.J310];&quot;, &quot;;[.K310];&quot;, &quot;;[.L310];&quot;, &quot;;[.M310];&quot;);&quot;)" office:value-type="string" office:string-value="insert into contrat_loc (date_contrat, date_debut, date_fin, caution, id_contrat_loc_client, id_contrat_loc_agence, id_contrat_loc_vehicule, id_contrat_loc_accessoire, id_contrat_loc_penalite) values ('2017/07/24', '2017/07/24', '2017/07/28', '1500.00', 244, 96, 2, 6, 1);" calcext:value-type="string">
            <text:p>insert into contrat_loc (date_contrat, date_debut, date_fin, caution, id_contrat_loc_client, id_contrat_loc_agence, id_contrat_loc_vehicule, id_contrat_loc_accessoire, id_contrat_loc_penalite) values ('2017/07/24', '2017/07/24', '2017/07/28', '1500.00', 244, 96, 2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4" office:value-type="date" office:date-value="2017-07-24" calcext:value-type="date">
            <text:p>2017-07-24</text:p>
          </table:table-cell>
          <table:table-cell table:style-name="ce5" table:formula="of:=TEXT([.B311];&quot;aaaa/mm/jj&quot;)" office:value-type="string" office:string-value="2017/07/24" calcext:value-type="string">
            <text:p>2017/07/24</text:p>
          </table:table-cell>
          <table:table-cell table:style-name="ce4" office:value-type="date" office:date-value="2017-07-24" calcext:value-type="date">
            <text:p>2017-07-24</text:p>
          </table:table-cell>
          <table:table-cell table:style-name="ce5" table:formula="of:=TEXT([.D311];&quot;aaaa/mm/jj&quot;)" office:value-type="string" office:string-value="2017/07/24" calcext:value-type="string">
            <text:p>2017/07/24</text:p>
          </table:table-cell>
          <table:table-cell table:style-name="ce4" table:formula="of:=[.D311]+[.N311]" office:value-type="date" office:date-value="2017-07-31" calcext:value-type="date">
            <text:p>2017-07-31</text:p>
          </table:table-cell>
          <table:table-cell table:style-name="ce5" table:formula="of:=TEXT([.F311];&quot;aaaa/mm/jj&quot;)" office:value-type="string" office:string-value="2017/07/31" calcext:value-type="string">
            <text:p>2017/07/3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9" calcext:value-type="float">
            <text:p>119</text:p>
          </table:table-cell>
          <table:table-cell table:style-name="ce7" table:formula="of:=RANDBETWEEN(101;150)" office:value-type="float" office:value="119" calcext:value-type="float">
            <text:p>119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11];&quot;', '&quot;;[.E311];&quot;', '&quot;;[.G311];&quot;', '&quot;;[.H311];&quot;', &quot;;[.I311];&quot;, &quot;;[.J311];&quot;, &quot;;[.K311];&quot;, &quot;;[.L311];&quot;, &quot;;[.M311];&quot;);&quot;)" office:value-type="string" office:string-value="insert into contrat_loc (date_contrat, date_debut, date_fin, caution, id_contrat_loc_client, id_contrat_loc_agence, id_contrat_loc_vehicule, id_contrat_loc_accessoire, id_contrat_loc_penalite) values ('2017/07/24', '2017/07/24', '2017/07/31', '1500.00', 119, 119, 3, 1, 1);" calcext:value-type="string">
            <text:p>insert into contrat_loc (date_contrat, date_debut, date_fin, caution, id_contrat_loc_client, id_contrat_loc_agence, id_contrat_loc_vehicule, id_contrat_loc_accessoire, id_contrat_loc_penalite) values ('2017/07/24', '2017/07/24', '2017/07/31', '1500.00', 119, 119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4" office:value-type="date" office:date-value="2017-07-25" calcext:value-type="date">
            <text:p>2017-07-25</text:p>
          </table:table-cell>
          <table:table-cell table:style-name="ce5" table:formula="of:=TEXT([.B312];&quot;aaaa/mm/jj&quot;)" office:value-type="string" office:string-value="2017/07/25" calcext:value-type="string">
            <text:p>2017/07/25</text:p>
          </table:table-cell>
          <table:table-cell table:style-name="ce4" office:value-type="date" office:date-value="2017-07-25" calcext:value-type="date">
            <text:p>2017-07-25</text:p>
          </table:table-cell>
          <table:table-cell table:style-name="ce5" table:formula="of:=TEXT([.D312];&quot;aaaa/mm/jj&quot;)" office:value-type="string" office:string-value="2017/07/25" calcext:value-type="string">
            <text:p>2017/07/25</text:p>
          </table:table-cell>
          <table:table-cell table:style-name="ce4" table:formula="of:=[.D312]+[.N312]" office:value-type="date" office:date-value="2017-08-05" calcext:value-type="date">
            <text:p>2017-08-05</text:p>
          </table:table-cell>
          <table:table-cell table:style-name="ce5" table:formula="of:=TEXT([.F312];&quot;aaaa/mm/jj&quot;)" office:value-type="string" office:string-value="2017/08/05" calcext:value-type="string">
            <text:p>2017/08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2" calcext:value-type="float">
            <text:p>202</text:p>
          </table:table-cell>
          <table:table-cell table:style-name="ce7" table:formula="of:=RANDBETWEEN(1;50)" office:value-type="float" office:value="11" calcext:value-type="float">
            <text:p>11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12];&quot;', '&quot;;[.E312];&quot;', '&quot;;[.G312];&quot;', '&quot;;[.H312];&quot;', &quot;;[.I312];&quot;, &quot;;[.J312];&quot;, &quot;;[.K312];&quot;, &quot;;[.L312];&quot;, &quot;;[.M312];&quot;);&quot;)" office:value-type="string" office:string-value="insert into contrat_loc (date_contrat, date_debut, date_fin, caution, id_contrat_loc_client, id_contrat_loc_agence, id_contrat_loc_vehicule, id_contrat_loc_accessoire, id_contrat_loc_penalite) values ('2017/07/25', '2017/07/25', '2017/08/05', '1500.00', 202, 11, 1, 3, 1);" calcext:value-type="string">
            <text:p>insert into contrat_loc (date_contrat, date_debut, date_fin, caution, id_contrat_loc_client, id_contrat_loc_agence, id_contrat_loc_vehicule, id_contrat_loc_accessoire, id_contrat_loc_penalite) values ('2017/07/25', '2017/07/25', '2017/08/05', '1500.00', 202, 11, 1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4" office:value-type="date" office:date-value="2017-07-25" calcext:value-type="date">
            <text:p>2017-07-25</text:p>
          </table:table-cell>
          <table:table-cell table:style-name="ce5" table:formula="of:=TEXT([.B313];&quot;aaaa/mm/jj&quot;)" office:value-type="string" office:string-value="2017/07/25" calcext:value-type="string">
            <text:p>2017/07/25</text:p>
          </table:table-cell>
          <table:table-cell table:style-name="ce4" office:value-type="date" office:date-value="2017-07-25" calcext:value-type="date">
            <text:p>2017-07-25</text:p>
          </table:table-cell>
          <table:table-cell table:style-name="ce5" table:formula="of:=TEXT([.D313];&quot;aaaa/mm/jj&quot;)" office:value-type="string" office:string-value="2017/07/25" calcext:value-type="string">
            <text:p>2017/07/25</text:p>
          </table:table-cell>
          <table:table-cell table:style-name="ce4" table:formula="of:=[.D313]+[.N313]" office:value-type="date" office:date-value="2017-08-08" calcext:value-type="date">
            <text:p>2017-08-08</text:p>
          </table:table-cell>
          <table:table-cell table:style-name="ce5" table:formula="of:=TEXT([.F313];&quot;aaaa/mm/jj&quot;)" office:value-type="string" office:string-value="2017/08/08" calcext:value-type="string">
            <text:p>2017/08/08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52" calcext:value-type="float">
            <text:p>52</text:p>
          </table:table-cell>
          <table:table-cell table:style-name="ce7" table:formula="of:=RANDBETWEEN(1;50)" office:value-type="float" office:value="34" calcext:value-type="float">
            <text:p>3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13];&quot;', '&quot;;[.E313];&quot;', '&quot;;[.G313];&quot;', '&quot;;[.H313];&quot;', &quot;;[.I313];&quot;, &quot;;[.J313];&quot;, &quot;;[.K313];&quot;, &quot;;[.L313];&quot;, &quot;;[.M313];&quot;);&quot;)" office:value-type="string" office:string-value="insert into contrat_loc (date_contrat, date_debut, date_fin, caution, id_contrat_loc_client, id_contrat_loc_agence, id_contrat_loc_vehicule, id_contrat_loc_accessoire, id_contrat_loc_penalite) values ('2017/07/25', '2017/07/25', '2017/08/08', '1500.00', 52, 34, 1, 1, 1);" calcext:value-type="string">
            <text:p>insert into contrat_loc (date_contrat, date_debut, date_fin, caution, id_contrat_loc_client, id_contrat_loc_agence, id_contrat_loc_vehicule, id_contrat_loc_accessoire, id_contrat_loc_penalite) values ('2017/07/25', '2017/07/25', '2017/08/08', '1500.00', 52, 34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4" office:value-type="date" office:date-value="2017-07-26" calcext:value-type="date">
            <text:p>2017-07-26</text:p>
          </table:table-cell>
          <table:table-cell table:style-name="ce5" table:formula="of:=TEXT([.B314];&quot;aaaa/mm/jj&quot;)" office:value-type="string" office:string-value="2017/07/26" calcext:value-type="string">
            <text:p>2017/07/26</text:p>
          </table:table-cell>
          <table:table-cell table:style-name="ce4" office:value-type="date" office:date-value="2017-07-26" calcext:value-type="date">
            <text:p>2017-07-26</text:p>
          </table:table-cell>
          <table:table-cell table:style-name="ce5" table:formula="of:=TEXT([.D314];&quot;aaaa/mm/jj&quot;)" office:value-type="string" office:string-value="2017/07/26" calcext:value-type="string">
            <text:p>2017/07/26</text:p>
          </table:table-cell>
          <table:table-cell table:style-name="ce4" table:formula="of:=[.D314]+[.N314]" office:value-type="date" office:date-value="2017-07-29" calcext:value-type="date">
            <text:p>2017-07-29</text:p>
          </table:table-cell>
          <table:table-cell table:style-name="ce5" table:formula="of:=TEXT([.F314];&quot;aaaa/mm/jj&quot;)" office:value-type="string" office:string-value="2017/07/29" calcext:value-type="string">
            <text:p>2017/07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" calcext:value-type="float">
            <text:p>19</text:p>
          </table:table-cell>
          <table:table-cell table:style-name="ce7" table:formula="of:=RANDBETWEEN(1;50)" office:value-type="float" office:value="13" calcext:value-type="float">
            <text:p>13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14];&quot;', '&quot;;[.E314];&quot;', '&quot;;[.G314];&quot;', '&quot;;[.H314];&quot;', &quot;;[.I314];&quot;, &quot;;[.J314];&quot;, &quot;;[.K314];&quot;, &quot;;[.L314];&quot;, &quot;;[.M314];&quot;);&quot;)" office:value-type="string" office:string-value="insert into contrat_loc (date_contrat, date_debut, date_fin, caution, id_contrat_loc_client, id_contrat_loc_agence, id_contrat_loc_vehicule, id_contrat_loc_accessoire, id_contrat_loc_penalite) values ('2017/07/26', '2017/07/26', '2017/07/29', '1500.00', 19, 13, 1, 1, 1);" calcext:value-type="string">
            <text:p>insert into contrat_loc (date_contrat, date_debut, date_fin, caution, id_contrat_loc_client, id_contrat_loc_agence, id_contrat_loc_vehicule, id_contrat_loc_accessoire, id_contrat_loc_penalite) values ('2017/07/26', '2017/07/26', '2017/07/29', '1500.00', 19, 13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4" office:value-type="date" office:date-value="2017-07-26" calcext:value-type="date">
            <text:p>2017-07-26</text:p>
          </table:table-cell>
          <table:table-cell table:style-name="ce5" table:formula="of:=TEXT([.B315];&quot;aaaa/mm/jj&quot;)" office:value-type="string" office:string-value="2017/07/26" calcext:value-type="string">
            <text:p>2017/07/26</text:p>
          </table:table-cell>
          <table:table-cell table:style-name="ce4" office:value-type="date" office:date-value="2017-07-26" calcext:value-type="date">
            <text:p>2017-07-26</text:p>
          </table:table-cell>
          <table:table-cell table:style-name="ce5" table:formula="of:=TEXT([.D315];&quot;aaaa/mm/jj&quot;)" office:value-type="string" office:string-value="2017/07/26" calcext:value-type="string">
            <text:p>2017/07/26</text:p>
          </table:table-cell>
          <table:table-cell table:style-name="ce4" table:formula="of:=[.D315]+[.N315]" office:value-type="date" office:date-value="2017-08-08" calcext:value-type="date">
            <text:p>2017-08-08</text:p>
          </table:table-cell>
          <table:table-cell table:style-name="ce5" table:formula="of:=TEXT([.F315];&quot;aaaa/mm/jj&quot;)" office:value-type="string" office:string-value="2017/08/08" calcext:value-type="string">
            <text:p>2017/08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8" calcext:value-type="float">
            <text:p>128</text:p>
          </table:table-cell>
          <table:table-cell table:style-name="ce7" table:formula="of:=RANDBETWEEN(151;200)" office:value-type="float" office:value="193" calcext:value-type="float">
            <text:p>193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15];&quot;', '&quot;;[.E315];&quot;', '&quot;;[.G315];&quot;', '&quot;;[.H315];&quot;', &quot;;[.I315];&quot;, &quot;;[.J315];&quot;, &quot;;[.K315];&quot;, &quot;;[.L315];&quot;, &quot;;[.M315];&quot;);&quot;)" office:value-type="string" office:string-value="insert into contrat_loc (date_contrat, date_debut, date_fin, caution, id_contrat_loc_client, id_contrat_loc_agence, id_contrat_loc_vehicule, id_contrat_loc_accessoire, id_contrat_loc_penalite) values ('2017/07/26', '2017/07/26', '2017/08/08', '1500.00', 128, 193, 4, 1, 1);" calcext:value-type="string">
            <text:p>insert into contrat_loc (date_contrat, date_debut, date_fin, caution, id_contrat_loc_client, id_contrat_loc_agence, id_contrat_loc_vehicule, id_contrat_loc_accessoire, id_contrat_loc_penalite) values ('2017/07/26', '2017/07/26', '2017/08/08', '1500.00', 128, 193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4" office:value-type="date" office:date-value="2017-07-26" calcext:value-type="date">
            <text:p>2017-07-26</text:p>
          </table:table-cell>
          <table:table-cell table:style-name="ce5" table:formula="of:=TEXT([.B316];&quot;aaaa/mm/jj&quot;)" office:value-type="string" office:string-value="2017/07/26" calcext:value-type="string">
            <text:p>2017/07/26</text:p>
          </table:table-cell>
          <table:table-cell table:style-name="ce4" office:value-type="date" office:date-value="2017-07-26" calcext:value-type="date">
            <text:p>2017-07-26</text:p>
          </table:table-cell>
          <table:table-cell table:style-name="ce5" table:formula="of:=TEXT([.D316];&quot;aaaa/mm/jj&quot;)" office:value-type="string" office:string-value="2017/07/26" calcext:value-type="string">
            <text:p>2017/07/26</text:p>
          </table:table-cell>
          <table:table-cell table:style-name="ce4" table:formula="of:=[.D316]+[.N316]" office:value-type="date" office:date-value="2017-07-30" calcext:value-type="date">
            <text:p>2017-07-30</text:p>
          </table:table-cell>
          <table:table-cell table:style-name="ce5" table:formula="of:=TEXT([.F316];&quot;aaaa/mm/jj&quot;)" office:value-type="string" office:string-value="2017/07/30" calcext:value-type="string">
            <text:p>2017/07/3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7" calcext:value-type="float">
            <text:p>37</text:p>
          </table:table-cell>
          <table:table-cell table:style-name="ce7" table:formula="of:=RANDBETWEEN(101;150)" office:value-type="float" office:value="135" calcext:value-type="float">
            <text:p>135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16];&quot;', '&quot;;[.E316];&quot;', '&quot;;[.G316];&quot;', '&quot;;[.H316];&quot;', &quot;;[.I316];&quot;, &quot;;[.J316];&quot;, &quot;;[.K316];&quot;, &quot;;[.L316];&quot;, &quot;;[.M316];&quot;);&quot;)" office:value-type="string" office:string-value="insert into contrat_loc (date_contrat, date_debut, date_fin, caution, id_contrat_loc_client, id_contrat_loc_agence, id_contrat_loc_vehicule, id_contrat_loc_accessoire, id_contrat_loc_penalite) values ('2017/07/26', '2017/07/26', '2017/07/30', '1500.00', 37, 135, 3, 1, 1);" calcext:value-type="string">
            <text:p>insert into contrat_loc (date_contrat, date_debut, date_fin, caution, id_contrat_loc_client, id_contrat_loc_agence, id_contrat_loc_vehicule, id_contrat_loc_accessoire, id_contrat_loc_penalite) values ('2017/07/26', '2017/07/26', '2017/07/30', '1500.00', 37, 135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4" office:value-type="date" office:date-value="2017-07-26" calcext:value-type="date">
            <text:p>2017-07-26</text:p>
          </table:table-cell>
          <table:table-cell table:style-name="ce5" table:formula="of:=TEXT([.B317];&quot;aaaa/mm/jj&quot;)" office:value-type="string" office:string-value="2017/07/26" calcext:value-type="string">
            <text:p>2017/07/26</text:p>
          </table:table-cell>
          <table:table-cell table:style-name="ce4" office:value-type="date" office:date-value="2017-07-26" calcext:value-type="date">
            <text:p>2017-07-26</text:p>
          </table:table-cell>
          <table:table-cell table:style-name="ce5" table:formula="of:=TEXT([.D317];&quot;aaaa/mm/jj&quot;)" office:value-type="string" office:string-value="2017/07/26" calcext:value-type="string">
            <text:p>2017/07/26</text:p>
          </table:table-cell>
          <table:table-cell table:style-name="ce4" table:formula="of:=[.D317]+[.N317]" office:value-type="date" office:date-value="2017-07-30" calcext:value-type="date">
            <text:p>2017-07-30</text:p>
          </table:table-cell>
          <table:table-cell table:style-name="ce5" table:formula="of:=TEXT([.F317];&quot;aaaa/mm/jj&quot;)" office:value-type="string" office:string-value="2017/07/30" calcext:value-type="string">
            <text:p>2017/07/30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67" calcext:value-type="float">
            <text:p>67</text:p>
          </table:table-cell>
          <table:table-cell table:style-name="ce7" table:formula="of:=RANDBETWEEN(51;100)" office:value-type="float" office:value="62" calcext:value-type="float">
            <text:p>62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17];&quot;', '&quot;;[.E317];&quot;', '&quot;;[.G317];&quot;', '&quot;;[.H317];&quot;', &quot;;[.I317];&quot;, &quot;;[.J317];&quot;, &quot;;[.K317];&quot;, &quot;;[.L317];&quot;, &quot;;[.M317];&quot;);&quot;)" office:value-type="string" office:string-value="insert into contrat_loc (date_contrat, date_debut, date_fin, caution, id_contrat_loc_client, id_contrat_loc_agence, id_contrat_loc_vehicule, id_contrat_loc_accessoire, id_contrat_loc_penalite) values ('2017/07/26', '2017/07/26', '2017/07/30', '1500.00', 67, 62, 2, 1, 1);" calcext:value-type="string">
            <text:p>insert into contrat_loc (date_contrat, date_debut, date_fin, caution, id_contrat_loc_client, id_contrat_loc_agence, id_contrat_loc_vehicule, id_contrat_loc_accessoire, id_contrat_loc_penalite) values ('2017/07/26', '2017/07/26', '2017/07/30', '1500.00', 67, 62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4" office:value-type="date" office:date-value="2017-07-27" calcext:value-type="date">
            <text:p>2017-07-27</text:p>
          </table:table-cell>
          <table:table-cell table:style-name="ce5" table:formula="of:=TEXT([.B318];&quot;aaaa/mm/jj&quot;)" office:value-type="string" office:string-value="2017/07/27" calcext:value-type="string">
            <text:p>2017/07/27</text:p>
          </table:table-cell>
          <table:table-cell table:style-name="ce4" office:value-type="date" office:date-value="2017-07-27" calcext:value-type="date">
            <text:p>2017-07-27</text:p>
          </table:table-cell>
          <table:table-cell table:style-name="ce5" table:formula="of:=TEXT([.D318];&quot;aaaa/mm/jj&quot;)" office:value-type="string" office:string-value="2017/07/27" calcext:value-type="string">
            <text:p>2017/07/27</text:p>
          </table:table-cell>
          <table:table-cell table:style-name="ce4" table:formula="of:=[.D318]+[.N318]" office:value-type="date" office:date-value="2017-07-31" calcext:value-type="date">
            <text:p>2017-07-31</text:p>
          </table:table-cell>
          <table:table-cell table:style-name="ce5" table:formula="of:=TEXT([.F318];&quot;aaaa/mm/jj&quot;)" office:value-type="string" office:string-value="2017/07/31" calcext:value-type="string">
            <text:p>2017/07/3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" calcext:value-type="float">
            <text:p>16</text:p>
          </table:table-cell>
          <table:table-cell table:style-name="ce7" table:formula="of:=RANDBETWEEN(151;200)" office:value-type="float" office:value="159" calcext:value-type="float">
            <text:p>159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2;4)" office:value-type="float" office:value="2" calcext:value-type="float">
            <text:p>2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18];&quot;', '&quot;;[.E318];&quot;', '&quot;;[.G318];&quot;', '&quot;;[.H318];&quot;', &quot;;[.I318];&quot;, &quot;;[.J318];&quot;, &quot;;[.K318];&quot;, &quot;;[.L318];&quot;, &quot;;[.M318];&quot;);&quot;)" office:value-type="string" office:string-value="insert into contrat_loc (date_contrat, date_debut, date_fin, caution, id_contrat_loc_client, id_contrat_loc_agence, id_contrat_loc_vehicule, id_contrat_loc_accessoire, id_contrat_loc_penalite) values ('2017/07/27', '2017/07/27', '2017/07/31', '1500.00', 16, 159, 4, 2, 2);" calcext:value-type="string">
            <text:p>insert into contrat_loc (date_contrat, date_debut, date_fin, caution, id_contrat_loc_client, id_contrat_loc_agence, id_contrat_loc_vehicule, id_contrat_loc_accessoire, id_contrat_loc_penalite) values ('2017/07/27', '2017/07/27', '2017/07/31', '1500.00', 16, 159, 4, 2, 2);</text:p>
          </table:table-cell>
          <table:table-cell table:number-columns-repeated="1009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4" office:value-type="date" office:date-value="2017-07-27" calcext:value-type="date">
            <text:p>2017-07-27</text:p>
          </table:table-cell>
          <table:table-cell table:style-name="ce5" table:formula="of:=TEXT([.B319];&quot;aaaa/mm/jj&quot;)" office:value-type="string" office:string-value="2017/07/27" calcext:value-type="string">
            <text:p>2017/07/27</text:p>
          </table:table-cell>
          <table:table-cell table:style-name="ce4" office:value-type="date" office:date-value="2017-07-27" calcext:value-type="date">
            <text:p>2017-07-27</text:p>
          </table:table-cell>
          <table:table-cell table:style-name="ce5" table:formula="of:=TEXT([.D319];&quot;aaaa/mm/jj&quot;)" office:value-type="string" office:string-value="2017/07/27" calcext:value-type="string">
            <text:p>2017/07/27</text:p>
          </table:table-cell>
          <table:table-cell table:style-name="ce4" table:formula="of:=[.D319]+[.N319]" office:value-type="date" office:date-value="2017-07-31" calcext:value-type="date">
            <text:p>2017-07-31</text:p>
          </table:table-cell>
          <table:table-cell table:style-name="ce5" table:formula="of:=TEXT([.F319];&quot;aaaa/mm/jj&quot;)" office:value-type="string" office:string-value="2017/07/31" calcext:value-type="string">
            <text:p>2017/07/31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43" calcext:value-type="float">
            <text:p>143</text:p>
          </table:table-cell>
          <table:table-cell table:style-name="ce7" table:formula="of:=RANDBETWEEN(101;150)" office:value-type="float" office:value="101" calcext:value-type="float">
            <text:p>10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19];&quot;', '&quot;;[.E319];&quot;', '&quot;;[.G319];&quot;', '&quot;;[.H319];&quot;', &quot;;[.I319];&quot;, &quot;;[.J319];&quot;, &quot;;[.K319];&quot;, &quot;;[.L319];&quot;, &quot;;[.M319];&quot;);&quot;)" office:value-type="string" office:string-value="insert into contrat_loc (date_contrat, date_debut, date_fin, caution, id_contrat_loc_client, id_contrat_loc_agence, id_contrat_loc_vehicule, id_contrat_loc_accessoire, id_contrat_loc_penalite) values ('2017/07/27', '2017/07/27', '2017/07/31', '1500.00', 143, 101, 3, 7, 1);" calcext:value-type="string">
            <text:p>insert into contrat_loc (date_contrat, date_debut, date_fin, caution, id_contrat_loc_client, id_contrat_loc_agence, id_contrat_loc_vehicule, id_contrat_loc_accessoire, id_contrat_loc_penalite) values ('2017/07/27', '2017/07/27', '2017/07/31', '1500.00', 143, 101, 3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4" office:value-type="date" office:date-value="2017-07-27" calcext:value-type="date">
            <text:p>2017-07-27</text:p>
          </table:table-cell>
          <table:table-cell table:style-name="ce5" table:formula="of:=TEXT([.B320];&quot;aaaa/mm/jj&quot;)" office:value-type="string" office:string-value="2017/07/27" calcext:value-type="string">
            <text:p>2017/07/27</text:p>
          </table:table-cell>
          <table:table-cell table:style-name="ce4" office:value-type="date" office:date-value="2017-07-27" calcext:value-type="date">
            <text:p>2017-07-27</text:p>
          </table:table-cell>
          <table:table-cell table:style-name="ce5" table:formula="of:=TEXT([.D320];&quot;aaaa/mm/jj&quot;)" office:value-type="string" office:string-value="2017/07/27" calcext:value-type="string">
            <text:p>2017/07/27</text:p>
          </table:table-cell>
          <table:table-cell table:style-name="ce4" table:formula="of:=[.D320]+[.N320]" office:value-type="date" office:date-value="2017-08-09" calcext:value-type="date">
            <text:p>2017-08-09</text:p>
          </table:table-cell>
          <table:table-cell table:style-name="ce5" table:formula="of:=TEXT([.F320];&quot;aaaa/mm/jj&quot;)" office:value-type="string" office:string-value="2017/08/09" calcext:value-type="string">
            <text:p>2017/08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2" calcext:value-type="float">
            <text:p>212</text:p>
          </table:table-cell>
          <table:table-cell table:style-name="ce7" table:formula="of:=RANDBETWEEN(151;200)" office:value-type="float" office:value="187" calcext:value-type="float">
            <text:p>187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20];&quot;', '&quot;;[.E320];&quot;', '&quot;;[.G320];&quot;', '&quot;;[.H320];&quot;', &quot;;[.I320];&quot;, &quot;;[.J320];&quot;, &quot;;[.K320];&quot;, &quot;;[.L320];&quot;, &quot;;[.M320];&quot;);&quot;)" office:value-type="string" office:string-value="insert into contrat_loc (date_contrat, date_debut, date_fin, caution, id_contrat_loc_client, id_contrat_loc_agence, id_contrat_loc_vehicule, id_contrat_loc_accessoire, id_contrat_loc_penalite) values ('2017/07/27', '2017/07/27', '2017/08/09', '1500.00', 212, 187, 4, 7, 1);" calcext:value-type="string">
            <text:p>insert into contrat_loc (date_contrat, date_debut, date_fin, caution, id_contrat_loc_client, id_contrat_loc_agence, id_contrat_loc_vehicule, id_contrat_loc_accessoire, id_contrat_loc_penalite) values ('2017/07/27', '2017/07/27', '2017/08/09', '1500.00', 212, 187, 4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4" office:value-type="date" office:date-value="2017-07-27" calcext:value-type="date">
            <text:p>2017-07-27</text:p>
          </table:table-cell>
          <table:table-cell table:style-name="ce5" table:formula="of:=TEXT([.B321];&quot;aaaa/mm/jj&quot;)" office:value-type="string" office:string-value="2017/07/27" calcext:value-type="string">
            <text:p>2017/07/27</text:p>
          </table:table-cell>
          <table:table-cell table:style-name="ce4" office:value-type="date" office:date-value="2017-07-27" calcext:value-type="date">
            <text:p>2017-07-27</text:p>
          </table:table-cell>
          <table:table-cell table:style-name="ce5" table:formula="of:=TEXT([.D321];&quot;aaaa/mm/jj&quot;)" office:value-type="string" office:string-value="2017/07/27" calcext:value-type="string">
            <text:p>2017/07/27</text:p>
          </table:table-cell>
          <table:table-cell table:style-name="ce4" table:formula="of:=[.D321]+[.N321]" office:value-type="date" office:date-value="2017-08-09" calcext:value-type="date">
            <text:p>2017-08-09</text:p>
          </table:table-cell>
          <table:table-cell table:style-name="ce5" table:formula="of:=TEXT([.F321];&quot;aaaa/mm/jj&quot;)" office:value-type="string" office:string-value="2017/08/09" calcext:value-type="string">
            <text:p>2017/08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2" calcext:value-type="float">
            <text:p>82</text:p>
          </table:table-cell>
          <table:table-cell table:style-name="ce7" table:formula="of:=RANDBETWEEN(101;150)" office:value-type="float" office:value="111" calcext:value-type="float">
            <text:p>11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21];&quot;', '&quot;;[.E321];&quot;', '&quot;;[.G321];&quot;', '&quot;;[.H321];&quot;', &quot;;[.I321];&quot;, &quot;;[.J321];&quot;, &quot;;[.K321];&quot;, &quot;;[.L321];&quot;, &quot;;[.M321];&quot;);&quot;)" office:value-type="string" office:string-value="insert into contrat_loc (date_contrat, date_debut, date_fin, caution, id_contrat_loc_client, id_contrat_loc_agence, id_contrat_loc_vehicule, id_contrat_loc_accessoire, id_contrat_loc_penalite) values ('2017/07/27', '2017/07/27', '2017/08/09', '1500.00', 82, 111, 3, 7, 1);" calcext:value-type="string">
            <text:p>insert into contrat_loc (date_contrat, date_debut, date_fin, caution, id_contrat_loc_client, id_contrat_loc_agence, id_contrat_loc_vehicule, id_contrat_loc_accessoire, id_contrat_loc_penalite) values ('2017/07/27', '2017/07/27', '2017/08/09', '1500.00', 82, 111, 3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4" office:value-type="date" office:date-value="2017-07-29" calcext:value-type="date">
            <text:p>2017-07-29</text:p>
          </table:table-cell>
          <table:table-cell table:style-name="ce5" table:formula="of:=TEXT([.B322];&quot;aaaa/mm/jj&quot;)" office:value-type="string" office:string-value="2017/07/29" calcext:value-type="string">
            <text:p>2017/07/29</text:p>
          </table:table-cell>
          <table:table-cell table:style-name="ce4" office:value-type="date" office:date-value="2017-07-29" calcext:value-type="date">
            <text:p>2017-07-29</text:p>
          </table:table-cell>
          <table:table-cell table:style-name="ce5" table:formula="of:=TEXT([.D322];&quot;aaaa/mm/jj&quot;)" office:value-type="string" office:string-value="2017/07/29" calcext:value-type="string">
            <text:p>2017/07/29</text:p>
          </table:table-cell>
          <table:table-cell table:style-name="ce4" table:formula="of:=[.D322]+[.N322]" office:value-type="date" office:date-value="2017-08-12" calcext:value-type="date">
            <text:p>2017-08-12</text:p>
          </table:table-cell>
          <table:table-cell table:style-name="ce5" table:formula="of:=TEXT([.F322];&quot;aaaa/mm/jj&quot;)" office:value-type="string" office:string-value="2017/08/12" calcext:value-type="string">
            <text:p>2017/08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9" calcext:value-type="float">
            <text:p>239</text:p>
          </table:table-cell>
          <table:table-cell table:style-name="ce7" table:formula="of:=RANDBETWEEN(51;100)" office:value-type="float" office:value="85" calcext:value-type="float">
            <text:p>85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22];&quot;', '&quot;;[.E322];&quot;', '&quot;;[.G322];&quot;', '&quot;;[.H322];&quot;', &quot;;[.I322];&quot;, &quot;;[.J322];&quot;, &quot;;[.K322];&quot;, &quot;;[.L322];&quot;, &quot;;[.M322];&quot;);&quot;)" office:value-type="string" office:string-value="insert into contrat_loc (date_contrat, date_debut, date_fin, caution, id_contrat_loc_client, id_contrat_loc_agence, id_contrat_loc_vehicule, id_contrat_loc_accessoire, id_contrat_loc_penalite) values ('2017/07/29', '2017/07/29', '2017/08/12', '1500.00', 239, 85, 2, 1, 1);" calcext:value-type="string">
            <text:p>insert into contrat_loc (date_contrat, date_debut, date_fin, caution, id_contrat_loc_client, id_contrat_loc_agence, id_contrat_loc_vehicule, id_contrat_loc_accessoire, id_contrat_loc_penalite) values ('2017/07/29', '2017/07/29', '2017/08/12', '1500.00', 239, 85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4" office:value-type="date" office:date-value="2017-07-29" calcext:value-type="date">
            <text:p>2017-07-29</text:p>
          </table:table-cell>
          <table:table-cell table:style-name="ce5" table:formula="of:=TEXT([.B323];&quot;aaaa/mm/jj&quot;)" office:value-type="string" office:string-value="2017/07/29" calcext:value-type="string">
            <text:p>2017/07/29</text:p>
          </table:table-cell>
          <table:table-cell table:style-name="ce4" office:value-type="date" office:date-value="2017-07-29" calcext:value-type="date">
            <text:p>2017-07-29</text:p>
          </table:table-cell>
          <table:table-cell table:style-name="ce5" table:formula="of:=TEXT([.D323];&quot;aaaa/mm/jj&quot;)" office:value-type="string" office:string-value="2017/07/29" calcext:value-type="string">
            <text:p>2017/07/29</text:p>
          </table:table-cell>
          <table:table-cell table:style-name="ce4" table:formula="of:=[.D323]+[.N323]" office:value-type="date" office:date-value="2017-08-04" calcext:value-type="date">
            <text:p>2017-08-04</text:p>
          </table:table-cell>
          <table:table-cell table:style-name="ce5" table:formula="of:=TEXT([.F323];&quot;aaaa/mm/jj&quot;)" office:value-type="string" office:string-value="2017/08/04" calcext:value-type="string">
            <text:p>2017/08/04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38" calcext:value-type="float">
            <text:p>38</text:p>
          </table:table-cell>
          <table:table-cell table:style-name="ce7" table:formula="of:=RANDBETWEEN(201;250)" office:value-type="float" office:value="206" calcext:value-type="float">
            <text:p>20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23];&quot;', '&quot;;[.E323];&quot;', '&quot;;[.G323];&quot;', '&quot;;[.H323];&quot;', &quot;;[.I323];&quot;, &quot;;[.J323];&quot;, &quot;;[.K323];&quot;, &quot;;[.L323];&quot;, &quot;;[.M323];&quot;);&quot;)" office:value-type="string" office:string-value="insert into contrat_loc (date_contrat, date_debut, date_fin, caution, id_contrat_loc_client, id_contrat_loc_agence, id_contrat_loc_vehicule, id_contrat_loc_accessoire, id_contrat_loc_penalite) values ('2017/07/29', '2017/07/29', '2017/08/04', '1500.00', 38, 206, 5, 5, 1);" calcext:value-type="string">
            <text:p>insert into contrat_loc (date_contrat, date_debut, date_fin, caution, id_contrat_loc_client, id_contrat_loc_agence, id_contrat_loc_vehicule, id_contrat_loc_accessoire, id_contrat_loc_penalite) values ('2017/07/29', '2017/07/29', '2017/08/04', '1500.00', 38, 206, 5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4" office:value-type="date" office:date-value="2017-07-31" calcext:value-type="date">
            <text:p>2017-07-31</text:p>
          </table:table-cell>
          <table:table-cell table:style-name="ce5" table:formula="of:=TEXT([.B324];&quot;aaaa/mm/jj&quot;)" office:value-type="string" office:string-value="2017/07/31" calcext:value-type="string">
            <text:p>2017/07/31</text:p>
          </table:table-cell>
          <table:table-cell table:style-name="ce4" office:value-type="date" office:date-value="2017-07-31" calcext:value-type="date">
            <text:p>2017-07-31</text:p>
          </table:table-cell>
          <table:table-cell table:style-name="ce5" table:formula="of:=TEXT([.D324];&quot;aaaa/mm/jj&quot;)" office:value-type="string" office:string-value="2017/07/31" calcext:value-type="string">
            <text:p>2017/07/31</text:p>
          </table:table-cell>
          <table:table-cell table:style-name="ce4" table:formula="of:=[.D324]+[.N324]" office:value-type="date" office:date-value="2017-08-01" calcext:value-type="date">
            <text:p>2017-08-01</text:p>
          </table:table-cell>
          <table:table-cell table:style-name="ce5" table:formula="of:=TEXT([.F324];&quot;aaaa/mm/jj&quot;)" office:value-type="string" office:string-value="2017/08/01" calcext:value-type="string">
            <text:p>2017/08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3" calcext:value-type="float">
            <text:p>183</text:p>
          </table:table-cell>
          <table:table-cell table:style-name="ce7" table:formula="of:=RANDBETWEEN(151;200)" office:value-type="float" office:value="190" calcext:value-type="float">
            <text:p>190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2;4)" office:value-type="float" office:value="2" calcext:value-type="float">
            <text:p>2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24];&quot;', '&quot;;[.E324];&quot;', '&quot;;[.G324];&quot;', '&quot;;[.H324];&quot;', &quot;;[.I324];&quot;, &quot;;[.J324];&quot;, &quot;;[.K324];&quot;, &quot;;[.L324];&quot;, &quot;;[.M324];&quot;);&quot;)" office:value-type="string" office:string-value="insert into contrat_loc (date_contrat, date_debut, date_fin, caution, id_contrat_loc_client, id_contrat_loc_agence, id_contrat_loc_vehicule, id_contrat_loc_accessoire, id_contrat_loc_penalite) values ('2017/07/31', '2017/07/31', '2017/08/01', '1500.00', 183, 190, 4, 1, 2);" calcext:value-type="string">
            <text:p>insert into contrat_loc (date_contrat, date_debut, date_fin, caution, id_contrat_loc_client, id_contrat_loc_agence, id_contrat_loc_vehicule, id_contrat_loc_accessoire, id_contrat_loc_penalite) values ('2017/07/31', '2017/07/31', '2017/08/01', '1500.00', 183, 190, 4, 1, 2);</text:p>
          </table:table-cell>
          <table:table-cell table:number-columns-repeated="1009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4" office:value-type="date" office:date-value="2017-08-01" calcext:value-type="date">
            <text:p>2017-08-01</text:p>
          </table:table-cell>
          <table:table-cell table:style-name="ce5" table:formula="of:=TEXT([.B325];&quot;aaaa/mm/jj&quot;)" office:value-type="string" office:string-value="2017/08/01" calcext:value-type="string">
            <text:p>2017/08/01</text:p>
          </table:table-cell>
          <table:table-cell table:style-name="ce4" office:value-type="date" office:date-value="2017-08-01" calcext:value-type="date">
            <text:p>2017-08-01</text:p>
          </table:table-cell>
          <table:table-cell table:style-name="ce5" table:formula="of:=TEXT([.D325];&quot;aaaa/mm/jj&quot;)" office:value-type="string" office:string-value="2017/08/01" calcext:value-type="string">
            <text:p>2017/08/01</text:p>
          </table:table-cell>
          <table:table-cell table:style-name="ce4" table:formula="of:=[.D325]+[.N325]" office:value-type="date" office:date-value="2017-08-03" calcext:value-type="date">
            <text:p>2017-08-03</text:p>
          </table:table-cell>
          <table:table-cell table:style-name="ce5" table:formula="of:=TEXT([.F325];&quot;aaaa/mm/jj&quot;)" office:value-type="string" office:string-value="2017/08/03" calcext:value-type="string">
            <text:p>2017/08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9" calcext:value-type="float">
            <text:p>249</text:p>
          </table:table-cell>
          <table:table-cell table:style-name="ce7" table:formula="of:=RANDBETWEEN(101;150)" office:value-type="float" office:value="148" calcext:value-type="float">
            <text:p>14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25];&quot;', '&quot;;[.E325];&quot;', '&quot;;[.G325];&quot;', '&quot;;[.H325];&quot;', &quot;;[.I325];&quot;, &quot;;[.J325];&quot;, &quot;;[.K325];&quot;, &quot;;[.L325];&quot;, &quot;;[.M325];&quot;);&quot;)" office:value-type="string" office:string-value="insert into contrat_loc (date_contrat, date_debut, date_fin, caution, id_contrat_loc_client, id_contrat_loc_agence, id_contrat_loc_vehicule, id_contrat_loc_accessoire, id_contrat_loc_penalite) values ('2017/08/01', '2017/08/01', '2017/08/03', '1500.00', 249, 148, 3, 1, 1);" calcext:value-type="string">
            <text:p>insert into contrat_loc (date_contrat, date_debut, date_fin, caution, id_contrat_loc_client, id_contrat_loc_agence, id_contrat_loc_vehicule, id_contrat_loc_accessoire, id_contrat_loc_penalite) values ('2017/08/01', '2017/08/01', '2017/08/03', '1500.00', 249, 148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4" office:value-type="date" office:date-value="2017-08-02" calcext:value-type="date">
            <text:p>2017-08-02</text:p>
          </table:table-cell>
          <table:table-cell table:style-name="ce5" table:formula="of:=TEXT([.B326];&quot;aaaa/mm/jj&quot;)" office:value-type="string" office:string-value="2017/08/02" calcext:value-type="string">
            <text:p>2017/08/02</text:p>
          </table:table-cell>
          <table:table-cell table:style-name="ce4" office:value-type="date" office:date-value="2017-08-02" calcext:value-type="date">
            <text:p>2017-08-02</text:p>
          </table:table-cell>
          <table:table-cell table:style-name="ce5" table:formula="of:=TEXT([.D326];&quot;aaaa/mm/jj&quot;)" office:value-type="string" office:string-value="2017/08/02" calcext:value-type="string">
            <text:p>2017/08/02</text:p>
          </table:table-cell>
          <table:table-cell table:style-name="ce4" table:formula="of:=[.D326]+[.N326]" office:value-type="date" office:date-value="2017-08-06" calcext:value-type="date">
            <text:p>2017-08-06</text:p>
          </table:table-cell>
          <table:table-cell table:style-name="ce5" table:formula="of:=TEXT([.F326];&quot;aaaa/mm/jj&quot;)" office:value-type="string" office:string-value="2017/08/06" calcext:value-type="string">
            <text:p>2017/08/06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32" calcext:value-type="float">
            <text:p>132</text:p>
          </table:table-cell>
          <table:table-cell table:style-name="ce7" table:formula="of:=RANDBETWEEN(1;50)" office:value-type="float" office:value="24" calcext:value-type="float">
            <text:p>2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26];&quot;', '&quot;;[.E326];&quot;', '&quot;;[.G326];&quot;', '&quot;;[.H326];&quot;', &quot;;[.I326];&quot;, &quot;;[.J326];&quot;, &quot;;[.K326];&quot;, &quot;;[.L326];&quot;, &quot;;[.M326];&quot;);&quot;)" office:value-type="string" office:string-value="insert into contrat_loc (date_contrat, date_debut, date_fin, caution, id_contrat_loc_client, id_contrat_loc_agence, id_contrat_loc_vehicule, id_contrat_loc_accessoire, id_contrat_loc_penalite) values ('2017/08/02', '2017/08/02', '2017/08/06', '1500.00', 132, 24, 1, 1, 1);" calcext:value-type="string">
            <text:p>insert into contrat_loc (date_contrat, date_debut, date_fin, caution, id_contrat_loc_client, id_contrat_loc_agence, id_contrat_loc_vehicule, id_contrat_loc_accessoire, id_contrat_loc_penalite) values ('2017/08/02', '2017/08/02', '2017/08/06', '1500.00', 132, 24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4" office:value-type="date" office:date-value="2017-08-02" calcext:value-type="date">
            <text:p>2017-08-02</text:p>
          </table:table-cell>
          <table:table-cell table:style-name="ce5" table:formula="of:=TEXT([.B327];&quot;aaaa/mm/jj&quot;)" office:value-type="string" office:string-value="2017/08/02" calcext:value-type="string">
            <text:p>2017/08/02</text:p>
          </table:table-cell>
          <table:table-cell table:style-name="ce4" office:value-type="date" office:date-value="2017-08-02" calcext:value-type="date">
            <text:p>2017-08-02</text:p>
          </table:table-cell>
          <table:table-cell table:style-name="ce5" table:formula="of:=TEXT([.D327];&quot;aaaa/mm/jj&quot;)" office:value-type="string" office:string-value="2017/08/02" calcext:value-type="string">
            <text:p>2017/08/02</text:p>
          </table:table-cell>
          <table:table-cell table:style-name="ce4" table:formula="of:=[.D327]+[.N327]" office:value-type="date" office:date-value="2017-08-05" calcext:value-type="date">
            <text:p>2017-08-05</text:p>
          </table:table-cell>
          <table:table-cell table:style-name="ce5" table:formula="of:=TEXT([.F327];&quot;aaaa/mm/jj&quot;)" office:value-type="string" office:string-value="2017/08/05" calcext:value-type="string">
            <text:p>2017/08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9" calcext:value-type="float">
            <text:p>199</text:p>
          </table:table-cell>
          <table:table-cell table:style-name="ce7" table:formula="of:=RANDBETWEEN(151;200)" office:value-type="float" office:value="197" calcext:value-type="float">
            <text:p>197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27];&quot;', '&quot;;[.E327];&quot;', '&quot;;[.G327];&quot;', '&quot;;[.H327];&quot;', &quot;;[.I327];&quot;, &quot;;[.J327];&quot;, &quot;;[.K327];&quot;, &quot;;[.L327];&quot;, &quot;;[.M327];&quot;);&quot;)" office:value-type="string" office:string-value="insert into contrat_loc (date_contrat, date_debut, date_fin, caution, id_contrat_loc_client, id_contrat_loc_agence, id_contrat_loc_vehicule, id_contrat_loc_accessoire, id_contrat_loc_penalite) values ('2017/08/02', '2017/08/02', '2017/08/05', '1500.00', 199, 197, 4, 3, 1);" calcext:value-type="string">
            <text:p>insert into contrat_loc (date_contrat, date_debut, date_fin, caution, id_contrat_loc_client, id_contrat_loc_agence, id_contrat_loc_vehicule, id_contrat_loc_accessoire, id_contrat_loc_penalite) values ('2017/08/02', '2017/08/02', '2017/08/05', '1500.00', 199, 197, 4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4" office:value-type="date" office:date-value="2017-08-04" calcext:value-type="date">
            <text:p>2017-08-04</text:p>
          </table:table-cell>
          <table:table-cell table:style-name="ce5" table:formula="of:=TEXT([.B328];&quot;aaaa/mm/jj&quot;)" office:value-type="string" office:string-value="2017/08/04" calcext:value-type="string">
            <text:p>2017/08/04</text:p>
          </table:table-cell>
          <table:table-cell table:style-name="ce4" office:value-type="date" office:date-value="2017-08-04" calcext:value-type="date">
            <text:p>2017-08-04</text:p>
          </table:table-cell>
          <table:table-cell table:style-name="ce5" table:formula="of:=TEXT([.D328];&quot;aaaa/mm/jj&quot;)" office:value-type="string" office:string-value="2017/08/04" calcext:value-type="string">
            <text:p>2017/08/04</text:p>
          </table:table-cell>
          <table:table-cell table:style-name="ce4" table:formula="of:=[.D328]+[.N328]" office:value-type="date" office:date-value="2017-08-07" calcext:value-type="date">
            <text:p>2017-08-07</text:p>
          </table:table-cell>
          <table:table-cell table:style-name="ce5" table:formula="of:=TEXT([.F328];&quot;aaaa/mm/jj&quot;)" office:value-type="string" office:string-value="2017/08/07" calcext:value-type="string">
            <text:p>2017/08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7" calcext:value-type="float">
            <text:p>187</text:p>
          </table:table-cell>
          <table:table-cell table:style-name="ce7" table:formula="of:=RANDBETWEEN(201;250)" office:value-type="float" office:value="217" calcext:value-type="float">
            <text:p>217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28];&quot;', '&quot;;[.E328];&quot;', '&quot;;[.G328];&quot;', '&quot;;[.H328];&quot;', &quot;;[.I328];&quot;, &quot;;[.J328];&quot;, &quot;;[.K328];&quot;, &quot;;[.L328];&quot;, &quot;;[.M328];&quot;);&quot;)" office:value-type="string" office:string-value="insert into contrat_loc (date_contrat, date_debut, date_fin, caution, id_contrat_loc_client, id_contrat_loc_agence, id_contrat_loc_vehicule, id_contrat_loc_accessoire, id_contrat_loc_penalite) values ('2017/08/04', '2017/08/04', '2017/08/07', '1500.00', 187, 217, 5, 1, 1);" calcext:value-type="string">
            <text:p>insert into contrat_loc (date_contrat, date_debut, date_fin, caution, id_contrat_loc_client, id_contrat_loc_agence, id_contrat_loc_vehicule, id_contrat_loc_accessoire, id_contrat_loc_penalite) values ('2017/08/04', '2017/08/04', '2017/08/07', '1500.00', 187, 217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4" office:value-type="date" office:date-value="2017-08-05" calcext:value-type="date">
            <text:p>2017-08-05</text:p>
          </table:table-cell>
          <table:table-cell table:style-name="ce5" table:formula="of:=TEXT([.B329];&quot;aaaa/mm/jj&quot;)" office:value-type="string" office:string-value="2017/08/05" calcext:value-type="string">
            <text:p>2017/08/05</text:p>
          </table:table-cell>
          <table:table-cell table:style-name="ce4" office:value-type="date" office:date-value="2017-08-05" calcext:value-type="date">
            <text:p>2017-08-05</text:p>
          </table:table-cell>
          <table:table-cell table:style-name="ce5" table:formula="of:=TEXT([.D329];&quot;aaaa/mm/jj&quot;)" office:value-type="string" office:string-value="2017/08/05" calcext:value-type="string">
            <text:p>2017/08/05</text:p>
          </table:table-cell>
          <table:table-cell table:style-name="ce4" table:formula="of:=[.D329]+[.N329]" office:value-type="date" office:date-value="2017-08-13" calcext:value-type="date">
            <text:p>2017-08-13</text:p>
          </table:table-cell>
          <table:table-cell table:style-name="ce5" table:formula="of:=TEXT([.F329];&quot;aaaa/mm/jj&quot;)" office:value-type="string" office:string-value="2017/08/13" calcext:value-type="string">
            <text:p>2017/08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3" calcext:value-type="float">
            <text:p>223</text:p>
          </table:table-cell>
          <table:table-cell table:style-name="ce7" table:formula="of:=RANDBETWEEN(1;50)" office:value-type="float" office:value="5" calcext:value-type="float">
            <text:p>5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29];&quot;', '&quot;;[.E329];&quot;', '&quot;;[.G329];&quot;', '&quot;;[.H329];&quot;', &quot;;[.I329];&quot;, &quot;;[.J329];&quot;, &quot;;[.K329];&quot;, &quot;;[.L329];&quot;, &quot;;[.M329];&quot;);&quot;)" office:value-type="string" office:string-value="insert into contrat_loc (date_contrat, date_debut, date_fin, caution, id_contrat_loc_client, id_contrat_loc_agence, id_contrat_loc_vehicule, id_contrat_loc_accessoire, id_contrat_loc_penalite) values ('2017/08/05', '2017/08/05', '2017/08/13', '1500.00', 223, 5, 1, 1, 1);" calcext:value-type="string">
            <text:p>insert into contrat_loc (date_contrat, date_debut, date_fin, caution, id_contrat_loc_client, id_contrat_loc_agence, id_contrat_loc_vehicule, id_contrat_loc_accessoire, id_contrat_loc_penalite) values ('2017/08/05', '2017/08/05', '2017/08/13', '1500.00', 223, 5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4" office:value-type="date" office:date-value="2017-08-05" calcext:value-type="date">
            <text:p>2017-08-05</text:p>
          </table:table-cell>
          <table:table-cell table:style-name="ce5" table:formula="of:=TEXT([.B330];&quot;aaaa/mm/jj&quot;)" office:value-type="string" office:string-value="2017/08/05" calcext:value-type="string">
            <text:p>2017/08/05</text:p>
          </table:table-cell>
          <table:table-cell table:style-name="ce4" office:value-type="date" office:date-value="2017-08-05" calcext:value-type="date">
            <text:p>2017-08-05</text:p>
          </table:table-cell>
          <table:table-cell table:style-name="ce5" table:formula="of:=TEXT([.D330];&quot;aaaa/mm/jj&quot;)" office:value-type="string" office:string-value="2017/08/05" calcext:value-type="string">
            <text:p>2017/08/05</text:p>
          </table:table-cell>
          <table:table-cell table:style-name="ce4" table:formula="of:=[.D330]+[.N330]" office:value-type="date" office:date-value="2017-08-15" calcext:value-type="date">
            <text:p>2017-08-15</text:p>
          </table:table-cell>
          <table:table-cell table:style-name="ce5" table:formula="of:=TEXT([.F330];&quot;aaaa/mm/jj&quot;)" office:value-type="string" office:string-value="2017/08/15" calcext:value-type="string">
            <text:p>2017/08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" calcext:value-type="float">
            <text:p>13</text:p>
          </table:table-cell>
          <table:table-cell table:style-name="ce7" table:formula="of:=RANDBETWEEN(101;150)" office:value-type="float" office:value="133" calcext:value-type="float">
            <text:p>133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30];&quot;', '&quot;;[.E330];&quot;', '&quot;;[.G330];&quot;', '&quot;;[.H330];&quot;', &quot;;[.I330];&quot;, &quot;;[.J330];&quot;, &quot;;[.K330];&quot;, &quot;;[.L330];&quot;, &quot;;[.M330];&quot;);&quot;)" office:value-type="string" office:string-value="insert into contrat_loc (date_contrat, date_debut, date_fin, caution, id_contrat_loc_client, id_contrat_loc_agence, id_contrat_loc_vehicule, id_contrat_loc_accessoire, id_contrat_loc_penalite) values ('2017/08/05', '2017/08/05', '2017/08/15', '1500.00', 13, 133, 3, 1, 1);" calcext:value-type="string">
            <text:p>insert into contrat_loc (date_contrat, date_debut, date_fin, caution, id_contrat_loc_client, id_contrat_loc_agence, id_contrat_loc_vehicule, id_contrat_loc_accessoire, id_contrat_loc_penalite) values ('2017/08/05', '2017/08/05', '2017/08/15', '1500.00', 13, 133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4" office:value-type="date" office:date-value="2017-08-06" calcext:value-type="date">
            <text:p>2017-08-06</text:p>
          </table:table-cell>
          <table:table-cell table:style-name="ce5" table:formula="of:=TEXT([.B331];&quot;aaaa/mm/jj&quot;)" office:value-type="string" office:string-value="2017/08/06" calcext:value-type="string">
            <text:p>2017/08/06</text:p>
          </table:table-cell>
          <table:table-cell table:style-name="ce4" office:value-type="date" office:date-value="2017-08-06" calcext:value-type="date">
            <text:p>2017-08-06</text:p>
          </table:table-cell>
          <table:table-cell table:style-name="ce5" table:formula="of:=TEXT([.D331];&quot;aaaa/mm/jj&quot;)" office:value-type="string" office:string-value="2017/08/06" calcext:value-type="string">
            <text:p>2017/08/06</text:p>
          </table:table-cell>
          <table:table-cell table:style-name="ce4" table:formula="of:=[.D331]+[.N331]" office:value-type="date" office:date-value="2017-08-13" calcext:value-type="date">
            <text:p>2017-08-13</text:p>
          </table:table-cell>
          <table:table-cell table:style-name="ce5" table:formula="of:=TEXT([.F331];&quot;aaaa/mm/jj&quot;)" office:value-type="string" office:string-value="2017/08/13" calcext:value-type="string">
            <text:p>2017/08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6" calcext:value-type="float">
            <text:p>236</text:p>
          </table:table-cell>
          <table:table-cell table:style-name="ce7" table:formula="of:=RANDBETWEEN(201;250)" office:value-type="float" office:value="236" calcext:value-type="float">
            <text:p>23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31];&quot;', '&quot;;[.E331];&quot;', '&quot;;[.G331];&quot;', '&quot;;[.H331];&quot;', &quot;;[.I331];&quot;, &quot;;[.J331];&quot;, &quot;;[.K331];&quot;, &quot;;[.L331];&quot;, &quot;;[.M331];&quot;);&quot;)" office:value-type="string" office:string-value="insert into contrat_loc (date_contrat, date_debut, date_fin, caution, id_contrat_loc_client, id_contrat_loc_agence, id_contrat_loc_vehicule, id_contrat_loc_accessoire, id_contrat_loc_penalite) values ('2017/08/06', '2017/08/06', '2017/08/13', '1500.00', 236, 236, 5, 1, 1);" calcext:value-type="string">
            <text:p>insert into contrat_loc (date_contrat, date_debut, date_fin, caution, id_contrat_loc_client, id_contrat_loc_agence, id_contrat_loc_vehicule, id_contrat_loc_accessoire, id_contrat_loc_penalite) values ('2017/08/06', '2017/08/06', '2017/08/13', '1500.00', 236, 236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4" office:value-type="date" office:date-value="2017-08-06" calcext:value-type="date">
            <text:p>2017-08-06</text:p>
          </table:table-cell>
          <table:table-cell table:style-name="ce5" table:formula="of:=TEXT([.B332];&quot;aaaa/mm/jj&quot;)" office:value-type="string" office:string-value="2017/08/06" calcext:value-type="string">
            <text:p>2017/08/06</text:p>
          </table:table-cell>
          <table:table-cell table:style-name="ce4" office:value-type="date" office:date-value="2017-08-06" calcext:value-type="date">
            <text:p>2017-08-06</text:p>
          </table:table-cell>
          <table:table-cell table:style-name="ce5" table:formula="of:=TEXT([.D332];&quot;aaaa/mm/jj&quot;)" office:value-type="string" office:string-value="2017/08/06" calcext:value-type="string">
            <text:p>2017/08/06</text:p>
          </table:table-cell>
          <table:table-cell table:style-name="ce4" table:formula="of:=[.D332]+[.N332]" office:value-type="date" office:date-value="2017-08-11" calcext:value-type="date">
            <text:p>2017-08-11</text:p>
          </table:table-cell>
          <table:table-cell table:style-name="ce5" table:formula="of:=TEXT([.F332];&quot;aaaa/mm/jj&quot;)" office:value-type="string" office:string-value="2017/08/11" calcext:value-type="string">
            <text:p>2017/08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1" calcext:value-type="float">
            <text:p>181</text:p>
          </table:table-cell>
          <table:table-cell table:style-name="ce7" table:formula="of:=RANDBETWEEN(1;50)" office:value-type="float" office:value="40" calcext:value-type="float">
            <text:p>40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32];&quot;', '&quot;;[.E332];&quot;', '&quot;;[.G332];&quot;', '&quot;;[.H332];&quot;', &quot;;[.I332];&quot;, &quot;;[.J332];&quot;, &quot;;[.K332];&quot;, &quot;;[.L332];&quot;, &quot;;[.M332];&quot;);&quot;)" office:value-type="string" office:string-value="insert into contrat_loc (date_contrat, date_debut, date_fin, caution, id_contrat_loc_client, id_contrat_loc_agence, id_contrat_loc_vehicule, id_contrat_loc_accessoire, id_contrat_loc_penalite) values ('2017/08/06', '2017/08/06', '2017/08/11', '1500.00', 181, 40, 1, 5, 1);" calcext:value-type="string">
            <text:p>insert into contrat_loc (date_contrat, date_debut, date_fin, caution, id_contrat_loc_client, id_contrat_loc_agence, id_contrat_loc_vehicule, id_contrat_loc_accessoire, id_contrat_loc_penalite) values ('2017/08/06', '2017/08/06', '2017/08/11', '1500.00', 181, 40, 1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4" office:value-type="date" office:date-value="2017-08-06" calcext:value-type="date">
            <text:p>2017-08-06</text:p>
          </table:table-cell>
          <table:table-cell table:style-name="ce5" table:formula="of:=TEXT([.B333];&quot;aaaa/mm/jj&quot;)" office:value-type="string" office:string-value="2017/08/06" calcext:value-type="string">
            <text:p>2017/08/06</text:p>
          </table:table-cell>
          <table:table-cell table:style-name="ce4" office:value-type="date" office:date-value="2017-08-06" calcext:value-type="date">
            <text:p>2017-08-06</text:p>
          </table:table-cell>
          <table:table-cell table:style-name="ce5" table:formula="of:=TEXT([.D333];&quot;aaaa/mm/jj&quot;)" office:value-type="string" office:string-value="2017/08/06" calcext:value-type="string">
            <text:p>2017/08/06</text:p>
          </table:table-cell>
          <table:table-cell table:style-name="ce4" table:formula="of:=[.D333]+[.N333]" office:value-type="date" office:date-value="2017-08-15" calcext:value-type="date">
            <text:p>2017-08-15</text:p>
          </table:table-cell>
          <table:table-cell table:style-name="ce5" table:formula="of:=TEXT([.F333];&quot;aaaa/mm/jj&quot;)" office:value-type="string" office:string-value="2017/08/15" calcext:value-type="string">
            <text:p>2017/08/15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79" calcext:value-type="float">
            <text:p>79</text:p>
          </table:table-cell>
          <table:table-cell table:style-name="ce7" table:formula="of:=RANDBETWEEN(101;150)" office:value-type="float" office:value="137" calcext:value-type="float">
            <text:p>137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33];&quot;', '&quot;;[.E333];&quot;', '&quot;;[.G333];&quot;', '&quot;;[.H333];&quot;', &quot;;[.I333];&quot;, &quot;;[.J333];&quot;, &quot;;[.K333];&quot;, &quot;;[.L333];&quot;, &quot;;[.M333];&quot;);&quot;)" office:value-type="string" office:string-value="insert into contrat_loc (date_contrat, date_debut, date_fin, caution, id_contrat_loc_client, id_contrat_loc_agence, id_contrat_loc_vehicule, id_contrat_loc_accessoire, id_contrat_loc_penalite) values ('2017/08/06', '2017/08/06', '2017/08/15', '1500.00', 79, 137, 3, 1, 1);" calcext:value-type="string">
            <text:p>insert into contrat_loc (date_contrat, date_debut, date_fin, caution, id_contrat_loc_client, id_contrat_loc_agence, id_contrat_loc_vehicule, id_contrat_loc_accessoire, id_contrat_loc_penalite) values ('2017/08/06', '2017/08/06', '2017/08/15', '1500.00', 79, 137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4" office:value-type="date" office:date-value="2017-08-08" calcext:value-type="date">
            <text:p>2017-08-08</text:p>
          </table:table-cell>
          <table:table-cell table:style-name="ce5" table:formula="of:=TEXT([.B334];&quot;aaaa/mm/jj&quot;)" office:value-type="string" office:string-value="2017/08/08" calcext:value-type="string">
            <text:p>2017/08/08</text:p>
          </table:table-cell>
          <table:table-cell table:style-name="ce4" office:value-type="date" office:date-value="2017-08-08" calcext:value-type="date">
            <text:p>2017-08-08</text:p>
          </table:table-cell>
          <table:table-cell table:style-name="ce5" table:formula="of:=TEXT([.D334];&quot;aaaa/mm/jj&quot;)" office:value-type="string" office:string-value="2017/08/08" calcext:value-type="string">
            <text:p>2017/08/08</text:p>
          </table:table-cell>
          <table:table-cell table:style-name="ce4" table:formula="of:=[.D334]+[.N334]" office:value-type="date" office:date-value="2017-08-16" calcext:value-type="date">
            <text:p>2017-08-16</text:p>
          </table:table-cell>
          <table:table-cell table:style-name="ce5" table:formula="of:=TEXT([.F334];&quot;aaaa/mm/jj&quot;)" office:value-type="string" office:string-value="2017/08/16" calcext:value-type="string">
            <text:p>2017/08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1" calcext:value-type="float">
            <text:p>111</text:p>
          </table:table-cell>
          <table:table-cell table:style-name="ce7" table:formula="of:=RANDBETWEEN(151;200)" office:value-type="float" office:value="169" calcext:value-type="float">
            <text:p>169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34];&quot;', '&quot;;[.E334];&quot;', '&quot;;[.G334];&quot;', '&quot;;[.H334];&quot;', &quot;;[.I334];&quot;, &quot;;[.J334];&quot;, &quot;;[.K334];&quot;, &quot;;[.L334];&quot;, &quot;;[.M334];&quot;);&quot;)" office:value-type="string" office:string-value="insert into contrat_loc (date_contrat, date_debut, date_fin, caution, id_contrat_loc_client, id_contrat_loc_agence, id_contrat_loc_vehicule, id_contrat_loc_accessoire, id_contrat_loc_penalite) values ('2017/08/08', '2017/08/08', '2017/08/16', '1500.00', 111, 169, 4, 2, 1);" calcext:value-type="string">
            <text:p>insert into contrat_loc (date_contrat, date_debut, date_fin, caution, id_contrat_loc_client, id_contrat_loc_agence, id_contrat_loc_vehicule, id_contrat_loc_accessoire, id_contrat_loc_penalite) values ('2017/08/08', '2017/08/08', '2017/08/16', '1500.00', 111, 169, 4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4" office:value-type="date" office:date-value="2017-08-08" calcext:value-type="date">
            <text:p>2017-08-08</text:p>
          </table:table-cell>
          <table:table-cell table:style-name="ce5" table:formula="of:=TEXT([.B335];&quot;aaaa/mm/jj&quot;)" office:value-type="string" office:string-value="2017/08/08" calcext:value-type="string">
            <text:p>2017/08/08</text:p>
          </table:table-cell>
          <table:table-cell table:style-name="ce4" office:value-type="date" office:date-value="2017-08-08" calcext:value-type="date">
            <text:p>2017-08-08</text:p>
          </table:table-cell>
          <table:table-cell table:style-name="ce5" table:formula="of:=TEXT([.D335];&quot;aaaa/mm/jj&quot;)" office:value-type="string" office:string-value="2017/08/08" calcext:value-type="string">
            <text:p>2017/08/08</text:p>
          </table:table-cell>
          <table:table-cell table:style-name="ce4" table:formula="of:=[.D335]+[.N335]" office:value-type="date" office:date-value="2017-08-09" calcext:value-type="date">
            <text:p>2017-08-09</text:p>
          </table:table-cell>
          <table:table-cell table:style-name="ce5" table:formula="of:=TEXT([.F335];&quot;aaaa/mm/jj&quot;)" office:value-type="string" office:string-value="2017/08/09" calcext:value-type="string">
            <text:p>2017/08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3" calcext:value-type="float">
            <text:p>193</text:p>
          </table:table-cell>
          <table:table-cell table:style-name="ce7" table:formula="of:=RANDBETWEEN(51;100)" office:value-type="float" office:value="60" calcext:value-type="float">
            <text:p>60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35];&quot;', '&quot;;[.E335];&quot;', '&quot;;[.G335];&quot;', '&quot;;[.H335];&quot;', &quot;;[.I335];&quot;, &quot;;[.J335];&quot;, &quot;;[.K335];&quot;, &quot;;[.L335];&quot;, &quot;;[.M335];&quot;);&quot;)" office:value-type="string" office:string-value="insert into contrat_loc (date_contrat, date_debut, date_fin, caution, id_contrat_loc_client, id_contrat_loc_agence, id_contrat_loc_vehicule, id_contrat_loc_accessoire, id_contrat_loc_penalite) values ('2017/08/08', '2017/08/08', '2017/08/09', '1500.00', 193, 60, 2, 1, 1);" calcext:value-type="string">
            <text:p>insert into contrat_loc (date_contrat, date_debut, date_fin, caution, id_contrat_loc_client, id_contrat_loc_agence, id_contrat_loc_vehicule, id_contrat_loc_accessoire, id_contrat_loc_penalite) values ('2017/08/08', '2017/08/08', '2017/08/09', '1500.00', 193, 60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4" office:value-type="date" office:date-value="2017-08-09" calcext:value-type="date">
            <text:p>2017-08-09</text:p>
          </table:table-cell>
          <table:table-cell table:style-name="ce5" table:formula="of:=TEXT([.B336];&quot;aaaa/mm/jj&quot;)" office:value-type="string" office:string-value="2017/08/09" calcext:value-type="string">
            <text:p>2017/08/09</text:p>
          </table:table-cell>
          <table:table-cell table:style-name="ce4" office:value-type="date" office:date-value="2017-08-09" calcext:value-type="date">
            <text:p>2017-08-09</text:p>
          </table:table-cell>
          <table:table-cell table:style-name="ce5" table:formula="of:=TEXT([.D336];&quot;aaaa/mm/jj&quot;)" office:value-type="string" office:string-value="2017/08/09" calcext:value-type="string">
            <text:p>2017/08/09</text:p>
          </table:table-cell>
          <table:table-cell table:style-name="ce4" table:formula="of:=[.D336]+[.N336]" office:value-type="date" office:date-value="2017-08-14" calcext:value-type="date">
            <text:p>2017-08-14</text:p>
          </table:table-cell>
          <table:table-cell table:style-name="ce5" table:formula="of:=TEXT([.F336];&quot;aaaa/mm/jj&quot;)" office:value-type="string" office:string-value="2017/08/14" calcext:value-type="string">
            <text:p>2017/08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3" calcext:value-type="float">
            <text:p>123</text:p>
          </table:table-cell>
          <table:table-cell table:style-name="ce7" table:formula="of:=RANDBETWEEN(51;100)" office:value-type="float" office:value="82" calcext:value-type="float">
            <text:p>82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36];&quot;', '&quot;;[.E336];&quot;', '&quot;;[.G336];&quot;', '&quot;;[.H336];&quot;', &quot;;[.I336];&quot;, &quot;;[.J336];&quot;, &quot;;[.K336];&quot;, &quot;;[.L336];&quot;, &quot;;[.M336];&quot;);&quot;)" office:value-type="string" office:string-value="insert into contrat_loc (date_contrat, date_debut, date_fin, caution, id_contrat_loc_client, id_contrat_loc_agence, id_contrat_loc_vehicule, id_contrat_loc_accessoire, id_contrat_loc_penalite) values ('2017/08/09', '2017/08/09', '2017/08/14', '1500.00', 123, 82, 2, 1, 1);" calcext:value-type="string">
            <text:p>insert into contrat_loc (date_contrat, date_debut, date_fin, caution, id_contrat_loc_client, id_contrat_loc_agence, id_contrat_loc_vehicule, id_contrat_loc_accessoire, id_contrat_loc_penalite) values ('2017/08/09', '2017/08/09', '2017/08/14', '1500.00', 123, 82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4" office:value-type="date" office:date-value="2017-08-09" calcext:value-type="date">
            <text:p>2017-08-09</text:p>
          </table:table-cell>
          <table:table-cell table:style-name="ce5" table:formula="of:=TEXT([.B337];&quot;aaaa/mm/jj&quot;)" office:value-type="string" office:string-value="2017/08/09" calcext:value-type="string">
            <text:p>2017/08/09</text:p>
          </table:table-cell>
          <table:table-cell table:style-name="ce4" office:value-type="date" office:date-value="2017-08-09" calcext:value-type="date">
            <text:p>2017-08-09</text:p>
          </table:table-cell>
          <table:table-cell table:style-name="ce5" table:formula="of:=TEXT([.D337];&quot;aaaa/mm/jj&quot;)" office:value-type="string" office:string-value="2017/08/09" calcext:value-type="string">
            <text:p>2017/08/09</text:p>
          </table:table-cell>
          <table:table-cell table:style-name="ce4" table:formula="of:=[.D337]+[.N337]" office:value-type="date" office:date-value="2017-08-12" calcext:value-type="date">
            <text:p>2017-08-12</text:p>
          </table:table-cell>
          <table:table-cell table:style-name="ce5" table:formula="of:=TEXT([.F337];&quot;aaaa/mm/jj&quot;)" office:value-type="string" office:string-value="2017/08/12" calcext:value-type="string">
            <text:p>2017/08/12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229" calcext:value-type="float">
            <text:p>229</text:p>
          </table:table-cell>
          <table:table-cell table:style-name="ce7" table:formula="of:=RANDBETWEEN(51;100)" office:value-type="float" office:value="69" calcext:value-type="float">
            <text:p>69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37];&quot;', '&quot;;[.E337];&quot;', '&quot;;[.G337];&quot;', '&quot;;[.H337];&quot;', &quot;;[.I337];&quot;, &quot;;[.J337];&quot;, &quot;;[.K337];&quot;, &quot;;[.L337];&quot;, &quot;;[.M337];&quot;);&quot;)" office:value-type="string" office:string-value="insert into contrat_loc (date_contrat, date_debut, date_fin, caution, id_contrat_loc_client, id_contrat_loc_agence, id_contrat_loc_vehicule, id_contrat_loc_accessoire, id_contrat_loc_penalite) values ('2017/08/09', '2017/08/09', '2017/08/12', '1500.00', 229, 69, 2, 2, 1);" calcext:value-type="string">
            <text:p>insert into contrat_loc (date_contrat, date_debut, date_fin, caution, id_contrat_loc_client, id_contrat_loc_agence, id_contrat_loc_vehicule, id_contrat_loc_accessoire, id_contrat_loc_penalite) values ('2017/08/09', '2017/08/09', '2017/08/12', '1500.00', 229, 69, 2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4" office:value-type="date" office:date-value="2017-08-10" calcext:value-type="date">
            <text:p>2017-08-10</text:p>
          </table:table-cell>
          <table:table-cell table:style-name="ce5" table:formula="of:=TEXT([.B338];&quot;aaaa/mm/jj&quot;)" office:value-type="string" office:string-value="2017/08/10" calcext:value-type="string">
            <text:p>2017/08/10</text:p>
          </table:table-cell>
          <table:table-cell table:style-name="ce4" office:value-type="date" office:date-value="2017-08-10" calcext:value-type="date">
            <text:p>2017-08-10</text:p>
          </table:table-cell>
          <table:table-cell table:style-name="ce5" table:formula="of:=TEXT([.D338];&quot;aaaa/mm/jj&quot;)" office:value-type="string" office:string-value="2017/08/10" calcext:value-type="string">
            <text:p>2017/08/10</text:p>
          </table:table-cell>
          <table:table-cell table:style-name="ce4" table:formula="of:=[.D338]+[.N338]" office:value-type="date" office:date-value="2017-08-14" calcext:value-type="date">
            <text:p>2017-08-14</text:p>
          </table:table-cell>
          <table:table-cell table:style-name="ce5" table:formula="of:=TEXT([.F338];&quot;aaaa/mm/jj&quot;)" office:value-type="string" office:string-value="2017/08/14" calcext:value-type="string">
            <text:p>2017/08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7" calcext:value-type="float">
            <text:p>57</text:p>
          </table:table-cell>
          <table:table-cell table:style-name="ce7" table:formula="of:=RANDBETWEEN(151;200)" office:value-type="float" office:value="185" calcext:value-type="float">
            <text:p>185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38];&quot;', '&quot;;[.E338];&quot;', '&quot;;[.G338];&quot;', '&quot;;[.H338];&quot;', &quot;;[.I338];&quot;, &quot;;[.J338];&quot;, &quot;;[.K338];&quot;, &quot;;[.L338];&quot;, &quot;;[.M338];&quot;);&quot;)" office:value-type="string" office:string-value="insert into contrat_loc (date_contrat, date_debut, date_fin, caution, id_contrat_loc_client, id_contrat_loc_agence, id_contrat_loc_vehicule, id_contrat_loc_accessoire, id_contrat_loc_penalite) values ('2017/08/10', '2017/08/10', '2017/08/14', '1500.00', 57, 185, 4, 1, 1);" calcext:value-type="string">
            <text:p>insert into contrat_loc (date_contrat, date_debut, date_fin, caution, id_contrat_loc_client, id_contrat_loc_agence, id_contrat_loc_vehicule, id_contrat_loc_accessoire, id_contrat_loc_penalite) values ('2017/08/10', '2017/08/10', '2017/08/14', '1500.00', 57, 185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4" office:value-type="date" office:date-value="2017-08-11" calcext:value-type="date">
            <text:p>2017-08-11</text:p>
          </table:table-cell>
          <table:table-cell table:style-name="ce5" table:formula="of:=TEXT([.B339];&quot;aaaa/mm/jj&quot;)" office:value-type="string" office:string-value="2017/08/11" calcext:value-type="string">
            <text:p>2017/08/11</text:p>
          </table:table-cell>
          <table:table-cell table:style-name="ce4" office:value-type="date" office:date-value="2017-08-11" calcext:value-type="date">
            <text:p>2017-08-11</text:p>
          </table:table-cell>
          <table:table-cell table:style-name="ce5" table:formula="of:=TEXT([.D339];&quot;aaaa/mm/jj&quot;)" office:value-type="string" office:string-value="2017/08/11" calcext:value-type="string">
            <text:p>2017/08/11</text:p>
          </table:table-cell>
          <table:table-cell table:style-name="ce4" table:formula="of:=[.D339]+[.N339]" office:value-type="date" office:date-value="2017-08-24" calcext:value-type="date">
            <text:p>2017-08-24</text:p>
          </table:table-cell>
          <table:table-cell table:style-name="ce5" table:formula="of:=TEXT([.F339];&quot;aaaa/mm/jj&quot;)" office:value-type="string" office:string-value="2017/08/24" calcext:value-type="string">
            <text:p>2017/08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9" calcext:value-type="float">
            <text:p>199</text:p>
          </table:table-cell>
          <table:table-cell table:style-name="ce7" table:formula="of:=RANDBETWEEN(1;50)" office:value-type="float" office:value="32" calcext:value-type="float">
            <text:p>32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39];&quot;', '&quot;;[.E339];&quot;', '&quot;;[.G339];&quot;', '&quot;;[.H339];&quot;', &quot;;[.I339];&quot;, &quot;;[.J339];&quot;, &quot;;[.K339];&quot;, &quot;;[.L339];&quot;, &quot;;[.M339];&quot;);&quot;)" office:value-type="string" office:string-value="insert into contrat_loc (date_contrat, date_debut, date_fin, caution, id_contrat_loc_client, id_contrat_loc_agence, id_contrat_loc_vehicule, id_contrat_loc_accessoire, id_contrat_loc_penalite) values ('2017/08/11', '2017/08/11', '2017/08/24', '1500.00', 199, 32, 1, 6, 1);" calcext:value-type="string">
            <text:p>insert into contrat_loc (date_contrat, date_debut, date_fin, caution, id_contrat_loc_client, id_contrat_loc_agence, id_contrat_loc_vehicule, id_contrat_loc_accessoire, id_contrat_loc_penalite) values ('2017/08/11', '2017/08/11', '2017/08/24', '1500.00', 199, 32, 1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4" office:value-type="date" office:date-value="2017-08-11" calcext:value-type="date">
            <text:p>2017-08-11</text:p>
          </table:table-cell>
          <table:table-cell table:style-name="ce5" table:formula="of:=TEXT([.B340];&quot;aaaa/mm/jj&quot;)" office:value-type="string" office:string-value="2017/08/11" calcext:value-type="string">
            <text:p>2017/08/11</text:p>
          </table:table-cell>
          <table:table-cell table:style-name="ce4" office:value-type="date" office:date-value="2017-08-11" calcext:value-type="date">
            <text:p>2017-08-11</text:p>
          </table:table-cell>
          <table:table-cell table:style-name="ce5" table:formula="of:=TEXT([.D340];&quot;aaaa/mm/jj&quot;)" office:value-type="string" office:string-value="2017/08/11" calcext:value-type="string">
            <text:p>2017/08/11</text:p>
          </table:table-cell>
          <table:table-cell table:style-name="ce4" table:formula="of:=[.D340]+[.N340]" office:value-type="date" office:date-value="2017-08-20" calcext:value-type="date">
            <text:p>2017-08-20</text:p>
          </table:table-cell>
          <table:table-cell table:style-name="ce5" table:formula="of:=TEXT([.F340];&quot;aaaa/mm/jj&quot;)" office:value-type="string" office:string-value="2017/08/20" calcext:value-type="string">
            <text:p>2017/08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4" calcext:value-type="float">
            <text:p>154</text:p>
          </table:table-cell>
          <table:table-cell table:style-name="ce7" table:formula="of:=RANDBETWEEN(1;50)" office:value-type="float" office:value="38" calcext:value-type="float">
            <text:p>3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40];&quot;', '&quot;;[.E340];&quot;', '&quot;;[.G340];&quot;', '&quot;;[.H340];&quot;', &quot;;[.I340];&quot;, &quot;;[.J340];&quot;, &quot;;[.K340];&quot;, &quot;;[.L340];&quot;, &quot;;[.M340];&quot;);&quot;)" office:value-type="string" office:string-value="insert into contrat_loc (date_contrat, date_debut, date_fin, caution, id_contrat_loc_client, id_contrat_loc_agence, id_contrat_loc_vehicule, id_contrat_loc_accessoire, id_contrat_loc_penalite) values ('2017/08/11', '2017/08/11', '2017/08/20', '1500.00', 154, 38, 1, 1, 1);" calcext:value-type="string">
            <text:p>insert into contrat_loc (date_contrat, date_debut, date_fin, caution, id_contrat_loc_client, id_contrat_loc_agence, id_contrat_loc_vehicule, id_contrat_loc_accessoire, id_contrat_loc_penalite) values ('2017/08/11', '2017/08/11', '2017/08/20', '1500.00', 154, 38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4" office:value-type="date" office:date-value="2017-08-13" calcext:value-type="date">
            <text:p>2017-08-13</text:p>
          </table:table-cell>
          <table:table-cell table:style-name="ce5" table:formula="of:=TEXT([.B341];&quot;aaaa/mm/jj&quot;)" office:value-type="string" office:string-value="2017/08/13" calcext:value-type="string">
            <text:p>2017/08/13</text:p>
          </table:table-cell>
          <table:table-cell table:style-name="ce4" office:value-type="date" office:date-value="2017-08-13" calcext:value-type="date">
            <text:p>2017-08-13</text:p>
          </table:table-cell>
          <table:table-cell table:style-name="ce5" table:formula="of:=TEXT([.D341];&quot;aaaa/mm/jj&quot;)" office:value-type="string" office:string-value="2017/08/13" calcext:value-type="string">
            <text:p>2017/08/13</text:p>
          </table:table-cell>
          <table:table-cell table:style-name="ce4" table:formula="of:=[.D341]+[.N341]" office:value-type="date" office:date-value="2017-08-16" calcext:value-type="date">
            <text:p>2017-08-16</text:p>
          </table:table-cell>
          <table:table-cell table:style-name="ce5" table:formula="of:=TEXT([.F341];&quot;aaaa/mm/jj&quot;)" office:value-type="string" office:string-value="2017/08/16" calcext:value-type="string">
            <text:p>2017/08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7" calcext:value-type="float">
            <text:p>177</text:p>
          </table:table-cell>
          <table:table-cell table:style-name="ce7" table:formula="of:=RANDBETWEEN(101;150)" office:value-type="float" office:value="145" calcext:value-type="float">
            <text:p>145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41];&quot;', '&quot;;[.E341];&quot;', '&quot;;[.G341];&quot;', '&quot;;[.H341];&quot;', &quot;;[.I341];&quot;, &quot;;[.J341];&quot;, &quot;;[.K341];&quot;, &quot;;[.L341];&quot;, &quot;;[.M341];&quot;);&quot;)" office:value-type="string" office:string-value="insert into contrat_loc (date_contrat, date_debut, date_fin, caution, id_contrat_loc_client, id_contrat_loc_agence, id_contrat_loc_vehicule, id_contrat_loc_accessoire, id_contrat_loc_penalite) values ('2017/08/13', '2017/08/13', '2017/08/16', '1500.00', 177, 145, 3, 1, 1);" calcext:value-type="string">
            <text:p>insert into contrat_loc (date_contrat, date_debut, date_fin, caution, id_contrat_loc_client, id_contrat_loc_agence, id_contrat_loc_vehicule, id_contrat_loc_accessoire, id_contrat_loc_penalite) values ('2017/08/13', '2017/08/13', '2017/08/16', '1500.00', 177, 145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4" office:value-type="date" office:date-value="2017-08-13" calcext:value-type="date">
            <text:p>2017-08-13</text:p>
          </table:table-cell>
          <table:table-cell table:style-name="ce5" table:formula="of:=TEXT([.B342];&quot;aaaa/mm/jj&quot;)" office:value-type="string" office:string-value="2017/08/13" calcext:value-type="string">
            <text:p>2017/08/13</text:p>
          </table:table-cell>
          <table:table-cell table:style-name="ce4" office:value-type="date" office:date-value="2017-08-13" calcext:value-type="date">
            <text:p>2017-08-13</text:p>
          </table:table-cell>
          <table:table-cell table:style-name="ce5" table:formula="of:=TEXT([.D342];&quot;aaaa/mm/jj&quot;)" office:value-type="string" office:string-value="2017/08/13" calcext:value-type="string">
            <text:p>2017/08/13</text:p>
          </table:table-cell>
          <table:table-cell table:style-name="ce4" table:formula="of:=[.D342]+[.N342]" office:value-type="date" office:date-value="2017-08-20" calcext:value-type="date">
            <text:p>2017-08-20</text:p>
          </table:table-cell>
          <table:table-cell table:style-name="ce5" table:formula="of:=TEXT([.F342];&quot;aaaa/mm/jj&quot;)" office:value-type="string" office:string-value="2017/08/20" calcext:value-type="string">
            <text:p>2017/08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3" calcext:value-type="float">
            <text:p>153</text:p>
          </table:table-cell>
          <table:table-cell table:style-name="ce7" table:formula="of:=RANDBETWEEN(101;150)" office:value-type="float" office:value="119" calcext:value-type="float">
            <text:p>119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42];&quot;', '&quot;;[.E342];&quot;', '&quot;;[.G342];&quot;', '&quot;;[.H342];&quot;', &quot;;[.I342];&quot;, &quot;;[.J342];&quot;, &quot;;[.K342];&quot;, &quot;;[.L342];&quot;, &quot;;[.M342];&quot;);&quot;)" office:value-type="string" office:string-value="insert into contrat_loc (date_contrat, date_debut, date_fin, caution, id_contrat_loc_client, id_contrat_loc_agence, id_contrat_loc_vehicule, id_contrat_loc_accessoire, id_contrat_loc_penalite) values ('2017/08/13', '2017/08/13', '2017/08/20', '1500.00', 153, 119, 3, 2, 1);" calcext:value-type="string">
            <text:p>insert into contrat_loc (date_contrat, date_debut, date_fin, caution, id_contrat_loc_client, id_contrat_loc_agence, id_contrat_loc_vehicule, id_contrat_loc_accessoire, id_contrat_loc_penalite) values ('2017/08/13', '2017/08/13', '2017/08/20', '1500.00', 153, 119, 3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4" office:value-type="date" office:date-value="2017-08-13" calcext:value-type="date">
            <text:p>2017-08-13</text:p>
          </table:table-cell>
          <table:table-cell table:style-name="ce5" table:formula="of:=TEXT([.B343];&quot;aaaa/mm/jj&quot;)" office:value-type="string" office:string-value="2017/08/13" calcext:value-type="string">
            <text:p>2017/08/13</text:p>
          </table:table-cell>
          <table:table-cell table:style-name="ce4" office:value-type="date" office:date-value="2017-08-13" calcext:value-type="date">
            <text:p>2017-08-13</text:p>
          </table:table-cell>
          <table:table-cell table:style-name="ce5" table:formula="of:=TEXT([.D343];&quot;aaaa/mm/jj&quot;)" office:value-type="string" office:string-value="2017/08/13" calcext:value-type="string">
            <text:p>2017/08/13</text:p>
          </table:table-cell>
          <table:table-cell table:style-name="ce4" table:formula="of:=[.D343]+[.N343]" office:value-type="date" office:date-value="2017-08-21" calcext:value-type="date">
            <text:p>2017-08-21</text:p>
          </table:table-cell>
          <table:table-cell table:style-name="ce5" table:formula="of:=TEXT([.F343];&quot;aaaa/mm/jj&quot;)" office:value-type="string" office:string-value="2017/08/21" calcext:value-type="string">
            <text:p>2017/08/2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" calcext:value-type="float">
            <text:p>4</text:p>
          </table:table-cell>
          <table:table-cell table:style-name="ce7" table:formula="of:=RANDBETWEEN(201;250)" office:value-type="float" office:value="228" calcext:value-type="float">
            <text:p>228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43];&quot;', '&quot;;[.E343];&quot;', '&quot;;[.G343];&quot;', '&quot;;[.H343];&quot;', &quot;;[.I343];&quot;, &quot;;[.J343];&quot;, &quot;;[.K343];&quot;, &quot;;[.L343];&quot;, &quot;;[.M343];&quot;);&quot;)" office:value-type="string" office:string-value="insert into contrat_loc (date_contrat, date_debut, date_fin, caution, id_contrat_loc_client, id_contrat_loc_agence, id_contrat_loc_vehicule, id_contrat_loc_accessoire, id_contrat_loc_penalite) values ('2017/08/13', '2017/08/13', '2017/08/21', '1500.00', 4, 228, 5, 6, 1);" calcext:value-type="string">
            <text:p>insert into contrat_loc (date_contrat, date_debut, date_fin, caution, id_contrat_loc_client, id_contrat_loc_agence, id_contrat_loc_vehicule, id_contrat_loc_accessoire, id_contrat_loc_penalite) values ('2017/08/13', '2017/08/13', '2017/08/21', '1500.00', 4, 228, 5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4" office:value-type="date" office:date-value="2017-08-13" calcext:value-type="date">
            <text:p>2017-08-13</text:p>
          </table:table-cell>
          <table:table-cell table:style-name="ce5" table:formula="of:=TEXT([.B344];&quot;aaaa/mm/jj&quot;)" office:value-type="string" office:string-value="2017/08/13" calcext:value-type="string">
            <text:p>2017/08/13</text:p>
          </table:table-cell>
          <table:table-cell table:style-name="ce4" office:value-type="date" office:date-value="2017-08-13" calcext:value-type="date">
            <text:p>2017-08-13</text:p>
          </table:table-cell>
          <table:table-cell table:style-name="ce5" table:formula="of:=TEXT([.D344];&quot;aaaa/mm/jj&quot;)" office:value-type="string" office:string-value="2017/08/13" calcext:value-type="string">
            <text:p>2017/08/13</text:p>
          </table:table-cell>
          <table:table-cell table:style-name="ce4" table:formula="of:=[.D344]+[.N344]" office:value-type="date" office:date-value="2017-08-17" calcext:value-type="date">
            <text:p>2017-08-17</text:p>
          </table:table-cell>
          <table:table-cell table:style-name="ce5" table:formula="of:=TEXT([.F344];&quot;aaaa/mm/jj&quot;)" office:value-type="string" office:string-value="2017/08/17" calcext:value-type="string">
            <text:p>2017/08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8" calcext:value-type="float">
            <text:p>108</text:p>
          </table:table-cell>
          <table:table-cell table:style-name="ce7" table:formula="of:=RANDBETWEEN(151;200)" office:value-type="float" office:value="182" calcext:value-type="float">
            <text:p>182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table:formula="of:=RANDBETWEEN(2;4)" office:value-type="float" office:value="3" calcext:value-type="float">
            <text:p>3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44];&quot;', '&quot;;[.E344];&quot;', '&quot;;[.G344];&quot;', '&quot;;[.H344];&quot;', &quot;;[.I344];&quot;, &quot;;[.J344];&quot;, &quot;;[.K344];&quot;, &quot;;[.L344];&quot;, &quot;;[.M344];&quot;);&quot;)" office:value-type="string" office:string-value="insert into contrat_loc (date_contrat, date_debut, date_fin, caution, id_contrat_loc_client, id_contrat_loc_agence, id_contrat_loc_vehicule, id_contrat_loc_accessoire, id_contrat_loc_penalite) values ('2017/08/13', '2017/08/13', '2017/08/17', '1500.00', 108, 182, 4, 5, 3);" calcext:value-type="string">
            <text:p>insert into contrat_loc (date_contrat, date_debut, date_fin, caution, id_contrat_loc_client, id_contrat_loc_agence, id_contrat_loc_vehicule, id_contrat_loc_accessoire, id_contrat_loc_penalite) values ('2017/08/13', '2017/08/13', '2017/08/17', '1500.00', 108, 182, 4, 5, 3);</text:p>
          </table:table-cell>
          <table:table-cell table:number-columns-repeated="1009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4" office:value-type="date" office:date-value="2017-08-13" calcext:value-type="date">
            <text:p>2017-08-13</text:p>
          </table:table-cell>
          <table:table-cell table:style-name="ce5" table:formula="of:=TEXT([.B345];&quot;aaaa/mm/jj&quot;)" office:value-type="string" office:string-value="2017/08/13" calcext:value-type="string">
            <text:p>2017/08/13</text:p>
          </table:table-cell>
          <table:table-cell table:style-name="ce4" office:value-type="date" office:date-value="2017-08-13" calcext:value-type="date">
            <text:p>2017-08-13</text:p>
          </table:table-cell>
          <table:table-cell table:style-name="ce5" table:formula="of:=TEXT([.D345];&quot;aaaa/mm/jj&quot;)" office:value-type="string" office:string-value="2017/08/13" calcext:value-type="string">
            <text:p>2017/08/13</text:p>
          </table:table-cell>
          <table:table-cell table:style-name="ce4" table:formula="of:=[.D345]+[.N345]" office:value-type="date" office:date-value="2017-08-28" calcext:value-type="date">
            <text:p>2017-08-28</text:p>
          </table:table-cell>
          <table:table-cell table:style-name="ce5" table:formula="of:=TEXT([.F345];&quot;aaaa/mm/jj&quot;)" office:value-type="string" office:string-value="2017/08/28" calcext:value-type="string">
            <text:p>2017/08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3" calcext:value-type="float">
            <text:p>223</text:p>
          </table:table-cell>
          <table:table-cell table:style-name="ce7" table:formula="of:=RANDBETWEEN(51;100)" office:value-type="float" office:value="89" calcext:value-type="float">
            <text:p>89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45];&quot;', '&quot;;[.E345];&quot;', '&quot;;[.G345];&quot;', '&quot;;[.H345];&quot;', &quot;;[.I345];&quot;, &quot;;[.J345];&quot;, &quot;;[.K345];&quot;, &quot;;[.L345];&quot;, &quot;;[.M345];&quot;);&quot;)" office:value-type="string" office:string-value="insert into contrat_loc (date_contrat, date_debut, date_fin, caution, id_contrat_loc_client, id_contrat_loc_agence, id_contrat_loc_vehicule, id_contrat_loc_accessoire, id_contrat_loc_penalite) values ('2017/08/13', '2017/08/13', '2017/08/28', '1500.00', 223, 89, 2, 1, 1);" calcext:value-type="string">
            <text:p>insert into contrat_loc (date_contrat, date_debut, date_fin, caution, id_contrat_loc_client, id_contrat_loc_agence, id_contrat_loc_vehicule, id_contrat_loc_accessoire, id_contrat_loc_penalite) values ('2017/08/13', '2017/08/13', '2017/08/28', '1500.00', 223, 89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4" office:value-type="date" office:date-value="2017-08-14" calcext:value-type="date">
            <text:p>2017-08-14</text:p>
          </table:table-cell>
          <table:table-cell table:style-name="ce5" table:formula="of:=TEXT([.B346];&quot;aaaa/mm/jj&quot;)" office:value-type="string" office:string-value="2017/08/14" calcext:value-type="string">
            <text:p>2017/08/14</text:p>
          </table:table-cell>
          <table:table-cell table:style-name="ce4" office:value-type="date" office:date-value="2017-08-14" calcext:value-type="date">
            <text:p>2017-08-14</text:p>
          </table:table-cell>
          <table:table-cell table:style-name="ce5" table:formula="of:=TEXT([.D346];&quot;aaaa/mm/jj&quot;)" office:value-type="string" office:string-value="2017/08/14" calcext:value-type="string">
            <text:p>2017/08/14</text:p>
          </table:table-cell>
          <table:table-cell table:style-name="ce4" table:formula="of:=[.D346]+[.N346]" office:value-type="date" office:date-value="2017-08-20" calcext:value-type="date">
            <text:p>2017-08-20</text:p>
          </table:table-cell>
          <table:table-cell table:style-name="ce5" table:formula="of:=TEXT([.F346];&quot;aaaa/mm/jj&quot;)" office:value-type="string" office:string-value="2017/08/20" calcext:value-type="string">
            <text:p>2017/08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" calcext:value-type="float">
            <text:p>1</text:p>
          </table:table-cell>
          <table:table-cell table:style-name="ce7" table:formula="of:=RANDBETWEEN(51;100)" office:value-type="float" office:value="53" calcext:value-type="float">
            <text:p>53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46];&quot;', '&quot;;[.E346];&quot;', '&quot;;[.G346];&quot;', '&quot;;[.H346];&quot;', &quot;;[.I346];&quot;, &quot;;[.J346];&quot;, &quot;;[.K346];&quot;, &quot;;[.L346];&quot;, &quot;;[.M346];&quot;);&quot;)" office:value-type="string" office:string-value="insert into contrat_loc (date_contrat, date_debut, date_fin, caution, id_contrat_loc_client, id_contrat_loc_agence, id_contrat_loc_vehicule, id_contrat_loc_accessoire, id_contrat_loc_penalite) values ('2017/08/14', '2017/08/14', '2017/08/20', '1500.00', 1, 53, 2, 1, 1);" calcext:value-type="string">
            <text:p>insert into contrat_loc (date_contrat, date_debut, date_fin, caution, id_contrat_loc_client, id_contrat_loc_agence, id_contrat_loc_vehicule, id_contrat_loc_accessoire, id_contrat_loc_penalite) values ('2017/08/14', '2017/08/14', '2017/08/20', '1500.00', 1, 53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4" office:value-type="date" office:date-value="2017-08-16" calcext:value-type="date">
            <text:p>2017-08-16</text:p>
          </table:table-cell>
          <table:table-cell table:style-name="ce5" table:formula="of:=TEXT([.B347];&quot;aaaa/mm/jj&quot;)" office:value-type="string" office:string-value="2017/08/16" calcext:value-type="string">
            <text:p>2017/08/16</text:p>
          </table:table-cell>
          <table:table-cell table:style-name="ce4" office:value-type="date" office:date-value="2017-08-16" calcext:value-type="date">
            <text:p>2017-08-16</text:p>
          </table:table-cell>
          <table:table-cell table:style-name="ce5" table:formula="of:=TEXT([.D347];&quot;aaaa/mm/jj&quot;)" office:value-type="string" office:string-value="2017/08/16" calcext:value-type="string">
            <text:p>2017/08/16</text:p>
          </table:table-cell>
          <table:table-cell table:style-name="ce4" table:formula="of:=[.D347]+[.N347]" office:value-type="date" office:date-value="2017-08-29" calcext:value-type="date">
            <text:p>2017-08-29</text:p>
          </table:table-cell>
          <table:table-cell table:style-name="ce5" table:formula="of:=TEXT([.F347];&quot;aaaa/mm/jj&quot;)" office:value-type="string" office:string-value="2017/08/29" calcext:value-type="string">
            <text:p>2017/08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5" calcext:value-type="float">
            <text:p>185</text:p>
          </table:table-cell>
          <table:table-cell table:style-name="ce7" table:formula="of:=RANDBETWEEN(151;200)" office:value-type="float" office:value="165" calcext:value-type="float">
            <text:p>165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47];&quot;', '&quot;;[.E347];&quot;', '&quot;;[.G347];&quot;', '&quot;;[.H347];&quot;', &quot;;[.I347];&quot;, &quot;;[.J347];&quot;, &quot;;[.K347];&quot;, &quot;;[.L347];&quot;, &quot;;[.M347];&quot;);&quot;)" office:value-type="string" office:string-value="insert into contrat_loc (date_contrat, date_debut, date_fin, caution, id_contrat_loc_client, id_contrat_loc_agence, id_contrat_loc_vehicule, id_contrat_loc_accessoire, id_contrat_loc_penalite) values ('2017/08/16', '2017/08/16', '2017/08/29', '1500.00', 185, 165, 4, 3, 1);" calcext:value-type="string">
            <text:p>insert into contrat_loc (date_contrat, date_debut, date_fin, caution, id_contrat_loc_client, id_contrat_loc_agence, id_contrat_loc_vehicule, id_contrat_loc_accessoire, id_contrat_loc_penalite) values ('2017/08/16', '2017/08/16', '2017/08/29', '1500.00', 185, 165, 4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4" office:value-type="date" office:date-value="2017-08-16" calcext:value-type="date">
            <text:p>2017-08-16</text:p>
          </table:table-cell>
          <table:table-cell table:style-name="ce5" table:formula="of:=TEXT([.B348];&quot;aaaa/mm/jj&quot;)" office:value-type="string" office:string-value="2017/08/16" calcext:value-type="string">
            <text:p>2017/08/16</text:p>
          </table:table-cell>
          <table:table-cell table:style-name="ce4" office:value-type="date" office:date-value="2017-08-16" calcext:value-type="date">
            <text:p>2017-08-16</text:p>
          </table:table-cell>
          <table:table-cell table:style-name="ce5" table:formula="of:=TEXT([.D348];&quot;aaaa/mm/jj&quot;)" office:value-type="string" office:string-value="2017/08/16" calcext:value-type="string">
            <text:p>2017/08/16</text:p>
          </table:table-cell>
          <table:table-cell table:style-name="ce4" table:formula="of:=[.D348]+[.N348]" office:value-type="date" office:date-value="2017-08-25" calcext:value-type="date">
            <text:p>2017-08-25</text:p>
          </table:table-cell>
          <table:table-cell table:style-name="ce5" table:formula="of:=TEXT([.F348];&quot;aaaa/mm/jj&quot;)" office:value-type="string" office:string-value="2017/08/25" calcext:value-type="string">
            <text:p>2017/08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8" calcext:value-type="float">
            <text:p>188</text:p>
          </table:table-cell>
          <table:table-cell table:style-name="ce7" table:formula="of:=RANDBETWEEN(151;200)" office:value-type="float" office:value="180" calcext:value-type="float">
            <text:p>180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48];&quot;', '&quot;;[.E348];&quot;', '&quot;;[.G348];&quot;', '&quot;;[.H348];&quot;', &quot;;[.I348];&quot;, &quot;;[.J348];&quot;, &quot;;[.K348];&quot;, &quot;;[.L348];&quot;, &quot;;[.M348];&quot;);&quot;)" office:value-type="string" office:string-value="insert into contrat_loc (date_contrat, date_debut, date_fin, caution, id_contrat_loc_client, id_contrat_loc_agence, id_contrat_loc_vehicule, id_contrat_loc_accessoire, id_contrat_loc_penalite) values ('2017/08/16', '2017/08/16', '2017/08/25', '1500.00', 188, 180, 4, 1, 1);" calcext:value-type="string">
            <text:p>insert into contrat_loc (date_contrat, date_debut, date_fin, caution, id_contrat_loc_client, id_contrat_loc_agence, id_contrat_loc_vehicule, id_contrat_loc_accessoire, id_contrat_loc_penalite) values ('2017/08/16', '2017/08/16', '2017/08/25', '1500.00', 188, 180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4" office:value-type="date" office:date-value="2017-08-18" calcext:value-type="date">
            <text:p>2017-08-18</text:p>
          </table:table-cell>
          <table:table-cell table:style-name="ce5" table:formula="of:=TEXT([.B349];&quot;aaaa/mm/jj&quot;)" office:value-type="string" office:string-value="2017/08/18" calcext:value-type="string">
            <text:p>2017/08/18</text:p>
          </table:table-cell>
          <table:table-cell table:style-name="ce4" office:value-type="date" office:date-value="2017-08-18" calcext:value-type="date">
            <text:p>2017-08-18</text:p>
          </table:table-cell>
          <table:table-cell table:style-name="ce5" table:formula="of:=TEXT([.D349];&quot;aaaa/mm/jj&quot;)" office:value-type="string" office:string-value="2017/08/18" calcext:value-type="string">
            <text:p>2017/08/18</text:p>
          </table:table-cell>
          <table:table-cell table:style-name="ce4" table:formula="of:=[.D349]+[.N349]" office:value-type="date" office:date-value="2017-08-19" calcext:value-type="date">
            <text:p>2017-08-19</text:p>
          </table:table-cell>
          <table:table-cell table:style-name="ce5" table:formula="of:=TEXT([.F349];&quot;aaaa/mm/jj&quot;)" office:value-type="string" office:string-value="2017/08/19" calcext:value-type="string">
            <text:p>2017/08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1" calcext:value-type="float">
            <text:p>241</text:p>
          </table:table-cell>
          <table:table-cell table:style-name="ce7" table:formula="of:=RANDBETWEEN(51;100)" office:value-type="float" office:value="53" calcext:value-type="float">
            <text:p>53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49];&quot;', '&quot;;[.E349];&quot;', '&quot;;[.G349];&quot;', '&quot;;[.H349];&quot;', &quot;;[.I349];&quot;, &quot;;[.J349];&quot;, &quot;;[.K349];&quot;, &quot;;[.L349];&quot;, &quot;;[.M349];&quot;);&quot;)" office:value-type="string" office:string-value="insert into contrat_loc (date_contrat, date_debut, date_fin, caution, id_contrat_loc_client, id_contrat_loc_agence, id_contrat_loc_vehicule, id_contrat_loc_accessoire, id_contrat_loc_penalite) values ('2017/08/18', '2017/08/18', '2017/08/19', '1500.00', 241, 53, 2, 1, 1);" calcext:value-type="string">
            <text:p>insert into contrat_loc (date_contrat, date_debut, date_fin, caution, id_contrat_loc_client, id_contrat_loc_agence, id_contrat_loc_vehicule, id_contrat_loc_accessoire, id_contrat_loc_penalite) values ('2017/08/18', '2017/08/18', '2017/08/19', '1500.00', 241, 53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4" office:value-type="date" office:date-value="2017-08-19" calcext:value-type="date">
            <text:p>2017-08-19</text:p>
          </table:table-cell>
          <table:table-cell table:style-name="ce5" table:formula="of:=TEXT([.B350];&quot;aaaa/mm/jj&quot;)" office:value-type="string" office:string-value="2017/08/19" calcext:value-type="string">
            <text:p>2017/08/19</text:p>
          </table:table-cell>
          <table:table-cell table:style-name="ce4" office:value-type="date" office:date-value="2017-08-19" calcext:value-type="date">
            <text:p>2017-08-19</text:p>
          </table:table-cell>
          <table:table-cell table:style-name="ce5" table:formula="of:=TEXT([.D350];&quot;aaaa/mm/jj&quot;)" office:value-type="string" office:string-value="2017/08/19" calcext:value-type="string">
            <text:p>2017/08/19</text:p>
          </table:table-cell>
          <table:table-cell table:style-name="ce4" table:formula="of:=[.D350]+[.N350]" office:value-type="date" office:date-value="2017-09-01" calcext:value-type="date">
            <text:p>2017-09-01</text:p>
          </table:table-cell>
          <table:table-cell table:style-name="ce5" table:formula="of:=TEXT([.F350];&quot;aaaa/mm/jj&quot;)" office:value-type="string" office:string-value="2017/09/01" calcext:value-type="string">
            <text:p>2017/09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" calcext:value-type="float">
            <text:p>2</text:p>
          </table:table-cell>
          <table:table-cell table:style-name="ce7" table:formula="of:=RANDBETWEEN(51;100)" office:value-type="float" office:value="93" calcext:value-type="float">
            <text:p>93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50];&quot;', '&quot;;[.E350];&quot;', '&quot;;[.G350];&quot;', '&quot;;[.H350];&quot;', &quot;;[.I350];&quot;, &quot;;[.J350];&quot;, &quot;;[.K350];&quot;, &quot;;[.L350];&quot;, &quot;;[.M350];&quot;);&quot;)" office:value-type="string" office:string-value="insert into contrat_loc (date_contrat, date_debut, date_fin, caution, id_contrat_loc_client, id_contrat_loc_agence, id_contrat_loc_vehicule, id_contrat_loc_accessoire, id_contrat_loc_penalite) values ('2017/08/19', '2017/08/19', '2017/09/01', '1500.00', 2, 93, 2, 4, 1);" calcext:value-type="string">
            <text:p>insert into contrat_loc (date_contrat, date_debut, date_fin, caution, id_contrat_loc_client, id_contrat_loc_agence, id_contrat_loc_vehicule, id_contrat_loc_accessoire, id_contrat_loc_penalite) values ('2017/08/19', '2017/08/19', '2017/09/01', '1500.00', 2, 93, 2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4" office:value-type="date" office:date-value="2017-08-19" calcext:value-type="date">
            <text:p>2017-08-19</text:p>
          </table:table-cell>
          <table:table-cell table:style-name="ce5" table:formula="of:=TEXT([.B351];&quot;aaaa/mm/jj&quot;)" office:value-type="string" office:string-value="2017/08/19" calcext:value-type="string">
            <text:p>2017/08/19</text:p>
          </table:table-cell>
          <table:table-cell table:style-name="ce4" office:value-type="date" office:date-value="2017-08-19" calcext:value-type="date">
            <text:p>2017-08-19</text:p>
          </table:table-cell>
          <table:table-cell table:style-name="ce5" table:formula="of:=TEXT([.D351];&quot;aaaa/mm/jj&quot;)" office:value-type="string" office:string-value="2017/08/19" calcext:value-type="string">
            <text:p>2017/08/19</text:p>
          </table:table-cell>
          <table:table-cell table:style-name="ce4" table:formula="of:=[.D351]+[.N351]" office:value-type="date" office:date-value="2017-08-20" calcext:value-type="date">
            <text:p>2017-08-20</text:p>
          </table:table-cell>
          <table:table-cell table:style-name="ce5" table:formula="of:=TEXT([.F351];&quot;aaaa/mm/jj&quot;)" office:value-type="string" office:string-value="2017/08/20" calcext:value-type="string">
            <text:p>2017/08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8" calcext:value-type="float">
            <text:p>68</text:p>
          </table:table-cell>
          <table:table-cell table:style-name="ce7" table:formula="of:=RANDBETWEEN(201;250)" office:value-type="float" office:value="224" calcext:value-type="float">
            <text:p>224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51];&quot;', '&quot;;[.E351];&quot;', '&quot;;[.G351];&quot;', '&quot;;[.H351];&quot;', &quot;;[.I351];&quot;, &quot;;[.J351];&quot;, &quot;;[.K351];&quot;, &quot;;[.L351];&quot;, &quot;;[.M351];&quot;);&quot;)" office:value-type="string" office:string-value="insert into contrat_loc (date_contrat, date_debut, date_fin, caution, id_contrat_loc_client, id_contrat_loc_agence, id_contrat_loc_vehicule, id_contrat_loc_accessoire, id_contrat_loc_penalite) values ('2017/08/19', '2017/08/19', '2017/08/20', '1500.00', 68, 224, 5, 2, 1);" calcext:value-type="string">
            <text:p>insert into contrat_loc (date_contrat, date_debut, date_fin, caution, id_contrat_loc_client, id_contrat_loc_agence, id_contrat_loc_vehicule, id_contrat_loc_accessoire, id_contrat_loc_penalite) values ('2017/08/19', '2017/08/19', '2017/08/20', '1500.00', 68, 224, 5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4" office:value-type="date" office:date-value="2017-08-19" calcext:value-type="date">
            <text:p>2017-08-19</text:p>
          </table:table-cell>
          <table:table-cell table:style-name="ce5" table:formula="of:=TEXT([.B352];&quot;aaaa/mm/jj&quot;)" office:value-type="string" office:string-value="2017/08/19" calcext:value-type="string">
            <text:p>2017/08/19</text:p>
          </table:table-cell>
          <table:table-cell table:style-name="ce4" office:value-type="date" office:date-value="2017-08-19" calcext:value-type="date">
            <text:p>2017-08-19</text:p>
          </table:table-cell>
          <table:table-cell table:style-name="ce5" table:formula="of:=TEXT([.D352];&quot;aaaa/mm/jj&quot;)" office:value-type="string" office:string-value="2017/08/19" calcext:value-type="string">
            <text:p>2017/08/19</text:p>
          </table:table-cell>
          <table:table-cell table:style-name="ce4" table:formula="of:=[.D352]+[.N352]" office:value-type="date" office:date-value="2017-08-22" calcext:value-type="date">
            <text:p>2017-08-22</text:p>
          </table:table-cell>
          <table:table-cell table:style-name="ce5" table:formula="of:=TEXT([.F352];&quot;aaaa/mm/jj&quot;)" office:value-type="string" office:string-value="2017/08/22" calcext:value-type="string">
            <text:p>2017/08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2" calcext:value-type="float">
            <text:p>152</text:p>
          </table:table-cell>
          <table:table-cell table:style-name="ce7" table:formula="of:=RANDBETWEEN(101;150)" office:value-type="float" office:value="105" calcext:value-type="float">
            <text:p>105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52];&quot;', '&quot;;[.E352];&quot;', '&quot;;[.G352];&quot;', '&quot;;[.H352];&quot;', &quot;;[.I352];&quot;, &quot;;[.J352];&quot;, &quot;;[.K352];&quot;, &quot;;[.L352];&quot;, &quot;;[.M352];&quot;);&quot;)" office:value-type="string" office:string-value="insert into contrat_loc (date_contrat, date_debut, date_fin, caution, id_contrat_loc_client, id_contrat_loc_agence, id_contrat_loc_vehicule, id_contrat_loc_accessoire, id_contrat_loc_penalite) values ('2017/08/19', '2017/08/19', '2017/08/22', '1500.00', 152, 105, 3, 1, 1);" calcext:value-type="string">
            <text:p>insert into contrat_loc (date_contrat, date_debut, date_fin, caution, id_contrat_loc_client, id_contrat_loc_agence, id_contrat_loc_vehicule, id_contrat_loc_accessoire, id_contrat_loc_penalite) values ('2017/08/19', '2017/08/19', '2017/08/22', '1500.00', 152, 105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4" office:value-type="date" office:date-value="2017-08-20" calcext:value-type="date">
            <text:p>2017-08-20</text:p>
          </table:table-cell>
          <table:table-cell table:style-name="ce5" table:formula="of:=TEXT([.B353];&quot;aaaa/mm/jj&quot;)" office:value-type="string" office:string-value="2017/08/20" calcext:value-type="string">
            <text:p>2017/08/20</text:p>
          </table:table-cell>
          <table:table-cell table:style-name="ce4" office:value-type="date" office:date-value="2017-08-20" calcext:value-type="date">
            <text:p>2017-08-20</text:p>
          </table:table-cell>
          <table:table-cell table:style-name="ce5" table:formula="of:=TEXT([.D353];&quot;aaaa/mm/jj&quot;)" office:value-type="string" office:string-value="2017/08/20" calcext:value-type="string">
            <text:p>2017/08/20</text:p>
          </table:table-cell>
          <table:table-cell table:style-name="ce4" table:formula="of:=[.D353]+[.N353]" office:value-type="date" office:date-value="2017-09-03" calcext:value-type="date">
            <text:p>2017-09-03</text:p>
          </table:table-cell>
          <table:table-cell table:style-name="ce5" table:formula="of:=TEXT([.F353];&quot;aaaa/mm/jj&quot;)" office:value-type="string" office:string-value="2017/09/03" calcext:value-type="string">
            <text:p>2017/09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6" calcext:value-type="float">
            <text:p>106</text:p>
          </table:table-cell>
          <table:table-cell table:style-name="ce7" table:formula="of:=RANDBETWEEN(51;100)" office:value-type="float" office:value="51" calcext:value-type="float">
            <text:p>51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53];&quot;', '&quot;;[.E353];&quot;', '&quot;;[.G353];&quot;', '&quot;;[.H353];&quot;', &quot;;[.I353];&quot;, &quot;;[.J353];&quot;, &quot;;[.K353];&quot;, &quot;;[.L353];&quot;, &quot;;[.M353];&quot;);&quot;)" office:value-type="string" office:string-value="insert into contrat_loc (date_contrat, date_debut, date_fin, caution, id_contrat_loc_client, id_contrat_loc_agence, id_contrat_loc_vehicule, id_contrat_loc_accessoire, id_contrat_loc_penalite) values ('2017/08/20', '2017/08/20', '2017/09/03', '1500.00', 106, 51, 2, 2, 1);" calcext:value-type="string">
            <text:p>insert into contrat_loc (date_contrat, date_debut, date_fin, caution, id_contrat_loc_client, id_contrat_loc_agence, id_contrat_loc_vehicule, id_contrat_loc_accessoire, id_contrat_loc_penalite) values ('2017/08/20', '2017/08/20', '2017/09/03', '1500.00', 106, 51, 2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4" office:value-type="date" office:date-value="2017-08-20" calcext:value-type="date">
            <text:p>2017-08-20</text:p>
          </table:table-cell>
          <table:table-cell table:style-name="ce5" table:formula="of:=TEXT([.B354];&quot;aaaa/mm/jj&quot;)" office:value-type="string" office:string-value="2017/08/20" calcext:value-type="string">
            <text:p>2017/08/20</text:p>
          </table:table-cell>
          <table:table-cell table:style-name="ce4" office:value-type="date" office:date-value="2017-08-20" calcext:value-type="date">
            <text:p>2017-08-20</text:p>
          </table:table-cell>
          <table:table-cell table:style-name="ce5" table:formula="of:=TEXT([.D354];&quot;aaaa/mm/jj&quot;)" office:value-type="string" office:string-value="2017/08/20" calcext:value-type="string">
            <text:p>2017/08/20</text:p>
          </table:table-cell>
          <table:table-cell table:style-name="ce4" table:formula="of:=[.D354]+[.N354]" office:value-type="date" office:date-value="2017-08-27" calcext:value-type="date">
            <text:p>2017-08-27</text:p>
          </table:table-cell>
          <table:table-cell table:style-name="ce5" table:formula="of:=TEXT([.F354];&quot;aaaa/mm/jj&quot;)" office:value-type="string" office:string-value="2017/08/27" calcext:value-type="string">
            <text:p>2017/08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2" calcext:value-type="float">
            <text:p>72</text:p>
          </table:table-cell>
          <table:table-cell table:style-name="ce7" table:formula="of:=RANDBETWEEN(201;250)" office:value-type="float" office:value="243" calcext:value-type="float">
            <text:p>243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54];&quot;', '&quot;;[.E354];&quot;', '&quot;;[.G354];&quot;', '&quot;;[.H354];&quot;', &quot;;[.I354];&quot;, &quot;;[.J354];&quot;, &quot;;[.K354];&quot;, &quot;;[.L354];&quot;, &quot;;[.M354];&quot;);&quot;)" office:value-type="string" office:string-value="insert into contrat_loc (date_contrat, date_debut, date_fin, caution, id_contrat_loc_client, id_contrat_loc_agence, id_contrat_loc_vehicule, id_contrat_loc_accessoire, id_contrat_loc_penalite) values ('2017/08/20', '2017/08/20', '2017/08/27', '1500.00', 72, 243, 5, 6, 1);" calcext:value-type="string">
            <text:p>insert into contrat_loc (date_contrat, date_debut, date_fin, caution, id_contrat_loc_client, id_contrat_loc_agence, id_contrat_loc_vehicule, id_contrat_loc_accessoire, id_contrat_loc_penalite) values ('2017/08/20', '2017/08/20', '2017/08/27', '1500.00', 72, 243, 5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style-name="ce4" office:value-type="date" office:date-value="2017-08-21" calcext:value-type="date">
            <text:p>2017-08-21</text:p>
          </table:table-cell>
          <table:table-cell table:style-name="ce5" table:formula="of:=TEXT([.B355];&quot;aaaa/mm/jj&quot;)" office:value-type="string" office:string-value="2017/08/21" calcext:value-type="string">
            <text:p>2017/08/21</text:p>
          </table:table-cell>
          <table:table-cell table:style-name="ce4" office:value-type="date" office:date-value="2017-08-21" calcext:value-type="date">
            <text:p>2017-08-21</text:p>
          </table:table-cell>
          <table:table-cell table:style-name="ce5" table:formula="of:=TEXT([.D355];&quot;aaaa/mm/jj&quot;)" office:value-type="string" office:string-value="2017/08/21" calcext:value-type="string">
            <text:p>2017/08/21</text:p>
          </table:table-cell>
          <table:table-cell table:style-name="ce4" table:formula="of:=[.D355]+[.N355]" office:value-type="date" office:date-value="2017-09-04" calcext:value-type="date">
            <text:p>2017-09-04</text:p>
          </table:table-cell>
          <table:table-cell table:style-name="ce5" table:formula="of:=TEXT([.F355];&quot;aaaa/mm/jj&quot;)" office:value-type="string" office:string-value="2017/09/04" calcext:value-type="string">
            <text:p>2017/09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7" calcext:value-type="float">
            <text:p>117</text:p>
          </table:table-cell>
          <table:table-cell table:style-name="ce7" table:formula="of:=RANDBETWEEN(51;100)" office:value-type="float" office:value="88" calcext:value-type="float">
            <text:p>88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55];&quot;', '&quot;;[.E355];&quot;', '&quot;;[.G355];&quot;', '&quot;;[.H355];&quot;', &quot;;[.I355];&quot;, &quot;;[.J355];&quot;, &quot;;[.K355];&quot;, &quot;;[.L355];&quot;, &quot;;[.M355];&quot;);&quot;)" office:value-type="string" office:string-value="insert into contrat_loc (date_contrat, date_debut, date_fin, caution, id_contrat_loc_client, id_contrat_loc_agence, id_contrat_loc_vehicule, id_contrat_loc_accessoire, id_contrat_loc_penalite) values ('2017/08/21', '2017/08/21', '2017/09/04', '1500.00', 117, 88, 2, 7, 1);" calcext:value-type="string">
            <text:p>insert into contrat_loc (date_contrat, date_debut, date_fin, caution, id_contrat_loc_client, id_contrat_loc_agence, id_contrat_loc_vehicule, id_contrat_loc_accessoire, id_contrat_loc_penalite) values ('2017/08/21', '2017/08/21', '2017/09/04', '1500.00', 117, 88, 2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4" office:value-type="date" office:date-value="2017-08-21" calcext:value-type="date">
            <text:p>2017-08-21</text:p>
          </table:table-cell>
          <table:table-cell table:style-name="ce5" table:formula="of:=TEXT([.B356];&quot;aaaa/mm/jj&quot;)" office:value-type="string" office:string-value="2017/08/21" calcext:value-type="string">
            <text:p>2017/08/21</text:p>
          </table:table-cell>
          <table:table-cell table:style-name="ce4" office:value-type="date" office:date-value="2017-08-21" calcext:value-type="date">
            <text:p>2017-08-21</text:p>
          </table:table-cell>
          <table:table-cell table:style-name="ce5" table:formula="of:=TEXT([.D356];&quot;aaaa/mm/jj&quot;)" office:value-type="string" office:string-value="2017/08/21" calcext:value-type="string">
            <text:p>2017/08/21</text:p>
          </table:table-cell>
          <table:table-cell table:style-name="ce4" table:formula="of:=[.D356]+[.N356]" office:value-type="date" office:date-value="2017-09-05" calcext:value-type="date">
            <text:p>2017-09-05</text:p>
          </table:table-cell>
          <table:table-cell table:style-name="ce5" table:formula="of:=TEXT([.F356];&quot;aaaa/mm/jj&quot;)" office:value-type="string" office:string-value="2017/09/05" calcext:value-type="string">
            <text:p>2017/09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31" calcext:value-type="float">
            <text:p>31</text:p>
          </table:table-cell>
          <table:table-cell table:style-name="ce7" table:formula="of:=RANDBETWEEN(151;200)" office:value-type="float" office:value="196" calcext:value-type="float">
            <text:p>196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56];&quot;', '&quot;;[.E356];&quot;', '&quot;;[.G356];&quot;', '&quot;;[.H356];&quot;', &quot;;[.I356];&quot;, &quot;;[.J356];&quot;, &quot;;[.K356];&quot;, &quot;;[.L356];&quot;, &quot;;[.M356];&quot;);&quot;)" office:value-type="string" office:string-value="insert into contrat_loc (date_contrat, date_debut, date_fin, caution, id_contrat_loc_client, id_contrat_loc_agence, id_contrat_loc_vehicule, id_contrat_loc_accessoire, id_contrat_loc_penalite) values ('2017/08/21', '2017/08/21', '2017/09/05', '1500.00', 31, 196, 4, 1, 1);" calcext:value-type="string">
            <text:p>insert into contrat_loc (date_contrat, date_debut, date_fin, caution, id_contrat_loc_client, id_contrat_loc_agence, id_contrat_loc_vehicule, id_contrat_loc_accessoire, id_contrat_loc_penalite) values ('2017/08/21', '2017/08/21', '2017/09/05', '1500.00', 31, 196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4" office:value-type="date" office:date-value="2017-08-21" calcext:value-type="date">
            <text:p>2017-08-21</text:p>
          </table:table-cell>
          <table:table-cell table:style-name="ce5" table:formula="of:=TEXT([.B357];&quot;aaaa/mm/jj&quot;)" office:value-type="string" office:string-value="2017/08/21" calcext:value-type="string">
            <text:p>2017/08/21</text:p>
          </table:table-cell>
          <table:table-cell table:style-name="ce4" office:value-type="date" office:date-value="2017-08-21" calcext:value-type="date">
            <text:p>2017-08-21</text:p>
          </table:table-cell>
          <table:table-cell table:style-name="ce5" table:formula="of:=TEXT([.D357];&quot;aaaa/mm/jj&quot;)" office:value-type="string" office:string-value="2017/08/21" calcext:value-type="string">
            <text:p>2017/08/21</text:p>
          </table:table-cell>
          <table:table-cell table:style-name="ce4" table:formula="of:=[.D357]+[.N357]" office:value-type="date" office:date-value="2017-08-27" calcext:value-type="date">
            <text:p>2017-08-27</text:p>
          </table:table-cell>
          <table:table-cell table:style-name="ce5" table:formula="of:=TEXT([.F357];&quot;aaaa/mm/jj&quot;)" office:value-type="string" office:string-value="2017/08/27" calcext:value-type="string">
            <text:p>2017/08/27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48" calcext:value-type="float">
            <text:p>148</text:p>
          </table:table-cell>
          <table:table-cell table:style-name="ce7" table:formula="of:=RANDBETWEEN(51;100)" office:value-type="float" office:value="78" calcext:value-type="float">
            <text:p>78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57];&quot;', '&quot;;[.E357];&quot;', '&quot;;[.G357];&quot;', '&quot;;[.H357];&quot;', &quot;;[.I357];&quot;, &quot;;[.J357];&quot;, &quot;;[.K357];&quot;, &quot;;[.L357];&quot;, &quot;;[.M357];&quot;);&quot;)" office:value-type="string" office:string-value="insert into contrat_loc (date_contrat, date_debut, date_fin, caution, id_contrat_loc_client, id_contrat_loc_agence, id_contrat_loc_vehicule, id_contrat_loc_accessoire, id_contrat_loc_penalite) values ('2017/08/21', '2017/08/21', '2017/08/27', '1500.00', 148, 78, 2, 7, 1);" calcext:value-type="string">
            <text:p>insert into contrat_loc (date_contrat, date_debut, date_fin, caution, id_contrat_loc_client, id_contrat_loc_agence, id_contrat_loc_vehicule, id_contrat_loc_accessoire, id_contrat_loc_penalite) values ('2017/08/21', '2017/08/21', '2017/08/27', '1500.00', 148, 78, 2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4" office:value-type="date" office:date-value="2017-08-22" calcext:value-type="date">
            <text:p>2017-08-22</text:p>
          </table:table-cell>
          <table:table-cell table:style-name="ce5" table:formula="of:=TEXT([.B358];&quot;aaaa/mm/jj&quot;)" office:value-type="string" office:string-value="2017/08/22" calcext:value-type="string">
            <text:p>2017/08/22</text:p>
          </table:table-cell>
          <table:table-cell table:style-name="ce4" office:value-type="date" office:date-value="2017-08-22" calcext:value-type="date">
            <text:p>2017-08-22</text:p>
          </table:table-cell>
          <table:table-cell table:style-name="ce5" table:formula="of:=TEXT([.D358];&quot;aaaa/mm/jj&quot;)" office:value-type="string" office:string-value="2017/08/22" calcext:value-type="string">
            <text:p>2017/08/22</text:p>
          </table:table-cell>
          <table:table-cell table:style-name="ce4" table:formula="of:=[.D358]+[.N358]" office:value-type="date" office:date-value="2017-09-06" calcext:value-type="date">
            <text:p>2017-09-06</text:p>
          </table:table-cell>
          <table:table-cell table:style-name="ce5" table:formula="of:=TEXT([.F358];&quot;aaaa/mm/jj&quot;)" office:value-type="string" office:string-value="2017/09/06" calcext:value-type="string">
            <text:p>2017/09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2" calcext:value-type="float">
            <text:p>112</text:p>
          </table:table-cell>
          <table:table-cell table:style-name="ce7" table:formula="of:=RANDBETWEEN(51;100)" office:value-type="float" office:value="58" calcext:value-type="float">
            <text:p>58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58];&quot;', '&quot;;[.E358];&quot;', '&quot;;[.G358];&quot;', '&quot;;[.H358];&quot;', &quot;;[.I358];&quot;, &quot;;[.J358];&quot;, &quot;;[.K358];&quot;, &quot;;[.L358];&quot;, &quot;;[.M358];&quot;);&quot;)" office:value-type="string" office:string-value="insert into contrat_loc (date_contrat, date_debut, date_fin, caution, id_contrat_loc_client, id_contrat_loc_agence, id_contrat_loc_vehicule, id_contrat_loc_accessoire, id_contrat_loc_penalite) values ('2017/08/22', '2017/08/22', '2017/09/06', '1500.00', 112, 58, 2, 1, 1);" calcext:value-type="string">
            <text:p>insert into contrat_loc (date_contrat, date_debut, date_fin, caution, id_contrat_loc_client, id_contrat_loc_agence, id_contrat_loc_vehicule, id_contrat_loc_accessoire, id_contrat_loc_penalite) values ('2017/08/22', '2017/08/22', '2017/09/06', '1500.00', 112, 58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4" office:value-type="date" office:date-value="2017-08-23" calcext:value-type="date">
            <text:p>2017-08-23</text:p>
          </table:table-cell>
          <table:table-cell table:style-name="ce5" table:formula="of:=TEXT([.B359];&quot;aaaa/mm/jj&quot;)" office:value-type="string" office:string-value="2017/08/23" calcext:value-type="string">
            <text:p>2017/08/23</text:p>
          </table:table-cell>
          <table:table-cell table:style-name="ce4" office:value-type="date" office:date-value="2017-08-23" calcext:value-type="date">
            <text:p>2017-08-23</text:p>
          </table:table-cell>
          <table:table-cell table:style-name="ce5" table:formula="of:=TEXT([.D359];&quot;aaaa/mm/jj&quot;)" office:value-type="string" office:string-value="2017/08/23" calcext:value-type="string">
            <text:p>2017/08/23</text:p>
          </table:table-cell>
          <table:table-cell table:style-name="ce4" table:formula="of:=[.D359]+[.N359]" office:value-type="date" office:date-value="2017-09-02" calcext:value-type="date">
            <text:p>2017-09-02</text:p>
          </table:table-cell>
          <table:table-cell table:style-name="ce5" table:formula="of:=TEXT([.F359];&quot;aaaa/mm/jj&quot;)" office:value-type="string" office:string-value="2017/09/02" calcext:value-type="string">
            <text:p>2017/09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" calcext:value-type="float">
            <text:p>10</text:p>
          </table:table-cell>
          <table:table-cell table:style-name="ce7" table:formula="of:=RANDBETWEEN(1;50)" office:value-type="float" office:value="48" calcext:value-type="float">
            <text:p>4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59];&quot;', '&quot;;[.E359];&quot;', '&quot;;[.G359];&quot;', '&quot;;[.H359];&quot;', &quot;;[.I359];&quot;, &quot;;[.J359];&quot;, &quot;;[.K359];&quot;, &quot;;[.L359];&quot;, &quot;;[.M359];&quot;);&quot;)" office:value-type="string" office:string-value="insert into contrat_loc (date_contrat, date_debut, date_fin, caution, id_contrat_loc_client, id_contrat_loc_agence, id_contrat_loc_vehicule, id_contrat_loc_accessoire, id_contrat_loc_penalite) values ('2017/08/23', '2017/08/23', '2017/09/02', '1500.00', 10, 48, 1, 5, 1);" calcext:value-type="string">
            <text:p>insert into contrat_loc (date_contrat, date_debut, date_fin, caution, id_contrat_loc_client, id_contrat_loc_agence, id_contrat_loc_vehicule, id_contrat_loc_accessoire, id_contrat_loc_penalite) values ('2017/08/23', '2017/08/23', '2017/09/02', '1500.00', 10, 48, 1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4" office:value-type="date" office:date-value="2017-08-23" calcext:value-type="date">
            <text:p>2017-08-23</text:p>
          </table:table-cell>
          <table:table-cell table:style-name="ce5" table:formula="of:=TEXT([.B360];&quot;aaaa/mm/jj&quot;)" office:value-type="string" office:string-value="2017/08/23" calcext:value-type="string">
            <text:p>2017/08/23</text:p>
          </table:table-cell>
          <table:table-cell table:style-name="ce4" office:value-type="date" office:date-value="2017-08-23" calcext:value-type="date">
            <text:p>2017-08-23</text:p>
          </table:table-cell>
          <table:table-cell table:style-name="ce5" table:formula="of:=TEXT([.D360];&quot;aaaa/mm/jj&quot;)" office:value-type="string" office:string-value="2017/08/23" calcext:value-type="string">
            <text:p>2017/08/23</text:p>
          </table:table-cell>
          <table:table-cell table:style-name="ce4" table:formula="of:=[.D360]+[.N360]" office:value-type="date" office:date-value="2017-09-06" calcext:value-type="date">
            <text:p>2017-09-06</text:p>
          </table:table-cell>
          <table:table-cell table:style-name="ce5" table:formula="of:=TEXT([.F360];&quot;aaaa/mm/jj&quot;)" office:value-type="string" office:string-value="2017/09/06" calcext:value-type="string">
            <text:p>2017/09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4" calcext:value-type="float">
            <text:p>144</text:p>
          </table:table-cell>
          <table:table-cell table:style-name="ce7" table:formula="of:=RANDBETWEEN(101;150)" office:value-type="float" office:value="119" calcext:value-type="float">
            <text:p>119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2;4)" office:value-type="float" office:value="3" calcext:value-type="float">
            <text:p>3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60];&quot;', '&quot;;[.E360];&quot;', '&quot;;[.G360];&quot;', '&quot;;[.H360];&quot;', &quot;;[.I360];&quot;, &quot;;[.J360];&quot;, &quot;;[.K360];&quot;, &quot;;[.L360];&quot;, &quot;;[.M360];&quot;);&quot;)" office:value-type="string" office:string-value="insert into contrat_loc (date_contrat, date_debut, date_fin, caution, id_contrat_loc_client, id_contrat_loc_agence, id_contrat_loc_vehicule, id_contrat_loc_accessoire, id_contrat_loc_penalite) values ('2017/08/23', '2017/08/23', '2017/09/06', '1500.00', 144, 119, 3, 6, 3);" calcext:value-type="string">
            <text:p>insert into contrat_loc (date_contrat, date_debut, date_fin, caution, id_contrat_loc_client, id_contrat_loc_agence, id_contrat_loc_vehicule, id_contrat_loc_accessoire, id_contrat_loc_penalite) values ('2017/08/23', '2017/08/23', '2017/09/06', '1500.00', 144, 119, 3, 6, 3);</text:p>
          </table:table-cell>
          <table:table-cell table:number-columns-repeated="1009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4" office:value-type="date" office:date-value="2017-08-24" calcext:value-type="date">
            <text:p>2017-08-24</text:p>
          </table:table-cell>
          <table:table-cell table:style-name="ce5" table:formula="of:=TEXT([.B361];&quot;aaaa/mm/jj&quot;)" office:value-type="string" office:string-value="2017/08/24" calcext:value-type="string">
            <text:p>2017/08/24</text:p>
          </table:table-cell>
          <table:table-cell table:style-name="ce4" office:value-type="date" office:date-value="2017-08-24" calcext:value-type="date">
            <text:p>2017-08-24</text:p>
          </table:table-cell>
          <table:table-cell table:style-name="ce5" table:formula="of:=TEXT([.D361];&quot;aaaa/mm/jj&quot;)" office:value-type="string" office:string-value="2017/08/24" calcext:value-type="string">
            <text:p>2017/08/24</text:p>
          </table:table-cell>
          <table:table-cell table:style-name="ce4" table:formula="of:=[.D361]+[.N361]" office:value-type="date" office:date-value="2017-08-26" calcext:value-type="date">
            <text:p>2017-08-26</text:p>
          </table:table-cell>
          <table:table-cell table:style-name="ce5" table:formula="of:=TEXT([.F361];&quot;aaaa/mm/jj&quot;)" office:value-type="string" office:string-value="2017/08/26" calcext:value-type="string">
            <text:p>2017/08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3" calcext:value-type="float">
            <text:p>93</text:p>
          </table:table-cell>
          <table:table-cell table:style-name="ce7" table:formula="of:=RANDBETWEEN(101;150)" office:value-type="float" office:value="138" calcext:value-type="float">
            <text:p>13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61];&quot;', '&quot;;[.E361];&quot;', '&quot;;[.G361];&quot;', '&quot;;[.H361];&quot;', &quot;;[.I361];&quot;, &quot;;[.J361];&quot;, &quot;;[.K361];&quot;, &quot;;[.L361];&quot;, &quot;;[.M361];&quot;);&quot;)" office:value-type="string" office:string-value="insert into contrat_loc (date_contrat, date_debut, date_fin, caution, id_contrat_loc_client, id_contrat_loc_agence, id_contrat_loc_vehicule, id_contrat_loc_accessoire, id_contrat_loc_penalite) values ('2017/08/24', '2017/08/24', '2017/08/26', '1500.00', 93, 138, 3, 1, 1);" calcext:value-type="string">
            <text:p>insert into contrat_loc (date_contrat, date_debut, date_fin, caution, id_contrat_loc_client, id_contrat_loc_agence, id_contrat_loc_vehicule, id_contrat_loc_accessoire, id_contrat_loc_penalite) values ('2017/08/24', '2017/08/24', '2017/08/26', '1500.00', 93, 138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4" office:value-type="date" office:date-value="2017-08-24" calcext:value-type="date">
            <text:p>2017-08-24</text:p>
          </table:table-cell>
          <table:table-cell table:style-name="ce5" table:formula="of:=TEXT([.B362];&quot;aaaa/mm/jj&quot;)" office:value-type="string" office:string-value="2017/08/24" calcext:value-type="string">
            <text:p>2017/08/24</text:p>
          </table:table-cell>
          <table:table-cell table:style-name="ce4" office:value-type="date" office:date-value="2017-08-24" calcext:value-type="date">
            <text:p>2017-08-24</text:p>
          </table:table-cell>
          <table:table-cell table:style-name="ce5" table:formula="of:=TEXT([.D362];&quot;aaaa/mm/jj&quot;)" office:value-type="string" office:string-value="2017/08/24" calcext:value-type="string">
            <text:p>2017/08/24</text:p>
          </table:table-cell>
          <table:table-cell table:style-name="ce4" table:formula="of:=[.D362]+[.N362]" office:value-type="date" office:date-value="2017-08-28" calcext:value-type="date">
            <text:p>2017-08-28</text:p>
          </table:table-cell>
          <table:table-cell table:style-name="ce5" table:formula="of:=TEXT([.F362];&quot;aaaa/mm/jj&quot;)" office:value-type="string" office:string-value="2017/08/28" calcext:value-type="string">
            <text:p>2017/08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3" calcext:value-type="float">
            <text:p>183</text:p>
          </table:table-cell>
          <table:table-cell table:style-name="ce7" table:formula="of:=RANDBETWEEN(101;150)" office:value-type="float" office:value="116" calcext:value-type="float">
            <text:p>116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62];&quot;', '&quot;;[.E362];&quot;', '&quot;;[.G362];&quot;', '&quot;;[.H362];&quot;', &quot;;[.I362];&quot;, &quot;;[.J362];&quot;, &quot;;[.K362];&quot;, &quot;;[.L362];&quot;, &quot;;[.M362];&quot;);&quot;)" office:value-type="string" office:string-value="insert into contrat_loc (date_contrat, date_debut, date_fin, caution, id_contrat_loc_client, id_contrat_loc_agence, id_contrat_loc_vehicule, id_contrat_loc_accessoire, id_contrat_loc_penalite) values ('2017/08/24', '2017/08/24', '2017/08/28', '1500.00', 183, 116, 3, 1, 1);" calcext:value-type="string">
            <text:p>insert into contrat_loc (date_contrat, date_debut, date_fin, caution, id_contrat_loc_client, id_contrat_loc_agence, id_contrat_loc_vehicule, id_contrat_loc_accessoire, id_contrat_loc_penalite) values ('2017/08/24', '2017/08/24', '2017/08/28', '1500.00', 183, 116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table:style-name="ce4" office:value-type="date" office:date-value="2017-08-26" calcext:value-type="date">
            <text:p>2017-08-26</text:p>
          </table:table-cell>
          <table:table-cell table:style-name="ce5" table:formula="of:=TEXT([.B363];&quot;aaaa/mm/jj&quot;)" office:value-type="string" office:string-value="2017/08/26" calcext:value-type="string">
            <text:p>2017/08/26</text:p>
          </table:table-cell>
          <table:table-cell table:style-name="ce4" office:value-type="date" office:date-value="2017-08-26" calcext:value-type="date">
            <text:p>2017-08-26</text:p>
          </table:table-cell>
          <table:table-cell table:style-name="ce5" table:formula="of:=TEXT([.D363];&quot;aaaa/mm/jj&quot;)" office:value-type="string" office:string-value="2017/08/26" calcext:value-type="string">
            <text:p>2017/08/26</text:p>
          </table:table-cell>
          <table:table-cell table:style-name="ce4" table:formula="of:=[.D363]+[.N363]" office:value-type="date" office:date-value="2017-09-05" calcext:value-type="date">
            <text:p>2017-09-05</text:p>
          </table:table-cell>
          <table:table-cell table:style-name="ce5" table:formula="of:=TEXT([.F363];&quot;aaaa/mm/jj&quot;)" office:value-type="string" office:string-value="2017/09/05" calcext:value-type="string">
            <text:p>2017/09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9" calcext:value-type="float">
            <text:p>119</text:p>
          </table:table-cell>
          <table:table-cell table:style-name="ce7" table:formula="of:=RANDBETWEEN(1;50)" office:value-type="float" office:value="1" calcext:value-type="float">
            <text:p>1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63];&quot;', '&quot;;[.E363];&quot;', '&quot;;[.G363];&quot;', '&quot;;[.H363];&quot;', &quot;;[.I363];&quot;, &quot;;[.J363];&quot;, &quot;;[.K363];&quot;, &quot;;[.L363];&quot;, &quot;;[.M363];&quot;);&quot;)" office:value-type="string" office:string-value="insert into contrat_loc (date_contrat, date_debut, date_fin, caution, id_contrat_loc_client, id_contrat_loc_agence, id_contrat_loc_vehicule, id_contrat_loc_accessoire, id_contrat_loc_penalite) values ('2017/08/26', '2017/08/26', '2017/09/05', '1500.00', 119, 1, 1, 1, 1);" calcext:value-type="string">
            <text:p>insert into contrat_loc (date_contrat, date_debut, date_fin, caution, id_contrat_loc_client, id_contrat_loc_agence, id_contrat_loc_vehicule, id_contrat_loc_accessoire, id_contrat_loc_penalite) values ('2017/08/26', '2017/08/26', '2017/09/05', '1500.00', 119, 1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table:style-name="ce4" office:value-type="date" office:date-value="2017-08-27" calcext:value-type="date">
            <text:p>2017-08-27</text:p>
          </table:table-cell>
          <table:table-cell table:style-name="ce5" table:formula="of:=TEXT([.B364];&quot;aaaa/mm/jj&quot;)" office:value-type="string" office:string-value="2017/08/27" calcext:value-type="string">
            <text:p>2017/08/27</text:p>
          </table:table-cell>
          <table:table-cell table:style-name="ce4" office:value-type="date" office:date-value="2017-08-27" calcext:value-type="date">
            <text:p>2017-08-27</text:p>
          </table:table-cell>
          <table:table-cell table:style-name="ce5" table:formula="of:=TEXT([.D364];&quot;aaaa/mm/jj&quot;)" office:value-type="string" office:string-value="2017/08/27" calcext:value-type="string">
            <text:p>2017/08/27</text:p>
          </table:table-cell>
          <table:table-cell table:style-name="ce4" table:formula="of:=[.D364]+[.N364]" office:value-type="date" office:date-value="2017-09-06" calcext:value-type="date">
            <text:p>2017-09-06</text:p>
          </table:table-cell>
          <table:table-cell table:style-name="ce5" table:formula="of:=TEXT([.F364];&quot;aaaa/mm/jj&quot;)" office:value-type="string" office:string-value="2017/09/06" calcext:value-type="string">
            <text:p>2017/09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8" calcext:value-type="float">
            <text:p>168</text:p>
          </table:table-cell>
          <table:table-cell table:style-name="ce7" table:formula="of:=RANDBETWEEN(101;150)" office:value-type="float" office:value="132" calcext:value-type="float">
            <text:p>132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64];&quot;', '&quot;;[.E364];&quot;', '&quot;;[.G364];&quot;', '&quot;;[.H364];&quot;', &quot;;[.I364];&quot;, &quot;;[.J364];&quot;, &quot;;[.K364];&quot;, &quot;;[.L364];&quot;, &quot;;[.M364];&quot;);&quot;)" office:value-type="string" office:string-value="insert into contrat_loc (date_contrat, date_debut, date_fin, caution, id_contrat_loc_client, id_contrat_loc_agence, id_contrat_loc_vehicule, id_contrat_loc_accessoire, id_contrat_loc_penalite) values ('2017/08/27', '2017/08/27', '2017/09/06', '1500.00', 168, 132, 3, 1, 1);" calcext:value-type="string">
            <text:p>insert into contrat_loc (date_contrat, date_debut, date_fin, caution, id_contrat_loc_client, id_contrat_loc_agence, id_contrat_loc_vehicule, id_contrat_loc_accessoire, id_contrat_loc_penalite) values ('2017/08/27', '2017/08/27', '2017/09/06', '1500.00', 168, 132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table:style-name="ce4" office:value-type="date" office:date-value="2017-08-27" calcext:value-type="date">
            <text:p>2017-08-27</text:p>
          </table:table-cell>
          <table:table-cell table:style-name="ce5" table:formula="of:=TEXT([.B365];&quot;aaaa/mm/jj&quot;)" office:value-type="string" office:string-value="2017/08/27" calcext:value-type="string">
            <text:p>2017/08/27</text:p>
          </table:table-cell>
          <table:table-cell table:style-name="ce4" office:value-type="date" office:date-value="2017-08-27" calcext:value-type="date">
            <text:p>2017-08-27</text:p>
          </table:table-cell>
          <table:table-cell table:style-name="ce5" table:formula="of:=TEXT([.D365];&quot;aaaa/mm/jj&quot;)" office:value-type="string" office:string-value="2017/08/27" calcext:value-type="string">
            <text:p>2017/08/27</text:p>
          </table:table-cell>
          <table:table-cell table:style-name="ce4" table:formula="of:=[.D365]+[.N365]" office:value-type="date" office:date-value="2017-09-05" calcext:value-type="date">
            <text:p>2017-09-05</text:p>
          </table:table-cell>
          <table:table-cell table:style-name="ce5" table:formula="of:=TEXT([.F365];&quot;aaaa/mm/jj&quot;)" office:value-type="string" office:string-value="2017/09/05" calcext:value-type="string">
            <text:p>2017/09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1" calcext:value-type="float">
            <text:p>51</text:p>
          </table:table-cell>
          <table:table-cell table:style-name="ce7" table:formula="of:=RANDBETWEEN(101;150)" office:value-type="float" office:value="144" calcext:value-type="float">
            <text:p>144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65];&quot;', '&quot;;[.E365];&quot;', '&quot;;[.G365];&quot;', '&quot;;[.H365];&quot;', &quot;;[.I365];&quot;, &quot;;[.J365];&quot;, &quot;;[.K365];&quot;, &quot;;[.L365];&quot;, &quot;;[.M365];&quot;);&quot;)" office:value-type="string" office:string-value="insert into contrat_loc (date_contrat, date_debut, date_fin, caution, id_contrat_loc_client, id_contrat_loc_agence, id_contrat_loc_vehicule, id_contrat_loc_accessoire, id_contrat_loc_penalite) values ('2017/08/27', '2017/08/27', '2017/09/05', '1500.00', 51, 144, 3, 1, 1);" calcext:value-type="string">
            <text:p>insert into contrat_loc (date_contrat, date_debut, date_fin, caution, id_contrat_loc_client, id_contrat_loc_agence, id_contrat_loc_vehicule, id_contrat_loc_accessoire, id_contrat_loc_penalite) values ('2017/08/27', '2017/08/27', '2017/09/05', '1500.00', 51, 144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4" office:value-type="date" office:date-value="2017-08-29" calcext:value-type="date">
            <text:p>2017-08-29</text:p>
          </table:table-cell>
          <table:table-cell table:style-name="ce5" table:formula="of:=TEXT([.B366];&quot;aaaa/mm/jj&quot;)" office:value-type="string" office:string-value="2017/08/29" calcext:value-type="string">
            <text:p>2017/08/29</text:p>
          </table:table-cell>
          <table:table-cell table:style-name="ce4" office:value-type="date" office:date-value="2017-08-29" calcext:value-type="date">
            <text:p>2017-08-29</text:p>
          </table:table-cell>
          <table:table-cell table:style-name="ce5" table:formula="of:=TEXT([.D366];&quot;aaaa/mm/jj&quot;)" office:value-type="string" office:string-value="2017/08/29" calcext:value-type="string">
            <text:p>2017/08/29</text:p>
          </table:table-cell>
          <table:table-cell table:style-name="ce4" table:formula="of:=[.D366]+[.N366]" office:value-type="date" office:date-value="2017-09-07" calcext:value-type="date">
            <text:p>2017-09-07</text:p>
          </table:table-cell>
          <table:table-cell table:style-name="ce5" table:formula="of:=TEXT([.F366];&quot;aaaa/mm/jj&quot;)" office:value-type="string" office:string-value="2017/09/07" calcext:value-type="string">
            <text:p>2017/09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" calcext:value-type="float">
            <text:p>11</text:p>
          </table:table-cell>
          <table:table-cell table:style-name="ce7" table:formula="of:=RANDBETWEEN(151;200)" office:value-type="float" office:value="180" calcext:value-type="float">
            <text:p>180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66];&quot;', '&quot;;[.E366];&quot;', '&quot;;[.G366];&quot;', '&quot;;[.H366];&quot;', &quot;;[.I366];&quot;, &quot;;[.J366];&quot;, &quot;;[.K366];&quot;, &quot;;[.L366];&quot;, &quot;;[.M366];&quot;);&quot;)" office:value-type="string" office:string-value="insert into contrat_loc (date_contrat, date_debut, date_fin, caution, id_contrat_loc_client, id_contrat_loc_agence, id_contrat_loc_vehicule, id_contrat_loc_accessoire, id_contrat_loc_penalite) values ('2017/08/29', '2017/08/29', '2017/09/07', '1500.00', 11, 180, 4, 5, 1);" calcext:value-type="string">
            <text:p>insert into contrat_loc (date_contrat, date_debut, date_fin, caution, id_contrat_loc_client, id_contrat_loc_agence, id_contrat_loc_vehicule, id_contrat_loc_accessoire, id_contrat_loc_penalite) values ('2017/08/29', '2017/08/29', '2017/09/07', '1500.00', 11, 180, 4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table:style-name="ce4" office:value-type="date" office:date-value="2017-08-30" calcext:value-type="date">
            <text:p>2017-08-30</text:p>
          </table:table-cell>
          <table:table-cell table:style-name="ce5" table:formula="of:=TEXT([.B367];&quot;aaaa/mm/jj&quot;)" office:value-type="string" office:string-value="2017/08/30" calcext:value-type="string">
            <text:p>2017/08/30</text:p>
          </table:table-cell>
          <table:table-cell table:style-name="ce4" office:value-type="date" office:date-value="2017-08-30" calcext:value-type="date">
            <text:p>2017-08-30</text:p>
          </table:table-cell>
          <table:table-cell table:style-name="ce5" table:formula="of:=TEXT([.D367];&quot;aaaa/mm/jj&quot;)" office:value-type="string" office:string-value="2017/08/30" calcext:value-type="string">
            <text:p>2017/08/30</text:p>
          </table:table-cell>
          <table:table-cell table:style-name="ce4" table:formula="of:=[.D367]+[.N367]" office:value-type="date" office:date-value="2017-09-07" calcext:value-type="date">
            <text:p>2017-09-07</text:p>
          </table:table-cell>
          <table:table-cell table:style-name="ce5" table:formula="of:=TEXT([.F367];&quot;aaaa/mm/jj&quot;)" office:value-type="string" office:string-value="2017/09/07" calcext:value-type="string">
            <text:p>2017/09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6" calcext:value-type="float">
            <text:p>206</text:p>
          </table:table-cell>
          <table:table-cell table:style-name="ce7" table:formula="of:=RANDBETWEEN(101;150)" office:value-type="float" office:value="124" calcext:value-type="float">
            <text:p>124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67];&quot;', '&quot;;[.E367];&quot;', '&quot;;[.G367];&quot;', '&quot;;[.H367];&quot;', &quot;;[.I367];&quot;, &quot;;[.J367];&quot;, &quot;;[.K367];&quot;, &quot;;[.L367];&quot;, &quot;;[.M367];&quot;);&quot;)" office:value-type="string" office:string-value="insert into contrat_loc (date_contrat, date_debut, date_fin, caution, id_contrat_loc_client, id_contrat_loc_agence, id_contrat_loc_vehicule, id_contrat_loc_accessoire, id_contrat_loc_penalite) values ('2017/08/30', '2017/08/30', '2017/09/07', '1500.00', 206, 124, 3, 1, 1);" calcext:value-type="string">
            <text:p>insert into contrat_loc (date_contrat, date_debut, date_fin, caution, id_contrat_loc_client, id_contrat_loc_agence, id_contrat_loc_vehicule, id_contrat_loc_accessoire, id_contrat_loc_penalite) values ('2017/08/30', '2017/08/30', '2017/09/07', '1500.00', 206, 124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table:style-name="ce4" office:value-type="date" office:date-value="2017-08-31" calcext:value-type="date">
            <text:p>2017-08-31</text:p>
          </table:table-cell>
          <table:table-cell table:style-name="ce5" table:formula="of:=TEXT([.B368];&quot;aaaa/mm/jj&quot;)" office:value-type="string" office:string-value="2017/08/31" calcext:value-type="string">
            <text:p>2017/08/31</text:p>
          </table:table-cell>
          <table:table-cell table:style-name="ce4" office:value-type="date" office:date-value="2017-08-31" calcext:value-type="date">
            <text:p>2017-08-31</text:p>
          </table:table-cell>
          <table:table-cell table:style-name="ce5" table:formula="of:=TEXT([.D368];&quot;aaaa/mm/jj&quot;)" office:value-type="string" office:string-value="2017/08/31" calcext:value-type="string">
            <text:p>2017/08/31</text:p>
          </table:table-cell>
          <table:table-cell table:style-name="ce4" table:formula="of:=[.D368]+[.N368]" office:value-type="date" office:date-value="2017-09-09" calcext:value-type="date">
            <text:p>2017-09-09</text:p>
          </table:table-cell>
          <table:table-cell table:style-name="ce5" table:formula="of:=TEXT([.F368];&quot;aaaa/mm/jj&quot;)" office:value-type="string" office:string-value="2017/09/09" calcext:value-type="string">
            <text:p>2017/09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1" calcext:value-type="float">
            <text:p>101</text:p>
          </table:table-cell>
          <table:table-cell table:style-name="ce7" table:formula="of:=RANDBETWEEN(51;100)" office:value-type="float" office:value="73" calcext:value-type="float">
            <text:p>73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68];&quot;', '&quot;;[.E368];&quot;', '&quot;;[.G368];&quot;', '&quot;;[.H368];&quot;', &quot;;[.I368];&quot;, &quot;;[.J368];&quot;, &quot;;[.K368];&quot;, &quot;;[.L368];&quot;, &quot;;[.M368];&quot;);&quot;)" office:value-type="string" office:string-value="insert into contrat_loc (date_contrat, date_debut, date_fin, caution, id_contrat_loc_client, id_contrat_loc_agence, id_contrat_loc_vehicule, id_contrat_loc_accessoire, id_contrat_loc_penalite) values ('2017/08/31', '2017/08/31', '2017/09/09', '1500.00', 101, 73, 2, 1, 1);" calcext:value-type="string">
            <text:p>insert into contrat_loc (date_contrat, date_debut, date_fin, caution, id_contrat_loc_client, id_contrat_loc_agence, id_contrat_loc_vehicule, id_contrat_loc_accessoire, id_contrat_loc_penalite) values ('2017/08/31', '2017/08/31', '2017/09/09', '1500.00', 101, 73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table:style-name="ce4" office:value-type="date" office:date-value="2017-09-01" calcext:value-type="date">
            <text:p>2017-09-01</text:p>
          </table:table-cell>
          <table:table-cell table:style-name="ce5" table:formula="of:=TEXT([.B369];&quot;aaaa/mm/jj&quot;)" office:value-type="string" office:string-value="2017/09/01" calcext:value-type="string">
            <text:p>2017/09/01</text:p>
          </table:table-cell>
          <table:table-cell table:style-name="ce4" office:value-type="date" office:date-value="2017-09-01" calcext:value-type="date">
            <text:p>2017-09-01</text:p>
          </table:table-cell>
          <table:table-cell table:style-name="ce5" table:formula="of:=TEXT([.D369];&quot;aaaa/mm/jj&quot;)" office:value-type="string" office:string-value="2017/09/01" calcext:value-type="string">
            <text:p>2017/09/01</text:p>
          </table:table-cell>
          <table:table-cell table:style-name="ce4" table:formula="of:=[.D369]+[.N369]" office:value-type="date" office:date-value="2017-09-09" calcext:value-type="date">
            <text:p>2017-09-09</text:p>
          </table:table-cell>
          <table:table-cell table:style-name="ce5" table:formula="of:=TEXT([.F369];&quot;aaaa/mm/jj&quot;)" office:value-type="string" office:string-value="2017/09/09" calcext:value-type="string">
            <text:p>2017/09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3" calcext:value-type="float">
            <text:p>153</text:p>
          </table:table-cell>
          <table:table-cell table:style-name="ce7" table:formula="of:=RANDBETWEEN(151;200)" office:value-type="float" office:value="175" calcext:value-type="float">
            <text:p>175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69];&quot;', '&quot;;[.E369];&quot;', '&quot;;[.G369];&quot;', '&quot;;[.H369];&quot;', &quot;;[.I369];&quot;, &quot;;[.J369];&quot;, &quot;;[.K369];&quot;, &quot;;[.L369];&quot;, &quot;;[.M369];&quot;);&quot;)" office:value-type="string" office:string-value="insert into contrat_loc (date_contrat, date_debut, date_fin, caution, id_contrat_loc_client, id_contrat_loc_agence, id_contrat_loc_vehicule, id_contrat_loc_accessoire, id_contrat_loc_penalite) values ('2017/09/01', '2017/09/01', '2017/09/09', '1500.00', 153, 175, 4, 2, 1);" calcext:value-type="string">
            <text:p>insert into contrat_loc (date_contrat, date_debut, date_fin, caution, id_contrat_loc_client, id_contrat_loc_agence, id_contrat_loc_vehicule, id_contrat_loc_accessoire, id_contrat_loc_penalite) values ('2017/09/01', '2017/09/01', '2017/09/09', '1500.00', 153, 175, 4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table:style-name="ce4" office:value-type="date" office:date-value="2017-09-02" calcext:value-type="date">
            <text:p>2017-09-02</text:p>
          </table:table-cell>
          <table:table-cell table:style-name="ce5" table:formula="of:=TEXT([.B370];&quot;aaaa/mm/jj&quot;)" office:value-type="string" office:string-value="2017/09/02" calcext:value-type="string">
            <text:p>2017/09/02</text:p>
          </table:table-cell>
          <table:table-cell table:style-name="ce4" office:value-type="date" office:date-value="2017-09-02" calcext:value-type="date">
            <text:p>2017-09-02</text:p>
          </table:table-cell>
          <table:table-cell table:style-name="ce5" table:formula="of:=TEXT([.D370];&quot;aaaa/mm/jj&quot;)" office:value-type="string" office:string-value="2017/09/02" calcext:value-type="string">
            <text:p>2017/09/02</text:p>
          </table:table-cell>
          <table:table-cell table:style-name="ce4" table:formula="of:=[.D370]+[.N370]" office:value-type="date" office:date-value="2017-09-13" calcext:value-type="date">
            <text:p>2017-09-13</text:p>
          </table:table-cell>
          <table:table-cell table:style-name="ce5" table:formula="of:=TEXT([.F370];&quot;aaaa/mm/jj&quot;)" office:value-type="string" office:string-value="2017/09/13" calcext:value-type="string">
            <text:p>2017/09/13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21" calcext:value-type="float">
            <text:p>21</text:p>
          </table:table-cell>
          <table:table-cell table:style-name="ce7" table:formula="of:=RANDBETWEEN(101;150)" office:value-type="float" office:value="138" calcext:value-type="float">
            <text:p>138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70];&quot;', '&quot;;[.E370];&quot;', '&quot;;[.G370];&quot;', '&quot;;[.H370];&quot;', &quot;;[.I370];&quot;, &quot;;[.J370];&quot;, &quot;;[.K370];&quot;, &quot;;[.L370];&quot;, &quot;;[.M370];&quot;);&quot;)" office:value-type="string" office:string-value="insert into contrat_loc (date_contrat, date_debut, date_fin, caution, id_contrat_loc_client, id_contrat_loc_agence, id_contrat_loc_vehicule, id_contrat_loc_accessoire, id_contrat_loc_penalite) values ('2017/09/02', '2017/09/02', '2017/09/13', '1500.00', 21, 138, 3, 7, 1);" calcext:value-type="string">
            <text:p>insert into contrat_loc (date_contrat, date_debut, date_fin, caution, id_contrat_loc_client, id_contrat_loc_agence, id_contrat_loc_vehicule, id_contrat_loc_accessoire, id_contrat_loc_penalite) values ('2017/09/02', '2017/09/02', '2017/09/13', '1500.00', 21, 138, 3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table:style-name="ce4" office:value-type="date" office:date-value="2017-09-02" calcext:value-type="date">
            <text:p>2017-09-02</text:p>
          </table:table-cell>
          <table:table-cell table:style-name="ce5" table:formula="of:=TEXT([.B371];&quot;aaaa/mm/jj&quot;)" office:value-type="string" office:string-value="2017/09/02" calcext:value-type="string">
            <text:p>2017/09/02</text:p>
          </table:table-cell>
          <table:table-cell table:style-name="ce4" office:value-type="date" office:date-value="2017-09-02" calcext:value-type="date">
            <text:p>2017-09-02</text:p>
          </table:table-cell>
          <table:table-cell table:style-name="ce5" table:formula="of:=TEXT([.D371];&quot;aaaa/mm/jj&quot;)" office:value-type="string" office:string-value="2017/09/02" calcext:value-type="string">
            <text:p>2017/09/02</text:p>
          </table:table-cell>
          <table:table-cell table:style-name="ce4" table:formula="of:=[.D371]+[.N371]" office:value-type="date" office:date-value="2017-09-07" calcext:value-type="date">
            <text:p>2017-09-07</text:p>
          </table:table-cell>
          <table:table-cell table:style-name="ce5" table:formula="of:=TEXT([.F371];&quot;aaaa/mm/jj&quot;)" office:value-type="string" office:string-value="2017/09/07" calcext:value-type="string">
            <text:p>2017/09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1" calcext:value-type="float">
            <text:p>191</text:p>
          </table:table-cell>
          <table:table-cell table:style-name="ce7" table:formula="of:=RANDBETWEEN(151;200)" office:value-type="float" office:value="188" calcext:value-type="float">
            <text:p>188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2;4)" office:value-type="float" office:value="2" calcext:value-type="float">
            <text:p>2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71];&quot;', '&quot;;[.E371];&quot;', '&quot;;[.G371];&quot;', '&quot;;[.H371];&quot;', &quot;;[.I371];&quot;, &quot;;[.J371];&quot;, &quot;;[.K371];&quot;, &quot;;[.L371];&quot;, &quot;;[.M371];&quot;);&quot;)" office:value-type="string" office:string-value="insert into contrat_loc (date_contrat, date_debut, date_fin, caution, id_contrat_loc_client, id_contrat_loc_agence, id_contrat_loc_vehicule, id_contrat_loc_accessoire, id_contrat_loc_penalite) values ('2017/09/02', '2017/09/02', '2017/09/07', '1500.00', 191, 188, 4, 1, 2);" calcext:value-type="string">
            <text:p>insert into contrat_loc (date_contrat, date_debut, date_fin, caution, id_contrat_loc_client, id_contrat_loc_agence, id_contrat_loc_vehicule, id_contrat_loc_accessoire, id_contrat_loc_penalite) values ('2017/09/02', '2017/09/02', '2017/09/07', '1500.00', 191, 188, 4, 1, 2);</text:p>
          </table:table-cell>
          <table:table-cell table:number-columns-repeated="1009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table:style-name="ce4" office:value-type="date" office:date-value="2017-09-02" calcext:value-type="date">
            <text:p>2017-09-02</text:p>
          </table:table-cell>
          <table:table-cell table:style-name="ce5" table:formula="of:=TEXT([.B372];&quot;aaaa/mm/jj&quot;)" office:value-type="string" office:string-value="2017/09/02" calcext:value-type="string">
            <text:p>2017/09/02</text:p>
          </table:table-cell>
          <table:table-cell table:style-name="ce4" office:value-type="date" office:date-value="2017-09-02" calcext:value-type="date">
            <text:p>2017-09-02</text:p>
          </table:table-cell>
          <table:table-cell table:style-name="ce5" table:formula="of:=TEXT([.D372];&quot;aaaa/mm/jj&quot;)" office:value-type="string" office:string-value="2017/09/02" calcext:value-type="string">
            <text:p>2017/09/02</text:p>
          </table:table-cell>
          <table:table-cell table:style-name="ce4" table:formula="of:=[.D372]+[.N372]" office:value-type="date" office:date-value="2017-09-08" calcext:value-type="date">
            <text:p>2017-09-08</text:p>
          </table:table-cell>
          <table:table-cell table:style-name="ce5" table:formula="of:=TEXT([.F372];&quot;aaaa/mm/jj&quot;)" office:value-type="string" office:string-value="2017/09/08" calcext:value-type="string">
            <text:p>2017/09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1" calcext:value-type="float">
            <text:p>91</text:p>
          </table:table-cell>
          <table:table-cell table:style-name="ce7" table:formula="of:=RANDBETWEEN(151;200)" office:value-type="float" office:value="198" calcext:value-type="float">
            <text:p>198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72];&quot;', '&quot;;[.E372];&quot;', '&quot;;[.G372];&quot;', '&quot;;[.H372];&quot;', &quot;;[.I372];&quot;, &quot;;[.J372];&quot;, &quot;;[.K372];&quot;, &quot;;[.L372];&quot;, &quot;;[.M372];&quot;);&quot;)" office:value-type="string" office:string-value="insert into contrat_loc (date_contrat, date_debut, date_fin, caution, id_contrat_loc_client, id_contrat_loc_agence, id_contrat_loc_vehicule, id_contrat_loc_accessoire, id_contrat_loc_penalite) values ('2017/09/02', '2017/09/02', '2017/09/08', '1500.00', 91, 198, 4, 3, 1);" calcext:value-type="string">
            <text:p>insert into contrat_loc (date_contrat, date_debut, date_fin, caution, id_contrat_loc_client, id_contrat_loc_agence, id_contrat_loc_vehicule, id_contrat_loc_accessoire, id_contrat_loc_penalite) values ('2017/09/02', '2017/09/02', '2017/09/08', '1500.00', 91, 198, 4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4" office:value-type="date" office:date-value="2017-09-03" calcext:value-type="date">
            <text:p>2017-09-03</text:p>
          </table:table-cell>
          <table:table-cell table:style-name="ce5" table:formula="of:=TEXT([.B373];&quot;aaaa/mm/jj&quot;)" office:value-type="string" office:string-value="2017/09/03" calcext:value-type="string">
            <text:p>2017/09/03</text:p>
          </table:table-cell>
          <table:table-cell table:style-name="ce4" office:value-type="date" office:date-value="2017-09-03" calcext:value-type="date">
            <text:p>2017-09-03</text:p>
          </table:table-cell>
          <table:table-cell table:style-name="ce5" table:formula="of:=TEXT([.D373];&quot;aaaa/mm/jj&quot;)" office:value-type="string" office:string-value="2017/09/03" calcext:value-type="string">
            <text:p>2017/09/03</text:p>
          </table:table-cell>
          <table:table-cell table:style-name="ce4" table:formula="of:=[.D373]+[.N373]" office:value-type="date" office:date-value="2017-09-11" calcext:value-type="date">
            <text:p>2017-09-11</text:p>
          </table:table-cell>
          <table:table-cell table:style-name="ce5" table:formula="of:=TEXT([.F373];&quot;aaaa/mm/jj&quot;)" office:value-type="string" office:string-value="2017/09/11" calcext:value-type="string">
            <text:p>2017/09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8" calcext:value-type="float">
            <text:p>78</text:p>
          </table:table-cell>
          <table:table-cell table:style-name="ce7" table:formula="of:=RANDBETWEEN(51;100)" office:value-type="float" office:value="63" calcext:value-type="float">
            <text:p>63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73];&quot;', '&quot;;[.E373];&quot;', '&quot;;[.G373];&quot;', '&quot;;[.H373];&quot;', &quot;;[.I373];&quot;, &quot;;[.J373];&quot;, &quot;;[.K373];&quot;, &quot;;[.L373];&quot;, &quot;;[.M373];&quot;);&quot;)" office:value-type="string" office:string-value="insert into contrat_loc (date_contrat, date_debut, date_fin, caution, id_contrat_loc_client, id_contrat_loc_agence, id_contrat_loc_vehicule, id_contrat_loc_accessoire, id_contrat_loc_penalite) values ('2017/09/03', '2017/09/03', '2017/09/11', '1500.00', 78, 63, 2, 1, 1);" calcext:value-type="string">
            <text:p>insert into contrat_loc (date_contrat, date_debut, date_fin, caution, id_contrat_loc_client, id_contrat_loc_agence, id_contrat_loc_vehicule, id_contrat_loc_accessoire, id_contrat_loc_penalite) values ('2017/09/03', '2017/09/03', '2017/09/11', '1500.00', 78, 63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table:style-name="ce4" office:value-type="date" office:date-value="2017-09-08" calcext:value-type="date">
            <text:p>2017-09-08</text:p>
          </table:table-cell>
          <table:table-cell table:style-name="ce5" table:formula="of:=TEXT([.B374];&quot;aaaa/mm/jj&quot;)" office:value-type="string" office:string-value="2017/09/08" calcext:value-type="string">
            <text:p>2017/09/08</text:p>
          </table:table-cell>
          <table:table-cell table:style-name="ce4" office:value-type="date" office:date-value="2017-09-08" calcext:value-type="date">
            <text:p>2017-09-08</text:p>
          </table:table-cell>
          <table:table-cell table:style-name="ce5" table:formula="of:=TEXT([.D374];&quot;aaaa/mm/jj&quot;)" office:value-type="string" office:string-value="2017/09/08" calcext:value-type="string">
            <text:p>2017/09/08</text:p>
          </table:table-cell>
          <table:table-cell table:style-name="ce4" table:formula="of:=[.D374]+[.N374]" office:value-type="date" office:date-value="2017-09-11" calcext:value-type="date">
            <text:p>2017-09-11</text:p>
          </table:table-cell>
          <table:table-cell table:style-name="ce5" table:formula="of:=TEXT([.F374];&quot;aaaa/mm/jj&quot;)" office:value-type="string" office:string-value="2017/09/11" calcext:value-type="string">
            <text:p>2017/09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2" calcext:value-type="float">
            <text:p>102</text:p>
          </table:table-cell>
          <table:table-cell table:style-name="ce7" table:formula="of:=RANDBETWEEN(201;250)" office:value-type="float" office:value="235" calcext:value-type="float">
            <text:p>235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74];&quot;', '&quot;;[.E374];&quot;', '&quot;;[.G374];&quot;', '&quot;;[.H374];&quot;', &quot;;[.I374];&quot;, &quot;;[.J374];&quot;, &quot;;[.K374];&quot;, &quot;;[.L374];&quot;, &quot;;[.M374];&quot;);&quot;)" office:value-type="string" office:string-value="insert into contrat_loc (date_contrat, date_debut, date_fin, caution, id_contrat_loc_client, id_contrat_loc_agence, id_contrat_loc_vehicule, id_contrat_loc_accessoire, id_contrat_loc_penalite) values ('2017/09/08', '2017/09/08', '2017/09/11', '1500.00', 102, 235, 5, 1, 1);" calcext:value-type="string">
            <text:p>insert into contrat_loc (date_contrat, date_debut, date_fin, caution, id_contrat_loc_client, id_contrat_loc_agence, id_contrat_loc_vehicule, id_contrat_loc_accessoire, id_contrat_loc_penalite) values ('2017/09/08', '2017/09/08', '2017/09/11', '1500.00', 102, 235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 table:style-name="ce4" office:value-type="date" office:date-value="2017-09-08" calcext:value-type="date">
            <text:p>2017-09-08</text:p>
          </table:table-cell>
          <table:table-cell table:style-name="ce5" table:formula="of:=TEXT([.B375];&quot;aaaa/mm/jj&quot;)" office:value-type="string" office:string-value="2017/09/08" calcext:value-type="string">
            <text:p>2017/09/08</text:p>
          </table:table-cell>
          <table:table-cell table:style-name="ce4" office:value-type="date" office:date-value="2017-09-08" calcext:value-type="date">
            <text:p>2017-09-08</text:p>
          </table:table-cell>
          <table:table-cell table:style-name="ce5" table:formula="of:=TEXT([.D375];&quot;aaaa/mm/jj&quot;)" office:value-type="string" office:string-value="2017/09/08" calcext:value-type="string">
            <text:p>2017/09/08</text:p>
          </table:table-cell>
          <table:table-cell table:style-name="ce4" table:formula="of:=[.D375]+[.N375]" office:value-type="date" office:date-value="2017-09-23" calcext:value-type="date">
            <text:p>2017-09-23</text:p>
          </table:table-cell>
          <table:table-cell table:style-name="ce5" table:formula="of:=TEXT([.F375];&quot;aaaa/mm/jj&quot;)" office:value-type="string" office:string-value="2017/09/23" calcext:value-type="string">
            <text:p>2017/09/2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6" calcext:value-type="float">
            <text:p>216</text:p>
          </table:table-cell>
          <table:table-cell table:style-name="ce7" table:formula="of:=RANDBETWEEN(151;200)" office:value-type="float" office:value="152" calcext:value-type="float">
            <text:p>152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75];&quot;', '&quot;;[.E375];&quot;', '&quot;;[.G375];&quot;', '&quot;;[.H375];&quot;', &quot;;[.I375];&quot;, &quot;;[.J375];&quot;, &quot;;[.K375];&quot;, &quot;;[.L375];&quot;, &quot;;[.M375];&quot;);&quot;)" office:value-type="string" office:string-value="insert into contrat_loc (date_contrat, date_debut, date_fin, caution, id_contrat_loc_client, id_contrat_loc_agence, id_contrat_loc_vehicule, id_contrat_loc_accessoire, id_contrat_loc_penalite) values ('2017/09/08', '2017/09/08', '2017/09/23', '1500.00', 216, 152, 4, 4, 1);" calcext:value-type="string">
            <text:p>insert into contrat_loc (date_contrat, date_debut, date_fin, caution, id_contrat_loc_client, id_contrat_loc_agence, id_contrat_loc_vehicule, id_contrat_loc_accessoire, id_contrat_loc_penalite) values ('2017/09/08', '2017/09/08', '2017/09/23', '1500.00', 216, 152, 4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4" office:value-type="date" office:date-value="2017-09-08" calcext:value-type="date">
            <text:p>2017-09-08</text:p>
          </table:table-cell>
          <table:table-cell table:style-name="ce5" table:formula="of:=TEXT([.B376];&quot;aaaa/mm/jj&quot;)" office:value-type="string" office:string-value="2017/09/08" calcext:value-type="string">
            <text:p>2017/09/08</text:p>
          </table:table-cell>
          <table:table-cell table:style-name="ce4" office:value-type="date" office:date-value="2017-09-08" calcext:value-type="date">
            <text:p>2017-09-08</text:p>
          </table:table-cell>
          <table:table-cell table:style-name="ce5" table:formula="of:=TEXT([.D376];&quot;aaaa/mm/jj&quot;)" office:value-type="string" office:string-value="2017/09/08" calcext:value-type="string">
            <text:p>2017/09/08</text:p>
          </table:table-cell>
          <table:table-cell table:style-name="ce4" table:formula="of:=[.D376]+[.N376]" office:value-type="date" office:date-value="2017-09-23" calcext:value-type="date">
            <text:p>2017-09-23</text:p>
          </table:table-cell>
          <table:table-cell table:style-name="ce5" table:formula="of:=TEXT([.F376];&quot;aaaa/mm/jj&quot;)" office:value-type="string" office:string-value="2017/09/23" calcext:value-type="string">
            <text:p>2017/09/2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8" calcext:value-type="float">
            <text:p>98</text:p>
          </table:table-cell>
          <table:table-cell table:style-name="ce7" table:formula="of:=RANDBETWEEN(51;100)" office:value-type="float" office:value="62" calcext:value-type="float">
            <text:p>62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76];&quot;', '&quot;;[.E376];&quot;', '&quot;;[.G376];&quot;', '&quot;;[.H376];&quot;', &quot;;[.I376];&quot;, &quot;;[.J376];&quot;, &quot;;[.K376];&quot;, &quot;;[.L376];&quot;, &quot;;[.M376];&quot;);&quot;)" office:value-type="string" office:string-value="insert into contrat_loc (date_contrat, date_debut, date_fin, caution, id_contrat_loc_client, id_contrat_loc_agence, id_contrat_loc_vehicule, id_contrat_loc_accessoire, id_contrat_loc_penalite) values ('2017/09/08', '2017/09/08', '2017/09/23', '1500.00', 98, 62, 2, 1, 1);" calcext:value-type="string">
            <text:p>insert into contrat_loc (date_contrat, date_debut, date_fin, caution, id_contrat_loc_client, id_contrat_loc_agence, id_contrat_loc_vehicule, id_contrat_loc_accessoire, id_contrat_loc_penalite) values ('2017/09/08', '2017/09/08', '2017/09/23', '1500.00', 98, 62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table:style-name="ce4" office:value-type="date" office:date-value="2017-09-08" calcext:value-type="date">
            <text:p>2017-09-08</text:p>
          </table:table-cell>
          <table:table-cell table:style-name="ce5" table:formula="of:=TEXT([.B377];&quot;aaaa/mm/jj&quot;)" office:value-type="string" office:string-value="2017/09/08" calcext:value-type="string">
            <text:p>2017/09/08</text:p>
          </table:table-cell>
          <table:table-cell table:style-name="ce4" office:value-type="date" office:date-value="2017-09-08" calcext:value-type="date">
            <text:p>2017-09-08</text:p>
          </table:table-cell>
          <table:table-cell table:style-name="ce5" table:formula="of:=TEXT([.D377];&quot;aaaa/mm/jj&quot;)" office:value-type="string" office:string-value="2017/09/08" calcext:value-type="string">
            <text:p>2017/09/08</text:p>
          </table:table-cell>
          <table:table-cell table:style-name="ce4" table:formula="of:=[.D377]+[.N377]" office:value-type="date" office:date-value="2017-09-16" calcext:value-type="date">
            <text:p>2017-09-16</text:p>
          </table:table-cell>
          <table:table-cell table:style-name="ce5" table:formula="of:=TEXT([.F377];&quot;aaaa/mm/jj&quot;)" office:value-type="string" office:string-value="2017/09/16" calcext:value-type="string">
            <text:p>2017/09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9" calcext:value-type="float">
            <text:p>109</text:p>
          </table:table-cell>
          <table:table-cell table:style-name="ce7" table:formula="of:=RANDBETWEEN(1;50)" office:value-type="float" office:value="36" calcext:value-type="float">
            <text:p>3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77];&quot;', '&quot;;[.E377];&quot;', '&quot;;[.G377];&quot;', '&quot;;[.H377];&quot;', &quot;;[.I377];&quot;, &quot;;[.J377];&quot;, &quot;;[.K377];&quot;, &quot;;[.L377];&quot;, &quot;;[.M377];&quot;);&quot;)" office:value-type="string" office:string-value="insert into contrat_loc (date_contrat, date_debut, date_fin, caution, id_contrat_loc_client, id_contrat_loc_agence, id_contrat_loc_vehicule, id_contrat_loc_accessoire, id_contrat_loc_penalite) values ('2017/09/08', '2017/09/08', '2017/09/16', '1500.00', 109, 36, 1, 4, 1);" calcext:value-type="string">
            <text:p>insert into contrat_loc (date_contrat, date_debut, date_fin, caution, id_contrat_loc_client, id_contrat_loc_agence, id_contrat_loc_vehicule, id_contrat_loc_accessoire, id_contrat_loc_penalite) values ('2017/09/08', '2017/09/08', '2017/09/16', '1500.00', 109, 36, 1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table:style-name="ce4" office:value-type="date" office:date-value="2017-09-09" calcext:value-type="date">
            <text:p>2017-09-09</text:p>
          </table:table-cell>
          <table:table-cell table:style-name="ce5" table:formula="of:=TEXT([.B378];&quot;aaaa/mm/jj&quot;)" office:value-type="string" office:string-value="2017/09/09" calcext:value-type="string">
            <text:p>2017/09/09</text:p>
          </table:table-cell>
          <table:table-cell table:style-name="ce4" office:value-type="date" office:date-value="2017-09-09" calcext:value-type="date">
            <text:p>2017-09-09</text:p>
          </table:table-cell>
          <table:table-cell table:style-name="ce5" table:formula="of:=TEXT([.D378];&quot;aaaa/mm/jj&quot;)" office:value-type="string" office:string-value="2017/09/09" calcext:value-type="string">
            <text:p>2017/09/09</text:p>
          </table:table-cell>
          <table:table-cell table:style-name="ce4" table:formula="of:=[.D378]+[.N378]" office:value-type="date" office:date-value="2017-09-10" calcext:value-type="date">
            <text:p>2017-09-10</text:p>
          </table:table-cell>
          <table:table-cell table:style-name="ce5" table:formula="of:=TEXT([.F378];&quot;aaaa/mm/jj&quot;)" office:value-type="string" office:string-value="2017/09/10" calcext:value-type="string">
            <text:p>2017/09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7" calcext:value-type="float">
            <text:p>97</text:p>
          </table:table-cell>
          <table:table-cell table:style-name="ce7" table:formula="of:=RANDBETWEEN(201;250)" office:value-type="float" office:value="223" calcext:value-type="float">
            <text:p>223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78];&quot;', '&quot;;[.E378];&quot;', '&quot;;[.G378];&quot;', '&quot;;[.H378];&quot;', &quot;;[.I378];&quot;, &quot;;[.J378];&quot;, &quot;;[.K378];&quot;, &quot;;[.L378];&quot;, &quot;;[.M378];&quot;);&quot;)" office:value-type="string" office:string-value="insert into contrat_loc (date_contrat, date_debut, date_fin, caution, id_contrat_loc_client, id_contrat_loc_agence, id_contrat_loc_vehicule, id_contrat_loc_accessoire, id_contrat_loc_penalite) values ('2017/09/09', '2017/09/09', '2017/09/10', '1500.00', 97, 223, 5, 4, 1);" calcext:value-type="string">
            <text:p>insert into contrat_loc (date_contrat, date_debut, date_fin, caution, id_contrat_loc_client, id_contrat_loc_agence, id_contrat_loc_vehicule, id_contrat_loc_accessoire, id_contrat_loc_penalite) values ('2017/09/09', '2017/09/09', '2017/09/10', '1500.00', 97, 223, 5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 table:style-name="ce4" office:value-type="date" office:date-value="2017-09-09" calcext:value-type="date">
            <text:p>2017-09-09</text:p>
          </table:table-cell>
          <table:table-cell table:style-name="ce5" table:formula="of:=TEXT([.B379];&quot;aaaa/mm/jj&quot;)" office:value-type="string" office:string-value="2017/09/09" calcext:value-type="string">
            <text:p>2017/09/09</text:p>
          </table:table-cell>
          <table:table-cell table:style-name="ce4" office:value-type="date" office:date-value="2017-09-09" calcext:value-type="date">
            <text:p>2017-09-09</text:p>
          </table:table-cell>
          <table:table-cell table:style-name="ce5" table:formula="of:=TEXT([.D379];&quot;aaaa/mm/jj&quot;)" office:value-type="string" office:string-value="2017/09/09" calcext:value-type="string">
            <text:p>2017/09/09</text:p>
          </table:table-cell>
          <table:table-cell table:style-name="ce4" table:formula="of:=[.D379]+[.N379]" office:value-type="date" office:date-value="2017-09-19" calcext:value-type="date">
            <text:p>2017-09-19</text:p>
          </table:table-cell>
          <table:table-cell table:style-name="ce5" table:formula="of:=TEXT([.F379];&quot;aaaa/mm/jj&quot;)" office:value-type="string" office:string-value="2017/09/19" calcext:value-type="string">
            <text:p>2017/09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9" calcext:value-type="float">
            <text:p>129</text:p>
          </table:table-cell>
          <table:table-cell table:style-name="ce7" table:formula="of:=RANDBETWEEN(51;100)" office:value-type="float" office:value="64" calcext:value-type="float">
            <text:p>64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79];&quot;', '&quot;;[.E379];&quot;', '&quot;;[.G379];&quot;', '&quot;;[.H379];&quot;', &quot;;[.I379];&quot;, &quot;;[.J379];&quot;, &quot;;[.K379];&quot;, &quot;;[.L379];&quot;, &quot;;[.M379];&quot;);&quot;)" office:value-type="string" office:string-value="insert into contrat_loc (date_contrat, date_debut, date_fin, caution, id_contrat_loc_client, id_contrat_loc_agence, id_contrat_loc_vehicule, id_contrat_loc_accessoire, id_contrat_loc_penalite) values ('2017/09/09', '2017/09/09', '2017/09/19', '1500.00', 129, 64, 2, 1, 1);" calcext:value-type="string">
            <text:p>insert into contrat_loc (date_contrat, date_debut, date_fin, caution, id_contrat_loc_client, id_contrat_loc_agence, id_contrat_loc_vehicule, id_contrat_loc_accessoire, id_contrat_loc_penalite) values ('2017/09/09', '2017/09/09', '2017/09/19', '1500.00', 129, 64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4" office:value-type="date" office:date-value="2017-09-09" calcext:value-type="date">
            <text:p>2017-09-09</text:p>
          </table:table-cell>
          <table:table-cell table:style-name="ce5" table:formula="of:=TEXT([.B380];&quot;aaaa/mm/jj&quot;)" office:value-type="string" office:string-value="2017/09/09" calcext:value-type="string">
            <text:p>2017/09/09</text:p>
          </table:table-cell>
          <table:table-cell table:style-name="ce4" office:value-type="date" office:date-value="2017-09-09" calcext:value-type="date">
            <text:p>2017-09-09</text:p>
          </table:table-cell>
          <table:table-cell table:style-name="ce5" table:formula="of:=TEXT([.D380];&quot;aaaa/mm/jj&quot;)" office:value-type="string" office:string-value="2017/09/09" calcext:value-type="string">
            <text:p>2017/09/09</text:p>
          </table:table-cell>
          <table:table-cell table:style-name="ce4" table:formula="of:=[.D380]+[.N380]" office:value-type="date" office:date-value="2017-09-15" calcext:value-type="date">
            <text:p>2017-09-15</text:p>
          </table:table-cell>
          <table:table-cell table:style-name="ce5" table:formula="of:=TEXT([.F380];&quot;aaaa/mm/jj&quot;)" office:value-type="string" office:string-value="2017/09/15" calcext:value-type="string">
            <text:p>2017/09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" calcext:value-type="float">
            <text:p>22</text:p>
          </table:table-cell>
          <table:table-cell table:style-name="ce7" table:formula="of:=RANDBETWEEN(151;200)" office:value-type="float" office:value="193" calcext:value-type="float">
            <text:p>193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2;4)" office:value-type="float" office:value="2" calcext:value-type="float">
            <text:p>2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80];&quot;', '&quot;;[.E380];&quot;', '&quot;;[.G380];&quot;', '&quot;;[.H380];&quot;', &quot;;[.I380];&quot;, &quot;;[.J380];&quot;, &quot;;[.K380];&quot;, &quot;;[.L380];&quot;, &quot;;[.M380];&quot;);&quot;)" office:value-type="string" office:string-value="insert into contrat_loc (date_contrat, date_debut, date_fin, caution, id_contrat_loc_client, id_contrat_loc_agence, id_contrat_loc_vehicule, id_contrat_loc_accessoire, id_contrat_loc_penalite) values ('2017/09/09', '2017/09/09', '2017/09/15', '1500.00', 22, 193, 4, 1, 2);" calcext:value-type="string">
            <text:p>insert into contrat_loc (date_contrat, date_debut, date_fin, caution, id_contrat_loc_client, id_contrat_loc_agence, id_contrat_loc_vehicule, id_contrat_loc_accessoire, id_contrat_loc_penalite) values ('2017/09/09', '2017/09/09', '2017/09/15', '1500.00', 22, 193, 4, 1, 2);</text:p>
          </table:table-cell>
          <table:table-cell table:number-columns-repeated="1009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4" office:value-type="date" office:date-value="2017-09-11" calcext:value-type="date">
            <text:p>2017-09-11</text:p>
          </table:table-cell>
          <table:table-cell table:style-name="ce5" table:formula="of:=TEXT([.B381];&quot;aaaa/mm/jj&quot;)" office:value-type="string" office:string-value="2017/09/11" calcext:value-type="string">
            <text:p>2017/09/11</text:p>
          </table:table-cell>
          <table:table-cell table:style-name="ce4" office:value-type="date" office:date-value="2017-09-11" calcext:value-type="date">
            <text:p>2017-09-11</text:p>
          </table:table-cell>
          <table:table-cell table:style-name="ce5" table:formula="of:=TEXT([.D381];&quot;aaaa/mm/jj&quot;)" office:value-type="string" office:string-value="2017/09/11" calcext:value-type="string">
            <text:p>2017/09/11</text:p>
          </table:table-cell>
          <table:table-cell table:style-name="ce4" table:formula="of:=[.D381]+[.N381]" office:value-type="date" office:date-value="2017-09-12" calcext:value-type="date">
            <text:p>2017-09-12</text:p>
          </table:table-cell>
          <table:table-cell table:style-name="ce5" table:formula="of:=TEXT([.F381];&quot;aaaa/mm/jj&quot;)" office:value-type="string" office:string-value="2017/09/12" calcext:value-type="string">
            <text:p>2017/09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8" calcext:value-type="float">
            <text:p>208</text:p>
          </table:table-cell>
          <table:table-cell table:style-name="ce7" table:formula="of:=RANDBETWEEN(151;200)" office:value-type="float" office:value="186" calcext:value-type="float">
            <text:p>186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81];&quot;', '&quot;;[.E381];&quot;', '&quot;;[.G381];&quot;', '&quot;;[.H381];&quot;', &quot;;[.I381];&quot;, &quot;;[.J381];&quot;, &quot;;[.K381];&quot;, &quot;;[.L381];&quot;, &quot;;[.M381];&quot;);&quot;)" office:value-type="string" office:string-value="insert into contrat_loc (date_contrat, date_debut, date_fin, caution, id_contrat_loc_client, id_contrat_loc_agence, id_contrat_loc_vehicule, id_contrat_loc_accessoire, id_contrat_loc_penalite) values ('2017/09/11', '2017/09/11', '2017/09/12', '1500.00', 208, 186, 4, 3, 1);" calcext:value-type="string">
            <text:p>insert into contrat_loc (date_contrat, date_debut, date_fin, caution, id_contrat_loc_client, id_contrat_loc_agence, id_contrat_loc_vehicule, id_contrat_loc_accessoire, id_contrat_loc_penalite) values ('2017/09/11', '2017/09/11', '2017/09/12', '1500.00', 208, 186, 4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4" office:value-type="date" office:date-value="2017-09-11" calcext:value-type="date">
            <text:p>2017-09-11</text:p>
          </table:table-cell>
          <table:table-cell table:style-name="ce5" table:formula="of:=TEXT([.B382];&quot;aaaa/mm/jj&quot;)" office:value-type="string" office:string-value="2017/09/11" calcext:value-type="string">
            <text:p>2017/09/11</text:p>
          </table:table-cell>
          <table:table-cell table:style-name="ce4" office:value-type="date" office:date-value="2017-09-11" calcext:value-type="date">
            <text:p>2017-09-11</text:p>
          </table:table-cell>
          <table:table-cell table:style-name="ce5" table:formula="of:=TEXT([.D382];&quot;aaaa/mm/jj&quot;)" office:value-type="string" office:string-value="2017/09/11" calcext:value-type="string">
            <text:p>2017/09/11</text:p>
          </table:table-cell>
          <table:table-cell table:style-name="ce4" table:formula="of:=[.D382]+[.N382]" office:value-type="date" office:date-value="2017-09-18" calcext:value-type="date">
            <text:p>2017-09-18</text:p>
          </table:table-cell>
          <table:table-cell table:style-name="ce5" table:formula="of:=TEXT([.F382];&quot;aaaa/mm/jj&quot;)" office:value-type="string" office:string-value="2017/09/18" calcext:value-type="string">
            <text:p>2017/09/1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1" calcext:value-type="float">
            <text:p>181</text:p>
          </table:table-cell>
          <table:table-cell table:style-name="ce7" table:formula="of:=RANDBETWEEN(51;100)" office:value-type="float" office:value="99" calcext:value-type="float">
            <text:p>99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82];&quot;', '&quot;;[.E382];&quot;', '&quot;;[.G382];&quot;', '&quot;;[.H382];&quot;', &quot;;[.I382];&quot;, &quot;;[.J382];&quot;, &quot;;[.K382];&quot;, &quot;;[.L382];&quot;, &quot;;[.M382];&quot;);&quot;)" office:value-type="string" office:string-value="insert into contrat_loc (date_contrat, date_debut, date_fin, caution, id_contrat_loc_client, id_contrat_loc_agence, id_contrat_loc_vehicule, id_contrat_loc_accessoire, id_contrat_loc_penalite) values ('2017/09/11', '2017/09/11', '2017/09/18', '1500.00', 181, 99, 2, 1, 1);" calcext:value-type="string">
            <text:p>insert into contrat_loc (date_contrat, date_debut, date_fin, caution, id_contrat_loc_client, id_contrat_loc_agence, id_contrat_loc_vehicule, id_contrat_loc_accessoire, id_contrat_loc_penalite) values ('2017/09/11', '2017/09/11', '2017/09/18', '1500.00', 181, 99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4" office:value-type="date" office:date-value="2017-09-13" calcext:value-type="date">
            <text:p>2017-09-13</text:p>
          </table:table-cell>
          <table:table-cell table:style-name="ce5" table:formula="of:=TEXT([.B383];&quot;aaaa/mm/jj&quot;)" office:value-type="string" office:string-value="2017/09/13" calcext:value-type="string">
            <text:p>2017/09/13</text:p>
          </table:table-cell>
          <table:table-cell table:style-name="ce4" office:value-type="date" office:date-value="2017-09-13" calcext:value-type="date">
            <text:p>2017-09-13</text:p>
          </table:table-cell>
          <table:table-cell table:style-name="ce5" table:formula="of:=TEXT([.D383];&quot;aaaa/mm/jj&quot;)" office:value-type="string" office:string-value="2017/09/13" calcext:value-type="string">
            <text:p>2017/09/13</text:p>
          </table:table-cell>
          <table:table-cell table:style-name="ce4" table:formula="of:=[.D383]+[.N383]" office:value-type="date" office:date-value="2017-09-19" calcext:value-type="date">
            <text:p>2017-09-19</text:p>
          </table:table-cell>
          <table:table-cell table:style-name="ce5" table:formula="of:=TEXT([.F383];&quot;aaaa/mm/jj&quot;)" office:value-type="string" office:string-value="2017/09/19" calcext:value-type="string">
            <text:p>2017/09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5" calcext:value-type="float">
            <text:p>205</text:p>
          </table:table-cell>
          <table:table-cell table:style-name="ce7" table:formula="of:=RANDBETWEEN(51;100)" office:value-type="float" office:value="89" calcext:value-type="float">
            <text:p>89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83];&quot;', '&quot;;[.E383];&quot;', '&quot;;[.G383];&quot;', '&quot;;[.H383];&quot;', &quot;;[.I383];&quot;, &quot;;[.J383];&quot;, &quot;;[.K383];&quot;, &quot;;[.L383];&quot;, &quot;;[.M383];&quot;);&quot;)" office:value-type="string" office:string-value="insert into contrat_loc (date_contrat, date_debut, date_fin, caution, id_contrat_loc_client, id_contrat_loc_agence, id_contrat_loc_vehicule, id_contrat_loc_accessoire, id_contrat_loc_penalite) values ('2017/09/13', '2017/09/13', '2017/09/19', '1500.00', 205, 89, 2, 1, 1);" calcext:value-type="string">
            <text:p>insert into contrat_loc (date_contrat, date_debut, date_fin, caution, id_contrat_loc_client, id_contrat_loc_agence, id_contrat_loc_vehicule, id_contrat_loc_accessoire, id_contrat_loc_penalite) values ('2017/09/13', '2017/09/13', '2017/09/19', '1500.00', 205, 89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4" office:value-type="date" office:date-value="2017-09-15" calcext:value-type="date">
            <text:p>2017-09-15</text:p>
          </table:table-cell>
          <table:table-cell table:style-name="ce5" table:formula="of:=TEXT([.B384];&quot;aaaa/mm/jj&quot;)" office:value-type="string" office:string-value="2017/09/15" calcext:value-type="string">
            <text:p>2017/09/15</text:p>
          </table:table-cell>
          <table:table-cell table:style-name="ce4" office:value-type="date" office:date-value="2017-09-15" calcext:value-type="date">
            <text:p>2017-09-15</text:p>
          </table:table-cell>
          <table:table-cell table:style-name="ce5" table:formula="of:=TEXT([.D384];&quot;aaaa/mm/jj&quot;)" office:value-type="string" office:string-value="2017/09/15" calcext:value-type="string">
            <text:p>2017/09/15</text:p>
          </table:table-cell>
          <table:table-cell table:style-name="ce4" table:formula="of:=[.D384]+[.N384]" office:value-type="date" office:date-value="2017-09-16" calcext:value-type="date">
            <text:p>2017-09-16</text:p>
          </table:table-cell>
          <table:table-cell table:style-name="ce5" table:formula="of:=TEXT([.F384];&quot;aaaa/mm/jj&quot;)" office:value-type="string" office:string-value="2017/09/16" calcext:value-type="string">
            <text:p>2017/09/1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2" calcext:value-type="float">
            <text:p>242</text:p>
          </table:table-cell>
          <table:table-cell table:style-name="ce7" table:formula="of:=RANDBETWEEN(201;250)" office:value-type="float" office:value="205" calcext:value-type="float">
            <text:p>205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84];&quot;', '&quot;;[.E384];&quot;', '&quot;;[.G384];&quot;', '&quot;;[.H384];&quot;', &quot;;[.I384];&quot;, &quot;;[.J384];&quot;, &quot;;[.K384];&quot;, &quot;;[.L384];&quot;, &quot;;[.M384];&quot;);&quot;)" office:value-type="string" office:string-value="insert into contrat_loc (date_contrat, date_debut, date_fin, caution, id_contrat_loc_client, id_contrat_loc_agence, id_contrat_loc_vehicule, id_contrat_loc_accessoire, id_contrat_loc_penalite) values ('2017/09/15', '2017/09/15', '2017/09/16', '1500.00', 242, 205, 5, 1, 1);" calcext:value-type="string">
            <text:p>insert into contrat_loc (date_contrat, date_debut, date_fin, caution, id_contrat_loc_client, id_contrat_loc_agence, id_contrat_loc_vehicule, id_contrat_loc_accessoire, id_contrat_loc_penalite) values ('2017/09/15', '2017/09/15', '2017/09/16', '1500.00', 242, 205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4" office:value-type="date" office:date-value="2017-09-16" calcext:value-type="date">
            <text:p>2017-09-16</text:p>
          </table:table-cell>
          <table:table-cell table:style-name="ce5" table:formula="of:=TEXT([.B385];&quot;aaaa/mm/jj&quot;)" office:value-type="string" office:string-value="2017/09/16" calcext:value-type="string">
            <text:p>2017/09/16</text:p>
          </table:table-cell>
          <table:table-cell table:style-name="ce4" office:value-type="date" office:date-value="2017-09-16" calcext:value-type="date">
            <text:p>2017-09-16</text:p>
          </table:table-cell>
          <table:table-cell table:style-name="ce5" table:formula="of:=TEXT([.D385];&quot;aaaa/mm/jj&quot;)" office:value-type="string" office:string-value="2017/09/16" calcext:value-type="string">
            <text:p>2017/09/16</text:p>
          </table:table-cell>
          <table:table-cell table:style-name="ce4" table:formula="of:=[.D385]+[.N385]" office:value-type="date" office:date-value="2017-09-24" calcext:value-type="date">
            <text:p>2017-09-24</text:p>
          </table:table-cell>
          <table:table-cell table:style-name="ce5" table:formula="of:=TEXT([.F385];&quot;aaaa/mm/jj&quot;)" office:value-type="string" office:string-value="2017/09/24" calcext:value-type="string">
            <text:p>2017/09/24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203" calcext:value-type="float">
            <text:p>203</text:p>
          </table:table-cell>
          <table:table-cell table:style-name="ce7" table:formula="of:=RANDBETWEEN(51;100)" office:value-type="float" office:value="68" calcext:value-type="float">
            <text:p>68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2;4)" office:value-type="float" office:value="2" calcext:value-type="float">
            <text:p>2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85];&quot;', '&quot;;[.E385];&quot;', '&quot;;[.G385];&quot;', '&quot;;[.H385];&quot;', &quot;;[.I385];&quot;, &quot;;[.J385];&quot;, &quot;;[.K385];&quot;, &quot;;[.L385];&quot;, &quot;;[.M385];&quot;);&quot;)" office:value-type="string" office:string-value="insert into contrat_loc (date_contrat, date_debut, date_fin, caution, id_contrat_loc_client, id_contrat_loc_agence, id_contrat_loc_vehicule, id_contrat_loc_accessoire, id_contrat_loc_penalite) values ('2017/09/16', '2017/09/16', '2017/09/24', '1500.00', 203, 68, 2, 2, 2);" calcext:value-type="string">
            <text:p>insert into contrat_loc (date_contrat, date_debut, date_fin, caution, id_contrat_loc_client, id_contrat_loc_agence, id_contrat_loc_vehicule, id_contrat_loc_accessoire, id_contrat_loc_penalite) values ('2017/09/16', '2017/09/16', '2017/09/24', '1500.00', 203, 68, 2, 2, 2);</text:p>
          </table:table-cell>
          <table:table-cell table:number-columns-repeated="1009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4" office:value-type="date" office:date-value="2017-09-16" calcext:value-type="date">
            <text:p>2017-09-16</text:p>
          </table:table-cell>
          <table:table-cell table:style-name="ce5" table:formula="of:=TEXT([.B386];&quot;aaaa/mm/jj&quot;)" office:value-type="string" office:string-value="2017/09/16" calcext:value-type="string">
            <text:p>2017/09/16</text:p>
          </table:table-cell>
          <table:table-cell table:style-name="ce4" office:value-type="date" office:date-value="2017-09-16" calcext:value-type="date">
            <text:p>2017-09-16</text:p>
          </table:table-cell>
          <table:table-cell table:style-name="ce5" table:formula="of:=TEXT([.D386];&quot;aaaa/mm/jj&quot;)" office:value-type="string" office:string-value="2017/09/16" calcext:value-type="string">
            <text:p>2017/09/16</text:p>
          </table:table-cell>
          <table:table-cell table:style-name="ce4" table:formula="of:=[.D386]+[.N386]" office:value-type="date" office:date-value="2017-09-19" calcext:value-type="date">
            <text:p>2017-09-19</text:p>
          </table:table-cell>
          <table:table-cell table:style-name="ce5" table:formula="of:=TEXT([.F386];&quot;aaaa/mm/jj&quot;)" office:value-type="string" office:string-value="2017/09/19" calcext:value-type="string">
            <text:p>2017/09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6" calcext:value-type="float">
            <text:p>116</text:p>
          </table:table-cell>
          <table:table-cell table:style-name="ce7" table:formula="of:=RANDBETWEEN(51;100)" office:value-type="float" office:value="88" calcext:value-type="float">
            <text:p>88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86];&quot;', '&quot;;[.E386];&quot;', '&quot;;[.G386];&quot;', '&quot;;[.H386];&quot;', &quot;;[.I386];&quot;, &quot;;[.J386];&quot;, &quot;;[.K386];&quot;, &quot;;[.L386];&quot;, &quot;;[.M386];&quot;);&quot;)" office:value-type="string" office:string-value="insert into contrat_loc (date_contrat, date_debut, date_fin, caution, id_contrat_loc_client, id_contrat_loc_agence, id_contrat_loc_vehicule, id_contrat_loc_accessoire, id_contrat_loc_penalite) values ('2017/09/16', '2017/09/16', '2017/09/19', '1500.00', 116, 88, 2, 1, 1);" calcext:value-type="string">
            <text:p>insert into contrat_loc (date_contrat, date_debut, date_fin, caution, id_contrat_loc_client, id_contrat_loc_agence, id_contrat_loc_vehicule, id_contrat_loc_accessoire, id_contrat_loc_penalite) values ('2017/09/16', '2017/09/16', '2017/09/19', '1500.00', 116, 88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4" office:value-type="date" office:date-value="2017-09-16" calcext:value-type="date">
            <text:p>2017-09-16</text:p>
          </table:table-cell>
          <table:table-cell table:style-name="ce5" table:formula="of:=TEXT([.B387];&quot;aaaa/mm/jj&quot;)" office:value-type="string" office:string-value="2017/09/16" calcext:value-type="string">
            <text:p>2017/09/16</text:p>
          </table:table-cell>
          <table:table-cell table:style-name="ce4" office:value-type="date" office:date-value="2017-09-16" calcext:value-type="date">
            <text:p>2017-09-16</text:p>
          </table:table-cell>
          <table:table-cell table:style-name="ce5" table:formula="of:=TEXT([.D387];&quot;aaaa/mm/jj&quot;)" office:value-type="string" office:string-value="2017/09/16" calcext:value-type="string">
            <text:p>2017/09/16</text:p>
          </table:table-cell>
          <table:table-cell table:style-name="ce4" table:formula="of:=[.D387]+[.N387]" office:value-type="date" office:date-value="2017-10-01" calcext:value-type="date">
            <text:p>2017-10-01</text:p>
          </table:table-cell>
          <table:table-cell table:style-name="ce5" table:formula="of:=TEXT([.F387];&quot;aaaa/mm/jj&quot;)" office:value-type="string" office:string-value="2017/10/01" calcext:value-type="string">
            <text:p>2017/10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44" calcext:value-type="float">
            <text:p>44</text:p>
          </table:table-cell>
          <table:table-cell table:style-name="ce7" table:formula="of:=RANDBETWEEN(1;50)" office:value-type="float" office:value="16" calcext:value-type="float">
            <text:p>1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87];&quot;', '&quot;;[.E387];&quot;', '&quot;;[.G387];&quot;', '&quot;;[.H387];&quot;', &quot;;[.I387];&quot;, &quot;;[.J387];&quot;, &quot;;[.K387];&quot;, &quot;;[.L387];&quot;, &quot;;[.M387];&quot;);&quot;)" office:value-type="string" office:string-value="insert into contrat_loc (date_contrat, date_debut, date_fin, caution, id_contrat_loc_client, id_contrat_loc_agence, id_contrat_loc_vehicule, id_contrat_loc_accessoire, id_contrat_loc_penalite) values ('2017/09/16', '2017/09/16', '2017/10/01', '1500.00', 44, 16, 1, 2, 1);" calcext:value-type="string">
            <text:p>insert into contrat_loc (date_contrat, date_debut, date_fin, caution, id_contrat_loc_client, id_contrat_loc_agence, id_contrat_loc_vehicule, id_contrat_loc_accessoire, id_contrat_loc_penalite) values ('2017/09/16', '2017/09/16', '2017/10/01', '1500.00', 44, 16, 1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4" office:value-type="date" office:date-value="2017-09-18" calcext:value-type="date">
            <text:p>2017-09-18</text:p>
          </table:table-cell>
          <table:table-cell table:style-name="ce5" table:formula="of:=TEXT([.B388];&quot;aaaa/mm/jj&quot;)" office:value-type="string" office:string-value="2017/09/18" calcext:value-type="string">
            <text:p>2017/09/18</text:p>
          </table:table-cell>
          <table:table-cell table:style-name="ce4" office:value-type="date" office:date-value="2017-09-18" calcext:value-type="date">
            <text:p>2017-09-18</text:p>
          </table:table-cell>
          <table:table-cell table:style-name="ce5" table:formula="of:=TEXT([.D388];&quot;aaaa/mm/jj&quot;)" office:value-type="string" office:string-value="2017/09/18" calcext:value-type="string">
            <text:p>2017/09/18</text:p>
          </table:table-cell>
          <table:table-cell table:style-name="ce4" table:formula="of:=[.D388]+[.N388]" office:value-type="date" office:date-value="2017-09-26" calcext:value-type="date">
            <text:p>2017-09-26</text:p>
          </table:table-cell>
          <table:table-cell table:style-name="ce5" table:formula="of:=TEXT([.F388];&quot;aaaa/mm/jj&quot;)" office:value-type="string" office:string-value="2017/09/26" calcext:value-type="string">
            <text:p>2017/09/26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83" calcext:value-type="float">
            <text:p>83</text:p>
          </table:table-cell>
          <table:table-cell table:style-name="ce7" table:formula="of:=RANDBETWEEN(151;200)" office:value-type="float" office:value="168" calcext:value-type="float">
            <text:p>168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88];&quot;', '&quot;;[.E388];&quot;', '&quot;;[.G388];&quot;', '&quot;;[.H388];&quot;', &quot;;[.I388];&quot;, &quot;;[.J388];&quot;, &quot;;[.K388];&quot;, &quot;;[.L388];&quot;, &quot;;[.M388];&quot;);&quot;)" office:value-type="string" office:string-value="insert into contrat_loc (date_contrat, date_debut, date_fin, caution, id_contrat_loc_client, id_contrat_loc_agence, id_contrat_loc_vehicule, id_contrat_loc_accessoire, id_contrat_loc_penalite) values ('2017/09/18', '2017/09/18', '2017/09/26', '1500.00', 83, 168, 4, 1, 1);" calcext:value-type="string">
            <text:p>insert into contrat_loc (date_contrat, date_debut, date_fin, caution, id_contrat_loc_client, id_contrat_loc_agence, id_contrat_loc_vehicule, id_contrat_loc_accessoire, id_contrat_loc_penalite) values ('2017/09/18', '2017/09/18', '2017/09/26', '1500.00', 83, 168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4" office:value-type="date" office:date-value="2017-09-19" calcext:value-type="date">
            <text:p>2017-09-19</text:p>
          </table:table-cell>
          <table:table-cell table:style-name="ce5" table:formula="of:=TEXT([.B389];&quot;aaaa/mm/jj&quot;)" office:value-type="string" office:string-value="2017/09/19" calcext:value-type="string">
            <text:p>2017/09/19</text:p>
          </table:table-cell>
          <table:table-cell table:style-name="ce4" office:value-type="date" office:date-value="2017-09-19" calcext:value-type="date">
            <text:p>2017-09-19</text:p>
          </table:table-cell>
          <table:table-cell table:style-name="ce5" table:formula="of:=TEXT([.D389];&quot;aaaa/mm/jj&quot;)" office:value-type="string" office:string-value="2017/09/19" calcext:value-type="string">
            <text:p>2017/09/19</text:p>
          </table:table-cell>
          <table:table-cell table:style-name="ce4" table:formula="of:=[.D389]+[.N389]" office:value-type="date" office:date-value="2017-10-01" calcext:value-type="date">
            <text:p>2017-10-01</text:p>
          </table:table-cell>
          <table:table-cell table:style-name="ce5" table:formula="of:=TEXT([.F389];&quot;aaaa/mm/jj&quot;)" office:value-type="string" office:string-value="2017/10/01" calcext:value-type="string">
            <text:p>2017/10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7" calcext:value-type="float">
            <text:p>107</text:p>
          </table:table-cell>
          <table:table-cell table:style-name="ce7" table:formula="of:=RANDBETWEEN(1;50)" office:value-type="float" office:value="24" calcext:value-type="float">
            <text:p>2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89];&quot;', '&quot;;[.E389];&quot;', '&quot;;[.G389];&quot;', '&quot;;[.H389];&quot;', &quot;;[.I389];&quot;, &quot;;[.J389];&quot;, &quot;;[.K389];&quot;, &quot;;[.L389];&quot;, &quot;;[.M389];&quot;);&quot;)" office:value-type="string" office:string-value="insert into contrat_loc (date_contrat, date_debut, date_fin, caution, id_contrat_loc_client, id_contrat_loc_agence, id_contrat_loc_vehicule, id_contrat_loc_accessoire, id_contrat_loc_penalite) values ('2017/09/19', '2017/09/19', '2017/10/01', '1500.00', 107, 24, 1, 2, 1);" calcext:value-type="string">
            <text:p>insert into contrat_loc (date_contrat, date_debut, date_fin, caution, id_contrat_loc_client, id_contrat_loc_agence, id_contrat_loc_vehicule, id_contrat_loc_accessoire, id_contrat_loc_penalite) values ('2017/09/19', '2017/09/19', '2017/10/01', '1500.00', 107, 24, 1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4" office:value-type="date" office:date-value="2017-09-19" calcext:value-type="date">
            <text:p>2017-09-19</text:p>
          </table:table-cell>
          <table:table-cell table:style-name="ce5" table:formula="of:=TEXT([.B390];&quot;aaaa/mm/jj&quot;)" office:value-type="string" office:string-value="2017/09/19" calcext:value-type="string">
            <text:p>2017/09/19</text:p>
          </table:table-cell>
          <table:table-cell table:style-name="ce4" office:value-type="date" office:date-value="2017-09-19" calcext:value-type="date">
            <text:p>2017-09-19</text:p>
          </table:table-cell>
          <table:table-cell table:style-name="ce5" table:formula="of:=TEXT([.D390];&quot;aaaa/mm/jj&quot;)" office:value-type="string" office:string-value="2017/09/19" calcext:value-type="string">
            <text:p>2017/09/19</text:p>
          </table:table-cell>
          <table:table-cell table:style-name="ce4" table:formula="of:=[.D390]+[.N390]" office:value-type="date" office:date-value="2017-09-29" calcext:value-type="date">
            <text:p>2017-09-29</text:p>
          </table:table-cell>
          <table:table-cell table:style-name="ce5" table:formula="of:=TEXT([.F390];&quot;aaaa/mm/jj&quot;)" office:value-type="string" office:string-value="2017/09/29" calcext:value-type="string">
            <text:p>2017/09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4" calcext:value-type="float">
            <text:p>204</text:p>
          </table:table-cell>
          <table:table-cell table:style-name="ce7" table:formula="of:=RANDBETWEEN(1;50)" office:value-type="float" office:value="34" calcext:value-type="float">
            <text:p>3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90];&quot;', '&quot;;[.E390];&quot;', '&quot;;[.G390];&quot;', '&quot;;[.H390];&quot;', &quot;;[.I390];&quot;, &quot;;[.J390];&quot;, &quot;;[.K390];&quot;, &quot;;[.L390];&quot;, &quot;;[.M390];&quot;);&quot;)" office:value-type="string" office:string-value="insert into contrat_loc (date_contrat, date_debut, date_fin, caution, id_contrat_loc_client, id_contrat_loc_agence, id_contrat_loc_vehicule, id_contrat_loc_accessoire, id_contrat_loc_penalite) values ('2017/09/19', '2017/09/19', '2017/09/29', '1500.00', 204, 34, 1, 1, 1);" calcext:value-type="string">
            <text:p>insert into contrat_loc (date_contrat, date_debut, date_fin, caution, id_contrat_loc_client, id_contrat_loc_agence, id_contrat_loc_vehicule, id_contrat_loc_accessoire, id_contrat_loc_penalite) values ('2017/09/19', '2017/09/19', '2017/09/29', '1500.00', 204, 34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4" office:value-type="date" office:date-value="2017-09-20" calcext:value-type="date">
            <text:p>2017-09-20</text:p>
          </table:table-cell>
          <table:table-cell table:style-name="ce5" table:formula="of:=TEXT([.B391];&quot;aaaa/mm/jj&quot;)" office:value-type="string" office:string-value="2017/09/20" calcext:value-type="string">
            <text:p>2017/09/20</text:p>
          </table:table-cell>
          <table:table-cell table:style-name="ce4" office:value-type="date" office:date-value="2017-09-20" calcext:value-type="date">
            <text:p>2017-09-20</text:p>
          </table:table-cell>
          <table:table-cell table:style-name="ce5" table:formula="of:=TEXT([.D391];&quot;aaaa/mm/jj&quot;)" office:value-type="string" office:string-value="2017/09/20" calcext:value-type="string">
            <text:p>2017/09/20</text:p>
          </table:table-cell>
          <table:table-cell table:style-name="ce4" table:formula="of:=[.D391]+[.N391]" office:value-type="date" office:date-value="2017-09-26" calcext:value-type="date">
            <text:p>2017-09-26</text:p>
          </table:table-cell>
          <table:table-cell table:style-name="ce5" table:formula="of:=TEXT([.F391];&quot;aaaa/mm/jj&quot;)" office:value-type="string" office:string-value="2017/09/26" calcext:value-type="string">
            <text:p>2017/09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7" calcext:value-type="float">
            <text:p>107</text:p>
          </table:table-cell>
          <table:table-cell table:style-name="ce7" table:formula="of:=RANDBETWEEN(151;200)" office:value-type="float" office:value="181" calcext:value-type="float">
            <text:p>181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91];&quot;', '&quot;;[.E391];&quot;', '&quot;;[.G391];&quot;', '&quot;;[.H391];&quot;', &quot;;[.I391];&quot;, &quot;;[.J391];&quot;, &quot;;[.K391];&quot;, &quot;;[.L391];&quot;, &quot;;[.M391];&quot;);&quot;)" office:value-type="string" office:string-value="insert into contrat_loc (date_contrat, date_debut, date_fin, caution, id_contrat_loc_client, id_contrat_loc_agence, id_contrat_loc_vehicule, id_contrat_loc_accessoire, id_contrat_loc_penalite) values ('2017/09/20', '2017/09/20', '2017/09/26', '1500.00', 107, 181, 4, 1, 1);" calcext:value-type="string">
            <text:p>insert into contrat_loc (date_contrat, date_debut, date_fin, caution, id_contrat_loc_client, id_contrat_loc_agence, id_contrat_loc_vehicule, id_contrat_loc_accessoire, id_contrat_loc_penalite) values ('2017/09/20', '2017/09/20', '2017/09/26', '1500.00', 107, 181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4" office:value-type="date" office:date-value="2017-09-20" calcext:value-type="date">
            <text:p>2017-09-20</text:p>
          </table:table-cell>
          <table:table-cell table:style-name="ce5" table:formula="of:=TEXT([.B392];&quot;aaaa/mm/jj&quot;)" office:value-type="string" office:string-value="2017/09/20" calcext:value-type="string">
            <text:p>2017/09/20</text:p>
          </table:table-cell>
          <table:table-cell table:style-name="ce4" office:value-type="date" office:date-value="2017-09-20" calcext:value-type="date">
            <text:p>2017-09-20</text:p>
          </table:table-cell>
          <table:table-cell table:style-name="ce5" table:formula="of:=TEXT([.D392];&quot;aaaa/mm/jj&quot;)" office:value-type="string" office:string-value="2017/09/20" calcext:value-type="string">
            <text:p>2017/09/20</text:p>
          </table:table-cell>
          <table:table-cell table:style-name="ce4" table:formula="of:=[.D392]+[.N392]" office:value-type="date" office:date-value="2017-09-27" calcext:value-type="date">
            <text:p>2017-09-27</text:p>
          </table:table-cell>
          <table:table-cell table:style-name="ce5" table:formula="of:=TEXT([.F392];&quot;aaaa/mm/jj&quot;)" office:value-type="string" office:string-value="2017/09/27" calcext:value-type="string">
            <text:p>2017/09/27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74" calcext:value-type="float">
            <text:p>174</text:p>
          </table:table-cell>
          <table:table-cell table:style-name="ce7" table:formula="of:=RANDBETWEEN(1;50)" office:value-type="float" office:value="4" calcext:value-type="float">
            <text:p>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92];&quot;', '&quot;;[.E392];&quot;', '&quot;;[.G392];&quot;', '&quot;;[.H392];&quot;', &quot;;[.I392];&quot;, &quot;;[.J392];&quot;, &quot;;[.K392];&quot;, &quot;;[.L392];&quot;, &quot;;[.M392];&quot;);&quot;)" office:value-type="string" office:string-value="insert into contrat_loc (date_contrat, date_debut, date_fin, caution, id_contrat_loc_client, id_contrat_loc_agence, id_contrat_loc_vehicule, id_contrat_loc_accessoire, id_contrat_loc_penalite) values ('2017/09/20', '2017/09/20', '2017/09/27', '1500.00', 174, 4, 1, 7, 1);" calcext:value-type="string">
            <text:p>insert into contrat_loc (date_contrat, date_debut, date_fin, caution, id_contrat_loc_client, id_contrat_loc_agence, id_contrat_loc_vehicule, id_contrat_loc_accessoire, id_contrat_loc_penalite) values ('2017/09/20', '2017/09/20', '2017/09/27', '1500.00', 174, 4, 1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4" office:value-type="date" office:date-value="2017-09-20" calcext:value-type="date">
            <text:p>2017-09-20</text:p>
          </table:table-cell>
          <table:table-cell table:style-name="ce5" table:formula="of:=TEXT([.B393];&quot;aaaa/mm/jj&quot;)" office:value-type="string" office:string-value="2017/09/20" calcext:value-type="string">
            <text:p>2017/09/20</text:p>
          </table:table-cell>
          <table:table-cell table:style-name="ce4" office:value-type="date" office:date-value="2017-09-20" calcext:value-type="date">
            <text:p>2017-09-20</text:p>
          </table:table-cell>
          <table:table-cell table:style-name="ce5" table:formula="of:=TEXT([.D393];&quot;aaaa/mm/jj&quot;)" office:value-type="string" office:string-value="2017/09/20" calcext:value-type="string">
            <text:p>2017/09/20</text:p>
          </table:table-cell>
          <table:table-cell table:style-name="ce4" table:formula="of:=[.D393]+[.N393]" office:value-type="date" office:date-value="2017-09-26" calcext:value-type="date">
            <text:p>2017-09-26</text:p>
          </table:table-cell>
          <table:table-cell table:style-name="ce5" table:formula="of:=TEXT([.F393];&quot;aaaa/mm/jj&quot;)" office:value-type="string" office:string-value="2017/09/26" calcext:value-type="string">
            <text:p>2017/09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3" calcext:value-type="float">
            <text:p>123</text:p>
          </table:table-cell>
          <table:table-cell table:style-name="ce7" table:formula="of:=RANDBETWEEN(151;200)" office:value-type="float" office:value="153" calcext:value-type="float">
            <text:p>153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93];&quot;', '&quot;;[.E393];&quot;', '&quot;;[.G393];&quot;', '&quot;;[.H393];&quot;', &quot;;[.I393];&quot;, &quot;;[.J393];&quot;, &quot;;[.K393];&quot;, &quot;;[.L393];&quot;, &quot;;[.M393];&quot;);&quot;)" office:value-type="string" office:string-value="insert into contrat_loc (date_contrat, date_debut, date_fin, caution, id_contrat_loc_client, id_contrat_loc_agence, id_contrat_loc_vehicule, id_contrat_loc_accessoire, id_contrat_loc_penalite) values ('2017/09/20', '2017/09/20', '2017/09/26', '1500.00', 123, 153, 4, 1, 1);" calcext:value-type="string">
            <text:p>insert into contrat_loc (date_contrat, date_debut, date_fin, caution, id_contrat_loc_client, id_contrat_loc_agence, id_contrat_loc_vehicule, id_contrat_loc_accessoire, id_contrat_loc_penalite) values ('2017/09/20', '2017/09/20', '2017/09/26', '1500.00', 123, 153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4" office:value-type="date" office:date-value="2017-09-21" calcext:value-type="date">
            <text:p>2017-09-21</text:p>
          </table:table-cell>
          <table:table-cell table:style-name="ce5" table:formula="of:=TEXT([.B394];&quot;aaaa/mm/jj&quot;)" office:value-type="string" office:string-value="2017/09/21" calcext:value-type="string">
            <text:p>2017/09/21</text:p>
          </table:table-cell>
          <table:table-cell table:style-name="ce4" office:value-type="date" office:date-value="2017-09-21" calcext:value-type="date">
            <text:p>2017-09-21</text:p>
          </table:table-cell>
          <table:table-cell table:style-name="ce5" table:formula="of:=TEXT([.D394];&quot;aaaa/mm/jj&quot;)" office:value-type="string" office:string-value="2017/09/21" calcext:value-type="string">
            <text:p>2017/09/21</text:p>
          </table:table-cell>
          <table:table-cell table:style-name="ce4" table:formula="of:=[.D394]+[.N394]" office:value-type="date" office:date-value="2017-09-28" calcext:value-type="date">
            <text:p>2017-09-28</text:p>
          </table:table-cell>
          <table:table-cell table:style-name="ce5" table:formula="of:=TEXT([.F394];&quot;aaaa/mm/jj&quot;)" office:value-type="string" office:string-value="2017/09/28" calcext:value-type="string">
            <text:p>2017/09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5" calcext:value-type="float">
            <text:p>75</text:p>
          </table:table-cell>
          <table:table-cell table:style-name="ce7" table:formula="of:=RANDBETWEEN(201;250)" office:value-type="float" office:value="244" calcext:value-type="float">
            <text:p>244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2;4)" office:value-type="float" office:value="2" calcext:value-type="float">
            <text:p>2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94];&quot;', '&quot;;[.E394];&quot;', '&quot;;[.G394];&quot;', '&quot;;[.H394];&quot;', &quot;;[.I394];&quot;, &quot;;[.J394];&quot;, &quot;;[.K394];&quot;, &quot;;[.L394];&quot;, &quot;;[.M394];&quot;);&quot;)" office:value-type="string" office:string-value="insert into contrat_loc (date_contrat, date_debut, date_fin, caution, id_contrat_loc_client, id_contrat_loc_agence, id_contrat_loc_vehicule, id_contrat_loc_accessoire, id_contrat_loc_penalite) values ('2017/09/21', '2017/09/21', '2017/09/28', '1500.00', 75, 244, 5, 2, 2);" calcext:value-type="string">
            <text:p>insert into contrat_loc (date_contrat, date_debut, date_fin, caution, id_contrat_loc_client, id_contrat_loc_agence, id_contrat_loc_vehicule, id_contrat_loc_accessoire, id_contrat_loc_penalite) values ('2017/09/21', '2017/09/21', '2017/09/28', '1500.00', 75, 244, 5, 2, 2);</text:p>
          </table:table-cell>
          <table:table-cell table:number-columns-repeated="1009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4" office:value-type="date" office:date-value="2017-09-22" calcext:value-type="date">
            <text:p>2017-09-22</text:p>
          </table:table-cell>
          <table:table-cell table:style-name="ce5" table:formula="of:=TEXT([.B395];&quot;aaaa/mm/jj&quot;)" office:value-type="string" office:string-value="2017/09/22" calcext:value-type="string">
            <text:p>2017/09/22</text:p>
          </table:table-cell>
          <table:table-cell table:style-name="ce4" office:value-type="date" office:date-value="2017-09-22" calcext:value-type="date">
            <text:p>2017-09-22</text:p>
          </table:table-cell>
          <table:table-cell table:style-name="ce5" table:formula="of:=TEXT([.D395];&quot;aaaa/mm/jj&quot;)" office:value-type="string" office:string-value="2017/09/22" calcext:value-type="string">
            <text:p>2017/09/22</text:p>
          </table:table-cell>
          <table:table-cell table:style-name="ce4" table:formula="of:=[.D395]+[.N395]" office:value-type="date" office:date-value="2017-09-30" calcext:value-type="date">
            <text:p>2017-09-30</text:p>
          </table:table-cell>
          <table:table-cell table:style-name="ce5" table:formula="of:=TEXT([.F395];&quot;aaaa/mm/jj&quot;)" office:value-type="string" office:string-value="2017/09/30" calcext:value-type="string">
            <text:p>2017/09/30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79" calcext:value-type="float">
            <text:p>179</text:p>
          </table:table-cell>
          <table:table-cell table:style-name="ce7" table:formula="of:=RANDBETWEEN(51;100)" office:value-type="float" office:value="90" calcext:value-type="float">
            <text:p>90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95];&quot;', '&quot;;[.E395];&quot;', '&quot;;[.G395];&quot;', '&quot;;[.H395];&quot;', &quot;;[.I395];&quot;, &quot;;[.J395];&quot;, &quot;;[.K395];&quot;, &quot;;[.L395];&quot;, &quot;;[.M395];&quot;);&quot;)" office:value-type="string" office:string-value="insert into contrat_loc (date_contrat, date_debut, date_fin, caution, id_contrat_loc_client, id_contrat_loc_agence, id_contrat_loc_vehicule, id_contrat_loc_accessoire, id_contrat_loc_penalite) values ('2017/09/22', '2017/09/22', '2017/09/30', '1500.00', 179, 90, 2, 4, 1);" calcext:value-type="string">
            <text:p>insert into contrat_loc (date_contrat, date_debut, date_fin, caution, id_contrat_loc_client, id_contrat_loc_agence, id_contrat_loc_vehicule, id_contrat_loc_accessoire, id_contrat_loc_penalite) values ('2017/09/22', '2017/09/22', '2017/09/30', '1500.00', 179, 90, 2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4" office:value-type="date" office:date-value="2017-09-23" calcext:value-type="date">
            <text:p>2017-09-23</text:p>
          </table:table-cell>
          <table:table-cell table:style-name="ce5" table:formula="of:=TEXT([.B396];&quot;aaaa/mm/jj&quot;)" office:value-type="string" office:string-value="2017/09/23" calcext:value-type="string">
            <text:p>2017/09/23</text:p>
          </table:table-cell>
          <table:table-cell table:style-name="ce4" office:value-type="date" office:date-value="2017-09-23" calcext:value-type="date">
            <text:p>2017-09-23</text:p>
          </table:table-cell>
          <table:table-cell table:style-name="ce5" table:formula="of:=TEXT([.D396];&quot;aaaa/mm/jj&quot;)" office:value-type="string" office:string-value="2017/09/23" calcext:value-type="string">
            <text:p>2017/09/23</text:p>
          </table:table-cell>
          <table:table-cell table:style-name="ce4" table:formula="of:=[.D396]+[.N396]" office:value-type="date" office:date-value="2017-09-24" calcext:value-type="date">
            <text:p>2017-09-24</text:p>
          </table:table-cell>
          <table:table-cell table:style-name="ce5" table:formula="of:=TEXT([.F396];&quot;aaaa/mm/jj&quot;)" office:value-type="string" office:string-value="2017/09/24" calcext:value-type="string">
            <text:p>2017/09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8" calcext:value-type="float">
            <text:p>128</text:p>
          </table:table-cell>
          <table:table-cell table:style-name="ce7" table:formula="of:=RANDBETWEEN(51;100)" office:value-type="float" office:value="71" calcext:value-type="float">
            <text:p>71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96];&quot;', '&quot;;[.E396];&quot;', '&quot;;[.G396];&quot;', '&quot;;[.H396];&quot;', &quot;;[.I396];&quot;, &quot;;[.J396];&quot;, &quot;;[.K396];&quot;, &quot;;[.L396];&quot;, &quot;;[.M396];&quot;);&quot;)" office:value-type="string" office:string-value="insert into contrat_loc (date_contrat, date_debut, date_fin, caution, id_contrat_loc_client, id_contrat_loc_agence, id_contrat_loc_vehicule, id_contrat_loc_accessoire, id_contrat_loc_penalite) values ('2017/09/23', '2017/09/23', '2017/09/24', '1500.00', 128, 71, 2, 4, 1);" calcext:value-type="string">
            <text:p>insert into contrat_loc (date_contrat, date_debut, date_fin, caution, id_contrat_loc_client, id_contrat_loc_agence, id_contrat_loc_vehicule, id_contrat_loc_accessoire, id_contrat_loc_penalite) values ('2017/09/23', '2017/09/23', '2017/09/24', '1500.00', 128, 71, 2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4" office:value-type="date" office:date-value="2017-09-23" calcext:value-type="date">
            <text:p>2017-09-23</text:p>
          </table:table-cell>
          <table:table-cell table:style-name="ce5" table:formula="of:=TEXT([.B397];&quot;aaaa/mm/jj&quot;)" office:value-type="string" office:string-value="2017/09/23" calcext:value-type="string">
            <text:p>2017/09/23</text:p>
          </table:table-cell>
          <table:table-cell table:style-name="ce4" office:value-type="date" office:date-value="2017-09-23" calcext:value-type="date">
            <text:p>2017-09-23</text:p>
          </table:table-cell>
          <table:table-cell table:style-name="ce5" table:formula="of:=TEXT([.D397];&quot;aaaa/mm/jj&quot;)" office:value-type="string" office:string-value="2017/09/23" calcext:value-type="string">
            <text:p>2017/09/23</text:p>
          </table:table-cell>
          <table:table-cell table:style-name="ce4" table:formula="of:=[.D397]+[.N397]" office:value-type="date" office:date-value="2017-10-04" calcext:value-type="date">
            <text:p>2017-10-04</text:p>
          </table:table-cell>
          <table:table-cell table:style-name="ce5" table:formula="of:=TEXT([.F397];&quot;aaaa/mm/jj&quot;)" office:value-type="string" office:string-value="2017/10/04" calcext:value-type="string">
            <text:p>2017/10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5" calcext:value-type="float">
            <text:p>75</text:p>
          </table:table-cell>
          <table:table-cell table:style-name="ce7" table:formula="of:=RANDBETWEEN(201;250)" office:value-type="float" office:value="207" calcext:value-type="float">
            <text:p>207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97];&quot;', '&quot;;[.E397];&quot;', '&quot;;[.G397];&quot;', '&quot;;[.H397];&quot;', &quot;;[.I397];&quot;, &quot;;[.J397];&quot;, &quot;;[.K397];&quot;, &quot;;[.L397];&quot;, &quot;;[.M397];&quot;);&quot;)" office:value-type="string" office:string-value="insert into contrat_loc (date_contrat, date_debut, date_fin, caution, id_contrat_loc_client, id_contrat_loc_agence, id_contrat_loc_vehicule, id_contrat_loc_accessoire, id_contrat_loc_penalite) values ('2017/09/23', '2017/09/23', '2017/10/04', '1500.00', 75, 207, 5, 5, 1);" calcext:value-type="string">
            <text:p>insert into contrat_loc (date_contrat, date_debut, date_fin, caution, id_contrat_loc_client, id_contrat_loc_agence, id_contrat_loc_vehicule, id_contrat_loc_accessoire, id_contrat_loc_penalite) values ('2017/09/23', '2017/09/23', '2017/10/04', '1500.00', 75, 207, 5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4" office:value-type="date" office:date-value="2017-09-23" calcext:value-type="date">
            <text:p>2017-09-23</text:p>
          </table:table-cell>
          <table:table-cell table:style-name="ce5" table:formula="of:=TEXT([.B398];&quot;aaaa/mm/jj&quot;)" office:value-type="string" office:string-value="2017/09/23" calcext:value-type="string">
            <text:p>2017/09/23</text:p>
          </table:table-cell>
          <table:table-cell table:style-name="ce4" office:value-type="date" office:date-value="2017-09-23" calcext:value-type="date">
            <text:p>2017-09-23</text:p>
          </table:table-cell>
          <table:table-cell table:style-name="ce5" table:formula="of:=TEXT([.D398];&quot;aaaa/mm/jj&quot;)" office:value-type="string" office:string-value="2017/09/23" calcext:value-type="string">
            <text:p>2017/09/23</text:p>
          </table:table-cell>
          <table:table-cell table:style-name="ce4" table:formula="of:=[.D398]+[.N398]" office:value-type="date" office:date-value="2017-09-26" calcext:value-type="date">
            <text:p>2017-09-26</text:p>
          </table:table-cell>
          <table:table-cell table:style-name="ce5" table:formula="of:=TEXT([.F398];&quot;aaaa/mm/jj&quot;)" office:value-type="string" office:string-value="2017/09/26" calcext:value-type="string">
            <text:p>2017/09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1" calcext:value-type="float">
            <text:p>131</text:p>
          </table:table-cell>
          <table:table-cell table:style-name="ce7" table:formula="of:=RANDBETWEEN(51;100)" office:value-type="float" office:value="96" calcext:value-type="float">
            <text:p>96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98];&quot;', '&quot;;[.E398];&quot;', '&quot;;[.G398];&quot;', '&quot;;[.H398];&quot;', &quot;;[.I398];&quot;, &quot;;[.J398];&quot;, &quot;;[.K398];&quot;, &quot;;[.L398];&quot;, &quot;;[.M398];&quot;);&quot;)" office:value-type="string" office:string-value="insert into contrat_loc (date_contrat, date_debut, date_fin, caution, id_contrat_loc_client, id_contrat_loc_agence, id_contrat_loc_vehicule, id_contrat_loc_accessoire, id_contrat_loc_penalite) values ('2017/09/23', '2017/09/23', '2017/09/26', '1500.00', 131, 96, 2, 2, 1);" calcext:value-type="string">
            <text:p>insert into contrat_loc (date_contrat, date_debut, date_fin, caution, id_contrat_loc_client, id_contrat_loc_agence, id_contrat_loc_vehicule, id_contrat_loc_accessoire, id_contrat_loc_penalite) values ('2017/09/23', '2017/09/23', '2017/09/26', '1500.00', 131, 96, 2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4" office:value-type="date" office:date-value="2017-09-24" calcext:value-type="date">
            <text:p>2017-09-24</text:p>
          </table:table-cell>
          <table:table-cell table:style-name="ce5" table:formula="of:=TEXT([.B399];&quot;aaaa/mm/jj&quot;)" office:value-type="string" office:string-value="2017/09/24" calcext:value-type="string">
            <text:p>2017/09/24</text:p>
          </table:table-cell>
          <table:table-cell table:style-name="ce4" office:value-type="date" office:date-value="2017-09-24" calcext:value-type="date">
            <text:p>2017-09-24</text:p>
          </table:table-cell>
          <table:table-cell table:style-name="ce5" table:formula="of:=TEXT([.D399];&quot;aaaa/mm/jj&quot;)" office:value-type="string" office:string-value="2017/09/24" calcext:value-type="string">
            <text:p>2017/09/24</text:p>
          </table:table-cell>
          <table:table-cell table:style-name="ce4" table:formula="of:=[.D399]+[.N399]" office:value-type="date" office:date-value="2017-09-29" calcext:value-type="date">
            <text:p>2017-09-29</text:p>
          </table:table-cell>
          <table:table-cell table:style-name="ce5" table:formula="of:=TEXT([.F399];&quot;aaaa/mm/jj&quot;)" office:value-type="string" office:string-value="2017/09/29" calcext:value-type="string">
            <text:p>2017/09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4" calcext:value-type="float">
            <text:p>244</text:p>
          </table:table-cell>
          <table:table-cell table:style-name="ce7" table:formula="of:=RANDBETWEEN(1;50)" office:value-type="float" office:value="45" calcext:value-type="float">
            <text:p>45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399];&quot;', '&quot;;[.E399];&quot;', '&quot;;[.G399];&quot;', '&quot;;[.H399];&quot;', &quot;;[.I399];&quot;, &quot;;[.J399];&quot;, &quot;;[.K399];&quot;, &quot;;[.L399];&quot;, &quot;;[.M399];&quot;);&quot;)" office:value-type="string" office:string-value="insert into contrat_loc (date_contrat, date_debut, date_fin, caution, id_contrat_loc_client, id_contrat_loc_agence, id_contrat_loc_vehicule, id_contrat_loc_accessoire, id_contrat_loc_penalite) values ('2017/09/24', '2017/09/24', '2017/09/29', '1500.00', 244, 45, 1, 5, 1);" calcext:value-type="string">
            <text:p>insert into contrat_loc (date_contrat, date_debut, date_fin, caution, id_contrat_loc_client, id_contrat_loc_agence, id_contrat_loc_vehicule, id_contrat_loc_accessoire, id_contrat_loc_penalite) values ('2017/09/24', '2017/09/24', '2017/09/29', '1500.00', 244, 45, 1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4" office:value-type="date" office:date-value="2017-09-24" calcext:value-type="date">
            <text:p>2017-09-24</text:p>
          </table:table-cell>
          <table:table-cell table:style-name="ce5" table:formula="of:=TEXT([.B400];&quot;aaaa/mm/jj&quot;)" office:value-type="string" office:string-value="2017/09/24" calcext:value-type="string">
            <text:p>2017/09/24</text:p>
          </table:table-cell>
          <table:table-cell table:style-name="ce4" office:value-type="date" office:date-value="2017-09-24" calcext:value-type="date">
            <text:p>2017-09-24</text:p>
          </table:table-cell>
          <table:table-cell table:style-name="ce5" table:formula="of:=TEXT([.D400];&quot;aaaa/mm/jj&quot;)" office:value-type="string" office:string-value="2017/09/24" calcext:value-type="string">
            <text:p>2017/09/24</text:p>
          </table:table-cell>
          <table:table-cell table:style-name="ce4" table:formula="of:=[.D400]+[.N400]" office:value-type="date" office:date-value="2017-09-26" calcext:value-type="date">
            <text:p>2017-09-26</text:p>
          </table:table-cell>
          <table:table-cell table:style-name="ce5" table:formula="of:=TEXT([.F400];&quot;aaaa/mm/jj&quot;)" office:value-type="string" office:string-value="2017/09/26" calcext:value-type="string">
            <text:p>2017/09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2" calcext:value-type="float">
            <text:p>62</text:p>
          </table:table-cell>
          <table:table-cell table:style-name="ce7" table:formula="of:=RANDBETWEEN(51;100)" office:value-type="float" office:value="73" calcext:value-type="float">
            <text:p>73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00];&quot;', '&quot;;[.E400];&quot;', '&quot;;[.G400];&quot;', '&quot;;[.H400];&quot;', &quot;;[.I400];&quot;, &quot;;[.J400];&quot;, &quot;;[.K400];&quot;, &quot;;[.L400];&quot;, &quot;;[.M400];&quot;);&quot;)" office:value-type="string" office:string-value="insert into contrat_loc (date_contrat, date_debut, date_fin, caution, id_contrat_loc_client, id_contrat_loc_agence, id_contrat_loc_vehicule, id_contrat_loc_accessoire, id_contrat_loc_penalite) values ('2017/09/24', '2017/09/24', '2017/09/26', '1500.00', 62, 73, 2, 1, 1);" calcext:value-type="string">
            <text:p>insert into contrat_loc (date_contrat, date_debut, date_fin, caution, id_contrat_loc_client, id_contrat_loc_agence, id_contrat_loc_vehicule, id_contrat_loc_accessoire, id_contrat_loc_penalite) values ('2017/09/24', '2017/09/24', '2017/09/26', '1500.00', 62, 73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4" office:value-type="date" office:date-value="2017-09-25" calcext:value-type="date">
            <text:p>2017-09-25</text:p>
          </table:table-cell>
          <table:table-cell table:style-name="ce5" table:formula="of:=TEXT([.B401];&quot;aaaa/mm/jj&quot;)" office:value-type="string" office:string-value="2017/09/25" calcext:value-type="string">
            <text:p>2017/09/25</text:p>
          </table:table-cell>
          <table:table-cell table:style-name="ce4" office:value-type="date" office:date-value="2017-09-25" calcext:value-type="date">
            <text:p>2017-09-25</text:p>
          </table:table-cell>
          <table:table-cell table:style-name="ce5" table:formula="of:=TEXT([.D401];&quot;aaaa/mm/jj&quot;)" office:value-type="string" office:string-value="2017/09/25" calcext:value-type="string">
            <text:p>2017/09/25</text:p>
          </table:table-cell>
          <table:table-cell table:style-name="ce4" table:formula="of:=[.D401]+[.N401]" office:value-type="date" office:date-value="2017-10-03" calcext:value-type="date">
            <text:p>2017-10-03</text:p>
          </table:table-cell>
          <table:table-cell table:style-name="ce5" table:formula="of:=TEXT([.F401];&quot;aaaa/mm/jj&quot;)" office:value-type="string" office:string-value="2017/10/03" calcext:value-type="string">
            <text:p>2017/10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3" calcext:value-type="float">
            <text:p>233</text:p>
          </table:table-cell>
          <table:table-cell table:style-name="ce7" table:formula="of:=RANDBETWEEN(1;50)" office:value-type="float" office:value="17" calcext:value-type="float">
            <text:p>17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01];&quot;', '&quot;;[.E401];&quot;', '&quot;;[.G401];&quot;', '&quot;;[.H401];&quot;', &quot;;[.I401];&quot;, &quot;;[.J401];&quot;, &quot;;[.K401];&quot;, &quot;;[.L401];&quot;, &quot;;[.M401];&quot;);&quot;)" office:value-type="string" office:string-value="insert into contrat_loc (date_contrat, date_debut, date_fin, caution, id_contrat_loc_client, id_contrat_loc_agence, id_contrat_loc_vehicule, id_contrat_loc_accessoire, id_contrat_loc_penalite) values ('2017/09/25', '2017/09/25', '2017/10/03', '1500.00', 233, 17, 1, 1, 1);" calcext:value-type="string">
            <text:p>insert into contrat_loc (date_contrat, date_debut, date_fin, caution, id_contrat_loc_client, id_contrat_loc_agence, id_contrat_loc_vehicule, id_contrat_loc_accessoire, id_contrat_loc_penalite) values ('2017/09/25', '2017/09/25', '2017/10/03', '1500.00', 233, 17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4" office:value-type="date" office:date-value="2017-09-26" calcext:value-type="date">
            <text:p>2017-09-26</text:p>
          </table:table-cell>
          <table:table-cell table:style-name="ce5" table:formula="of:=TEXT([.B402];&quot;aaaa/mm/jj&quot;)" office:value-type="string" office:string-value="2017/09/26" calcext:value-type="string">
            <text:p>2017/09/26</text:p>
          </table:table-cell>
          <table:table-cell table:style-name="ce4" office:value-type="date" office:date-value="2017-09-26" calcext:value-type="date">
            <text:p>2017-09-26</text:p>
          </table:table-cell>
          <table:table-cell table:style-name="ce5" table:formula="of:=TEXT([.D402];&quot;aaaa/mm/jj&quot;)" office:value-type="string" office:string-value="2017/09/26" calcext:value-type="string">
            <text:p>2017/09/26</text:p>
          </table:table-cell>
          <table:table-cell table:style-name="ce4" table:formula="of:=[.D402]+[.N402]" office:value-type="date" office:date-value="2017-09-27" calcext:value-type="date">
            <text:p>2017-09-27</text:p>
          </table:table-cell>
          <table:table-cell table:style-name="ce5" table:formula="of:=TEXT([.F402];&quot;aaaa/mm/jj&quot;)" office:value-type="string" office:string-value="2017/09/27" calcext:value-type="string">
            <text:p>2017/09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7" calcext:value-type="float">
            <text:p>97</text:p>
          </table:table-cell>
          <table:table-cell table:style-name="ce7" table:formula="of:=RANDBETWEEN(1;50)" office:value-type="float" office:value="20" calcext:value-type="float">
            <text:p>20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02];&quot;', '&quot;;[.E402];&quot;', '&quot;;[.G402];&quot;', '&quot;;[.H402];&quot;', &quot;;[.I402];&quot;, &quot;;[.J402];&quot;, &quot;;[.K402];&quot;, &quot;;[.L402];&quot;, &quot;;[.M402];&quot;);&quot;)" office:value-type="string" office:string-value="insert into contrat_loc (date_contrat, date_debut, date_fin, caution, id_contrat_loc_client, id_contrat_loc_agence, id_contrat_loc_vehicule, id_contrat_loc_accessoire, id_contrat_loc_penalite) values ('2017/09/26', '2017/09/26', '2017/09/27', '1500.00', 97, 20, 1, 1, 1);" calcext:value-type="string">
            <text:p>insert into contrat_loc (date_contrat, date_debut, date_fin, caution, id_contrat_loc_client, id_contrat_loc_agence, id_contrat_loc_vehicule, id_contrat_loc_accessoire, id_contrat_loc_penalite) values ('2017/09/26', '2017/09/26', '2017/09/27', '1500.00', 97, 20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4" office:value-type="date" office:date-value="2017-09-26" calcext:value-type="date">
            <text:p>2017-09-26</text:p>
          </table:table-cell>
          <table:table-cell table:style-name="ce5" table:formula="of:=TEXT([.B403];&quot;aaaa/mm/jj&quot;)" office:value-type="string" office:string-value="2017/09/26" calcext:value-type="string">
            <text:p>2017/09/26</text:p>
          </table:table-cell>
          <table:table-cell table:style-name="ce4" office:value-type="date" office:date-value="2017-09-26" calcext:value-type="date">
            <text:p>2017-09-26</text:p>
          </table:table-cell>
          <table:table-cell table:style-name="ce5" table:formula="of:=TEXT([.D403];&quot;aaaa/mm/jj&quot;)" office:value-type="string" office:string-value="2017/09/26" calcext:value-type="string">
            <text:p>2017/09/26</text:p>
          </table:table-cell>
          <table:table-cell table:style-name="ce4" table:formula="of:=[.D403]+[.N403]" office:value-type="date" office:date-value="2017-10-03" calcext:value-type="date">
            <text:p>2017-10-03</text:p>
          </table:table-cell>
          <table:table-cell table:style-name="ce5" table:formula="of:=TEXT([.F403];&quot;aaaa/mm/jj&quot;)" office:value-type="string" office:string-value="2017/10/03" calcext:value-type="string">
            <text:p>2017/10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8" calcext:value-type="float">
            <text:p>168</text:p>
          </table:table-cell>
          <table:table-cell table:style-name="ce7" table:formula="of:=RANDBETWEEN(51;100)" office:value-type="float" office:value="56" calcext:value-type="float">
            <text:p>56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03];&quot;', '&quot;;[.E403];&quot;', '&quot;;[.G403];&quot;', '&quot;;[.H403];&quot;', &quot;;[.I403];&quot;, &quot;;[.J403];&quot;, &quot;;[.K403];&quot;, &quot;;[.L403];&quot;, &quot;;[.M403];&quot;);&quot;)" office:value-type="string" office:string-value="insert into contrat_loc (date_contrat, date_debut, date_fin, caution, id_contrat_loc_client, id_contrat_loc_agence, id_contrat_loc_vehicule, id_contrat_loc_accessoire, id_contrat_loc_penalite) values ('2017/09/26', '2017/09/26', '2017/10/03', '1500.00', 168, 56, 2, 1, 1);" calcext:value-type="string">
            <text:p>insert into contrat_loc (date_contrat, date_debut, date_fin, caution, id_contrat_loc_client, id_contrat_loc_agence, id_contrat_loc_vehicule, id_contrat_loc_accessoire, id_contrat_loc_penalite) values ('2017/09/26', '2017/09/26', '2017/10/03', '1500.00', 168, 56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4" office:value-type="date" office:date-value="2017-09-26" calcext:value-type="date">
            <text:p>2017-09-26</text:p>
          </table:table-cell>
          <table:table-cell table:style-name="ce5" table:formula="of:=TEXT([.B404];&quot;aaaa/mm/jj&quot;)" office:value-type="string" office:string-value="2017/09/26" calcext:value-type="string">
            <text:p>2017/09/26</text:p>
          </table:table-cell>
          <table:table-cell table:style-name="ce4" office:value-type="date" office:date-value="2017-09-26" calcext:value-type="date">
            <text:p>2017-09-26</text:p>
          </table:table-cell>
          <table:table-cell table:style-name="ce5" table:formula="of:=TEXT([.D404];&quot;aaaa/mm/jj&quot;)" office:value-type="string" office:string-value="2017/09/26" calcext:value-type="string">
            <text:p>2017/09/26</text:p>
          </table:table-cell>
          <table:table-cell table:style-name="ce4" table:formula="of:=[.D404]+[.N404]" office:value-type="date" office:date-value="2017-10-01" calcext:value-type="date">
            <text:p>2017-10-01</text:p>
          </table:table-cell>
          <table:table-cell table:style-name="ce5" table:formula="of:=TEXT([.F404];&quot;aaaa/mm/jj&quot;)" office:value-type="string" office:string-value="2017/10/01" calcext:value-type="string">
            <text:p>2017/10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8" calcext:value-type="float">
            <text:p>128</text:p>
          </table:table-cell>
          <table:table-cell table:style-name="ce7" table:formula="of:=RANDBETWEEN(101;150)" office:value-type="float" office:value="133" calcext:value-type="float">
            <text:p>133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04];&quot;', '&quot;;[.E404];&quot;', '&quot;;[.G404];&quot;', '&quot;;[.H404];&quot;', &quot;;[.I404];&quot;, &quot;;[.J404];&quot;, &quot;;[.K404];&quot;, &quot;;[.L404];&quot;, &quot;;[.M404];&quot;);&quot;)" office:value-type="string" office:string-value="insert into contrat_loc (date_contrat, date_debut, date_fin, caution, id_contrat_loc_client, id_contrat_loc_agence, id_contrat_loc_vehicule, id_contrat_loc_accessoire, id_contrat_loc_penalite) values ('2017/09/26', '2017/09/26', '2017/10/01', '1500.00', 128, 133, 3, 5, 1);" calcext:value-type="string">
            <text:p>insert into contrat_loc (date_contrat, date_debut, date_fin, caution, id_contrat_loc_client, id_contrat_loc_agence, id_contrat_loc_vehicule, id_contrat_loc_accessoire, id_contrat_loc_penalite) values ('2017/09/26', '2017/09/26', '2017/10/01', '1500.00', 128, 133, 3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4" office:value-type="date" office:date-value="2017-09-27" calcext:value-type="date">
            <text:p>2017-09-27</text:p>
          </table:table-cell>
          <table:table-cell table:style-name="ce5" table:formula="of:=TEXT([.B405];&quot;aaaa/mm/jj&quot;)" office:value-type="string" office:string-value="2017/09/27" calcext:value-type="string">
            <text:p>2017/09/27</text:p>
          </table:table-cell>
          <table:table-cell table:style-name="ce4" office:value-type="date" office:date-value="2017-09-27" calcext:value-type="date">
            <text:p>2017-09-27</text:p>
          </table:table-cell>
          <table:table-cell table:style-name="ce5" table:formula="of:=TEXT([.D405];&quot;aaaa/mm/jj&quot;)" office:value-type="string" office:string-value="2017/09/27" calcext:value-type="string">
            <text:p>2017/09/27</text:p>
          </table:table-cell>
          <table:table-cell table:style-name="ce4" table:formula="of:=[.D405]+[.N405]" office:value-type="date" office:date-value="2017-10-11" calcext:value-type="date">
            <text:p>2017-10-11</text:p>
          </table:table-cell>
          <table:table-cell table:style-name="ce5" table:formula="of:=TEXT([.F405];&quot;aaaa/mm/jj&quot;)" office:value-type="string" office:string-value="2017/10/11" calcext:value-type="string">
            <text:p>2017/10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8" calcext:value-type="float">
            <text:p>188</text:p>
          </table:table-cell>
          <table:table-cell table:style-name="ce7" table:formula="of:=RANDBETWEEN(1;50)" office:value-type="float" office:value="20" calcext:value-type="float">
            <text:p>20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05];&quot;', '&quot;;[.E405];&quot;', '&quot;;[.G405];&quot;', '&quot;;[.H405];&quot;', &quot;;[.I405];&quot;, &quot;;[.J405];&quot;, &quot;;[.K405];&quot;, &quot;;[.L405];&quot;, &quot;;[.M405];&quot;);&quot;)" office:value-type="string" office:string-value="insert into contrat_loc (date_contrat, date_debut, date_fin, caution, id_contrat_loc_client, id_contrat_loc_agence, id_contrat_loc_vehicule, id_contrat_loc_accessoire, id_contrat_loc_penalite) values ('2017/09/27', '2017/09/27', '2017/10/11', '1500.00', 188, 20, 1, 4, 1);" calcext:value-type="string">
            <text:p>insert into contrat_loc (date_contrat, date_debut, date_fin, caution, id_contrat_loc_client, id_contrat_loc_agence, id_contrat_loc_vehicule, id_contrat_loc_accessoire, id_contrat_loc_penalite) values ('2017/09/27', '2017/09/27', '2017/10/11', '1500.00', 188, 20, 1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4" office:value-type="date" office:date-value="2017-09-27" calcext:value-type="date">
            <text:p>2017-09-27</text:p>
          </table:table-cell>
          <table:table-cell table:style-name="ce5" table:formula="of:=TEXT([.B406];&quot;aaaa/mm/jj&quot;)" office:value-type="string" office:string-value="2017/09/27" calcext:value-type="string">
            <text:p>2017/09/27</text:p>
          </table:table-cell>
          <table:table-cell table:style-name="ce4" office:value-type="date" office:date-value="2017-09-27" calcext:value-type="date">
            <text:p>2017-09-27</text:p>
          </table:table-cell>
          <table:table-cell table:style-name="ce5" table:formula="of:=TEXT([.D406];&quot;aaaa/mm/jj&quot;)" office:value-type="string" office:string-value="2017/09/27" calcext:value-type="string">
            <text:p>2017/09/27</text:p>
          </table:table-cell>
          <table:table-cell table:style-name="ce4" table:formula="of:=[.D406]+[.N406]" office:value-type="date" office:date-value="2017-10-04" calcext:value-type="date">
            <text:p>2017-10-04</text:p>
          </table:table-cell>
          <table:table-cell table:style-name="ce5" table:formula="of:=TEXT([.F406];&quot;aaaa/mm/jj&quot;)" office:value-type="string" office:string-value="2017/10/04" calcext:value-type="string">
            <text:p>2017/10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" calcext:value-type="float">
            <text:p>12</text:p>
          </table:table-cell>
          <table:table-cell table:style-name="ce7" table:formula="of:=RANDBETWEEN(101;150)" office:value-type="float" office:value="120" calcext:value-type="float">
            <text:p>120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06];&quot;', '&quot;;[.E406];&quot;', '&quot;;[.G406];&quot;', '&quot;;[.H406];&quot;', &quot;;[.I406];&quot;, &quot;;[.J406];&quot;, &quot;;[.K406];&quot;, &quot;;[.L406];&quot;, &quot;;[.M406];&quot;);&quot;)" office:value-type="string" office:string-value="insert into contrat_loc (date_contrat, date_debut, date_fin, caution, id_contrat_loc_client, id_contrat_loc_agence, id_contrat_loc_vehicule, id_contrat_loc_accessoire, id_contrat_loc_penalite) values ('2017/09/27', '2017/09/27', '2017/10/04', '1500.00', 12, 120, 3, 7, 1);" calcext:value-type="string">
            <text:p>insert into contrat_loc (date_contrat, date_debut, date_fin, caution, id_contrat_loc_client, id_contrat_loc_agence, id_contrat_loc_vehicule, id_contrat_loc_accessoire, id_contrat_loc_penalite) values ('2017/09/27', '2017/09/27', '2017/10/04', '1500.00', 12, 120, 3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4" office:value-type="date" office:date-value="2017-09-27" calcext:value-type="date">
            <text:p>2017-09-27</text:p>
          </table:table-cell>
          <table:table-cell table:style-name="ce5" table:formula="of:=TEXT([.B407];&quot;aaaa/mm/jj&quot;)" office:value-type="string" office:string-value="2017/09/27" calcext:value-type="string">
            <text:p>2017/09/27</text:p>
          </table:table-cell>
          <table:table-cell table:style-name="ce4" office:value-type="date" office:date-value="2017-09-27" calcext:value-type="date">
            <text:p>2017-09-27</text:p>
          </table:table-cell>
          <table:table-cell table:style-name="ce5" table:formula="of:=TEXT([.D407];&quot;aaaa/mm/jj&quot;)" office:value-type="string" office:string-value="2017/09/27" calcext:value-type="string">
            <text:p>2017/09/27</text:p>
          </table:table-cell>
          <table:table-cell table:style-name="ce4" table:formula="of:=[.D407]+[.N407]" office:value-type="date" office:date-value="2017-10-01" calcext:value-type="date">
            <text:p>2017-10-01</text:p>
          </table:table-cell>
          <table:table-cell table:style-name="ce5" table:formula="of:=TEXT([.F407];&quot;aaaa/mm/jj&quot;)" office:value-type="string" office:string-value="2017/10/01" calcext:value-type="string">
            <text:p>2017/10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0" calcext:value-type="float">
            <text:p>60</text:p>
          </table:table-cell>
          <table:table-cell table:style-name="ce7" table:formula="of:=RANDBETWEEN(151;200)" office:value-type="float" office:value="173" calcext:value-type="float">
            <text:p>173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07];&quot;', '&quot;;[.E407];&quot;', '&quot;;[.G407];&quot;', '&quot;;[.H407];&quot;', &quot;;[.I407];&quot;, &quot;;[.J407];&quot;, &quot;;[.K407];&quot;, &quot;;[.L407];&quot;, &quot;;[.M407];&quot;);&quot;)" office:value-type="string" office:string-value="insert into contrat_loc (date_contrat, date_debut, date_fin, caution, id_contrat_loc_client, id_contrat_loc_agence, id_contrat_loc_vehicule, id_contrat_loc_accessoire, id_contrat_loc_penalite) values ('2017/09/27', '2017/09/27', '2017/10/01', '1500.00', 60, 173, 4, 6, 1);" calcext:value-type="string">
            <text:p>insert into contrat_loc (date_contrat, date_debut, date_fin, caution, id_contrat_loc_client, id_contrat_loc_agence, id_contrat_loc_vehicule, id_contrat_loc_accessoire, id_contrat_loc_penalite) values ('2017/09/27', '2017/09/27', '2017/10/01', '1500.00', 60, 173, 4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07" calcext:value-type="float">
            <text:p>407</text:p>
          </table:table-cell>
          <table:table-cell table:style-name="ce4" office:value-type="date" office:date-value="2017-09-29" calcext:value-type="date">
            <text:p>2017-09-29</text:p>
          </table:table-cell>
          <table:table-cell table:style-name="ce5" table:formula="of:=TEXT([.B408];&quot;aaaa/mm/jj&quot;)" office:value-type="string" office:string-value="2017/09/29" calcext:value-type="string">
            <text:p>2017/09/29</text:p>
          </table:table-cell>
          <table:table-cell table:style-name="ce4" office:value-type="date" office:date-value="2017-09-29" calcext:value-type="date">
            <text:p>2017-09-29</text:p>
          </table:table-cell>
          <table:table-cell table:style-name="ce5" table:formula="of:=TEXT([.D408];&quot;aaaa/mm/jj&quot;)" office:value-type="string" office:string-value="2017/09/29" calcext:value-type="string">
            <text:p>2017/09/29</text:p>
          </table:table-cell>
          <table:table-cell table:style-name="ce4" table:formula="of:=[.D408]+[.N408]" office:value-type="date" office:date-value="2017-10-08" calcext:value-type="date">
            <text:p>2017-10-08</text:p>
          </table:table-cell>
          <table:table-cell table:style-name="ce5" table:formula="of:=TEXT([.F408];&quot;aaaa/mm/jj&quot;)" office:value-type="string" office:string-value="2017/10/08" calcext:value-type="string">
            <text:p>2017/10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0" calcext:value-type="float">
            <text:p>200</text:p>
          </table:table-cell>
          <table:table-cell table:style-name="ce7" table:formula="of:=RANDBETWEEN(1;50)" office:value-type="float" office:value="33" calcext:value-type="float">
            <text:p>33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2;4)" office:value-type="float" office:value="4" calcext:value-type="float">
            <text:p>4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08];&quot;', '&quot;;[.E408];&quot;', '&quot;;[.G408];&quot;', '&quot;;[.H408];&quot;', &quot;;[.I408];&quot;, &quot;;[.J408];&quot;, &quot;;[.K408];&quot;, &quot;;[.L408];&quot;, &quot;;[.M408];&quot;);&quot;)" office:value-type="string" office:string-value="insert into contrat_loc (date_contrat, date_debut, date_fin, caution, id_contrat_loc_client, id_contrat_loc_agence, id_contrat_loc_vehicule, id_contrat_loc_accessoire, id_contrat_loc_penalite) values ('2017/09/29', '2017/09/29', '2017/10/08', '1500.00', 200, 33, 1, 1, 4);" calcext:value-type="string">
            <text:p>insert into contrat_loc (date_contrat, date_debut, date_fin, caution, id_contrat_loc_client, id_contrat_loc_agence, id_contrat_loc_vehicule, id_contrat_loc_accessoire, id_contrat_loc_penalite) values ('2017/09/29', '2017/09/29', '2017/10/08', '1500.00', 200, 33, 1, 1, 4);</text:p>
          </table:table-cell>
          <table:table-cell table:number-columns-repeated="1009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4" office:value-type="date" office:date-value="2017-09-30" calcext:value-type="date">
            <text:p>2017-09-30</text:p>
          </table:table-cell>
          <table:table-cell table:style-name="ce5" table:formula="of:=TEXT([.B409];&quot;aaaa/mm/jj&quot;)" office:value-type="string" office:string-value="2017/09/30" calcext:value-type="string">
            <text:p>2017/09/30</text:p>
          </table:table-cell>
          <table:table-cell table:style-name="ce4" office:value-type="date" office:date-value="2017-09-30" calcext:value-type="date">
            <text:p>2017-09-30</text:p>
          </table:table-cell>
          <table:table-cell table:style-name="ce5" table:formula="of:=TEXT([.D409];&quot;aaaa/mm/jj&quot;)" office:value-type="string" office:string-value="2017/09/30" calcext:value-type="string">
            <text:p>2017/09/30</text:p>
          </table:table-cell>
          <table:table-cell table:style-name="ce4" table:formula="of:=[.D409]+[.N409]" office:value-type="date" office:date-value="2017-10-14" calcext:value-type="date">
            <text:p>2017-10-14</text:p>
          </table:table-cell>
          <table:table-cell table:style-name="ce5" table:formula="of:=TEXT([.F409];&quot;aaaa/mm/jj&quot;)" office:value-type="string" office:string-value="2017/10/14" calcext:value-type="string">
            <text:p>2017/10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0" calcext:value-type="float">
            <text:p>90</text:p>
          </table:table-cell>
          <table:table-cell table:style-name="ce7" table:formula="of:=RANDBETWEEN(101;150)" office:value-type="float" office:value="114" calcext:value-type="float">
            <text:p>114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09];&quot;', '&quot;;[.E409];&quot;', '&quot;;[.G409];&quot;', '&quot;;[.H409];&quot;', &quot;;[.I409];&quot;, &quot;;[.J409];&quot;, &quot;;[.K409];&quot;, &quot;;[.L409];&quot;, &quot;;[.M409];&quot;);&quot;)" office:value-type="string" office:string-value="insert into contrat_loc (date_contrat, date_debut, date_fin, caution, id_contrat_loc_client, id_contrat_loc_agence, id_contrat_loc_vehicule, id_contrat_loc_accessoire, id_contrat_loc_penalite) values ('2017/09/30', '2017/09/30', '2017/10/14', '1500.00', 90, 114, 3, 3, 1);" calcext:value-type="string">
            <text:p>insert into contrat_loc (date_contrat, date_debut, date_fin, caution, id_contrat_loc_client, id_contrat_loc_agence, id_contrat_loc_vehicule, id_contrat_loc_accessoire, id_contrat_loc_penalite) values ('2017/09/30', '2017/09/30', '2017/10/14', '1500.00', 90, 114, 3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4" office:value-type="date" office:date-value="2017-10-01" calcext:value-type="date">
            <text:p>2017-10-01</text:p>
          </table:table-cell>
          <table:table-cell table:style-name="ce5" table:formula="of:=TEXT([.B410];&quot;aaaa/mm/jj&quot;)" office:value-type="string" office:string-value="2017/10/01" calcext:value-type="string">
            <text:p>2017/10/01</text:p>
          </table:table-cell>
          <table:table-cell table:style-name="ce4" office:value-type="date" office:date-value="2017-10-01" calcext:value-type="date">
            <text:p>2017-10-01</text:p>
          </table:table-cell>
          <table:table-cell table:style-name="ce5" table:formula="of:=TEXT([.D410];&quot;aaaa/mm/jj&quot;)" office:value-type="string" office:string-value="2017/10/01" calcext:value-type="string">
            <text:p>2017/10/01</text:p>
          </table:table-cell>
          <table:table-cell table:style-name="ce4" table:formula="of:=[.D410]+[.N410]" office:value-type="date" office:date-value="2017-10-08" calcext:value-type="date">
            <text:p>2017-10-08</text:p>
          </table:table-cell>
          <table:table-cell table:style-name="ce5" table:formula="of:=TEXT([.F410];&quot;aaaa/mm/jj&quot;)" office:value-type="string" office:string-value="2017/10/08" calcext:value-type="string">
            <text:p>2017/10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1" calcext:value-type="float">
            <text:p>101</text:p>
          </table:table-cell>
          <table:table-cell table:style-name="ce7" table:formula="of:=RANDBETWEEN(51;100)" office:value-type="float" office:value="96" calcext:value-type="float">
            <text:p>96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table:formula="of:=RANDBETWEEN(2;4)" office:value-type="float" office:value="3" calcext:value-type="float">
            <text:p>3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10];&quot;', '&quot;;[.E410];&quot;', '&quot;;[.G410];&quot;', '&quot;;[.H410];&quot;', &quot;;[.I410];&quot;, &quot;;[.J410];&quot;, &quot;;[.K410];&quot;, &quot;;[.L410];&quot;, &quot;;[.M410];&quot;);&quot;)" office:value-type="string" office:string-value="insert into contrat_loc (date_contrat, date_debut, date_fin, caution, id_contrat_loc_client, id_contrat_loc_agence, id_contrat_loc_vehicule, id_contrat_loc_accessoire, id_contrat_loc_penalite) values ('2017/10/01', '2017/10/01', '2017/10/08', '1500.00', 101, 96, 2, 4, 3);" calcext:value-type="string">
            <text:p>insert into contrat_loc (date_contrat, date_debut, date_fin, caution, id_contrat_loc_client, id_contrat_loc_agence, id_contrat_loc_vehicule, id_contrat_loc_accessoire, id_contrat_loc_penalite) values ('2017/10/01', '2017/10/01', '2017/10/08', '1500.00', 101, 96, 2, 4, 3);</text:p>
          </table:table-cell>
          <table:table-cell table:number-columns-repeated="1009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4" office:value-type="date" office:date-value="2017-10-02" calcext:value-type="date">
            <text:p>2017-10-02</text:p>
          </table:table-cell>
          <table:table-cell table:style-name="ce5" table:formula="of:=TEXT([.B411];&quot;aaaa/mm/jj&quot;)" office:value-type="string" office:string-value="2017/10/02" calcext:value-type="string">
            <text:p>2017/10/02</text:p>
          </table:table-cell>
          <table:table-cell table:style-name="ce4" office:value-type="date" office:date-value="2017-10-02" calcext:value-type="date">
            <text:p>2017-10-02</text:p>
          </table:table-cell>
          <table:table-cell table:style-name="ce5" table:formula="of:=TEXT([.D411];&quot;aaaa/mm/jj&quot;)" office:value-type="string" office:string-value="2017/10/02" calcext:value-type="string">
            <text:p>2017/10/02</text:p>
          </table:table-cell>
          <table:table-cell table:style-name="ce4" table:formula="of:=[.D411]+[.N411]" office:value-type="date" office:date-value="2017-10-17" calcext:value-type="date">
            <text:p>2017-10-17</text:p>
          </table:table-cell>
          <table:table-cell table:style-name="ce5" table:formula="of:=TEXT([.F411];&quot;aaaa/mm/jj&quot;)" office:value-type="string" office:string-value="2017/10/17" calcext:value-type="string">
            <text:p>2017/10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9" calcext:value-type="float">
            <text:p>109</text:p>
          </table:table-cell>
          <table:table-cell table:style-name="ce7" table:formula="of:=RANDBETWEEN(151;200)" office:value-type="float" office:value="155" calcext:value-type="float">
            <text:p>155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11];&quot;', '&quot;;[.E411];&quot;', '&quot;;[.G411];&quot;', '&quot;;[.H411];&quot;', &quot;;[.I411];&quot;, &quot;;[.J411];&quot;, &quot;;[.K411];&quot;, &quot;;[.L411];&quot;, &quot;;[.M411];&quot;);&quot;)" office:value-type="string" office:string-value="insert into contrat_loc (date_contrat, date_debut, date_fin, caution, id_contrat_loc_client, id_contrat_loc_agence, id_contrat_loc_vehicule, id_contrat_loc_accessoire, id_contrat_loc_penalite) values ('2017/10/02', '2017/10/02', '2017/10/17', '1500.00', 109, 155, 4, 3, 1);" calcext:value-type="string">
            <text:p>insert into contrat_loc (date_contrat, date_debut, date_fin, caution, id_contrat_loc_client, id_contrat_loc_agence, id_contrat_loc_vehicule, id_contrat_loc_accessoire, id_contrat_loc_penalite) values ('2017/10/02', '2017/10/02', '2017/10/17', '1500.00', 109, 155, 4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4" office:value-type="date" office:date-value="2017-10-02" calcext:value-type="date">
            <text:p>2017-10-02</text:p>
          </table:table-cell>
          <table:table-cell table:style-name="ce5" table:formula="of:=TEXT([.B412];&quot;aaaa/mm/jj&quot;)" office:value-type="string" office:string-value="2017/10/02" calcext:value-type="string">
            <text:p>2017/10/02</text:p>
          </table:table-cell>
          <table:table-cell table:style-name="ce4" office:value-type="date" office:date-value="2017-10-02" calcext:value-type="date">
            <text:p>2017-10-02</text:p>
          </table:table-cell>
          <table:table-cell table:style-name="ce5" table:formula="of:=TEXT([.D412];&quot;aaaa/mm/jj&quot;)" office:value-type="string" office:string-value="2017/10/02" calcext:value-type="string">
            <text:p>2017/10/02</text:p>
          </table:table-cell>
          <table:table-cell table:style-name="ce4" table:formula="of:=[.D412]+[.N412]" office:value-type="date" office:date-value="2017-10-15" calcext:value-type="date">
            <text:p>2017-10-15</text:p>
          </table:table-cell>
          <table:table-cell table:style-name="ce5" table:formula="of:=TEXT([.F412];&quot;aaaa/mm/jj&quot;)" office:value-type="string" office:string-value="2017/10/15" calcext:value-type="string">
            <text:p>2017/10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0" calcext:value-type="float">
            <text:p>190</text:p>
          </table:table-cell>
          <table:table-cell table:style-name="ce7" table:formula="of:=RANDBETWEEN(151;200)" office:value-type="float" office:value="176" calcext:value-type="float">
            <text:p>176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12];&quot;', '&quot;;[.E412];&quot;', '&quot;;[.G412];&quot;', '&quot;;[.H412];&quot;', &quot;;[.I412];&quot;, &quot;;[.J412];&quot;, &quot;;[.K412];&quot;, &quot;;[.L412];&quot;, &quot;;[.M412];&quot;);&quot;)" office:value-type="string" office:string-value="insert into contrat_loc (date_contrat, date_debut, date_fin, caution, id_contrat_loc_client, id_contrat_loc_agence, id_contrat_loc_vehicule, id_contrat_loc_accessoire, id_contrat_loc_penalite) values ('2017/10/02', '2017/10/02', '2017/10/15', '1500.00', 190, 176, 4, 1, 1);" calcext:value-type="string">
            <text:p>insert into contrat_loc (date_contrat, date_debut, date_fin, caution, id_contrat_loc_client, id_contrat_loc_agence, id_contrat_loc_vehicule, id_contrat_loc_accessoire, id_contrat_loc_penalite) values ('2017/10/02', '2017/10/02', '2017/10/15', '1500.00', 190, 176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4" office:value-type="date" office:date-value="2017-10-02" calcext:value-type="date">
            <text:p>2017-10-02</text:p>
          </table:table-cell>
          <table:table-cell table:style-name="ce5" table:formula="of:=TEXT([.B413];&quot;aaaa/mm/jj&quot;)" office:value-type="string" office:string-value="2017/10/02" calcext:value-type="string">
            <text:p>2017/10/02</text:p>
          </table:table-cell>
          <table:table-cell table:style-name="ce4" office:value-type="date" office:date-value="2017-10-02" calcext:value-type="date">
            <text:p>2017-10-02</text:p>
          </table:table-cell>
          <table:table-cell table:style-name="ce5" table:formula="of:=TEXT([.D413];&quot;aaaa/mm/jj&quot;)" office:value-type="string" office:string-value="2017/10/02" calcext:value-type="string">
            <text:p>2017/10/02</text:p>
          </table:table-cell>
          <table:table-cell table:style-name="ce4" table:formula="of:=[.D413]+[.N413]" office:value-type="date" office:date-value="2017-10-06" calcext:value-type="date">
            <text:p>2017-10-06</text:p>
          </table:table-cell>
          <table:table-cell table:style-name="ce5" table:formula="of:=TEXT([.F413];&quot;aaaa/mm/jj&quot;)" office:value-type="string" office:string-value="2017/10/06" calcext:value-type="string">
            <text:p>2017/10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" calcext:value-type="float">
            <text:p>1</text:p>
          </table:table-cell>
          <table:table-cell table:style-name="ce7" table:formula="of:=RANDBETWEEN(1;50)" office:value-type="float" office:value="23" calcext:value-type="float">
            <text:p>23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13];&quot;', '&quot;;[.E413];&quot;', '&quot;;[.G413];&quot;', '&quot;;[.H413];&quot;', &quot;;[.I413];&quot;, &quot;;[.J413];&quot;, &quot;;[.K413];&quot;, &quot;;[.L413];&quot;, &quot;;[.M413];&quot;);&quot;)" office:value-type="string" office:string-value="insert into contrat_loc (date_contrat, date_debut, date_fin, caution, id_contrat_loc_client, id_contrat_loc_agence, id_contrat_loc_vehicule, id_contrat_loc_accessoire, id_contrat_loc_penalite) values ('2017/10/02', '2017/10/02', '2017/10/06', '1500.00', 1, 23, 1, 6, 1);" calcext:value-type="string">
            <text:p>insert into contrat_loc (date_contrat, date_debut, date_fin, caution, id_contrat_loc_client, id_contrat_loc_agence, id_contrat_loc_vehicule, id_contrat_loc_accessoire, id_contrat_loc_penalite) values ('2017/10/02', '2017/10/02', '2017/10/06', '1500.00', 1, 23, 1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13" calcext:value-type="float">
            <text:p>413</text:p>
          </table:table-cell>
          <table:table-cell table:style-name="ce4" office:value-type="date" office:date-value="2017-10-03" calcext:value-type="date">
            <text:p>2017-10-03</text:p>
          </table:table-cell>
          <table:table-cell table:style-name="ce5" table:formula="of:=TEXT([.B414];&quot;aaaa/mm/jj&quot;)" office:value-type="string" office:string-value="2017/10/03" calcext:value-type="string">
            <text:p>2017/10/03</text:p>
          </table:table-cell>
          <table:table-cell table:style-name="ce4" office:value-type="date" office:date-value="2017-10-03" calcext:value-type="date">
            <text:p>2017-10-03</text:p>
          </table:table-cell>
          <table:table-cell table:style-name="ce5" table:formula="of:=TEXT([.D414];&quot;aaaa/mm/jj&quot;)" office:value-type="string" office:string-value="2017/10/03" calcext:value-type="string">
            <text:p>2017/10/03</text:p>
          </table:table-cell>
          <table:table-cell table:style-name="ce4" table:formula="of:=[.D414]+[.N414]" office:value-type="date" office:date-value="2017-10-04" calcext:value-type="date">
            <text:p>2017-10-04</text:p>
          </table:table-cell>
          <table:table-cell table:style-name="ce5" table:formula="of:=TEXT([.F414];&quot;aaaa/mm/jj&quot;)" office:value-type="string" office:string-value="2017/10/04" calcext:value-type="string">
            <text:p>2017/10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5" calcext:value-type="float">
            <text:p>205</text:p>
          </table:table-cell>
          <table:table-cell table:style-name="ce7" table:formula="of:=RANDBETWEEN(1;50)" office:value-type="float" office:value="7" calcext:value-type="float">
            <text:p>7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14];&quot;', '&quot;;[.E414];&quot;', '&quot;;[.G414];&quot;', '&quot;;[.H414];&quot;', &quot;;[.I414];&quot;, &quot;;[.J414];&quot;, &quot;;[.K414];&quot;, &quot;;[.L414];&quot;, &quot;;[.M414];&quot;);&quot;)" office:value-type="string" office:string-value="insert into contrat_loc (date_contrat, date_debut, date_fin, caution, id_contrat_loc_client, id_contrat_loc_agence, id_contrat_loc_vehicule, id_contrat_loc_accessoire, id_contrat_loc_penalite) values ('2017/10/03', '2017/10/03', '2017/10/04', '1500.00', 205, 7, 1, 1, 1);" calcext:value-type="string">
            <text:p>insert into contrat_loc (date_contrat, date_debut, date_fin, caution, id_contrat_loc_client, id_contrat_loc_agence, id_contrat_loc_vehicule, id_contrat_loc_accessoire, id_contrat_loc_penalite) values ('2017/10/03', '2017/10/03', '2017/10/04', '1500.00', 205, 7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14" calcext:value-type="float">
            <text:p>414</text:p>
          </table:table-cell>
          <table:table-cell table:style-name="ce4" office:value-type="date" office:date-value="2017-10-03" calcext:value-type="date">
            <text:p>2017-10-03</text:p>
          </table:table-cell>
          <table:table-cell table:style-name="ce5" table:formula="of:=TEXT([.B415];&quot;aaaa/mm/jj&quot;)" office:value-type="string" office:string-value="2017/10/03" calcext:value-type="string">
            <text:p>2017/10/03</text:p>
          </table:table-cell>
          <table:table-cell table:style-name="ce4" office:value-type="date" office:date-value="2017-10-03" calcext:value-type="date">
            <text:p>2017-10-03</text:p>
          </table:table-cell>
          <table:table-cell table:style-name="ce5" table:formula="of:=TEXT([.D415];&quot;aaaa/mm/jj&quot;)" office:value-type="string" office:string-value="2017/10/03" calcext:value-type="string">
            <text:p>2017/10/03</text:p>
          </table:table-cell>
          <table:table-cell table:style-name="ce4" table:formula="of:=[.D415]+[.N415]" office:value-type="date" office:date-value="2017-10-07" calcext:value-type="date">
            <text:p>2017-10-07</text:p>
          </table:table-cell>
          <table:table-cell table:style-name="ce5" table:formula="of:=TEXT([.F415];&quot;aaaa/mm/jj&quot;)" office:value-type="string" office:string-value="2017/10/07" calcext:value-type="string">
            <text:p>2017/10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52" calcext:value-type="float">
            <text:p>152</text:p>
          </table:table-cell>
          <table:table-cell table:style-name="ce7" table:formula="of:=RANDBETWEEN(101;150)" office:value-type="float" office:value="150" calcext:value-type="float">
            <text:p>150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15];&quot;', '&quot;;[.E415];&quot;', '&quot;;[.G415];&quot;', '&quot;;[.H415];&quot;', &quot;;[.I415];&quot;, &quot;;[.J415];&quot;, &quot;;[.K415];&quot;, &quot;;[.L415];&quot;, &quot;;[.M415];&quot;);&quot;)" office:value-type="string" office:string-value="insert into contrat_loc (date_contrat, date_debut, date_fin, caution, id_contrat_loc_client, id_contrat_loc_agence, id_contrat_loc_vehicule, id_contrat_loc_accessoire, id_contrat_loc_penalite) values ('2017/10/03', '2017/10/03', '2017/10/07', '1500.00', 152, 150, 3, 2, 1);" calcext:value-type="string">
            <text:p>insert into contrat_loc (date_contrat, date_debut, date_fin, caution, id_contrat_loc_client, id_contrat_loc_agence, id_contrat_loc_vehicule, id_contrat_loc_accessoire, id_contrat_loc_penalite) values ('2017/10/03', '2017/10/03', '2017/10/07', '1500.00', 152, 150, 3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15" calcext:value-type="float">
            <text:p>415</text:p>
          </table:table-cell>
          <table:table-cell table:style-name="ce4" office:value-type="date" office:date-value="2017-10-04" calcext:value-type="date">
            <text:p>2017-10-04</text:p>
          </table:table-cell>
          <table:table-cell table:style-name="ce5" table:formula="of:=TEXT([.B416];&quot;aaaa/mm/jj&quot;)" office:value-type="string" office:string-value="2017/10/04" calcext:value-type="string">
            <text:p>2017/10/04</text:p>
          </table:table-cell>
          <table:table-cell table:style-name="ce4" office:value-type="date" office:date-value="2017-10-04" calcext:value-type="date">
            <text:p>2017-10-04</text:p>
          </table:table-cell>
          <table:table-cell table:style-name="ce5" table:formula="of:=TEXT([.D416];&quot;aaaa/mm/jj&quot;)" office:value-type="string" office:string-value="2017/10/04" calcext:value-type="string">
            <text:p>2017/10/04</text:p>
          </table:table-cell>
          <table:table-cell table:style-name="ce4" table:formula="of:=[.D416]+[.N416]" office:value-type="date" office:date-value="2017-10-08" calcext:value-type="date">
            <text:p>2017-10-08</text:p>
          </table:table-cell>
          <table:table-cell table:style-name="ce5" table:formula="of:=TEXT([.F416];&quot;aaaa/mm/jj&quot;)" office:value-type="string" office:string-value="2017/10/08" calcext:value-type="string">
            <text:p>2017/10/0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" calcext:value-type="float">
            <text:p>18</text:p>
          </table:table-cell>
          <table:table-cell table:style-name="ce7" table:formula="of:=RANDBETWEEN(1;50)" office:value-type="float" office:value="32" calcext:value-type="float">
            <text:p>32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16];&quot;', '&quot;;[.E416];&quot;', '&quot;;[.G416];&quot;', '&quot;;[.H416];&quot;', &quot;;[.I416];&quot;, &quot;;[.J416];&quot;, &quot;;[.K416];&quot;, &quot;;[.L416];&quot;, &quot;;[.M416];&quot;);&quot;)" office:value-type="string" office:string-value="insert into contrat_loc (date_contrat, date_debut, date_fin, caution, id_contrat_loc_client, id_contrat_loc_agence, id_contrat_loc_vehicule, id_contrat_loc_accessoire, id_contrat_loc_penalite) values ('2017/10/04', '2017/10/04', '2017/10/08', '1500.00', 18, 32, 1, 5, 1);" calcext:value-type="string">
            <text:p>insert into contrat_loc (date_contrat, date_debut, date_fin, caution, id_contrat_loc_client, id_contrat_loc_agence, id_contrat_loc_vehicule, id_contrat_loc_accessoire, id_contrat_loc_penalite) values ('2017/10/04', '2017/10/04', '2017/10/08', '1500.00', 18, 32, 1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16" calcext:value-type="float">
            <text:p>416</text:p>
          </table:table-cell>
          <table:table-cell table:style-name="ce4" office:value-type="date" office:date-value="2017-10-04" calcext:value-type="date">
            <text:p>2017-10-04</text:p>
          </table:table-cell>
          <table:table-cell table:style-name="ce5" table:formula="of:=TEXT([.B417];&quot;aaaa/mm/jj&quot;)" office:value-type="string" office:string-value="2017/10/04" calcext:value-type="string">
            <text:p>2017/10/04</text:p>
          </table:table-cell>
          <table:table-cell table:style-name="ce4" office:value-type="date" office:date-value="2017-10-04" calcext:value-type="date">
            <text:p>2017-10-04</text:p>
          </table:table-cell>
          <table:table-cell table:style-name="ce5" table:formula="of:=TEXT([.D417];&quot;aaaa/mm/jj&quot;)" office:value-type="string" office:string-value="2017/10/04" calcext:value-type="string">
            <text:p>2017/10/04</text:p>
          </table:table-cell>
          <table:table-cell table:style-name="ce4" table:formula="of:=[.D417]+[.N417]" office:value-type="date" office:date-value="2017-10-12" calcext:value-type="date">
            <text:p>2017-10-12</text:p>
          </table:table-cell>
          <table:table-cell table:style-name="ce5" table:formula="of:=TEXT([.F417];&quot;aaaa/mm/jj&quot;)" office:value-type="string" office:string-value="2017/10/12" calcext:value-type="string">
            <text:p>2017/10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2" calcext:value-type="float">
            <text:p>122</text:p>
          </table:table-cell>
          <table:table-cell table:style-name="ce7" table:formula="of:=RANDBETWEEN(151;200)" office:value-type="float" office:value="183" calcext:value-type="float">
            <text:p>183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17];&quot;', '&quot;;[.E417];&quot;', '&quot;;[.G417];&quot;', '&quot;;[.H417];&quot;', &quot;;[.I417];&quot;, &quot;;[.J417];&quot;, &quot;;[.K417];&quot;, &quot;;[.L417];&quot;, &quot;;[.M417];&quot;);&quot;)" office:value-type="string" office:string-value="insert into contrat_loc (date_contrat, date_debut, date_fin, caution, id_contrat_loc_client, id_contrat_loc_agence, id_contrat_loc_vehicule, id_contrat_loc_accessoire, id_contrat_loc_penalite) values ('2017/10/04', '2017/10/04', '2017/10/12', '1500.00', 122, 183, 4, 2, 1);" calcext:value-type="string">
            <text:p>insert into contrat_loc (date_contrat, date_debut, date_fin, caution, id_contrat_loc_client, id_contrat_loc_agence, id_contrat_loc_vehicule, id_contrat_loc_accessoire, id_contrat_loc_penalite) values ('2017/10/04', '2017/10/04', '2017/10/12', '1500.00', 122, 183, 4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17" calcext:value-type="float">
            <text:p>417</text:p>
          </table:table-cell>
          <table:table-cell table:style-name="ce4" office:value-type="date" office:date-value="2017-10-04" calcext:value-type="date">
            <text:p>2017-10-04</text:p>
          </table:table-cell>
          <table:table-cell table:style-name="ce5" table:formula="of:=TEXT([.B418];&quot;aaaa/mm/jj&quot;)" office:value-type="string" office:string-value="2017/10/04" calcext:value-type="string">
            <text:p>2017/10/04</text:p>
          </table:table-cell>
          <table:table-cell table:style-name="ce4" office:value-type="date" office:date-value="2017-10-04" calcext:value-type="date">
            <text:p>2017-10-04</text:p>
          </table:table-cell>
          <table:table-cell table:style-name="ce5" table:formula="of:=TEXT([.D418];&quot;aaaa/mm/jj&quot;)" office:value-type="string" office:string-value="2017/10/04" calcext:value-type="string">
            <text:p>2017/10/04</text:p>
          </table:table-cell>
          <table:table-cell table:style-name="ce4" table:formula="of:=[.D418]+[.N418]" office:value-type="date" office:date-value="2017-10-10" calcext:value-type="date">
            <text:p>2017-10-10</text:p>
          </table:table-cell>
          <table:table-cell table:style-name="ce5" table:formula="of:=TEXT([.F418];&quot;aaaa/mm/jj&quot;)" office:value-type="string" office:string-value="2017/10/10" calcext:value-type="string">
            <text:p>2017/10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8" calcext:value-type="float">
            <text:p>118</text:p>
          </table:table-cell>
          <table:table-cell table:style-name="ce7" table:formula="of:=RANDBETWEEN(101;150)" office:value-type="float" office:value="107" calcext:value-type="float">
            <text:p>107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18];&quot;', '&quot;;[.E418];&quot;', '&quot;;[.G418];&quot;', '&quot;;[.H418];&quot;', &quot;;[.I418];&quot;, &quot;;[.J418];&quot;, &quot;;[.K418];&quot;, &quot;;[.L418];&quot;, &quot;;[.M418];&quot;);&quot;)" office:value-type="string" office:string-value="insert into contrat_loc (date_contrat, date_debut, date_fin, caution, id_contrat_loc_client, id_contrat_loc_agence, id_contrat_loc_vehicule, id_contrat_loc_accessoire, id_contrat_loc_penalite) values ('2017/10/04', '2017/10/04', '2017/10/10', '1500.00', 118, 107, 3, 1, 1);" calcext:value-type="string">
            <text:p>insert into contrat_loc (date_contrat, date_debut, date_fin, caution, id_contrat_loc_client, id_contrat_loc_agence, id_contrat_loc_vehicule, id_contrat_loc_accessoire, id_contrat_loc_penalite) values ('2017/10/04', '2017/10/04', '2017/10/10', '1500.00', 118, 107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18" calcext:value-type="float">
            <text:p>418</text:p>
          </table:table-cell>
          <table:table-cell table:style-name="ce4" office:value-type="date" office:date-value="2017-10-05" calcext:value-type="date">
            <text:p>2017-10-05</text:p>
          </table:table-cell>
          <table:table-cell table:style-name="ce5" table:formula="of:=TEXT([.B419];&quot;aaaa/mm/jj&quot;)" office:value-type="string" office:string-value="2017/10/05" calcext:value-type="string">
            <text:p>2017/10/05</text:p>
          </table:table-cell>
          <table:table-cell table:style-name="ce4" office:value-type="date" office:date-value="2017-10-05" calcext:value-type="date">
            <text:p>2017-10-05</text:p>
          </table:table-cell>
          <table:table-cell table:style-name="ce5" table:formula="of:=TEXT([.D419];&quot;aaaa/mm/jj&quot;)" office:value-type="string" office:string-value="2017/10/05" calcext:value-type="string">
            <text:p>2017/10/05</text:p>
          </table:table-cell>
          <table:table-cell table:style-name="ce4" table:formula="of:=[.D419]+[.N419]" office:value-type="date" office:date-value="2017-10-06" calcext:value-type="date">
            <text:p>2017-10-06</text:p>
          </table:table-cell>
          <table:table-cell table:style-name="ce5" table:formula="of:=TEXT([.F419];&quot;aaaa/mm/jj&quot;)" office:value-type="string" office:string-value="2017/10/06" calcext:value-type="string">
            <text:p>2017/10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5" calcext:value-type="float">
            <text:p>105</text:p>
          </table:table-cell>
          <table:table-cell table:style-name="ce7" table:formula="of:=RANDBETWEEN(201;250)" office:value-type="float" office:value="246" calcext:value-type="float">
            <text:p>24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19];&quot;', '&quot;;[.E419];&quot;', '&quot;;[.G419];&quot;', '&quot;;[.H419];&quot;', &quot;;[.I419];&quot;, &quot;;[.J419];&quot;, &quot;;[.K419];&quot;, &quot;;[.L419];&quot;, &quot;;[.M419];&quot;);&quot;)" office:value-type="string" office:string-value="insert into contrat_loc (date_contrat, date_debut, date_fin, caution, id_contrat_loc_client, id_contrat_loc_agence, id_contrat_loc_vehicule, id_contrat_loc_accessoire, id_contrat_loc_penalite) values ('2017/10/05', '2017/10/05', '2017/10/06', '1500.00', 105, 246, 5, 1, 1);" calcext:value-type="string">
            <text:p>insert into contrat_loc (date_contrat, date_debut, date_fin, caution, id_contrat_loc_client, id_contrat_loc_agence, id_contrat_loc_vehicule, id_contrat_loc_accessoire, id_contrat_loc_penalite) values ('2017/10/05', '2017/10/05', '2017/10/06', '1500.00', 105, 246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19" calcext:value-type="float">
            <text:p>419</text:p>
          </table:table-cell>
          <table:table-cell table:style-name="ce4" office:value-type="date" office:date-value="2017-10-05" calcext:value-type="date">
            <text:p>2017-10-05</text:p>
          </table:table-cell>
          <table:table-cell table:style-name="ce5" table:formula="of:=TEXT([.B420];&quot;aaaa/mm/jj&quot;)" office:value-type="string" office:string-value="2017/10/05" calcext:value-type="string">
            <text:p>2017/10/05</text:p>
          </table:table-cell>
          <table:table-cell table:style-name="ce4" office:value-type="date" office:date-value="2017-10-05" calcext:value-type="date">
            <text:p>2017-10-05</text:p>
          </table:table-cell>
          <table:table-cell table:style-name="ce5" table:formula="of:=TEXT([.D420];&quot;aaaa/mm/jj&quot;)" office:value-type="string" office:string-value="2017/10/05" calcext:value-type="string">
            <text:p>2017/10/05</text:p>
          </table:table-cell>
          <table:table-cell table:style-name="ce4" table:formula="of:=[.D420]+[.N420]" office:value-type="date" office:date-value="2017-10-18" calcext:value-type="date">
            <text:p>2017-10-18</text:p>
          </table:table-cell>
          <table:table-cell table:style-name="ce5" table:formula="of:=TEXT([.F420];&quot;aaaa/mm/jj&quot;)" office:value-type="string" office:string-value="2017/10/18" calcext:value-type="string">
            <text:p>2017/10/1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4" calcext:value-type="float">
            <text:p>124</text:p>
          </table:table-cell>
          <table:table-cell table:style-name="ce7" table:formula="of:=RANDBETWEEN(1;50)" office:value-type="float" office:value="14" calcext:value-type="float">
            <text:p>1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20];&quot;', '&quot;;[.E420];&quot;', '&quot;;[.G420];&quot;', '&quot;;[.H420];&quot;', &quot;;[.I420];&quot;, &quot;;[.J420];&quot;, &quot;;[.K420];&quot;, &quot;;[.L420];&quot;, &quot;;[.M420];&quot;);&quot;)" office:value-type="string" office:string-value="insert into contrat_loc (date_contrat, date_debut, date_fin, caution, id_contrat_loc_client, id_contrat_loc_agence, id_contrat_loc_vehicule, id_contrat_loc_accessoire, id_contrat_loc_penalite) values ('2017/10/05', '2017/10/05', '2017/10/18', '1500.00', 124, 14, 1, 2, 1);" calcext:value-type="string">
            <text:p>insert into contrat_loc (date_contrat, date_debut, date_fin, caution, id_contrat_loc_client, id_contrat_loc_agence, id_contrat_loc_vehicule, id_contrat_loc_accessoire, id_contrat_loc_penalite) values ('2017/10/05', '2017/10/05', '2017/10/18', '1500.00', 124, 14, 1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4" office:value-type="date" office:date-value="2017-10-05" calcext:value-type="date">
            <text:p>2017-10-05</text:p>
          </table:table-cell>
          <table:table-cell table:style-name="ce5" table:formula="of:=TEXT([.B421];&quot;aaaa/mm/jj&quot;)" office:value-type="string" office:string-value="2017/10/05" calcext:value-type="string">
            <text:p>2017/10/05</text:p>
          </table:table-cell>
          <table:table-cell table:style-name="ce4" office:value-type="date" office:date-value="2017-10-05" calcext:value-type="date">
            <text:p>2017-10-05</text:p>
          </table:table-cell>
          <table:table-cell table:style-name="ce5" table:formula="of:=TEXT([.D421];&quot;aaaa/mm/jj&quot;)" office:value-type="string" office:string-value="2017/10/05" calcext:value-type="string">
            <text:p>2017/10/05</text:p>
          </table:table-cell>
          <table:table-cell table:style-name="ce4" table:formula="of:=[.D421]+[.N421]" office:value-type="date" office:date-value="2017-10-15" calcext:value-type="date">
            <text:p>2017-10-15</text:p>
          </table:table-cell>
          <table:table-cell table:style-name="ce5" table:formula="of:=TEXT([.F421];&quot;aaaa/mm/jj&quot;)" office:value-type="string" office:string-value="2017/10/15" calcext:value-type="string">
            <text:p>2017/10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5" calcext:value-type="float">
            <text:p>55</text:p>
          </table:table-cell>
          <table:table-cell table:style-name="ce7" table:formula="of:=RANDBETWEEN(1;50)" office:value-type="float" office:value="44" calcext:value-type="float">
            <text:p>4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21];&quot;', '&quot;;[.E421];&quot;', '&quot;;[.G421];&quot;', '&quot;;[.H421];&quot;', &quot;;[.I421];&quot;, &quot;;[.J421];&quot;, &quot;;[.K421];&quot;, &quot;;[.L421];&quot;, &quot;;[.M421];&quot;);&quot;)" office:value-type="string" office:string-value="insert into contrat_loc (date_contrat, date_debut, date_fin, caution, id_contrat_loc_client, id_contrat_loc_agence, id_contrat_loc_vehicule, id_contrat_loc_accessoire, id_contrat_loc_penalite) values ('2017/10/05', '2017/10/05', '2017/10/15', '1500.00', 55, 44, 1, 2, 1);" calcext:value-type="string">
            <text:p>insert into contrat_loc (date_contrat, date_debut, date_fin, caution, id_contrat_loc_client, id_contrat_loc_agence, id_contrat_loc_vehicule, id_contrat_loc_accessoire, id_contrat_loc_penalite) values ('2017/10/05', '2017/10/05', '2017/10/15', '1500.00', 55, 44, 1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21" calcext:value-type="float">
            <text:p>421</text:p>
          </table:table-cell>
          <table:table-cell table:style-name="ce4" office:value-type="date" office:date-value="2017-10-07" calcext:value-type="date">
            <text:p>2017-10-07</text:p>
          </table:table-cell>
          <table:table-cell table:style-name="ce5" table:formula="of:=TEXT([.B422];&quot;aaaa/mm/jj&quot;)" office:value-type="string" office:string-value="2017/10/07" calcext:value-type="string">
            <text:p>2017/10/07</text:p>
          </table:table-cell>
          <table:table-cell table:style-name="ce4" office:value-type="date" office:date-value="2017-10-07" calcext:value-type="date">
            <text:p>2017-10-07</text:p>
          </table:table-cell>
          <table:table-cell table:style-name="ce5" table:formula="of:=TEXT([.D422];&quot;aaaa/mm/jj&quot;)" office:value-type="string" office:string-value="2017/10/07" calcext:value-type="string">
            <text:p>2017/10/07</text:p>
          </table:table-cell>
          <table:table-cell table:style-name="ce4" table:formula="of:=[.D422]+[.N422]" office:value-type="date" office:date-value="2017-10-20" calcext:value-type="date">
            <text:p>2017-10-20</text:p>
          </table:table-cell>
          <table:table-cell table:style-name="ce5" table:formula="of:=TEXT([.F422];&quot;aaaa/mm/jj&quot;)" office:value-type="string" office:string-value="2017/10/20" calcext:value-type="string">
            <text:p>2017/10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73" calcext:value-type="float">
            <text:p>73</text:p>
          </table:table-cell>
          <table:table-cell table:style-name="ce7" table:formula="of:=RANDBETWEEN(1;50)" office:value-type="float" office:value="23" calcext:value-type="float">
            <text:p>23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22];&quot;', '&quot;;[.E422];&quot;', '&quot;;[.G422];&quot;', '&quot;;[.H422];&quot;', &quot;;[.I422];&quot;, &quot;;[.J422];&quot;, &quot;;[.K422];&quot;, &quot;;[.L422];&quot;, &quot;;[.M422];&quot;);&quot;)" office:value-type="string" office:string-value="insert into contrat_loc (date_contrat, date_debut, date_fin, caution, id_contrat_loc_client, id_contrat_loc_agence, id_contrat_loc_vehicule, id_contrat_loc_accessoire, id_contrat_loc_penalite) values ('2017/10/07', '2017/10/07', '2017/10/20', '1500.00', 73, 23, 1, 1, 1);" calcext:value-type="string">
            <text:p>insert into contrat_loc (date_contrat, date_debut, date_fin, caution, id_contrat_loc_client, id_contrat_loc_agence, id_contrat_loc_vehicule, id_contrat_loc_accessoire, id_contrat_loc_penalite) values ('2017/10/07', '2017/10/07', '2017/10/20', '1500.00', 73, 23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22" calcext:value-type="float">
            <text:p>422</text:p>
          </table:table-cell>
          <table:table-cell table:style-name="ce4" office:value-type="date" office:date-value="2017-10-07" calcext:value-type="date">
            <text:p>2017-10-07</text:p>
          </table:table-cell>
          <table:table-cell table:style-name="ce5" table:formula="of:=TEXT([.B423];&quot;aaaa/mm/jj&quot;)" office:value-type="string" office:string-value="2017/10/07" calcext:value-type="string">
            <text:p>2017/10/07</text:p>
          </table:table-cell>
          <table:table-cell table:style-name="ce4" office:value-type="date" office:date-value="2017-10-07" calcext:value-type="date">
            <text:p>2017-10-07</text:p>
          </table:table-cell>
          <table:table-cell table:style-name="ce5" table:formula="of:=TEXT([.D423];&quot;aaaa/mm/jj&quot;)" office:value-type="string" office:string-value="2017/10/07" calcext:value-type="string">
            <text:p>2017/10/07</text:p>
          </table:table-cell>
          <table:table-cell table:style-name="ce4" table:formula="of:=[.D423]+[.N423]" office:value-type="date" office:date-value="2017-10-15" calcext:value-type="date">
            <text:p>2017-10-15</text:p>
          </table:table-cell>
          <table:table-cell table:style-name="ce5" table:formula="of:=TEXT([.F423];&quot;aaaa/mm/jj&quot;)" office:value-type="string" office:string-value="2017/10/15" calcext:value-type="string">
            <text:p>2017/10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0" calcext:value-type="float">
            <text:p>80</text:p>
          </table:table-cell>
          <table:table-cell table:style-name="ce7" table:formula="of:=RANDBETWEEN(201;250)" office:value-type="float" office:value="241" calcext:value-type="float">
            <text:p>24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23];&quot;', '&quot;;[.E423];&quot;', '&quot;;[.G423];&quot;', '&quot;;[.H423];&quot;', &quot;;[.I423];&quot;, &quot;;[.J423];&quot;, &quot;;[.K423];&quot;, &quot;;[.L423];&quot;, &quot;;[.M423];&quot;);&quot;)" office:value-type="string" office:string-value="insert into contrat_loc (date_contrat, date_debut, date_fin, caution, id_contrat_loc_client, id_contrat_loc_agence, id_contrat_loc_vehicule, id_contrat_loc_accessoire, id_contrat_loc_penalite) values ('2017/10/07', '2017/10/07', '2017/10/15', '1500.00', 80, 241, 5, 1, 1);" calcext:value-type="string">
            <text:p>insert into contrat_loc (date_contrat, date_debut, date_fin, caution, id_contrat_loc_client, id_contrat_loc_agence, id_contrat_loc_vehicule, id_contrat_loc_accessoire, id_contrat_loc_penalite) values ('2017/10/07', '2017/10/07', '2017/10/15', '1500.00', 80, 241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23" calcext:value-type="float">
            <text:p>423</text:p>
          </table:table-cell>
          <table:table-cell table:style-name="ce4" office:value-type="date" office:date-value="2017-10-08" calcext:value-type="date">
            <text:p>2017-10-08</text:p>
          </table:table-cell>
          <table:table-cell table:style-name="ce5" table:formula="of:=TEXT([.B424];&quot;aaaa/mm/jj&quot;)" office:value-type="string" office:string-value="2017/10/08" calcext:value-type="string">
            <text:p>2017/10/08</text:p>
          </table:table-cell>
          <table:table-cell table:style-name="ce4" office:value-type="date" office:date-value="2017-10-08" calcext:value-type="date">
            <text:p>2017-10-08</text:p>
          </table:table-cell>
          <table:table-cell table:style-name="ce5" table:formula="of:=TEXT([.D424];&quot;aaaa/mm/jj&quot;)" office:value-type="string" office:string-value="2017/10/08" calcext:value-type="string">
            <text:p>2017/10/08</text:p>
          </table:table-cell>
          <table:table-cell table:style-name="ce4" table:formula="of:=[.D424]+[.N424]" office:value-type="date" office:date-value="2017-10-22" calcext:value-type="date">
            <text:p>2017-10-22</text:p>
          </table:table-cell>
          <table:table-cell table:style-name="ce5" table:formula="of:=TEXT([.F424];&quot;aaaa/mm/jj&quot;)" office:value-type="string" office:string-value="2017/10/22" calcext:value-type="string">
            <text:p>2017/10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6" calcext:value-type="float">
            <text:p>126</text:p>
          </table:table-cell>
          <table:table-cell table:style-name="ce7" table:formula="of:=RANDBETWEEN(201;250)" office:value-type="float" office:value="208" calcext:value-type="float">
            <text:p>208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24];&quot;', '&quot;;[.E424];&quot;', '&quot;;[.G424];&quot;', '&quot;;[.H424];&quot;', &quot;;[.I424];&quot;, &quot;;[.J424];&quot;, &quot;;[.K424];&quot;, &quot;;[.L424];&quot;, &quot;;[.M424];&quot;);&quot;)" office:value-type="string" office:string-value="insert into contrat_loc (date_contrat, date_debut, date_fin, caution, id_contrat_loc_client, id_contrat_loc_agence, id_contrat_loc_vehicule, id_contrat_loc_accessoire, id_contrat_loc_penalite) values ('2017/10/08', '2017/10/08', '2017/10/22', '1500.00', 126, 208, 5, 4, 1);" calcext:value-type="string">
            <text:p>insert into contrat_loc (date_contrat, date_debut, date_fin, caution, id_contrat_loc_client, id_contrat_loc_agence, id_contrat_loc_vehicule, id_contrat_loc_accessoire, id_contrat_loc_penalite) values ('2017/10/08', '2017/10/08', '2017/10/22', '1500.00', 126, 208, 5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24" calcext:value-type="float">
            <text:p>424</text:p>
          </table:table-cell>
          <table:table-cell table:style-name="ce4" office:value-type="date" office:date-value="2017-10-08" calcext:value-type="date">
            <text:p>2017-10-08</text:p>
          </table:table-cell>
          <table:table-cell table:style-name="ce5" table:formula="of:=TEXT([.B425];&quot;aaaa/mm/jj&quot;)" office:value-type="string" office:string-value="2017/10/08" calcext:value-type="string">
            <text:p>2017/10/08</text:p>
          </table:table-cell>
          <table:table-cell table:style-name="ce4" office:value-type="date" office:date-value="2017-10-08" calcext:value-type="date">
            <text:p>2017-10-08</text:p>
          </table:table-cell>
          <table:table-cell table:style-name="ce5" table:formula="of:=TEXT([.D425];&quot;aaaa/mm/jj&quot;)" office:value-type="string" office:string-value="2017/10/08" calcext:value-type="string">
            <text:p>2017/10/08</text:p>
          </table:table-cell>
          <table:table-cell table:style-name="ce4" table:formula="of:=[.D425]+[.N425]" office:value-type="date" office:date-value="2017-10-20" calcext:value-type="date">
            <text:p>2017-10-20</text:p>
          </table:table-cell>
          <table:table-cell table:style-name="ce5" table:formula="of:=TEXT([.F425];&quot;aaaa/mm/jj&quot;)" office:value-type="string" office:string-value="2017/10/20" calcext:value-type="string">
            <text:p>2017/10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" calcext:value-type="float">
            <text:p>18</text:p>
          </table:table-cell>
          <table:table-cell table:style-name="ce7" table:formula="of:=RANDBETWEEN(51;100)" office:value-type="float" office:value="55" calcext:value-type="float">
            <text:p>55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25];&quot;', '&quot;;[.E425];&quot;', '&quot;;[.G425];&quot;', '&quot;;[.H425];&quot;', &quot;;[.I425];&quot;, &quot;;[.J425];&quot;, &quot;;[.K425];&quot;, &quot;;[.L425];&quot;, &quot;;[.M425];&quot;);&quot;)" office:value-type="string" office:string-value="insert into contrat_loc (date_contrat, date_debut, date_fin, caution, id_contrat_loc_client, id_contrat_loc_agence, id_contrat_loc_vehicule, id_contrat_loc_accessoire, id_contrat_loc_penalite) values ('2017/10/08', '2017/10/08', '2017/10/20', '1500.00', 18, 55, 2, 1, 1);" calcext:value-type="string">
            <text:p>insert into contrat_loc (date_contrat, date_debut, date_fin, caution, id_contrat_loc_client, id_contrat_loc_agence, id_contrat_loc_vehicule, id_contrat_loc_accessoire, id_contrat_loc_penalite) values ('2017/10/08', '2017/10/08', '2017/10/20', '1500.00', 18, 55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25" calcext:value-type="float">
            <text:p>425</text:p>
          </table:table-cell>
          <table:table-cell table:style-name="ce4" office:value-type="date" office:date-value="2017-10-09" calcext:value-type="date">
            <text:p>2017-10-09</text:p>
          </table:table-cell>
          <table:table-cell table:style-name="ce5" table:formula="of:=TEXT([.B426];&quot;aaaa/mm/jj&quot;)" office:value-type="string" office:string-value="2017/10/09" calcext:value-type="string">
            <text:p>2017/10/09</text:p>
          </table:table-cell>
          <table:table-cell table:style-name="ce4" office:value-type="date" office:date-value="2017-10-09" calcext:value-type="date">
            <text:p>2017-10-09</text:p>
          </table:table-cell>
          <table:table-cell table:style-name="ce5" table:formula="of:=TEXT([.D426];&quot;aaaa/mm/jj&quot;)" office:value-type="string" office:string-value="2017/10/09" calcext:value-type="string">
            <text:p>2017/10/09</text:p>
          </table:table-cell>
          <table:table-cell table:style-name="ce4" table:formula="of:=[.D426]+[.N426]" office:value-type="date" office:date-value="2017-10-23" calcext:value-type="date">
            <text:p>2017-10-23</text:p>
          </table:table-cell>
          <table:table-cell table:style-name="ce5" table:formula="of:=TEXT([.F426];&quot;aaaa/mm/jj&quot;)" office:value-type="string" office:string-value="2017/10/23" calcext:value-type="string">
            <text:p>2017/10/2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2" calcext:value-type="float">
            <text:p>212</text:p>
          </table:table-cell>
          <table:table-cell table:style-name="ce7" table:formula="of:=RANDBETWEEN(1;50)" office:value-type="float" office:value="9" calcext:value-type="float">
            <text:p>9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26];&quot;', '&quot;;[.E426];&quot;', '&quot;;[.G426];&quot;', '&quot;;[.H426];&quot;', &quot;;[.I426];&quot;, &quot;;[.J426];&quot;, &quot;;[.K426];&quot;, &quot;;[.L426];&quot;, &quot;;[.M426];&quot;);&quot;)" office:value-type="string" office:string-value="insert into contrat_loc (date_contrat, date_debut, date_fin, caution, id_contrat_loc_client, id_contrat_loc_agence, id_contrat_loc_vehicule, id_contrat_loc_accessoire, id_contrat_loc_penalite) values ('2017/10/09', '2017/10/09', '2017/10/23', '1500.00', 212, 9, 1, 4, 1);" calcext:value-type="string">
            <text:p>insert into contrat_loc (date_contrat, date_debut, date_fin, caution, id_contrat_loc_client, id_contrat_loc_agence, id_contrat_loc_vehicule, id_contrat_loc_accessoire, id_contrat_loc_penalite) values ('2017/10/09', '2017/10/09', '2017/10/23', '1500.00', 212, 9, 1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26" calcext:value-type="float">
            <text:p>426</text:p>
          </table:table-cell>
          <table:table-cell table:style-name="ce4" office:value-type="date" office:date-value="2017-10-11" calcext:value-type="date">
            <text:p>2017-10-11</text:p>
          </table:table-cell>
          <table:table-cell table:style-name="ce5" table:formula="of:=TEXT([.B427];&quot;aaaa/mm/jj&quot;)" office:value-type="string" office:string-value="2017/10/11" calcext:value-type="string">
            <text:p>2017/10/11</text:p>
          </table:table-cell>
          <table:table-cell table:style-name="ce4" office:value-type="date" office:date-value="2017-10-11" calcext:value-type="date">
            <text:p>2017-10-11</text:p>
          </table:table-cell>
          <table:table-cell table:style-name="ce5" table:formula="of:=TEXT([.D427];&quot;aaaa/mm/jj&quot;)" office:value-type="string" office:string-value="2017/10/11" calcext:value-type="string">
            <text:p>2017/10/11</text:p>
          </table:table-cell>
          <table:table-cell table:style-name="ce4" table:formula="of:=[.D427]+[.N427]" office:value-type="date" office:date-value="2017-10-13" calcext:value-type="date">
            <text:p>2017-10-13</text:p>
          </table:table-cell>
          <table:table-cell table:style-name="ce5" table:formula="of:=TEXT([.F427];&quot;aaaa/mm/jj&quot;)" office:value-type="string" office:string-value="2017/10/13" calcext:value-type="string">
            <text:p>2017/10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5" calcext:value-type="float">
            <text:p>95</text:p>
          </table:table-cell>
          <table:table-cell table:style-name="ce7" table:formula="of:=RANDBETWEEN(101;150)" office:value-type="float" office:value="135" calcext:value-type="float">
            <text:p>135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27];&quot;', '&quot;;[.E427];&quot;', '&quot;;[.G427];&quot;', '&quot;;[.H427];&quot;', &quot;;[.I427];&quot;, &quot;;[.J427];&quot;, &quot;;[.K427];&quot;, &quot;;[.L427];&quot;, &quot;;[.M427];&quot;);&quot;)" office:value-type="string" office:string-value="insert into contrat_loc (date_contrat, date_debut, date_fin, caution, id_contrat_loc_client, id_contrat_loc_agence, id_contrat_loc_vehicule, id_contrat_loc_accessoire, id_contrat_loc_penalite) values ('2017/10/11', '2017/10/11', '2017/10/13', '1500.00', 95, 135, 3, 1, 1);" calcext:value-type="string">
            <text:p>insert into contrat_loc (date_contrat, date_debut, date_fin, caution, id_contrat_loc_client, id_contrat_loc_agence, id_contrat_loc_vehicule, id_contrat_loc_accessoire, id_contrat_loc_penalite) values ('2017/10/11', '2017/10/11', '2017/10/13', '1500.00', 95, 135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27" calcext:value-type="float">
            <text:p>427</text:p>
          </table:table-cell>
          <table:table-cell table:style-name="ce4" office:value-type="date" office:date-value="2017-10-12" calcext:value-type="date">
            <text:p>2017-10-12</text:p>
          </table:table-cell>
          <table:table-cell table:style-name="ce5" table:formula="of:=TEXT([.B428];&quot;aaaa/mm/jj&quot;)" office:value-type="string" office:string-value="2017/10/12" calcext:value-type="string">
            <text:p>2017/10/12</text:p>
          </table:table-cell>
          <table:table-cell table:style-name="ce4" office:value-type="date" office:date-value="2017-10-12" calcext:value-type="date">
            <text:p>2017-10-12</text:p>
          </table:table-cell>
          <table:table-cell table:style-name="ce5" table:formula="of:=TEXT([.D428];&quot;aaaa/mm/jj&quot;)" office:value-type="string" office:string-value="2017/10/12" calcext:value-type="string">
            <text:p>2017/10/12</text:p>
          </table:table-cell>
          <table:table-cell table:style-name="ce4" table:formula="of:=[.D428]+[.N428]" office:value-type="date" office:date-value="2017-10-26" calcext:value-type="date">
            <text:p>2017-10-26</text:p>
          </table:table-cell>
          <table:table-cell table:style-name="ce5" table:formula="of:=TEXT([.F428];&quot;aaaa/mm/jj&quot;)" office:value-type="string" office:string-value="2017/10/26" calcext:value-type="string">
            <text:p>2017/10/26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211" calcext:value-type="float">
            <text:p>211</text:p>
          </table:table-cell>
          <table:table-cell table:style-name="ce7" table:formula="of:=RANDBETWEEN(201;250)" office:value-type="float" office:value="204" calcext:value-type="float">
            <text:p>204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2;4)" office:value-type="float" office:value="2" calcext:value-type="float">
            <text:p>2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28];&quot;', '&quot;;[.E428];&quot;', '&quot;;[.G428];&quot;', '&quot;;[.H428];&quot;', &quot;;[.I428];&quot;, &quot;;[.J428];&quot;, &quot;;[.K428];&quot;, &quot;;[.L428];&quot;, &quot;;[.M428];&quot;);&quot;)" office:value-type="string" office:string-value="insert into contrat_loc (date_contrat, date_debut, date_fin, caution, id_contrat_loc_client, id_contrat_loc_agence, id_contrat_loc_vehicule, id_contrat_loc_accessoire, id_contrat_loc_penalite) values ('2017/10/12', '2017/10/12', '2017/10/26', '1500.00', 211, 204, 5, 1, 2);" calcext:value-type="string">
            <text:p>insert into contrat_loc (date_contrat, date_debut, date_fin, caution, id_contrat_loc_client, id_contrat_loc_agence, id_contrat_loc_vehicule, id_contrat_loc_accessoire, id_contrat_loc_penalite) values ('2017/10/12', '2017/10/12', '2017/10/26', '1500.00', 211, 204, 5, 1, 2);</text:p>
          </table:table-cell>
          <table:table-cell table:number-columns-repeated="1009"/>
        </table:table-row>
        <table:table-row table:style-name="ro2">
          <table:table-cell table:style-name="ce2" office:value-type="float" office:value="428" calcext:value-type="float">
            <text:p>428</text:p>
          </table:table-cell>
          <table:table-cell table:style-name="ce4" office:value-type="date" office:date-value="2017-10-13" calcext:value-type="date">
            <text:p>2017-10-13</text:p>
          </table:table-cell>
          <table:table-cell table:style-name="ce5" table:formula="of:=TEXT([.B429];&quot;aaaa/mm/jj&quot;)" office:value-type="string" office:string-value="2017/10/13" calcext:value-type="string">
            <text:p>2017/10/13</text:p>
          </table:table-cell>
          <table:table-cell table:style-name="ce4" office:value-type="date" office:date-value="2017-10-13" calcext:value-type="date">
            <text:p>2017-10-13</text:p>
          </table:table-cell>
          <table:table-cell table:style-name="ce5" table:formula="of:=TEXT([.D429];&quot;aaaa/mm/jj&quot;)" office:value-type="string" office:string-value="2017/10/13" calcext:value-type="string">
            <text:p>2017/10/13</text:p>
          </table:table-cell>
          <table:table-cell table:style-name="ce4" table:formula="of:=[.D429]+[.N429]" office:value-type="date" office:date-value="2017-10-18" calcext:value-type="date">
            <text:p>2017-10-18</text:p>
          </table:table-cell>
          <table:table-cell table:style-name="ce5" table:formula="of:=TEXT([.F429];&quot;aaaa/mm/jj&quot;)" office:value-type="string" office:string-value="2017/10/18" calcext:value-type="string">
            <text:p>2017/10/1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7" calcext:value-type="float">
            <text:p>57</text:p>
          </table:table-cell>
          <table:table-cell table:style-name="ce7" table:formula="of:=RANDBETWEEN(51;100)" office:value-type="float" office:value="67" calcext:value-type="float">
            <text:p>67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29];&quot;', '&quot;;[.E429];&quot;', '&quot;;[.G429];&quot;', '&quot;;[.H429];&quot;', &quot;;[.I429];&quot;, &quot;;[.J429];&quot;, &quot;;[.K429];&quot;, &quot;;[.L429];&quot;, &quot;;[.M429];&quot;);&quot;)" office:value-type="string" office:string-value="insert into contrat_loc (date_contrat, date_debut, date_fin, caution, id_contrat_loc_client, id_contrat_loc_agence, id_contrat_loc_vehicule, id_contrat_loc_accessoire, id_contrat_loc_penalite) values ('2017/10/13', '2017/10/13', '2017/10/18', '1500.00', 57, 67, 2, 1, 1);" calcext:value-type="string">
            <text:p>insert into contrat_loc (date_contrat, date_debut, date_fin, caution, id_contrat_loc_client, id_contrat_loc_agence, id_contrat_loc_vehicule, id_contrat_loc_accessoire, id_contrat_loc_penalite) values ('2017/10/13', '2017/10/13', '2017/10/18', '1500.00', 57, 67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29" calcext:value-type="float">
            <text:p>429</text:p>
          </table:table-cell>
          <table:table-cell table:style-name="ce4" office:value-type="date" office:date-value="2017-10-15" calcext:value-type="date">
            <text:p>2017-10-15</text:p>
          </table:table-cell>
          <table:table-cell table:style-name="ce5" table:formula="of:=TEXT([.B430];&quot;aaaa/mm/jj&quot;)" office:value-type="string" office:string-value="2017/10/15" calcext:value-type="string">
            <text:p>2017/10/15</text:p>
          </table:table-cell>
          <table:table-cell table:style-name="ce4" office:value-type="date" office:date-value="2017-10-15" calcext:value-type="date">
            <text:p>2017-10-15</text:p>
          </table:table-cell>
          <table:table-cell table:style-name="ce5" table:formula="of:=TEXT([.D430];&quot;aaaa/mm/jj&quot;)" office:value-type="string" office:string-value="2017/10/15" calcext:value-type="string">
            <text:p>2017/10/15</text:p>
          </table:table-cell>
          <table:table-cell table:style-name="ce4" table:formula="of:=[.D430]+[.N430]" office:value-type="date" office:date-value="2017-10-19" calcext:value-type="date">
            <text:p>2017-10-19</text:p>
          </table:table-cell>
          <table:table-cell table:style-name="ce5" table:formula="of:=TEXT([.F430];&quot;aaaa/mm/jj&quot;)" office:value-type="string" office:string-value="2017/10/19" calcext:value-type="string">
            <text:p>2017/10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5" calcext:value-type="float">
            <text:p>165</text:p>
          </table:table-cell>
          <table:table-cell table:style-name="ce7" table:formula="of:=RANDBETWEEN(101;150)" office:value-type="float" office:value="146" calcext:value-type="float">
            <text:p>146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30];&quot;', '&quot;;[.E430];&quot;', '&quot;;[.G430];&quot;', '&quot;;[.H430];&quot;', &quot;;[.I430];&quot;, &quot;;[.J430];&quot;, &quot;;[.K430];&quot;, &quot;;[.L430];&quot;, &quot;;[.M430];&quot;);&quot;)" office:value-type="string" office:string-value="insert into contrat_loc (date_contrat, date_debut, date_fin, caution, id_contrat_loc_client, id_contrat_loc_agence, id_contrat_loc_vehicule, id_contrat_loc_accessoire, id_contrat_loc_penalite) values ('2017/10/15', '2017/10/15', '2017/10/19', '1500.00', 165, 146, 3, 3, 1);" calcext:value-type="string">
            <text:p>insert into contrat_loc (date_contrat, date_debut, date_fin, caution, id_contrat_loc_client, id_contrat_loc_agence, id_contrat_loc_vehicule, id_contrat_loc_accessoire, id_contrat_loc_penalite) values ('2017/10/15', '2017/10/15', '2017/10/19', '1500.00', 165, 146, 3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4" office:value-type="date" office:date-value="2017-10-15" calcext:value-type="date">
            <text:p>2017-10-15</text:p>
          </table:table-cell>
          <table:table-cell table:style-name="ce5" table:formula="of:=TEXT([.B431];&quot;aaaa/mm/jj&quot;)" office:value-type="string" office:string-value="2017/10/15" calcext:value-type="string">
            <text:p>2017/10/15</text:p>
          </table:table-cell>
          <table:table-cell table:style-name="ce4" office:value-type="date" office:date-value="2017-10-15" calcext:value-type="date">
            <text:p>2017-10-15</text:p>
          </table:table-cell>
          <table:table-cell table:style-name="ce5" table:formula="of:=TEXT([.D431];&quot;aaaa/mm/jj&quot;)" office:value-type="string" office:string-value="2017/10/15" calcext:value-type="string">
            <text:p>2017/10/15</text:p>
          </table:table-cell>
          <table:table-cell table:style-name="ce4" table:formula="of:=[.D431]+[.N431]" office:value-type="date" office:date-value="2017-10-21" calcext:value-type="date">
            <text:p>2017-10-21</text:p>
          </table:table-cell>
          <table:table-cell table:style-name="ce5" table:formula="of:=TEXT([.F431];&quot;aaaa/mm/jj&quot;)" office:value-type="string" office:string-value="2017/10/21" calcext:value-type="string">
            <text:p>2017/10/2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3" calcext:value-type="float">
            <text:p>113</text:p>
          </table:table-cell>
          <table:table-cell table:style-name="ce7" table:formula="of:=RANDBETWEEN(101;150)" office:value-type="float" office:value="119" calcext:value-type="float">
            <text:p>119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31];&quot;', '&quot;;[.E431];&quot;', '&quot;;[.G431];&quot;', '&quot;;[.H431];&quot;', &quot;;[.I431];&quot;, &quot;;[.J431];&quot;, &quot;;[.K431];&quot;, &quot;;[.L431];&quot;, &quot;;[.M431];&quot;);&quot;)" office:value-type="string" office:string-value="insert into contrat_loc (date_contrat, date_debut, date_fin, caution, id_contrat_loc_client, id_contrat_loc_agence, id_contrat_loc_vehicule, id_contrat_loc_accessoire, id_contrat_loc_penalite) values ('2017/10/15', '2017/10/15', '2017/10/21', '1500.00', 113, 119, 3, 5, 1);" calcext:value-type="string">
            <text:p>insert into contrat_loc (date_contrat, date_debut, date_fin, caution, id_contrat_loc_client, id_contrat_loc_agence, id_contrat_loc_vehicule, id_contrat_loc_accessoire, id_contrat_loc_penalite) values ('2017/10/15', '2017/10/15', '2017/10/21', '1500.00', 113, 119, 3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31" calcext:value-type="float">
            <text:p>431</text:p>
          </table:table-cell>
          <table:table-cell table:style-name="ce4" office:value-type="date" office:date-value="2017-10-16" calcext:value-type="date">
            <text:p>2017-10-16</text:p>
          </table:table-cell>
          <table:table-cell table:style-name="ce5" table:formula="of:=TEXT([.B432];&quot;aaaa/mm/jj&quot;)" office:value-type="string" office:string-value="2017/10/16" calcext:value-type="string">
            <text:p>2017/10/16</text:p>
          </table:table-cell>
          <table:table-cell table:style-name="ce4" office:value-type="date" office:date-value="2017-10-16" calcext:value-type="date">
            <text:p>2017-10-16</text:p>
          </table:table-cell>
          <table:table-cell table:style-name="ce5" table:formula="of:=TEXT([.D432];&quot;aaaa/mm/jj&quot;)" office:value-type="string" office:string-value="2017/10/16" calcext:value-type="string">
            <text:p>2017/10/16</text:p>
          </table:table-cell>
          <table:table-cell table:style-name="ce4" table:formula="of:=[.D432]+[.N432]" office:value-type="date" office:date-value="2017-10-19" calcext:value-type="date">
            <text:p>2017-10-19</text:p>
          </table:table-cell>
          <table:table-cell table:style-name="ce5" table:formula="of:=TEXT([.F432];&quot;aaaa/mm/jj&quot;)" office:value-type="string" office:string-value="2017/10/19" calcext:value-type="string">
            <text:p>2017/10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5" calcext:value-type="float">
            <text:p>195</text:p>
          </table:table-cell>
          <table:table-cell table:style-name="ce7" table:formula="of:=RANDBETWEEN(201;250)" office:value-type="float" office:value="240" calcext:value-type="float">
            <text:p>240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32];&quot;', '&quot;;[.E432];&quot;', '&quot;;[.G432];&quot;', '&quot;;[.H432];&quot;', &quot;;[.I432];&quot;, &quot;;[.J432];&quot;, &quot;;[.K432];&quot;, &quot;;[.L432];&quot;, &quot;;[.M432];&quot;);&quot;)" office:value-type="string" office:string-value="insert into contrat_loc (date_contrat, date_debut, date_fin, caution, id_contrat_loc_client, id_contrat_loc_agence, id_contrat_loc_vehicule, id_contrat_loc_accessoire, id_contrat_loc_penalite) values ('2017/10/16', '2017/10/16', '2017/10/19', '1500.00', 195, 240, 5, 3, 1);" calcext:value-type="string">
            <text:p>insert into contrat_loc (date_contrat, date_debut, date_fin, caution, id_contrat_loc_client, id_contrat_loc_agence, id_contrat_loc_vehicule, id_contrat_loc_accessoire, id_contrat_loc_penalite) values ('2017/10/16', '2017/10/16', '2017/10/19', '1500.00', 195, 240, 5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32" calcext:value-type="float">
            <text:p>432</text:p>
          </table:table-cell>
          <table:table-cell table:style-name="ce4" office:value-type="date" office:date-value="2017-10-18" calcext:value-type="date">
            <text:p>2017-10-18</text:p>
          </table:table-cell>
          <table:table-cell table:style-name="ce5" table:formula="of:=TEXT([.B433];&quot;aaaa/mm/jj&quot;)" office:value-type="string" office:string-value="2017/10/18" calcext:value-type="string">
            <text:p>2017/10/18</text:p>
          </table:table-cell>
          <table:table-cell table:style-name="ce4" office:value-type="date" office:date-value="2017-10-18" calcext:value-type="date">
            <text:p>2017-10-18</text:p>
          </table:table-cell>
          <table:table-cell table:style-name="ce5" table:formula="of:=TEXT([.D433];&quot;aaaa/mm/jj&quot;)" office:value-type="string" office:string-value="2017/10/18" calcext:value-type="string">
            <text:p>2017/10/18</text:p>
          </table:table-cell>
          <table:table-cell table:style-name="ce4" table:formula="of:=[.D433]+[.N433]" office:value-type="date" office:date-value="2017-10-23" calcext:value-type="date">
            <text:p>2017-10-23</text:p>
          </table:table-cell>
          <table:table-cell table:style-name="ce5" table:formula="of:=TEXT([.F433];&quot;aaaa/mm/jj&quot;)" office:value-type="string" office:string-value="2017/10/23" calcext:value-type="string">
            <text:p>2017/10/23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162" calcext:value-type="float">
            <text:p>162</text:p>
          </table:table-cell>
          <table:table-cell table:style-name="ce7" table:formula="of:=RANDBETWEEN(101;150)" office:value-type="float" office:value="134" calcext:value-type="float">
            <text:p>134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33];&quot;', '&quot;;[.E433];&quot;', '&quot;;[.G433];&quot;', '&quot;;[.H433];&quot;', &quot;;[.I433];&quot;, &quot;;[.J433];&quot;, &quot;;[.K433];&quot;, &quot;;[.L433];&quot;, &quot;;[.M433];&quot;);&quot;)" office:value-type="string" office:string-value="insert into contrat_loc (date_contrat, date_debut, date_fin, caution, id_contrat_loc_client, id_contrat_loc_agence, id_contrat_loc_vehicule, id_contrat_loc_accessoire, id_contrat_loc_penalite) values ('2017/10/18', '2017/10/18', '2017/10/23', '1500.00', 162, 134, 3, 5, 1);" calcext:value-type="string">
            <text:p>insert into contrat_loc (date_contrat, date_debut, date_fin, caution, id_contrat_loc_client, id_contrat_loc_agence, id_contrat_loc_vehicule, id_contrat_loc_accessoire, id_contrat_loc_penalite) values ('2017/10/18', '2017/10/18', '2017/10/23', '1500.00', 162, 134, 3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33" calcext:value-type="float">
            <text:p>433</text:p>
          </table:table-cell>
          <table:table-cell table:style-name="ce4" office:value-type="date" office:date-value="2017-10-19" calcext:value-type="date">
            <text:p>2017-10-19</text:p>
          </table:table-cell>
          <table:table-cell table:style-name="ce5" table:formula="of:=TEXT([.B434];&quot;aaaa/mm/jj&quot;)" office:value-type="string" office:string-value="2017/10/19" calcext:value-type="string">
            <text:p>2017/10/19</text:p>
          </table:table-cell>
          <table:table-cell table:style-name="ce4" office:value-type="date" office:date-value="2017-10-19" calcext:value-type="date">
            <text:p>2017-10-19</text:p>
          </table:table-cell>
          <table:table-cell table:style-name="ce5" table:formula="of:=TEXT([.D434];&quot;aaaa/mm/jj&quot;)" office:value-type="string" office:string-value="2017/10/19" calcext:value-type="string">
            <text:p>2017/10/19</text:p>
          </table:table-cell>
          <table:table-cell table:style-name="ce4" table:formula="of:=[.D434]+[.N434]" office:value-type="date" office:date-value="2017-10-28" calcext:value-type="date">
            <text:p>2017-10-28</text:p>
          </table:table-cell>
          <table:table-cell table:style-name="ce5" table:formula="of:=TEXT([.F434];&quot;aaaa/mm/jj&quot;)" office:value-type="string" office:string-value="2017/10/28" calcext:value-type="string">
            <text:p>2017/10/28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0" calcext:value-type="float">
            <text:p>200</text:p>
          </table:table-cell>
          <table:table-cell table:style-name="ce7" table:formula="of:=RANDBETWEEN(151;200)" office:value-type="float" office:value="156" calcext:value-type="float">
            <text:p>156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34];&quot;', '&quot;;[.E434];&quot;', '&quot;;[.G434];&quot;', '&quot;;[.H434];&quot;', &quot;;[.I434];&quot;, &quot;;[.J434];&quot;, &quot;;[.K434];&quot;, &quot;;[.L434];&quot;, &quot;;[.M434];&quot;);&quot;)" office:value-type="string" office:string-value="insert into contrat_loc (date_contrat, date_debut, date_fin, caution, id_contrat_loc_client, id_contrat_loc_agence, id_contrat_loc_vehicule, id_contrat_loc_accessoire, id_contrat_loc_penalite) values ('2017/10/19', '2017/10/19', '2017/10/28', '1500.00', 200, 156, 4, 3, 1);" calcext:value-type="string">
            <text:p>insert into contrat_loc (date_contrat, date_debut, date_fin, caution, id_contrat_loc_client, id_contrat_loc_agence, id_contrat_loc_vehicule, id_contrat_loc_accessoire, id_contrat_loc_penalite) values ('2017/10/19', '2017/10/19', '2017/10/28', '1500.00', 200, 156, 4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34" calcext:value-type="float">
            <text:p>434</text:p>
          </table:table-cell>
          <table:table-cell table:style-name="ce4" office:value-type="date" office:date-value="2017-10-19" calcext:value-type="date">
            <text:p>2017-10-19</text:p>
          </table:table-cell>
          <table:table-cell table:style-name="ce5" table:formula="of:=TEXT([.B435];&quot;aaaa/mm/jj&quot;)" office:value-type="string" office:string-value="2017/10/19" calcext:value-type="string">
            <text:p>2017/10/19</text:p>
          </table:table-cell>
          <table:table-cell table:style-name="ce4" office:value-type="date" office:date-value="2017-10-19" calcext:value-type="date">
            <text:p>2017-10-19</text:p>
          </table:table-cell>
          <table:table-cell table:style-name="ce5" table:formula="of:=TEXT([.D435];&quot;aaaa/mm/jj&quot;)" office:value-type="string" office:string-value="2017/10/19" calcext:value-type="string">
            <text:p>2017/10/19</text:p>
          </table:table-cell>
          <table:table-cell table:style-name="ce4" table:formula="of:=[.D435]+[.N435]" office:value-type="date" office:date-value="2017-11-03" calcext:value-type="date">
            <text:p>2017-11-03</text:p>
          </table:table-cell>
          <table:table-cell table:style-name="ce5" table:formula="of:=TEXT([.F435];&quot;aaaa/mm/jj&quot;)" office:value-type="string" office:string-value="2017/11/03" calcext:value-type="string">
            <text:p>2017/11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1" calcext:value-type="float">
            <text:p>81</text:p>
          </table:table-cell>
          <table:table-cell table:style-name="ce7" table:formula="of:=RANDBETWEEN(151;200)" office:value-type="float" office:value="175" calcext:value-type="float">
            <text:p>175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35];&quot;', '&quot;;[.E435];&quot;', '&quot;;[.G435];&quot;', '&quot;;[.H435];&quot;', &quot;;[.I435];&quot;, &quot;;[.J435];&quot;, &quot;;[.K435];&quot;, &quot;;[.L435];&quot;, &quot;;[.M435];&quot;);&quot;)" office:value-type="string" office:string-value="insert into contrat_loc (date_contrat, date_debut, date_fin, caution, id_contrat_loc_client, id_contrat_loc_agence, id_contrat_loc_vehicule, id_contrat_loc_accessoire, id_contrat_loc_penalite) values ('2017/10/19', '2017/10/19', '2017/11/03', '1500.00', 81, 175, 4, 1, 1);" calcext:value-type="string">
            <text:p>insert into contrat_loc (date_contrat, date_debut, date_fin, caution, id_contrat_loc_client, id_contrat_loc_agence, id_contrat_loc_vehicule, id_contrat_loc_accessoire, id_contrat_loc_penalite) values ('2017/10/19', '2017/10/19', '2017/11/03', '1500.00', 81, 175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35" calcext:value-type="float">
            <text:p>435</text:p>
          </table:table-cell>
          <table:table-cell table:style-name="ce4" office:value-type="date" office:date-value="2017-10-23" calcext:value-type="date">
            <text:p>2017-10-23</text:p>
          </table:table-cell>
          <table:table-cell table:style-name="ce5" table:formula="of:=TEXT([.B436];&quot;aaaa/mm/jj&quot;)" office:value-type="string" office:string-value="2017/10/23" calcext:value-type="string">
            <text:p>2017/10/23</text:p>
          </table:table-cell>
          <table:table-cell table:style-name="ce4" office:value-type="date" office:date-value="2017-10-23" calcext:value-type="date">
            <text:p>2017-10-23</text:p>
          </table:table-cell>
          <table:table-cell table:style-name="ce5" table:formula="of:=TEXT([.D436];&quot;aaaa/mm/jj&quot;)" office:value-type="string" office:string-value="2017/10/23" calcext:value-type="string">
            <text:p>2017/10/23</text:p>
          </table:table-cell>
          <table:table-cell table:style-name="ce4" table:formula="of:=[.D436]+[.N436]" office:value-type="date" office:date-value="2017-10-24" calcext:value-type="date">
            <text:p>2017-10-24</text:p>
          </table:table-cell>
          <table:table-cell table:style-name="ce5" table:formula="of:=TEXT([.F436];&quot;aaaa/mm/jj&quot;)" office:value-type="string" office:string-value="2017/10/24" calcext:value-type="string">
            <text:p>2017/10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8" calcext:value-type="float">
            <text:p>128</text:p>
          </table:table-cell>
          <table:table-cell table:style-name="ce7" table:formula="of:=RANDBETWEEN(151;200)" office:value-type="float" office:value="161" calcext:value-type="float">
            <text:p>161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36];&quot;', '&quot;;[.E436];&quot;', '&quot;;[.G436];&quot;', '&quot;;[.H436];&quot;', &quot;;[.I436];&quot;, &quot;;[.J436];&quot;, &quot;;[.K436];&quot;, &quot;;[.L436];&quot;, &quot;;[.M436];&quot;);&quot;)" office:value-type="string" office:string-value="insert into contrat_loc (date_contrat, date_debut, date_fin, caution, id_contrat_loc_client, id_contrat_loc_agence, id_contrat_loc_vehicule, id_contrat_loc_accessoire, id_contrat_loc_penalite) values ('2017/10/23', '2017/10/23', '2017/10/24', '1500.00', 128, 161, 4, 4, 1);" calcext:value-type="string">
            <text:p>insert into contrat_loc (date_contrat, date_debut, date_fin, caution, id_contrat_loc_client, id_contrat_loc_agence, id_contrat_loc_vehicule, id_contrat_loc_accessoire, id_contrat_loc_penalite) values ('2017/10/23', '2017/10/23', '2017/10/24', '1500.00', 128, 161, 4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36" calcext:value-type="float">
            <text:p>436</text:p>
          </table:table-cell>
          <table:table-cell table:style-name="ce4" office:value-type="date" office:date-value="2017-10-23" calcext:value-type="date">
            <text:p>2017-10-23</text:p>
          </table:table-cell>
          <table:table-cell table:style-name="ce5" table:formula="of:=TEXT([.B437];&quot;aaaa/mm/jj&quot;)" office:value-type="string" office:string-value="2017/10/23" calcext:value-type="string">
            <text:p>2017/10/23</text:p>
          </table:table-cell>
          <table:table-cell table:style-name="ce4" office:value-type="date" office:date-value="2017-10-23" calcext:value-type="date">
            <text:p>2017-10-23</text:p>
          </table:table-cell>
          <table:table-cell table:style-name="ce5" table:formula="of:=TEXT([.D437];&quot;aaaa/mm/jj&quot;)" office:value-type="string" office:string-value="2017/10/23" calcext:value-type="string">
            <text:p>2017/10/23</text:p>
          </table:table-cell>
          <table:table-cell table:style-name="ce4" table:formula="of:=[.D437]+[.N437]" office:value-type="date" office:date-value="2017-11-02" calcext:value-type="date">
            <text:p>2017-11-02</text:p>
          </table:table-cell>
          <table:table-cell table:style-name="ce5" table:formula="of:=TEXT([.F437];&quot;aaaa/mm/jj&quot;)" office:value-type="string" office:string-value="2017/11/02" calcext:value-type="string">
            <text:p>2017/11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1" calcext:value-type="float">
            <text:p>231</text:p>
          </table:table-cell>
          <table:table-cell table:style-name="ce7" table:formula="of:=RANDBETWEEN(1;50)" office:value-type="float" office:value="3" calcext:value-type="float">
            <text:p>3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37];&quot;', '&quot;;[.E437];&quot;', '&quot;;[.G437];&quot;', '&quot;;[.H437];&quot;', &quot;;[.I437];&quot;, &quot;;[.J437];&quot;, &quot;;[.K437];&quot;, &quot;;[.L437];&quot;, &quot;;[.M437];&quot;);&quot;)" office:value-type="string" office:string-value="insert into contrat_loc (date_contrat, date_debut, date_fin, caution, id_contrat_loc_client, id_contrat_loc_agence, id_contrat_loc_vehicule, id_contrat_loc_accessoire, id_contrat_loc_penalite) values ('2017/10/23', '2017/10/23', '2017/11/02', '1500.00', 231, 3, 1, 1, 1);" calcext:value-type="string">
            <text:p>insert into contrat_loc (date_contrat, date_debut, date_fin, caution, id_contrat_loc_client, id_contrat_loc_agence, id_contrat_loc_vehicule, id_contrat_loc_accessoire, id_contrat_loc_penalite) values ('2017/10/23', '2017/10/23', '2017/11/02', '1500.00', 231, 3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37" calcext:value-type="float">
            <text:p>437</text:p>
          </table:table-cell>
          <table:table-cell table:style-name="ce4" office:value-type="date" office:date-value="2017-10-24" calcext:value-type="date">
            <text:p>2017-10-24</text:p>
          </table:table-cell>
          <table:table-cell table:style-name="ce5" table:formula="of:=TEXT([.B438];&quot;aaaa/mm/jj&quot;)" office:value-type="string" office:string-value="2017/10/24" calcext:value-type="string">
            <text:p>2017/10/24</text:p>
          </table:table-cell>
          <table:table-cell table:style-name="ce4" office:value-type="date" office:date-value="2017-10-24" calcext:value-type="date">
            <text:p>2017-10-24</text:p>
          </table:table-cell>
          <table:table-cell table:style-name="ce5" table:formula="of:=TEXT([.D438];&quot;aaaa/mm/jj&quot;)" office:value-type="string" office:string-value="2017/10/24" calcext:value-type="string">
            <text:p>2017/10/24</text:p>
          </table:table-cell>
          <table:table-cell table:style-name="ce4" table:formula="of:=[.D438]+[.N438]" office:value-type="date" office:date-value="2017-11-05" calcext:value-type="date">
            <text:p>2017-11-05</text:p>
          </table:table-cell>
          <table:table-cell table:style-name="ce5" table:formula="of:=TEXT([.F438];&quot;aaaa/mm/jj&quot;)" office:value-type="string" office:string-value="2017/11/05" calcext:value-type="string">
            <text:p>2017/11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2" calcext:value-type="float">
            <text:p>232</text:p>
          </table:table-cell>
          <table:table-cell table:style-name="ce7" table:formula="of:=RANDBETWEEN(201;250)" office:value-type="float" office:value="225" calcext:value-type="float">
            <text:p>225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38];&quot;', '&quot;;[.E438];&quot;', '&quot;;[.G438];&quot;', '&quot;;[.H438];&quot;', &quot;;[.I438];&quot;, &quot;;[.J438];&quot;, &quot;;[.K438];&quot;, &quot;;[.L438];&quot;, &quot;;[.M438];&quot;);&quot;)" office:value-type="string" office:string-value="insert into contrat_loc (date_contrat, date_debut, date_fin, caution, id_contrat_loc_client, id_contrat_loc_agence, id_contrat_loc_vehicule, id_contrat_loc_accessoire, id_contrat_loc_penalite) values ('2017/10/24', '2017/10/24', '2017/11/05', '1500.00', 232, 225, 5, 1, 1);" calcext:value-type="string">
            <text:p>insert into contrat_loc (date_contrat, date_debut, date_fin, caution, id_contrat_loc_client, id_contrat_loc_agence, id_contrat_loc_vehicule, id_contrat_loc_accessoire, id_contrat_loc_penalite) values ('2017/10/24', '2017/10/24', '2017/11/05', '1500.00', 232, 225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38" calcext:value-type="float">
            <text:p>438</text:p>
          </table:table-cell>
          <table:table-cell table:style-name="ce4" office:value-type="date" office:date-value="2017-10-26" calcext:value-type="date">
            <text:p>2017-10-26</text:p>
          </table:table-cell>
          <table:table-cell table:style-name="ce5" table:formula="of:=TEXT([.B439];&quot;aaaa/mm/jj&quot;)" office:value-type="string" office:string-value="2017/10/26" calcext:value-type="string">
            <text:p>2017/10/26</text:p>
          </table:table-cell>
          <table:table-cell table:style-name="ce4" office:value-type="date" office:date-value="2017-10-26" calcext:value-type="date">
            <text:p>2017-10-26</text:p>
          </table:table-cell>
          <table:table-cell table:style-name="ce5" table:formula="of:=TEXT([.D439];&quot;aaaa/mm/jj&quot;)" office:value-type="string" office:string-value="2017/10/26" calcext:value-type="string">
            <text:p>2017/10/26</text:p>
          </table:table-cell>
          <table:table-cell table:style-name="ce4" table:formula="of:=[.D439]+[.N439]" office:value-type="date" office:date-value="2017-10-27" calcext:value-type="date">
            <text:p>2017-10-27</text:p>
          </table:table-cell>
          <table:table-cell table:style-name="ce5" table:formula="of:=TEXT([.F439];&quot;aaaa/mm/jj&quot;)" office:value-type="string" office:string-value="2017/10/27" calcext:value-type="string">
            <text:p>2017/10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5" calcext:value-type="float">
            <text:p>55</text:p>
          </table:table-cell>
          <table:table-cell table:style-name="ce7" table:formula="of:=RANDBETWEEN(51;100)" office:value-type="float" office:value="52" calcext:value-type="float">
            <text:p>52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39];&quot;', '&quot;;[.E439];&quot;', '&quot;;[.G439];&quot;', '&quot;;[.H439];&quot;', &quot;;[.I439];&quot;, &quot;;[.J439];&quot;, &quot;;[.K439];&quot;, &quot;;[.L439];&quot;, &quot;;[.M439];&quot;);&quot;)" office:value-type="string" office:string-value="insert into contrat_loc (date_contrat, date_debut, date_fin, caution, id_contrat_loc_client, id_contrat_loc_agence, id_contrat_loc_vehicule, id_contrat_loc_accessoire, id_contrat_loc_penalite) values ('2017/10/26', '2017/10/26', '2017/10/27', '1500.00', 55, 52, 2, 1, 1);" calcext:value-type="string">
            <text:p>insert into contrat_loc (date_contrat, date_debut, date_fin, caution, id_contrat_loc_client, id_contrat_loc_agence, id_contrat_loc_vehicule, id_contrat_loc_accessoire, id_contrat_loc_penalite) values ('2017/10/26', '2017/10/26', '2017/10/27', '1500.00', 55, 52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39" calcext:value-type="float">
            <text:p>439</text:p>
          </table:table-cell>
          <table:table-cell table:style-name="ce4" office:value-type="date" office:date-value="2017-10-26" calcext:value-type="date">
            <text:p>2017-10-26</text:p>
          </table:table-cell>
          <table:table-cell table:style-name="ce5" table:formula="of:=TEXT([.B440];&quot;aaaa/mm/jj&quot;)" office:value-type="string" office:string-value="2017/10/26" calcext:value-type="string">
            <text:p>2017/10/26</text:p>
          </table:table-cell>
          <table:table-cell table:style-name="ce4" office:value-type="date" office:date-value="2017-10-26" calcext:value-type="date">
            <text:p>2017-10-26</text:p>
          </table:table-cell>
          <table:table-cell table:style-name="ce5" table:formula="of:=TEXT([.D440];&quot;aaaa/mm/jj&quot;)" office:value-type="string" office:string-value="2017/10/26" calcext:value-type="string">
            <text:p>2017/10/26</text:p>
          </table:table-cell>
          <table:table-cell table:style-name="ce4" table:formula="of:=[.D440]+[.N440]" office:value-type="date" office:date-value="2017-11-06" calcext:value-type="date">
            <text:p>2017-11-06</text:p>
          </table:table-cell>
          <table:table-cell table:style-name="ce5" table:formula="of:=TEXT([.F440];&quot;aaaa/mm/jj&quot;)" office:value-type="string" office:string-value="2017/11/06" calcext:value-type="string">
            <text:p>2017/11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1" calcext:value-type="float">
            <text:p>81</text:p>
          </table:table-cell>
          <table:table-cell table:style-name="ce7" table:formula="of:=RANDBETWEEN(51;100)" office:value-type="float" office:value="87" calcext:value-type="float">
            <text:p>87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40];&quot;', '&quot;;[.E440];&quot;', '&quot;;[.G440];&quot;', '&quot;;[.H440];&quot;', &quot;;[.I440];&quot;, &quot;;[.J440];&quot;, &quot;;[.K440];&quot;, &quot;;[.L440];&quot;, &quot;;[.M440];&quot;);&quot;)" office:value-type="string" office:string-value="insert into contrat_loc (date_contrat, date_debut, date_fin, caution, id_contrat_loc_client, id_contrat_loc_agence, id_contrat_loc_vehicule, id_contrat_loc_accessoire, id_contrat_loc_penalite) values ('2017/10/26', '2017/10/26', '2017/11/06', '1500.00', 81, 87, 2, 1, 1);" calcext:value-type="string">
            <text:p>insert into contrat_loc (date_contrat, date_debut, date_fin, caution, id_contrat_loc_client, id_contrat_loc_agence, id_contrat_loc_vehicule, id_contrat_loc_accessoire, id_contrat_loc_penalite) values ('2017/10/26', '2017/10/26', '2017/11/06', '1500.00', 81, 87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table:style-name="ce4" office:value-type="date" office:date-value="2017-10-28" calcext:value-type="date">
            <text:p>2017-10-28</text:p>
          </table:table-cell>
          <table:table-cell table:style-name="ce5" table:formula="of:=TEXT([.B441];&quot;aaaa/mm/jj&quot;)" office:value-type="string" office:string-value="2017/10/28" calcext:value-type="string">
            <text:p>2017/10/28</text:p>
          </table:table-cell>
          <table:table-cell table:style-name="ce4" office:value-type="date" office:date-value="2017-10-28" calcext:value-type="date">
            <text:p>2017-10-28</text:p>
          </table:table-cell>
          <table:table-cell table:style-name="ce5" table:formula="of:=TEXT([.D441];&quot;aaaa/mm/jj&quot;)" office:value-type="string" office:string-value="2017/10/28" calcext:value-type="string">
            <text:p>2017/10/28</text:p>
          </table:table-cell>
          <table:table-cell table:style-name="ce4" table:formula="of:=[.D441]+[.N441]" office:value-type="date" office:date-value="2017-11-09" calcext:value-type="date">
            <text:p>2017-11-09</text:p>
          </table:table-cell>
          <table:table-cell table:style-name="ce5" table:formula="of:=TEXT([.F441];&quot;aaaa/mm/jj&quot;)" office:value-type="string" office:string-value="2017/11/09" calcext:value-type="string">
            <text:p>2017/11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2" calcext:value-type="float">
            <text:p>102</text:p>
          </table:table-cell>
          <table:table-cell table:style-name="ce7" table:formula="of:=RANDBETWEEN(101;150)" office:value-type="float" office:value="111" calcext:value-type="float">
            <text:p>111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41];&quot;', '&quot;;[.E441];&quot;', '&quot;;[.G441];&quot;', '&quot;;[.H441];&quot;', &quot;;[.I441];&quot;, &quot;;[.J441];&quot;, &quot;;[.K441];&quot;, &quot;;[.L441];&quot;, &quot;;[.M441];&quot;);&quot;)" office:value-type="string" office:string-value="insert into contrat_loc (date_contrat, date_debut, date_fin, caution, id_contrat_loc_client, id_contrat_loc_agence, id_contrat_loc_vehicule, id_contrat_loc_accessoire, id_contrat_loc_penalite) values ('2017/10/28', '2017/10/28', '2017/11/09', '1500.00', 102, 111, 3, 1, 1);" calcext:value-type="string">
            <text:p>insert into contrat_loc (date_contrat, date_debut, date_fin, caution, id_contrat_loc_client, id_contrat_loc_agence, id_contrat_loc_vehicule, id_contrat_loc_accessoire, id_contrat_loc_penalite) values ('2017/10/28', '2017/10/28', '2017/11/09', '1500.00', 102, 111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41" calcext:value-type="float">
            <text:p>441</text:p>
          </table:table-cell>
          <table:table-cell table:style-name="ce4" office:value-type="date" office:date-value="2017-10-28" calcext:value-type="date">
            <text:p>2017-10-28</text:p>
          </table:table-cell>
          <table:table-cell table:style-name="ce5" table:formula="of:=TEXT([.B442];&quot;aaaa/mm/jj&quot;)" office:value-type="string" office:string-value="2017/10/28" calcext:value-type="string">
            <text:p>2017/10/28</text:p>
          </table:table-cell>
          <table:table-cell table:style-name="ce4" office:value-type="date" office:date-value="2017-10-28" calcext:value-type="date">
            <text:p>2017-10-28</text:p>
          </table:table-cell>
          <table:table-cell table:style-name="ce5" table:formula="of:=TEXT([.D442];&quot;aaaa/mm/jj&quot;)" office:value-type="string" office:string-value="2017/10/28" calcext:value-type="string">
            <text:p>2017/10/28</text:p>
          </table:table-cell>
          <table:table-cell table:style-name="ce4" table:formula="of:=[.D442]+[.N442]" office:value-type="date" office:date-value="2017-11-10" calcext:value-type="date">
            <text:p>2017-11-10</text:p>
          </table:table-cell>
          <table:table-cell table:style-name="ce5" table:formula="of:=TEXT([.F442];&quot;aaaa/mm/jj&quot;)" office:value-type="string" office:string-value="2017/11/10" calcext:value-type="string">
            <text:p>2017/11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3" calcext:value-type="float">
            <text:p>113</text:p>
          </table:table-cell>
          <table:table-cell table:style-name="ce7" table:formula="of:=RANDBETWEEN(151;200)" office:value-type="float" office:value="170" calcext:value-type="float">
            <text:p>170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42];&quot;', '&quot;;[.E442];&quot;', '&quot;;[.G442];&quot;', '&quot;;[.H442];&quot;', &quot;;[.I442];&quot;, &quot;;[.J442];&quot;, &quot;;[.K442];&quot;, &quot;;[.L442];&quot;, &quot;;[.M442];&quot;);&quot;)" office:value-type="string" office:string-value="insert into contrat_loc (date_contrat, date_debut, date_fin, caution, id_contrat_loc_client, id_contrat_loc_agence, id_contrat_loc_vehicule, id_contrat_loc_accessoire, id_contrat_loc_penalite) values ('2017/10/28', '2017/10/28', '2017/11/10', '1500.00', 113, 170, 4, 1, 1);" calcext:value-type="string">
            <text:p>insert into contrat_loc (date_contrat, date_debut, date_fin, caution, id_contrat_loc_client, id_contrat_loc_agence, id_contrat_loc_vehicule, id_contrat_loc_accessoire, id_contrat_loc_penalite) values ('2017/10/28', '2017/10/28', '2017/11/10', '1500.00', 113, 170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42" calcext:value-type="float">
            <text:p>442</text:p>
          </table:table-cell>
          <table:table-cell table:style-name="ce4" office:value-type="date" office:date-value="2017-10-28" calcext:value-type="date">
            <text:p>2017-10-28</text:p>
          </table:table-cell>
          <table:table-cell table:style-name="ce5" table:formula="of:=TEXT([.B443];&quot;aaaa/mm/jj&quot;)" office:value-type="string" office:string-value="2017/10/28" calcext:value-type="string">
            <text:p>2017/10/28</text:p>
          </table:table-cell>
          <table:table-cell table:style-name="ce4" office:value-type="date" office:date-value="2017-10-28" calcext:value-type="date">
            <text:p>2017-10-28</text:p>
          </table:table-cell>
          <table:table-cell table:style-name="ce5" table:formula="of:=TEXT([.D443];&quot;aaaa/mm/jj&quot;)" office:value-type="string" office:string-value="2017/10/28" calcext:value-type="string">
            <text:p>2017/10/28</text:p>
          </table:table-cell>
          <table:table-cell table:style-name="ce4" table:formula="of:=[.D443]+[.N443]" office:value-type="date" office:date-value="2017-11-01" calcext:value-type="date">
            <text:p>2017-11-01</text:p>
          </table:table-cell>
          <table:table-cell table:style-name="ce5" table:formula="of:=TEXT([.F443];&quot;aaaa/mm/jj&quot;)" office:value-type="string" office:string-value="2017/11/01" calcext:value-type="string">
            <text:p>2017/11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8" calcext:value-type="float">
            <text:p>238</text:p>
          </table:table-cell>
          <table:table-cell table:style-name="ce7" table:formula="of:=RANDBETWEEN(201;250)" office:value-type="float" office:value="228" calcext:value-type="float">
            <text:p>228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2;4)" office:value-type="float" office:value="4" calcext:value-type="float">
            <text:p>4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43];&quot;', '&quot;;[.E443];&quot;', '&quot;;[.G443];&quot;', '&quot;;[.H443];&quot;', &quot;;[.I443];&quot;, &quot;;[.J443];&quot;, &quot;;[.K443];&quot;, &quot;;[.L443];&quot;, &quot;;[.M443];&quot;);&quot;)" office:value-type="string" office:string-value="insert into contrat_loc (date_contrat, date_debut, date_fin, caution, id_contrat_loc_client, id_contrat_loc_agence, id_contrat_loc_vehicule, id_contrat_loc_accessoire, id_contrat_loc_penalite) values ('2017/10/28', '2017/10/28', '2017/11/01', '1500.00', 238, 228, 5, 1, 4);" calcext:value-type="string">
            <text:p>insert into contrat_loc (date_contrat, date_debut, date_fin, caution, id_contrat_loc_client, id_contrat_loc_agence, id_contrat_loc_vehicule, id_contrat_loc_accessoire, id_contrat_loc_penalite) values ('2017/10/28', '2017/10/28', '2017/11/01', '1500.00', 238, 228, 5, 1, 4);</text:p>
          </table:table-cell>
          <table:table-cell table:number-columns-repeated="1009"/>
        </table:table-row>
        <table:table-row table:style-name="ro2">
          <table:table-cell table:style-name="ce2" office:value-type="float" office:value="443" calcext:value-type="float">
            <text:p>443</text:p>
          </table:table-cell>
          <table:table-cell table:style-name="ce4" office:value-type="date" office:date-value="2017-10-29" calcext:value-type="date">
            <text:p>2017-10-29</text:p>
          </table:table-cell>
          <table:table-cell table:style-name="ce5" table:formula="of:=TEXT([.B444];&quot;aaaa/mm/jj&quot;)" office:value-type="string" office:string-value="2017/10/29" calcext:value-type="string">
            <text:p>2017/10/29</text:p>
          </table:table-cell>
          <table:table-cell table:style-name="ce4" office:value-type="date" office:date-value="2017-10-29" calcext:value-type="date">
            <text:p>2017-10-29</text:p>
          </table:table-cell>
          <table:table-cell table:style-name="ce5" table:formula="of:=TEXT([.D444];&quot;aaaa/mm/jj&quot;)" office:value-type="string" office:string-value="2017/10/29" calcext:value-type="string">
            <text:p>2017/10/29</text:p>
          </table:table-cell>
          <table:table-cell table:style-name="ce4" table:formula="of:=[.D444]+[.N444]" office:value-type="date" office:date-value="2017-11-12" calcext:value-type="date">
            <text:p>2017-11-12</text:p>
          </table:table-cell>
          <table:table-cell table:style-name="ce5" table:formula="of:=TEXT([.F444];&quot;aaaa/mm/jj&quot;)" office:value-type="string" office:string-value="2017/11/12" calcext:value-type="string">
            <text:p>2017/11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2" calcext:value-type="float">
            <text:p>202</text:p>
          </table:table-cell>
          <table:table-cell table:style-name="ce7" table:formula="of:=RANDBETWEEN(201;250)" office:value-type="float" office:value="211" calcext:value-type="float">
            <text:p>211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44];&quot;', '&quot;;[.E444];&quot;', '&quot;;[.G444];&quot;', '&quot;;[.H444];&quot;', &quot;;[.I444];&quot;, &quot;;[.J444];&quot;, &quot;;[.K444];&quot;, &quot;;[.L444];&quot;, &quot;;[.M444];&quot;);&quot;)" office:value-type="string" office:string-value="insert into contrat_loc (date_contrat, date_debut, date_fin, caution, id_contrat_loc_client, id_contrat_loc_agence, id_contrat_loc_vehicule, id_contrat_loc_accessoire, id_contrat_loc_penalite) values ('2017/10/29', '2017/10/29', '2017/11/12', '1500.00', 202, 211, 5, 7, 1);" calcext:value-type="string">
            <text:p>insert into contrat_loc (date_contrat, date_debut, date_fin, caution, id_contrat_loc_client, id_contrat_loc_agence, id_contrat_loc_vehicule, id_contrat_loc_accessoire, id_contrat_loc_penalite) values ('2017/10/29', '2017/10/29', '2017/11/12', '1500.00', 202, 211, 5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44" calcext:value-type="float">
            <text:p>444</text:p>
          </table:table-cell>
          <table:table-cell table:style-name="ce4" office:value-type="date" office:date-value="2017-10-29" calcext:value-type="date">
            <text:p>2017-10-29</text:p>
          </table:table-cell>
          <table:table-cell table:style-name="ce5" table:formula="of:=TEXT([.B445];&quot;aaaa/mm/jj&quot;)" office:value-type="string" office:string-value="2017/10/29" calcext:value-type="string">
            <text:p>2017/10/29</text:p>
          </table:table-cell>
          <table:table-cell table:style-name="ce4" office:value-type="date" office:date-value="2017-10-29" calcext:value-type="date">
            <text:p>2017-10-29</text:p>
          </table:table-cell>
          <table:table-cell table:style-name="ce5" table:formula="of:=TEXT([.D445];&quot;aaaa/mm/jj&quot;)" office:value-type="string" office:string-value="2017/10/29" calcext:value-type="string">
            <text:p>2017/10/29</text:p>
          </table:table-cell>
          <table:table-cell table:style-name="ce4" table:formula="of:=[.D445]+[.N445]" office:value-type="date" office:date-value="2017-11-06" calcext:value-type="date">
            <text:p>2017-11-06</text:p>
          </table:table-cell>
          <table:table-cell table:style-name="ce5" table:formula="of:=TEXT([.F445];&quot;aaaa/mm/jj&quot;)" office:value-type="string" office:string-value="2017/11/06" calcext:value-type="string">
            <text:p>2017/11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4" calcext:value-type="float">
            <text:p>194</text:p>
          </table:table-cell>
          <table:table-cell table:style-name="ce7" table:formula="of:=RANDBETWEEN(1;50)" office:value-type="float" office:value="37" calcext:value-type="float">
            <text:p>37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45];&quot;', '&quot;;[.E445];&quot;', '&quot;;[.G445];&quot;', '&quot;;[.H445];&quot;', &quot;;[.I445];&quot;, &quot;;[.J445];&quot;, &quot;;[.K445];&quot;, &quot;;[.L445];&quot;, &quot;;[.M445];&quot;);&quot;)" office:value-type="string" office:string-value="insert into contrat_loc (date_contrat, date_debut, date_fin, caution, id_contrat_loc_client, id_contrat_loc_agence, id_contrat_loc_vehicule, id_contrat_loc_accessoire, id_contrat_loc_penalite) values ('2017/10/29', '2017/10/29', '2017/11/06', '1500.00', 194, 37, 1, 1, 1);" calcext:value-type="string">
            <text:p>insert into contrat_loc (date_contrat, date_debut, date_fin, caution, id_contrat_loc_client, id_contrat_loc_agence, id_contrat_loc_vehicule, id_contrat_loc_accessoire, id_contrat_loc_penalite) values ('2017/10/29', '2017/10/29', '2017/11/06', '1500.00', 194, 37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45" calcext:value-type="float">
            <text:p>445</text:p>
          </table:table-cell>
          <table:table-cell table:style-name="ce4" office:value-type="date" office:date-value="2017-10-30" calcext:value-type="date">
            <text:p>2017-10-30</text:p>
          </table:table-cell>
          <table:table-cell table:style-name="ce5" table:formula="of:=TEXT([.B446];&quot;aaaa/mm/jj&quot;)" office:value-type="string" office:string-value="2017/10/30" calcext:value-type="string">
            <text:p>2017/10/30</text:p>
          </table:table-cell>
          <table:table-cell table:style-name="ce4" office:value-type="date" office:date-value="2017-10-30" calcext:value-type="date">
            <text:p>2017-10-30</text:p>
          </table:table-cell>
          <table:table-cell table:style-name="ce5" table:formula="of:=TEXT([.D446];&quot;aaaa/mm/jj&quot;)" office:value-type="string" office:string-value="2017/10/30" calcext:value-type="string">
            <text:p>2017/10/30</text:p>
          </table:table-cell>
          <table:table-cell table:style-name="ce4" table:formula="of:=[.D446]+[.N446]" office:value-type="date" office:date-value="2017-11-11" calcext:value-type="date">
            <text:p>2017-11-11</text:p>
          </table:table-cell>
          <table:table-cell table:style-name="ce5" table:formula="of:=TEXT([.F446];&quot;aaaa/mm/jj&quot;)" office:value-type="string" office:string-value="2017/11/11" calcext:value-type="string">
            <text:p>2017/11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1" calcext:value-type="float">
            <text:p>61</text:p>
          </table:table-cell>
          <table:table-cell table:style-name="ce7" table:formula="of:=RANDBETWEEN(151;200)" office:value-type="float" office:value="176" calcext:value-type="float">
            <text:p>176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46];&quot;', '&quot;;[.E446];&quot;', '&quot;;[.G446];&quot;', '&quot;;[.H446];&quot;', &quot;;[.I446];&quot;, &quot;;[.J446];&quot;, &quot;;[.K446];&quot;, &quot;;[.L446];&quot;, &quot;;[.M446];&quot;);&quot;)" office:value-type="string" office:string-value="insert into contrat_loc (date_contrat, date_debut, date_fin, caution, id_contrat_loc_client, id_contrat_loc_agence, id_contrat_loc_vehicule, id_contrat_loc_accessoire, id_contrat_loc_penalite) values ('2017/10/30', '2017/10/30', '2017/11/11', '1500.00', 61, 176, 4, 5, 1);" calcext:value-type="string">
            <text:p>insert into contrat_loc (date_contrat, date_debut, date_fin, caution, id_contrat_loc_client, id_contrat_loc_agence, id_contrat_loc_vehicule, id_contrat_loc_accessoire, id_contrat_loc_penalite) values ('2017/10/30', '2017/10/30', '2017/11/11', '1500.00', 61, 176, 4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46" calcext:value-type="float">
            <text:p>446</text:p>
          </table:table-cell>
          <table:table-cell table:style-name="ce4" office:value-type="date" office:date-value="2017-10-30" calcext:value-type="date">
            <text:p>2017-10-30</text:p>
          </table:table-cell>
          <table:table-cell table:style-name="ce5" table:formula="of:=TEXT([.B447];&quot;aaaa/mm/jj&quot;)" office:value-type="string" office:string-value="2017/10/30" calcext:value-type="string">
            <text:p>2017/10/30</text:p>
          </table:table-cell>
          <table:table-cell table:style-name="ce4" office:value-type="date" office:date-value="2017-10-30" calcext:value-type="date">
            <text:p>2017-10-30</text:p>
          </table:table-cell>
          <table:table-cell table:style-name="ce5" table:formula="of:=TEXT([.D447];&quot;aaaa/mm/jj&quot;)" office:value-type="string" office:string-value="2017/10/30" calcext:value-type="string">
            <text:p>2017/10/30</text:p>
          </table:table-cell>
          <table:table-cell table:style-name="ce4" table:formula="of:=[.D447]+[.N447]" office:value-type="date" office:date-value="2017-11-03" calcext:value-type="date">
            <text:p>2017-11-03</text:p>
          </table:table-cell>
          <table:table-cell table:style-name="ce5" table:formula="of:=TEXT([.F447];&quot;aaaa/mm/jj&quot;)" office:value-type="string" office:string-value="2017/11/03" calcext:value-type="string">
            <text:p>2017/11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1" calcext:value-type="float">
            <text:p>91</text:p>
          </table:table-cell>
          <table:table-cell table:style-name="ce7" table:formula="of:=RANDBETWEEN(1;50)" office:value-type="float" office:value="47" calcext:value-type="float">
            <text:p>47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47];&quot;', '&quot;;[.E447];&quot;', '&quot;;[.G447];&quot;', '&quot;;[.H447];&quot;', &quot;;[.I447];&quot;, &quot;;[.J447];&quot;, &quot;;[.K447];&quot;, &quot;;[.L447];&quot;, &quot;;[.M447];&quot;);&quot;)" office:value-type="string" office:string-value="insert into contrat_loc (date_contrat, date_debut, date_fin, caution, id_contrat_loc_client, id_contrat_loc_agence, id_contrat_loc_vehicule, id_contrat_loc_accessoire, id_contrat_loc_penalite) values ('2017/10/30', '2017/10/30', '2017/11/03', '1500.00', 91, 47, 1, 3, 1);" calcext:value-type="string">
            <text:p>insert into contrat_loc (date_contrat, date_debut, date_fin, caution, id_contrat_loc_client, id_contrat_loc_agence, id_contrat_loc_vehicule, id_contrat_loc_accessoire, id_contrat_loc_penalite) values ('2017/10/30', '2017/10/30', '2017/11/03', '1500.00', 91, 47, 1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47" calcext:value-type="float">
            <text:p>447</text:p>
          </table:table-cell>
          <table:table-cell table:style-name="ce4" office:value-type="date" office:date-value="2017-10-30" calcext:value-type="date">
            <text:p>2017-10-30</text:p>
          </table:table-cell>
          <table:table-cell table:style-name="ce5" table:formula="of:=TEXT([.B448];&quot;aaaa/mm/jj&quot;)" office:value-type="string" office:string-value="2017/10/30" calcext:value-type="string">
            <text:p>2017/10/30</text:p>
          </table:table-cell>
          <table:table-cell table:style-name="ce4" office:value-type="date" office:date-value="2017-10-30" calcext:value-type="date">
            <text:p>2017-10-30</text:p>
          </table:table-cell>
          <table:table-cell table:style-name="ce5" table:formula="of:=TEXT([.D448];&quot;aaaa/mm/jj&quot;)" office:value-type="string" office:string-value="2017/10/30" calcext:value-type="string">
            <text:p>2017/10/30</text:p>
          </table:table-cell>
          <table:table-cell table:style-name="ce4" table:formula="of:=[.D448]+[.N448]" office:value-type="date" office:date-value="2017-11-01" calcext:value-type="date">
            <text:p>2017-11-01</text:p>
          </table:table-cell>
          <table:table-cell table:style-name="ce5" table:formula="of:=TEXT([.F448];&quot;aaaa/mm/jj&quot;)" office:value-type="string" office:string-value="2017/11/01" calcext:value-type="string">
            <text:p>2017/11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0" calcext:value-type="float">
            <text:p>90</text:p>
          </table:table-cell>
          <table:table-cell table:style-name="ce7" table:formula="of:=RANDBETWEEN(1;50)" office:value-type="float" office:value="25" calcext:value-type="float">
            <text:p>25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48];&quot;', '&quot;;[.E448];&quot;', '&quot;;[.G448];&quot;', '&quot;;[.H448];&quot;', &quot;;[.I448];&quot;, &quot;;[.J448];&quot;, &quot;;[.K448];&quot;, &quot;;[.L448];&quot;, &quot;;[.M448];&quot;);&quot;)" office:value-type="string" office:string-value="insert into contrat_loc (date_contrat, date_debut, date_fin, caution, id_contrat_loc_client, id_contrat_loc_agence, id_contrat_loc_vehicule, id_contrat_loc_accessoire, id_contrat_loc_penalite) values ('2017/10/30', '2017/10/30', '2017/11/01', '1500.00', 90, 25, 1, 1, 1);" calcext:value-type="string">
            <text:p>insert into contrat_loc (date_contrat, date_debut, date_fin, caution, id_contrat_loc_client, id_contrat_loc_agence, id_contrat_loc_vehicule, id_contrat_loc_accessoire, id_contrat_loc_penalite) values ('2017/10/30', '2017/10/30', '2017/11/01', '1500.00', 90, 25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48" calcext:value-type="float">
            <text:p>448</text:p>
          </table:table-cell>
          <table:table-cell table:style-name="ce4" office:value-type="date" office:date-value="2017-10-31" calcext:value-type="date">
            <text:p>2017-10-31</text:p>
          </table:table-cell>
          <table:table-cell table:style-name="ce5" table:formula="of:=TEXT([.B449];&quot;aaaa/mm/jj&quot;)" office:value-type="string" office:string-value="2017/10/31" calcext:value-type="string">
            <text:p>2017/10/31</text:p>
          </table:table-cell>
          <table:table-cell table:style-name="ce4" office:value-type="date" office:date-value="2017-10-31" calcext:value-type="date">
            <text:p>2017-10-31</text:p>
          </table:table-cell>
          <table:table-cell table:style-name="ce5" table:formula="of:=TEXT([.D449];&quot;aaaa/mm/jj&quot;)" office:value-type="string" office:string-value="2017/10/31" calcext:value-type="string">
            <text:p>2017/10/31</text:p>
          </table:table-cell>
          <table:table-cell table:style-name="ce4" table:formula="of:=[.D449]+[.N449]" office:value-type="date" office:date-value="2017-11-06" calcext:value-type="date">
            <text:p>2017-11-06</text:p>
          </table:table-cell>
          <table:table-cell table:style-name="ce5" table:formula="of:=TEXT([.F449];&quot;aaaa/mm/jj&quot;)" office:value-type="string" office:string-value="2017/11/06" calcext:value-type="string">
            <text:p>2017/11/0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8" calcext:value-type="float">
            <text:p>28</text:p>
          </table:table-cell>
          <table:table-cell table:style-name="ce7" table:formula="of:=RANDBETWEEN(101;150)" office:value-type="float" office:value="125" calcext:value-type="float">
            <text:p>125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49];&quot;', '&quot;;[.E449];&quot;', '&quot;;[.G449];&quot;', '&quot;;[.H449];&quot;', &quot;;[.I449];&quot;, &quot;;[.J449];&quot;, &quot;;[.K449];&quot;, &quot;;[.L449];&quot;, &quot;;[.M449];&quot;);&quot;)" office:value-type="string" office:string-value="insert into contrat_loc (date_contrat, date_debut, date_fin, caution, id_contrat_loc_client, id_contrat_loc_agence, id_contrat_loc_vehicule, id_contrat_loc_accessoire, id_contrat_loc_penalite) values ('2017/10/31', '2017/10/31', '2017/11/06', '1500.00', 28, 125, 3, 1, 1);" calcext:value-type="string">
            <text:p>insert into contrat_loc (date_contrat, date_debut, date_fin, caution, id_contrat_loc_client, id_contrat_loc_agence, id_contrat_loc_vehicule, id_contrat_loc_accessoire, id_contrat_loc_penalite) values ('2017/10/31', '2017/10/31', '2017/11/06', '1500.00', 28, 125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49" calcext:value-type="float">
            <text:p>449</text:p>
          </table:table-cell>
          <table:table-cell table:style-name="ce4" office:value-type="date" office:date-value="2017-10-31" calcext:value-type="date">
            <text:p>2017-10-31</text:p>
          </table:table-cell>
          <table:table-cell table:style-name="ce5" table:formula="of:=TEXT([.B450];&quot;aaaa/mm/jj&quot;)" office:value-type="string" office:string-value="2017/10/31" calcext:value-type="string">
            <text:p>2017/10/31</text:p>
          </table:table-cell>
          <table:table-cell table:style-name="ce4" office:value-type="date" office:date-value="2017-10-31" calcext:value-type="date">
            <text:p>2017-10-31</text:p>
          </table:table-cell>
          <table:table-cell table:style-name="ce5" table:formula="of:=TEXT([.D450];&quot;aaaa/mm/jj&quot;)" office:value-type="string" office:string-value="2017/10/31" calcext:value-type="string">
            <text:p>2017/10/31</text:p>
          </table:table-cell>
          <table:table-cell table:style-name="ce4" table:formula="of:=[.D450]+[.N450]" office:value-type="date" office:date-value="2017-11-10" calcext:value-type="date">
            <text:p>2017-11-10</text:p>
          </table:table-cell>
          <table:table-cell table:style-name="ce5" table:formula="of:=TEXT([.F450];&quot;aaaa/mm/jj&quot;)" office:value-type="string" office:string-value="2017/11/10" calcext:value-type="string">
            <text:p>2017/11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3" calcext:value-type="float">
            <text:p>133</text:p>
          </table:table-cell>
          <table:table-cell table:style-name="ce7" table:formula="of:=RANDBETWEEN(151;200)" office:value-type="float" office:value="165" calcext:value-type="float">
            <text:p>165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2;4)" office:value-type="float" office:value="4" calcext:value-type="float">
            <text:p>4</text:p>
          </table:table-cell>
          <table:table-cell table:formula="of:=RANDBETWEEN(1;15)" office:value-type="float" office:value="13" calcext:value-type="float">
            <text:p>1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50];&quot;', '&quot;;[.E450];&quot;', '&quot;;[.G450];&quot;', '&quot;;[.H450];&quot;', &quot;;[.I450];&quot;, &quot;;[.J450];&quot;, &quot;;[.K450];&quot;, &quot;;[.L450];&quot;, &quot;;[.M450];&quot;);&quot;)" office:value-type="string" office:string-value="insert into contrat_loc (date_contrat, date_debut, date_fin, caution, id_contrat_loc_client, id_contrat_loc_agence, id_contrat_loc_vehicule, id_contrat_loc_accessoire, id_contrat_loc_penalite) values ('2017/10/31', '2017/10/31', '2017/11/10', '1500.00', 133, 165, 4, 1, 4);" calcext:value-type="string">
            <text:p>insert into contrat_loc (date_contrat, date_debut, date_fin, caution, id_contrat_loc_client, id_contrat_loc_agence, id_contrat_loc_vehicule, id_contrat_loc_accessoire, id_contrat_loc_penalite) values ('2017/10/31', '2017/10/31', '2017/11/10', '1500.00', 133, 165, 4, 1, 4);</text:p>
          </table:table-cell>
          <table:table-cell table:number-columns-repeated="1009"/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table:style-name="ce4" office:value-type="date" office:date-value="2017-10-31" calcext:value-type="date">
            <text:p>2017-10-31</text:p>
          </table:table-cell>
          <table:table-cell table:style-name="ce5" table:formula="of:=TEXT([.B451];&quot;aaaa/mm/jj&quot;)" office:value-type="string" office:string-value="2017/10/31" calcext:value-type="string">
            <text:p>2017/10/31</text:p>
          </table:table-cell>
          <table:table-cell table:style-name="ce4" office:value-type="date" office:date-value="2017-10-31" calcext:value-type="date">
            <text:p>2017-10-31</text:p>
          </table:table-cell>
          <table:table-cell table:style-name="ce5" table:formula="of:=TEXT([.D451];&quot;aaaa/mm/jj&quot;)" office:value-type="string" office:string-value="2017/10/31" calcext:value-type="string">
            <text:p>2017/10/31</text:p>
          </table:table-cell>
          <table:table-cell table:style-name="ce4" table:formula="of:=[.D451]+[.N451]" office:value-type="date" office:date-value="2017-11-12" calcext:value-type="date">
            <text:p>2017-11-12</text:p>
          </table:table-cell>
          <table:table-cell table:style-name="ce5" table:formula="of:=TEXT([.F451];&quot;aaaa/mm/jj&quot;)" office:value-type="string" office:string-value="2017/11/12" calcext:value-type="string">
            <text:p>2017/11/1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15" calcext:value-type="float">
            <text:p>115</text:p>
          </table:table-cell>
          <table:table-cell table:style-name="ce7" table:formula="of:=RANDBETWEEN(101;150)" office:value-type="float" office:value="133" calcext:value-type="float">
            <text:p>133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51];&quot;', '&quot;;[.E451];&quot;', '&quot;;[.G451];&quot;', '&quot;;[.H451];&quot;', &quot;;[.I451];&quot;, &quot;;[.J451];&quot;, &quot;;[.K451];&quot;, &quot;;[.L451];&quot;, &quot;;[.M451];&quot;);&quot;)" office:value-type="string" office:string-value="insert into contrat_loc (date_contrat, date_debut, date_fin, caution, id_contrat_loc_client, id_contrat_loc_agence, id_contrat_loc_vehicule, id_contrat_loc_accessoire, id_contrat_loc_penalite) values ('2017/10/31', '2017/10/31', '2017/11/12', '1500.00', 115, 133, 3, 1, 1);" calcext:value-type="string">
            <text:p>insert into contrat_loc (date_contrat, date_debut, date_fin, caution, id_contrat_loc_client, id_contrat_loc_agence, id_contrat_loc_vehicule, id_contrat_loc_accessoire, id_contrat_loc_penalite) values ('2017/10/31', '2017/10/31', '2017/11/12', '1500.00', 115, 133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51" calcext:value-type="float">
            <text:p>451</text:p>
          </table:table-cell>
          <table:table-cell table:style-name="ce4" office:value-type="date" office:date-value="2017-11-01" calcext:value-type="date">
            <text:p>2017-11-01</text:p>
          </table:table-cell>
          <table:table-cell table:style-name="ce5" table:formula="of:=TEXT([.B452];&quot;aaaa/mm/jj&quot;)" office:value-type="string" office:string-value="2017/11/01" calcext:value-type="string">
            <text:p>2017/11/01</text:p>
          </table:table-cell>
          <table:table-cell table:style-name="ce4" office:value-type="date" office:date-value="2017-11-01" calcext:value-type="date">
            <text:p>2017-11-01</text:p>
          </table:table-cell>
          <table:table-cell table:style-name="ce5" table:formula="of:=TEXT([.D452];&quot;aaaa/mm/jj&quot;)" office:value-type="string" office:string-value="2017/11/01" calcext:value-type="string">
            <text:p>2017/11/01</text:p>
          </table:table-cell>
          <table:table-cell table:style-name="ce4" table:formula="of:=[.D452]+[.N452]" office:value-type="date" office:date-value="2017-11-02" calcext:value-type="date">
            <text:p>2017-11-02</text:p>
          </table:table-cell>
          <table:table-cell table:style-name="ce5" table:formula="of:=TEXT([.F452];&quot;aaaa/mm/jj&quot;)" office:value-type="string" office:string-value="2017/11/02" calcext:value-type="string">
            <text:p>2017/11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8" calcext:value-type="float">
            <text:p>228</text:p>
          </table:table-cell>
          <table:table-cell table:style-name="ce7" table:formula="of:=RANDBETWEEN(151;200)" office:value-type="float" office:value="153" calcext:value-type="float">
            <text:p>153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52];&quot;', '&quot;;[.E452];&quot;', '&quot;;[.G452];&quot;', '&quot;;[.H452];&quot;', &quot;;[.I452];&quot;, &quot;;[.J452];&quot;, &quot;;[.K452];&quot;, &quot;;[.L452];&quot;, &quot;;[.M452];&quot;);&quot;)" office:value-type="string" office:string-value="insert into contrat_loc (date_contrat, date_debut, date_fin, caution, id_contrat_loc_client, id_contrat_loc_agence, id_contrat_loc_vehicule, id_contrat_loc_accessoire, id_contrat_loc_penalite) values ('2017/11/01', '2017/11/01', '2017/11/02', '1500.00', 228, 153, 4, 6, 1);" calcext:value-type="string">
            <text:p>insert into contrat_loc (date_contrat, date_debut, date_fin, caution, id_contrat_loc_client, id_contrat_loc_agence, id_contrat_loc_vehicule, id_contrat_loc_accessoire, id_contrat_loc_penalite) values ('2017/11/01', '2017/11/01', '2017/11/02', '1500.00', 228, 153, 4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52" calcext:value-type="float">
            <text:p>452</text:p>
          </table:table-cell>
          <table:table-cell table:style-name="ce4" office:value-type="date" office:date-value="2017-11-01" calcext:value-type="date">
            <text:p>2017-11-01</text:p>
          </table:table-cell>
          <table:table-cell table:style-name="ce5" table:formula="of:=TEXT([.B453];&quot;aaaa/mm/jj&quot;)" office:value-type="string" office:string-value="2017/11/01" calcext:value-type="string">
            <text:p>2017/11/01</text:p>
          </table:table-cell>
          <table:table-cell table:style-name="ce4" office:value-type="date" office:date-value="2017-11-01" calcext:value-type="date">
            <text:p>2017-11-01</text:p>
          </table:table-cell>
          <table:table-cell table:style-name="ce5" table:formula="of:=TEXT([.D453];&quot;aaaa/mm/jj&quot;)" office:value-type="string" office:string-value="2017/11/01" calcext:value-type="string">
            <text:p>2017/11/01</text:p>
          </table:table-cell>
          <table:table-cell table:style-name="ce4" table:formula="of:=[.D453]+[.N453]" office:value-type="date" office:date-value="2017-11-14" calcext:value-type="date">
            <text:p>2017-11-14</text:p>
          </table:table-cell>
          <table:table-cell table:style-name="ce5" table:formula="of:=TEXT([.F453];&quot;aaaa/mm/jj&quot;)" office:value-type="string" office:string-value="2017/11/14" calcext:value-type="string">
            <text:p>2017/11/1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23" calcext:value-type="float">
            <text:p>223</text:p>
          </table:table-cell>
          <table:table-cell table:style-name="ce7" table:formula="of:=RANDBETWEEN(201;250)" office:value-type="float" office:value="209" calcext:value-type="float">
            <text:p>209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53];&quot;', '&quot;;[.E453];&quot;', '&quot;;[.G453];&quot;', '&quot;;[.H453];&quot;', &quot;;[.I453];&quot;, &quot;;[.J453];&quot;, &quot;;[.K453];&quot;, &quot;;[.L453];&quot;, &quot;;[.M453];&quot;);&quot;)" office:value-type="string" office:string-value="insert into contrat_loc (date_contrat, date_debut, date_fin, caution, id_contrat_loc_client, id_contrat_loc_agence, id_contrat_loc_vehicule, id_contrat_loc_accessoire, id_contrat_loc_penalite) values ('2017/11/01', '2017/11/01', '2017/11/14', '1500.00', 223, 209, 5, 2, 1);" calcext:value-type="string">
            <text:p>insert into contrat_loc (date_contrat, date_debut, date_fin, caution, id_contrat_loc_client, id_contrat_loc_agence, id_contrat_loc_vehicule, id_contrat_loc_accessoire, id_contrat_loc_penalite) values ('2017/11/01', '2017/11/01', '2017/11/14', '1500.00', 223, 209, 5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53" calcext:value-type="float">
            <text:p>453</text:p>
          </table:table-cell>
          <table:table-cell table:style-name="ce4" office:value-type="date" office:date-value="2017-11-01" calcext:value-type="date">
            <text:p>2017-11-01</text:p>
          </table:table-cell>
          <table:table-cell table:style-name="ce5" table:formula="of:=TEXT([.B454];&quot;aaaa/mm/jj&quot;)" office:value-type="string" office:string-value="2017/11/01" calcext:value-type="string">
            <text:p>2017/11/01</text:p>
          </table:table-cell>
          <table:table-cell table:style-name="ce4" office:value-type="date" office:date-value="2017-11-01" calcext:value-type="date">
            <text:p>2017-11-01</text:p>
          </table:table-cell>
          <table:table-cell table:style-name="ce5" table:formula="of:=TEXT([.D454];&quot;aaaa/mm/jj&quot;)" office:value-type="string" office:string-value="2017/11/01" calcext:value-type="string">
            <text:p>2017/11/01</text:p>
          </table:table-cell>
          <table:table-cell table:style-name="ce4" table:formula="of:=[.D454]+[.N454]" office:value-type="date" office:date-value="2017-11-07" calcext:value-type="date">
            <text:p>2017-11-07</text:p>
          </table:table-cell>
          <table:table-cell table:style-name="ce5" table:formula="of:=TEXT([.F454];&quot;aaaa/mm/jj&quot;)" office:value-type="string" office:string-value="2017/11/07" calcext:value-type="string">
            <text:p>2017/11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4" calcext:value-type="float">
            <text:p>84</text:p>
          </table:table-cell>
          <table:table-cell table:style-name="ce7" table:formula="of:=RANDBETWEEN(51;100)" office:value-type="float" office:value="86" calcext:value-type="float">
            <text:p>86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54];&quot;', '&quot;;[.E454];&quot;', '&quot;;[.G454];&quot;', '&quot;;[.H454];&quot;', &quot;;[.I454];&quot;, &quot;;[.J454];&quot;, &quot;;[.K454];&quot;, &quot;;[.L454];&quot;, &quot;;[.M454];&quot;);&quot;)" office:value-type="string" office:string-value="insert into contrat_loc (date_contrat, date_debut, date_fin, caution, id_contrat_loc_client, id_contrat_loc_agence, id_contrat_loc_vehicule, id_contrat_loc_accessoire, id_contrat_loc_penalite) values ('2017/11/01', '2017/11/01', '2017/11/07', '1500.00', 84, 86, 2, 7, 1);" calcext:value-type="string">
            <text:p>insert into contrat_loc (date_contrat, date_debut, date_fin, caution, id_contrat_loc_client, id_contrat_loc_agence, id_contrat_loc_vehicule, id_contrat_loc_accessoire, id_contrat_loc_penalite) values ('2017/11/01', '2017/11/01', '2017/11/07', '1500.00', 84, 86, 2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54" calcext:value-type="float">
            <text:p>454</text:p>
          </table:table-cell>
          <table:table-cell table:style-name="ce4" office:value-type="date" office:date-value="2017-11-01" calcext:value-type="date">
            <text:p>2017-11-01</text:p>
          </table:table-cell>
          <table:table-cell table:style-name="ce5" table:formula="of:=TEXT([.B455];&quot;aaaa/mm/jj&quot;)" office:value-type="string" office:string-value="2017/11/01" calcext:value-type="string">
            <text:p>2017/11/01</text:p>
          </table:table-cell>
          <table:table-cell table:style-name="ce4" office:value-type="date" office:date-value="2017-11-01" calcext:value-type="date">
            <text:p>2017-11-01</text:p>
          </table:table-cell>
          <table:table-cell table:style-name="ce5" table:formula="of:=TEXT([.D455];&quot;aaaa/mm/jj&quot;)" office:value-type="string" office:string-value="2017/11/01" calcext:value-type="string">
            <text:p>2017/11/01</text:p>
          </table:table-cell>
          <table:table-cell table:style-name="ce4" table:formula="of:=[.D455]+[.N455]" office:value-type="date" office:date-value="2017-11-11" calcext:value-type="date">
            <text:p>2017-11-11</text:p>
          </table:table-cell>
          <table:table-cell table:style-name="ce5" table:formula="of:=TEXT([.F455];&quot;aaaa/mm/jj&quot;)" office:value-type="string" office:string-value="2017/11/11" calcext:value-type="string">
            <text:p>2017/11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1" calcext:value-type="float">
            <text:p>81</text:p>
          </table:table-cell>
          <table:table-cell table:style-name="ce7" table:formula="of:=RANDBETWEEN(201;250)" office:value-type="float" office:value="246" calcext:value-type="float">
            <text:p>24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55];&quot;', '&quot;;[.E455];&quot;', '&quot;;[.G455];&quot;', '&quot;;[.H455];&quot;', &quot;;[.I455];&quot;, &quot;;[.J455];&quot;, &quot;;[.K455];&quot;, &quot;;[.L455];&quot;, &quot;;[.M455];&quot;);&quot;)" office:value-type="string" office:string-value="insert into contrat_loc (date_contrat, date_debut, date_fin, caution, id_contrat_loc_client, id_contrat_loc_agence, id_contrat_loc_vehicule, id_contrat_loc_accessoire, id_contrat_loc_penalite) values ('2017/11/01', '2017/11/01', '2017/11/11', '1500.00', 81, 246, 5, 4, 1);" calcext:value-type="string">
            <text:p>insert into contrat_loc (date_contrat, date_debut, date_fin, caution, id_contrat_loc_client, id_contrat_loc_agence, id_contrat_loc_vehicule, id_contrat_loc_accessoire, id_contrat_loc_penalite) values ('2017/11/01', '2017/11/01', '2017/11/11', '1500.00', 81, 246, 5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55" calcext:value-type="float">
            <text:p>455</text:p>
          </table:table-cell>
          <table:table-cell table:style-name="ce4" office:value-type="date" office:date-value="2017-11-02" calcext:value-type="date">
            <text:p>2017-11-02</text:p>
          </table:table-cell>
          <table:table-cell table:style-name="ce5" table:formula="of:=TEXT([.B456];&quot;aaaa/mm/jj&quot;)" office:value-type="string" office:string-value="2017/11/02" calcext:value-type="string">
            <text:p>2017/11/02</text:p>
          </table:table-cell>
          <table:table-cell table:style-name="ce4" office:value-type="date" office:date-value="2017-11-02" calcext:value-type="date">
            <text:p>2017-11-02</text:p>
          </table:table-cell>
          <table:table-cell table:style-name="ce5" table:formula="of:=TEXT([.D456];&quot;aaaa/mm/jj&quot;)" office:value-type="string" office:string-value="2017/11/02" calcext:value-type="string">
            <text:p>2017/11/02</text:p>
          </table:table-cell>
          <table:table-cell table:style-name="ce4" table:formula="of:=[.D456]+[.N456]" office:value-type="date" office:date-value="2017-11-09" calcext:value-type="date">
            <text:p>2017-11-09</text:p>
          </table:table-cell>
          <table:table-cell table:style-name="ce5" table:formula="of:=TEXT([.F456];&quot;aaaa/mm/jj&quot;)" office:value-type="string" office:string-value="2017/11/09" calcext:value-type="string">
            <text:p>2017/11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3" calcext:value-type="float">
            <text:p>103</text:p>
          </table:table-cell>
          <table:table-cell table:style-name="ce7" table:formula="of:=RANDBETWEEN(1;50)" office:value-type="float" office:value="8" calcext:value-type="float">
            <text:p>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56];&quot;', '&quot;;[.E456];&quot;', '&quot;;[.G456];&quot;', '&quot;;[.H456];&quot;', &quot;;[.I456];&quot;, &quot;;[.J456];&quot;, &quot;;[.K456];&quot;, &quot;;[.L456];&quot;, &quot;;[.M456];&quot;);&quot;)" office:value-type="string" office:string-value="insert into contrat_loc (date_contrat, date_debut, date_fin, caution, id_contrat_loc_client, id_contrat_loc_agence, id_contrat_loc_vehicule, id_contrat_loc_accessoire, id_contrat_loc_penalite) values ('2017/11/02', '2017/11/02', '2017/11/09', '1500.00', 103, 8, 1, 4, 1);" calcext:value-type="string">
            <text:p>insert into contrat_loc (date_contrat, date_debut, date_fin, caution, id_contrat_loc_client, id_contrat_loc_agence, id_contrat_loc_vehicule, id_contrat_loc_accessoire, id_contrat_loc_penalite) values ('2017/11/02', '2017/11/02', '2017/11/09', '1500.00', 103, 8, 1, 4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56" calcext:value-type="float">
            <text:p>456</text:p>
          </table:table-cell>
          <table:table-cell table:style-name="ce4" office:value-type="date" office:date-value="2017-11-03" calcext:value-type="date">
            <text:p>2017-11-03</text:p>
          </table:table-cell>
          <table:table-cell table:style-name="ce5" table:formula="of:=TEXT([.B457];&quot;aaaa/mm/jj&quot;)" office:value-type="string" office:string-value="2017/11/03" calcext:value-type="string">
            <text:p>2017/11/03</text:p>
          </table:table-cell>
          <table:table-cell table:style-name="ce4" office:value-type="date" office:date-value="2017-11-03" calcext:value-type="date">
            <text:p>2017-11-03</text:p>
          </table:table-cell>
          <table:table-cell table:style-name="ce5" table:formula="of:=TEXT([.D457];&quot;aaaa/mm/jj&quot;)" office:value-type="string" office:string-value="2017/11/03" calcext:value-type="string">
            <text:p>2017/11/03</text:p>
          </table:table-cell>
          <table:table-cell table:style-name="ce4" table:formula="of:=[.D457]+[.N457]" office:value-type="date" office:date-value="2017-11-05" calcext:value-type="date">
            <text:p>2017-11-05</text:p>
          </table:table-cell>
          <table:table-cell table:style-name="ce5" table:formula="of:=TEXT([.F457];&quot;aaaa/mm/jj&quot;)" office:value-type="string" office:string-value="2017/11/05" calcext:value-type="string">
            <text:p>2017/11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6" calcext:value-type="float">
            <text:p>146</text:p>
          </table:table-cell>
          <table:table-cell table:style-name="ce7" table:formula="of:=RANDBETWEEN(201;250)" office:value-type="float" office:value="226" calcext:value-type="float">
            <text:p>226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57];&quot;', '&quot;;[.E457];&quot;', '&quot;;[.G457];&quot;', '&quot;;[.H457];&quot;', &quot;;[.I457];&quot;, &quot;;[.J457];&quot;, &quot;;[.K457];&quot;, &quot;;[.L457];&quot;, &quot;;[.M457];&quot;);&quot;)" office:value-type="string" office:string-value="insert into contrat_loc (date_contrat, date_debut, date_fin, caution, id_contrat_loc_client, id_contrat_loc_agence, id_contrat_loc_vehicule, id_contrat_loc_accessoire, id_contrat_loc_penalite) values ('2017/11/03', '2017/11/03', '2017/11/05', '1500.00', 146, 226, 5, 1, 1);" calcext:value-type="string">
            <text:p>insert into contrat_loc (date_contrat, date_debut, date_fin, caution, id_contrat_loc_client, id_contrat_loc_agence, id_contrat_loc_vehicule, id_contrat_loc_accessoire, id_contrat_loc_penalite) values ('2017/11/03', '2017/11/03', '2017/11/05', '1500.00', 146, 226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57" calcext:value-type="float">
            <text:p>457</text:p>
          </table:table-cell>
          <table:table-cell table:style-name="ce4" office:value-type="date" office:date-value="2017-11-05" calcext:value-type="date">
            <text:p>2017-11-05</text:p>
          </table:table-cell>
          <table:table-cell table:style-name="ce5" table:formula="of:=TEXT([.B458];&quot;aaaa/mm/jj&quot;)" office:value-type="string" office:string-value="2017/11/05" calcext:value-type="string">
            <text:p>2017/11/05</text:p>
          </table:table-cell>
          <table:table-cell table:style-name="ce4" office:value-type="date" office:date-value="2017-11-05" calcext:value-type="date">
            <text:p>2017-11-05</text:p>
          </table:table-cell>
          <table:table-cell table:style-name="ce5" table:formula="of:=TEXT([.D458];&quot;aaaa/mm/jj&quot;)" office:value-type="string" office:string-value="2017/11/05" calcext:value-type="string">
            <text:p>2017/11/05</text:p>
          </table:table-cell>
          <table:table-cell table:style-name="ce4" table:formula="of:=[.D458]+[.N458]" office:value-type="date" office:date-value="2017-11-09" calcext:value-type="date">
            <text:p>2017-11-09</text:p>
          </table:table-cell>
          <table:table-cell table:style-name="ce5" table:formula="of:=TEXT([.F458];&quot;aaaa/mm/jj&quot;)" office:value-type="string" office:string-value="2017/11/09" calcext:value-type="string">
            <text:p>2017/11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3" calcext:value-type="float">
            <text:p>13</text:p>
          </table:table-cell>
          <table:table-cell table:style-name="ce7" table:formula="of:=RANDBETWEEN(101;150)" office:value-type="float" office:value="143" calcext:value-type="float">
            <text:p>143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58];&quot;', '&quot;;[.E458];&quot;', '&quot;;[.G458];&quot;', '&quot;;[.H458];&quot;', &quot;;[.I458];&quot;, &quot;;[.J458];&quot;, &quot;;[.K458];&quot;, &quot;;[.L458];&quot;, &quot;;[.M458];&quot;);&quot;)" office:value-type="string" office:string-value="insert into contrat_loc (date_contrat, date_debut, date_fin, caution, id_contrat_loc_client, id_contrat_loc_agence, id_contrat_loc_vehicule, id_contrat_loc_accessoire, id_contrat_loc_penalite) values ('2017/11/05', '2017/11/05', '2017/11/09', '1500.00', 13, 143, 3, 7, 1);" calcext:value-type="string">
            <text:p>insert into contrat_loc (date_contrat, date_debut, date_fin, caution, id_contrat_loc_client, id_contrat_loc_agence, id_contrat_loc_vehicule, id_contrat_loc_accessoire, id_contrat_loc_penalite) values ('2017/11/05', '2017/11/05', '2017/11/09', '1500.00', 13, 143, 3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58" calcext:value-type="float">
            <text:p>458</text:p>
          </table:table-cell>
          <table:table-cell table:style-name="ce4" office:value-type="date" office:date-value="2017-11-05" calcext:value-type="date">
            <text:p>2017-11-05</text:p>
          </table:table-cell>
          <table:table-cell table:style-name="ce5" table:formula="of:=TEXT([.B459];&quot;aaaa/mm/jj&quot;)" office:value-type="string" office:string-value="2017/11/05" calcext:value-type="string">
            <text:p>2017/11/05</text:p>
          </table:table-cell>
          <table:table-cell table:style-name="ce4" office:value-type="date" office:date-value="2017-11-05" calcext:value-type="date">
            <text:p>2017-11-05</text:p>
          </table:table-cell>
          <table:table-cell table:style-name="ce5" table:formula="of:=TEXT([.D459];&quot;aaaa/mm/jj&quot;)" office:value-type="string" office:string-value="2017/11/05" calcext:value-type="string">
            <text:p>2017/11/05</text:p>
          </table:table-cell>
          <table:table-cell table:style-name="ce4" table:formula="of:=[.D459]+[.N459]" office:value-type="date" office:date-value="2017-11-17" calcext:value-type="date">
            <text:p>2017-11-17</text:p>
          </table:table-cell>
          <table:table-cell table:style-name="ce5" table:formula="of:=TEXT([.F459];&quot;aaaa/mm/jj&quot;)" office:value-type="string" office:string-value="2017/11/17" calcext:value-type="string">
            <text:p>2017/11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6" calcext:value-type="float">
            <text:p>196</text:p>
          </table:table-cell>
          <table:table-cell table:style-name="ce7" table:formula="of:=RANDBETWEEN(1;50)" office:value-type="float" office:value="46" calcext:value-type="float">
            <text:p>46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59];&quot;', '&quot;;[.E459];&quot;', '&quot;;[.G459];&quot;', '&quot;;[.H459];&quot;', &quot;;[.I459];&quot;, &quot;;[.J459];&quot;, &quot;;[.K459];&quot;, &quot;;[.L459];&quot;, &quot;;[.M459];&quot;);&quot;)" office:value-type="string" office:string-value="insert into contrat_loc (date_contrat, date_debut, date_fin, caution, id_contrat_loc_client, id_contrat_loc_agence, id_contrat_loc_vehicule, id_contrat_loc_accessoire, id_contrat_loc_penalite) values ('2017/11/05', '2017/11/05', '2017/11/17', '1500.00', 196, 46, 1, 1, 1);" calcext:value-type="string">
            <text:p>insert into contrat_loc (date_contrat, date_debut, date_fin, caution, id_contrat_loc_client, id_contrat_loc_agence, id_contrat_loc_vehicule, id_contrat_loc_accessoire, id_contrat_loc_penalite) values ('2017/11/05', '2017/11/05', '2017/11/17', '1500.00', 196, 46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59" calcext:value-type="float">
            <text:p>459</text:p>
          </table:table-cell>
          <table:table-cell table:style-name="ce4" office:value-type="date" office:date-value="2017-11-06" calcext:value-type="date">
            <text:p>2017-11-06</text:p>
          </table:table-cell>
          <table:table-cell table:style-name="ce5" table:formula="of:=TEXT([.B460];&quot;aaaa/mm/jj&quot;)" office:value-type="string" office:string-value="2017/11/06" calcext:value-type="string">
            <text:p>2017/11/06</text:p>
          </table:table-cell>
          <table:table-cell table:style-name="ce4" office:value-type="date" office:date-value="2017-11-06" calcext:value-type="date">
            <text:p>2017-11-06</text:p>
          </table:table-cell>
          <table:table-cell table:style-name="ce5" table:formula="of:=TEXT([.D460];&quot;aaaa/mm/jj&quot;)" office:value-type="string" office:string-value="2017/11/06" calcext:value-type="string">
            <text:p>2017/11/06</text:p>
          </table:table-cell>
          <table:table-cell table:style-name="ce4" table:formula="of:=[.D460]+[.N460]" office:value-type="date" office:date-value="2017-11-17" calcext:value-type="date">
            <text:p>2017-11-17</text:p>
          </table:table-cell>
          <table:table-cell table:style-name="ce5" table:formula="of:=TEXT([.F460];&quot;aaaa/mm/jj&quot;)" office:value-type="string" office:string-value="2017/11/17" calcext:value-type="string">
            <text:p>2017/11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5" calcext:value-type="float">
            <text:p>95</text:p>
          </table:table-cell>
          <table:table-cell table:style-name="ce7" table:formula="of:=RANDBETWEEN(151;200)" office:value-type="float" office:value="178" calcext:value-type="float">
            <text:p>178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60];&quot;', '&quot;;[.E460];&quot;', '&quot;;[.G460];&quot;', '&quot;;[.H460];&quot;', &quot;;[.I460];&quot;, &quot;;[.J460];&quot;, &quot;;[.K460];&quot;, &quot;;[.L460];&quot;, &quot;;[.M460];&quot;);&quot;)" office:value-type="string" office:string-value="insert into contrat_loc (date_contrat, date_debut, date_fin, caution, id_contrat_loc_client, id_contrat_loc_agence, id_contrat_loc_vehicule, id_contrat_loc_accessoire, id_contrat_loc_penalite) values ('2017/11/06', '2017/11/06', '2017/11/17', '1500.00', 95, 178, 4, 3, 1);" calcext:value-type="string">
            <text:p>insert into contrat_loc (date_contrat, date_debut, date_fin, caution, id_contrat_loc_client, id_contrat_loc_agence, id_contrat_loc_vehicule, id_contrat_loc_accessoire, id_contrat_loc_penalite) values ('2017/11/06', '2017/11/06', '2017/11/17', '1500.00', 95, 178, 4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4" office:value-type="date" office:date-value="2017-11-06" calcext:value-type="date">
            <text:p>2017-11-06</text:p>
          </table:table-cell>
          <table:table-cell table:style-name="ce5" table:formula="of:=TEXT([.B461];&quot;aaaa/mm/jj&quot;)" office:value-type="string" office:string-value="2017/11/06" calcext:value-type="string">
            <text:p>2017/11/06</text:p>
          </table:table-cell>
          <table:table-cell table:style-name="ce4" office:value-type="date" office:date-value="2017-11-06" calcext:value-type="date">
            <text:p>2017-11-06</text:p>
          </table:table-cell>
          <table:table-cell table:style-name="ce5" table:formula="of:=TEXT([.D461];&quot;aaaa/mm/jj&quot;)" office:value-type="string" office:string-value="2017/11/06" calcext:value-type="string">
            <text:p>2017/11/06</text:p>
          </table:table-cell>
          <table:table-cell table:style-name="ce4" table:formula="of:=[.D461]+[.N461]" office:value-type="date" office:date-value="2017-11-17" calcext:value-type="date">
            <text:p>2017-11-17</text:p>
          </table:table-cell>
          <table:table-cell table:style-name="ce5" table:formula="of:=TEXT([.F461];&quot;aaaa/mm/jj&quot;)" office:value-type="string" office:string-value="2017/11/17" calcext:value-type="string">
            <text:p>2017/11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4" calcext:value-type="float">
            <text:p>204</text:p>
          </table:table-cell>
          <table:table-cell table:style-name="ce7" table:formula="of:=RANDBETWEEN(1;50)" office:value-type="float" office:value="7" calcext:value-type="float">
            <text:p>7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61];&quot;', '&quot;;[.E461];&quot;', '&quot;;[.G461];&quot;', '&quot;;[.H461];&quot;', &quot;;[.I461];&quot;, &quot;;[.J461];&quot;, &quot;;[.K461];&quot;, &quot;;[.L461];&quot;, &quot;;[.M461];&quot;);&quot;)" office:value-type="string" office:string-value="insert into contrat_loc (date_contrat, date_debut, date_fin, caution, id_contrat_loc_client, id_contrat_loc_agence, id_contrat_loc_vehicule, id_contrat_loc_accessoire, id_contrat_loc_penalite) values ('2017/11/06', '2017/11/06', '2017/11/17', '1500.00', 204, 7, 1, 1, 1);" calcext:value-type="string">
            <text:p>insert into contrat_loc (date_contrat, date_debut, date_fin, caution, id_contrat_loc_client, id_contrat_loc_agence, id_contrat_loc_vehicule, id_contrat_loc_accessoire, id_contrat_loc_penalite) values ('2017/11/06', '2017/11/06', '2017/11/17', '1500.00', 204, 7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61" calcext:value-type="float">
            <text:p>461</text:p>
          </table:table-cell>
          <table:table-cell table:style-name="ce4" office:value-type="date" office:date-value="2017-11-09" calcext:value-type="date">
            <text:p>2017-11-09</text:p>
          </table:table-cell>
          <table:table-cell table:style-name="ce5" table:formula="of:=TEXT([.B462];&quot;aaaa/mm/jj&quot;)" office:value-type="string" office:string-value="2017/11/09" calcext:value-type="string">
            <text:p>2017/11/09</text:p>
          </table:table-cell>
          <table:table-cell table:style-name="ce4" office:value-type="date" office:date-value="2017-11-09" calcext:value-type="date">
            <text:p>2017-11-09</text:p>
          </table:table-cell>
          <table:table-cell table:style-name="ce5" table:formula="of:=TEXT([.D462];&quot;aaaa/mm/jj&quot;)" office:value-type="string" office:string-value="2017/11/09" calcext:value-type="string">
            <text:p>2017/11/09</text:p>
          </table:table-cell>
          <table:table-cell table:style-name="ce4" table:formula="of:=[.D462]+[.N462]" office:value-type="date" office:date-value="2017-11-15" calcext:value-type="date">
            <text:p>2017-11-15</text:p>
          </table:table-cell>
          <table:table-cell table:style-name="ce5" table:formula="of:=TEXT([.F462];&quot;aaaa/mm/jj&quot;)" office:value-type="string" office:string-value="2017/11/15" calcext:value-type="string">
            <text:p>2017/11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8" calcext:value-type="float">
            <text:p>198</text:p>
          </table:table-cell>
          <table:table-cell table:style-name="ce7" table:formula="of:=RANDBETWEEN(51;100)" office:value-type="float" office:value="64" calcext:value-type="float">
            <text:p>64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62];&quot;', '&quot;;[.E462];&quot;', '&quot;;[.G462];&quot;', '&quot;;[.H462];&quot;', &quot;;[.I462];&quot;, &quot;;[.J462];&quot;, &quot;;[.K462];&quot;, &quot;;[.L462];&quot;, &quot;;[.M462];&quot;);&quot;)" office:value-type="string" office:string-value="insert into contrat_loc (date_contrat, date_debut, date_fin, caution, id_contrat_loc_client, id_contrat_loc_agence, id_contrat_loc_vehicule, id_contrat_loc_accessoire, id_contrat_loc_penalite) values ('2017/11/09', '2017/11/09', '2017/11/15', '1500.00', 198, 64, 2, 3, 1);" calcext:value-type="string">
            <text:p>insert into contrat_loc (date_contrat, date_debut, date_fin, caution, id_contrat_loc_client, id_contrat_loc_agence, id_contrat_loc_vehicule, id_contrat_loc_accessoire, id_contrat_loc_penalite) values ('2017/11/09', '2017/11/09', '2017/11/15', '1500.00', 198, 64, 2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62" calcext:value-type="float">
            <text:p>462</text:p>
          </table:table-cell>
          <table:table-cell table:style-name="ce4" office:value-type="date" office:date-value="2017-11-09" calcext:value-type="date">
            <text:p>2017-11-09</text:p>
          </table:table-cell>
          <table:table-cell table:style-name="ce5" table:formula="of:=TEXT([.B463];&quot;aaaa/mm/jj&quot;)" office:value-type="string" office:string-value="2017/11/09" calcext:value-type="string">
            <text:p>2017/11/09</text:p>
          </table:table-cell>
          <table:table-cell table:style-name="ce4" office:value-type="date" office:date-value="2017-11-09" calcext:value-type="date">
            <text:p>2017-11-09</text:p>
          </table:table-cell>
          <table:table-cell table:style-name="ce5" table:formula="of:=TEXT([.D463];&quot;aaaa/mm/jj&quot;)" office:value-type="string" office:string-value="2017/11/09" calcext:value-type="string">
            <text:p>2017/11/09</text:p>
          </table:table-cell>
          <table:table-cell table:style-name="ce4" table:formula="of:=[.D463]+[.N463]" office:value-type="date" office:date-value="2017-11-10" calcext:value-type="date">
            <text:p>2017-11-10</text:p>
          </table:table-cell>
          <table:table-cell table:style-name="ce5" table:formula="of:=TEXT([.F463];&quot;aaaa/mm/jj&quot;)" office:value-type="string" office:string-value="2017/11/10" calcext:value-type="string">
            <text:p>2017/11/1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5" calcext:value-type="float">
            <text:p>175</text:p>
          </table:table-cell>
          <table:table-cell table:style-name="ce7" table:formula="of:=RANDBETWEEN(151;200)" office:value-type="float" office:value="170" calcext:value-type="float">
            <text:p>170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63];&quot;', '&quot;;[.E463];&quot;', '&quot;;[.G463];&quot;', '&quot;;[.H463];&quot;', &quot;;[.I463];&quot;, &quot;;[.J463];&quot;, &quot;;[.K463];&quot;, &quot;;[.L463];&quot;, &quot;;[.M463];&quot;);&quot;)" office:value-type="string" office:string-value="insert into contrat_loc (date_contrat, date_debut, date_fin, caution, id_contrat_loc_client, id_contrat_loc_agence, id_contrat_loc_vehicule, id_contrat_loc_accessoire, id_contrat_loc_penalite) values ('2017/11/09', '2017/11/09', '2017/11/10', '1500.00', 175, 170, 4, 3, 1);" calcext:value-type="string">
            <text:p>insert into contrat_loc (date_contrat, date_debut, date_fin, caution, id_contrat_loc_client, id_contrat_loc_agence, id_contrat_loc_vehicule, id_contrat_loc_accessoire, id_contrat_loc_penalite) values ('2017/11/09', '2017/11/09', '2017/11/10', '1500.00', 175, 170, 4, 3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63" calcext:value-type="float">
            <text:p>463</text:p>
          </table:table-cell>
          <table:table-cell table:style-name="ce4" office:value-type="date" office:date-value="2017-11-09" calcext:value-type="date">
            <text:p>2017-11-09</text:p>
          </table:table-cell>
          <table:table-cell table:style-name="ce5" table:formula="of:=TEXT([.B464];&quot;aaaa/mm/jj&quot;)" office:value-type="string" office:string-value="2017/11/09" calcext:value-type="string">
            <text:p>2017/11/09</text:p>
          </table:table-cell>
          <table:table-cell table:style-name="ce4" office:value-type="date" office:date-value="2017-11-09" calcext:value-type="date">
            <text:p>2017-11-09</text:p>
          </table:table-cell>
          <table:table-cell table:style-name="ce5" table:formula="of:=TEXT([.D464];&quot;aaaa/mm/jj&quot;)" office:value-type="string" office:string-value="2017/11/09" calcext:value-type="string">
            <text:p>2017/11/09</text:p>
          </table:table-cell>
          <table:table-cell table:style-name="ce4" table:formula="of:=[.D464]+[.N464]" office:value-type="date" office:date-value="2017-11-17" calcext:value-type="date">
            <text:p>2017-11-17</text:p>
          </table:table-cell>
          <table:table-cell table:style-name="ce5" table:formula="of:=TEXT([.F464];&quot;aaaa/mm/jj&quot;)" office:value-type="string" office:string-value="2017/11/17" calcext:value-type="string">
            <text:p>2017/11/1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9" calcext:value-type="float">
            <text:p>129</text:p>
          </table:table-cell>
          <table:table-cell table:style-name="ce7" table:formula="of:=RANDBETWEEN(51;100)" office:value-type="float" office:value="76" calcext:value-type="float">
            <text:p>76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64];&quot;', '&quot;;[.E464];&quot;', '&quot;;[.G464];&quot;', '&quot;;[.H464];&quot;', &quot;;[.I464];&quot;, &quot;;[.J464];&quot;, &quot;;[.K464];&quot;, &quot;;[.L464];&quot;, &quot;;[.M464];&quot;);&quot;)" office:value-type="string" office:string-value="insert into contrat_loc (date_contrat, date_debut, date_fin, caution, id_contrat_loc_client, id_contrat_loc_agence, id_contrat_loc_vehicule, id_contrat_loc_accessoire, id_contrat_loc_penalite) values ('2017/11/09', '2017/11/09', '2017/11/17', '1500.00', 129, 76, 2, 2, 1);" calcext:value-type="string">
            <text:p>insert into contrat_loc (date_contrat, date_debut, date_fin, caution, id_contrat_loc_client, id_contrat_loc_agence, id_contrat_loc_vehicule, id_contrat_loc_accessoire, id_contrat_loc_penalite) values ('2017/11/09', '2017/11/09', '2017/11/17', '1500.00', 129, 76, 2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64" calcext:value-type="float">
            <text:p>464</text:p>
          </table:table-cell>
          <table:table-cell table:style-name="ce4" office:value-type="date" office:date-value="2017-11-09" calcext:value-type="date">
            <text:p>2017-11-09</text:p>
          </table:table-cell>
          <table:table-cell table:style-name="ce5" table:formula="of:=TEXT([.B465];&quot;aaaa/mm/jj&quot;)" office:value-type="string" office:string-value="2017/11/09" calcext:value-type="string">
            <text:p>2017/11/09</text:p>
          </table:table-cell>
          <table:table-cell table:style-name="ce4" office:value-type="date" office:date-value="2017-11-09" calcext:value-type="date">
            <text:p>2017-11-09</text:p>
          </table:table-cell>
          <table:table-cell table:style-name="ce5" table:formula="of:=TEXT([.D465];&quot;aaaa/mm/jj&quot;)" office:value-type="string" office:string-value="2017/11/09" calcext:value-type="string">
            <text:p>2017/11/09</text:p>
          </table:table-cell>
          <table:table-cell table:style-name="ce4" table:formula="of:=[.D465]+[.N465]" office:value-type="date" office:date-value="2017-11-19" calcext:value-type="date">
            <text:p>2017-11-19</text:p>
          </table:table-cell>
          <table:table-cell table:style-name="ce5" table:formula="of:=TEXT([.F465];&quot;aaaa/mm/jj&quot;)" office:value-type="string" office:string-value="2017/11/19" calcext:value-type="string">
            <text:p>2017/11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7" calcext:value-type="float">
            <text:p>57</text:p>
          </table:table-cell>
          <table:table-cell table:style-name="ce7" table:formula="of:=RANDBETWEEN(151;200)" office:value-type="float" office:value="177" calcext:value-type="float">
            <text:p>177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65];&quot;', '&quot;;[.E465];&quot;', '&quot;;[.G465];&quot;', '&quot;;[.H465];&quot;', &quot;;[.I465];&quot;, &quot;;[.J465];&quot;, &quot;;[.K465];&quot;, &quot;;[.L465];&quot;, &quot;;[.M465];&quot;);&quot;)" office:value-type="string" office:string-value="insert into contrat_loc (date_contrat, date_debut, date_fin, caution, id_contrat_loc_client, id_contrat_loc_agence, id_contrat_loc_vehicule, id_contrat_loc_accessoire, id_contrat_loc_penalite) values ('2017/11/09', '2017/11/09', '2017/11/19', '1500.00', 57, 177, 4, 6, 1);" calcext:value-type="string">
            <text:p>insert into contrat_loc (date_contrat, date_debut, date_fin, caution, id_contrat_loc_client, id_contrat_loc_agence, id_contrat_loc_vehicule, id_contrat_loc_accessoire, id_contrat_loc_penalite) values ('2017/11/09', '2017/11/09', '2017/11/19', '1500.00', 57, 177, 4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65" calcext:value-type="float">
            <text:p>465</text:p>
          </table:table-cell>
          <table:table-cell table:style-name="ce4" office:value-type="date" office:date-value="2017-11-10" calcext:value-type="date">
            <text:p>2017-11-10</text:p>
          </table:table-cell>
          <table:table-cell table:style-name="ce5" table:formula="of:=TEXT([.B466];&quot;aaaa/mm/jj&quot;)" office:value-type="string" office:string-value="2017/11/10" calcext:value-type="string">
            <text:p>2017/11/10</text:p>
          </table:table-cell>
          <table:table-cell table:style-name="ce4" office:value-type="date" office:date-value="2017-11-10" calcext:value-type="date">
            <text:p>2017-11-10</text:p>
          </table:table-cell>
          <table:table-cell table:style-name="ce5" table:formula="of:=TEXT([.D466];&quot;aaaa/mm/jj&quot;)" office:value-type="string" office:string-value="2017/11/10" calcext:value-type="string">
            <text:p>2017/11/10</text:p>
          </table:table-cell>
          <table:table-cell table:style-name="ce4" table:formula="of:=[.D466]+[.N466]" office:value-type="date" office:date-value="2017-11-15" calcext:value-type="date">
            <text:p>2017-11-15</text:p>
          </table:table-cell>
          <table:table-cell table:style-name="ce5" table:formula="of:=TEXT([.F466];&quot;aaaa/mm/jj&quot;)" office:value-type="string" office:string-value="2017/11/15" calcext:value-type="string">
            <text:p>2017/11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4" calcext:value-type="float">
            <text:p>244</text:p>
          </table:table-cell>
          <table:table-cell table:style-name="ce7" table:formula="of:=RANDBETWEEN(1;50)" office:value-type="float" office:value="19" calcext:value-type="float">
            <text:p>19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66];&quot;', '&quot;;[.E466];&quot;', '&quot;;[.G466];&quot;', '&quot;;[.H466];&quot;', &quot;;[.I466];&quot;, &quot;;[.J466];&quot;, &quot;;[.K466];&quot;, &quot;;[.L466];&quot;, &quot;;[.M466];&quot;);&quot;)" office:value-type="string" office:string-value="insert into contrat_loc (date_contrat, date_debut, date_fin, caution, id_contrat_loc_client, id_contrat_loc_agence, id_contrat_loc_vehicule, id_contrat_loc_accessoire, id_contrat_loc_penalite) values ('2017/11/10', '2017/11/10', '2017/11/15', '1500.00', 244, 19, 1, 6, 1);" calcext:value-type="string">
            <text:p>insert into contrat_loc (date_contrat, date_debut, date_fin, caution, id_contrat_loc_client, id_contrat_loc_agence, id_contrat_loc_vehicule, id_contrat_loc_accessoire, id_contrat_loc_penalite) values ('2017/11/10', '2017/11/10', '2017/11/15', '1500.00', 244, 19, 1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66" calcext:value-type="float">
            <text:p>466</text:p>
          </table:table-cell>
          <table:table-cell table:style-name="ce4" office:value-type="date" office:date-value="2017-11-10" calcext:value-type="date">
            <text:p>2017-11-10</text:p>
          </table:table-cell>
          <table:table-cell table:style-name="ce5" table:formula="of:=TEXT([.B467];&quot;aaaa/mm/jj&quot;)" office:value-type="string" office:string-value="2017/11/10" calcext:value-type="string">
            <text:p>2017/11/10</text:p>
          </table:table-cell>
          <table:table-cell table:style-name="ce4" office:value-type="date" office:date-value="2017-11-10" calcext:value-type="date">
            <text:p>2017-11-10</text:p>
          </table:table-cell>
          <table:table-cell table:style-name="ce5" table:formula="of:=TEXT([.D467];&quot;aaaa/mm/jj&quot;)" office:value-type="string" office:string-value="2017/11/10" calcext:value-type="string">
            <text:p>2017/11/10</text:p>
          </table:table-cell>
          <table:table-cell table:style-name="ce4" table:formula="of:=[.D467]+[.N467]" office:value-type="date" office:date-value="2017-11-24" calcext:value-type="date">
            <text:p>2017-11-24</text:p>
          </table:table-cell>
          <table:table-cell table:style-name="ce5" table:formula="of:=TEXT([.F467];&quot;aaaa/mm/jj&quot;)" office:value-type="string" office:string-value="2017/11/24" calcext:value-type="string">
            <text:p>2017/11/2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8" calcext:value-type="float">
            <text:p>208</text:p>
          </table:table-cell>
          <table:table-cell table:style-name="ce7" table:formula="of:=RANDBETWEEN(1;50)" office:value-type="float" office:value="45" calcext:value-type="float">
            <text:p>45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67];&quot;', '&quot;;[.E467];&quot;', '&quot;;[.G467];&quot;', '&quot;;[.H467];&quot;', &quot;;[.I467];&quot;, &quot;;[.J467];&quot;, &quot;;[.K467];&quot;, &quot;;[.L467];&quot;, &quot;;[.M467];&quot;);&quot;)" office:value-type="string" office:string-value="insert into contrat_loc (date_contrat, date_debut, date_fin, caution, id_contrat_loc_client, id_contrat_loc_agence, id_contrat_loc_vehicule, id_contrat_loc_accessoire, id_contrat_loc_penalite) values ('2017/11/10', '2017/11/10', '2017/11/24', '1500.00', 208, 45, 1, 1, 1);" calcext:value-type="string">
            <text:p>insert into contrat_loc (date_contrat, date_debut, date_fin, caution, id_contrat_loc_client, id_contrat_loc_agence, id_contrat_loc_vehicule, id_contrat_loc_accessoire, id_contrat_loc_penalite) values ('2017/11/10', '2017/11/10', '2017/11/24', '1500.00', 208, 45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67" calcext:value-type="float">
            <text:p>467</text:p>
          </table:table-cell>
          <table:table-cell table:style-name="ce4" office:value-type="date" office:date-value="2017-11-10" calcext:value-type="date">
            <text:p>2017-11-10</text:p>
          </table:table-cell>
          <table:table-cell table:style-name="ce5" table:formula="of:=TEXT([.B468];&quot;aaaa/mm/jj&quot;)" office:value-type="string" office:string-value="2017/11/10" calcext:value-type="string">
            <text:p>2017/11/10</text:p>
          </table:table-cell>
          <table:table-cell table:style-name="ce4" office:value-type="date" office:date-value="2017-11-10" calcext:value-type="date">
            <text:p>2017-11-10</text:p>
          </table:table-cell>
          <table:table-cell table:style-name="ce5" table:formula="of:=TEXT([.D468];&quot;aaaa/mm/jj&quot;)" office:value-type="string" office:string-value="2017/11/10" calcext:value-type="string">
            <text:p>2017/11/10</text:p>
          </table:table-cell>
          <table:table-cell table:style-name="ce4" table:formula="of:=[.D468]+[.N468]" office:value-type="date" office:date-value="2017-11-25" calcext:value-type="date">
            <text:p>2017-11-25</text:p>
          </table:table-cell>
          <table:table-cell table:style-name="ce5" table:formula="of:=TEXT([.F468];&quot;aaaa/mm/jj&quot;)" office:value-type="string" office:string-value="2017/11/25" calcext:value-type="string">
            <text:p>2017/11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6" calcext:value-type="float">
            <text:p>56</text:p>
          </table:table-cell>
          <table:table-cell table:style-name="ce7" table:formula="of:=RANDBETWEEN(201;250)" office:value-type="float" office:value="233" calcext:value-type="float">
            <text:p>233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68];&quot;', '&quot;;[.E468];&quot;', '&quot;;[.G468];&quot;', '&quot;;[.H468];&quot;', &quot;;[.I468];&quot;, &quot;;[.J468];&quot;, &quot;;[.K468];&quot;, &quot;;[.L468];&quot;, &quot;;[.M468];&quot;);&quot;)" office:value-type="string" office:string-value="insert into contrat_loc (date_contrat, date_debut, date_fin, caution, id_contrat_loc_client, id_contrat_loc_agence, id_contrat_loc_vehicule, id_contrat_loc_accessoire, id_contrat_loc_penalite) values ('2017/11/10', '2017/11/10', '2017/11/25', '1500.00', 56, 233, 5, 1, 1);" calcext:value-type="string">
            <text:p>insert into contrat_loc (date_contrat, date_debut, date_fin, caution, id_contrat_loc_client, id_contrat_loc_agence, id_contrat_loc_vehicule, id_contrat_loc_accessoire, id_contrat_loc_penalite) values ('2017/11/10', '2017/11/10', '2017/11/25', '1500.00', 56, 233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68" calcext:value-type="float">
            <text:p>468</text:p>
          </table:table-cell>
          <table:table-cell table:style-name="ce4" office:value-type="date" office:date-value="2017-11-11" calcext:value-type="date">
            <text:p>2017-11-11</text:p>
          </table:table-cell>
          <table:table-cell table:style-name="ce5" table:formula="of:=TEXT([.B469];&quot;aaaa/mm/jj&quot;)" office:value-type="string" office:string-value="2017/11/11" calcext:value-type="string">
            <text:p>2017/11/11</text:p>
          </table:table-cell>
          <table:table-cell table:style-name="ce4" office:value-type="date" office:date-value="2017-11-11" calcext:value-type="date">
            <text:p>2017-11-11</text:p>
          </table:table-cell>
          <table:table-cell table:style-name="ce5" table:formula="of:=TEXT([.D469];&quot;aaaa/mm/jj&quot;)" office:value-type="string" office:string-value="2017/11/11" calcext:value-type="string">
            <text:p>2017/11/11</text:p>
          </table:table-cell>
          <table:table-cell table:style-name="ce4" table:formula="of:=[.D469]+[.N469]" office:value-type="date" office:date-value="2017-11-19" calcext:value-type="date">
            <text:p>2017-11-19</text:p>
          </table:table-cell>
          <table:table-cell table:style-name="ce5" table:formula="of:=TEXT([.F469];&quot;aaaa/mm/jj&quot;)" office:value-type="string" office:string-value="2017/11/19" calcext:value-type="string">
            <text:p>2017/11/1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0" calcext:value-type="float">
            <text:p>190</text:p>
          </table:table-cell>
          <table:table-cell table:style-name="ce7" table:formula="of:=RANDBETWEEN(1;50)" office:value-type="float" office:value="37" calcext:value-type="float">
            <text:p>37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69];&quot;', '&quot;;[.E469];&quot;', '&quot;;[.G469];&quot;', '&quot;;[.H469];&quot;', &quot;;[.I469];&quot;, &quot;;[.J469];&quot;, &quot;;[.K469];&quot;, &quot;;[.L469];&quot;, &quot;;[.M469];&quot;);&quot;)" office:value-type="string" office:string-value="insert into contrat_loc (date_contrat, date_debut, date_fin, caution, id_contrat_loc_client, id_contrat_loc_agence, id_contrat_loc_vehicule, id_contrat_loc_accessoire, id_contrat_loc_penalite) values ('2017/11/11', '2017/11/11', '2017/11/19', '1500.00', 190, 37, 1, 1, 1);" calcext:value-type="string">
            <text:p>insert into contrat_loc (date_contrat, date_debut, date_fin, caution, id_contrat_loc_client, id_contrat_loc_agence, id_contrat_loc_vehicule, id_contrat_loc_accessoire, id_contrat_loc_penalite) values ('2017/11/11', '2017/11/11', '2017/11/19', '1500.00', 190, 37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69" calcext:value-type="float">
            <text:p>469</text:p>
          </table:table-cell>
          <table:table-cell table:style-name="ce4" office:value-type="date" office:date-value="2017-11-12" calcext:value-type="date">
            <text:p>2017-11-12</text:p>
          </table:table-cell>
          <table:table-cell table:style-name="ce5" table:formula="of:=TEXT([.B470];&quot;aaaa/mm/jj&quot;)" office:value-type="string" office:string-value="2017/11/12" calcext:value-type="string">
            <text:p>2017/11/12</text:p>
          </table:table-cell>
          <table:table-cell table:style-name="ce4" office:value-type="date" office:date-value="2017-11-12" calcext:value-type="date">
            <text:p>2017-11-12</text:p>
          </table:table-cell>
          <table:table-cell table:style-name="ce5" table:formula="of:=TEXT([.D470];&quot;aaaa/mm/jj&quot;)" office:value-type="string" office:string-value="2017/11/12" calcext:value-type="string">
            <text:p>2017/11/12</text:p>
          </table:table-cell>
          <table:table-cell table:style-name="ce4" table:formula="of:=[.D470]+[.N470]" office:value-type="date" office:date-value="2017-11-15" calcext:value-type="date">
            <text:p>2017-11-15</text:p>
          </table:table-cell>
          <table:table-cell table:style-name="ce5" table:formula="of:=TEXT([.F470];&quot;aaaa/mm/jj&quot;)" office:value-type="string" office:string-value="2017/11/15" calcext:value-type="string">
            <text:p>2017/11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9" calcext:value-type="float">
            <text:p>239</text:p>
          </table:table-cell>
          <table:table-cell table:style-name="ce7" table:formula="of:=RANDBETWEEN(201;250)" office:value-type="float" office:value="214" calcext:value-type="float">
            <text:p>214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70];&quot;', '&quot;;[.E470];&quot;', '&quot;;[.G470];&quot;', '&quot;;[.H470];&quot;', &quot;;[.I470];&quot;, &quot;;[.J470];&quot;, &quot;;[.K470];&quot;, &quot;;[.L470];&quot;, &quot;;[.M470];&quot;);&quot;)" office:value-type="string" office:string-value="insert into contrat_loc (date_contrat, date_debut, date_fin, caution, id_contrat_loc_client, id_contrat_loc_agence, id_contrat_loc_vehicule, id_contrat_loc_accessoire, id_contrat_loc_penalite) values ('2017/11/12', '2017/11/12', '2017/11/15', '1500.00', 239, 214, 5, 1, 1);" calcext:value-type="string">
            <text:p>insert into contrat_loc (date_contrat, date_debut, date_fin, caution, id_contrat_loc_client, id_contrat_loc_agence, id_contrat_loc_vehicule, id_contrat_loc_accessoire, id_contrat_loc_penalite) values ('2017/11/12', '2017/11/12', '2017/11/15', '1500.00', 239, 214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table:style-name="ce4" office:value-type="date" office:date-value="2017-11-12" calcext:value-type="date">
            <text:p>2017-11-12</text:p>
          </table:table-cell>
          <table:table-cell table:style-name="ce5" table:formula="of:=TEXT([.B471];&quot;aaaa/mm/jj&quot;)" office:value-type="string" office:string-value="2017/11/12" calcext:value-type="string">
            <text:p>2017/11/12</text:p>
          </table:table-cell>
          <table:table-cell table:style-name="ce4" office:value-type="date" office:date-value="2017-11-12" calcext:value-type="date">
            <text:p>2017-11-12</text:p>
          </table:table-cell>
          <table:table-cell table:style-name="ce5" table:formula="of:=TEXT([.D471];&quot;aaaa/mm/jj&quot;)" office:value-type="string" office:string-value="2017/11/12" calcext:value-type="string">
            <text:p>2017/11/12</text:p>
          </table:table-cell>
          <table:table-cell table:style-name="ce4" table:formula="of:=[.D471]+[.N471]" office:value-type="date" office:date-value="2017-11-21" calcext:value-type="date">
            <text:p>2017-11-21</text:p>
          </table:table-cell>
          <table:table-cell table:style-name="ce5" table:formula="of:=TEXT([.F471];&quot;aaaa/mm/jj&quot;)" office:value-type="string" office:string-value="2017/11/21" calcext:value-type="string">
            <text:p>2017/11/2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67" calcext:value-type="float">
            <text:p>167</text:p>
          </table:table-cell>
          <table:table-cell table:style-name="ce7" table:formula="of:=RANDBETWEEN(1;50)" office:value-type="float" office:value="18" calcext:value-type="float">
            <text:p>18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71];&quot;', '&quot;;[.E471];&quot;', '&quot;;[.G471];&quot;', '&quot;;[.H471];&quot;', &quot;;[.I471];&quot;, &quot;;[.J471];&quot;, &quot;;[.K471];&quot;, &quot;;[.L471];&quot;, &quot;;[.M471];&quot;);&quot;)" office:value-type="string" office:string-value="insert into contrat_loc (date_contrat, date_debut, date_fin, caution, id_contrat_loc_client, id_contrat_loc_agence, id_contrat_loc_vehicule, id_contrat_loc_accessoire, id_contrat_loc_penalite) values ('2017/11/12', '2017/11/12', '2017/11/21', '1500.00', 167, 18, 1, 6, 1);" calcext:value-type="string">
            <text:p>insert into contrat_loc (date_contrat, date_debut, date_fin, caution, id_contrat_loc_client, id_contrat_loc_agence, id_contrat_loc_vehicule, id_contrat_loc_accessoire, id_contrat_loc_penalite) values ('2017/11/12', '2017/11/12', '2017/11/21', '1500.00', 167, 18, 1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71" calcext:value-type="float">
            <text:p>471</text:p>
          </table:table-cell>
          <table:table-cell table:style-name="ce4" office:value-type="date" office:date-value="2017-11-13" calcext:value-type="date">
            <text:p>2017-11-13</text:p>
          </table:table-cell>
          <table:table-cell table:style-name="ce5" table:formula="of:=TEXT([.B472];&quot;aaaa/mm/jj&quot;)" office:value-type="string" office:string-value="2017/11/13" calcext:value-type="string">
            <text:p>2017/11/13</text:p>
          </table:table-cell>
          <table:table-cell table:style-name="ce4" office:value-type="date" office:date-value="2017-11-13" calcext:value-type="date">
            <text:p>2017-11-13</text:p>
          </table:table-cell>
          <table:table-cell table:style-name="ce5" table:formula="of:=TEXT([.D472];&quot;aaaa/mm/jj&quot;)" office:value-type="string" office:string-value="2017/11/13" calcext:value-type="string">
            <text:p>2017/11/13</text:p>
          </table:table-cell>
          <table:table-cell table:style-name="ce4" table:formula="of:=[.D472]+[.N472]" office:value-type="date" office:date-value="2017-11-25" calcext:value-type="date">
            <text:p>2017-11-25</text:p>
          </table:table-cell>
          <table:table-cell table:style-name="ce5" table:formula="of:=TEXT([.F472];&quot;aaaa/mm/jj&quot;)" office:value-type="string" office:string-value="2017/11/25" calcext:value-type="string">
            <text:p>2017/11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63" calcext:value-type="float">
            <text:p>63</text:p>
          </table:table-cell>
          <table:table-cell table:style-name="ce7" table:formula="of:=RANDBETWEEN(101;150)" office:value-type="float" office:value="112" calcext:value-type="float">
            <text:p>112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72];&quot;', '&quot;;[.E472];&quot;', '&quot;;[.G472];&quot;', '&quot;;[.H472];&quot;', &quot;;[.I472];&quot;, &quot;;[.J472];&quot;, &quot;;[.K472];&quot;, &quot;;[.L472];&quot;, &quot;;[.M472];&quot;);&quot;)" office:value-type="string" office:string-value="insert into contrat_loc (date_contrat, date_debut, date_fin, caution, id_contrat_loc_client, id_contrat_loc_agence, id_contrat_loc_vehicule, id_contrat_loc_accessoire, id_contrat_loc_penalite) values ('2017/11/13', '2017/11/13', '2017/11/25', '1500.00', 63, 112, 3, 2, 1);" calcext:value-type="string">
            <text:p>insert into contrat_loc (date_contrat, date_debut, date_fin, caution, id_contrat_loc_client, id_contrat_loc_agence, id_contrat_loc_vehicule, id_contrat_loc_accessoire, id_contrat_loc_penalite) values ('2017/11/13', '2017/11/13', '2017/11/25', '1500.00', 63, 112, 3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72" calcext:value-type="float">
            <text:p>472</text:p>
          </table:table-cell>
          <table:table-cell table:style-name="ce4" office:value-type="date" office:date-value="2017-11-13" calcext:value-type="date">
            <text:p>2017-11-13</text:p>
          </table:table-cell>
          <table:table-cell table:style-name="ce5" table:formula="of:=TEXT([.B473];&quot;aaaa/mm/jj&quot;)" office:value-type="string" office:string-value="2017/11/13" calcext:value-type="string">
            <text:p>2017/11/13</text:p>
          </table:table-cell>
          <table:table-cell table:style-name="ce4" office:value-type="date" office:date-value="2017-11-13" calcext:value-type="date">
            <text:p>2017-11-13</text:p>
          </table:table-cell>
          <table:table-cell table:style-name="ce5" table:formula="of:=TEXT([.D473];&quot;aaaa/mm/jj&quot;)" office:value-type="string" office:string-value="2017/11/13" calcext:value-type="string">
            <text:p>2017/11/13</text:p>
          </table:table-cell>
          <table:table-cell table:style-name="ce4" table:formula="of:=[.D473]+[.N473]" office:value-type="date" office:date-value="2017-11-21" calcext:value-type="date">
            <text:p>2017-11-21</text:p>
          </table:table-cell>
          <table:table-cell table:style-name="ce5" table:formula="of:=TEXT([.F473];&quot;aaaa/mm/jj&quot;)" office:value-type="string" office:string-value="2017/11/21" calcext:value-type="string">
            <text:p>2017/11/2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6" calcext:value-type="float">
            <text:p>146</text:p>
          </table:table-cell>
          <table:table-cell table:style-name="ce7" table:formula="of:=RANDBETWEEN(201;250)" office:value-type="float" office:value="235" calcext:value-type="float">
            <text:p>235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73];&quot;', '&quot;;[.E473];&quot;', '&quot;;[.G473];&quot;', '&quot;;[.H473];&quot;', &quot;;[.I473];&quot;, &quot;;[.J473];&quot;, &quot;;[.K473];&quot;, &quot;;[.L473];&quot;, &quot;;[.M473];&quot;);&quot;)" office:value-type="string" office:string-value="insert into contrat_loc (date_contrat, date_debut, date_fin, caution, id_contrat_loc_client, id_contrat_loc_agence, id_contrat_loc_vehicule, id_contrat_loc_accessoire, id_contrat_loc_penalite) values ('2017/11/13', '2017/11/13', '2017/11/21', '1500.00', 146, 235, 5, 7, 1);" calcext:value-type="string">
            <text:p>insert into contrat_loc (date_contrat, date_debut, date_fin, caution, id_contrat_loc_client, id_contrat_loc_agence, id_contrat_loc_vehicule, id_contrat_loc_accessoire, id_contrat_loc_penalite) values ('2017/11/13', '2017/11/13', '2017/11/21', '1500.00', 146, 235, 5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73" calcext:value-type="float">
            <text:p>473</text:p>
          </table:table-cell>
          <table:table-cell table:style-name="ce4" office:value-type="date" office:date-value="2017-11-13" calcext:value-type="date">
            <text:p>2017-11-13</text:p>
          </table:table-cell>
          <table:table-cell table:style-name="ce5" table:formula="of:=TEXT([.B474];&quot;aaaa/mm/jj&quot;)" office:value-type="string" office:string-value="2017/11/13" calcext:value-type="string">
            <text:p>2017/11/13</text:p>
          </table:table-cell>
          <table:table-cell table:style-name="ce4" office:value-type="date" office:date-value="2017-11-13" calcext:value-type="date">
            <text:p>2017-11-13</text:p>
          </table:table-cell>
          <table:table-cell table:style-name="ce5" table:formula="of:=TEXT([.D474];&quot;aaaa/mm/jj&quot;)" office:value-type="string" office:string-value="2017/11/13" calcext:value-type="string">
            <text:p>2017/11/13</text:p>
          </table:table-cell>
          <table:table-cell table:style-name="ce4" table:formula="of:=[.D474]+[.N474]" office:value-type="date" office:date-value="2017-11-15" calcext:value-type="date">
            <text:p>2017-11-15</text:p>
          </table:table-cell>
          <table:table-cell table:style-name="ce5" table:formula="of:=TEXT([.F474];&quot;aaaa/mm/jj&quot;)" office:value-type="string" office:string-value="2017/11/15" calcext:value-type="string">
            <text:p>2017/11/1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5" calcext:value-type="float">
            <text:p>215</text:p>
          </table:table-cell>
          <table:table-cell table:style-name="ce7" table:formula="of:=RANDBETWEEN(51;100)" office:value-type="float" office:value="90" calcext:value-type="float">
            <text:p>90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table:formula="of:=RANDBETWEEN(2;4)" office:value-type="float" office:value="2" calcext:value-type="float">
            <text:p>2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74];&quot;', '&quot;;[.E474];&quot;', '&quot;;[.G474];&quot;', '&quot;;[.H474];&quot;', &quot;;[.I474];&quot;, &quot;;[.J474];&quot;, &quot;;[.K474];&quot;, &quot;;[.L474];&quot;, &quot;;[.M474];&quot;);&quot;)" office:value-type="string" office:string-value="insert into contrat_loc (date_contrat, date_debut, date_fin, caution, id_contrat_loc_client, id_contrat_loc_agence, id_contrat_loc_vehicule, id_contrat_loc_accessoire, id_contrat_loc_penalite) values ('2017/11/13', '2017/11/13', '2017/11/15', '1500.00', 215, 90, 2, 4, 2);" calcext:value-type="string">
            <text:p>insert into contrat_loc (date_contrat, date_debut, date_fin, caution, id_contrat_loc_client, id_contrat_loc_agence, id_contrat_loc_vehicule, id_contrat_loc_accessoire, id_contrat_loc_penalite) values ('2017/11/13', '2017/11/13', '2017/11/15', '1500.00', 215, 90, 2, 4, 2);</text:p>
          </table:table-cell>
          <table:table-cell table:number-columns-repeated="1009"/>
        </table:table-row>
        <table:table-row table:style-name="ro2">
          <table:table-cell table:style-name="ce2" office:value-type="float" office:value="474" calcext:value-type="float">
            <text:p>474</text:p>
          </table:table-cell>
          <table:table-cell table:style-name="ce4" office:value-type="date" office:date-value="2017-11-14" calcext:value-type="date">
            <text:p>2017-11-14</text:p>
          </table:table-cell>
          <table:table-cell table:style-name="ce5" table:formula="of:=TEXT([.B475];&quot;aaaa/mm/jj&quot;)" office:value-type="string" office:string-value="2017/11/14" calcext:value-type="string">
            <text:p>2017/11/14</text:p>
          </table:table-cell>
          <table:table-cell table:style-name="ce4" office:value-type="date" office:date-value="2017-11-14" calcext:value-type="date">
            <text:p>2017-11-14</text:p>
          </table:table-cell>
          <table:table-cell table:style-name="ce5" table:formula="of:=TEXT([.D475];&quot;aaaa/mm/jj&quot;)" office:value-type="string" office:string-value="2017/11/14" calcext:value-type="string">
            <text:p>2017/11/14</text:p>
          </table:table-cell>
          <table:table-cell table:style-name="ce4" table:formula="of:=[.D475]+[.N475]" office:value-type="date" office:date-value="2017-11-27" calcext:value-type="date">
            <text:p>2017-11-27</text:p>
          </table:table-cell>
          <table:table-cell table:style-name="ce5" table:formula="of:=TEXT([.F475];&quot;aaaa/mm/jj&quot;)" office:value-type="string" office:string-value="2017/11/27" calcext:value-type="string">
            <text:p>2017/11/2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1" calcext:value-type="float">
            <text:p>51</text:p>
          </table:table-cell>
          <table:table-cell table:style-name="ce7" table:formula="of:=RANDBETWEEN(51;100)" office:value-type="float" office:value="83" calcext:value-type="float">
            <text:p>83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8" calcext:value-type="float">
            <text:p>8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75];&quot;', '&quot;;[.E475];&quot;', '&quot;;[.G475];&quot;', '&quot;;[.H475];&quot;', &quot;;[.I475];&quot;, &quot;;[.J475];&quot;, &quot;;[.K475];&quot;, &quot;;[.L475];&quot;, &quot;;[.M475];&quot;);&quot;)" office:value-type="string" office:string-value="insert into contrat_loc (date_contrat, date_debut, date_fin, caution, id_contrat_loc_client, id_contrat_loc_agence, id_contrat_loc_vehicule, id_contrat_loc_accessoire, id_contrat_loc_penalite) values ('2017/11/14', '2017/11/14', '2017/11/27', '1500.00', 51, 83, 2, 1, 1);" calcext:value-type="string">
            <text:p>insert into contrat_loc (date_contrat, date_debut, date_fin, caution, id_contrat_loc_client, id_contrat_loc_agence, id_contrat_loc_vehicule, id_contrat_loc_accessoire, id_contrat_loc_penalite) values ('2017/11/14', '2017/11/14', '2017/11/27', '1500.00', 51, 83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75" calcext:value-type="float">
            <text:p>475</text:p>
          </table:table-cell>
          <table:table-cell table:style-name="ce4" office:value-type="date" office:date-value="2017-11-14" calcext:value-type="date">
            <text:p>2017-11-14</text:p>
          </table:table-cell>
          <table:table-cell table:style-name="ce5" table:formula="of:=TEXT([.B476];&quot;aaaa/mm/jj&quot;)" office:value-type="string" office:string-value="2017/11/14" calcext:value-type="string">
            <text:p>2017/11/14</text:p>
          </table:table-cell>
          <table:table-cell table:style-name="ce4" office:value-type="date" office:date-value="2017-11-14" calcext:value-type="date">
            <text:p>2017-11-14</text:p>
          </table:table-cell>
          <table:table-cell table:style-name="ce5" table:formula="of:=TEXT([.D476];&quot;aaaa/mm/jj&quot;)" office:value-type="string" office:string-value="2017/11/14" calcext:value-type="string">
            <text:p>2017/11/14</text:p>
          </table:table-cell>
          <table:table-cell table:style-name="ce4" table:formula="of:=[.D476]+[.N476]" office:value-type="date" office:date-value="2017-11-23" calcext:value-type="date">
            <text:p>2017-11-23</text:p>
          </table:table-cell>
          <table:table-cell table:style-name="ce5" table:formula="of:=TEXT([.F476];&quot;aaaa/mm/jj&quot;)" office:value-type="string" office:string-value="2017/11/23" calcext:value-type="string">
            <text:p>2017/11/2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3" calcext:value-type="float">
            <text:p>93</text:p>
          </table:table-cell>
          <table:table-cell table:style-name="ce7" table:formula="of:=RANDBETWEEN(1;50)" office:value-type="float" office:value="1" calcext:value-type="float">
            <text:p>1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76];&quot;', '&quot;;[.E476];&quot;', '&quot;;[.G476];&quot;', '&quot;;[.H476];&quot;', &quot;;[.I476];&quot;, &quot;;[.J476];&quot;, &quot;;[.K476];&quot;, &quot;;[.L476];&quot;, &quot;;[.M476];&quot;);&quot;)" office:value-type="string" office:string-value="insert into contrat_loc (date_contrat, date_debut, date_fin, caution, id_contrat_loc_client, id_contrat_loc_agence, id_contrat_loc_vehicule, id_contrat_loc_accessoire, id_contrat_loc_penalite) values ('2017/11/14', '2017/11/14', '2017/11/23', '1500.00', 93, 1, 1, 1, 1);" calcext:value-type="string">
            <text:p>insert into contrat_loc (date_contrat, date_debut, date_fin, caution, id_contrat_loc_client, id_contrat_loc_agence, id_contrat_loc_vehicule, id_contrat_loc_accessoire, id_contrat_loc_penalite) values ('2017/11/14', '2017/11/14', '2017/11/23', '1500.00', 93, 1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76" calcext:value-type="float">
            <text:p>476</text:p>
          </table:table-cell>
          <table:table-cell table:style-name="ce4" office:value-type="date" office:date-value="2017-11-14" calcext:value-type="date">
            <text:p>2017-11-14</text:p>
          </table:table-cell>
          <table:table-cell table:style-name="ce5" table:formula="of:=TEXT([.B477];&quot;aaaa/mm/jj&quot;)" office:value-type="string" office:string-value="2017/11/14" calcext:value-type="string">
            <text:p>2017/11/14</text:p>
          </table:table-cell>
          <table:table-cell table:style-name="ce4" office:value-type="date" office:date-value="2017-11-14" calcext:value-type="date">
            <text:p>2017-11-14</text:p>
          </table:table-cell>
          <table:table-cell table:style-name="ce5" table:formula="of:=TEXT([.D477];&quot;aaaa/mm/jj&quot;)" office:value-type="string" office:string-value="2017/11/14" calcext:value-type="string">
            <text:p>2017/11/14</text:p>
          </table:table-cell>
          <table:table-cell table:style-name="ce4" table:formula="of:=[.D477]+[.N477]" office:value-type="date" office:date-value="2017-11-21" calcext:value-type="date">
            <text:p>2017-11-21</text:p>
          </table:table-cell>
          <table:table-cell table:style-name="ce5" table:formula="of:=TEXT([.F477];&quot;aaaa/mm/jj&quot;)" office:value-type="string" office:string-value="2017/11/21" calcext:value-type="string">
            <text:p>2017/11/2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2" calcext:value-type="float">
            <text:p>212</text:p>
          </table:table-cell>
          <table:table-cell table:style-name="ce7" table:formula="of:=RANDBETWEEN(201;250)" office:value-type="float" office:value="218" calcext:value-type="float">
            <text:p>218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4" calcext:value-type="float">
            <text:p>4</text:p>
          </table:table-cell>
          <table:table-cell table:style-name="ce7" table:formula="of:=RANDBETWEEN(2;4)" office:value-type="float" office:value="3" calcext:value-type="float">
            <text:p>3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77];&quot;', '&quot;;[.E477];&quot;', '&quot;;[.G477];&quot;', '&quot;;[.H477];&quot;', &quot;;[.I477];&quot;, &quot;;[.J477];&quot;, &quot;;[.K477];&quot;, &quot;;[.L477];&quot;, &quot;;[.M477];&quot;);&quot;)" office:value-type="string" office:string-value="insert into contrat_loc (date_contrat, date_debut, date_fin, caution, id_contrat_loc_client, id_contrat_loc_agence, id_contrat_loc_vehicule, id_contrat_loc_accessoire, id_contrat_loc_penalite) values ('2017/11/14', '2017/11/14', '2017/11/21', '1500.00', 212, 218, 5, 4, 3);" calcext:value-type="string">
            <text:p>insert into contrat_loc (date_contrat, date_debut, date_fin, caution, id_contrat_loc_client, id_contrat_loc_agence, id_contrat_loc_vehicule, id_contrat_loc_accessoire, id_contrat_loc_penalite) values ('2017/11/14', '2017/11/14', '2017/11/21', '1500.00', 212, 218, 5, 4, 3);</text:p>
          </table:table-cell>
          <table:table-cell table:number-columns-repeated="1009"/>
        </table:table-row>
        <table:table-row table:style-name="ro2">
          <table:table-cell table:style-name="ce2" office:value-type="float" office:value="477" calcext:value-type="float">
            <text:p>477</text:p>
          </table:table-cell>
          <table:table-cell table:style-name="ce4" office:value-type="date" office:date-value="2017-11-15" calcext:value-type="date">
            <text:p>2017-11-15</text:p>
          </table:table-cell>
          <table:table-cell table:style-name="ce5" table:formula="of:=TEXT([.B478];&quot;aaaa/mm/jj&quot;)" office:value-type="string" office:string-value="2017/11/15" calcext:value-type="string">
            <text:p>2017/11/15</text:p>
          </table:table-cell>
          <table:table-cell table:style-name="ce4" office:value-type="date" office:date-value="2017-11-15" calcext:value-type="date">
            <text:p>2017-11-15</text:p>
          </table:table-cell>
          <table:table-cell table:style-name="ce5" table:formula="of:=TEXT([.D478];&quot;aaaa/mm/jj&quot;)" office:value-type="string" office:string-value="2017/11/15" calcext:value-type="string">
            <text:p>2017/11/15</text:p>
          </table:table-cell>
          <table:table-cell table:style-name="ce4" table:formula="of:=[.D478]+[.N478]" office:value-type="date" office:date-value="2017-11-25" calcext:value-type="date">
            <text:p>2017-11-25</text:p>
          </table:table-cell>
          <table:table-cell table:style-name="ce5" table:formula="of:=TEXT([.F478];&quot;aaaa/mm/jj&quot;)" office:value-type="string" office:string-value="2017/11/25" calcext:value-type="string">
            <text:p>2017/11/2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5" calcext:value-type="float">
            <text:p>245</text:p>
          </table:table-cell>
          <table:table-cell table:style-name="ce7" table:formula="of:=RANDBETWEEN(1;50)" office:value-type="float" office:value="22" calcext:value-type="float">
            <text:p>22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78];&quot;', '&quot;;[.E478];&quot;', '&quot;;[.G478];&quot;', '&quot;;[.H478];&quot;', &quot;;[.I478];&quot;, &quot;;[.J478];&quot;, &quot;;[.K478];&quot;, &quot;;[.L478];&quot;, &quot;;[.M478];&quot;);&quot;)" office:value-type="string" office:string-value="insert into contrat_loc (date_contrat, date_debut, date_fin, caution, id_contrat_loc_client, id_contrat_loc_agence, id_contrat_loc_vehicule, id_contrat_loc_accessoire, id_contrat_loc_penalite) values ('2017/11/15', '2017/11/15', '2017/11/25', '1500.00', 245, 22, 1, 1, 1);" calcext:value-type="string">
            <text:p>insert into contrat_loc (date_contrat, date_debut, date_fin, caution, id_contrat_loc_client, id_contrat_loc_agence, id_contrat_loc_vehicule, id_contrat_loc_accessoire, id_contrat_loc_penalite) values ('2017/11/15', '2017/11/15', '2017/11/25', '1500.00', 245, 22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78" calcext:value-type="float">
            <text:p>478</text:p>
          </table:table-cell>
          <table:table-cell table:style-name="ce4" office:value-type="date" office:date-value="2017-11-17" calcext:value-type="date">
            <text:p>2017-11-17</text:p>
          </table:table-cell>
          <table:table-cell table:style-name="ce5" table:formula="of:=TEXT([.B479];&quot;aaaa/mm/jj&quot;)" office:value-type="string" office:string-value="2017/11/17" calcext:value-type="string">
            <text:p>2017/11/17</text:p>
          </table:table-cell>
          <table:table-cell table:style-name="ce4" office:value-type="date" office:date-value="2017-11-17" calcext:value-type="date">
            <text:p>2017-11-17</text:p>
          </table:table-cell>
          <table:table-cell table:style-name="ce5" table:formula="of:=TEXT([.D479];&quot;aaaa/mm/jj&quot;)" office:value-type="string" office:string-value="2017/11/17" calcext:value-type="string">
            <text:p>2017/11/17</text:p>
          </table:table-cell>
          <table:table-cell table:style-name="ce4" table:formula="of:=[.D479]+[.N479]" office:value-type="date" office:date-value="2017-12-01" calcext:value-type="date">
            <text:p>2017-12-01</text:p>
          </table:table-cell>
          <table:table-cell table:style-name="ce5" table:formula="of:=TEXT([.F479];&quot;aaaa/mm/jj&quot;)" office:value-type="string" office:string-value="2017/12/01" calcext:value-type="string">
            <text:p>2017/12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87" calcext:value-type="float">
            <text:p>187</text:p>
          </table:table-cell>
          <table:table-cell table:style-name="ce7" table:formula="of:=RANDBETWEEN(51;100)" office:value-type="float" office:value="79" calcext:value-type="float">
            <text:p>79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79];&quot;', '&quot;;[.E479];&quot;', '&quot;;[.G479];&quot;', '&quot;;[.H479];&quot;', &quot;;[.I479];&quot;, &quot;;[.J479];&quot;, &quot;;[.K479];&quot;, &quot;;[.L479];&quot;, &quot;;[.M479];&quot;);&quot;)" office:value-type="string" office:string-value="insert into contrat_loc (date_contrat, date_debut, date_fin, caution, id_contrat_loc_client, id_contrat_loc_agence, id_contrat_loc_vehicule, id_contrat_loc_accessoire, id_contrat_loc_penalite) values ('2017/11/17', '2017/11/17', '2017/12/01', '1500.00', 187, 79, 2, 1, 1);" calcext:value-type="string">
            <text:p>insert into contrat_loc (date_contrat, date_debut, date_fin, caution, id_contrat_loc_client, id_contrat_loc_agence, id_contrat_loc_vehicule, id_contrat_loc_accessoire, id_contrat_loc_penalite) values ('2017/11/17', '2017/11/17', '2017/12/01', '1500.00', 187, 79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79" calcext:value-type="float">
            <text:p>479</text:p>
          </table:table-cell>
          <table:table-cell table:style-name="ce4" office:value-type="date" office:date-value="2017-11-17" calcext:value-type="date">
            <text:p>2017-11-17</text:p>
          </table:table-cell>
          <table:table-cell table:style-name="ce5" table:formula="of:=TEXT([.B480];&quot;aaaa/mm/jj&quot;)" office:value-type="string" office:string-value="2017/11/17" calcext:value-type="string">
            <text:p>2017/11/17</text:p>
          </table:table-cell>
          <table:table-cell table:style-name="ce4" office:value-type="date" office:date-value="2017-11-17" calcext:value-type="date">
            <text:p>2017-11-17</text:p>
          </table:table-cell>
          <table:table-cell table:style-name="ce5" table:formula="of:=TEXT([.D480];&quot;aaaa/mm/jj&quot;)" office:value-type="string" office:string-value="2017/11/17" calcext:value-type="string">
            <text:p>2017/11/17</text:p>
          </table:table-cell>
          <table:table-cell table:style-name="ce4" table:formula="of:=[.D480]+[.N480]" office:value-type="date" office:date-value="2017-11-26" calcext:value-type="date">
            <text:p>2017-11-26</text:p>
          </table:table-cell>
          <table:table-cell table:style-name="ce5" table:formula="of:=TEXT([.F480];&quot;aaaa/mm/jj&quot;)" office:value-type="string" office:string-value="2017/11/26" calcext:value-type="string">
            <text:p>2017/11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57" calcext:value-type="float">
            <text:p>57</text:p>
          </table:table-cell>
          <table:table-cell table:style-name="ce7" table:formula="of:=RANDBETWEEN(151;200)" office:value-type="float" office:value="163" calcext:value-type="float">
            <text:p>163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2;4)" office:value-type="float" office:value="2" calcext:value-type="float">
            <text:p>2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80];&quot;', '&quot;;[.E480];&quot;', '&quot;;[.G480];&quot;', '&quot;;[.H480];&quot;', &quot;;[.I480];&quot;, &quot;;[.J480];&quot;, &quot;;[.K480];&quot;, &quot;;[.L480];&quot;, &quot;;[.M480];&quot;);&quot;)" office:value-type="string" office:string-value="insert into contrat_loc (date_contrat, date_debut, date_fin, caution, id_contrat_loc_client, id_contrat_loc_agence, id_contrat_loc_vehicule, id_contrat_loc_accessoire, id_contrat_loc_penalite) values ('2017/11/17', '2017/11/17', '2017/11/26', '1500.00', 57, 163, 4, 1, 2);" calcext:value-type="string">
            <text:p>insert into contrat_loc (date_contrat, date_debut, date_fin, caution, id_contrat_loc_client, id_contrat_loc_agence, id_contrat_loc_vehicule, id_contrat_loc_accessoire, id_contrat_loc_penalite) values ('2017/11/17', '2017/11/17', '2017/11/26', '1500.00', 57, 163, 4, 1, 2);</text:p>
          </table:table-cell>
          <table:table-cell table:number-columns-repeated="1009"/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table:style-name="ce4" office:value-type="date" office:date-value="2017-11-18" calcext:value-type="date">
            <text:p>2017-11-18</text:p>
          </table:table-cell>
          <table:table-cell table:style-name="ce5" table:formula="of:=TEXT([.B481];&quot;aaaa/mm/jj&quot;)" office:value-type="string" office:string-value="2017/11/18" calcext:value-type="string">
            <text:p>2017/11/18</text:p>
          </table:table-cell>
          <table:table-cell table:style-name="ce4" office:value-type="date" office:date-value="2017-11-18" calcext:value-type="date">
            <text:p>2017-11-18</text:p>
          </table:table-cell>
          <table:table-cell table:style-name="ce5" table:formula="of:=TEXT([.D481];&quot;aaaa/mm/jj&quot;)" office:value-type="string" office:string-value="2017/11/18" calcext:value-type="string">
            <text:p>2017/11/18</text:p>
          </table:table-cell>
          <table:table-cell table:style-name="ce4" table:formula="of:=[.D481]+[.N481]" office:value-type="date" office:date-value="2017-11-20" calcext:value-type="date">
            <text:p>2017-11-20</text:p>
          </table:table-cell>
          <table:table-cell table:style-name="ce5" table:formula="of:=TEXT([.F481];&quot;aaaa/mm/jj&quot;)" office:value-type="string" office:string-value="2017/11/20" calcext:value-type="string">
            <text:p>2017/11/20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1" calcext:value-type="float">
            <text:p>241</text:p>
          </table:table-cell>
          <table:table-cell table:style-name="ce7" table:formula="of:=RANDBETWEEN(1;50)" office:value-type="float" office:value="33" calcext:value-type="float">
            <text:p>33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81];&quot;', '&quot;;[.E481];&quot;', '&quot;;[.G481];&quot;', '&quot;;[.H481];&quot;', &quot;;[.I481];&quot;, &quot;;[.J481];&quot;, &quot;;[.K481];&quot;, &quot;;[.L481];&quot;, &quot;;[.M481];&quot;);&quot;)" office:value-type="string" office:string-value="insert into contrat_loc (date_contrat, date_debut, date_fin, caution, id_contrat_loc_client, id_contrat_loc_agence, id_contrat_loc_vehicule, id_contrat_loc_accessoire, id_contrat_loc_penalite) values ('2017/11/18', '2017/11/18', '2017/11/20', '1500.00', 241, 33, 1, 1, 1);" calcext:value-type="string">
            <text:p>insert into contrat_loc (date_contrat, date_debut, date_fin, caution, id_contrat_loc_client, id_contrat_loc_agence, id_contrat_loc_vehicule, id_contrat_loc_accessoire, id_contrat_loc_penalite) values ('2017/11/18', '2017/11/18', '2017/11/20', '1500.00', 241, 33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81" calcext:value-type="float">
            <text:p>481</text:p>
          </table:table-cell>
          <table:table-cell table:style-name="ce4" office:value-type="date" office:date-value="2017-11-18" calcext:value-type="date">
            <text:p>2017-11-18</text:p>
          </table:table-cell>
          <table:table-cell table:style-name="ce5" table:formula="of:=TEXT([.B482];&quot;aaaa/mm/jj&quot;)" office:value-type="string" office:string-value="2017/11/18" calcext:value-type="string">
            <text:p>2017/11/18</text:p>
          </table:table-cell>
          <table:table-cell table:style-name="ce4" office:value-type="date" office:date-value="2017-11-18" calcext:value-type="date">
            <text:p>2017-11-18</text:p>
          </table:table-cell>
          <table:table-cell table:style-name="ce5" table:formula="of:=TEXT([.D482];&quot;aaaa/mm/jj&quot;)" office:value-type="string" office:string-value="2017/11/18" calcext:value-type="string">
            <text:p>2017/11/18</text:p>
          </table:table-cell>
          <table:table-cell table:style-name="ce4" table:formula="of:=[.D482]+[.N482]" office:value-type="date" office:date-value="2017-11-22" calcext:value-type="date">
            <text:p>2017-11-22</text:p>
          </table:table-cell>
          <table:table-cell table:style-name="ce5" table:formula="of:=TEXT([.F482];&quot;aaaa/mm/jj&quot;)" office:value-type="string" office:string-value="2017/11/22" calcext:value-type="string">
            <text:p>2017/11/2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5" calcext:value-type="float">
            <text:p>245</text:p>
          </table:table-cell>
          <table:table-cell table:style-name="ce7" table:formula="of:=RANDBETWEEN(51;100)" office:value-type="float" office:value="83" calcext:value-type="float">
            <text:p>83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82];&quot;', '&quot;;[.E482];&quot;', '&quot;;[.G482];&quot;', '&quot;;[.H482];&quot;', &quot;;[.I482];&quot;, &quot;;[.J482];&quot;, &quot;;[.K482];&quot;, &quot;;[.L482];&quot;, &quot;;[.M482];&quot;);&quot;)" office:value-type="string" office:string-value="insert into contrat_loc (date_contrat, date_debut, date_fin, caution, id_contrat_loc_client, id_contrat_loc_agence, id_contrat_loc_vehicule, id_contrat_loc_accessoire, id_contrat_loc_penalite) values ('2017/11/18', '2017/11/18', '2017/11/22', '1500.00', 245, 83, 2, 1, 1);" calcext:value-type="string">
            <text:p>insert into contrat_loc (date_contrat, date_debut, date_fin, caution, id_contrat_loc_client, id_contrat_loc_agence, id_contrat_loc_vehicule, id_contrat_loc_accessoire, id_contrat_loc_penalite) values ('2017/11/18', '2017/11/18', '2017/11/22', '1500.00', 245, 83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82" calcext:value-type="float">
            <text:p>482</text:p>
          </table:table-cell>
          <table:table-cell table:style-name="ce4" office:value-type="date" office:date-value="2017-11-19" calcext:value-type="date">
            <text:p>2017-11-19</text:p>
          </table:table-cell>
          <table:table-cell table:style-name="ce5" table:formula="of:=TEXT([.B483];&quot;aaaa/mm/jj&quot;)" office:value-type="string" office:string-value="2017/11/19" calcext:value-type="string">
            <text:p>2017/11/19</text:p>
          </table:table-cell>
          <table:table-cell table:style-name="ce4" office:value-type="date" office:date-value="2017-11-19" calcext:value-type="date">
            <text:p>2017-11-19</text:p>
          </table:table-cell>
          <table:table-cell table:style-name="ce5" table:formula="of:=TEXT([.D483];&quot;aaaa/mm/jj&quot;)" office:value-type="string" office:string-value="2017/11/19" calcext:value-type="string">
            <text:p>2017/11/19</text:p>
          </table:table-cell>
          <table:table-cell table:style-name="ce4" table:formula="of:=[.D483]+[.N483]" office:value-type="date" office:date-value="2017-11-29" calcext:value-type="date">
            <text:p>2017-11-29</text:p>
          </table:table-cell>
          <table:table-cell table:style-name="ce5" table:formula="of:=TEXT([.F483];&quot;aaaa/mm/jj&quot;)" office:value-type="string" office:string-value="2017/11/29" calcext:value-type="string">
            <text:p>2017/11/2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8" calcext:value-type="float">
            <text:p>178</text:p>
          </table:table-cell>
          <table:table-cell table:style-name="ce7" table:formula="of:=RANDBETWEEN(101;150)" office:value-type="float" office:value="105" calcext:value-type="float">
            <text:p>105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83];&quot;', '&quot;;[.E483];&quot;', '&quot;;[.G483];&quot;', '&quot;;[.H483];&quot;', &quot;;[.I483];&quot;, &quot;;[.J483];&quot;, &quot;;[.K483];&quot;, &quot;;[.L483];&quot;, &quot;;[.M483];&quot;);&quot;)" office:value-type="string" office:string-value="insert into contrat_loc (date_contrat, date_debut, date_fin, caution, id_contrat_loc_client, id_contrat_loc_agence, id_contrat_loc_vehicule, id_contrat_loc_accessoire, id_contrat_loc_penalite) values ('2017/11/19', '2017/11/19', '2017/11/29', '1500.00', 178, 105, 3, 1, 1);" calcext:value-type="string">
            <text:p>insert into contrat_loc (date_contrat, date_debut, date_fin, caution, id_contrat_loc_client, id_contrat_loc_agence, id_contrat_loc_vehicule, id_contrat_loc_accessoire, id_contrat_loc_penalite) values ('2017/11/19', '2017/11/19', '2017/11/29', '1500.00', 178, 105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83" calcext:value-type="float">
            <text:p>483</text:p>
          </table:table-cell>
          <table:table-cell table:style-name="ce4" office:value-type="date" office:date-value="2017-11-20" calcext:value-type="date">
            <text:p>2017-11-20</text:p>
          </table:table-cell>
          <table:table-cell table:style-name="ce5" table:formula="of:=TEXT([.B484];&quot;aaaa/mm/jj&quot;)" office:value-type="string" office:string-value="2017/11/20" calcext:value-type="string">
            <text:p>2017/11/20</text:p>
          </table:table-cell>
          <table:table-cell table:style-name="ce4" office:value-type="date" office:date-value="2017-11-20" calcext:value-type="date">
            <text:p>2017-11-20</text:p>
          </table:table-cell>
          <table:table-cell table:style-name="ce5" table:formula="of:=TEXT([.D484];&quot;aaaa/mm/jj&quot;)" office:value-type="string" office:string-value="2017/11/20" calcext:value-type="string">
            <text:p>2017/11/20</text:p>
          </table:table-cell>
          <table:table-cell table:style-name="ce4" table:formula="of:=[.D484]+[.N484]" office:value-type="date" office:date-value="2017-12-05" calcext:value-type="date">
            <text:p>2017-12-05</text:p>
          </table:table-cell>
          <table:table-cell table:style-name="ce5" table:formula="of:=TEXT([.F484];&quot;aaaa/mm/jj&quot;)" office:value-type="string" office:string-value="2017/12/05" calcext:value-type="string">
            <text:p>2017/12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3" calcext:value-type="float">
            <text:p>193</text:p>
          </table:table-cell>
          <table:table-cell table:style-name="ce7" table:formula="of:=RANDBETWEEN(101;150)" office:value-type="float" office:value="135" calcext:value-type="float">
            <text:p>135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84];&quot;', '&quot;;[.E484];&quot;', '&quot;;[.G484];&quot;', '&quot;;[.H484];&quot;', &quot;;[.I484];&quot;, &quot;;[.J484];&quot;, &quot;;[.K484];&quot;, &quot;;[.L484];&quot;, &quot;;[.M484];&quot;);&quot;)" office:value-type="string" office:string-value="insert into contrat_loc (date_contrat, date_debut, date_fin, caution, id_contrat_loc_client, id_contrat_loc_agence, id_contrat_loc_vehicule, id_contrat_loc_accessoire, id_contrat_loc_penalite) values ('2017/11/20', '2017/11/20', '2017/12/05', '1500.00', 193, 135, 3, 5, 1);" calcext:value-type="string">
            <text:p>insert into contrat_loc (date_contrat, date_debut, date_fin, caution, id_contrat_loc_client, id_contrat_loc_agence, id_contrat_loc_vehicule, id_contrat_loc_accessoire, id_contrat_loc_penalite) values ('2017/11/20', '2017/11/20', '2017/12/05', '1500.00', 193, 135, 3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84" calcext:value-type="float">
            <text:p>484</text:p>
          </table:table-cell>
          <table:table-cell table:style-name="ce4" office:value-type="date" office:date-value="2017-11-20" calcext:value-type="date">
            <text:p>2017-11-20</text:p>
          </table:table-cell>
          <table:table-cell table:style-name="ce5" table:formula="of:=TEXT([.B485];&quot;aaaa/mm/jj&quot;)" office:value-type="string" office:string-value="2017/11/20" calcext:value-type="string">
            <text:p>2017/11/20</text:p>
          </table:table-cell>
          <table:table-cell table:style-name="ce4" office:value-type="date" office:date-value="2017-11-20" calcext:value-type="date">
            <text:p>2017-11-20</text:p>
          </table:table-cell>
          <table:table-cell table:style-name="ce5" table:formula="of:=TEXT([.D485];&quot;aaaa/mm/jj&quot;)" office:value-type="string" office:string-value="2017/11/20" calcext:value-type="string">
            <text:p>2017/11/20</text:p>
          </table:table-cell>
          <table:table-cell table:style-name="ce4" table:formula="of:=[.D485]+[.N485]" office:value-type="date" office:date-value="2017-11-28" calcext:value-type="date">
            <text:p>2017-11-28</text:p>
          </table:table-cell>
          <table:table-cell table:style-name="ce5" table:formula="of:=TEXT([.F485];&quot;aaaa/mm/jj&quot;)" office:value-type="string" office:string-value="2017/11/28" calcext:value-type="string">
            <text:p>2017/11/28</text:p>
          </table:table-cell>
          <table:table-cell table:style-name="ce6" office:value-type="string" calcext:value-type="string">
            <text:p>1500.00</text:p>
          </table:table-cell>
          <table:table-cell table:style-name="ce7" office:value-type="float" office:value="92" calcext:value-type="float">
            <text:p>92</text:p>
          </table:table-cell>
          <table:table-cell table:style-name="ce7" table:formula="of:=RANDBETWEEN(51;100)" office:value-type="float" office:value="70" calcext:value-type="float">
            <text:p>70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85];&quot;', '&quot;;[.E485];&quot;', '&quot;;[.G485];&quot;', '&quot;;[.H485];&quot;', &quot;;[.I485];&quot;, &quot;;[.J485];&quot;, &quot;;[.K485];&quot;, &quot;;[.L485];&quot;, &quot;;[.M485];&quot;);&quot;)" office:value-type="string" office:string-value="insert into contrat_loc (date_contrat, date_debut, date_fin, caution, id_contrat_loc_client, id_contrat_loc_agence, id_contrat_loc_vehicule, id_contrat_loc_accessoire, id_contrat_loc_penalite) values ('2017/11/20', '2017/11/20', '2017/11/28', '1500.00', 92, 70, 2, 7, 1);" calcext:value-type="string">
            <text:p>insert into contrat_loc (date_contrat, date_debut, date_fin, caution, id_contrat_loc_client, id_contrat_loc_agence, id_contrat_loc_vehicule, id_contrat_loc_accessoire, id_contrat_loc_penalite) values ('2017/11/20', '2017/11/20', '2017/11/28', '1500.00', 92, 70, 2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85" calcext:value-type="float">
            <text:p>485</text:p>
          </table:table-cell>
          <table:table-cell table:style-name="ce4" office:value-type="date" office:date-value="2017-11-21" calcext:value-type="date">
            <text:p>2017-11-21</text:p>
          </table:table-cell>
          <table:table-cell table:style-name="ce5" table:formula="of:=TEXT([.B486];&quot;aaaa/mm/jj&quot;)" office:value-type="string" office:string-value="2017/11/21" calcext:value-type="string">
            <text:p>2017/11/21</text:p>
          </table:table-cell>
          <table:table-cell table:style-name="ce4" office:value-type="date" office:date-value="2017-11-21" calcext:value-type="date">
            <text:p>2017-11-21</text:p>
          </table:table-cell>
          <table:table-cell table:style-name="ce5" table:formula="of:=TEXT([.D486];&quot;aaaa/mm/jj&quot;)" office:value-type="string" office:string-value="2017/11/21" calcext:value-type="string">
            <text:p>2017/11/21</text:p>
          </table:table-cell>
          <table:table-cell table:style-name="ce4" table:formula="of:=[.D486]+[.N486]" office:value-type="date" office:date-value="2017-12-01" calcext:value-type="date">
            <text:p>2017-12-01</text:p>
          </table:table-cell>
          <table:table-cell table:style-name="ce5" table:formula="of:=TEXT([.F486];&quot;aaaa/mm/jj&quot;)" office:value-type="string" office:string-value="2017/12/01" calcext:value-type="string">
            <text:p>2017/12/0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34" calcext:value-type="float">
            <text:p>234</text:p>
          </table:table-cell>
          <table:table-cell table:style-name="ce7" table:formula="of:=RANDBETWEEN(1;50)" office:value-type="float" office:value="24" calcext:value-type="float">
            <text:p>2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2;7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86];&quot;', '&quot;;[.E486];&quot;', '&quot;;[.G486];&quot;', '&quot;;[.H486];&quot;', &quot;;[.I486];&quot;, &quot;;[.J486];&quot;, &quot;;[.K486];&quot;, &quot;;[.L486];&quot;, &quot;;[.M486];&quot;);&quot;)" office:value-type="string" office:string-value="insert into contrat_loc (date_contrat, date_debut, date_fin, caution, id_contrat_loc_client, id_contrat_loc_agence, id_contrat_loc_vehicule, id_contrat_loc_accessoire, id_contrat_loc_penalite) values ('2017/11/21', '2017/11/21', '2017/12/01', '1500.00', 234, 24, 1, 2, 1);" calcext:value-type="string">
            <text:p>insert into contrat_loc (date_contrat, date_debut, date_fin, caution, id_contrat_loc_client, id_contrat_loc_agence, id_contrat_loc_vehicule, id_contrat_loc_accessoire, id_contrat_loc_penalite) values ('2017/11/21', '2017/11/21', '2017/12/01', '1500.00', 234, 24, 1, 2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86" calcext:value-type="float">
            <text:p>486</text:p>
          </table:table-cell>
          <table:table-cell table:style-name="ce4" office:value-type="date" office:date-value="2017-11-21" calcext:value-type="date">
            <text:p>2017-11-21</text:p>
          </table:table-cell>
          <table:table-cell table:style-name="ce5" table:formula="of:=TEXT([.B487];&quot;aaaa/mm/jj&quot;)" office:value-type="string" office:string-value="2017/11/21" calcext:value-type="string">
            <text:p>2017/11/21</text:p>
          </table:table-cell>
          <table:table-cell table:style-name="ce4" office:value-type="date" office:date-value="2017-11-21" calcext:value-type="date">
            <text:p>2017-11-21</text:p>
          </table:table-cell>
          <table:table-cell table:style-name="ce5" table:formula="of:=TEXT([.D487];&quot;aaaa/mm/jj&quot;)" office:value-type="string" office:string-value="2017/11/21" calcext:value-type="string">
            <text:p>2017/11/21</text:p>
          </table:table-cell>
          <table:table-cell table:style-name="ce4" table:formula="of:=[.D487]+[.N487]" office:value-type="date" office:date-value="2017-11-26" calcext:value-type="date">
            <text:p>2017-11-26</text:p>
          </table:table-cell>
          <table:table-cell table:style-name="ce5" table:formula="of:=TEXT([.F487];&quot;aaaa/mm/jj&quot;)" office:value-type="string" office:string-value="2017/11/26" calcext:value-type="string">
            <text:p>2017/11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3" calcext:value-type="float">
            <text:p>123</text:p>
          </table:table-cell>
          <table:table-cell table:style-name="ce7" table:formula="of:=RANDBETWEEN(51;100)" office:value-type="float" office:value="94" calcext:value-type="float">
            <text:p>94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87];&quot;', '&quot;;[.E487];&quot;', '&quot;;[.G487];&quot;', '&quot;;[.H487];&quot;', &quot;;[.I487];&quot;, &quot;;[.J487];&quot;, &quot;;[.K487];&quot;, &quot;;[.L487];&quot;, &quot;;[.M487];&quot;);&quot;)" office:value-type="string" office:string-value="insert into contrat_loc (date_contrat, date_debut, date_fin, caution, id_contrat_loc_client, id_contrat_loc_agence, id_contrat_loc_vehicule, id_contrat_loc_accessoire, id_contrat_loc_penalite) values ('2017/11/21', '2017/11/21', '2017/11/26', '1500.00', 123, 94, 2, 6, 1);" calcext:value-type="string">
            <text:p>insert into contrat_loc (date_contrat, date_debut, date_fin, caution, id_contrat_loc_client, id_contrat_loc_agence, id_contrat_loc_vehicule, id_contrat_loc_accessoire, id_contrat_loc_penalite) values ('2017/11/21', '2017/11/21', '2017/11/26', '1500.00', 123, 94, 2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87" calcext:value-type="float">
            <text:p>487</text:p>
          </table:table-cell>
          <table:table-cell table:style-name="ce4" office:value-type="date" office:date-value="2017-11-22" calcext:value-type="date">
            <text:p>2017-11-22</text:p>
          </table:table-cell>
          <table:table-cell table:style-name="ce5" table:formula="of:=TEXT([.B488];&quot;aaaa/mm/jj&quot;)" office:value-type="string" office:string-value="2017/11/22" calcext:value-type="string">
            <text:p>2017/11/22</text:p>
          </table:table-cell>
          <table:table-cell table:style-name="ce4" office:value-type="date" office:date-value="2017-11-22" calcext:value-type="date">
            <text:p>2017-11-22</text:p>
          </table:table-cell>
          <table:table-cell table:style-name="ce5" table:formula="of:=TEXT([.D488];&quot;aaaa/mm/jj&quot;)" office:value-type="string" office:string-value="2017/11/22" calcext:value-type="string">
            <text:p>2017/11/22</text:p>
          </table:table-cell>
          <table:table-cell table:style-name="ce4" table:formula="of:=[.D488]+[.N488]" office:value-type="date" office:date-value="2017-12-04" calcext:value-type="date">
            <text:p>2017-12-04</text:p>
          </table:table-cell>
          <table:table-cell table:style-name="ce5" table:formula="of:=TEXT([.F488];&quot;aaaa/mm/jj&quot;)" office:value-type="string" office:string-value="2017/12/04" calcext:value-type="string">
            <text:p>2017/12/04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" calcext:value-type="float">
            <text:p>8</text:p>
          </table:table-cell>
          <table:table-cell table:style-name="ce7" table:formula="of:=RANDBETWEEN(1;50)" office:value-type="float" office:value="9" calcext:value-type="float">
            <text:p>9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88];&quot;', '&quot;;[.E488];&quot;', '&quot;;[.G488];&quot;', '&quot;;[.H488];&quot;', &quot;;[.I488];&quot;, &quot;;[.J488];&quot;, &quot;;[.K488];&quot;, &quot;;[.L488];&quot;, &quot;;[.M488];&quot;);&quot;)" office:value-type="string" office:string-value="insert into contrat_loc (date_contrat, date_debut, date_fin, caution, id_contrat_loc_client, id_contrat_loc_agence, id_contrat_loc_vehicule, id_contrat_loc_accessoire, id_contrat_loc_penalite) values ('2017/11/22', '2017/11/22', '2017/12/04', '1500.00', 8, 9, 1, 1, 1);" calcext:value-type="string">
            <text:p>insert into contrat_loc (date_contrat, date_debut, date_fin, caution, id_contrat_loc_client, id_contrat_loc_agence, id_contrat_loc_vehicule, id_contrat_loc_accessoire, id_contrat_loc_penalite) values ('2017/11/22', '2017/11/22', '2017/12/04', '1500.00', 8, 9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88" calcext:value-type="float">
            <text:p>488</text:p>
          </table:table-cell>
          <table:table-cell table:style-name="ce4" office:value-type="date" office:date-value="2017-11-24" calcext:value-type="date">
            <text:p>2017-11-24</text:p>
          </table:table-cell>
          <table:table-cell table:style-name="ce5" table:formula="of:=TEXT([.B489];&quot;aaaa/mm/jj&quot;)" office:value-type="string" office:string-value="2017/11/24" calcext:value-type="string">
            <text:p>2017/11/24</text:p>
          </table:table-cell>
          <table:table-cell table:style-name="ce4" office:value-type="date" office:date-value="2017-11-24" calcext:value-type="date">
            <text:p>2017-11-24</text:p>
          </table:table-cell>
          <table:table-cell table:style-name="ce5" table:formula="of:=TEXT([.D489];&quot;aaaa/mm/jj&quot;)" office:value-type="string" office:string-value="2017/11/24" calcext:value-type="string">
            <text:p>2017/11/24</text:p>
          </table:table-cell>
          <table:table-cell table:style-name="ce4" table:formula="of:=[.D489]+[.N489]" office:value-type="date" office:date-value="2017-12-09" calcext:value-type="date">
            <text:p>2017-12-09</text:p>
          </table:table-cell>
          <table:table-cell table:style-name="ce5" table:formula="of:=TEXT([.F489];&quot;aaaa/mm/jj&quot;)" office:value-type="string" office:string-value="2017/12/09" calcext:value-type="string">
            <text:p>2017/12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6" calcext:value-type="float">
            <text:p>176</text:p>
          </table:table-cell>
          <table:table-cell table:style-name="ce7" table:formula="of:=RANDBETWEEN(201;250)" office:value-type="float" office:value="233" calcext:value-type="float">
            <text:p>233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89];&quot;', '&quot;;[.E489];&quot;', '&quot;;[.G489];&quot;', '&quot;;[.H489];&quot;', &quot;;[.I489];&quot;, &quot;;[.J489];&quot;, &quot;;[.K489];&quot;, &quot;;[.L489];&quot;, &quot;;[.M489];&quot;);&quot;)" office:value-type="string" office:string-value="insert into contrat_loc (date_contrat, date_debut, date_fin, caution, id_contrat_loc_client, id_contrat_loc_agence, id_contrat_loc_vehicule, id_contrat_loc_accessoire, id_contrat_loc_penalite) values ('2017/11/24', '2017/11/24', '2017/12/09', '1500.00', 176, 233, 5, 1, 1);" calcext:value-type="string">
            <text:p>insert into contrat_loc (date_contrat, date_debut, date_fin, caution, id_contrat_loc_client, id_contrat_loc_agence, id_contrat_loc_vehicule, id_contrat_loc_accessoire, id_contrat_loc_penalite) values ('2017/11/24', '2017/11/24', '2017/12/09', '1500.00', 176, 233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89" calcext:value-type="float">
            <text:p>489</text:p>
          </table:table-cell>
          <table:table-cell table:style-name="ce4" office:value-type="date" office:date-value="2017-11-24" calcext:value-type="date">
            <text:p>2017-11-24</text:p>
          </table:table-cell>
          <table:table-cell table:style-name="ce5" table:formula="of:=TEXT([.B490];&quot;aaaa/mm/jj&quot;)" office:value-type="string" office:string-value="2017/11/24" calcext:value-type="string">
            <text:p>2017/11/24</text:p>
          </table:table-cell>
          <table:table-cell table:style-name="ce4" office:value-type="date" office:date-value="2017-11-24" calcext:value-type="date">
            <text:p>2017-11-24</text:p>
          </table:table-cell>
          <table:table-cell table:style-name="ce5" table:formula="of:=TEXT([.D490];&quot;aaaa/mm/jj&quot;)" office:value-type="string" office:string-value="2017/11/24" calcext:value-type="string">
            <text:p>2017/11/24</text:p>
          </table:table-cell>
          <table:table-cell table:style-name="ce4" table:formula="of:=[.D490]+[.N490]" office:value-type="date" office:date-value="2017-12-09" calcext:value-type="date">
            <text:p>2017-12-09</text:p>
          </table:table-cell>
          <table:table-cell table:style-name="ce5" table:formula="of:=TEXT([.F490];&quot;aaaa/mm/jj&quot;)" office:value-type="string" office:string-value="2017/12/09" calcext:value-type="string">
            <text:p>2017/12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49" calcext:value-type="float">
            <text:p>249</text:p>
          </table:table-cell>
          <table:table-cell table:style-name="ce7" table:formula="of:=RANDBETWEEN(101;150)" office:value-type="float" office:value="103" calcext:value-type="float">
            <text:p>103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2;7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90];&quot;', '&quot;;[.E490];&quot;', '&quot;;[.G490];&quot;', '&quot;;[.H490];&quot;', &quot;;[.I490];&quot;, &quot;;[.J490];&quot;, &quot;;[.K490];&quot;, &quot;;[.L490];&quot;, &quot;;[.M490];&quot;);&quot;)" office:value-type="string" office:string-value="insert into contrat_loc (date_contrat, date_debut, date_fin, caution, id_contrat_loc_client, id_contrat_loc_agence, id_contrat_loc_vehicule, id_contrat_loc_accessoire, id_contrat_loc_penalite) values ('2017/11/24', '2017/11/24', '2017/12/09', '1500.00', 249, 103, 3, 5, 1);" calcext:value-type="string">
            <text:p>insert into contrat_loc (date_contrat, date_debut, date_fin, caution, id_contrat_loc_client, id_contrat_loc_agence, id_contrat_loc_vehicule, id_contrat_loc_accessoire, id_contrat_loc_penalite) values ('2017/11/24', '2017/11/24', '2017/12/09', '1500.00', 249, 103, 3, 5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90" calcext:value-type="float">
            <text:p>490</text:p>
          </table:table-cell>
          <table:table-cell table:style-name="ce4" office:value-type="date" office:date-value="2017-11-25" calcext:value-type="date">
            <text:p>2017-11-25</text:p>
          </table:table-cell>
          <table:table-cell table:style-name="ce5" table:formula="of:=TEXT([.B491];&quot;aaaa/mm/jj&quot;)" office:value-type="string" office:string-value="2017/11/25" calcext:value-type="string">
            <text:p>2017/11/25</text:p>
          </table:table-cell>
          <table:table-cell table:style-name="ce4" office:value-type="date" office:date-value="2017-11-25" calcext:value-type="date">
            <text:p>2017-11-25</text:p>
          </table:table-cell>
          <table:table-cell table:style-name="ce5" table:formula="of:=TEXT([.D491];&quot;aaaa/mm/jj&quot;)" office:value-type="string" office:string-value="2017/11/25" calcext:value-type="string">
            <text:p>2017/11/25</text:p>
          </table:table-cell>
          <table:table-cell table:style-name="ce4" table:formula="of:=[.D491]+[.N491]" office:value-type="date" office:date-value="2017-11-26" calcext:value-type="date">
            <text:p>2017-11-26</text:p>
          </table:table-cell>
          <table:table-cell table:style-name="ce5" table:formula="of:=TEXT([.F491];&quot;aaaa/mm/jj&quot;)" office:value-type="string" office:string-value="2017/11/26" calcext:value-type="string">
            <text:p>2017/11/26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3" calcext:value-type="float">
            <text:p>123</text:p>
          </table:table-cell>
          <table:table-cell table:style-name="ce7" table:formula="of:=RANDBETWEEN(101;150)" office:value-type="float" office:value="104" calcext:value-type="float">
            <text:p>104</text:p>
          </table:table-cell>
          <table:table-cell table:style-name="ce7" table:formula="of:=RANDBETWEEN(1;5)" office:value-type="float" office:value="3" calcext:value-type="float">
            <text:p>3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5" calcext:value-type="float">
            <text:p>15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91];&quot;', '&quot;;[.E491];&quot;', '&quot;;[.G491];&quot;', '&quot;;[.H491];&quot;', &quot;;[.I491];&quot;, &quot;;[.J491];&quot;, &quot;;[.K491];&quot;, &quot;;[.L491];&quot;, &quot;;[.M491];&quot;);&quot;)" office:value-type="string" office:string-value="insert into contrat_loc (date_contrat, date_debut, date_fin, caution, id_contrat_loc_client, id_contrat_loc_agence, id_contrat_loc_vehicule, id_contrat_loc_accessoire, id_contrat_loc_penalite) values ('2017/11/25', '2017/11/25', '2017/11/26', '1500.00', 123, 104, 3, 1, 1);" calcext:value-type="string">
            <text:p>insert into contrat_loc (date_contrat, date_debut, date_fin, caution, id_contrat_loc_client, id_contrat_loc_agence, id_contrat_loc_vehicule, id_contrat_loc_accessoire, id_contrat_loc_penalite) values ('2017/11/25', '2017/11/25', '2017/11/26', '1500.00', 123, 104, 3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91" calcext:value-type="float">
            <text:p>491</text:p>
          </table:table-cell>
          <table:table-cell table:style-name="ce4" office:value-type="date" office:date-value="2017-11-27" calcext:value-type="date">
            <text:p>2017-11-27</text:p>
          </table:table-cell>
          <table:table-cell table:style-name="ce5" table:formula="of:=TEXT([.B492];&quot;aaaa/mm/jj&quot;)" office:value-type="string" office:string-value="2017/11/27" calcext:value-type="string">
            <text:p>2017/11/27</text:p>
          </table:table-cell>
          <table:table-cell table:style-name="ce4" office:value-type="date" office:date-value="2017-11-27" calcext:value-type="date">
            <text:p>2017-11-27</text:p>
          </table:table-cell>
          <table:table-cell table:style-name="ce5" table:formula="of:=TEXT([.D492];&quot;aaaa/mm/jj&quot;)" office:value-type="string" office:string-value="2017/11/27" calcext:value-type="string">
            <text:p>2017/11/27</text:p>
          </table:table-cell>
          <table:table-cell table:style-name="ce4" table:formula="of:=[.D492]+[.N492]" office:value-type="date" office:date-value="2017-12-11" calcext:value-type="date">
            <text:p>2017-12-11</text:p>
          </table:table-cell>
          <table:table-cell table:style-name="ce5" table:formula="of:=TEXT([.F492];&quot;aaaa/mm/jj&quot;)" office:value-type="string" office:string-value="2017/12/11" calcext:value-type="string">
            <text:p>2017/12/11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3" calcext:value-type="float">
            <text:p>173</text:p>
          </table:table-cell>
          <table:table-cell table:style-name="ce7" table:formula="of:=RANDBETWEEN(151;200)" office:value-type="float" office:value="161" calcext:value-type="float">
            <text:p>161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3" calcext:value-type="float">
            <text:p>3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92];&quot;', '&quot;;[.E492];&quot;', '&quot;;[.G492];&quot;', '&quot;;[.H492];&quot;', &quot;;[.I492];&quot;, &quot;;[.J492];&quot;, &quot;;[.K492];&quot;, &quot;;[.L492];&quot;, &quot;;[.M492];&quot;);&quot;)" office:value-type="string" office:string-value="insert into contrat_loc (date_contrat, date_debut, date_fin, caution, id_contrat_loc_client, id_contrat_loc_agence, id_contrat_loc_vehicule, id_contrat_loc_accessoire, id_contrat_loc_penalite) values ('2017/11/27', '2017/11/27', '2017/12/11', '1500.00', 173, 161, 4, 1, 1);" calcext:value-type="string">
            <text:p>insert into contrat_loc (date_contrat, date_debut, date_fin, caution, id_contrat_loc_client, id_contrat_loc_agence, id_contrat_loc_vehicule, id_contrat_loc_accessoire, id_contrat_loc_penalite) values ('2017/11/27', '2017/11/27', '2017/12/11', '1500.00', 173, 161, 4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92" calcext:value-type="float">
            <text:p>492</text:p>
          </table:table-cell>
          <table:table-cell table:style-name="ce4" office:value-type="date" office:date-value="2017-11-28" calcext:value-type="date">
            <text:p>2017-11-28</text:p>
          </table:table-cell>
          <table:table-cell table:style-name="ce5" table:formula="of:=TEXT([.B493];&quot;aaaa/mm/jj&quot;)" office:value-type="string" office:string-value="2017/11/28" calcext:value-type="string">
            <text:p>2017/11/28</text:p>
          </table:table-cell>
          <table:table-cell table:style-name="ce4" office:value-type="date" office:date-value="2017-11-28" calcext:value-type="date">
            <text:p>2017-11-28</text:p>
          </table:table-cell>
          <table:table-cell table:style-name="ce5" table:formula="of:=TEXT([.D493];&quot;aaaa/mm/jj&quot;)" office:value-type="string" office:string-value="2017/11/28" calcext:value-type="string">
            <text:p>2017/11/28</text:p>
          </table:table-cell>
          <table:table-cell table:style-name="ce4" table:formula="of:=[.D493]+[.N493]" office:value-type="date" office:date-value="2017-12-07" calcext:value-type="date">
            <text:p>2017-12-07</text:p>
          </table:table-cell>
          <table:table-cell table:style-name="ce5" table:formula="of:=TEXT([.F493];&quot;aaaa/mm/jj&quot;)" office:value-type="string" office:string-value="2017/12/07" calcext:value-type="string">
            <text:p>2017/12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93" calcext:value-type="float">
            <text:p>193</text:p>
          </table:table-cell>
          <table:table-cell table:style-name="ce7" table:formula="of:=RANDBETWEEN(1;50)" office:value-type="float" office:value="24" calcext:value-type="float">
            <text:p>24</text:p>
          </table:table-cell>
          <table:table-cell table:style-name="ce7" table:formula="of:=RANDBETWEEN(1;5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93];&quot;', '&quot;;[.E493];&quot;', '&quot;;[.G493];&quot;', '&quot;;[.H493];&quot;', &quot;;[.I493];&quot;, &quot;;[.J493];&quot;, &quot;;[.K493];&quot;, &quot;;[.L493];&quot;, &quot;;[.M493];&quot;);&quot;)" office:value-type="string" office:string-value="insert into contrat_loc (date_contrat, date_debut, date_fin, caution, id_contrat_loc_client, id_contrat_loc_agence, id_contrat_loc_vehicule, id_contrat_loc_accessoire, id_contrat_loc_penalite) values ('2017/11/28', '2017/11/28', '2017/12/07', '1500.00', 193, 24, 1, 1, 1);" calcext:value-type="string">
            <text:p>insert into contrat_loc (date_contrat, date_debut, date_fin, caution, id_contrat_loc_client, id_contrat_loc_agence, id_contrat_loc_vehicule, id_contrat_loc_accessoire, id_contrat_loc_penalite) values ('2017/11/28', '2017/11/28', '2017/12/07', '1500.00', 193, 24, 1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93" calcext:value-type="float">
            <text:p>493</text:p>
          </table:table-cell>
          <table:table-cell table:style-name="ce4" office:value-type="date" office:date-value="2017-11-28" calcext:value-type="date">
            <text:p>2017-11-28</text:p>
          </table:table-cell>
          <table:table-cell table:style-name="ce5" table:formula="of:=TEXT([.B494];&quot;aaaa/mm/jj&quot;)" office:value-type="string" office:string-value="2017/11/28" calcext:value-type="string">
            <text:p>2017/11/28</text:p>
          </table:table-cell>
          <table:table-cell table:style-name="ce4" office:value-type="date" office:date-value="2017-11-28" calcext:value-type="date">
            <text:p>2017-11-28</text:p>
          </table:table-cell>
          <table:table-cell table:style-name="ce5" table:formula="of:=TEXT([.D494];&quot;aaaa/mm/jj&quot;)" office:value-type="string" office:string-value="2017/11/28" calcext:value-type="string">
            <text:p>2017/11/28</text:p>
          </table:table-cell>
          <table:table-cell table:style-name="ce4" table:formula="of:=[.D494]+[.N494]" office:value-type="date" office:date-value="2017-12-09" calcext:value-type="date">
            <text:p>2017-12-09</text:p>
          </table:table-cell>
          <table:table-cell table:style-name="ce5" table:formula="of:=TEXT([.F494];&quot;aaaa/mm/jj&quot;)" office:value-type="string" office:string-value="2017/12/09" calcext:value-type="string">
            <text:p>2017/12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00" calcext:value-type="float">
            <text:p>200</text:p>
          </table:table-cell>
          <table:table-cell table:style-name="ce7" table:formula="of:=RANDBETWEEN(51;100)" office:value-type="float" office:value="76" calcext:value-type="float">
            <text:p>76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11" calcext:value-type="float">
            <text:p>11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94];&quot;', '&quot;;[.E494];&quot;', '&quot;;[.G494];&quot;', '&quot;;[.H494];&quot;', &quot;;[.I494];&quot;, &quot;;[.J494];&quot;, &quot;;[.K494];&quot;, &quot;;[.L494];&quot;, &quot;;[.M494];&quot;);&quot;)" office:value-type="string" office:string-value="insert into contrat_loc (date_contrat, date_debut, date_fin, caution, id_contrat_loc_client, id_contrat_loc_agence, id_contrat_loc_vehicule, id_contrat_loc_accessoire, id_contrat_loc_penalite) values ('2017/11/28', '2017/11/28', '2017/12/09', '1500.00', 200, 76, 2, 1, 1);" calcext:value-type="string">
            <text:p>insert into contrat_loc (date_contrat, date_debut, date_fin, caution, id_contrat_loc_client, id_contrat_loc_agence, id_contrat_loc_vehicule, id_contrat_loc_accessoire, id_contrat_loc_penalite) values ('2017/11/28', '2017/11/28', '2017/12/09', '1500.00', 200, 76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94" calcext:value-type="float">
            <text:p>494</text:p>
          </table:table-cell>
          <table:table-cell table:style-name="ce4" office:value-type="date" office:date-value="2017-11-28" calcext:value-type="date">
            <text:p>2017-11-28</text:p>
          </table:table-cell>
          <table:table-cell table:style-name="ce5" table:formula="of:=TEXT([.B495];&quot;aaaa/mm/jj&quot;)" office:value-type="string" office:string-value="2017/11/28" calcext:value-type="string">
            <text:p>2017/11/28</text:p>
          </table:table-cell>
          <table:table-cell table:style-name="ce4" office:value-type="date" office:date-value="2017-11-28" calcext:value-type="date">
            <text:p>2017-11-28</text:p>
          </table:table-cell>
          <table:table-cell table:style-name="ce5" table:formula="of:=TEXT([.D495];&quot;aaaa/mm/jj&quot;)" office:value-type="string" office:string-value="2017/11/28" calcext:value-type="string">
            <text:p>2017/11/28</text:p>
          </table:table-cell>
          <table:table-cell table:style-name="ce4" table:formula="of:=[.D495]+[.N495]" office:value-type="date" office:date-value="2017-12-02" calcext:value-type="date">
            <text:p>2017-12-02</text:p>
          </table:table-cell>
          <table:table-cell table:style-name="ce5" table:formula="of:=TEXT([.F495];&quot;aaaa/mm/jj&quot;)" office:value-type="string" office:string-value="2017/12/02" calcext:value-type="string">
            <text:p>2017/12/02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89" calcext:value-type="float">
            <text:p>89</text:p>
          </table:table-cell>
          <table:table-cell table:style-name="ce7" table:formula="of:=RANDBETWEEN(201;250)" office:value-type="float" office:value="220" calcext:value-type="float">
            <text:p>220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2;7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95];&quot;', '&quot;;[.E495];&quot;', '&quot;;[.G495];&quot;', '&quot;;[.H495];&quot;', &quot;;[.I495];&quot;, &quot;;[.J495];&quot;, &quot;;[.K495];&quot;, &quot;;[.L495];&quot;, &quot;;[.M495];&quot;);&quot;)" office:value-type="string" office:string-value="insert into contrat_loc (date_contrat, date_debut, date_fin, caution, id_contrat_loc_client, id_contrat_loc_agence, id_contrat_loc_vehicule, id_contrat_loc_accessoire, id_contrat_loc_penalite) values ('2017/11/28', '2017/11/28', '2017/12/02', '1500.00', 89, 220, 5, 7, 1);" calcext:value-type="string">
            <text:p>insert into contrat_loc (date_contrat, date_debut, date_fin, caution, id_contrat_loc_client, id_contrat_loc_agence, id_contrat_loc_vehicule, id_contrat_loc_accessoire, id_contrat_loc_penalite) values ('2017/11/28', '2017/11/28', '2017/12/02', '1500.00', 89, 220, 5, 7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95" calcext:value-type="float">
            <text:p>495</text:p>
          </table:table-cell>
          <table:table-cell table:style-name="ce4" office:value-type="date" office:date-value="2017-11-28" calcext:value-type="date">
            <text:p>2017-11-28</text:p>
          </table:table-cell>
          <table:table-cell table:style-name="ce5" table:formula="of:=TEXT([.B496];&quot;aaaa/mm/jj&quot;)" office:value-type="string" office:string-value="2017/11/28" calcext:value-type="string">
            <text:p>2017/11/28</text:p>
          </table:table-cell>
          <table:table-cell table:style-name="ce4" office:value-type="date" office:date-value="2017-11-28" calcext:value-type="date">
            <text:p>2017-11-28</text:p>
          </table:table-cell>
          <table:table-cell table:style-name="ce5" table:formula="of:=TEXT([.D496];&quot;aaaa/mm/jj&quot;)" office:value-type="string" office:string-value="2017/11/28" calcext:value-type="string">
            <text:p>2017/11/28</text:p>
          </table:table-cell>
          <table:table-cell table:style-name="ce4" table:formula="of:=[.D496]+[.N496]" office:value-type="date" office:date-value="2017-12-05" calcext:value-type="date">
            <text:p>2017-12-05</text:p>
          </table:table-cell>
          <table:table-cell table:style-name="ce5" table:formula="of:=TEXT([.F496];&quot;aaaa/mm/jj&quot;)" office:value-type="string" office:string-value="2017/12/05" calcext:value-type="string">
            <text:p>2017/12/05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29" calcext:value-type="float">
            <text:p>129</text:p>
          </table:table-cell>
          <table:table-cell table:style-name="ce7" table:formula="of:=RANDBETWEEN(201;250)" office:value-type="float" office:value="233" calcext:value-type="float">
            <text:p>233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96];&quot;', '&quot;;[.E496];&quot;', '&quot;;[.G496];&quot;', '&quot;;[.H496];&quot;', &quot;;[.I496];&quot;, &quot;;[.J496];&quot;, &quot;;[.K496];&quot;, &quot;;[.L496];&quot;, &quot;;[.M496];&quot;);&quot;)" office:value-type="string" office:string-value="insert into contrat_loc (date_contrat, date_debut, date_fin, caution, id_contrat_loc_client, id_contrat_loc_agence, id_contrat_loc_vehicule, id_contrat_loc_accessoire, id_contrat_loc_penalite) values ('2017/11/28', '2017/11/28', '2017/12/05', '1500.00', 129, 233, 5, 1, 1);" calcext:value-type="string">
            <text:p>insert into contrat_loc (date_contrat, date_debut, date_fin, caution, id_contrat_loc_client, id_contrat_loc_agence, id_contrat_loc_vehicule, id_contrat_loc_accessoire, id_contrat_loc_penalite) values ('2017/11/28', '2017/11/28', '2017/12/05', '1500.00', 129, 233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96" calcext:value-type="float">
            <text:p>496</text:p>
          </table:table-cell>
          <table:table-cell table:style-name="ce4" office:value-type="date" office:date-value="2017-11-28" calcext:value-type="date">
            <text:p>2017-11-28</text:p>
          </table:table-cell>
          <table:table-cell table:style-name="ce5" table:formula="of:=TEXT([.B497];&quot;aaaa/mm/jj&quot;)" office:value-type="string" office:string-value="2017/11/28" calcext:value-type="string">
            <text:p>2017/11/28</text:p>
          </table:table-cell>
          <table:table-cell table:style-name="ce4" office:value-type="date" office:date-value="2017-11-28" calcext:value-type="date">
            <text:p>2017-11-28</text:p>
          </table:table-cell>
          <table:table-cell table:style-name="ce5" table:formula="of:=TEXT([.D497];&quot;aaaa/mm/jj&quot;)" office:value-type="string" office:string-value="2017/11/28" calcext:value-type="string">
            <text:p>2017/11/28</text:p>
          </table:table-cell>
          <table:table-cell table:style-name="ce4" table:formula="of:=[.D497]+[.N497]" office:value-type="date" office:date-value="2017-12-13" calcext:value-type="date">
            <text:p>2017-12-13</text:p>
          </table:table-cell>
          <table:table-cell table:style-name="ce5" table:formula="of:=TEXT([.F497];&quot;aaaa/mm/jj&quot;)" office:value-type="string" office:string-value="2017/12/13" calcext:value-type="string">
            <text:p>2017/12/1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09" calcext:value-type="float">
            <text:p>109</text:p>
          </table:table-cell>
          <table:table-cell table:style-name="ce7" table:formula="of:=RANDBETWEEN(201;250)" office:value-type="float" office:value="249" calcext:value-type="float">
            <text:p>249</text:p>
          </table:table-cell>
          <table:table-cell table:style-name="ce7" table:formula="of:=RANDBETWEEN(1;5)" office:value-type="float" office:value="5" calcext:value-type="float">
            <text:p>5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97];&quot;', '&quot;;[.E497];&quot;', '&quot;;[.G497];&quot;', '&quot;;[.H497];&quot;', &quot;;[.I497];&quot;, &quot;;[.J497];&quot;, &quot;;[.K497];&quot;, &quot;;[.L497];&quot;, &quot;;[.M497];&quot;);&quot;)" office:value-type="string" office:string-value="insert into contrat_loc (date_contrat, date_debut, date_fin, caution, id_contrat_loc_client, id_contrat_loc_agence, id_contrat_loc_vehicule, id_contrat_loc_accessoire, id_contrat_loc_penalite) values ('2017/11/28', '2017/11/28', '2017/12/13', '1500.00', 109, 249, 5, 1, 1);" calcext:value-type="string">
            <text:p>insert into contrat_loc (date_contrat, date_debut, date_fin, caution, id_contrat_loc_client, id_contrat_loc_agence, id_contrat_loc_vehicule, id_contrat_loc_accessoire, id_contrat_loc_penalite) values ('2017/11/28', '2017/11/28', '2017/12/13', '1500.00', 109, 249, 5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97" calcext:value-type="float">
            <text:p>497</text:p>
          </table:table-cell>
          <table:table-cell table:style-name="ce4" office:value-type="date" office:date-value="2017-11-29" calcext:value-type="date">
            <text:p>2017-11-29</text:p>
          </table:table-cell>
          <table:table-cell table:style-name="ce5" table:formula="of:=TEXT([.B498];&quot;aaaa/mm/jj&quot;)" office:value-type="string" office:string-value="2017/11/29" calcext:value-type="string">
            <text:p>2017/11/29</text:p>
          </table:table-cell>
          <table:table-cell table:style-name="ce4" office:value-type="date" office:date-value="2017-11-29" calcext:value-type="date">
            <text:p>2017-11-29</text:p>
          </table:table-cell>
          <table:table-cell table:style-name="ce5" table:formula="of:=TEXT([.D498];&quot;aaaa/mm/jj&quot;)" office:value-type="string" office:string-value="2017/11/29" calcext:value-type="string">
            <text:p>2017/11/29</text:p>
          </table:table-cell>
          <table:table-cell table:style-name="ce4" table:formula="of:=[.D498]+[.N498]" office:value-type="date" office:date-value="2017-12-09" calcext:value-type="date">
            <text:p>2017-12-09</text:p>
          </table:table-cell>
          <table:table-cell table:style-name="ce5" table:formula="of:=TEXT([.F498];&quot;aaaa/mm/jj&quot;)" office:value-type="string" office:string-value="2017/12/09" calcext:value-type="string">
            <text:p>2017/12/09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49" calcext:value-type="float">
            <text:p>149</text:p>
          </table:table-cell>
          <table:table-cell table:style-name="ce7" table:formula="of:=RANDBETWEEN(51;100)" office:value-type="float" office:value="94" calcext:value-type="float">
            <text:p>94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2;7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98];&quot;', '&quot;;[.E498];&quot;', '&quot;;[.G498];&quot;', '&quot;;[.H498];&quot;', &quot;;[.I498];&quot;, &quot;;[.J498];&quot;, &quot;;[.K498];&quot;, &quot;;[.L498];&quot;, &quot;;[.M498];&quot;);&quot;)" office:value-type="string" office:string-value="insert into contrat_loc (date_contrat, date_debut, date_fin, caution, id_contrat_loc_client, id_contrat_loc_agence, id_contrat_loc_vehicule, id_contrat_loc_accessoire, id_contrat_loc_penalite) values ('2017/11/29', '2017/11/29', '2017/12/09', '1500.00', 149, 94, 2, 6, 1);" calcext:value-type="string">
            <text:p>insert into contrat_loc (date_contrat, date_debut, date_fin, caution, id_contrat_loc_client, id_contrat_loc_agence, id_contrat_loc_vehicule, id_contrat_loc_accessoire, id_contrat_loc_penalite) values ('2017/11/29', '2017/11/29', '2017/12/09', '1500.00', 149, 94, 2, 6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98" calcext:value-type="float">
            <text:p>498</text:p>
          </table:table-cell>
          <table:table-cell table:style-name="ce4" office:value-type="date" office:date-value="2017-11-29" calcext:value-type="date">
            <text:p>2017-11-29</text:p>
          </table:table-cell>
          <table:table-cell table:style-name="ce5" table:formula="of:=TEXT([.B499];&quot;aaaa/mm/jj&quot;)" office:value-type="string" office:string-value="2017/11/29" calcext:value-type="string">
            <text:p>2017/11/29</text:p>
          </table:table-cell>
          <table:table-cell table:style-name="ce4" office:value-type="date" office:date-value="2017-11-29" calcext:value-type="date">
            <text:p>2017-11-29</text:p>
          </table:table-cell>
          <table:table-cell table:style-name="ce5" table:formula="of:=TEXT([.D499];&quot;aaaa/mm/jj&quot;)" office:value-type="string" office:string-value="2017/11/29" calcext:value-type="string">
            <text:p>2017/11/29</text:p>
          </table:table-cell>
          <table:table-cell table:style-name="ce4" table:formula="of:=[.D499]+[.N499]" office:value-type="date" office:date-value="2017-12-07" calcext:value-type="date">
            <text:p>2017-12-07</text:p>
          </table:table-cell>
          <table:table-cell table:style-name="ce5" table:formula="of:=TEXT([.F499];&quot;aaaa/mm/jj&quot;)" office:value-type="string" office:string-value="2017/12/07" calcext:value-type="string">
            <text:p>2017/12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215" calcext:value-type="float">
            <text:p>215</text:p>
          </table:table-cell>
          <table:table-cell table:style-name="ce7" table:formula="of:=RANDBETWEEN(51;100)" office:value-type="float" office:value="87" calcext:value-type="float">
            <text:p>87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499];&quot;', '&quot;;[.E499];&quot;', '&quot;;[.G499];&quot;', '&quot;;[.H499];&quot;', &quot;;[.I499];&quot;, &quot;;[.J499];&quot;, &quot;;[.K499];&quot;, &quot;;[.L499];&quot;, &quot;;[.M499];&quot;);&quot;)" office:value-type="string" office:string-value="insert into contrat_loc (date_contrat, date_debut, date_fin, caution, id_contrat_loc_client, id_contrat_loc_agence, id_contrat_loc_vehicule, id_contrat_loc_accessoire, id_contrat_loc_penalite) values ('2017/11/29', '2017/11/29', '2017/12/07', '1500.00', 215, 87, 2, 1, 1);" calcext:value-type="string">
            <text:p>insert into contrat_loc (date_contrat, date_debut, date_fin, caution, id_contrat_loc_client, id_contrat_loc_agence, id_contrat_loc_vehicule, id_contrat_loc_accessoire, id_contrat_loc_penalite) values ('2017/11/29', '2017/11/29', '2017/12/07', '1500.00', 215, 87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499" calcext:value-type="float">
            <text:p>499</text:p>
          </table:table-cell>
          <table:table-cell table:style-name="ce4" office:value-type="date" office:date-value="2017-11-30" calcext:value-type="date">
            <text:p>2017-11-30</text:p>
          </table:table-cell>
          <table:table-cell table:style-name="ce5" table:formula="of:=TEXT([.B500];&quot;aaaa/mm/jj&quot;)" office:value-type="string" office:string-value="2017/11/30" calcext:value-type="string">
            <text:p>2017/11/30</text:p>
          </table:table-cell>
          <table:table-cell table:style-name="ce4" office:value-type="date" office:date-value="2017-11-30" calcext:value-type="date">
            <text:p>2017-11-30</text:p>
          </table:table-cell>
          <table:table-cell table:style-name="ce5" table:formula="of:=TEXT([.D500];&quot;aaaa/mm/jj&quot;)" office:value-type="string" office:string-value="2017/11/30" calcext:value-type="string">
            <text:p>2017/11/30</text:p>
          </table:table-cell>
          <table:table-cell table:style-name="ce4" table:formula="of:=[.D500]+[.N500]" office:value-type="date" office:date-value="2017-12-03" calcext:value-type="date">
            <text:p>2017-12-03</text:p>
          </table:table-cell>
          <table:table-cell table:style-name="ce5" table:formula="of:=TEXT([.F500];&quot;aaaa/mm/jj&quot;)" office:value-type="string" office:string-value="2017/12/03" calcext:value-type="string">
            <text:p>2017/12/03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177" calcext:value-type="float">
            <text:p>177</text:p>
          </table:table-cell>
          <table:table-cell table:style-name="ce7" table:formula="of:=RANDBETWEEN(51;100)" office:value-type="float" office:value="53" calcext:value-type="float">
            <text:p>53</text:p>
          </table:table-cell>
          <table:table-cell table:style-name="ce7" table:formula="of:=RANDBETWEEN(1;5)" office:value-type="float" office:value="2" calcext:value-type="float">
            <text:p>2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formula="of:=RANDBETWEEN(1;15)" office:value-type="float" office:value="4" calcext:value-type="float">
            <text:p>4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500];&quot;', '&quot;;[.E500];&quot;', '&quot;;[.G500];&quot;', '&quot;;[.H500];&quot;', &quot;;[.I500];&quot;, &quot;;[.J500];&quot;, &quot;;[.K500];&quot;, &quot;;[.L500];&quot;, &quot;;[.M500];&quot;);&quot;)" office:value-type="string" office:string-value="insert into contrat_loc (date_contrat, date_debut, date_fin, caution, id_contrat_loc_client, id_contrat_loc_agence, id_contrat_loc_vehicule, id_contrat_loc_accessoire, id_contrat_loc_penalite) values ('2017/11/30', '2017/11/30', '2017/12/03', '1500.00', 177, 53, 2, 1, 1);" calcext:value-type="string">
            <text:p>insert into contrat_loc (date_contrat, date_debut, date_fin, caution, id_contrat_loc_client, id_contrat_loc_agence, id_contrat_loc_vehicule, id_contrat_loc_accessoire, id_contrat_loc_penalite) values ('2017/11/30', '2017/11/30', '2017/12/03', '1500.00', 177, 53, 2, 1, 1);</text:p>
          </table:table-cell>
          <table:table-cell table:number-columns-repeated="1009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4" office:value-type="date" office:date-value="2017-11-30" calcext:value-type="date">
            <text:p>2017-11-30</text:p>
          </table:table-cell>
          <table:table-cell table:style-name="ce5" table:formula="of:=TEXT([.B501];&quot;aaaa/mm/jj&quot;)" office:value-type="string" office:string-value="2017/11/30" calcext:value-type="string">
            <text:p>2017/11/30</text:p>
          </table:table-cell>
          <table:table-cell table:style-name="ce4" office:value-type="date" office:date-value="2017-11-30" calcext:value-type="date">
            <text:p>2017-11-30</text:p>
          </table:table-cell>
          <table:table-cell table:style-name="ce5" table:formula="of:=TEXT([.D501];&quot;aaaa/mm/jj&quot;)" office:value-type="string" office:string-value="2017/11/30" calcext:value-type="string">
            <text:p>2017/11/30</text:p>
          </table:table-cell>
          <table:table-cell table:style-name="ce4" table:formula="of:=[.D501]+[.N501]" office:value-type="date" office:date-value="2017-12-07" calcext:value-type="date">
            <text:p>2017-12-07</text:p>
          </table:table-cell>
          <table:table-cell table:style-name="ce5" table:formula="of:=TEXT([.F501];&quot;aaaa/mm/jj&quot;)" office:value-type="string" office:string-value="2017/12/07" calcext:value-type="string">
            <text:p>2017/12/07</text:p>
          </table:table-cell>
          <table:table-cell table:style-name="ce6" office:value-type="string" calcext:value-type="string">
            <text:p>1500.00</text:p>
          </table:table-cell>
          <table:table-cell table:style-name="ce7" table:formula="of:=RANDBETWEEN(1;250)" office:value-type="float" office:value="90" calcext:value-type="float">
            <text:p>90</text:p>
          </table:table-cell>
          <table:table-cell table:style-name="ce7" table:formula="of:=RANDBETWEEN(151;200)" office:value-type="float" office:value="156" calcext:value-type="float">
            <text:p>156</text:p>
          </table:table-cell>
          <table:table-cell table:style-name="ce7" table:formula="of:=RANDBETWEEN(1;5)" office:value-type="float" office:value="4" calcext:value-type="float">
            <text:p>4</text:p>
          </table:table-cell>
          <table:table-cell table:style-name="ce7" table:formula="of:=RANDBETWEEN(0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  <table:table-cell table:style-name="ce8" table:formula="of:=CONCATENATE(&quot;insert into contrat_loc (date_contrat, date_debut, date_fin, caution, id_contrat_loc_client, id_contrat_loc_agence, id_contrat_loc_vehicule, id_contrat_loc_accessoire, id_contrat_loc_penalite) values ('&quot;;[.C501];&quot;', '&quot;;[.E501];&quot;', '&quot;;[.G501];&quot;', '&quot;;[.H501];&quot;', &quot;;[.I501];&quot;, &quot;;[.J501];&quot;, &quot;;[.K501];&quot;, &quot;;[.L501];&quot;, &quot;;[.M501];&quot;);&quot;)" office:value-type="string" office:string-value="insert into contrat_loc (date_contrat, date_debut, date_fin, caution, id_contrat_loc_client, id_contrat_loc_agence, id_contrat_loc_vehicule, id_contrat_loc_accessoire, id_contrat_loc_penalite) values ('2017/11/30', '2017/11/30', '2017/12/07', '1500.00', 90, 156, 4, 1, 1);" calcext:value-type="string">
            <text:p>insert into contrat_loc (date_contrat, date_debut, date_fin, caution, id_contrat_loc_client, id_contrat_loc_agence, id_contrat_loc_vehicule, id_contrat_loc_accessoire, id_contrat_loc_penalite) values ('2017/11/30', '2017/11/30', '2017/12/07', '1500.00', 90, 156, 4, 1, 1);</text:p>
          </table:table-cell>
          <table:table-cell table:number-columns-repeated="1009"/>
        </table:table-row>
        <table:table-row table:style-name="ro2" table:number-rows-repeated="10480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M50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7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09:34:13.255000000</meta:creation-date>
    <dc:date>2017-11-14T12:03:10.598000000</dc:date>
    <meta:editing-duration>PT17M29S</meta:editing-duration>
    <meta:editing-cycles>2</meta:editing-cycles>
    <meta:generator>LibreOffice/5.4.3.2$Windows_x86 LibreOffice_project/92a7159f7e4af62137622921e809f8546db437e5</meta:generator>
    <meta:document-statistic meta:table-count="1" meta:cell-count="7510" meta:object-count="0"/>
  </office:meta>
</office:document-meta>
</file>